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ettings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Replacements/Object 8" manifest:media-type=""/>
  <manifest:file-entry manifest:full-path="styles.xml" manifest:media-type="text/xml"/>
  <manifest:file-entry manifest:full-path="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Pictures/10000201000002B20000000AEA286D618246EE54.png" manifest:media-type="image/png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4319in"/>
    </style:style>
    <style:style style:name="co2" style:family="table-column">
      <style:table-column-properties fo:break-before="auto" style:column-width="0.5862in"/>
    </style:style>
    <style:style style:name="co3" style:family="table-column">
      <style:table-column-properties fo:break-before="auto" style:column-width="1.9291in"/>
    </style:style>
    <style:style style:name="co4" style:family="table-column">
      <style:table-column-properties fo:break-before="auto" style:column-width="1.1319in"/>
    </style:style>
    <style:style style:name="co5" style:family="table-column">
      <style:table-column-properties fo:break-before="auto" style:column-width="1.6591in"/>
    </style:style>
    <style:style style:name="co6" style:family="table-column">
      <style:table-column-properties fo:break-before="auto" style:column-width="0.9571in"/>
    </style:style>
    <style:style style:name="co7" style:family="table-column">
      <style:table-column-properties fo:break-before="auto" style:column-width="0.8874in"/>
    </style:style>
    <style:style style:name="co8" style:family="table-column">
      <style:table-column-properties fo:break-before="auto" style:column-width="1.8264in"/>
    </style:style>
    <style:style style:name="co9" style:family="table-column">
      <style:table-column-properties fo:break-before="auto" style:column-width="1.3681in"/>
    </style:style>
    <style:style style:name="co10" style:family="table-column">
      <style:table-column-properties fo:break-before="auto" style:column-width="1.2244in"/>
    </style:style>
    <style:style style:name="co11" style:family="table-column">
      <style:table-column-properties fo:break-before="auto" style:column-width="1.4299in"/>
    </style:style>
    <style:style style:name="co12" style:family="table-column">
      <style:table-column-properties fo:break-before="auto" style:column-width="0.9161in"/>
    </style:style>
    <style:style style:name="co13" style:family="table-column">
      <style:table-column-properties fo:break-before="auto" style:column-width="0.8972in"/>
    </style:style>
    <style:style style:name="co14" style:family="table-column">
      <style:table-column-properties fo:break-before="auto" style:column-width="1.348in"/>
    </style:style>
    <style:style style:name="co15" style:family="table-column">
      <style:table-column-properties fo:break-before="auto" style:column-width="1.3583in"/>
    </style:style>
    <style:style style:name="co16" style:family="table-column">
      <style:table-column-properties fo:break-before="auto" style:column-width="1.9425in"/>
    </style:style>
    <style:style style:name="co17" style:family="table-column">
      <style:table-column-properties fo:break-before="auto" style:column-width="1.3272in"/>
    </style:style>
    <style:style style:name="co18" style:family="table-column">
      <style:table-column-properties fo:break-before="auto" style:column-width="1.402in"/>
    </style:style>
    <style:style style:name="co19" style:family="table-column">
      <style:table-column-properties fo:break-before="auto" style:column-width="1.7492in"/>
    </style:style>
    <style:style style:name="co2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1.0307in" fo:break-before="auto" style:use-optimal-row-height="false"/>
    </style:style>
    <style:style style:name="ro3" style:family="table-row">
      <style:table-row-properties style:row-height="0.4098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57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65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transparent" fo:border="0.06pt solid #000000"/>
      <style:text-properties fo:color="#000000"/>
    </style:style>
    <style:style style:name="ce7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f7d1d5" style:text-align-source="fix" style:repeat-content="false" fo:border="none" style:vertical-align="middle"/>
      <style:paragraph-properties fo:text-align="center"/>
    </style:style>
    <style:style style:name="ce12" style:family="table-cell" style:parent-style-name="Default">
      <style:table-cell-properties fo:background-color="#ffe994" style:text-align-source="fix" style:repeat-content="false" fo:border="none" style:vertical-align="middle"/>
      <style:paragraph-properties fo:text-align="center"/>
    </style:style>
    <style:style style:name="ce13" style:family="table-cell" style:parent-style-name="Default">
      <style:table-cell-properties fo:background-color="transparent" fo:border="none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000000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27" style:family="table-cell" style:parent-style-name="Default">
      <style:table-cell-properties fo:border-bottom="0.74pt solid #000000" style:text-align-source="fix" style:repeat-content="false" fo:background-color="transparent" fo:border-left="0.06pt solid #000000" fo:border-right="0.74pt solid #000000" fo:border-top="0.06pt solid #000000" style:vertical-align="middle"/>
      <style:paragraph-properties fo:text-align="start" fo:margin-left="0in"/>
      <style:text-properties fo:color="#000000"/>
    </style:style>
    <style:style style:name="ce28" style:family="table-cell" style:parent-style-name="Default">
      <style:table-cell-properties fo:border-bottom="0.74pt solid #000000" style:text-align-source="fix" style:repeat-content="false" fo:border-left="0.06pt solid #000000" fo:border-right="0.74pt solid #000000" fo:border-top="0.74pt solid #000000" style:vertical-align="middle"/>
      <style:paragraph-properties fo:text-align="start" fo:margin-left="0in"/>
    </style:style>
    <style:style style:name="ce33" style:family="table-cell" style:parent-style-name="Default">
      <style:table-cell-properties fo:border-bottom="0.06pt solid #000000" style:text-align-source="fix" style:repeat-content="false" fo:border-left="0.06pt solid #000000" fo:border-right="0.74pt solid #000000" fo:border-top="0.74pt solid #000000" style:vertical-align="middle"/>
      <style:paragraph-properties fo:text-align="start" fo:margin-left="0in"/>
    </style:style>
    <style:style style:name="ce7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transparent" fo:border="none"/>
    </style:style>
    <style:style style:name="ce29" style:family="table-cell" style:parent-style-name="Default" style:data-style-name="N11">
      <style:table-cell-properties fo:background-color="transparent" fo:border="none"/>
    </style:style>
    <style:style style:name="ce30" style:family="table-cell" style:parent-style-name="Default" style:data-style-name="N11">
      <style:table-cell-properties fo:background-color="transparent" fo:border="none"/>
    </style:style>
    <style:style style:name="ce31" style:family="table-cell" style:parent-style-name="Default" style:data-style-name="N11">
      <style:table-cell-properties fo:background-color="transparent" fo:border="none"/>
    </style:style>
    <style:style style:name="ce41" style:family="table-cell" style:parent-style-name="Default">
      <style:text-properties fo:font-size="15pt" style:font-size-asian="15pt" style:font-size-complex="15pt"/>
    </style:style>
    <style:style style:name="ce40" style:family="table-cell" style:parent-style-name="Default" style:data-style-name="N11"/>
    <style:style style:name="ce43" style:family="table-cell" style:parent-style-name="Default" style:data-style-name="N11">
      <style:table-cell-properties fo:border="0.74pt solid #000000"/>
    </style:style>
    <style:style style:name="ce48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</style:style>
    <style:style style:name="ce36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37" style:family="table-cell" style:parent-style-name="Default" style:data-style-name="N122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4" style:family="table-cell" style:parent-style-name="Default">
      <style:table-cell-properties fo:background-color="transparent"/>
    </style:style>
    <style:style style:name="ce8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transparent" fo:border="0.06pt solid #000000"/>
    </style:style>
    <style:style style:name="ce10" style:family="table-cell" style:parent-style-name="Default">
      <style:table-cell-properties fo:background-color="transparent" fo:border="none"/>
    </style:style>
    <style:style style:name="ce59" style:family="table-cell" style:parent-style-name="Default" style:data-style-name="N11">
      <style:table-cell-properties fo:background-color="transparent" fo:border="none"/>
    </style:style>
    <style:style style:name="ce32" style:family="table-cell" style:parent-style-name="Default" style:data-style-name="N11">
      <style:table-cell-properties fo:background-color="transparent" fo:border="none"/>
    </style:style>
    <style:style style:name="ce56" style:family="table-cell" style:parent-style-name="Default" style:data-style-name="N11">
      <style:table-cell-properties fo:background-color="transparent" fo:border="none"/>
    </style:style>
    <style:style style:name="ce35" style:family="table-cell" style:parent-style-name="Default" style:data-style-name="N11">
      <style:table-cell-properties fo:background-color="transparent" fo:border="none"/>
    </style:style>
    <style:style style:name="ce63" style:family="table-cell" style:parent-style-name="Default">
      <style:table-cell-properties fo:background-color="transparent" fo:border="none"/>
    </style:style>
    <style:style style:name="ce52" style:family="table-cell" style:parent-style-name="Default" style:data-style-name="N11">
      <style:table-cell-properties fo:background-color="transparent" fo:border="none"/>
    </style:style>
    <style:style style:name="ce53" style:family="table-cell" style:parent-style-name="Default" style:data-style-name="N11">
      <style:table-cell-properties fo:background-color="transparent" fo:border="none"/>
    </style:style>
    <style:style style:name="ce67" style:family="table-cell" style:parent-style-name="Default" style:data-style-name="N11">
      <style:table-cell-properties fo:background-color="transparent" fo:border="none"/>
    </style:style>
    <style:style style:name="ce68" style:family="table-cell" style:parent-style-name="Default" style:data-style-name="N11">
      <style:table-cell-properties fo:background-color="transparent"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3205in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4358in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2472in"/>
      <style:paragraph-properties style:writing-mode="lr-tb"/>
    </style:style>
    <style:style style:name="gr5" style:family="graphic">
      <style:graphic-properties draw:stroke="none" draw:fill="none" draw:textarea-horizontal-align="center" draw:textarea-vertical-align="middle" draw:ole-draw-aspect="1" style:protect="size"/>
    </style:style>
    <style:style style:name="gr6" style:family="graphic">
      <style:graphic-properties draw:stroke="none" svg:stroke-color="#000000" draw:fill="none" draw:fill-color="#ffffff" fo:min-height="0.2157in"/>
      <style:paragraph-properties style:writing-mode="lr-tb"/>
    </style:style>
    <style:style style:name="gr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8" style:family="graphic">
      <style:graphic-properties draw:stroke="none" svg:stroke-color="#000000" draw:fill="none" draw:fill-color="#ffffff" fo:min-height="0.45in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4311in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4" style:family="paragraph">
      <loext:graphic-properties draw:fill="none" draw:fill-color="#ffffff"/>
      <style:paragraph-properties style:writing-mode="lr-tb"/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5" style:family="paragraph">
      <loext:graphic-properties draw:fill="none" draw:fill-color="#ffffff"/>
      <style:paragraph-properties style:writing-mode="lr-tb"/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5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19.163in" svg:height="10.1598in" svg:x="3.0724in" svg:y="21.6917in">
            <draw:object draw:notify-on-update-of-ranges="RESULTS.C28:RESULTS.C93 RESULTS.E27:RESULTS.E27 RESULTS.E28:RESULTS.E93 RESULTS.F27:RESULTS.F27 RESULTS.F28:RESULTS.F9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2" svg:width="0.4358in" svg:height="0.3205in" draw:transform="rotate (1.5707963267949) translate (3.52125984251968in 25.6192913385827in)">
            <draw:text-box>
              <text:p><text:span text:style-name="T1">opt</text:span></text:p>
            </draw:text-box>
          </draw:frame>
          <draw:frame draw:z-index="2" draw:style-name="gr3" draw:text-style-name="P2" svg:width="0.4358in" svg:height="0.4358in" draw:transform="rotate (1.5707963267949) translate (3.52165354330709in 24.8763779527559in)">
            <draw:text-box>
              <text:p><text:span text:style-name="T1">h</text:span></text:p>
            </draw:text-box>
          </draw:frame>
          <draw:frame draw:z-index="3" draw:style-name="gr4" draw:text-style-name="P2" svg:width="0.4358in" svg:height="0.2472in" draw:transform="rotate (1.5707963267949) translate (3.2992125984252in 25.596062992126in)">
            <draw:text-box>
              <text:p><text:span text:style-name="T1">14</text:span></text:p>
            </draw:text-box>
          </draw:frame>
          <draw:frame draw:z-index="4" draw:style-name="gr4" draw:text-style-name="P2" svg:width="0.4358in" svg:height="0.2472in" draw:transform="rotate (1.5707963267949) translate (3.31377952755905in 24.8437007874016in)">
            <draw:text-box>
              <text:p><text:span text:style-name="T1">8</text:span></text:p>
            </draw:text-box>
          </draw:frame>
          <draw:frame draw:z-index="5" draw:style-name="gr5" draw:text-style-name="P1" svg:width="0.0787in" svg:height="0.1846in" svg:x="2.9469in" svg:y="25.9913in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6" draw:style-name="gr2" draw:text-style-name="P3" svg:width="0.4358in" svg:height="0.3205in" svg:x="12.8685in" svg:y="22.8551in">
            <draw:text-box>
              <text:p><text:span text:style-name="T2">opt</text:span></text:p>
            </draw:text-box>
          </draw:frame>
          <draw:frame draw:z-index="7" draw:style-name="gr2" draw:text-style-name="P3" svg:width="0.4358in" svg:height="0.3205in" svg:x="12.8606in" svg:y="22.5591in">
            <draw:text-box>
              <text:p><text:span text:style-name="T2">14</text:span></text:p>
            </draw:text-box>
          </draw:frame>
          <draw:frame draw:z-index="8" draw:style-name="gr2" draw:text-style-name="P3" svg:width="0.2059in" svg:height="0.3205in" svg:x="13.9969in" svg:y="22.848in">
            <draw:text-box>
              <text:p><text:span text:style-name="T2">h</text:span></text:p>
            </draw:text-box>
          </draw:frame>
          <draw:frame draw:z-index="9" draw:style-name="gr6" draw:text-style-name="P3" svg:width="0.4358in" svg:height="0.2157in" svg:x="13.9965in" svg:y="22.5827in">
            <draw:text-box draw:corner-radius="0.0106in">
              <text:p><text:span text:style-name="T2">8</text:span></text:p>
            </draw:text-box>
          </draw:frame>
          <draw:frame draw:z-index="10" draw:style-name="gr1" draw:text-style-name="P1" svg:width="8.0106in" svg:height="6.3945in" svg:x="7.326in" svg:y="8.235in">
            <draw:object draw:notify-on-update-of-ranges="RESULTS.C28:RESULTS.C33 RESULTS.E27:RESULTS.E27 RESULTS.E28:RESULTS.E33 RESULTS.F27:RESULTS.F27 RESULTS.F28:RESULTS.F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1" draw:style-name="gr4" draw:text-style-name="P2" svg:width="0.4358in" svg:height="0.2472in" draw:transform="rotate (1.5707963267949) translate (7.5492125984252in 11.040157480315in)">
            <draw:text-box>
              <text:p><text:span text:style-name="T1">14</text:span></text:p>
            </draw:text-box>
          </draw:frame>
          <draw:frame draw:z-index="12" draw:style-name="gr4" draw:text-style-name="P2" svg:width="0.4358in" svg:height="0.2472in" draw:transform="rotate (1.5707963267949) translate (7.55748031496063in 10.2570866141732in)">
            <draw:text-box>
              <text:p><text:span text:style-name="T1">8</text:span></text:p>
            </draw:text-box>
          </draw:frame>
          <draw:frame draw:z-index="13" draw:style-name="gr4" draw:text-style-name="P2" svg:width="0.4358in" svg:height="0.2472in" draw:transform="rotate (1.5707963267949) translate (7.83740157480315in 11.040157480315in)">
            <draw:text-box>
              <text:p><text:span text:style-name="T1">opt</text:span></text:p>
            </draw:text-box>
          </draw:frame>
          <draw:frame draw:z-index="14" draw:style-name="gr4" draw:text-style-name="P2" svg:width="0.2441in" svg:height="0.2472in" draw:transform="rotate (1.5707963267949) translate (7.83740157480315in 10.2700787401575in)">
            <draw:text-box>
              <text:p><text:span text:style-name="T1">h</text:span></text:p>
            </draw:text-box>
          </draw:frame>
          <draw:frame draw:z-index="15" draw:style-name="gr6" draw:text-style-name="P3" svg:width="0.2555in" svg:height="0.2157in" svg:x="11.4142in" svg:y="8.9264in">
            <draw:text-box>
              <text:p><text:span text:style-name="T2">14</text:span></text:p>
            </draw:text-box>
          </draw:frame>
          <draw:frame draw:z-index="16" draw:style-name="gr6" draw:text-style-name="P3" svg:width="0.2555in" svg:height="0.2157in" svg:x="12.2224in" svg:y="8.9465in">
            <draw:text-box>
              <text:p><text:span text:style-name="T2">8</text:span></text:p>
            </draw:text-box>
          </draw:frame>
          <draw:frame draw:z-index="17" draw:style-name="gr6" draw:text-style-name="P3" svg:width="0.2555in" svg:height="0.2157in" svg:x="11.4075in" svg:y="9.1531in">
            <draw:text-box>
              <text:p><text:span text:style-name="T2">opt</text:span></text:p>
            </draw:text-box>
          </draw:frame>
          <draw:frame draw:z-index="18" draw:style-name="gr6" draw:text-style-name="P3" svg:width="0.2555in" svg:height="0.2157in" svg:x="12.222in" svg:y="9.161in">
            <draw:text-box>
              <text:p><text:span text:style-name="T2">h</text:span></text:p>
            </draw:text-box>
          </draw:frame>
          <draw:frame draw:z-index="19" draw:name="Image 3" draw:style-name="gr7" draw:text-style-name="P1" svg:width="10.9189in" svg:height="0.5169in" svg:x="6.337in" svg:y="29.7465in">
            <draw:image xlink:href="Pictures/10000201000002B20000000AEA286D618246EE54.png" xlink:type="simple" xlink:show="embed" xlink:actuate="onLoad" loext:mime-type="image/png">
              <text:p/>
            </draw:image>
          </draw:frame>
          <draw:frame draw:z-index="20" draw:name="Image 3_0" draw:style-name="gr7" draw:text-style-name="P1" svg:width="4.6327in" svg:height="0.4508in" svg:x="17.2484in" svg:y="29.7811in">
            <draw:image xlink:href="Pictures/10000201000002B20000000AEA286D618246EE54.png" xlink:type="simple" xlink:show="embed" xlink:actuate="onLoad" loext:mime-type="image/png">
              <text:p/>
            </draw:image>
          </draw:frame>
          <draw:frame draw:z-index="21" draw:name="Image 3_1" draw:style-name="gr7" draw:text-style-name="P1" svg:width="1.4925in" svg:height="0.3799in" svg:x="4.8102in" svg:y="29.8354in">
            <draw:image xlink:href="Pictures/10000201000002B20000000AEA286D618246EE54.png" xlink:type="simple" xlink:show="embed" xlink:actuate="onLoad" loext:mime-type="image/png">
              <text:p/>
            </draw:image>
          </draw:frame>
          <draw:frame draw:z-index="22" draw:style-name="gr8" draw:text-style-name="P4" svg:width="1.5969in" svg:height="0.45in" svg:x="4.9087in" svg:y="29.6898in">
            <draw:text-box>
              <text:p><text:span text:style-name="T3">Ordinal</text:span></text:p>
            </draw:text-box>
          </draw:frame>
          <draw:frame draw:z-index="23" draw:style-name="gr9" draw:text-style-name="P4" svg:width="3.7728in" svg:height="0.4311in" svg:x="11.1839in" svg:y="29.6811in">
            <draw:text-box>
              <text:p><text:span text:style-name="T3">Path </text:span></text:p>
            </draw:text-box>
          </draw:frame>
          <draw:frame draw:z-index="24" draw:style-name="gr9" draw:text-style-name="P5" svg:width="1.8449in" svg:height="0.4311in" svg:x="18.7406in" svg:y="29.6654in">
            <draw:text-box>
              <text:p><text:span text:style-name="T3">Adjacency</text:span><text:span text:style-name="T4"> 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6"/>
        <table:table-column table:style-name="co3" table:visibility="collapse" table:default-cell-style-name="Default"/>
        <table:table-column table:style-name="co4" table:default-cell-style-name="ce40"/>
        <table:table-column table:style-name="co5" table:default-cell-style-name="ce4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39" table:default-cell-style-name="Default"/>
        <table:table-row table:style-name="ro1">
          <table:table-cell table:style-name="ce1" table:number-columns-spanned="4" table:number-rows-spanned="2"/>
          <table:covered-table-cell table:number-columns-repeated="3" table:style-name="ce1"/>
          <table:table-cell table:style-name="ce1"/>
          <table:table-cell table:style-name="ce48" office:value-type="string" calcext:value-type="string" table:number-columns-spanned="17" table:number-rows-spanned="1">
            <text:p>Improvement of the fitness value in comparison with the best result of the heuristics</text:p>
          </table:table-cell>
          <table:covered-table-cell table:number-columns-repeated="16" table:style-name="ce48"/>
          <table:table-cell table:style-name="ce19" table:number-columns-repeated="5"/>
          <table:table-cell table:style-name="ce89" table:number-columns-repeated="35"/>
        </table:table-row>
        <table:table-row table:style-name="ro2">
          <table:covered-table-cell table:number-columns-repeated="4" table:style-name="ce1"/>
          <table:table-cell table:style-name="ce1"/>
          <table:table-cell table:style-name="ce19" office:value-type="string" calcext:value-type="string">
            <text:p>att48</text:p>
          </table:table-cell>
          <table:table-cell table:style-name="ce19" office:value-type="string" calcext:value-type="string">
            <text:p>bayg29</text:p>
          </table:table-cell>
          <table:table-cell table:style-name="ce19" office:value-type="string" calcext:value-type="string">
            <text:p>bays29</text:p>
          </table:table-cell>
          <table:table-cell table:style-name="ce36" office:value-type="string" calcext:value-type="string">
            <text:p>berlin52</text:p>
          </table:table-cell>
          <table:table-cell table:style-name="ce19" office:value-type="string" calcext:value-type="string">
            <text:p>brazil58</text:p>
          </table:table-cell>
          <table:table-cell table:style-name="ce19" office:value-type="string" calcext:value-type="string">
            <text:p>burma14</text:p>
          </table:table-cell>
          <table:table-cell table:style-name="ce19" office:value-type="string" calcext:value-type="string">
            <text:p>dantzig42</text:p>
          </table:table-cell>
          <table:table-cell table:style-name="ce19" office:value-type="string" calcext:value-type="string">
            <text:p>eil51</text:p>
          </table:table-cell>
          <table:table-cell table:style-name="ce19" office:value-type="string" calcext:value-type="string">
            <text:p>eil76</text:p>
          </table:table-cell>
          <table:table-cell table:style-name="ce36" office:value-type="string" calcext:value-type="string">
            <text:p>fri26</text:p>
          </table:table-cell>
          <table:table-cell table:style-name="ce19" office:value-type="string" calcext:value-type="string">
            <text:p>gr17</text:p>
          </table:table-cell>
          <table:table-cell table:style-name="ce19" office:value-type="string" calcext:value-type="string">
            <text:p>gr21</text:p>
          </table:table-cell>
          <table:table-cell table:style-name="ce36" office:value-type="string" calcext:value-type="string">
            <text:p>gr24</text:p>
          </table:table-cell>
          <table:table-cell table:style-name="ce19" office:value-type="string" calcext:value-type="string">
            <text:p>gr48</text:p>
          </table:table-cell>
          <table:table-cell table:style-name="ce19" office:value-type="string" calcext:value-type="string">
            <text:p>gr96</text:p>
          </table:table-cell>
          <table:table-cell table:style-name="ce19" office:value-type="string" calcext:value-type="string">
            <text:p>hk48</text:p>
          </table:table-cell>
          <table:table-cell table:style-name="ce19" office:value-type="string" calcext:value-type="string">
            <text:p>pr76</text:p>
          </table:table-cell>
          <table:table-cell table:style-name="ce19" office:value-type="string" calcext:value-type="string">
            <text:p>rat99</text:p>
          </table:table-cell>
          <table:table-cell table:style-name="ce19" office:value-type="string" calcext:value-type="string">
            <text:p>st70</text:p>
          </table:table-cell>
          <table:table-cell table:style-name="ce19" office:value-type="string" calcext:value-type="string">
            <text:p>swiss42</text:p>
          </table:table-cell>
          <table:table-cell table:style-name="ce36" office:value-type="string" calcext:value-type="string">
            <text:p>ulysses16</text:p>
          </table:table-cell>
          <table:table-cell table:style-name="ce36" office:value-type="string" calcext:value-type="string">
            <text:p>ulysses22</text:p>
          </table:table-cell>
          <table:table-cell table:style-name="ce89" table:number-columns-repeated="35"/>
        </table:table-row>
        <table:table-row table:style-name="ro3">
          <table:table-cell table:style-name="ce1" office:value-type="string" calcext:value-type="string" table:number-columns-spanned="4" table:number-rows-spanned="1">
            <text:p>Optimal value →</text:p>
          </table:table-cell>
          <table:covered-table-cell table:number-columns-repeated="3" table:style-name="ce1"/>
          <table:table-cell table:style-name="ce1"/>
          <table:table-cell table:style-name="ce19" office:value-type="float" office:value="10628" calcext:value-type="float">
            <text:p>10628</text:p>
          </table:table-cell>
          <table:table-cell table:style-name="ce19" office:value-type="float" office:value="1610" calcext:value-type="float">
            <text:p>1610</text:p>
          </table:table-cell>
          <table:table-cell table:style-name="ce19" office:value-type="float" office:value="2020" calcext:value-type="float">
            <text:p>2020</text:p>
          </table:table-cell>
          <table:table-cell table:style-name="ce36" office:value-type="float" office:value="7544.36590190409" calcext:value-type="float">
            <text:p>7544.36590190409</text:p>
          </table:table-cell>
          <table:table-cell table:style-name="ce19" table:number-columns-repeated="3"/>
          <table:table-cell table:style-name="ce19" office:value-type="float" office:value="429.983311983384" calcext:value-type="float">
            <text:p>429.983311983384</text:p>
          </table:table-cell>
          <table:table-cell table:style-name="ce19" office:value-type="float" office:value="545.387552468744" calcext:value-type="float">
            <text:p>545.387552468744</text:p>
          </table:table-cell>
          <table:table-cell table:style-name="ce36" office:value-type="float" office:value="937" calcext:value-type="float">
            <text:p>937</text:p>
          </table:table-cell>
          <table:table-cell table:style-name="ce19" table:number-columns-repeated="2"/>
          <table:table-cell table:style-name="ce36" office:value-type="float" office:value="1272" calcext:value-type="float">
            <text:p>1272</text:p>
          </table:table-cell>
          <table:table-cell table:style-name="ce19" office:value-type="float" office:value="5046" calcext:value-type="float">
            <text:p>5046</text:p>
          </table:table-cell>
          <table:table-cell table:style-name="ce19" office:value-type="float" office:value="54691.0876739524" calcext:value-type="float">
            <text:p>54691.0876739524</text:p>
          </table:table-cell>
          <table:table-cell table:style-name="ce19"/>
          <table:table-cell table:style-name="ce19" office:value-type="float" office:value="108159.438274138" calcext:value-type="float">
            <text:p>108159.438274138</text:p>
          </table:table-cell>
          <table:table-cell table:style-name="ce19"/>
          <table:table-cell table:style-name="ce19" office:value-type="float" office:value="678.597452096625" calcext:value-type="float">
            <text:p>678.597452096625</text:p>
          </table:table-cell>
          <table:table-cell table:style-name="ce19"/>
          <table:table-cell table:style-name="ce36" office:value-type="float" office:value="6755.24406005813" calcext:value-type="float">
            <text:p>6755.24406005813</text:p>
          </table:table-cell>
          <table:table-cell table:style-name="ce36" office:value-type="float" office:value="6912.2234837177" calcext:value-type="float">
            <text:p>6912.2234837177</text:p>
          </table:table-cell>
          <table:table-cell table:style-name="ce89" table:number-columns-repeated="35"/>
        </table:table-row>
        <table:table-row table:style-name="ro3">
          <table:table-cell table:style-name="ce1" office:value-type="string" calcext:value-type="string" table:number-columns-spanned="4" table:number-rows-spanned="1">
            <text:p>Best result of heuristics →</text:p>
          </table:table-cell>
          <table:covered-table-cell table:number-columns-repeated="3" table:style-name="ce1"/>
          <table:table-cell table:style-name="ce1"/>
          <table:table-cell table:style-name="ce19" office:value-type="float" office:value="10721" calcext:value-type="float">
            <text:p>10721</text:p>
          </table:table-cell>
          <table:table-cell table:style-name="ce19" office:value-type="float" office:value="1628" calcext:value-type="float">
            <text:p>1628</text:p>
          </table:table-cell>
          <table:table-cell table:style-name="ce19" office:value-type="float" office:value="2028" calcext:value-type="float">
            <text:p>2028</text:p>
          </table:table-cell>
          <table:table-cell table:style-name="ce37" office:value-type="float" office:value="7544.36590190409" calcext:value-type="float">
            <text:p>7544.36590190409</text:p>
          </table:table-cell>
          <table:table-cell table:style-name="ce19" office:value-type="float" office:value="25664" calcext:value-type="float">
            <text:p>25664</text:p>
          </table:table-cell>
          <table:table-cell table:style-name="ce19" office:value-type="float" office:value="3330.60801545017" calcext:value-type="float">
            <text:p>3330.60801545017</text:p>
          </table:table-cell>
          <table:table-cell table:style-name="ce19" office:value-type="float" office:value="709" calcext:value-type="float">
            <text:p>709</text:p>
          </table:table-cell>
          <table:table-cell table:style-name="ce19" office:value-type="float" office:value="431.220729675664" calcext:value-type="float">
            <text:p>431.220729675664</text:p>
          </table:table-cell>
          <table:table-cell table:style-name="ce19" office:value-type="float" office:value="566.502808118878" calcext:value-type="float">
            <text:p>566.502808118878</text:p>
          </table:table-cell>
          <table:table-cell table:style-name="ce36" office:value-type="float" office:value="937" calcext:value-type="float">
            <text:p>937</text:p>
          </table:table-cell>
          <table:table-cell table:style-name="ce19" office:value-type="float" office:value="2085" calcext:value-type="float">
            <text:p>2085</text:p>
          </table:table-cell>
          <table:table-cell table:style-name="ce19" office:value-type="float" office:value="2707" calcext:value-type="float">
            <text:p>2707</text:p>
          </table:table-cell>
          <table:table-cell table:style-name="ce36" office:value-type="float" office:value="1272" calcext:value-type="float">
            <text:p>1272</text:p>
          </table:table-cell>
          <table:table-cell table:style-name="ce19" office:value-type="float" office:value="5088" calcext:value-type="float">
            <text:p>5088</text:p>
          </table:table-cell>
          <table:table-cell table:style-name="ce19" office:value-type="float" office:value="55976.3875510599" calcext:value-type="float">
            <text:p>55976.3875510599</text:p>
          </table:table-cell>
          <table:table-cell table:style-name="ce19" office:value-type="float" office:value="11474" calcext:value-type="float">
            <text:p>11474</text:p>
          </table:table-cell>
          <table:table-cell table:style-name="ce19" office:value-type="float" office:value="109206.651778109" calcext:value-type="float">
            <text:p>109206.651778109</text:p>
          </table:table-cell>
          <table:table-cell table:style-name="ce19" office:value-type="float" office:value="1250.82567025409" calcext:value-type="float">
            <text:p>1250.82567025409</text:p>
          </table:table-cell>
          <table:table-cell table:style-name="ce19" office:value-type="float" office:value="689.113713781863" calcext:value-type="float">
            <text:p>689.113713781863</text:p>
          </table:table-cell>
          <table:table-cell table:style-name="ce19" office:value-type="float" office:value="1273" calcext:value-type="float">
            <text:p>1273</text:p>
          </table:table-cell>
          <table:table-cell table:style-name="ce36" office:value-type="float" office:value="6755.24406005813" calcext:value-type="float">
            <text:p>6755.24406005813</text:p>
          </table:table-cell>
          <table:table-cell table:style-name="ce36" office:value-type="float" office:value="6912.2234837177" calcext:value-type="float">
            <text:p>6912.2234837177</text:p>
          </table:table-cell>
          <table:table-cell table:style-name="ce89" table:number-columns-repeated="35"/>
        </table:table-row>
        <table:table-row table:style-name="ro2">
          <table:table-cell table:style-name="ce65" office:value-type="string" calcext:value-type="string">
            <text:p>Size factor</text:p>
          </table:table-cell>
          <table:table-cell table:style-name="ce65" office:value-type="string" calcext:value-type="string">
            <text:p>Mutation rate</text:p>
          </table:table-cell>
          <table:table-cell table:style-name="ce65" office:value-type="string" calcext:value-type="string">
            <text:p>Crossover and mutation type</text:p>
          </table:table-cell>
          <table:table-cell table:style-name="ce73" office:value-type="string" calcext:value-type="string">
            <text:p>Average improvement over all instances <text:s/></text:p>
          </table:table-cell>
          <table:table-cell table:style-name="ce73" office:value-type="string" calcext:value-type="string">
            <text:p>Relative error</text:p>
          </table:table-cell>
          <table:table-cell table:style-name="ce19" table:number-columns-repeated="22"/>
          <table:table-cell table:style-name="ce89" table:number-columns-repeated="35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float" office:value="0.03" calcext:value-type="float">
            <text:p>0.03</text:p>
          </table:table-cell>
          <table:table-cell office:value-type="string" calcext:value-type="string">
            <text:p>OP SWAP</text:p>
          </table:table-cell>
          <table:table-cell table:style-name="ce6" table:number-columns-repeated="2"/>
          <table:table-cell table:style-name="Default" office:value-type="float" office:value="13901.6666666667" calcext:value-type="float">
            <text:p>13901.6666666667</text:p>
          </table:table-cell>
          <table:table-cell office:value-type="float" office:value="1782.66666666667" calcext:value-type="float">
            <text:p>1782.66666666667</text:p>
          </table:table-cell>
          <table:table-cell office:value-type="float" office:value="2226" calcext:value-type="float">
            <text:p>2226</text:p>
          </table:table-cell>
          <table:table-cell office:value-type="float" office:value="10128.5201737288" calcext:value-type="float">
            <text:p>10128.5201737288</text:p>
          </table:table-cell>
          <table:table-cell office:value-type="float" office:value="34579.3333333333" calcext:value-type="float">
            <text:p>34579.3333333333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871.666666666667" calcext:value-type="float">
            <text:p>871.666666666667</text:p>
          </table:table-cell>
          <table:table-cell office:value-type="float" office:value="544.545811049628" calcext:value-type="float">
            <text:p>544.545811049628</text:p>
          </table:table-cell>
          <table:table-cell office:value-type="float" office:value="788.223578493865" calcext:value-type="float">
            <text:p>788.223578493865</text:p>
          </table:table-cell>
          <table:table-cell office:value-type="float" office:value="989.333333333333" calcext:value-type="float">
            <text:p>989.333333333333</text:p>
          </table:table-cell>
          <table:table-cell office:value-type="float" office:value="2100" calcext:value-type="float">
            <text:p>2100</text:p>
          </table:table-cell>
          <table:table-cell office:value-type="float" office:value="2707" calcext:value-type="float">
            <text:p>2707</text:p>
          </table:table-cell>
          <table:table-cell office:value-type="float" office:value="1394.66666666667" calcext:value-type="float">
            <text:p>1394.66666666667</text:p>
          </table:table-cell>
          <table:table-cell office:value-type="float" office:value="6402" calcext:value-type="float">
            <text:p>6402</text:p>
          </table:table-cell>
          <table:table-cell office:value-type="float" office:value="90149.1691052796" calcext:value-type="float">
            <text:p>90149.1691052796</text:p>
          </table:table-cell>
          <table:table-cell office:value-type="float" office:value="14829" calcext:value-type="float">
            <text:p>14829</text:p>
          </table:table-cell>
          <table:table-cell office:value-type="float" office:value="163558.689656981" calcext:value-type="float">
            <text:p>163558.689656981</text:p>
          </table:table-cell>
          <table:table-cell office:value-type="float" office:value="1915.31608486741" calcext:value-type="float">
            <text:p>1915.31608486741</text:p>
          </table:table-cell>
          <table:table-cell office:value-type="float" office:value="1091.37784513398" calcext:value-type="float">
            <text:p>1091.37784513398</text:p>
          </table:table-cell>
          <table:table-cell office:value-type="float" office:value="1539.33333333333" calcext:value-type="float">
            <text:p>1539.33333333333</text:p>
          </table:table-cell>
          <table:table-cell office:value-type="float" office:value="6762.97121124974" calcext:value-type="float">
            <text:p>6762.97121124974</text:p>
          </table:table-cell>
          <table:table-cell office:value-type="float" office:value="7506.77846784974" calcext:value-type="float">
            <text:p>7506.77846784974</text:p>
          </table:table-cell>
          <table:table-cell table:style-name="ce24" table:number-columns-repeated="35"/>
        </table:table-row>
        <table:table-row table:style-name="ro4">
          <table:table-cell table:style-name="ce3"/>
          <table:table-cell table:style-name="ce7"/>
          <table:table-cell office:value-type="string" calcext:value-type="string">
            <text:p><text:span text:style-name="T5">OP</text:span> SCRAMBLE</text:p>
          </table:table-cell>
          <table:table-cell table:style-name="ce6" table:number-columns-repeated="2"/>
          <table:table-cell table:style-name="Default" office:value-type="float" office:value="19929.3333333333" calcext:value-type="float">
            <text:p>19929.3333333333</text:p>
          </table:table-cell>
          <table:table-cell office:value-type="float" office:value="2050" calcext:value-type="float">
            <text:p>2050</text:p>
          </table:table-cell>
          <table:table-cell office:value-type="float" office:value="2543.33333333333" calcext:value-type="float">
            <text:p>2543.33333333333</text:p>
          </table:table-cell>
          <table:table-cell office:value-type="float" office:value="11328.5968029705" calcext:value-type="float">
            <text:p>11328.5968029705</text:p>
          </table:table-cell>
          <table:table-cell office:value-type="float" office:value="49657.3333333333" calcext:value-type="float">
            <text:p>49657.3333333333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863.333333333333" calcext:value-type="float">
            <text:p>863.333333333333</text:p>
          </table:table-cell>
          <table:table-cell office:value-type="float" office:value="639.594135719737" calcext:value-type="float">
            <text:p>639.594135719737</text:p>
          </table:table-cell>
          <table:table-cell office:value-type="float" office:value="1008.89573003642" calcext:value-type="float">
            <text:p>1008.89573003642</text:p>
          </table:table-cell>
          <table:table-cell office:value-type="float" office:value="1111" calcext:value-type="float">
            <text:p>1111</text:p>
          </table:table-cell>
          <table:table-cell office:value-type="float" office:value="2204.33333333333" calcext:value-type="float">
            <text:p>2204.33333333333</text:p>
          </table:table-cell>
          <table:table-cell office:value-type="float" office:value="2965.33333333333" calcext:value-type="float">
            <text:p>2965.33333333333</text:p>
          </table:table-cell>
          <table:table-cell office:value-type="float" office:value="1600.33333333333" calcext:value-type="float">
            <text:p>1600.33333333333</text:p>
          </table:table-cell>
          <table:table-cell office:value-type="float" office:value="9221" calcext:value-type="float">
            <text:p>9221</text:p>
          </table:table-cell>
          <table:table-cell office:value-type="float" office:value="117356.551470144" calcext:value-type="float">
            <text:p>117356.551470144</text:p>
          </table:table-cell>
          <table:table-cell office:value-type="float" office:value="19291.6666666667" calcext:value-type="float">
            <text:p>19291.6666666667</text:p>
          </table:table-cell>
          <table:table-cell office:value-type="float" office:value="211903.889575022" calcext:value-type="float">
            <text:p>211903.889575022</text:p>
          </table:table-cell>
          <table:table-cell office:value-type="float" office:value="2850.90385005838" calcext:value-type="float">
            <text:p>2850.90385005838</text:p>
          </table:table-cell>
          <table:table-cell office:value-type="float" office:value="1560.91515886201" calcext:value-type="float">
            <text:p>1560.91515886201</text:p>
          </table:table-cell>
          <table:table-cell office:value-type="float" office:value="1925.66666666667" calcext:value-type="float">
            <text:p>1925.66666666667</text:p>
          </table:table-cell>
          <table:table-cell office:value-type="float" office:value="6797.79524047065" calcext:value-type="float">
            <text:p>6797.79524047065</text:p>
          </table:table-cell>
          <table:table-cell office:value-type="float" office:value="8376.57755943963" calcext:value-type="float">
            <text:p>8376.57755943963</text:p>
          </table:table-cell>
          <table:table-cell table:style-name="ce24" table:number-columns-repeated="35"/>
        </table:table-row>
        <table:table-row table:style-name="ro4">
          <table:table-cell table:style-name="ce3"/>
          <table:table-cell table:style-name="ce7"/>
          <table:table-cell office:value-type="string" calcext:value-type="string">
            <text:p>OP SHIFT</text:p>
          </table:table-cell>
          <table:table-cell table:style-name="ce6" table:number-columns-repeated="2"/>
          <table:table-cell table:style-name="Default" office:value-type="float" office:value="11662.6666666667" calcext:value-type="float">
            <text:p>11662.6666666667</text:p>
          </table:table-cell>
          <table:table-cell office:value-type="float" office:value="1665.66666666667" calcext:value-type="float">
            <text:p>1665.66666666667</text:p>
          </table:table-cell>
          <table:table-cell office:value-type="float" office:value="2180.33333333333" calcext:value-type="float">
            <text:p>2180.33333333333</text:p>
          </table:table-cell>
          <table:table-cell office:value-type="float" office:value="8621.287635071" calcext:value-type="float">
            <text:p>8621.287635071</text:p>
          </table:table-cell>
          <table:table-cell office:value-type="float" office:value="29065.6666666667" calcext:value-type="float">
            <text:p>29065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93" calcext:value-type="float">
            <text:p>793</text:p>
          </table:table-cell>
          <table:table-cell office:value-type="float" office:value="467.466798284754" calcext:value-type="float">
            <text:p>467.466798284754</text:p>
          </table:table-cell>
          <table:table-cell office:value-type="float" office:value="646.687794795437" calcext:value-type="float">
            <text:p>646.687794795437</text:p>
          </table:table-cell>
          <table:table-cell office:value-type="float" office:value="965" calcext:value-type="float">
            <text:p>965</text:p>
          </table:table-cell>
          <table:table-cell office:value-type="float" office:value="2092.66666666667" calcext:value-type="float">
            <text:p>2092.66666666667</text:p>
          </table:table-cell>
          <table:table-cell office:value-type="float" office:value="2803.66666666667" calcext:value-type="float">
            <text:p>2803.66666666667</text:p>
          </table:table-cell>
          <table:table-cell office:value-type="float" office:value="1314.66666666667" calcext:value-type="float">
            <text:p>1314.66666666667</text:p>
          </table:table-cell>
          <table:table-cell office:value-type="float" office:value="5561.33333333333" calcext:value-type="float">
            <text:p>5561.33333333333</text:p>
          </table:table-cell>
          <table:table-cell office:value-type="float" office:value="69948.2467754336" calcext:value-type="float">
            <text:p>69948.2467754336</text:p>
          </table:table-cell>
          <table:table-cell office:value-type="float" office:value="12379" calcext:value-type="float">
            <text:p>12379</text:p>
          </table:table-cell>
          <table:table-cell office:value-type="float" office:value="123363.744441255" calcext:value-type="float">
            <text:p>123363.744441255</text:p>
          </table:table-cell>
          <table:table-cell office:value-type="float" office:value="1435.30831737329" calcext:value-type="float">
            <text:p>1435.30831737329</text:p>
          </table:table-cell>
          <table:table-cell office:value-type="float" office:value="884.721472648002" calcext:value-type="float">
            <text:p>884.721472648002</text:p>
          </table:table-cell>
          <table:table-cell office:value-type="float" office:value="1466.66666666667" calcext:value-type="float">
            <text:p>1466.66666666667</text:p>
          </table:table-cell>
          <table:table-cell office:value-type="float" office:value="6762.97121124974" calcext:value-type="float">
            <text:p>6762.97121124974</text:p>
          </table:table-cell>
          <table:table-cell office:value-type="float" office:value="6997.58446215383" calcext:value-type="float">
            <text:p>6997.58446215383</text:p>
          </table:table-cell>
          <table:table-cell table:style-name="ce24" table:number-columns-repeated="35"/>
        </table:table-row>
        <table:table-row table:style-name="ro4">
          <table:table-cell table:style-name="ce7"/>
          <table:table-cell table:style-name="ce3"/>
          <table:table-cell office:value-type="string" calcext:value-type="string">
            <text:p>OP INVERSION</text:p>
          </table:table-cell>
          <table:table-cell table:style-name="ce6" table:number-columns-repeated="2"/>
          <table:table-cell table:style-name="Default" office:value-type="float" office:value="10942" calcext:value-type="float">
            <text:p>10942</text:p>
          </table:table-cell>
          <table:table-cell office:value-type="float" office:value="1622" calcext:value-type="float">
            <text:p>1622</text:p>
          </table:table-cell>
          <table:table-cell office:value-type="float" office:value="2042" calcext:value-type="float">
            <text:p>2042</text:p>
          </table:table-cell>
          <table:table-cell office:value-type="float" office:value="8221.85151588728" calcext:value-type="float">
            <text:p>8221.85151588728</text:p>
          </table:table-cell>
          <table:table-cell office:value-type="float" office:value="26296.6666666667" calcext:value-type="float">
            <text:p>26296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13.333333333333" calcext:value-type="float">
            <text:p>713.333333333333</text:p>
          </table:table-cell>
          <table:table-cell office:value-type="float" office:value="443.969514564305" calcext:value-type="float">
            <text:p>443.969514564305</text:p>
          </table:table-cell>
          <table:table-cell office:value-type="float" office:value="581.38290130113" calcext:value-type="float">
            <text:p>581.38290130113</text:p>
          </table:table-cell>
          <table:table-cell office:value-type="float" office:value="953.666666666667" calcext:value-type="float">
            <text:p>953.666666666667</text:p>
          </table:table-cell>
          <table:table-cell office:value-type="float" office:value="2086.66666666667" calcext:value-type="float">
            <text:p>2086.66666666667</text:p>
          </table:table-cell>
          <table:table-cell office:value-type="float" office:value="2707" calcext:value-type="float">
            <text:p>2707</text:p>
          </table:table-cell>
          <table:table-cell office:value-type="float" office:value="1328" calcext:value-type="float">
            <text:p>1328</text:p>
          </table:table-cell>
          <table:table-cell office:value-type="float" office:value="5144.33333333333" calcext:value-type="float">
            <text:p>5144.33333333333</text:p>
          </table:table-cell>
          <table:table-cell office:value-type="float" office:value="57976.9677877322" calcext:value-type="float">
            <text:p>57976.9677877322</text:p>
          </table:table-cell>
          <table:table-cell office:value-type="float" office:value="11963.3333333333" calcext:value-type="float">
            <text:p>11963.3333333333</text:p>
          </table:table-cell>
          <table:table-cell office:value-type="float" office:value="113402.557917296" calcext:value-type="float">
            <text:p>113402.557917296</text:p>
          </table:table-cell>
          <table:table-cell office:value-type="float" office:value="1275.13227332794" calcext:value-type="float">
            <text:p>1275.13227332794</text:p>
          </table:table-cell>
          <table:table-cell office:value-type="float" office:value="727.017798248727" calcext:value-type="float">
            <text:p>727.017798248727</text:p>
          </table:table-cell>
          <table:table-cell office:value-type="float" office:value="1362.33333333333" calcext:value-type="float">
            <text:p>1362.33333333333</text:p>
          </table:table-cell>
          <table:table-cell office:value-type="float" office:value="6759.10763565394" calcext:value-type="float">
            <text:p>6759.10763565394</text:p>
          </table:table-cell>
          <table:table-cell office:value-type="float" office:value="6945.88645141566" calcext:value-type="float">
            <text:p>6945.88645141566</text:p>
          </table:table-cell>
          <table:table-cell table:style-name="ce24" table:number-columns-repeated="35"/>
        </table:table-row>
        <table:table-row table:style-name="ro4">
          <table:table-cell table:style-name="ce7" table:number-columns-repeated="2"/>
          <table:table-cell office:value-type="string" calcext:value-type="string">
            <text:p>OP INSERTION</text:p>
          </table:table-cell>
          <table:table-cell table:style-name="ce6" table:number-columns-repeated="2"/>
          <table:table-cell table:style-name="Default" office:value-type="float" office:value="12482.3333333333" calcext:value-type="float">
            <text:p>12482.3333333333</text:p>
          </table:table-cell>
          <table:table-cell office:value-type="float" office:value="1772" calcext:value-type="float">
            <text:p>1772</text:p>
          </table:table-cell>
          <table:table-cell office:value-type="float" office:value="2088.66666666667" calcext:value-type="float">
            <text:p>2088.66666666667</text:p>
          </table:table-cell>
          <table:table-cell office:value-type="float" office:value="9243.79070196204" calcext:value-type="float">
            <text:p>9243.79070196204</text:p>
          </table:table-cell>
          <table:table-cell office:value-type="float" office:value="33419" calcext:value-type="float">
            <text:p>33419</text:p>
          </table:table-cell>
          <table:table-cell office:value-type="float" office:value="3372.59213921379" calcext:value-type="float">
            <text:p>3372.59213921379</text:p>
          </table:table-cell>
          <table:table-cell office:value-type="float" office:value="887" calcext:value-type="float">
            <text:p>887</text:p>
          </table:table-cell>
          <table:table-cell office:value-type="float" office:value="527.695383785281" calcext:value-type="float">
            <text:p>527.695383785281</text:p>
          </table:table-cell>
          <table:table-cell office:value-type="float" office:value="671.021264935236" calcext:value-type="float">
            <text:p>671.021264935236</text:p>
          </table:table-cell>
          <table:table-cell office:value-type="float" office:value="1080.66666666667" calcext:value-type="float">
            <text:p>1080.66666666667</text:p>
          </table:table-cell>
          <table:table-cell office:value-type="float" office:value="2086.66666666667" calcext:value-type="float">
            <text:p>2086.66666666667</text:p>
          </table:table-cell>
          <table:table-cell office:value-type="float" office:value="2838.33333333333" calcext:value-type="float">
            <text:p>2838.33333333333</text:p>
          </table:table-cell>
          <table:table-cell office:value-type="float" office:value="1374.33333333333" calcext:value-type="float">
            <text:p>1374.33333333333</text:p>
          </table:table-cell>
          <table:table-cell office:value-type="float" office:value="6423.33333333333" calcext:value-type="float">
            <text:p>6423.33333333333</text:p>
          </table:table-cell>
          <table:table-cell office:value-type="float" office:value="76040.6465506235" calcext:value-type="float">
            <text:p>76040.6465506235</text:p>
          </table:table-cell>
          <table:table-cell office:value-type="float" office:value="13281.6666666667" calcext:value-type="float">
            <text:p>13281.6666666667</text:p>
          </table:table-cell>
          <table:table-cell office:value-type="float" office:value="134322.405653538" calcext:value-type="float">
            <text:p>134322.405653538</text:p>
          </table:table-cell>
          <table:table-cell office:value-type="float" office:value="1727.4384393734" calcext:value-type="float">
            <text:p>1727.4384393734</text:p>
          </table:table-cell>
          <table:table-cell office:value-type="float" office:value="863.112250432791" calcext:value-type="float">
            <text:p>863.112250432791</text:p>
          </table:table-cell>
          <table:table-cell office:value-type="float" office:value="1503.33333333333" calcext:value-type="float">
            <text:p>1503.33333333333</text:p>
          </table:table-cell>
          <table:table-cell office:value-type="float" office:value="6931.77368379906" calcext:value-type="float">
            <text:p>6931.77368379906</text:p>
          </table:table-cell>
          <table:table-cell office:value-type="float" office:value="7021.57723896777" calcext:value-type="float">
            <text:p>7021.57723896777</text:p>
          </table:table-cell>
          <table:table-cell table:style-name="ce24" table:number-columns-repeated="35"/>
        </table:table-row>
        <table:table-row table:style-name="ro4">
          <table:table-cell table:style-name="ce7" table:number-columns-repeated="2"/>
          <table:table-cell office:value-type="string" calcext:value-type="string">
            <text:p>OP DISPLACEMENT</text:p>
          </table:table-cell>
          <table:table-cell table:style-name="ce6" table:number-columns-repeated="2"/>
          <table:table-cell table:style-name="Default" office:value-type="float" office:value="11049" calcext:value-type="float">
            <text:p>11049</text:p>
          </table:table-cell>
          <table:table-cell office:value-type="float" office:value="1656.66666666667" calcext:value-type="float">
            <text:p>1656.66666666667</text:p>
          </table:table-cell>
          <table:table-cell office:value-type="float" office:value="2028.33333333333" calcext:value-type="float">
            <text:p>2028.33333333333</text:p>
          </table:table-cell>
          <table:table-cell office:value-type="float" office:value="8064.43742246149" calcext:value-type="float">
            <text:p>8064.43742246149</text:p>
          </table:table-cell>
          <table:table-cell office:value-type="float" office:value="27189" calcext:value-type="float">
            <text:p>27189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7.666666666667" calcext:value-type="float">
            <text:p>707.666666666667</text:p>
          </table:table-cell>
          <table:table-cell office:value-type="float" office:value="458.962974931584" calcext:value-type="float">
            <text:p>458.962974931584</text:p>
          </table:table-cell>
          <table:table-cell office:value-type="float" office:value="611.222482798877" calcext:value-type="float">
            <text:p>611.222482798877</text:p>
          </table:table-cell>
          <table:table-cell office:value-type="float" office:value="943" calcext:value-type="float">
            <text:p>943</text:p>
          </table:table-cell>
          <table:table-cell office:value-type="float" office:value="2097" calcext:value-type="float">
            <text:p>2097</text:p>
          </table:table-cell>
          <table:table-cell office:value-type="float" office:value="2755" calcext:value-type="float">
            <text:p>2755</text:p>
          </table:table-cell>
          <table:table-cell office:value-type="float" office:value="1276.66666666667" calcext:value-type="float">
            <text:p>1276.66666666667</text:p>
          </table:table-cell>
          <table:table-cell office:value-type="float" office:value="5277.33333333333" calcext:value-type="float">
            <text:p>5277.33333333333</text:p>
          </table:table-cell>
          <table:table-cell office:value-type="float" office:value="60086.8976285862" calcext:value-type="float">
            <text:p>60086.8976285862</text:p>
          </table:table-cell>
          <table:table-cell office:value-type="float" office:value="12239.6666666667" calcext:value-type="float">
            <text:p>12239.6666666667</text:p>
          </table:table-cell>
          <table:table-cell office:value-type="float" office:value="117256.245558136" calcext:value-type="float">
            <text:p>117256.245558136</text:p>
          </table:table-cell>
          <table:table-cell office:value-type="float" office:value="1358.66150042307" calcext:value-type="float">
            <text:p>1358.66150042307</text:p>
          </table:table-cell>
          <table:table-cell office:value-type="float" office:value="736.361024099369" calcext:value-type="float">
            <text:p>736.361024099369</text:p>
          </table:table-cell>
          <table:table-cell office:value-type="float" office:value="1349" calcext:value-type="float">
            <text:p>1349</text:p>
          </table:table-cell>
          <table:table-cell office:value-type="float" office:value="6759.10763565394" calcext:value-type="float">
            <text:p>6759.10763565394</text:p>
          </table:table-cell>
          <table:table-cell office:value-type="float" office:value="6974.0064684946" calcext:value-type="float">
            <text:p>6974.0064684946</text:p>
          </table:table-cell>
          <table:table-cell table:style-name="ce24" table:number-columns-repeated="35"/>
        </table:table-row>
        <table:table-row table:style-name="ro4">
          <table:table-cell table:style-name="ce9" office:value-type="string" calcext:value-type="string" table:number-columns-spanned="4" table:number-rows-spanned="1">
            <text:p>Relative error with respect to optimum</text:p>
          </table:table-cell>
          <table:covered-table-cell table:number-columns-repeated="3" table:style-name="ce13"/>
          <table:table-cell table:style-name="ce6" table:number-columns-repeated="12"/>
          <table:table-cell table:style-name="ce24" table:number-columns-repeated="46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float" office:value="0.03" calcext:value-type="float">
            <text:p>0.03</text:p>
          </table:table-cell>
          <table:table-cell office:value-type="string" calcext:value-type="string">
            <text:p>OP SWAP</text:p>
          </table:table-cell>
          <table:table-cell table:style-name="ce6" table:formula="of:=SUM([.F13:.W13])/14" office:value-type="float" office:value="-0.225215385405727" calcext:value-type="float">
            <text:p>-0.225215385405727</text:p>
          </table:table-cell>
          <table:table-cell table:style-name="ce29" table:formula="of:=[.D13]*(-1)" office:value-type="percentage" office:value="0.225215385405727" calcext:value-type="percentage">
            <text:p>22.52%</text:p>
          </table:table-cell>
          <table:table-cell table:style-name="ce6" table:formula="of:=([.F3]-[.F6])/[.F3]" office:value-type="float" office:value="-0.308022832768787" calcext:value-type="float">
            <text:p>-0.308022832768787</text:p>
          </table:table-cell>
          <table:table-cell table:style-name="ce6" table:formula="of:=([.G3]-[.G6])/[.G3]" office:value-type="float" office:value="-0.107246376811594" calcext:value-type="float">
            <text:p>-0.107246376811594</text:p>
          </table:table-cell>
          <table:table-cell table:style-name="ce6" table:formula="of:=([.H3]-[.H6])/[.H3]" office:value-type="float" office:value="-0.101980198019802" calcext:value-type="float">
            <text:p>-0.101980198019802</text:p>
          </table:table-cell>
          <table:table-cell table:style-name="ce6" table:formula="of:=([.I3]-[.I6])/[.I3]" office:value-type="float" office:value="-0.342527696220629" calcext:value-type="float">
            <text:p>-0.342527696220629</text:p>
          </table:table-cell>
          <table:table-cell table:style-name="ce6" table:number-columns-repeated="3"/>
          <table:table-cell table:style-name="ce6" table:formula="of:=([.M3]-[.M6])/[.M3]" office:value-type="float" office:value="-0.266434756590438" calcext:value-type="float">
            <text:p>-0.266434756590438</text:p>
          </table:table-cell>
          <table:table-cell table:style-name="ce6" table:formula="of:=([.N3]-[.N6])/[.N3]" office:value-type="float" office:value="-0.445254067361646" calcext:value-type="float">
            <text:p>-0.445254067361646</text:p>
          </table:table-cell>
          <table:table-cell table:style-name="ce6" table:formula="of:=([.O3]-[.O6])/[.O3]" office:value-type="float" office:value="-0.0558520099608681" calcext:value-type="float">
            <text:p>-0.055852009960868</text:p>
          </table:table-cell>
          <table:table-cell table:style-name="ce6" table:number-columns-repeated="2"/>
          <table:table-cell table:style-name="ce6" table:formula="of:=([.R3]-[.R6])/[.R3]" office:value-type="float" office:value="-0.0964360587002097" calcext:value-type="float">
            <text:p>-0.09643605870021</text:p>
          </table:table-cell>
          <table:table-cell table:style-name="ce6" table:formula="of:=([.S3]-[.S6])/[.S3]" office:value-type="float" office:value="-0.268727705112961" calcext:value-type="float">
            <text:p>-0.268727705112961</text:p>
          </table:table-cell>
          <table:table-cell table:style-name="ce6" table:formula="of:=([.T3]-[.T6])/[.T3]" office:value-type="float" office:value="-0.648333813412432" calcext:value-type="float">
            <text:p>-0.648333813412432</text:p>
          </table:table-cell>
          <table:table-cell table:style-name="ce6"/>
          <table:table-cell table:style-name="ce6" table:formula="of:=([.V3]-[.V6])/[.V3]" office:value-type="float" office:value="-0.512199880720812" calcext:value-type="float">
            <text:p>-0.512199880720812</text:p>
          </table:table-cell>
          <table:table-cell table:style-name="ce6"/>
          <table:table-cell table:style-name="ce6" table:formula="of:=([.X3]-[.X6])/[.X3]" office:value-type="float" office:value="-0.608284619640134" calcext:value-type="float">
            <text:p>-0.608284619640134</text:p>
          </table:table-cell>
          <table:table-cell table:style-name="ce6"/>
          <table:table-cell table:style-name="ce6" table:formula="of:=([.Z3]-[.Z6])/[.Z3]" office:value-type="float" office:value="-0.00114387446595789" calcext:value-type="float">
            <text:p>-0.001143874465958</text:p>
          </table:table-cell>
          <table:table-cell table:style-name="ce6" table:formula="of:=([.AA3]-[.AA6])/[.AA3]" office:value-type="float" office:value="-0.0860150117444206" calcext:value-type="float">
            <text:p>-0.086015011744421</text:p>
          </table:table-cell>
          <table:table-cell table:style-name="ce24" table:number-columns-repeated="35"/>
        </table:table-row>
        <table:table-row table:style-name="ro4">
          <table:table-cell table:style-name="ce3"/>
          <table:table-cell table:style-name="ce7"/>
          <table:table-cell office:value-type="string" calcext:value-type="string">
            <text:p><text:span text:style-name="T5">OP</text:span> SCRAMBLE</text:p>
          </table:table-cell>
          <table:table-cell table:style-name="ce6" table:formula="of:=SUM([.F14:.W14])/14" office:value-type="float" office:value="-0.473049408106442" calcext:value-type="float">
            <text:p>-0.473049408106442</text:p>
          </table:table-cell>
          <table:table-cell table:style-name="ce29" table:formula="of:=[.D14]*(-1)" office:value-type="percentage" office:value="0.473049408106442" calcext:value-type="percentage">
            <text:p>47.30%</text:p>
          </table:table-cell>
          <table:table-cell table:style-name="ce6" table:formula="of:=([.F3]-[.F7])/[.F3]" office:value-type="float" office:value="-0.875172500313637" calcext:value-type="float">
            <text:p>-0.875172500313637</text:p>
          </table:table-cell>
          <table:table-cell table:style-name="ce6" table:formula="of:=([.G3]-[.G7])/[.G3]" office:value-type="float" office:value="-0.273291925465838" calcext:value-type="float">
            <text:p>-0.273291925465838</text:p>
          </table:table-cell>
          <table:table-cell table:style-name="ce6" table:formula="of:=([.H3]-[.H7])/[.H3]" office:value-type="float" office:value="-0.259075907590759" calcext:value-type="float">
            <text:p>-0.259075907590759</text:p>
          </table:table-cell>
          <table:table-cell table:style-name="ce6" table:formula="of:=([.I3]-[.I7])/[.I3]" office:value-type="float" office:value="-0.501596946684588" calcext:value-type="float">
            <text:p>-0.501596946684588</text:p>
          </table:table-cell>
          <table:table-cell table:style-name="ce6" table:number-columns-repeated="3"/>
          <table:table-cell table:style-name="ce6" table:formula="of:=([.M3]-[.M7])/[.M3]" office:value-type="float" office:value="-0.487485950953494" calcext:value-type="float">
            <text:p>-0.487485950953494</text:p>
          </table:table-cell>
          <table:table-cell table:style-name="ce6" table:formula="of:=([.N3]-[.N7])/[.N3]" office:value-type="float" office:value="-0.849869373566681" calcext:value-type="float">
            <text:p>-0.849869373566681</text:p>
          </table:table-cell>
          <table:table-cell table:style-name="ce6" table:formula="of:=([.O3]-[.O7])/[.O3]" office:value-type="float" office:value="-0.185699039487727" calcext:value-type="float">
            <text:p>-0.185699039487727</text:p>
          </table:table-cell>
          <table:table-cell table:style-name="ce6" table:number-columns-repeated="2"/>
          <table:table-cell table:style-name="ce6" table:formula="of:=([.R3]-[.R7])/[.R3]" office:value-type="float" office:value="-0.258123689727463" calcext:value-type="float">
            <text:p>-0.258123689727463</text:p>
          </table:table-cell>
          <table:table-cell table:style-name="ce6" table:formula="of:=([.S3]-[.S7])/[.S3]" office:value-type="float" office:value="-0.82738803012287" calcext:value-type="float">
            <text:p>-0.82738803012287</text:p>
          </table:table-cell>
          <table:table-cell table:style-name="ce6" table:formula="of:=([.T3]-[.T7])/[.T3]" office:value-type="float" office:value="-1.14580759793588" calcext:value-type="float">
            <text:p>-1.14580759793588</text:p>
          </table:table-cell>
          <table:table-cell table:style-name="ce6"/>
          <table:table-cell table:style-name="ce6" table:formula="of:=([.V3]-[.V7])/[.V3]" office:value-type="float" office:value="-0.95918075164126" calcext:value-type="float">
            <text:p>-0.95918075164126</text:p>
          </table:table-cell>
          <table:table-cell table:style-name="ce6"/>
          <table:table-cell table:style-name="ce6" table:formula="of:=([.X3]-[.X7])/[.X3]" office:value-type="float" office:value="-1.3002078095627" calcext:value-type="float">
            <text:p>-1.3002078095627</text:p>
          </table:table-cell>
          <table:table-cell table:style-name="ce6"/>
          <table:table-cell table:style-name="ce6" table:formula="of:=([.Z3]-[.Z7])/[.Z3]" office:value-type="float" office:value="-0.00629898491219739" calcext:value-type="float">
            <text:p>-0.006298984912197</text:p>
          </table:table-cell>
          <table:table-cell table:style-name="ce6" table:formula="of:=([.AA3]-[.AA7])/[.AA3]" office:value-type="float" office:value="-0.211849932105253" calcext:value-type="float">
            <text:p>-0.211849932105253</text:p>
          </table:table-cell>
          <table:table-cell table:style-name="ce24" table:number-columns-repeated="35"/>
        </table:table-row>
        <table:table-row table:style-name="ro4">
          <table:table-cell table:style-name="ce3"/>
          <table:table-cell table:style-name="ce7"/>
          <table:table-cell office:value-type="string" calcext:value-type="string">
            <text:p>OP SHIFT</text:p>
          </table:table-cell>
          <table:table-cell table:style-name="ce6" table:formula="of:=SUM([.F15:.W15])/14" office:value-type="float" office:value="-0.086575449621519" calcext:value-type="float">
            <text:p>-0.086575449621519</text:p>
          </table:table-cell>
          <table:table-cell table:style-name="ce29" table:formula="of:=[.D15]*(-1)" office:value-type="percentage" office:value="0.086575449621519" calcext:value-type="percentage">
            <text:p>8.66%</text:p>
          </table:table-cell>
          <table:table-cell table:style-name="ce6" table:formula="of:=([.F3]-[.F8])/[.F3]" office:value-type="float" office:value="-0.0973529042780077" calcext:value-type="float">
            <text:p>-0.097352904278008</text:p>
          </table:table-cell>
          <table:table-cell table:style-name="ce6" table:formula="of:=([.G3]-[.G8])/[.G3]" office:value-type="float" office:value="-0.0345755693581781" calcext:value-type="float">
            <text:p>-0.034575569358178</text:p>
          </table:table-cell>
          <table:table-cell table:style-name="ce6" table:formula="of:=([.H3]-[.H8])/[.H3]" office:value-type="float" office:value="-0.0793729372937294" calcext:value-type="float">
            <text:p>-0.079372937293729</text:p>
          </table:table-cell>
          <table:table-cell table:style-name="ce6" table:formula="of:=([.I3]-[.I8])/[.I3]" office:value-type="float" office:value="-0.1427451620414" calcext:value-type="float">
            <text:p>-0.1427451620414</text:p>
          </table:table-cell>
          <table:table-cell table:style-name="ce6" table:number-columns-repeated="3"/>
          <table:table-cell table:style-name="ce6" table:formula="of:=([.M3]-[.M8])/[.M3]" office:value-type="float" office:value="-0.0871742815516952" calcext:value-type="float">
            <text:p>-0.087174281551695</text:p>
          </table:table-cell>
          <table:table-cell table:style-name="ce6" table:formula="of:=([.N3]-[.N8])/[.N3]" office:value-type="float" office:value="-0.185739923597721" calcext:value-type="float">
            <text:p>-0.185739923597721</text:p>
          </table:table-cell>
          <table:table-cell table:style-name="ce6" table:formula="of:=([.O3]-[.O8])/[.O3]" office:value-type="float" office:value="-0.0298826040554963" calcext:value-type="float">
            <text:p>-0.029882604055496</text:p>
          </table:table-cell>
          <table:table-cell table:style-name="ce6" table:number-columns-repeated="2"/>
          <table:table-cell table:style-name="ce6" table:formula="of:=([.R3]-[.R8])/[.R3]" office:value-type="float" office:value="-0.0335429769392034" calcext:value-type="float">
            <text:p>-0.033542976939203</text:p>
          </table:table-cell>
          <table:table-cell table:style-name="ce6" table:formula="of:=([.S3]-[.S8])/[.S3]" office:value-type="float" office:value="-0.102127097370855" calcext:value-type="float">
            <text:p>-0.102127097370855</text:p>
          </table:table-cell>
          <table:table-cell table:style-name="ce6" table:formula="of:=([.T3]-[.T8])/[.T3]" office:value-type="float" office:value="-0.278969750838355" calcext:value-type="float">
            <text:p>-0.278969750838355</text:p>
          </table:table-cell>
          <table:table-cell table:style-name="ce6"/>
          <table:table-cell table:style-name="ce6" table:formula="of:=([.V3]-[.V8])/[.V3]" office:value-type="float" office:value="-0.140573087376624" calcext:value-type="float">
            <text:p>-0.140573087376624</text:p>
          </table:table-cell>
          <table:table-cell table:style-name="ce6"/>
          <table:table-cell table:style-name="ce6" table:formula="of:=([.X3]-[.X8])/[.X3]" office:value-type="float" office:value="-0.303750065542578" calcext:value-type="float">
            <text:p>-0.303750065542578</text:p>
          </table:table-cell>
          <table:table-cell table:style-name="ce6"/>
          <table:table-cell table:style-name="ce6" table:formula="of:=([.Z3]-[.Z8])/[.Z3]" office:value-type="float" office:value="-0.00114387446595789" calcext:value-type="float">
            <text:p>-0.001143874465958</text:p>
          </table:table-cell>
          <table:table-cell table:style-name="ce6" table:formula="of:=([.AA3]-[.AA8])/[.AA3]" office:value-type="float" office:value="-0.0123492793074774" calcext:value-type="float">
            <text:p>-0.012349279307477</text:p>
          </table:table-cell>
          <table:table-cell table:style-name="ce24" table:number-columns-repeated="35"/>
        </table:table-row>
        <table:table-row table:style-name="ro4">
          <table:table-cell table:style-name="ce7"/>
          <table:table-cell table:style-name="ce3"/>
          <table:table-cell office:value-type="string" calcext:value-type="string">
            <text:p>OP INVERSION</text:p>
          </table:table-cell>
          <table:table-cell table:style-name="ce6" table:formula="of:=SUM([.F16:.W16])/14" office:value-type="float" office:value="-0.0304337551738986" calcext:value-type="float">
            <text:p>-0.030433755173899</text:p>
          </table:table-cell>
          <table:table-cell table:style-name="ce29" table:formula="of:=[.D16]*(-1)" office:value-type="percentage" office:value="0.0304337551738986" calcext:value-type="percentage">
            <text:p>3.04%</text:p>
          </table:table-cell>
          <table:table-cell table:style-name="ce6" table:formula="of:=([.F3]-[.F9])/[.F3]" office:value-type="float" office:value="-0.0295445991719985" calcext:value-type="float">
            <text:p>-0.029544599171999</text:p>
          </table:table-cell>
          <table:table-cell table:style-name="ce6" table:formula="of:=([.G3]-[.G9])/[.G3]" office:value-type="float" office:value="-0.00745341614906832" calcext:value-type="float">
            <text:p>-0.007453416149068</text:p>
          </table:table-cell>
          <table:table-cell table:style-name="ce6" table:formula="of:=([.H3]-[.H9])/[.H3]" office:value-type="float" office:value="-0.0108910891089109" calcext:value-type="float">
            <text:p>-0.010891089108911</text:p>
          </table:table-cell>
          <table:table-cell table:style-name="ce6" table:formula="of:=([.I3]-[.I9])/[.I3]" office:value-type="float" office:value="-0.0898002062455906" calcext:value-type="float">
            <text:p>-0.089800206245591</text:p>
          </table:table-cell>
          <table:table-cell table:style-name="ce6" table:number-columns-repeated="3"/>
          <table:table-cell table:style-name="ce6" table:formula="of:=([.M3]-[.M9])/[.M3]" office:value-type="float" office:value="-0.0325273148774239" calcext:value-type="float">
            <text:p>-0.032527314877424</text:p>
          </table:table-cell>
          <table:table-cell table:style-name="ce6" table:formula="of:=([.N3]-[.N9])/[.N3]" office:value-type="float" office:value="-0.0659995789589444" calcext:value-type="float">
            <text:p>-0.065999578958944</text:p>
          </table:table-cell>
          <table:table-cell table:style-name="ce6" table:formula="of:=([.O3]-[.O9])/[.O3]" office:value-type="float" office:value="-0.0177872643187477" calcext:value-type="float">
            <text:p>-0.017787264318748</text:p>
          </table:table-cell>
          <table:table-cell table:style-name="ce6" table:number-columns-repeated="2"/>
          <table:table-cell table:style-name="ce6" table:formula="of:=([.R3]-[.R9])/[.R3]" office:value-type="float" office:value="-0.0440251572327044" calcext:value-type="float">
            <text:p>-0.044025157232704</text:p>
          </table:table-cell>
          <table:table-cell table:style-name="ce6" table:formula="of:=([.S3]-[.S9])/[.S3]" office:value-type="float" office:value="-0.0194873827454088" calcext:value-type="float">
            <text:p>-0.019487382745409</text:p>
          </table:table-cell>
          <table:table-cell table:style-name="ce6" table:formula="of:=([.T3]-[.T9])/[.T3]" office:value-type="float" office:value="-0.0600807234511222" calcext:value-type="float">
            <text:p>-0.060080723451122</text:p>
          </table:table-cell>
          <table:table-cell table:style-name="ce6"/>
          <table:table-cell table:style-name="ce6" table:formula="of:=([.V3]-[.V9])/[.V3]" office:value-type="float" office:value="-0.0484758401746611" calcext:value-type="float">
            <text:p>-0.048475840174661</text:p>
          </table:table-cell>
          <table:table-cell table:style-name="ce6"/>
          <table:table-cell table:style-name="ce6" table:formula="of:=([.X3]-[.X9])/[.X3]" office:value-type="float" office:value="-0.0713535631507307" calcext:value-type="float">
            <text:p>-0.071353563150731</text:p>
          </table:table-cell>
          <table:table-cell table:style-name="ce6"/>
          <table:table-cell table:style-name="ce6" table:formula="of:=([.Z3]-[.Z9])/[.Z3]" office:value-type="float" office:value="-0.000571937232979013" calcext:value-type="float">
            <text:p>-0.000571937232979</text:p>
          </table:table-cell>
          <table:table-cell table:style-name="ce6" table:formula="of:=([.AA3]-[.AA9])/[.AA3]" office:value-type="float" office:value="-0.00487006355874561" calcext:value-type="float">
            <text:p>-0.004870063558746</text:p>
          </table:table-cell>
          <table:table-cell table:style-name="ce24" table:number-columns-repeated="35"/>
        </table:table-row>
        <table:table-row table:style-name="ro4">
          <table:table-cell table:style-name="ce7" table:number-columns-repeated="2"/>
          <table:table-cell office:value-type="string" calcext:value-type="string">
            <text:p>OP INSERTION</text:p>
          </table:table-cell>
          <table:table-cell table:style-name="ce6" table:formula="of:=SUM([.F17:.W17])/14" office:value-type="float" office:value="-0.152210180531602" calcext:value-type="float">
            <text:p>-0.152210180531602</text:p>
          </table:table-cell>
          <table:table-cell table:style-name="ce29" table:formula="of:=[.D17]*(-1)" office:value-type="percentage" office:value="0.152210180531602" calcext:value-type="percentage">
            <text:p>15.22%</text:p>
          </table:table-cell>
          <table:table-cell table:style-name="ce6" table:formula="of:=([.F3]-[.F10])/[.F3]" office:value-type="float" office:value="-0.174476226320412" calcext:value-type="float">
            <text:p>-0.174476226320412</text:p>
          </table:table-cell>
          <table:table-cell table:style-name="ce6" table:formula="of:=([.G3]-[.G10])/[.G3]" office:value-type="float" office:value="-0.100621118012422" calcext:value-type="float">
            <text:p>-0.100621118012422</text:p>
          </table:table-cell>
          <table:table-cell table:style-name="ce6" table:formula="of:=([.H3]-[.H10])/[.H3]" office:value-type="float" office:value="-0.0339933993399339" calcext:value-type="float">
            <text:p>-0.033993399339934</text:p>
          </table:table-cell>
          <table:table-cell table:style-name="ce6" table:formula="of:=([.I3]-[.I10])/[.I3]" office:value-type="float" office:value="-0.225257473213095" calcext:value-type="float">
            <text:p>-0.225257473213095</text:p>
          </table:table-cell>
          <table:table-cell table:style-name="ce6" table:number-columns-repeated="3"/>
          <table:table-cell table:style-name="ce6" table:formula="of:=([.M3]-[.M10])/[.M3]" office:value-type="float" office:value="-0.227246195558569" calcext:value-type="float">
            <text:p>-0.227246195558569</text:p>
          </table:table-cell>
          <table:table-cell table:style-name="ce6" table:formula="of:=([.N3]-[.N10])/[.N3]" office:value-type="float" office:value="-0.230356765382342" calcext:value-type="float">
            <text:p>-0.230356765382342</text:p>
          </table:table-cell>
          <table:table-cell table:style-name="ce6" table:formula="of:=([.O3]-[.O10])/[.O3]" office:value-type="float" office:value="-0.153326218427606" calcext:value-type="float">
            <text:p>-0.153326218427606</text:p>
          </table:table-cell>
          <table:table-cell table:style-name="ce6" table:number-columns-repeated="2"/>
          <table:table-cell table:style-name="ce6" table:formula="of:=([.R3]-[.R10])/[.R3]" office:value-type="float" office:value="-0.0804507337526205" calcext:value-type="float">
            <text:p>-0.080450733752621</text:p>
          </table:table-cell>
          <table:table-cell table:style-name="ce6" table:formula="of:=([.S3]-[.S10])/[.S3]" office:value-type="float" office:value="-0.272955476284846" calcext:value-type="float">
            <text:p>-0.272955476284846</text:p>
          </table:table-cell>
          <table:table-cell table:style-name="ce6" table:formula="of:=([.T3]-[.T10])/[.T3]" office:value-type="float" office:value="-0.390366324472263" calcext:value-type="float">
            <text:p>-0.390366324472263</text:p>
          </table:table-cell>
          <table:table-cell table:style-name="ce6"/>
          <table:table-cell table:style-name="ce6" table:formula="of:=([.V3]-[.V10])/[.V3]" office:value-type="float" office:value="-0.241892596678323" calcext:value-type="float">
            <text:p>-0.241892596678323</text:p>
          </table:table-cell>
          <table:table-cell table:style-name="ce6"/>
          <table:table-cell table:style-name="ce6" table:formula="of:=([.X3]-[.X10])/[.X3]" office:value-type="float" office:value="-0.271906117192278" calcext:value-type="float">
            <text:p>-0.271906117192278</text:p>
          </table:table-cell>
          <table:table-cell table:style-name="ce6"/>
          <table:table-cell table:style-name="ce6" table:formula="of:=([.Z3]-[.Z10])/[.Z3]" office:value-type="float" office:value="-0.0261322347751578" calcext:value-type="float">
            <text:p>-0.026132234775158</text:p>
          </table:table-cell>
          <table:table-cell table:style-name="ce6" table:formula="of:=([.AA3]-[.AA10])/[.AA3]" office:value-type="float" office:value="-0.0158203442796167" calcext:value-type="float">
            <text:p>-0.015820344279617</text:p>
          </table:table-cell>
          <table:table-cell table:style-name="ce24" table:number-columns-repeated="35"/>
        </table:table-row>
        <table:table-row table:style-name="ro4">
          <table:table-cell table:style-name="ce7" table:number-columns-repeated="2"/>
          <table:table-cell office:value-type="string" calcext:value-type="string">
            <text:p>OP DISPLACEMENT</text:p>
          </table:table-cell>
          <table:table-cell table:style-name="ce6" table:formula="of:=SUM([.F18:.W18])/14" office:value-type="float" office:value="-0.0406035787773345" calcext:value-type="float">
            <text:p>-0.040603578777335</text:p>
          </table:table-cell>
          <table:table-cell table:style-name="ce29" table:formula="of:=[.D18]*(-1)" office:value-type="percentage" office:value="0.0406035787773345" calcext:value-type="percentage">
            <text:p>4.06%</text:p>
          </table:table-cell>
          <table:table-cell table:style-name="ce6" table:formula="of:=([.F3]-[.F11])/[.F3]" office:value-type="float" office:value="-0.0396123447497177" calcext:value-type="float">
            <text:p>-0.039612344749718</text:p>
          </table:table-cell>
          <table:table-cell table:style-name="ce6" table:formula="of:=([.G3]-[.G11])/[.G3]" office:value-type="float" office:value="-0.0289855072463769" calcext:value-type="float">
            <text:p>-0.028985507246377</text:p>
          </table:table-cell>
          <table:table-cell table:style-name="ce6" table:formula="of:=([.H3]-[.H11])/[.H3]" office:value-type="float" office:value="-0.00412541254125409" calcext:value-type="float">
            <text:p>-0.004125412541254</text:p>
          </table:table-cell>
          <table:table-cell table:style-name="ce6" table:formula="of:=([.I3]-[.I11])/[.I3]" office:value-type="float" office:value="-0.0689350870993868" calcext:value-type="float">
            <text:p>-0.068935087099387</text:p>
          </table:table-cell>
          <table:table-cell table:style-name="ce6" table:number-columns-repeated="3"/>
          <table:table-cell table:style-name="ce6" table:formula="of:=([.M3]-[.M11])/[.M3]" office:value-type="float" office:value="-0.0673971806359778" calcext:value-type="float">
            <text:p>-0.067397180635978</text:p>
          </table:table-cell>
          <table:table-cell table:style-name="ce6" table:formula="of:=([.N3]-[.N11])/[.N3]" office:value-type="float" office:value="-0.120712198201307" calcext:value-type="float">
            <text:p>-0.120712198201307</text:p>
          </table:table-cell>
          <table:table-cell table:style-name="ce6" table:formula="of:=([.O3]-[.O11])/[.O3]" office:value-type="float" office:value="-0.0064034151547492" calcext:value-type="float">
            <text:p>-0.006403415154749</text:p>
          </table:table-cell>
          <table:table-cell table:style-name="ce6" table:number-columns-repeated="2"/>
          <table:table-cell table:style-name="ce6" table:formula="of:=([.R3]-[.R11])/[.R3]" office:value-type="float" office:value="-0.00366876310272543" calcext:value-type="float">
            <text:p>-0.003668763102725</text:p>
          </table:table-cell>
          <table:table-cell table:style-name="ce6" table:formula="of:=([.S3]-[.S11])/[.S3]" office:value-type="float" office:value="-0.0458448936451314" calcext:value-type="float">
            <text:p>-0.045844893645131</text:p>
          </table:table-cell>
          <table:table-cell table:style-name="ce6" table:formula="of:=([.T3]-[.T11])/[.T3]" office:value-type="float" office:value="-0.098659766775925" calcext:value-type="float">
            <text:p>-0.098659766775925</text:p>
          </table:table-cell>
          <table:table-cell table:style-name="ce6"/>
          <table:table-cell table:style-name="ce6" table:formula="of:=([.V3]-[.V11])/[.V3]" office:value-type="float" office:value="-0.0841055337301318" calcext:value-type="float">
            <text:p>-0.084105533730132</text:p>
          </table:table-cell>
          <table:table-cell table:style-name="ce6"/>
          <table:table-cell table:style-name="ce6" table:formula="of:=([.X3]-[.X11])/[.X3]" office:value-type="float" office:value="-0.08512199953636" calcext:value-type="float">
            <text:p>-0.08512199953636</text:p>
          </table:table-cell>
          <table:table-cell table:style-name="ce6"/>
          <table:table-cell table:style-name="ce6" table:formula="of:=([.Z3]-[.Z11])/[.Z3]" office:value-type="float" office:value="-0.000571937232979148" calcext:value-type="float">
            <text:p>-0.000571937232979</text:p>
          </table:table-cell>
          <table:table-cell table:style-name="ce6" table:formula="of:=([.AA3]-[.AA11])/[.AA3]" office:value-type="float" office:value="-0.00893822153210707" calcext:value-type="float">
            <text:p>-0.008938221532107</text:p>
          </table:table-cell>
          <table:table-cell table:style-name="ce24" table:number-columns-repeated="35"/>
        </table:table-row>
        <table:table-row table:style-name="ro4">
          <table:table-cell table:style-name="ce12" office:value-type="string" calcext:value-type="string" table:number-columns-spanned="4" table:number-rows-spanned="1">
            <text:p>Relative error with respect to the best result of heuristics</text:p>
          </table:table-cell>
          <table:covered-table-cell/>
          <table:covered-table-cell table:style-name="Default"/>
          <table:covered-table-cell table:style-name="ce13" table:formula="of:=SUM([.F19:.W19])/3" office:value-type="float" office:value="0" calcext:value-type="float">
            <text:p>0</text:p>
          </table:covered-table-cell>
          <table:table-cell table:style-name="ce30"/>
          <table:table-cell table:style-name="Default"/>
          <table:table-cell table:number-columns-repeated="56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float" office:value="0.03" calcext:value-type="float">
            <text:p>0.03</text:p>
          </table:table-cell>
          <table:table-cell office:value-type="string" calcext:value-type="string">
            <text:p>OP SWAP</text:p>
          </table:table-cell>
          <table:table-cell table:style-name="ce6" table:formula="of:=SUM([.F20:.W20])/8" office:value-type="float" office:value="-0.175956718299494" calcext:value-type="float">
            <text:p>-0.175956718299494</text:p>
          </table:table-cell>
          <table:table-cell table:style-name="ce31" table:formula="of:=[.D20]*(-1)" office:value-type="percentage" office:value="0.175956718299494" calcext:value-type="percentage">
            <text:p>17.60%</text:p>
          </table:table-cell>
          <table:table-cell table:style-name="ce6" table:number-columns-repeated="4"/>
          <table:table-cell table:style-name="ce6" table:formula="of:=([.J4]-[.J6])/[.J4]" office:value-type="float" office:value="-0.347386741479634" calcext:value-type="float">
            <text:p>-0.347386741479634</text:p>
          </table:table-cell>
          <table:table-cell table:style-name="ce6" table:formula="of:=([.K4]-[.K6])/[.K4]" office:value-type="float" office:value="0" calcext:value-type="float">
            <text:p>0</text:p>
          </table:table-cell>
          <table:table-cell table:style-name="ce6" table:formula="of:=([.L4]-[.L6])/[.L4]" office:value-type="float" office:value="-0.229431123648331" calcext:value-type="float">
            <text:p>-0.229431123648331</text:p>
          </table:table-cell>
          <table:table-cell table:style-name="ce6" table:number-columns-repeated="3"/>
          <table:table-cell table:style-name="ce6" table:formula="of:=([.P4]-[.P6])/[.P4]" office:value-type="float" office:value="-0.00719424460431655" calcext:value-type="float">
            <text:p>-0.007194244604317</text:p>
          </table:table-cell>
          <table:table-cell table:style-name="ce6" table:formula="of:=([.Q4]-[.Q6])/[.Q4]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([.U4]-[.U6])/[.U4]" office:value-type="float" office:value="-0.292400209168555" calcext:value-type="float">
            <text:p>-0.292400209168555</text:p>
          </table:table-cell>
          <table:table-cell table:style-name="ce6"/>
          <table:table-cell table:style-name="ce6" table:formula="of:=([.W4]-[.W6])/[.W4]" office:value-type="float" office:value="-0.531241427495116" calcext:value-type="float">
            <text:p>-0.531241427495116</text:p>
          </table:table-cell>
          <table:table-cell table:style-name="ce6"/>
          <table:table-cell table:style-name="ce6" table:formula="of:=([.Y4]-[.Y6])/[.Y4]" office:value-type="float" office:value="-0.209217072532076" calcext:value-type="float">
            <text:p>-0.209217072532076</text:p>
          </table:table-cell>
          <table:table-cell table:style-name="ce6" table:number-columns-repeated="2"/>
          <table:table-cell table:number-columns-repeated="35"/>
        </table:table-row>
        <table:table-row table:style-name="ro4">
          <table:table-cell table:style-name="ce3"/>
          <table:table-cell table:style-name="ce7"/>
          <table:table-cell office:value-type="string" calcext:value-type="string">
            <text:p><text:span text:style-name="T5">OP</text:span> SCRAMBLE</text:p>
          </table:table-cell>
          <table:table-cell table:style-name="ce6" table:formula="of:=SUM([.F21:.W21])/8" office:value-type="float" office:value="-0.408225088535671" calcext:value-type="float">
            <text:p>-0.408225088535671</text:p>
          </table:table-cell>
          <table:table-cell table:style-name="ce31" table:formula="of:=[.D21]*(-1)" office:value-type="percentage" office:value="0.408225088535671" calcext:value-type="percentage">
            <text:p>40.82%</text:p>
          </table:table-cell>
          <table:table-cell table:style-name="ce6" table:number-columns-repeated="4"/>
          <table:table-cell table:style-name="ce6" table:formula="of:=([.J4]-[.J7])/[.J4]" office:value-type="float" office:value="-0.934902327514547" calcext:value-type="float">
            <text:p>-0.934902327514547</text:p>
          </table:table-cell>
          <table:table-cell table:style-name="ce6" table:formula="of:=([.K4]-[.K7])/[.K4]" office:value-type="float" office:value="0" calcext:value-type="float">
            <text:p>0</text:p>
          </table:table-cell>
          <table:table-cell table:style-name="ce6" table:formula="of:=([.L4]-[.L7])/[.L4]" office:value-type="float" office:value="-0.217677480018806" calcext:value-type="float">
            <text:p>-0.217677480018806</text:p>
          </table:table-cell>
          <table:table-cell table:style-name="ce6" table:number-columns-repeated="3"/>
          <table:table-cell table:style-name="ce6" table:formula="of:=([.P4]-[.P7])/[.P4]" office:value-type="float" office:value="-0.0572342126298962" calcext:value-type="float">
            <text:p>-0.057234212629896</text:p>
          </table:table-cell>
          <table:table-cell table:style-name="ce6" table:formula="of:=([.Q4]-[.Q7])/[.Q4]" office:value-type="float" office:value="-0.095431597093954" calcext:value-type="float">
            <text:p>-0.095431597093954</text:p>
          </table:table-cell>
          <table:table-cell table:style-name="ce6" table:number-columns-repeated="3"/>
          <table:table-cell table:style-name="ce6" table:formula="of:=([.U4]-[.U7])/[.U4]" office:value-type="float" office:value="-0.681337516704433" calcext:value-type="float">
            <text:p>-0.681337516704433</text:p>
          </table:table-cell>
          <table:table-cell table:style-name="ce6"/>
          <table:table-cell table:style-name="ce6" table:formula="of:=([.W4]-[.W7])/[.W4]" office:value-type="float" office:value="-1.27921757432373" calcext:value-type="float">
            <text:p>-1.27921757432373</text:p>
          </table:table-cell>
          <table:table-cell table:style-name="ce6"/>
          <table:table-cell table:style-name="ce6" table:formula="of:=([.Y4]-[.Y7])/[.Y4]" office:value-type="float" office:value="-0.512699659596753" calcext:value-type="float">
            <text:p>-0.512699659596753</text:p>
          </table:table-cell>
          <table:table-cell table:style-name="ce6" table:number-columns-repeated="2"/>
          <table:table-cell table:number-columns-repeated="35"/>
        </table:table-row>
        <table:table-row table:style-name="ro4">
          <table:table-cell table:style-name="ce3"/>
          <table:table-cell table:style-name="ce7"/>
          <table:table-cell office:value-type="string" calcext:value-type="string">
            <text:p>OP SHIFT</text:p>
          </table:table-cell>
          <table:table-cell table:style-name="ce6" table:formula="of:=SUM([.F22:.W22])/8" office:value-type="float" office:value="-0.064596573083957" calcext:value-type="float">
            <text:p>-0.064596573083957</text:p>
          </table:table-cell>
          <table:table-cell table:style-name="ce31" table:formula="of:=[.D22]*(-1)" office:value-type="percentage" office:value="0.064596573083957" calcext:value-type="percentage">
            <text:p>6.46%</text:p>
          </table:table-cell>
          <table:table-cell table:style-name="ce6" table:number-columns-repeated="4"/>
          <table:table-cell table:style-name="ce6" table:formula="of:=([.J4]-[.J8])/[.J4]" office:value-type="float" office:value="-0.132546238570241" calcext:value-type="float">
            <text:p>-0.132546238570241</text:p>
          </table:table-cell>
          <table:table-cell table:style-name="ce6" table:formula="of:=([.K4]-[.K8])/[.K4]" office:value-type="float" office:value="0" calcext:value-type="float">
            <text:p>0</text:p>
          </table:table-cell>
          <table:table-cell table:style-name="ce6" table:formula="of:=([.L4]-[.L8])/[.L4]" office:value-type="float" office:value="-0.118476727785614" calcext:value-type="float">
            <text:p>-0.118476727785614</text:p>
          </table:table-cell>
          <table:table-cell table:style-name="ce6" table:number-columns-repeated="3"/>
          <table:table-cell table:style-name="ce6" table:formula="of:=([.P4]-[.P8])/[.P4]" office:value-type="float" office:value="-0.00367705835331727" calcext:value-type="float">
            <text:p>-0.003677058353317</text:p>
          </table:table-cell>
          <table:table-cell table:style-name="ce6" table:formula="of:=([.Q4]-[.Q8])/[.Q4]" office:value-type="float" office:value="-0.0357098879448343" calcext:value-type="float">
            <text:p>-0.035709887944834</text:p>
          </table:table-cell>
          <table:table-cell table:style-name="ce6" table:number-columns-repeated="3"/>
          <table:table-cell table:style-name="ce6" table:formula="of:=([.U4]-[.U8])/[.U4]" office:value-type="float" office:value="-0.0788739759456162" calcext:value-type="float">
            <text:p>-0.078873975945616</text:p>
          </table:table-cell>
          <table:table-cell table:style-name="ce6"/>
          <table:table-cell table:style-name="ce6" table:formula="of:=([.W4]-[.W8])/[.W4]" office:value-type="float" office:value="-0.147488696072033" calcext:value-type="float">
            <text:p>-0.147488696072033</text:p>
          </table:table-cell>
          <table:table-cell table:style-name="ce6"/>
          <table:table-cell table:style-name="ce6" table:formula="of:=([.Y4]-[.Y8])/[.Y4]" office:value-type="float" office:value="-0.152134066509558" calcext:value-type="float">
            <text:p>-0.152134066509558</text:p>
          </table:table-cell>
          <table:table-cell table:style-name="ce6" table:number-columns-repeated="2"/>
          <table:table-cell table:number-columns-repeated="35"/>
        </table:table-row>
        <table:table-row table:style-name="ro4">
          <table:table-cell table:style-name="ce7"/>
          <table:table-cell table:style-name="ce3"/>
          <table:table-cell office:value-type="string" calcext:value-type="string">
            <text:p>OP INVERSION</text:p>
          </table:table-cell>
          <table:table-cell table:style-name="ce6" table:formula="of:=SUM([.F23:.W23])/8" office:value-type="float" office:value="-0.0117053447473329" calcext:value-type="float">
            <text:p>-0.011705344747333</text:p>
          </table:table-cell>
          <table:table-cell table:style-name="ce31" table:formula="of:=[.D23]*(-1)" office:value-type="percentage" office:value="0.0117053447473329" calcext:value-type="percentage">
            <text:p>1.17%</text:p>
          </table:table-cell>
          <table:table-cell table:style-name="ce6" table:number-columns-repeated="4"/>
          <table:table-cell table:style-name="ce6" table:formula="of:=([.J4]-[.J9])/[.J4]" office:value-type="float" office:value="-0.0246519118869493" calcext:value-type="float">
            <text:p>-0.024651911886949</text:p>
          </table:table-cell>
          <table:table-cell table:style-name="ce6" table:formula="of:=([.K4]-[.K9])/[.K4]" office:value-type="float" office:value="0" calcext:value-type="float">
            <text:p>0</text:p>
          </table:table-cell>
          <table:table-cell table:style-name="ce6" table:formula="of:=([.L4]-[.L9])/[.L4]" office:value-type="float" office:value="-0.00611189468735313" calcext:value-type="float">
            <text:p>-0.006111894687353</text:p>
          </table:table-cell>
          <table:table-cell table:style-name="ce6" table:number-columns-repeated="3"/>
          <table:table-cell table:style-name="ce6" table:formula="of:=([.P4]-[.P9])/[.P4]" office:value-type="float" office:value="-0.000799360511590655" calcext:value-type="float">
            <text:p>-0.000799360511591</text:p>
          </table:table-cell>
          <table:table-cell table:style-name="ce6" table:formula="of:=([.Q4]-[.Q9])/[.Q4]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([.U4]-[.U9])/[.U4]" office:value-type="float" office:value="-0.0426471442682006" calcext:value-type="float">
            <text:p>-0.042647144268201</text:p>
          </table:table-cell>
          <table:table-cell table:style-name="ce6"/>
          <table:table-cell table:style-name="ce6" table:formula="of:=([.W4]-[.W9])/[.W4]" office:value-type="float" office:value="-0.0194324466245695" calcext:value-type="float">
            <text:p>-0.01943244662457</text:p>
          </table:table-cell>
          <table:table-cell table:style-name="ce6"/>
          <table:table-cell table:style-name="ce6" table:formula="of:=([.Y4]-[.Y9])/[.Y4]" office:value-type="float" office:value="-0.0701754385964912" calcext:value-type="float">
            <text:p>-0.070175438596491</text:p>
          </table:table-cell>
          <table:table-cell table:style-name="ce6" table:number-columns-repeated="2"/>
          <table:table-cell table:number-columns-repeated="35"/>
        </table:table-row>
        <table:table-row table:style-name="ro4">
          <table:table-cell table:style-name="ce7" table:number-columns-repeated="2"/>
          <table:table-cell office:value-type="string" calcext:value-type="string">
            <text:p>OP INSERTION</text:p>
          </table:table-cell>
          <table:table-cell table:style-name="ce6" table:formula="of:=SUM([.F24:.W24])/8" office:value-type="float" office:value="-0.14421703692337" calcext:value-type="float">
            <text:p>-0.14421703692337</text:p>
          </table:table-cell>
          <table:table-cell table:style-name="ce31" table:formula="of:=[.D24]*(-1)" office:value-type="percentage" office:value="0.14421703692337" calcext:value-type="percentage">
            <text:p>14.42%</text:p>
          </table:table-cell>
          <table:table-cell table:style-name="ce6" table:number-columns-repeated="4"/>
          <table:table-cell table:style-name="ce6" table:formula="of:=([.J4]-[.J10])/[.J4]" office:value-type="float" office:value="-0.302174251870324" calcext:value-type="float">
            <text:p>-0.302174251870324</text:p>
          </table:table-cell>
          <table:table-cell table:style-name="ce6" table:formula="of:=([.K4]-[.K10])/[.K4]" office:value-type="float" office:value="-0.0126055433629122" calcext:value-type="float">
            <text:p>-0.012605543362912</text:p>
          </table:table-cell>
          <table:table-cell table:style-name="ce6" table:formula="of:=([.L4]-[.L10])/[.L4]" office:value-type="float" office:value="-0.251057827926657" calcext:value-type="float">
            <text:p>-0.251057827926657</text:p>
          </table:table-cell>
          <table:table-cell table:style-name="ce6" table:number-columns-repeated="3"/>
          <table:table-cell table:style-name="ce6" table:formula="of:=([.P4]-[.P10])/[.P4]" office:value-type="float" office:value="-0.000799360511590655" calcext:value-type="float">
            <text:p>-0.000799360511591</text:p>
          </table:table-cell>
          <table:table-cell table:style-name="ce6" table:formula="of:=([.Q4]-[.Q10])/[.Q4]" office:value-type="float" office:value="-0.0485161925871199" calcext:value-type="float">
            <text:p>-0.04851619258712</text:p>
          </table:table-cell>
          <table:table-cell table:style-name="ce6" table:number-columns-repeated="3"/>
          <table:table-cell table:style-name="ce6" table:formula="of:=([.U4]-[.U10])/[.U4]" office:value-type="float" office:value="-0.157544593573877" calcext:value-type="float">
            <text:p>-0.157544593573877</text:p>
          </table:table-cell>
          <table:table-cell table:style-name="ce6"/>
          <table:table-cell table:style-name="ce6" table:formula="of:=([.W4]-[.W10])/[.W4]" office:value-type="float" office:value="-0.381038525554476" calcext:value-type="float">
            <text:p>-0.381038525554476</text:p>
          </table:table-cell>
          <table:table-cell table:style-name="ce6"/>
          <table:table-cell table:style-name="ce6" table:formula="of:=([.Y4]-[.Y10])/[.Y4]" office:value-type="float" office:value="-0.180937418172296" calcext:value-type="float">
            <text:p>-0.180937418172296</text:p>
          </table:table-cell>
          <table:table-cell table:style-name="ce6" table:number-columns-repeated="2"/>
          <table:table-cell table:number-columns-repeated="35"/>
        </table:table-row>
        <table:table-row table:style-name="ro4">
          <table:table-cell table:style-name="ce7" table:number-columns-repeated="2"/>
          <table:table-cell office:value-type="string" calcext:value-type="string">
            <text:p>OP DISPLACEMENT</text:p>
          </table:table-cell>
          <table:table-cell table:style-name="ce6" table:formula="of:=SUM([.F25:.W25])/8" office:value-type="float" office:value="-0.0292463343362658" calcext:value-type="float">
            <text:p>-0.029246334336266</text:p>
          </table:table-cell>
          <table:table-cell table:style-name="ce31" table:formula="of:=[.D25]*(-1)" office:value-type="percentage" office:value="0.0292463343362658" calcext:value-type="percentage">
            <text:p>2.92%</text:p>
          </table:table-cell>
          <table:table-cell table:style-name="ce6" table:number-columns-repeated="4"/>
          <table:table-cell table:style-name="ce6" table:formula="of:=([.J4]-[.J11])/[.J4]" office:value-type="float" office:value="-0.0594217581047382" calcext:value-type="float">
            <text:p>-0.059421758104738</text:p>
          </table:table-cell>
          <table:table-cell table:style-name="ce6" table:formula="of:=([.K4]-[.K11])/[.K4]" office:value-type="float" office:value="0" calcext:value-type="float">
            <text:p>0</text:p>
          </table:table-cell>
          <table:table-cell table:style-name="ce6" table:formula="of:=([.L4]-[.L11])/[.L4]" office:value-type="float" office:value="0.00188058298072408" calcext:value-type="float">
            <text:p>0.001880582980724</text:p>
          </table:table-cell>
          <table:table-cell table:style-name="ce6" table:number-columns-repeated="3"/>
          <table:table-cell table:style-name="ce6" table:formula="of:=([.P4]-[.P11])/[.P4]" office:value-type="float" office:value="-0.00575539568345324" calcext:value-type="float">
            <text:p>-0.005755395683453</text:p>
          </table:table-cell>
          <table:table-cell table:style-name="ce6" table:formula="of:=([.Q4]-[.Q11])/[.Q4]" office:value-type="float" office:value="-0.0177318064277798" calcext:value-type="float">
            <text:p>-0.01773180642778</text:p>
          </table:table-cell>
          <table:table-cell table:style-name="ce6" table:number-columns-repeated="3"/>
          <table:table-cell table:style-name="ce6" table:formula="of:=([.U4]-[.U11])/[.U4]" office:value-type="float" office:value="-0.0667305792806925" calcext:value-type="float">
            <text:p>-0.066730579280693</text:p>
          </table:table-cell>
          <table:table-cell table:style-name="ce6"/>
          <table:table-cell table:style-name="ce6" table:formula="of:=([.W4]-[.W11])/[.W4]" office:value-type="float" office:value="-0.0862117181741868" calcext:value-type="float">
            <text:p>-0.086211718174187</text:p>
          </table:table-cell>
          <table:table-cell table:style-name="ce6"/>
          <table:table-cell table:style-name="ce6" table:formula="of:=([.Y4]-[.Y11])/[.Y4]" office:value-type="float" office:value="-0.0597014925373134" calcext:value-type="float">
            <text:p>-0.059701492537313</text:p>
          </table:table-cell>
          <table:table-cell table:style-name="ce6" table:number-columns-repeated="2"/>
          <table:table-cell table:number-columns-repeated="35"/>
        </table:table-row>
        <table:table-row table:style-name="ro4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56"/>
        </table:table-row>
        <table:table-row table:style-name="ro5">
          <table:table-cell table:number-columns-repeated="2"/>
          <table:table-cell table:style-name="Default"/>
          <table:table-cell/>
          <table:table-cell table:style-name="ce41" office:value-type="string" calcext:value-type="string">
            <text:p>E</text:p>
          </table:table-cell>
          <table:table-cell table:style-name="Default" office:value-type="string" calcext:value-type="string">
            <text:p>E</text:p>
          </table:table-cell>
          <table:table-cell table:number-columns-repeated="56"/>
        </table:table-row>
        <table:table-row table:style-name="ro4">
          <table:table-cell/>
          <table:table-cell office:value-type="string" calcext:value-type="string">
            <text:p>OPX</text:p>
          </table:table-cell>
          <table:table-cell office:value-type="string" calcext:value-type="string">
            <text:p>OPX SWAP</text:p>
          </table:table-cell>
          <table:table-cell/>
          <table:table-cell table:formula="of:=[.E13]" office:value-type="percentage" office:value="0.225215385405727" calcext:value-type="percentage">
            <text:p>22.52%</text:p>
          </table:table-cell>
          <table:table-cell table:formula="of:=[.E20]" office:value-type="percentage" office:value="0.175956718299494" calcext:value-type="percentage">
            <text:p>17.60%</text:p>
          </table:table-cell>
          <table:table-cell table:number-columns-repeated="56"/>
        </table:table-row>
        <table:table-row table:style-name="ro4">
          <table:table-cell/>
          <table:table-cell office:value-type="string" calcext:value-type="string">
            <text:p>OPX</text:p>
          </table:table-cell>
          <table:table-cell office:value-type="string" calcext:value-type="string">
            <text:p><text:span text:style-name="T5">OPX</text:span> SCRAMBLE</text:p>
          </table:table-cell>
          <table:table-cell/>
          <table:table-cell table:formula="of:=[.E14]" office:value-type="percentage" office:value="0.473049408106442" calcext:value-type="percentage">
            <text:p>47.30%</text:p>
          </table:table-cell>
          <table:table-cell table:formula="of:=[.E21]" office:value-type="percentage" office:value="0.408225088535671" calcext:value-type="percentage">
            <text:p>40.82%</text:p>
          </table:table-cell>
          <table:table-cell table:number-columns-repeated="56"/>
        </table:table-row>
        <table:table-row table:style-name="ro4">
          <table:table-cell/>
          <table:table-cell office:value-type="string" calcext:value-type="string">
            <text:p>OPX</text:p>
          </table:table-cell>
          <table:table-cell office:value-type="string" calcext:value-type="string">
            <text:p>OPX SHIFT</text:p>
          </table:table-cell>
          <table:table-cell/>
          <table:table-cell table:formula="of:=[.E15]" office:value-type="percentage" office:value="0.086575449621519" calcext:value-type="percentage">
            <text:p>8.66%</text:p>
          </table:table-cell>
          <table:table-cell table:formula="of:=[.E22]" office:value-type="percentage" office:value="0.064596573083957" calcext:value-type="percentage">
            <text:p>6.46%</text:p>
          </table:table-cell>
          <table:table-cell table:number-columns-repeated="56"/>
        </table:table-row>
        <table:table-row table:style-name="ro4">
          <table:table-cell/>
          <table:table-cell office:value-type="string" calcext:value-type="string">
            <text:p>OPX</text:p>
          </table:table-cell>
          <table:table-cell office:value-type="string" calcext:value-type="string">
            <text:p>OPX INVERSION</text:p>
          </table:table-cell>
          <table:table-cell/>
          <table:table-cell table:formula="of:=[.E16]" office:value-type="percentage" office:value="0.0304337551738986" calcext:value-type="percentage">
            <text:p>3.04%</text:p>
          </table:table-cell>
          <table:table-cell table:formula="of:=[.E23]" office:value-type="percentage" office:value="0.0117053447473329" calcext:value-type="percentage">
            <text:p>1.17%</text:p>
          </table:table-cell>
          <table:table-cell table:number-columns-repeated="56"/>
        </table:table-row>
        <table:table-row table:style-name="ro4">
          <table:table-cell/>
          <table:table-cell office:value-type="string" calcext:value-type="string">
            <text:p>OPX</text:p>
          </table:table-cell>
          <table:table-cell office:value-type="string" calcext:value-type="string">
            <text:p>OPX INSERTION</text:p>
          </table:table-cell>
          <table:table-cell/>
          <table:table-cell table:formula="of:=[.E17]" office:value-type="percentage" office:value="0.152210180531602" calcext:value-type="percentage">
            <text:p>15.22%</text:p>
          </table:table-cell>
          <table:table-cell table:formula="of:=[.E24]" office:value-type="percentage" office:value="0.14421703692337" calcext:value-type="percentage">
            <text:p>14.42%</text:p>
          </table:table-cell>
          <table:table-cell table:number-columns-repeated="56"/>
        </table:table-row>
        <table:table-row table:style-name="ro4">
          <table:table-cell/>
          <table:table-cell office:value-type="string" calcext:value-type="string">
            <text:p>OPX</text:p>
          </table:table-cell>
          <table:table-cell office:value-type="string" calcext:value-type="string">
            <text:p>OPX DISPLACEMENT</text:p>
          </table:table-cell>
          <table:table-cell/>
          <table:table-cell table:formula="of:=[.E18]" office:value-type="percentage" office:value="0.0406035787773345" calcext:value-type="percentage">
            <text:p>4.06%</text:p>
          </table:table-cell>
          <table:table-cell table:formula="of:=[.E25]" office:value-type="percentage" office:value="0.0292463343362658" calcext:value-type="percentage">
            <text:p>2.92%</text:p>
          </table:table-cell>
          <table:table-cell table:number-columns-repeated="56"/>
        </table:table-row>
        <table:table-row table:style-name="ro4">
          <table:table-cell/>
          <table:table-cell office:value-type="string" calcext:value-type="string">
            <text:p>MX</text:p>
          </table:table-cell>
          <table:table-cell office:value-type="string" calcext:value-type="string">
            <text:p>MX SWAP</text:p>
          </table:table-cell>
          <table:table-cell/>
          <table:table-cell office:value-type="percentage" office:value="0.111032131113492" calcext:value-type="percentage">
            <text:p>11.10%</text:p>
          </table:table-cell>
          <table:table-cell office:value-type="percentage" office:value="0.0932589136336271" calcext:value-type="percentage">
            <text:p>9.33%</text:p>
          </table:table-cell>
          <table:table-cell table:number-columns-repeated="56"/>
        </table:table-row>
        <table:table-row table:style-name="ro4">
          <table:table-cell/>
          <table:table-cell office:value-type="string" calcext:value-type="string">
            <text:p>MX</text:p>
          </table:table-cell>
          <table:table-cell office:value-type="string" calcext:value-type="string">
            <text:p><text:span text:style-name="T5">MX</text:span> SCRAMBLE</text:p>
          </table:table-cell>
          <table:table-cell/>
          <table:table-cell office:value-type="percentage" office:value="0.153974919411553" calcext:value-type="percentage">
            <text:p>15.40%</text:p>
          </table:table-cell>
          <table:table-cell office:value-type="percentage" office:value="0.153105892602315" calcext:value-type="percentage">
            <text:p>15.31%</text:p>
          </table:table-cell>
          <table:table-cell table:number-columns-repeated="56"/>
        </table:table-row>
        <table:table-row table:style-name="ro4">
          <table:table-cell/>
          <table:table-cell office:value-type="string" calcext:value-type="string">
            <text:p>MX</text:p>
          </table:table-cell>
          <table:table-cell office:value-type="string" calcext:value-type="string">
            <text:p>MX SHIFT</text:p>
          </table:table-cell>
          <table:table-cell/>
          <table:table-cell office:value-type="percentage" office:value="0.0790605004234882" calcext:value-type="percentage">
            <text:p>7.91%</text:p>
          </table:table-cell>
          <table:table-cell office:value-type="percentage" office:value="0.0612758105070232" calcext:value-type="percentage">
            <text:p>6.13%</text:p>
          </table:table-cell>
          <table:table-cell table:number-columns-repeated="56"/>
        </table:table-row>
        <table:table-row table:style-name="ro4">
          <table:table-cell/>
          <table:table-cell office:value-type="string" calcext:value-type="string">
            <text:p>MX</text:p>
          </table:table-cell>
          <table:table-cell office:value-type="string" calcext:value-type="string">
            <text:p>MX INVERSION</text:p>
          </table:table-cell>
          <table:table-cell/>
          <table:table-cell office:value-type="percentage" office:value="0.00966881656076801" calcext:value-type="percentage">
            <text:p>0.97%</text:p>
          </table:table-cell>
          <table:table-cell office:value-type="percentage" office:value="0.000966276673094462" calcext:value-type="percentage">
            <text:p>0.10%</text:p>
          </table:table-cell>
          <table:table-cell table:number-columns-repeated="56"/>
        </table:table-row>
        <table:table-row table:style-name="ro4">
          <table:table-cell/>
          <table:table-cell office:value-type="string" calcext:value-type="string">
            <text:p>MX</text:p>
          </table:table-cell>
          <table:table-cell office:value-type="string" calcext:value-type="string">
            <text:p>MX INSERTION</text:p>
          </table:table-cell>
          <table:table-cell/>
          <table:table-cell office:value-type="percentage" office:value="0.129902292752054" calcext:value-type="percentage">
            <text:p>12.99%</text:p>
          </table:table-cell>
          <table:table-cell office:value-type="percentage" office:value="0.112673220851628" calcext:value-type="percentage">
            <text:p>11.27%</text:p>
          </table:table-cell>
          <table:table-cell table:number-columns-repeated="56"/>
        </table:table-row>
        <table:table-row table:style-name="ro4">
          <table:table-cell/>
          <table:table-cell office:value-type="string" calcext:value-type="string">
            <text:p>MX</text:p>
          </table:table-cell>
          <table:table-cell office:value-type="string" calcext:value-type="string">
            <text:p>MX DISPLACEMENT</text:p>
          </table:table-cell>
          <table:table-cell/>
          <table:table-cell office:value-type="percentage" office:value="0.0250629141405696" calcext:value-type="percentage">
            <text:p>2.51%</text:p>
          </table:table-cell>
          <table:table-cell office:value-type="percentage" office:value="0.0165244404106114" calcext:value-type="percentage">
            <text:p>1.65%</text:p>
          </table:table-cell>
          <table:table-cell table:number-columns-repeated="56"/>
        </table:table-row>
        <table:table-row table:style-name="ro4">
          <table:table-cell/>
          <table:table-cell office:value-type="string" calcext:value-type="string">
            <text:p>OBX</text:p>
          </table:table-cell>
          <table:table-cell office:value-type="string" calcext:value-type="string">
            <text:p>OBX SWAP</text:p>
          </table:table-cell>
          <table:table-cell/>
          <table:table-cell office:value-type="percentage" office:value="0.230131255412652" calcext:value-type="percentage">
            <text:p>23.01%</text:p>
          </table:table-cell>
          <table:table-cell office:value-type="percentage" office:value="0.242026080461142" calcext:value-type="percentage">
            <text:p>24.20%</text:p>
          </table:table-cell>
          <table:table-cell table:number-columns-repeated="56"/>
        </table:table-row>
        <table:table-row table:style-name="ro4">
          <table:table-cell/>
          <table:table-cell office:value-type="string" calcext:value-type="string">
            <text:p>OBX</text:p>
          </table:table-cell>
          <table:table-cell office:value-type="string" calcext:value-type="string">
            <text:p>OBX SCRAMBLE</text:p>
          </table:table-cell>
          <table:table-cell/>
          <table:table-cell office:value-type="percentage" office:value="0.24025185381966" calcext:value-type="percentage">
            <text:p>24.03%</text:p>
          </table:table-cell>
          <table:table-cell office:value-type="percentage" office:value="0.237237402527874" calcext:value-type="percentage">
            <text:p>23.72%</text:p>
          </table:table-cell>
          <table:table-cell table:number-columns-repeated="56"/>
        </table:table-row>
        <table:table-row table:style-name="ro4">
          <table:table-cell/>
          <table:table-cell office:value-type="string" calcext:value-type="string">
            <text:p>OBX</text:p>
          </table:table-cell>
          <table:table-cell office:value-type="string" calcext:value-type="string">
            <text:p>OBX SHIFT</text:p>
          </table:table-cell>
          <table:table-cell/>
          <table:table-cell office:value-type="percentage" office:value="0.207628245057309" calcext:value-type="percentage">
            <text:p>20.76%</text:p>
          </table:table-cell>
          <table:table-cell office:value-type="percentage" office:value="0.203036744263192" calcext:value-type="percentage">
            <text:p>20.30%</text:p>
          </table:table-cell>
          <table:table-cell table:number-columns-repeated="56"/>
        </table:table-row>
        <table:table-row table:style-name="ro4">
          <table:table-cell/>
          <table:table-cell office:value-type="string" calcext:value-type="string">
            <text:p>OBX</text:p>
          </table:table-cell>
          <table:table-cell office:value-type="string" calcext:value-type="string">
            <text:p>OBX INVERSION</text:p>
          </table:table-cell>
          <table:table-cell/>
          <table:table-cell office:value-type="percentage" office:value="0.153088709781566" calcext:value-type="percentage">
            <text:p>15.31%</text:p>
          </table:table-cell>
          <table:table-cell office:value-type="percentage" office:value="0.127952849387018" calcext:value-type="percentage">
            <text:p>12.80%</text:p>
          </table:table-cell>
          <table:table-cell table:number-columns-repeated="56"/>
        </table:table-row>
        <table:table-row table:style-name="ro4">
          <table:table-cell/>
          <table:table-cell office:value-type="string" calcext:value-type="string">
            <text:p>OBX</text:p>
          </table:table-cell>
          <table:table-cell office:value-type="string" calcext:value-type="string">
            <text:p>OBX INSERTION</text:p>
          </table:table-cell>
          <table:table-cell/>
          <table:table-cell office:value-type="percentage" office:value="0.224649958522873" calcext:value-type="percentage">
            <text:p>22.46%</text:p>
          </table:table-cell>
          <table:table-cell office:value-type="percentage" office:value="0.228106687436015" calcext:value-type="percentage">
            <text:p>22.81%</text:p>
          </table:table-cell>
          <table:table-cell table:number-columns-repeated="56"/>
        </table:table-row>
        <table:table-row table:style-name="ro4">
          <table:table-cell/>
          <table:table-cell office:value-type="string" calcext:value-type="string">
            <text:p>OBX</text:p>
          </table:table-cell>
          <table:table-cell office:value-type="string" calcext:value-type="string">
            <text:p>OBX DISPLACEMENT</text:p>
          </table:table-cell>
          <table:table-cell/>
          <table:table-cell office:value-type="percentage" office:value="0.185150340548837" calcext:value-type="percentage">
            <text:p>18.52%</text:p>
          </table:table-cell>
          <table:table-cell office:value-type="percentage" office:value="0.165475553303213" calcext:value-type="percentage">
            <text:p>16.55%</text:p>
          </table:table-cell>
          <table:table-cell table:number-columns-repeated="56"/>
        </table:table-row>
        <table:table-row table:style-name="ro4">
          <table:table-cell/>
          <table:table-cell office:value-type="string" calcext:value-type="string">
            <text:p>OX</text:p>
          </table:table-cell>
          <table:table-cell table:style-name="ce21" office:value-type="string" calcext:value-type="string">
            <text:p>OX SWAP</text:p>
          </table:table-cell>
          <table:table-cell/>
          <table:table-cell office:value-type="percentage" office:value="0.021318281931217" calcext:value-type="percentage">
            <text:p>2.13%</text:p>
          </table:table-cell>
          <table:table-cell office:value-type="percentage" office:value="0.00846759614642881" calcext:value-type="percentage">
            <text:p>0.85%</text:p>
          </table:table-cell>
          <table:table-cell table:number-columns-repeated="56"/>
        </table:table-row>
        <table:table-row table:style-name="ro4">
          <table:table-cell/>
          <table:table-cell office:value-type="string" calcext:value-type="string">
            <text:p>OX</text:p>
          </table:table-cell>
          <table:table-cell table:style-name="ce21" office:value-type="string" calcext:value-type="string">
            <text:p>OX SCRAMBLE</text:p>
          </table:table-cell>
          <table:table-cell/>
          <table:table-cell office:value-type="percentage" office:value="0.0155800402205076" calcext:value-type="percentage">
            <text:p>1.56%</text:p>
          </table:table-cell>
          <table:table-cell office:value-type="percentage" office:value="0.00695072394121588" calcext:value-type="percentage">
            <text:p>0.70%</text:p>
          </table:table-cell>
          <table:table-cell table:number-columns-repeated="56"/>
        </table:table-row>
        <table:table-row table:style-name="ro4">
          <table:table-cell/>
          <table:table-cell office:value-type="string" calcext:value-type="string">
            <text:p>OX</text:p>
          </table:table-cell>
          <table:table-cell table:style-name="ce21" office:value-type="string" calcext:value-type="string">
            <text:p>OX SHIFT</text:p>
          </table:table-cell>
          <table:table-cell/>
          <table:table-cell office:value-type="percentage" office:value="0.0210055642575672" calcext:value-type="percentage">
            <text:p>2.10%</text:p>
          </table:table-cell>
          <table:table-cell office:value-type="percentage" office:value="0.00951992545583698" calcext:value-type="percentage">
            <text:p>0.95%</text:p>
          </table:table-cell>
          <table:table-cell table:number-columns-repeated="56"/>
        </table:table-row>
        <table:table-row table:style-name="ro4">
          <table:table-cell/>
          <table:table-cell office:value-type="string" calcext:value-type="string">
            <text:p>OX</text:p>
          </table:table-cell>
          <table:table-cell table:style-name="ce21" office:value-type="string" calcext:value-type="string">
            <text:p>OX INVERSION</text:p>
          </table:table-cell>
          <table:table-cell/>
          <table:table-cell office:value-type="percentage" office:value="0.00990533034315376" calcext:value-type="percentage">
            <text:p>0.99%</text:p>
          </table:table-cell>
          <table:table-cell office:value-type="percentage" office:value="0.00173992232421701" calcext:value-type="percentage">
            <text:p>0.17%</text:p>
          </table:table-cell>
          <table:table-cell table:number-columns-repeated="56"/>
        </table:table-row>
        <table:table-row table:style-name="ro4">
          <table:table-cell/>
          <table:table-cell office:value-type="string" calcext:value-type="string">
            <text:p>OX</text:p>
          </table:table-cell>
          <table:table-cell table:style-name="ce21" office:value-type="string" calcext:value-type="string">
            <text:p>OX INSERTION</text:p>
          </table:table-cell>
          <table:table-cell/>
          <table:table-cell office:value-type="percentage" office:value="0.022155722397968" calcext:value-type="percentage">
            <text:p>2.22%</text:p>
          </table:table-cell>
          <table:table-cell office:value-type="percentage" office:value="0.0117829297875248" calcext:value-type="percentage">
            <text:p>1.18%</text:p>
          </table:table-cell>
          <table:table-cell table:number-columns-repeated="56"/>
        </table:table-row>
        <table:table-row table:style-name="ro4">
          <table:table-cell/>
          <table:table-cell office:value-type="string" calcext:value-type="string">
            <text:p>OX</text:p>
          </table:table-cell>
          <table:table-cell table:style-name="ce21" office:value-type="string" calcext:value-type="string">
            <text:p>OX DISPLACEMENT</text:p>
          </table:table-cell>
          <table:table-cell/>
          <table:table-cell office:value-type="percentage" office:value="0.0164350166690319" calcext:value-type="percentage">
            <text:p>1.64%</text:p>
          </table:table-cell>
          <table:table-cell office:value-type="percentage" office:value="0.015772273002761" calcext:value-type="percentage">
            <text:p>1.58%</text:p>
          </table:table-cell>
          <table:table-cell table:number-columns-repeated="56"/>
        </table:table-row>
        <table:table-row table:style-name="ro4">
          <table:table-cell/>
          <table:table-cell office:value-type="string" calcext:value-type="string">
            <text:p>LOX</text:p>
          </table:table-cell>
          <table:table-cell table:style-name="ce22" office:value-type="string" calcext:value-type="string">
            <text:p>LOX SWAP</text:p>
          </table:table-cell>
          <table:table-cell/>
          <table:table-cell office:value-type="percentage" office:value="0.0864403186048973" calcext:value-type="percentage">
            <text:p>8.64%</text:p>
          </table:table-cell>
          <table:table-cell office:value-type="percentage" office:value="0.077728586615765" calcext:value-type="percentage">
            <text:p>7.77%</text:p>
          </table:table-cell>
          <table:table-cell table:number-columns-repeated="56"/>
        </table:table-row>
        <table:table-row table:style-name="ro4">
          <table:table-cell/>
          <table:table-cell office:value-type="string" calcext:value-type="string">
            <text:p>LOX</text:p>
          </table:table-cell>
          <table:table-cell table:style-name="ce22" office:value-type="string" calcext:value-type="string">
            <text:p>LOX SCRAMBLE</text:p>
          </table:table-cell>
          <table:table-cell/>
          <table:table-cell office:value-type="percentage" office:value="0.0872553429309414" calcext:value-type="percentage">
            <text:p>8.73%</text:p>
          </table:table-cell>
          <table:table-cell office:value-type="percentage" office:value="0.0912594625315163" calcext:value-type="percentage">
            <text:p>9.13%</text:p>
          </table:table-cell>
          <table:table-cell table:number-columns-repeated="56"/>
        </table:table-row>
        <table:table-row table:style-name="ro4">
          <table:table-cell/>
          <table:table-cell office:value-type="string" calcext:value-type="string">
            <text:p>LOX</text:p>
          </table:table-cell>
          <table:table-cell table:style-name="ce22" office:value-type="string" calcext:value-type="string">
            <text:p>LOX SHIFT</text:p>
          </table:table-cell>
          <table:table-cell/>
          <table:table-cell office:value-type="percentage" office:value="0.0925414760531153" calcext:value-type="percentage">
            <text:p>9.25%</text:p>
          </table:table-cell>
          <table:table-cell office:value-type="percentage" office:value="0.0796332027529849" calcext:value-type="percentage">
            <text:p>7.96%</text:p>
          </table:table-cell>
          <table:table-cell table:number-columns-repeated="56"/>
        </table:table-row>
        <table:table-row table:style-name="ro4">
          <table:table-cell/>
          <table:table-cell office:value-type="string" calcext:value-type="string">
            <text:p>LOX</text:p>
          </table:table-cell>
          <table:table-cell table:style-name="ce22" office:value-type="string" calcext:value-type="string">
            <text:p>LOX INVERSION</text:p>
          </table:table-cell>
          <table:table-cell/>
          <table:table-cell office:value-type="percentage" office:value="0.0102409811145882" calcext:value-type="percentage">
            <text:p>1.02%</text:p>
          </table:table-cell>
          <table:table-cell office:value-type="percentage" office:value="0.00336867296759815" calcext:value-type="percentage">
            <text:p>0.34%</text:p>
          </table:table-cell>
          <table:table-cell table:number-columns-repeated="56"/>
        </table:table-row>
        <table:table-row table:style-name="ro4">
          <table:table-cell/>
          <table:table-cell office:value-type="string" calcext:value-type="string">
            <text:p>LOX</text:p>
          </table:table-cell>
          <table:table-cell table:style-name="ce22" office:value-type="string" calcext:value-type="string">
            <text:p>LOX INSERTION</text:p>
          </table:table-cell>
          <table:table-cell/>
          <table:table-cell office:value-type="percentage" office:value="0.0948368129652243" calcext:value-type="percentage">
            <text:p>9.48%</text:p>
          </table:table-cell>
          <table:table-cell office:value-type="percentage" office:value="0.0915096076716535" calcext:value-type="percentage">
            <text:p>9.15%</text:p>
          </table:table-cell>
          <table:table-cell table:number-columns-repeated="56"/>
        </table:table-row>
        <table:table-row table:style-name="ro4">
          <table:table-cell/>
          <table:table-cell office:value-type="string" calcext:value-type="string">
            <text:p>LOX</text:p>
          </table:table-cell>
          <table:table-cell table:style-name="ce22" office:value-type="string" calcext:value-type="string">
            <text:p>LOX DISPLACEMENT</text:p>
          </table:table-cell>
          <table:table-cell/>
          <table:table-cell office:value-type="percentage" office:value="0.0292820056740372" calcext:value-type="percentage">
            <text:p>2.93%</text:p>
          </table:table-cell>
          <table:table-cell office:value-type="percentage" office:value="0.0178511964325895" calcext:value-type="percentage">
            <text:p>1.79%</text:p>
          </table:table-cell>
          <table:table-cell table:number-columns-repeated="56"/>
        </table:table-row>
        <table:table-row table:style-name="ro4">
          <table:table-cell/>
          <table:table-cell office:value-type="string" calcext:value-type="string">
            <text:p>PBX</text:p>
          </table:table-cell>
          <table:table-cell table:style-name="ce22" office:value-type="string" calcext:value-type="string">
            <text:p>PBX SWAP</text:p>
          </table:table-cell>
          <table:table-cell/>
          <table:table-cell office:value-type="percentage" office:value="0.138768393622433" calcext:value-type="percentage">
            <text:p>13.88%</text:p>
          </table:table-cell>
          <table:table-cell office:value-type="percentage" office:value="0.0992641976737143" calcext:value-type="percentage">
            <text:p>9.93%</text:p>
          </table:table-cell>
          <table:table-cell table:number-columns-repeated="56"/>
        </table:table-row>
        <table:table-row table:style-name="ro4">
          <table:table-cell/>
          <table:table-cell office:value-type="string" calcext:value-type="string">
            <text:p>PBX</text:p>
          </table:table-cell>
          <table:table-cell table:style-name="ce22" office:value-type="string" calcext:value-type="string">
            <text:p>PBX SCRAMBLE</text:p>
          </table:table-cell>
          <table:table-cell/>
          <table:table-cell office:value-type="percentage" office:value="0.195007550733225" calcext:value-type="percentage">
            <text:p>19.50%</text:p>
          </table:table-cell>
          <table:table-cell office:value-type="percentage" office:value="0.177857420140006" calcext:value-type="percentage">
            <text:p>17.79%</text:p>
          </table:table-cell>
          <table:table-cell table:number-columns-repeated="56"/>
        </table:table-row>
        <table:table-row table:style-name="ro4">
          <table:table-cell/>
          <table:table-cell office:value-type="string" calcext:value-type="string">
            <text:p>PBX</text:p>
          </table:table-cell>
          <table:table-cell table:style-name="ce22" office:value-type="string" calcext:value-type="string">
            <text:p>PBX SHIFT</text:p>
          </table:table-cell>
          <table:table-cell/>
          <table:table-cell office:value-type="percentage" office:value="0.0958276414676351" calcext:value-type="percentage">
            <text:p>9.58%</text:p>
          </table:table-cell>
          <table:table-cell office:value-type="percentage" office:value="0.115593024318582" calcext:value-type="percentage">
            <text:p>11.56%</text:p>
          </table:table-cell>
          <table:table-cell table:number-columns-repeated="56"/>
        </table:table-row>
        <table:table-row table:style-name="ro4">
          <table:table-cell/>
          <table:table-cell office:value-type="string" calcext:value-type="string">
            <text:p>PBX</text:p>
          </table:table-cell>
          <table:table-cell table:style-name="ce22" office:value-type="string" calcext:value-type="string">
            <text:p>PBX INVERSION</text:p>
          </table:table-cell>
          <table:table-cell/>
          <table:table-cell office:value-type="percentage" office:value="0.0210382355225026" calcext:value-type="percentage">
            <text:p>2.10%</text:p>
          </table:table-cell>
          <table:table-cell office:value-type="percentage" office:value="0.019878050582365" calcext:value-type="percentage">
            <text:p>1.99%</text:p>
          </table:table-cell>
          <table:table-cell table:number-columns-repeated="56"/>
        </table:table-row>
        <table:table-row table:style-name="ro4">
          <table:table-cell/>
          <table:table-cell office:value-type="string" calcext:value-type="string">
            <text:p>PBX</text:p>
          </table:table-cell>
          <table:table-cell table:style-name="ce22" office:value-type="string" calcext:value-type="string">
            <text:p>PBX INSERTION</text:p>
          </table:table-cell>
          <table:table-cell/>
          <table:table-cell office:value-type="percentage" office:value="0.156684411147152" calcext:value-type="percentage">
            <text:p>15.67%</text:p>
          </table:table-cell>
          <table:table-cell office:value-type="percentage" office:value="0.0950294446814387" calcext:value-type="percentage">
            <text:p>9.50%</text:p>
          </table:table-cell>
          <table:table-cell table:number-columns-repeated="56"/>
        </table:table-row>
        <table:table-row table:style-name="ro4">
          <table:table-cell/>
          <table:table-cell office:value-type="string" calcext:value-type="string">
            <text:p>PBX</text:p>
          </table:table-cell>
          <table:table-cell table:style-name="ce22" office:value-type="string" calcext:value-type="string">
            <text:p>PBX DISPLACEMENT</text:p>
          </table:table-cell>
          <table:table-cell/>
          <table:table-cell office:value-type="percentage" office:value="0.0262806344040718" calcext:value-type="percentage">
            <text:p>2.63%</text:p>
          </table:table-cell>
          <table:table-cell office:value-type="percentage" office:value="0.0288644287803149" calcext:value-type="percentage">
            <text:p>2.89%</text:p>
          </table:table-cell>
          <table:table-cell table:number-columns-repeated="56"/>
        </table:table-row>
        <table:table-row table:style-name="ro4">
          <table:table-cell/>
          <table:table-cell office:value-type="string" calcext:value-type="string">
            <text:p>PMX</text:p>
          </table:table-cell>
          <table:table-cell table:style-name="ce21" office:value-type="string" calcext:value-type="string">
            <text:p>PMX SWAP</text:p>
          </table:table-cell>
          <table:table-cell/>
          <table:table-cell office:value-type="percentage" office:value="0.200660648964203" calcext:value-type="percentage">
            <text:p>20.07%</text:p>
          </table:table-cell>
          <table:table-cell office:value-type="percentage" office:value="0.157730714403486" calcext:value-type="percentage">
            <text:p>15.77%</text:p>
          </table:table-cell>
          <table:table-cell table:number-columns-repeated="56"/>
        </table:table-row>
        <table:table-row table:style-name="ro4">
          <table:table-cell/>
          <table:table-cell office:value-type="string" calcext:value-type="string">
            <text:p>PMX</text:p>
          </table:table-cell>
          <table:table-cell table:style-name="ce21" office:value-type="string" calcext:value-type="string">
            <text:p>PMX SCRAMBLE</text:p>
          </table:table-cell>
          <table:table-cell/>
          <table:table-cell office:value-type="percentage" office:value="0.17664778075717" calcext:value-type="percentage">
            <text:p>17.66%</text:p>
          </table:table-cell>
          <table:table-cell office:value-type="percentage" office:value="0.15170985450949" calcext:value-type="percentage">
            <text:p>15.17%</text:p>
          </table:table-cell>
          <table:table-cell table:number-columns-repeated="56"/>
        </table:table-row>
        <table:table-row table:style-name="ro4">
          <table:table-cell/>
          <table:table-cell office:value-type="string" calcext:value-type="string">
            <text:p>PMX</text:p>
          </table:table-cell>
          <table:table-cell table:style-name="ce21" office:value-type="string" calcext:value-type="string">
            <text:p>PMX SHIFT</text:p>
          </table:table-cell>
          <table:table-cell/>
          <table:table-cell office:value-type="percentage" office:value="0.080038266843848" calcext:value-type="percentage">
            <text:p>8.00%</text:p>
          </table:table-cell>
          <table:table-cell office:value-type="percentage" office:value="0.0604892943721267" calcext:value-type="percentage">
            <text:p>6.05%</text:p>
          </table:table-cell>
          <table:table-cell table:number-columns-repeated="56"/>
        </table:table-row>
        <table:table-row table:style-name="ro4">
          <table:table-cell/>
          <table:table-cell office:value-type="string" calcext:value-type="string">
            <text:p>PMX</text:p>
          </table:table-cell>
          <table:table-cell table:style-name="ce21" office:value-type="string" calcext:value-type="string">
            <text:p>PMX INVERSION</text:p>
          </table:table-cell>
          <table:table-cell/>
          <table:table-cell office:value-type="percentage" office:value="0.020783852643475" calcext:value-type="percentage">
            <text:p>2.08%</text:p>
          </table:table-cell>
          <table:table-cell office:value-type="percentage" office:value="0.0155960428097092" calcext:value-type="percentage">
            <text:p>1.56%</text:p>
          </table:table-cell>
          <table:table-cell table:number-columns-repeated="56"/>
        </table:table-row>
        <table:table-row table:style-name="ro4">
          <table:table-cell/>
          <table:table-cell office:value-type="string" calcext:value-type="string">
            <text:p>PMX</text:p>
          </table:table-cell>
          <table:table-cell table:style-name="ce21" office:value-type="string" calcext:value-type="string">
            <text:p>PMX INSERTION</text:p>
          </table:table-cell>
          <table:table-cell/>
          <table:table-cell office:value-type="percentage" office:value="0.100720907370048" calcext:value-type="percentage">
            <text:p>10.07%</text:p>
          </table:table-cell>
          <table:table-cell office:value-type="percentage" office:value="0.0776699365481831" calcext:value-type="percentage">
            <text:p>7.77%</text:p>
          </table:table-cell>
          <table:table-cell table:number-columns-repeated="56"/>
        </table:table-row>
        <table:table-row table:style-name="ro4">
          <table:table-cell/>
          <table:table-cell office:value-type="string" calcext:value-type="string">
            <text:p>PMX</text:p>
          </table:table-cell>
          <table:table-cell table:style-name="ce21" office:value-type="string" calcext:value-type="string">
            <text:p>PMX DISPLACEMENT</text:p>
          </table:table-cell>
          <table:table-cell/>
          <table:table-cell office:value-type="percentage" office:value="0.0215430400401465" calcext:value-type="percentage">
            <text:p>2.15%</text:p>
          </table:table-cell>
          <table:table-cell office:value-type="percentage" office:value="0.0204949792211554" calcext:value-type="percentage">
            <text:p>2.05%</text:p>
          </table:table-cell>
          <table:table-cell table:number-columns-repeated="56"/>
        </table:table-row>
        <table:table-row table:style-name="ro4">
          <table:table-cell/>
          <table:table-cell office:value-type="string" calcext:value-type="string">
            <text:p>CX</text:p>
          </table:table-cell>
          <table:table-cell table:style-name="ce21" office:value-type="string" calcext:value-type="string">
            <text:p>CX SWAP</text:p>
          </table:table-cell>
          <table:table-cell/>
          <table:table-cell office:value-type="percentage" office:value="0.193352467242212" calcext:value-type="percentage">
            <text:p>19.34%</text:p>
          </table:table-cell>
          <table:table-cell office:value-type="percentage" office:value="0.149906910742151" calcext:value-type="percentage">
            <text:p>14.99%</text:p>
          </table:table-cell>
          <table:table-cell table:number-columns-repeated="56"/>
        </table:table-row>
        <table:table-row table:style-name="ro4">
          <table:table-cell/>
          <table:table-cell office:value-type="string" calcext:value-type="string">
            <text:p>CX</text:p>
          </table:table-cell>
          <table:table-cell table:style-name="ce21" office:value-type="string" calcext:value-type="string">
            <text:p>CX SCRAMBLE</text:p>
          </table:table-cell>
          <table:table-cell/>
          <table:table-cell office:value-type="percentage" office:value="0.298183867155361" calcext:value-type="percentage">
            <text:p>29.82%</text:p>
          </table:table-cell>
          <table:table-cell office:value-type="percentage" office:value="0.299018931009802" calcext:value-type="percentage">
            <text:p>29.90%</text:p>
          </table:table-cell>
          <table:table-cell table:number-columns-repeated="56"/>
        </table:table-row>
        <table:table-row table:style-name="ro4">
          <table:table-cell/>
          <table:table-cell office:value-type="string" calcext:value-type="string">
            <text:p>CX</text:p>
          </table:table-cell>
          <table:table-cell table:style-name="ce21" office:value-type="string" calcext:value-type="string">
            <text:p>CX SHIFT</text:p>
          </table:table-cell>
          <table:table-cell/>
          <table:table-cell office:value-type="percentage" office:value="0.0708805830421593" calcext:value-type="percentage">
            <text:p>7.09%</text:p>
          </table:table-cell>
          <table:table-cell office:value-type="percentage" office:value="0.0680419373519489" calcext:value-type="percentage">
            <text:p>6.80%</text:p>
          </table:table-cell>
          <table:table-cell table:number-columns-repeated="56"/>
        </table:table-row>
        <table:table-row table:style-name="ro4">
          <table:table-cell/>
          <table:table-cell office:value-type="string" calcext:value-type="string">
            <text:p>CX</text:p>
          </table:table-cell>
          <table:table-cell table:style-name="ce21" office:value-type="string" calcext:value-type="string">
            <text:p>CX INVERSION</text:p>
          </table:table-cell>
          <table:table-cell/>
          <table:table-cell office:value-type="percentage" office:value="0.0253571802130789" calcext:value-type="percentage">
            <text:p>2.54%</text:p>
          </table:table-cell>
          <table:table-cell office:value-type="percentage" office:value="0.0142746453309431" calcext:value-type="percentage">
            <text:p>1.43%</text:p>
          </table:table-cell>
          <table:table-cell table:number-columns-repeated="56"/>
        </table:table-row>
        <table:table-row table:style-name="ro4">
          <table:table-cell/>
          <table:table-cell office:value-type="string" calcext:value-type="string">
            <text:p>CX</text:p>
          </table:table-cell>
          <table:table-cell table:style-name="ce21" office:value-type="string" calcext:value-type="string">
            <text:p>CX INSERTION</text:p>
          </table:table-cell>
          <table:table-cell/>
          <table:table-cell office:value-type="percentage" office:value="0.11244606826508" calcext:value-type="percentage">
            <text:p>11.24%</text:p>
          </table:table-cell>
          <table:table-cell office:value-type="percentage" office:value="0.113949021622659" calcext:value-type="percentage">
            <text:p>11.39%</text:p>
          </table:table-cell>
          <table:table-cell table:number-columns-repeated="56"/>
        </table:table-row>
        <table:table-row table:style-name="ro4">
          <table:table-cell/>
          <table:table-cell office:value-type="string" calcext:value-type="string">
            <text:p>CX</text:p>
          </table:table-cell>
          <table:table-cell table:style-name="ce21" office:value-type="string" calcext:value-type="string">
            <text:p>CX DISPLACEMENT</text:p>
          </table:table-cell>
          <table:table-cell/>
          <table:table-cell office:value-type="percentage" office:value="0.0302629271749398" calcext:value-type="percentage">
            <text:p>3.03%</text:p>
          </table:table-cell>
          <table:table-cell office:value-type="percentage" office:value="0.0157065580999854" calcext:value-type="percentage">
            <text:p>1.57%</text:p>
          </table:table-cell>
          <table:table-cell table:number-columns-repeated="56"/>
        </table:table-row>
        <table:table-row table:style-name="ro4">
          <table:table-cell/>
          <table:table-cell office:value-type="string" calcext:value-type="string">
            <text:p>AE</text:p>
          </table:table-cell>
          <table:table-cell table:style-name="ce27" office:value-type="string" calcext:value-type="string">
            <text:p>AEX SWAP </text:p>
          </table:table-cell>
          <table:table-cell/>
          <table:table-cell table:style-name="ce43" office:value-type="percentage" office:value="0.519278238010837" calcext:value-type="percentage">
            <text:p>51.93%</text:p>
          </table:table-cell>
          <table:table-cell office:value-type="percentage" office:value="0.416813869696011" calcext:value-type="percentage">
            <text:p>41.68%</text:p>
          </table:table-cell>
          <table:table-cell table:number-columns-repeated="56"/>
        </table:table-row>
        <table:table-row table:style-name="ro4">
          <table:table-cell/>
          <table:table-cell office:value-type="string" calcext:value-type="string">
            <text:p>AE</text:p>
          </table:table-cell>
          <table:table-cell table:style-name="ce27" office:value-type="string" calcext:value-type="string">
            <text:p>AEX SCRAMBLE </text:p>
          </table:table-cell>
          <table:table-cell/>
          <table:table-cell table:style-name="ce43" office:value-type="percentage" office:value="0.529749733075135" calcext:value-type="percentage">
            <text:p>52.97%</text:p>
          </table:table-cell>
          <table:table-cell office:value-type="percentage" office:value="0.428081911254984" calcext:value-type="percentage">
            <text:p>42.81%</text:p>
          </table:table-cell>
          <table:table-cell table:number-columns-repeated="56"/>
        </table:table-row>
        <table:table-row table:style-name="ro4">
          <table:table-cell/>
          <table:table-cell office:value-type="string" calcext:value-type="string">
            <text:p>AE</text:p>
          </table:table-cell>
          <table:table-cell table:style-name="ce27" office:value-type="string" calcext:value-type="string">
            <text:p>AEX SHIFT </text:p>
          </table:table-cell>
          <table:table-cell/>
          <table:table-cell table:style-name="ce43" office:value-type="percentage" office:value="0.509663124030055" calcext:value-type="percentage">
            <text:p>50.97%</text:p>
          </table:table-cell>
          <table:table-cell office:value-type="percentage" office:value="0.422675824160269" calcext:value-type="percentage">
            <text:p>42.27%</text:p>
          </table:table-cell>
          <table:table-cell table:number-columns-repeated="56"/>
        </table:table-row>
        <table:table-row table:style-name="ro4">
          <table:table-cell/>
          <table:table-cell office:value-type="string" calcext:value-type="string">
            <text:p>AE</text:p>
          </table:table-cell>
          <table:table-cell table:style-name="ce27" office:value-type="string" calcext:value-type="string">
            <text:p>AEX INVERSION </text:p>
          </table:table-cell>
          <table:table-cell/>
          <table:table-cell table:style-name="ce43" office:value-type="percentage" office:value="0.5312507644333" calcext:value-type="percentage">
            <text:p>53.13%</text:p>
          </table:table-cell>
          <table:table-cell office:value-type="percentage" office:value="0.398037929302418" calcext:value-type="percentage">
            <text:p>39.80%</text:p>
          </table:table-cell>
          <table:table-cell table:number-columns-repeated="56"/>
        </table:table-row>
        <table:table-row table:style-name="ro4">
          <table:table-cell/>
          <table:table-cell office:value-type="string" calcext:value-type="string">
            <text:p>AE</text:p>
          </table:table-cell>
          <table:table-cell table:style-name="ce27" office:value-type="string" calcext:value-type="string">
            <text:p>AEX INSERTION</text:p>
          </table:table-cell>
          <table:table-cell/>
          <table:table-cell table:style-name="ce43" office:value-type="percentage" office:value="0.518270961088116" calcext:value-type="percentage">
            <text:p>51.83%</text:p>
          </table:table-cell>
          <table:table-cell office:value-type="percentage" office:value="0.414909177104088" calcext:value-type="percentage">
            <text:p>41.49%</text:p>
          </table:table-cell>
          <table:table-cell table:number-columns-repeated="56"/>
        </table:table-row>
        <table:table-row table:style-name="ro4">
          <table:table-cell/>
          <table:table-cell office:value-type="string" calcext:value-type="string">
            <text:p>AE</text:p>
          </table:table-cell>
          <table:table-cell table:style-name="ce27" office:value-type="string" calcext:value-type="string">
            <text:p>AEX DISPLACEMENT</text:p>
          </table:table-cell>
          <table:table-cell/>
          <table:table-cell table:style-name="ce43" office:value-type="percentage" office:value="0.537706971386522" calcext:value-type="percentage">
            <text:p>53.77%</text:p>
          </table:table-cell>
          <table:table-cell office:value-type="percentage" office:value="0.404663761312056" calcext:value-type="percentage">
            <text:p>40.47%</text:p>
          </table:table-cell>
          <table:table-cell table:number-columns-repeated="56"/>
        </table:table-row>
        <table:table-row table:style-name="ro4">
          <table:table-cell/>
          <table:table-cell office:value-type="string" calcext:value-type="string">
            <text:p>ER</text:p>
          </table:table-cell>
          <table:table-cell table:style-name="ce27" office:value-type="string" calcext:value-type="string">
            <text:p>ERX SWAP </text:p>
          </table:table-cell>
          <table:table-cell/>
          <table:table-cell office:value-type="percentage" office:value="0.0203676912043142" calcext:value-type="percentage">
            <text:p>2.04%</text:p>
          </table:table-cell>
          <table:table-cell office:value-type="percentage" office:value="0.0100572077770714" calcext:value-type="percentage">
            <text:p>1.01%</text:p>
          </table:table-cell>
          <table:table-cell table:number-columns-repeated="56"/>
        </table:table-row>
        <table:table-row table:style-name="ro4">
          <table:table-cell/>
          <table:table-cell office:value-type="string" calcext:value-type="string">
            <text:p>ER</text:p>
          </table:table-cell>
          <table:table-cell table:style-name="ce27" office:value-type="string" calcext:value-type="string">
            <text:p>ERX SCRAMBLE</text:p>
          </table:table-cell>
          <table:table-cell/>
          <table:table-cell office:value-type="percentage" office:value="0.0156066084059703" calcext:value-type="percentage">
            <text:p>1.56%</text:p>
          </table:table-cell>
          <table:table-cell office:value-type="percentage" office:value="0.00385654875514613" calcext:value-type="percentage">
            <text:p>0.39%</text:p>
          </table:table-cell>
          <table:table-cell table:number-columns-repeated="56"/>
        </table:table-row>
        <table:table-row table:style-name="ro4">
          <table:table-cell/>
          <table:table-cell office:value-type="string" calcext:value-type="string">
            <text:p>ER</text:p>
          </table:table-cell>
          <table:table-cell table:style-name="ce27" office:value-type="string" calcext:value-type="string">
            <text:p>ERX SHIFT</text:p>
          </table:table-cell>
          <table:table-cell/>
          <table:table-cell office:value-type="percentage" office:value="0.0146653096655988" calcext:value-type="percentage">
            <text:p>1.47%</text:p>
          </table:table-cell>
          <table:table-cell office:value-type="percentage" office:value="0.00153551622073084" calcext:value-type="percentage">
            <text:p>0.15%</text:p>
          </table:table-cell>
          <table:table-cell table:number-columns-repeated="56"/>
        </table:table-row>
        <table:table-row table:style-name="ro4">
          <table:table-cell/>
          <table:table-cell office:value-type="string" calcext:value-type="string">
            <text:p>ER</text:p>
          </table:table-cell>
          <table:table-cell table:style-name="ce27" office:value-type="string" calcext:value-type="string">
            <text:p>ERX INVERSION</text:p>
          </table:table-cell>
          <table:table-cell/>
          <table:table-cell office:value-type="percentage" office:value="0.0186346154413793" calcext:value-type="percentage">
            <text:p>1.86%</text:p>
          </table:table-cell>
          <table:table-cell office:value-type="percentage" office:value="0.00412212096990071" calcext:value-type="percentage">
            <text:p>0.41%</text:p>
          </table:table-cell>
          <table:table-cell table:number-columns-repeated="56"/>
        </table:table-row>
        <table:table-row table:style-name="ro4">
          <table:table-cell/>
          <table:table-cell office:value-type="string" calcext:value-type="string">
            <text:p>ER</text:p>
          </table:table-cell>
          <table:table-cell table:style-name="ce27" office:value-type="string" calcext:value-type="string">
            <text:p>ERX INSERTION</text:p>
          </table:table-cell>
          <table:table-cell/>
          <table:table-cell office:value-type="percentage" office:value="0.0136343073621602" calcext:value-type="percentage">
            <text:p>1.36%</text:p>
          </table:table-cell>
          <table:table-cell office:value-type="percentage" office:value="0.00380026180080103" calcext:value-type="percentage">
            <text:p>0.38%</text:p>
          </table:table-cell>
          <table:table-cell table:number-columns-repeated="56"/>
        </table:table-row>
        <table:table-row table:style-name="ro4">
          <table:table-cell/>
          <table:table-cell office:value-type="string" calcext:value-type="string">
            <text:p>ER</text:p>
          </table:table-cell>
          <table:table-cell table:style-name="ce27" office:value-type="string" calcext:value-type="string">
            <text:p>ERX DISPLACEMENT</text:p>
          </table:table-cell>
          <table:table-cell/>
          <table:table-cell office:value-type="percentage" office:value="0.0123019440009892" calcext:value-type="percentage">
            <text:p>1.23%</text:p>
          </table:table-cell>
          <table:table-cell office:value-type="percentage" office:value="0.00291114133429001" calcext:value-type="percentage">
            <text:p>0.29%</text:p>
          </table:table-cell>
          <table:table-cell table:number-columns-repeated="56"/>
        </table:table-row>
        <table:table-row table:style-name="ro4">
          <table:table-cell/>
          <table:table-cell office:value-type="string" calcext:value-type="string">
            <text:p>HX</text:p>
          </table:table-cell>
          <table:table-cell table:style-name="ce27" office:value-type="string" calcext:value-type="string">
            <text:p>HX SWAP</text:p>
          </table:table-cell>
          <table:table-cell/>
          <table:table-cell office:value-type="percentage" office:value="0.0271105119205111" calcext:value-type="percentage">
            <text:p>2.71%</text:p>
          </table:table-cell>
          <table:table-cell office:value-type="percentage" office:value="0.00865234069214434" calcext:value-type="percentage">
            <text:p>0.87%</text:p>
          </table:table-cell>
          <table:table-cell table:number-columns-repeated="56"/>
        </table:table-row>
        <table:table-row table:style-name="ro4">
          <table:table-cell/>
          <table:table-cell office:value-type="string" calcext:value-type="string">
            <text:p>HX</text:p>
          </table:table-cell>
          <table:table-cell table:style-name="ce27" office:value-type="string" calcext:value-type="string">
            <text:p>HX SCRAMBLE</text:p>
          </table:table-cell>
          <table:table-cell/>
          <table:table-cell office:value-type="percentage" office:value="0.0228860848762386" calcext:value-type="percentage">
            <text:p>2.29%</text:p>
          </table:table-cell>
          <table:table-cell office:value-type="percentage" office:value="0.0105018753428122" calcext:value-type="percentage">
            <text:p>1.05%</text:p>
          </table:table-cell>
          <table:table-cell table:number-columns-repeated="56"/>
        </table:table-row>
        <table:table-row table:style-name="ro4">
          <table:table-cell/>
          <table:table-cell office:value-type="string" calcext:value-type="string">
            <text:p>HX</text:p>
          </table:table-cell>
          <table:table-cell table:style-name="ce27" office:value-type="string" calcext:value-type="string">
            <text:p>HX SHIFT</text:p>
          </table:table-cell>
          <table:table-cell/>
          <table:table-cell office:value-type="percentage" office:value="0.0258980245138272" calcext:value-type="percentage">
            <text:p>2.59%</text:p>
          </table:table-cell>
          <table:table-cell office:value-type="percentage" office:value="0.0128962440099581" calcext:value-type="percentage">
            <text:p>1.29%</text:p>
          </table:table-cell>
          <table:table-cell table:number-columns-repeated="56"/>
        </table:table-row>
        <table:table-row table:style-name="ro4">
          <table:table-cell/>
          <table:table-cell office:value-type="string" calcext:value-type="string">
            <text:p>HX</text:p>
          </table:table-cell>
          <table:table-cell table:style-name="ce27" office:value-type="string" calcext:value-type="string">
            <text:p>HX INVERSION</text:p>
          </table:table-cell>
          <table:table-cell/>
          <table:table-cell office:value-type="percentage" office:value="0.0100443814674435" calcext:value-type="percentage">
            <text:p>1.00%</text:p>
          </table:table-cell>
          <table:table-cell office:value-type="percentage" office:value="0.00175553332718929" calcext:value-type="percentage">
            <text:p>0.18%</text:p>
          </table:table-cell>
          <table:table-cell table:number-columns-repeated="56"/>
        </table:table-row>
        <table:table-row table:style-name="ro4">
          <table:table-cell/>
          <table:table-cell office:value-type="string" calcext:value-type="string">
            <text:p>HX</text:p>
          </table:table-cell>
          <table:table-cell table:style-name="ce28" office:value-type="string" calcext:value-type="string">
            <text:p>HX INSERTION</text:p>
          </table:table-cell>
          <table:table-cell/>
          <table:table-cell office:value-type="percentage" office:value="0.0228074866255647" calcext:value-type="percentage">
            <text:p>2.28%</text:p>
          </table:table-cell>
          <table:table-cell office:value-type="percentage" office:value="0.00927158114732047" calcext:value-type="percentage">
            <text:p>0.93%</text:p>
          </table:table-cell>
          <table:table-cell table:number-columns-repeated="56"/>
        </table:table-row>
        <table:table-row table:style-name="ro4">
          <table:table-cell/>
          <table:table-cell office:value-type="string" calcext:value-type="string">
            <text:p>HX</text:p>
          </table:table-cell>
          <table:table-cell table:style-name="ce33" office:value-type="string" calcext:value-type="string">
            <text:p>HX DISPLACEMENT</text:p>
          </table:table-cell>
          <table:table-cell/>
          <table:table-cell office:value-type="percentage" office:value="0.0255517857297166" calcext:value-type="percentage">
            <text:p>2.56%</text:p>
          </table:table-cell>
          <table:table-cell office:value-type="percentage" office:value="0.00792190666774948" calcext:value-type="percentage">
            <text:p>0.79%</text:p>
          </table:table-cell>
          <table:table-cell table:number-columns-repeated="56"/>
        </table:table-row>
        <calcext:conditional-formats>
          <calcext:conditional-format calcext:target-range-address="RESULTS.E13:RESULTS.E18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RESULTS.E20:RESULTS.E25">
            <calcext:color-scale>
              <calcext:color-scale-entry calcext:value="0" calcext:type="minimum" calcext:color="#158466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table table:name="RESULTS_2" table:style-name="ta1">
        <table:shapes>
          <draw:frame draw:z-index="0" draw:style-name="gr1" draw:text-style-name="P1" svg:width="16.2016in" svg:height="6.5547in" svg:x="0.4531in" svg:y="27.1626in">
            <draw:object draw:notify-on-update-of-ranges="RESULTS_2.C49:RESULTS_2.C90 RESULTS_2.E49:RESULTS_2.E9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6.2016in" svg:height="6.5547in" svg:x="0.4201in" svg:y="34.437in">
            <draw:object draw:notify-on-update-of-ranges="RESULTS_2.C92:RESULTS_2.C133 RESULTS_2.E92:RESULTS_2.E13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21"/>
        <table:table-column table:style-name="co3" table:visibility="collapse" table:default-cell-style-name="ce13"/>
        <table:table-column table:style-name="co4" table:default-cell-style-name="ce59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9" table:default-cell-style-name="ce13"/>
        <table:table-column table:style-name="co12" table:default-cell-style-name="ce13"/>
        <table:table-column table:style-name="co7" table:default-cell-style-name="ce13"/>
        <table:table-column table:style-name="co13" table:default-cell-style-name="ce13"/>
        <table:table-column table:style-name="co14" table:default-cell-style-name="ce13"/>
        <table:table-column table:style-name="co13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default-cell-style-name="ce13"/>
        <table:table-column table:style-name="co20" table:number-columns-repeated="4" table:default-cell-style-name="ce13"/>
        <table:table-column table:style-name="co20" table:number-columns-repeated="35" table:default-cell-style-name="ce24"/>
        <table:table-row table:style-name="ro1">
          <table:table-cell table:style-name="ce1" table:number-columns-spanned="4" table:number-rows-spanned="2"/>
          <table:covered-table-cell table:number-columns-repeated="3" table:style-name="ce1"/>
          <table:table-cell table:style-name="ce1"/>
          <table:table-cell table:style-name="ce48" office:value-type="string" calcext:value-type="string" table:number-columns-spanned="17" table:number-rows-spanned="1">
            <text:p>Improvement of the fitness value in comparison with the best result of the heuristics</text:p>
          </table:table-cell>
          <table:covered-table-cell table:number-columns-repeated="16" table:style-name="ce48"/>
          <table:table-cell table:style-name="ce48" table:number-columns-repeated="5"/>
          <table:table-cell table:style-name="ce89" table:number-columns-repeated="35"/>
        </table:table-row>
        <table:table-row table:style-name="ro2">
          <table:covered-table-cell table:number-columns-repeated="4" table:style-name="ce1"/>
          <table:table-cell table:style-name="ce1"/>
          <table:table-cell table:style-name="ce48" office:value-type="string" calcext:value-type="string">
            <text:p>att48</text:p>
          </table:table-cell>
          <table:table-cell table:style-name="ce48" office:value-type="string" calcext:value-type="string">
            <text:p>bayg29</text:p>
          </table:table-cell>
          <table:table-cell table:style-name="ce48" office:value-type="string" calcext:value-type="string">
            <text:p>bays29</text:p>
          </table:table-cell>
          <table:table-cell table:style-name="ce36" office:value-type="string" calcext:value-type="string">
            <text:p>berlin52</text:p>
          </table:table-cell>
          <table:table-cell table:style-name="ce48" office:value-type="string" calcext:value-type="string">
            <text:p>brazil58</text:p>
          </table:table-cell>
          <table:table-cell table:style-name="ce48" office:value-type="string" calcext:value-type="string">
            <text:p>burma14</text:p>
          </table:table-cell>
          <table:table-cell table:style-name="ce48" office:value-type="string" calcext:value-type="string">
            <text:p>dantzig42</text:p>
          </table:table-cell>
          <table:table-cell table:style-name="ce48" office:value-type="string" calcext:value-type="string">
            <text:p>eil51</text:p>
          </table:table-cell>
          <table:table-cell table:style-name="ce48" office:value-type="string" calcext:value-type="string">
            <text:p>eil76</text:p>
          </table:table-cell>
          <table:table-cell table:style-name="ce36" office:value-type="string" calcext:value-type="string">
            <text:p>fri26</text:p>
          </table:table-cell>
          <table:table-cell table:style-name="ce48" office:value-type="string" calcext:value-type="string">
            <text:p>gr17</text:p>
          </table:table-cell>
          <table:table-cell table:style-name="ce48" office:value-type="string" calcext:value-type="string">
            <text:p>gr21</text:p>
          </table:table-cell>
          <table:table-cell table:style-name="ce36" office:value-type="string" calcext:value-type="string">
            <text:p>gr24</text:p>
          </table:table-cell>
          <table:table-cell table:style-name="ce48" office:value-type="string" calcext:value-type="string">
            <text:p>gr48</text:p>
          </table:table-cell>
          <table:table-cell table:style-name="ce48" office:value-type="string" calcext:value-type="string">
            <text:p>gr96</text:p>
          </table:table-cell>
          <table:table-cell table:style-name="ce48" office:value-type="string" calcext:value-type="string">
            <text:p>hk48</text:p>
          </table:table-cell>
          <table:table-cell table:style-name="ce48" office:value-type="string" calcext:value-type="string">
            <text:p>pr76</text:p>
          </table:table-cell>
          <table:table-cell table:style-name="ce48" office:value-type="string" calcext:value-type="string">
            <text:p>rat99</text:p>
          </table:table-cell>
          <table:table-cell table:style-name="ce48" office:value-type="string" calcext:value-type="string">
            <text:p>st70</text:p>
          </table:table-cell>
          <table:table-cell table:style-name="ce48" office:value-type="string" calcext:value-type="string">
            <text:p>swiss42</text:p>
          </table:table-cell>
          <table:table-cell table:style-name="ce36" office:value-type="string" calcext:value-type="string">
            <text:p>ulysses16</text:p>
          </table:table-cell>
          <table:table-cell table:style-name="ce36" office:value-type="string" calcext:value-type="string">
            <text:p>ulysses22</text:p>
          </table:table-cell>
          <table:table-cell table:style-name="ce89" table:number-columns-repeated="35"/>
        </table:table-row>
        <table:table-row table:style-name="ro3">
          <table:table-cell table:style-name="ce1" office:value-type="string" calcext:value-type="string" table:number-columns-spanned="4" table:number-rows-spanned="1">
            <text:p>Optimal value →</text:p>
          </table:table-cell>
          <table:covered-table-cell table:number-columns-repeated="3" table:style-name="ce1"/>
          <table:table-cell table:style-name="ce1"/>
          <table:table-cell table:style-name="ce48" office:value-type="float" office:value="10628" calcext:value-type="float">
            <text:p>10628</text:p>
          </table:table-cell>
          <table:table-cell table:style-name="ce48" office:value-type="float" office:value="1610" calcext:value-type="float">
            <text:p>1610</text:p>
          </table:table-cell>
          <table:table-cell table:style-name="ce48" office:value-type="float" office:value="2020" calcext:value-type="float">
            <text:p>2020</text:p>
          </table:table-cell>
          <table:table-cell table:style-name="ce36" office:value-type="float" office:value="7544.36590190409" calcext:value-type="float">
            <text:p>7544.36590190409</text:p>
          </table:table-cell>
          <table:table-cell table:style-name="ce48" table:number-columns-repeated="3"/>
          <table:table-cell table:style-name="ce48" office:value-type="float" office:value="429.983311983384" calcext:value-type="float">
            <text:p>429.983311983384</text:p>
          </table:table-cell>
          <table:table-cell table:style-name="ce48" office:value-type="float" office:value="545.387552468744" calcext:value-type="float">
            <text:p>545.387552468744</text:p>
          </table:table-cell>
          <table:table-cell table:style-name="ce36" office:value-type="float" office:value="937" calcext:value-type="float">
            <text:p>937</text:p>
          </table:table-cell>
          <table:table-cell table:style-name="ce48" table:number-columns-repeated="2"/>
          <table:table-cell table:style-name="ce36" office:value-type="float" office:value="1272" calcext:value-type="float">
            <text:p>1272</text:p>
          </table:table-cell>
          <table:table-cell table:style-name="ce48" office:value-type="float" office:value="5046" calcext:value-type="float">
            <text:p>5046</text:p>
          </table:table-cell>
          <table:table-cell table:style-name="ce48" office:value-type="float" office:value="54691.0876739524" calcext:value-type="float">
            <text:p>54691.0876739524</text:p>
          </table:table-cell>
          <table:table-cell table:style-name="ce48"/>
          <table:table-cell table:style-name="ce48" office:value-type="float" office:value="108159.438274138" calcext:value-type="float">
            <text:p>108159.438274138</text:p>
          </table:table-cell>
          <table:table-cell table:style-name="ce48"/>
          <table:table-cell table:style-name="ce48" office:value-type="float" office:value="678.597452096625" calcext:value-type="float">
            <text:p>678.597452096625</text:p>
          </table:table-cell>
          <table:table-cell table:style-name="ce48"/>
          <table:table-cell table:style-name="ce36" office:value-type="float" office:value="6755.24406005813" calcext:value-type="float">
            <text:p>6755.24406005813</text:p>
          </table:table-cell>
          <table:table-cell table:style-name="ce36" office:value-type="float" office:value="6912.2234837177" calcext:value-type="float">
            <text:p>6912.2234837177</text:p>
          </table:table-cell>
          <table:table-cell table:style-name="ce89" table:number-columns-repeated="35"/>
        </table:table-row>
        <table:table-row table:style-name="ro3">
          <table:table-cell table:style-name="ce1" office:value-type="string" calcext:value-type="string" table:number-columns-spanned="4" table:number-rows-spanned="1">
            <text:p>Best result of heuristics →</text:p>
          </table:table-cell>
          <table:covered-table-cell table:number-columns-repeated="3" table:style-name="ce1"/>
          <table:table-cell table:style-name="ce1"/>
          <table:table-cell table:style-name="ce48" office:value-type="float" office:value="10721" calcext:value-type="float">
            <text:p>10721</text:p>
          </table:table-cell>
          <table:table-cell table:style-name="ce48" office:value-type="float" office:value="1628" calcext:value-type="float">
            <text:p>1628</text:p>
          </table:table-cell>
          <table:table-cell table:style-name="ce48" office:value-type="float" office:value="2028" calcext:value-type="float">
            <text:p>2028</text:p>
          </table:table-cell>
          <table:table-cell table:style-name="ce37" office:value-type="float" office:value="7544.36590190409" calcext:value-type="float">
            <text:p>7544.36590190409</text:p>
          </table:table-cell>
          <table:table-cell table:style-name="ce48" office:value-type="float" office:value="25664" calcext:value-type="float">
            <text:p>25664</text:p>
          </table:table-cell>
          <table:table-cell table:style-name="ce48" office:value-type="float" office:value="3330.60801545017" calcext:value-type="float">
            <text:p>3330.60801545017</text:p>
          </table:table-cell>
          <table:table-cell table:style-name="ce48" office:value-type="float" office:value="709" calcext:value-type="float">
            <text:p>709</text:p>
          </table:table-cell>
          <table:table-cell table:style-name="ce48" office:value-type="float" office:value="431.220729675664" calcext:value-type="float">
            <text:p>431.220729675664</text:p>
          </table:table-cell>
          <table:table-cell table:style-name="ce48" office:value-type="float" office:value="566.502808118878" calcext:value-type="float">
            <text:p>566.502808118878</text:p>
          </table:table-cell>
          <table:table-cell table:style-name="ce36" office:value-type="float" office:value="937" calcext:value-type="float">
            <text:p>937</text:p>
          </table:table-cell>
          <table:table-cell table:style-name="ce48" office:value-type="float" office:value="2085" calcext:value-type="float">
            <text:p>2085</text:p>
          </table:table-cell>
          <table:table-cell table:style-name="ce48" office:value-type="float" office:value="2707" calcext:value-type="float">
            <text:p>2707</text:p>
          </table:table-cell>
          <table:table-cell table:style-name="ce36" office:value-type="float" office:value="1272" calcext:value-type="float">
            <text:p>1272</text:p>
          </table:table-cell>
          <table:table-cell table:style-name="ce48" office:value-type="float" office:value="5088" calcext:value-type="float">
            <text:p>5088</text:p>
          </table:table-cell>
          <table:table-cell table:style-name="ce48" office:value-type="float" office:value="55976.3875510599" calcext:value-type="float">
            <text:p>55976.3875510599</text:p>
          </table:table-cell>
          <table:table-cell table:style-name="ce48" office:value-type="float" office:value="11474" calcext:value-type="float">
            <text:p>11474</text:p>
          </table:table-cell>
          <table:table-cell table:style-name="ce48" office:value-type="float" office:value="109206.651778109" calcext:value-type="float">
            <text:p>109206.651778109</text:p>
          </table:table-cell>
          <table:table-cell table:style-name="ce48" office:value-type="float" office:value="1250.82567025409" calcext:value-type="float">
            <text:p>1250.82567025409</text:p>
          </table:table-cell>
          <table:table-cell table:style-name="ce48" office:value-type="float" office:value="689.113713781863" calcext:value-type="float">
            <text:p>689.113713781863</text:p>
          </table:table-cell>
          <table:table-cell table:style-name="ce48" office:value-type="float" office:value="1273" calcext:value-type="float">
            <text:p>1273</text:p>
          </table:table-cell>
          <table:table-cell table:style-name="ce36" office:value-type="float" office:value="6755.24406005813" calcext:value-type="float">
            <text:p>6755.24406005813</text:p>
          </table:table-cell>
          <table:table-cell table:style-name="ce36" office:value-type="float" office:value="6912.2234837177" calcext:value-type="float">
            <text:p>6912.2234837177</text:p>
          </table:table-cell>
          <table:table-cell table:style-name="ce89" table:number-columns-repeated="35"/>
        </table:table-row>
        <table:table-row table:style-name="ro2">
          <table:table-cell table:style-name="ce65" office:value-type="string" calcext:value-type="string">
            <text:p>Size factor</text:p>
          </table:table-cell>
          <table:table-cell table:style-name="ce65" office:value-type="string" calcext:value-type="string">
            <text:p>Mutation rate</text:p>
          </table:table-cell>
          <table:table-cell table:style-name="ce65" office:value-type="string" calcext:value-type="string">
            <text:p>Crossover and mutation type</text:p>
          </table:table-cell>
          <table:table-cell table:style-name="ce73" office:value-type="string" calcext:value-type="string">
            <text:p>Average improvement over all instances <text:s/></text:p>
          </table:table-cell>
          <table:table-cell table:style-name="ce73" office:value-type="string" calcext:value-type="string">
            <text:p>Relative error</text:p>
          </table:table-cell>
          <table:table-cell table:style-name="ce48" table:number-columns-repeated="22"/>
          <table:table-cell table:style-name="ce89" table:number-columns-repeated="35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float" office:value="0.03" calcext:value-type="float">
            <text:p>0.03</text:p>
          </table:table-cell>
          <table:table-cell table:style-name="ce16" office:value-type="string" calcext:value-type="string">
            <text:p>MX SWAP</text:p>
          </table:table-cell>
          <table:table-cell/>
          <table:table-cell table:style-name="ce13"/>
          <table:table-cell table:style-name="Default" office:value-type="float" office:value="12072" calcext:value-type="float">
            <text:p>12072</text:p>
          </table:table-cell>
          <table:table-cell table:style-name="Default" office:value-type="float" office:value="1651" calcext:value-type="float">
            <text:p>1651</text:p>
          </table:table-cell>
          <table:table-cell table:style-name="Default" office:value-type="float" office:value="2198" calcext:value-type="float">
            <text:p>2198</text:p>
          </table:table-cell>
          <table:table-cell table:style-name="Default" office:value-type="float" office:value="8718.81809047052" calcext:value-type="float">
            <text:p>8718.81809047052</text:p>
          </table:table-cell>
          <table:table-cell table:style-name="Default" office:value-type="float" office:value="30882" calcext:value-type="float">
            <text:p>30882</text:p>
          </table:table-cell>
          <table:table-cell table:style-name="Default" office:value-type="float" office:value="3330.60801545017" calcext:value-type="float">
            <text:p>3330.60801545017</text:p>
          </table:table-cell>
          <table:table-cell table:style-name="Default" office:value-type="float" office:value="810.666666666667" calcext:value-type="float">
            <text:p>810.666666666667</text:p>
          </table:table-cell>
          <table:table-cell table:style-name="Default" office:value-type="float" office:value="465.456234200927" calcext:value-type="float">
            <text:p>465.456234200927</text:p>
          </table:table-cell>
          <table:table-cell table:style-name="Default" office:value-type="float" office:value="661.543188144373" calcext:value-type="float">
            <text:p>661.543188144373</text:p>
          </table:table-cell>
          <table:table-cell table:style-name="Default" office:value-type="float" office:value="956.666666666667" calcext:value-type="float">
            <text:p>956.666666666667</text:p>
          </table:table-cell>
          <table:table-cell table:style-name="Default" office:value-type="float" office:value="2086.66666666667" calcext:value-type="float">
            <text:p>2086.66666666667</text:p>
          </table:table-cell>
          <table:table-cell table:style-name="Default" office:value-type="float" office:value="2804" calcext:value-type="float">
            <text:p>2804</text:p>
          </table:table-cell>
          <table:table-cell table:style-name="Default" office:value-type="float" office:value="1393" calcext:value-type="float">
            <text:p>1393</text:p>
          </table:table-cell>
          <table:table-cell table:style-name="Default" office:value-type="float" office:value="5815" calcext:value-type="float">
            <text:p>5815</text:p>
          </table:table-cell>
          <table:table-cell table:style-name="Default" office:value-type="float" office:value="74525.0859404729" calcext:value-type="float">
            <text:p>74525.0859404729</text:p>
          </table:table-cell>
          <table:table-cell table:style-name="Default" office:value-type="float" office:value="13568.3333333333" calcext:value-type="float">
            <text:p>13568.3333333333</text:p>
          </table:table-cell>
          <table:table-cell table:style-name="Default" office:value-type="float" office:value="132244.453115907" calcext:value-type="float">
            <text:p>132244.453115907</text:p>
          </table:table-cell>
          <table:table-cell table:style-name="Default" office:value-type="float" office:value="1476.21949016962" calcext:value-type="float">
            <text:p>1476.21949016962</text:p>
          </table:table-cell>
          <table:table-cell table:style-name="Default" office:value-type="float" office:value="824.203800883556" calcext:value-type="float">
            <text:p>824.203800883556</text:p>
          </table:table-cell>
          <table:table-cell table:style-name="Default" office:value-type="float" office:value="1502" calcext:value-type="float">
            <text:p>1502</text:p>
          </table:table-cell>
          <table:table-cell table:style-name="Default" office:value-type="float" office:value="6762.97121124974" calcext:value-type="float">
            <text:p>6762.97121124974</text:p>
          </table:table-cell>
          <table:table-cell table:style-name="Default" office:value-type="float" office:value="7042.27578419443" calcext:value-type="float">
            <text:p>7042.27578419443</text:p>
          </table:table-cell>
          <table:table-cell table:number-columns-repeated="35"/>
        </table:table-row>
        <table:table-row table:style-name="ro4">
          <table:table-cell table:style-name="ce3"/>
          <table:table-cell table:style-name="ce7"/>
          <table:table-cell table:style-name="ce16" office:value-type="string" calcext:value-type="string">
            <text:p>OBX SWAP</text:p>
          </table:table-cell>
          <table:table-cell/>
          <table:table-cell table:style-name="ce13"/>
          <table:table-cell table:style-name="Default" office:value-type="float" office:value="12130" calcext:value-type="float">
            <text:p>12130</text:p>
          </table:table-cell>
          <table:table-cell table:style-name="Default" office:value-type="float" office:value="1678.33333333333" calcext:value-type="float">
            <text:p>1678.33333333333</text:p>
          </table:table-cell>
          <table:table-cell table:style-name="Default" office:value-type="float" office:value="2084" calcext:value-type="float">
            <text:p>2084</text:p>
          </table:table-cell>
          <table:table-cell table:style-name="Default" office:value-type="float" office:value="9559.24776821496" calcext:value-type="float">
            <text:p>9559.24776821496</text:p>
          </table:table-cell>
          <table:table-cell table:style-name="Default" office:value-type="float" office:value="32910.3333333333" calcext:value-type="float">
            <text:p>32910.3333333333</text:p>
          </table:table-cell>
          <table:table-cell table:style-name="Default" office:value-type="float" office:value="3330.60801545017" calcext:value-type="float">
            <text:p>3330.60801545017</text:p>
          </table:table-cell>
          <table:table-cell table:style-name="Default" office:value-type="float" office:value="921" calcext:value-type="float">
            <text:p>921</text:p>
          </table:table-cell>
          <table:table-cell table:style-name="Default" office:value-type="float" office:value="531.894019111553" calcext:value-type="float">
            <text:p>531.894019111553</text:p>
          </table:table-cell>
          <table:table-cell table:style-name="Default" office:value-type="float" office:value="818.722506016515" calcext:value-type="float">
            <text:p>818.722506016515</text:p>
          </table:table-cell>
          <table:table-cell table:style-name="Default" office:value-type="float" office:value="981.666666666667" calcext:value-type="float">
            <text:p>981.666666666667</text:p>
          </table:table-cell>
          <table:table-cell table:style-name="Default" office:value-type="float" office:value="2088.33333333333" calcext:value-type="float">
            <text:p>2088.33333333333</text:p>
          </table:table-cell>
          <table:table-cell table:style-name="Default" office:value-type="float" office:value="2804" calcext:value-type="float">
            <text:p>2804</text:p>
          </table:table-cell>
          <table:table-cell table:style-name="Default" office:value-type="float" office:value="1336.66666666667" calcext:value-type="float">
            <text:p>1336.66666666667</text:p>
          </table:table-cell>
          <table:table-cell table:style-name="Default" office:value-type="float" office:value="6218.33333333333" calcext:value-type="float">
            <text:p>6218.33333333333</text:p>
          </table:table-cell>
          <table:table-cell table:style-name="Default" office:value-type="float" office:value="114227.250158823" calcext:value-type="float">
            <text:p>114227.250158823</text:p>
          </table:table-cell>
          <table:table-cell table:style-name="Default" office:value-type="float" office:value="14949.3333333333" calcext:value-type="float">
            <text:p>14949.3333333333</text:p>
          </table:table-cell>
          <table:table-cell table:style-name="Default" office:value-type="float" office:value="171075.942581213" calcext:value-type="float">
            <text:p>171075.942581213</text:p>
          </table:table-cell>
          <table:table-cell table:style-name="Default" office:value-type="float" office:value="2519.81646171878" calcext:value-type="float">
            <text:p>2519.81646171878</text:p>
          </table:table-cell>
          <table:table-cell table:style-name="Default" office:value-type="float" office:value="1151.84715072242" calcext:value-type="float">
            <text:p>1151.84715072242</text:p>
          </table:table-cell>
          <table:table-cell table:style-name="Default" office:value-type="float" office:value="1647" calcext:value-type="float">
            <text:p>1647</text:p>
          </table:table-cell>
          <table:table-cell table:style-name="Default" office:value-type="float" office:value="6759.10763565394" calcext:value-type="float">
            <text:p>6759.10763565394</text:p>
          </table:table-cell>
          <table:table-cell table:style-name="Default" office:value-type="float" office:value="6969.75692800648" calcext:value-type="float">
            <text:p>6969.75692800648</text:p>
          </table:table-cell>
          <table:table-cell table:number-columns-repeated="35"/>
        </table:table-row>
        <table:table-row table:style-name="ro4">
          <table:table-cell table:style-name="ce3"/>
          <table:table-cell table:style-name="ce7"/>
          <table:table-cell office:value-type="string" calcext:value-type="string">
            <text:p>OX SWAP</text:p>
          </table:table-cell>
          <table:table-cell/>
          <table:table-cell table:style-name="ce13"/>
          <table:table-cell table:style-name="Default" office:value-type="float" office:value="10792.3333333333" calcext:value-type="float">
            <text:p>10792.3333333333</text:p>
          </table:table-cell>
          <table:table-cell table:style-name="Default" office:value-type="float" office:value="1629" calcext:value-type="float">
            <text:p>1629</text:p>
          </table:table-cell>
          <table:table-cell table:style-name="Default" office:value-type="float" office:value="2020" calcext:value-type="float">
            <text:p>2020</text:p>
          </table:table-cell>
          <table:table-cell table:style-name="Default" office:value-type="float" office:value="7928.53046677885" calcext:value-type="float">
            <text:p>7928.53046677885</text:p>
          </table:table-cell>
          <table:table-cell table:style-name="Default" office:value-type="float" office:value="25831.6666666667" calcext:value-type="float">
            <text:p>25831.6666666667</text:p>
          </table:table-cell>
          <table:table-cell table:style-name="Default" office:value-type="float" office:value="3330.60801545017" calcext:value-type="float">
            <text:p>3330.60801545017</text:p>
          </table:table-cell>
          <table:table-cell table:style-name="Default" office:value-type="float" office:value="705" calcext:value-type="float">
            <text:p>705</text:p>
          </table:table-cell>
          <table:table-cell table:style-name="Default" office:value-type="float" office:value="441.189056363557" calcext:value-type="float">
            <text:p>441.189056363557</text:p>
          </table:table-cell>
          <table:table-cell table:style-name="Default" office:value-type="float" office:value="574.384151090832" calcext:value-type="float">
            <text:p>574.384151090832</text:p>
          </table:table-cell>
          <table:table-cell table:style-name="Default" office:value-type="float" office:value="956" calcext:value-type="float">
            <text:p>956</text:p>
          </table:table-cell>
          <table:table-cell table:style-name="Default" office:value-type="float" office:value="2086.66666666667" calcext:value-type="float">
            <text:p>2086.66666666667</text:p>
          </table:table-cell>
          <table:table-cell table:style-name="Default" office:value-type="float" office:value="2707" calcext:value-type="float">
            <text:p>2707</text:p>
          </table:table-cell>
          <table:table-cell table:style-name="Default" office:value-type="float" office:value="1289" calcext:value-type="float">
            <text:p>1289</text:p>
          </table:table-cell>
          <table:table-cell table:style-name="Default" office:value-type="float" office:value="5134.66666666667" calcext:value-type="float">
            <text:p>5134.66666666667</text:p>
          </table:table-cell>
          <table:table-cell table:style-name="Default" office:value-type="float" office:value="57379.3979597604" calcext:value-type="float">
            <text:p>57379.3979597604</text:p>
          </table:table-cell>
          <table:table-cell table:style-name="Default" office:value-type="float" office:value="11907.6666666667" calcext:value-type="float">
            <text:p>11907.6666666667</text:p>
          </table:table-cell>
          <table:table-cell table:style-name="Default" office:value-type="float" office:value="112558.872536134" calcext:value-type="float">
            <text:p>112558.872536134</text:p>
          </table:table-cell>
          <table:table-cell table:style-name="Default" office:value-type="float" office:value="1286.16701841101" calcext:value-type="float">
            <text:p>1286.16701841101</text:p>
          </table:table-cell>
          <table:table-cell table:style-name="Default" office:value-type="float" office:value="694.641945442236" calcext:value-type="float">
            <text:p>694.641945442236</text:p>
          </table:table-cell>
          <table:table-cell table:style-name="Default" office:value-type="float" office:value="1330" calcext:value-type="float">
            <text:p>1330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36.8840415606" calcext:value-type="float">
            <text:p>6936.8840415606</text:p>
          </table:table-cell>
          <table:table-cell table:number-columns-repeated="35"/>
        </table:table-row>
        <table:table-row table:style-name="ro4">
          <table:table-cell table:style-name="ce7"/>
          <table:table-cell table:style-name="ce3"/>
          <table:table-cell table:style-name="ce22" office:value-type="string" calcext:value-type="string">
            <text:p>LOX SWAP</text:p>
          </table:table-cell>
          <table:table-cell/>
          <table:table-cell table:style-name="ce13"/>
          <table:table-cell table:style-name="Default" office:value-type="float" office:value="11700.3333333333" calcext:value-type="float">
            <text:p>11700.3333333333</text:p>
          </table:table-cell>
          <table:table-cell table:style-name="Default" office:value-type="float" office:value="1627.66666666667" calcext:value-type="float">
            <text:p>1627.66666666667</text:p>
          </table:table-cell>
          <table:table-cell table:style-name="Default" office:value-type="float" office:value="2125.33333333333" calcext:value-type="float">
            <text:p>2125.33333333333</text:p>
          </table:table-cell>
          <table:table-cell table:style-name="Default" office:value-type="float" office:value="8614.93388309735" calcext:value-type="float">
            <text:p>8614.93388309735</text:p>
          </table:table-cell>
          <table:table-cell table:style-name="Default" office:value-type="float" office:value="29571" calcext:value-type="float">
            <text:p>29571</text:p>
          </table:table-cell>
          <table:table-cell table:style-name="Default" office:value-type="float" office:value="3330.60801545017" calcext:value-type="float">
            <text:p>3330.60801545017</text:p>
          </table:table-cell>
          <table:table-cell table:style-name="Default" office:value-type="float" office:value="773" calcext:value-type="float">
            <text:p>773</text:p>
          </table:table-cell>
          <table:table-cell table:style-name="Default" office:value-type="float" office:value="483.869328173447" calcext:value-type="float">
            <text:p>483.869328173447</text:p>
          </table:table-cell>
          <table:table-cell table:style-name="Default" office:value-type="float" office:value="624.728223584519" calcext:value-type="float">
            <text:p>624.728223584519</text:p>
          </table:table-cell>
          <table:table-cell table:style-name="Default" office:value-type="float" office:value="997" calcext:value-type="float">
            <text:p>997</text:p>
          </table:table-cell>
          <table:table-cell table:style-name="Default" office:value-type="float" office:value="2094.33333333333" calcext:value-type="float">
            <text:p>2094.33333333333</text:p>
          </table:table-cell>
          <table:table-cell table:style-name="Default" office:value-type="float" office:value="2804" calcext:value-type="float">
            <text:p>2804</text:p>
          </table:table-cell>
          <table:table-cell table:style-name="Default" office:value-type="float" office:value="1307.66666666667" calcext:value-type="float">
            <text:p>1307.66666666667</text:p>
          </table:table-cell>
          <table:table-cell table:style-name="Default" office:value-type="float" office:value="5403.66666666667" calcext:value-type="float">
            <text:p>5403.66666666667</text:p>
          </table:table-cell>
          <table:table-cell table:style-name="Default" office:value-type="float" office:value="68612.1809149583" calcext:value-type="float">
            <text:p>68612.1809149583</text:p>
          </table:table-cell>
          <table:table-cell table:style-name="Default" office:value-type="float" office:value="12669.3333333333" calcext:value-type="float">
            <text:p>12669.3333333333</text:p>
          </table:table-cell>
          <table:table-cell table:style-name="Default" office:value-type="float" office:value="131516.857568644" calcext:value-type="float">
            <text:p>131516.857568644</text:p>
          </table:table-cell>
          <table:table-cell table:style-name="Default" office:value-type="float" office:value="1544.56595405021" calcext:value-type="float">
            <text:p>1544.56595405021</text:p>
          </table:table-cell>
          <table:table-cell table:style-name="Default" office:value-type="float" office:value="877.924177060963" calcext:value-type="float">
            <text:p>877.924177060963</text:p>
          </table:table-cell>
          <table:table-cell table:style-name="Default" office:value-type="float" office:value="1487.66666666667" calcext:value-type="float">
            <text:p>1487.66666666667</text:p>
          </table:table-cell>
          <table:table-cell table:style-name="Default" office:value-type="float" office:value="6783.44829511375" calcext:value-type="float">
            <text:p>6783.44829511375</text:p>
          </table:table-cell>
          <table:table-cell table:style-name="Default" office:value-type="float" office:value="7043.75204550986" calcext:value-type="float">
            <text:p>7043.75204550986</text:p>
          </table:table-cell>
          <table:table-cell table:number-columns-repeated="35"/>
        </table:table-row>
        <table:table-row table:style-name="ro4">
          <table:table-cell table:style-name="ce7" table:number-columns-repeated="2"/>
          <table:table-cell table:style-name="ce22" office:value-type="string" calcext:value-type="string">
            <text:p>PBX SWAP</text:p>
          </table:table-cell>
          <table:table-cell/>
          <table:table-cell table:style-name="ce13"/>
          <table:table-cell table:style-name="Default" office:value-type="float" office:value="12962.3333333333" calcext:value-type="float">
            <text:p>12962.3333333333</text:p>
          </table:table-cell>
          <table:table-cell table:style-name="Default" office:value-type="float" office:value="1773" calcext:value-type="float">
            <text:p>1773</text:p>
          </table:table-cell>
          <table:table-cell table:style-name="Default" office:value-type="float" office:value="2162.66666666667" calcext:value-type="float">
            <text:p>2162.66666666667</text:p>
          </table:table-cell>
          <table:table-cell table:style-name="Default" office:value-type="float" office:value="9627.8986157053" calcext:value-type="float">
            <text:p>9627.8986157053</text:p>
          </table:table-cell>
          <table:table-cell table:style-name="Default" office:value-type="float" office:value="35001" calcext:value-type="float">
            <text:p>35001</text:p>
          </table:table-cell>
          <table:table-cell table:style-name="Default" office:value-type="float" office:value="3330.60801545017" calcext:value-type="float">
            <text:p>3330.60801545017</text:p>
          </table:table-cell>
          <table:table-cell table:style-name="Default" office:value-type="float" office:value="851.666666666667" calcext:value-type="float">
            <text:p>851.666666666667</text:p>
          </table:table-cell>
          <table:table-cell table:style-name="Default" office:value-type="float" office:value="511.649662851436" calcext:value-type="float">
            <text:p>511.649662851436</text:p>
          </table:table-cell>
          <table:table-cell table:style-name="Default" office:value-type="float" office:value="755.217879840656" calcext:value-type="float">
            <text:p>755.217879840656</text:p>
          </table:table-cell>
          <table:table-cell table:style-name="Default" office:value-type="float" office:value="1013" calcext:value-type="float">
            <text:p>1013</text:p>
          </table:table-cell>
          <table:table-cell table:style-name="Default" office:value-type="float" office:value="2088.33333333333" calcext:value-type="float">
            <text:p>2088.33333333333</text:p>
          </table:table-cell>
          <table:table-cell table:style-name="Default" office:value-type="float" office:value="2902.33333333333" calcext:value-type="float">
            <text:p>2902.33333333333</text:p>
          </table:table-cell>
          <table:table-cell table:style-name="Default" office:value-type="float" office:value="1356" calcext:value-type="float">
            <text:p>1356</text:p>
          </table:table-cell>
          <table:table-cell table:style-name="Default" office:value-type="float" office:value="6200.66666666667" calcext:value-type="float">
            <text:p>6200.66666666667</text:p>
          </table:table-cell>
          <table:table-cell table:style-name="Default" office:value-type="float" office:value="93514.203316209" calcext:value-type="float">
            <text:p>93514.203316209</text:p>
          </table:table-cell>
          <table:table-cell table:style-name="Default" office:value-type="float" office:value="13707" calcext:value-type="float">
            <text:p>13707</text:p>
          </table:table-cell>
          <table:table-cell table:style-name="Default" office:value-type="float" office:value="160191.292980691" calcext:value-type="float">
            <text:p>160191.292980691</text:p>
          </table:table-cell>
          <table:table-cell table:style-name="Default" office:value-type="float" office:value="1786.72327192252" calcext:value-type="float">
            <text:p>1786.72327192252</text:p>
          </table:table-cell>
          <table:table-cell table:style-name="Default" office:value-type="float" office:value="996.054578002761" calcext:value-type="float">
            <text:p>996.054578002761</text:p>
          </table:table-cell>
          <table:table-cell table:style-name="Default" office:value-type="float" office:value="1615.33333333333" calcext:value-type="float">
            <text:p>1615.33333333333</text:p>
          </table:table-cell>
          <table:table-cell table:style-name="Default" office:value-type="float" office:value="6768.32396000608" calcext:value-type="float">
            <text:p>6768.32396000608</text:p>
          </table:table-cell>
          <table:table-cell table:style-name="Default" office:value-type="float" office:value="7088.84798274571" calcext:value-type="float">
            <text:p>7088.84798274571</text:p>
          </table:table-cell>
          <table:table-cell table:number-columns-repeated="35"/>
        </table:table-row>
        <table:table-row table:style-name="ro4">
          <table:table-cell table:style-name="ce7" table:number-columns-repeated="2"/>
          <table:table-cell office:value-type="string" calcext:value-type="string">
            <text:p>PMX SWAP</text:p>
          </table:table-cell>
          <table:table-cell/>
          <table:table-cell table:style-name="ce13"/>
          <table:table-cell table:style-name="Default" office:value-type="float" office:value="12885.6666666667" calcext:value-type="float">
            <text:p>12885.6666666667</text:p>
          </table:table-cell>
          <table:table-cell table:style-name="Default" office:value-type="float" office:value="1747.66666666667" calcext:value-type="float">
            <text:p>1747.66666666667</text:p>
          </table:table-cell>
          <table:table-cell table:style-name="Default" office:value-type="float" office:value="2154.33333333333" calcext:value-type="float">
            <text:p>2154.33333333333</text:p>
          </table:table-cell>
          <table:table-cell table:style-name="Default" office:value-type="float" office:value="9825.99958598255" calcext:value-type="float">
            <text:p>9825.99958598255</text:p>
          </table:table-cell>
          <table:table-cell table:style-name="Default" office:value-type="float" office:value="35083.3333333333" calcext:value-type="float">
            <text:p>35083.3333333333</text:p>
          </table:table-cell>
          <table:table-cell table:style-name="Default" office:value-type="float" office:value="3330.60801545017" calcext:value-type="float">
            <text:p>3330.60801545017</text:p>
          </table:table-cell>
          <table:table-cell table:style-name="Default" office:value-type="float" office:value="782.333333333333" calcext:value-type="float">
            <text:p>782.333333333333</text:p>
          </table:table-cell>
          <table:table-cell table:style-name="Default" office:value-type="float" office:value="517.807491360661" calcext:value-type="float">
            <text:p>517.807491360661</text:p>
          </table:table-cell>
          <table:table-cell table:style-name="Default" office:value-type="float" office:value="716.09850648983" calcext:value-type="float">
            <text:p>716.09850648983</text:p>
          </table:table-cell>
          <table:table-cell table:style-name="Default" office:value-type="float" office:value="1026.33333333333" calcext:value-type="float">
            <text:p>1026.33333333333</text:p>
          </table:table-cell>
          <table:table-cell table:style-name="Default" office:value-type="float" office:value="2088.33333333333" calcext:value-type="float">
            <text:p>2088.33333333333</text:p>
          </table:table-cell>
          <table:table-cell table:style-name="Default" office:value-type="float" office:value="2804" calcext:value-type="float">
            <text:p>2804</text:p>
          </table:table-cell>
          <table:table-cell table:style-name="Default" office:value-type="float" office:value="1350.33333333333" calcext:value-type="float">
            <text:p>1350.33333333333</text:p>
          </table:table-cell>
          <table:table-cell table:style-name="Default" office:value-type="float" office:value="6245.33333333333" calcext:value-type="float">
            <text:p>6245.33333333333</text:p>
          </table:table-cell>
          <table:table-cell table:style-name="Default" office:value-type="float" office:value="91790.6070128741" calcext:value-type="float">
            <text:p>91790.6070128741</text:p>
          </table:table-cell>
          <table:table-cell table:style-name="Default" office:value-type="float" office:value="14102.3333333333" calcext:value-type="float">
            <text:p>14102.3333333333</text:p>
          </table:table-cell>
          <table:table-cell table:style-name="Default" office:value-type="float" office:value="156816.317075212" calcext:value-type="float">
            <text:p>156816.317075212</text:p>
          </table:table-cell>
          <table:table-cell table:style-name="Default" office:value-type="float" office:value="1829.0795146084" calcext:value-type="float">
            <text:p>1829.0795146084</text:p>
          </table:table-cell>
          <table:table-cell table:style-name="Default" office:value-type="float" office:value="1042.77663237306" calcext:value-type="float">
            <text:p>1042.77663237306</text:p>
          </table:table-cell>
          <table:table-cell table:style-name="Default" office:value-type="float" office:value="1526.66666666667" calcext:value-type="float">
            <text:p>1526.66666666667</text:p>
          </table:table-cell>
          <table:table-cell table:style-name="Default" office:value-type="float" office:value="6768.32396000608" calcext:value-type="float">
            <text:p>6768.32396000608</text:p>
          </table:table-cell>
          <table:table-cell table:style-name="Default" office:value-type="float" office:value="7006.80713650939" calcext:value-type="float">
            <text:p>7006.80713650939</text:p>
          </table:table-cell>
          <table:table-cell table:number-columns-repeated="35"/>
        </table:table-row>
        <table:table-row table:style-name="ro4">
          <table:table-cell/>
          <table:table-cell table:style-name="ce3"/>
          <table:table-cell office:value-type="string" calcext:value-type="string">
            <text:p>CX SWAP</text:p>
          </table:table-cell>
          <table:table-cell/>
          <table:table-cell table:style-name="ce13"/>
          <table:table-cell table:style-name="Default" office:value-type="float" office:value="12766" calcext:value-type="float">
            <text:p>12766</text:p>
          </table:table-cell>
          <table:table-cell table:style-name="Default" office:value-type="float" office:value="1690.33333333333" calcext:value-type="float">
            <text:p>1690.33333333333</text:p>
          </table:table-cell>
          <table:table-cell table:style-name="Default" office:value-type="float" office:value="2122.66666666667" calcext:value-type="float">
            <text:p>2122.66666666667</text:p>
          </table:table-cell>
          <table:table-cell table:style-name="Default" office:value-type="float" office:value="8877.39847601702" calcext:value-type="float">
            <text:p>8877.39847601702</text:p>
          </table:table-cell>
          <table:table-cell table:style-name="Default" office:value-type="float" office:value="31644" calcext:value-type="float">
            <text:p>31644</text:p>
          </table:table-cell>
          <table:table-cell table:style-name="Default" office:value-type="float" office:value="3330.60801545017" calcext:value-type="float">
            <text:p>3330.60801545017</text:p>
          </table:table-cell>
          <table:table-cell table:style-name="Default" office:value-type="float" office:value="815.666666666667" calcext:value-type="float">
            <text:p>815.666666666667</text:p>
          </table:table-cell>
          <table:table-cell table:style-name="Default" office:value-type="float" office:value="496.627776254316" calcext:value-type="float">
            <text:p>496.627776254316</text:p>
          </table:table-cell>
          <table:table-cell table:style-name="Default" office:value-type="float" office:value="666.010286998804" calcext:value-type="float">
            <text:p>666.010286998804</text:p>
          </table:table-cell>
          <table:table-cell table:style-name="Default" office:value-type="float" office:value="1074" calcext:value-type="float">
            <text:p>1074</text:p>
          </table:table-cell>
          <table:table-cell table:style-name="Default" office:value-type="float" office:value="2094.33333333333" calcext:value-type="float">
            <text:p>2094.33333333333</text:p>
          </table:table-cell>
          <table:table-cell table:style-name="Default" office:value-type="float" office:value="2707" calcext:value-type="float">
            <text:p>2707</text:p>
          </table:table-cell>
          <table:table-cell table:style-name="Default" office:value-type="float" office:value="1341.33333333333" calcext:value-type="float">
            <text:p>1341.33333333333</text:p>
          </table:table-cell>
          <table:table-cell table:style-name="Default" office:value-type="float" office:value="5631" calcext:value-type="float">
            <text:p>5631</text:p>
          </table:table-cell>
          <table:table-cell table:style-name="Default" office:value-type="float" office:value="79110.8750545545" calcext:value-type="float">
            <text:p>79110.8750545545</text:p>
          </table:table-cell>
          <table:table-cell table:style-name="Default" office:value-type="float" office:value="13042" calcext:value-type="float">
            <text:p>13042</text:p>
          </table:table-cell>
          <table:table-cell table:style-name="Default" office:value-type="float" office:value="143295.977851281" calcext:value-type="float">
            <text:p>143295.977851281</text:p>
          </table:table-cell>
          <table:table-cell table:style-name="Default" office:value-type="float" office:value="1587.9513480496" calcext:value-type="float">
            <text:p>1587.9513480496</text:p>
          </table:table-cell>
          <table:table-cell table:style-name="Default" office:value-type="float" office:value="907.05431360383" calcext:value-type="float">
            <text:p>907.05431360383</text:p>
          </table:table-cell>
          <table:table-cell table:style-name="Default" office:value-type="float" office:value="1473.33333333333" calcext:value-type="float">
            <text:p>1473.33333333333</text:p>
          </table:table-cell>
          <table:table-cell table:style-name="Default" office:value-type="float" office:value="6759.10763565394" calcext:value-type="float">
            <text:p>6759.10763565394</text:p>
          </table:table-cell>
          <table:table-cell table:style-name="Default" office:value-type="float" office:value="7024.27271342904" calcext:value-type="float">
            <text:p>7024.27271342904</text:p>
          </table:table-cell>
          <table:table-cell table:number-columns-repeated="35"/>
        </table:table-row>
        <table:table-row table:style-name="ro4">
          <table:table-cell/>
          <table:table-cell table:style-name="ce7"/>
          <table:table-cell table:style-name="ce16" office:value-type="string" calcext:value-type="string">
            <text:p><text:span text:style-name="T5">MX</text:span> SCRAMBLE</text:p>
          </table:table-cell>
          <table:table-cell/>
          <table:table-cell table:style-name="ce13"/>
          <table:table-cell table:style-name="Default" office:value-type="float" office:value="12358" calcext:value-type="float">
            <text:p>12358</text:p>
          </table:table-cell>
          <table:table-cell table:style-name="Default" office:value-type="float" office:value="1845.33333333333" calcext:value-type="float">
            <text:p>1845.33333333333</text:p>
          </table:table-cell>
          <table:table-cell table:style-name="Default" office:value-type="float" office:value="2154.66666666667" calcext:value-type="float">
            <text:p>2154.66666666667</text:p>
          </table:table-cell>
          <table:table-cell table:style-name="Default" office:value-type="float" office:value="9450.33420937035" calcext:value-type="float">
            <text:p>9450.33420937035</text:p>
          </table:table-cell>
          <table:table-cell table:style-name="Default" office:value-type="float" office:value="33950.3333333333" calcext:value-type="float">
            <text:p>33950.3333333333</text:p>
          </table:table-cell>
          <table:table-cell table:style-name="Default" office:value-type="float" office:value="3330.60801545017" calcext:value-type="float">
            <text:p>3330.60801545017</text:p>
          </table:table-cell>
          <table:table-cell table:style-name="Default" office:value-type="float" office:value="814.333333333333" calcext:value-type="float">
            <text:p>814.333333333333</text:p>
          </table:table-cell>
          <table:table-cell table:style-name="Default" office:value-type="float" office:value="496.26768743547" calcext:value-type="float">
            <text:p>496.26768743547</text:p>
          </table:table-cell>
          <table:table-cell table:style-name="Default" office:value-type="float" office:value="721.858214125229" calcext:value-type="float">
            <text:p>721.858214125229</text:p>
          </table:table-cell>
          <table:table-cell table:style-name="Default" office:value-type="float" office:value="969.666666666667" calcext:value-type="float">
            <text:p>969.666666666667</text:p>
          </table:table-cell>
          <table:table-cell table:style-name="Default" office:value-type="float" office:value="2100.33333333333" calcext:value-type="float">
            <text:p>2100.33333333333</text:p>
          </table:table-cell>
          <table:table-cell table:style-name="Default" office:value-type="float" office:value="2707" calcext:value-type="float">
            <text:p>2707</text:p>
          </table:table-cell>
          <table:table-cell table:style-name="Default" office:value-type="float" office:value="1358.33333333333" calcext:value-type="float">
            <text:p>1358.33333333333</text:p>
          </table:table-cell>
          <table:table-cell table:style-name="Default" office:value-type="float" office:value="5707.66666666667" calcext:value-type="float">
            <text:p>5707.66666666667</text:p>
          </table:table-cell>
          <table:table-cell table:style-name="Default" office:value-type="float" office:value="83718.5250373586" calcext:value-type="float">
            <text:p>83718.5250373586</text:p>
          </table:table-cell>
          <table:table-cell table:style-name="Default" office:value-type="float" office:value="13798" calcext:value-type="float">
            <text:p>13798</text:p>
          </table:table-cell>
          <table:table-cell table:style-name="Default" office:value-type="float" office:value="138991.42150589" calcext:value-type="float">
            <text:p>138991.42150589</text:p>
          </table:table-cell>
          <table:table-cell table:style-name="Default" office:value-type="float" office:value="1930.65490436801" calcext:value-type="float">
            <text:p>1930.65490436801</text:p>
          </table:table-cell>
          <table:table-cell table:style-name="Default" office:value-type="float" office:value="891.923359964084" calcext:value-type="float">
            <text:p>891.923359964084</text:p>
          </table:table-cell>
          <table:table-cell table:style-name="Default" office:value-type="float" office:value="1484" calcext:value-type="float">
            <text:p>1484</text:p>
          </table:table-cell>
          <table:table-cell table:style-name="Default" office:value-type="float" office:value="6764.46038441027" calcext:value-type="float">
            <text:p>6764.46038441027</text:p>
          </table:table-cell>
          <table:table-cell table:style-name="Default" office:value-type="float" office:value="7151.13209363283" calcext:value-type="float">
            <text:p>7151.13209363283</text:p>
          </table:table-cell>
          <table:table-cell table:number-columns-repeated="35"/>
        </table:table-row>
        <table:table-row table:style-name="ro4">
          <table:table-cell/>
          <table:table-cell table:style-name="ce7"/>
          <table:table-cell table:style-name="ce16" office:value-type="string" calcext:value-type="string">
            <text:p>OBX SCRAMBLE</text:p>
          </table:table-cell>
          <table:table-cell/>
          <table:table-cell table:style-name="ce13"/>
          <table:table-cell table:style-name="Default" office:value-type="float" office:value="14050.6666666667" calcext:value-type="float">
            <text:p>14050.6666666667</text:p>
          </table:table-cell>
          <table:table-cell table:style-name="Default" office:value-type="float" office:value="1716" calcext:value-type="float">
            <text:p>1716</text:p>
          </table:table-cell>
          <table:table-cell table:style-name="Default" office:value-type="float" office:value="2116" calcext:value-type="float">
            <text:p>2116</text:p>
          </table:table-cell>
          <table:table-cell table:style-name="Default" office:value-type="float" office:value="9704.60502279746" calcext:value-type="float">
            <text:p>9704.60502279746</text:p>
          </table:table-cell>
          <table:table-cell table:style-name="Default" office:value-type="float" office:value="35098.3333333333" calcext:value-type="float">
            <text:p>35098.3333333333</text:p>
          </table:table-cell>
          <table:table-cell table:style-name="Default" office:value-type="float" office:value="3330.60801545017" calcext:value-type="float">
            <text:p>3330.60801545017</text:p>
          </table:table-cell>
          <table:table-cell table:style-name="Default" office:value-type="float" office:value="855.333333333333" calcext:value-type="float">
            <text:p>855.333333333333</text:p>
          </table:table-cell>
          <table:table-cell table:style-name="Default" office:value-type="float" office:value="552.156912738546" calcext:value-type="float">
            <text:p>552.156912738546</text:p>
          </table:table-cell>
          <table:table-cell table:style-name="Default" office:value-type="float" office:value="799.40607445413" calcext:value-type="float">
            <text:p>799.40607445413</text:p>
          </table:table-cell>
          <table:table-cell table:style-name="Default" office:value-type="float" office:value="971" calcext:value-type="float">
            <text:p>971</text:p>
          </table:table-cell>
          <table:table-cell table:style-name="Default" office:value-type="float" office:value="2088.33333333333" calcext:value-type="float">
            <text:p>2088.33333333333</text:p>
          </table:table-cell>
          <table:table-cell table:style-name="Default" office:value-type="float" office:value="2804" calcext:value-type="float">
            <text:p>2804</text:p>
          </table:table-cell>
          <table:table-cell table:style-name="Default" office:value-type="float" office:value="1348.66666666667" calcext:value-type="float">
            <text:p>1348.66666666667</text:p>
          </table:table-cell>
          <table:table-cell table:style-name="Default" office:value-type="float" office:value="6107.33333333333" calcext:value-type="float">
            <text:p>6107.33333333333</text:p>
          </table:table-cell>
          <table:table-cell table:style-name="Default" office:value-type="float" office:value="107292.342475897" calcext:value-type="float">
            <text:p>107292.342475897</text:p>
          </table:table-cell>
          <table:table-cell table:style-name="Default" office:value-type="float" office:value="14605.3333333333" calcext:value-type="float">
            <text:p>14605.3333333333</text:p>
          </table:table-cell>
          <table:table-cell table:style-name="Default" office:value-type="float" office:value="175565.495292226" calcext:value-type="float">
            <text:p>175565.495292226</text:p>
          </table:table-cell>
          <table:table-cell table:style-name="Default" office:value-type="float" office:value="2518.60879400928" calcext:value-type="float">
            <text:p>2518.60879400928</text:p>
          </table:table-cell>
          <table:table-cell table:style-name="Default" office:value-type="float" office:value="1102.78050137176" calcext:value-type="float">
            <text:p>1102.78050137176</text:p>
          </table:table-cell>
          <table:table-cell table:style-name="Default" office:value-type="float" office:value="1579.66666666667" calcext:value-type="float">
            <text:p>1579.66666666667</text:p>
          </table:table-cell>
          <table:table-cell table:style-name="Default" office:value-type="float" office:value="6783.44829511375" calcext:value-type="float">
            <text:p>6783.44829511375</text:p>
          </table:table-cell>
          <table:table-cell table:style-name="Default" office:value-type="float" office:value="6983.39208995363" calcext:value-type="float">
            <text:p>6983.39208995363</text:p>
          </table:table-cell>
          <table:table-cell table:number-columns-repeated="35"/>
        </table:table-row>
        <table:table-row table:style-name="ro4">
          <table:table-cell/>
          <table:table-cell table:style-name="ce3"/>
          <table:table-cell office:value-type="string" calcext:value-type="string">
            <text:p>OX SCRAMBLE</text:p>
          </table:table-cell>
          <table:table-cell/>
          <table:table-cell table:style-name="ce13"/>
          <table:table-cell table:style-name="Default" office:value-type="float" office:value="10703" calcext:value-type="float">
            <text:p>10703</text:p>
          </table:table-cell>
          <table:table-cell table:style-name="Default" office:value-type="float" office:value="1610" calcext:value-type="float">
            <text:p>1610</text:p>
          </table:table-cell>
          <table:table-cell table:style-name="Default" office:value-type="float" office:value="2030" calcext:value-type="float">
            <text:p>2030</text:p>
          </table:table-cell>
          <table:table-cell table:style-name="Default" office:value-type="float" office:value="7707.68714491782" calcext:value-type="float">
            <text:p>7707.68714491782</text:p>
          </table:table-cell>
          <table:table-cell table:style-name="Default" office:value-type="float" office:value="25580.6666666667" calcext:value-type="float">
            <text:p>25580.6666666667</text:p>
          </table:table-cell>
          <table:table-cell table:style-name="Default" office:value-type="float" office:value="3330.60801545017" calcext:value-type="float">
            <text:p>3330.60801545017</text:p>
          </table:table-cell>
          <table:table-cell table:style-name="Default" office:value-type="float" office:value="713" calcext:value-type="float">
            <text:p>713</text:p>
          </table:table-cell>
          <table:table-cell table:style-name="Default" office:value-type="float" office:value="441.201194284064" calcext:value-type="float">
            <text:p>441.201194284064</text:p>
          </table:table-cell>
          <table:table-cell table:style-name="Default" office:value-type="float" office:value="575.393187434707" calcext:value-type="float">
            <text:p>575.393187434707</text:p>
          </table:table-cell>
          <table:table-cell table:style-name="Default" office:value-type="float" office:value="978" calcext:value-type="float">
            <text:p>978</text:p>
          </table:table-cell>
          <table:table-cell table:style-name="Default" office:value-type="float" office:value="2088.33333333333" calcext:value-type="float">
            <text:p>2088.33333333333</text:p>
          </table:table-cell>
          <table:table-cell table:style-name="Default"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table:style-name="Default" office:value-type="float" office:value="5074.33333333333" calcext:value-type="float">
            <text:p>5074.33333333333</text:p>
          </table:table-cell>
          <table:table-cell table:style-name="Default" office:value-type="float" office:value="56432.7321929504" calcext:value-type="float">
            <text:p>56432.7321929504</text:p>
          </table:table-cell>
          <table:table-cell table:style-name="Default" office:value-type="float" office:value="11828.6666666667" calcext:value-type="float">
            <text:p>11828.6666666667</text:p>
          </table:table-cell>
          <table:table-cell table:style-name="Default" office:value-type="float" office:value="110554.318299333" calcext:value-type="float">
            <text:p>110554.318299333</text:p>
          </table:table-cell>
          <table:table-cell table:style-name="Default" office:value-type="float" office:value="1276.7201981532" calcext:value-type="float">
            <text:p>1276.7201981532</text:p>
          </table:table-cell>
          <table:table-cell table:style-name="Default" office:value-type="float" office:value="729.633711396003" calcext:value-type="float">
            <text:p>729.633711396003</text:p>
          </table:table-cell>
          <table:table-cell table:style-name="Default" office:value-type="float" office:value="1301.66666666667" calcext:value-type="float">
            <text:p>1301.66666666667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61.5445994035" calcext:value-type="float">
            <text:p>6961.5445994035</text:p>
          </table:table-cell>
          <table:table-cell table:number-columns-repeated="35"/>
        </table:table-row>
        <table:table-row table:style-name="ro4">
          <table:table-cell/>
          <table:table-cell table:style-name="ce7"/>
          <table:table-cell table:style-name="ce22" office:value-type="string" calcext:value-type="string">
            <text:p>LOX SCRAMBLE</text:p>
          </table:table-cell>
          <table:table-cell/>
          <table:table-cell table:style-name="ce13"/>
          <table:table-cell table:style-name="Default" office:value-type="float" office:value="11325.3333333333" calcext:value-type="float">
            <text:p>11325.3333333333</text:p>
          </table:table-cell>
          <table:table-cell table:style-name="Default" office:value-type="float" office:value="1661" calcext:value-type="float">
            <text:p>1661</text:p>
          </table:table-cell>
          <table:table-cell table:style-name="Default" office:value-type="float" office:value="2022" calcext:value-type="float">
            <text:p>2022</text:p>
          </table:table-cell>
          <table:table-cell table:style-name="Default" office:value-type="float" office:value="8481.57716763303" calcext:value-type="float">
            <text:p>8481.57716763303</text:p>
          </table:table-cell>
          <table:table-cell table:style-name="Default" office:value-type="float" office:value="29346.3333333333" calcext:value-type="float">
            <text:p>29346.3333333333</text:p>
          </table:table-cell>
          <table:table-cell table:style-name="Default" office:value-type="float" office:value="3330.60801545017" calcext:value-type="float">
            <text:p>3330.60801545017</text:p>
          </table:table-cell>
          <table:table-cell table:style-name="Default" office:value-type="float" office:value="752.333333333333" calcext:value-type="float">
            <text:p>752.333333333333</text:p>
          </table:table-cell>
          <table:table-cell table:style-name="Default" office:value-type="float" office:value="479.835578895633" calcext:value-type="float">
            <text:p>479.835578895633</text:p>
          </table:table-cell>
          <table:table-cell table:style-name="Default" office:value-type="float" office:value="617.561526309056" calcext:value-type="float">
            <text:p>617.561526309056</text:p>
          </table:table-cell>
          <table:table-cell table:style-name="Default" office:value-type="float" office:value="971.333333333333" calcext:value-type="float">
            <text:p>971.333333333333</text:p>
          </table:table-cell>
          <table:table-cell table:style-name="Default" office:value-type="float" office:value="2092.66666666667" calcext:value-type="float">
            <text:p>2092.66666666667</text:p>
          </table:table-cell>
          <table:table-cell table:style-name="Default" office:value-type="float" office:value="2707" calcext:value-type="float">
            <text:p>2707</text:p>
          </table:table-cell>
          <table:table-cell table:style-name="Default" office:value-type="float" office:value="1330" calcext:value-type="float">
            <text:p>1330</text:p>
          </table:table-cell>
          <table:table-cell table:style-name="Default" office:value-type="float" office:value="5598.66666666667" calcext:value-type="float">
            <text:p>5598.66666666667</text:p>
          </table:table-cell>
          <table:table-cell table:style-name="Default" office:value-type="float" office:value="75485.9058859306" calcext:value-type="float">
            <text:p>75485.9058859306</text:p>
          </table:table-cell>
          <table:table-cell table:style-name="Default" office:value-type="float" office:value="12858.6666666667" calcext:value-type="float">
            <text:p>12858.6666666667</text:p>
          </table:table-cell>
          <table:table-cell table:style-name="Default" office:value-type="float" office:value="127498.873208705" calcext:value-type="float">
            <text:p>127498.873208705</text:p>
          </table:table-cell>
          <table:table-cell table:style-name="Default" office:value-type="float" office:value="1752.55513638545" calcext:value-type="float">
            <text:p>1752.55513638545</text:p>
          </table:table-cell>
          <table:table-cell table:style-name="Default" office:value-type="float" office:value="828.405321036959" calcext:value-type="float">
            <text:p>828.405321036959</text:p>
          </table:table-cell>
          <table:table-cell table:style-name="Default" office:value-type="float" office:value="1367.33333333333" calcext:value-type="float">
            <text:p>1367.33333333333</text:p>
          </table:table-cell>
          <table:table-cell table:style-name="Default" office:value-type="float" office:value="6762.97121124974" calcext:value-type="float">
            <text:p>6762.97121124974</text:p>
          </table:table-cell>
          <table:table-cell table:style-name="Default" office:value-type="float" office:value="6936.8840415606" calcext:value-type="float">
            <text:p>6936.8840415606</text:p>
          </table:table-cell>
          <table:table-cell table:number-columns-repeated="35"/>
        </table:table-row>
        <table:table-row table:style-name="ro4">
          <table:table-cell/>
          <table:table-cell table:style-name="ce7"/>
          <table:table-cell table:style-name="ce22" office:value-type="string" calcext:value-type="string">
            <text:p>PBX SCRAMBLE</text:p>
          </table:table-cell>
          <table:table-cell/>
          <table:table-cell table:style-name="ce13"/>
          <table:table-cell table:style-name="Default" office:value-type="float" office:value="13093" calcext:value-type="float">
            <text:p>13093</text:p>
          </table:table-cell>
          <table:table-cell table:style-name="Default" office:value-type="float" office:value="1762.66666666667" calcext:value-type="float">
            <text:p>1762.66666666667</text:p>
          </table:table-cell>
          <table:table-cell table:style-name="Default" office:value-type="float" office:value="2186" calcext:value-type="float">
            <text:p>2186</text:p>
          </table:table-cell>
          <table:table-cell table:style-name="Default" office:value-type="float" office:value="9382.76486587818" calcext:value-type="float">
            <text:p>9382.76486587818</text:p>
          </table:table-cell>
          <table:table-cell table:style-name="Default" office:value-type="float" office:value="33084.6666666667" calcext:value-type="float">
            <text:p>33084.6666666667</text:p>
          </table:table-cell>
          <table:table-cell table:style-name="Default" office:value-type="float" office:value="3330.60801545017" calcext:value-type="float">
            <text:p>3330.60801545017</text:p>
          </table:table-cell>
          <table:table-cell table:style-name="Default" office:value-type="float" office:value="841.333333333333" calcext:value-type="float">
            <text:p>841.333333333333</text:p>
          </table:table-cell>
          <table:table-cell table:style-name="Default" office:value-type="float" office:value="522.125442933338" calcext:value-type="float">
            <text:p>522.125442933338</text:p>
          </table:table-cell>
          <table:table-cell table:style-name="Default" office:value-type="float" office:value="713.363716768889" calcext:value-type="float">
            <text:p>713.363716768889</text:p>
          </table:table-cell>
          <table:table-cell table:style-name="Default" office:value-type="float" office:value="1001.66666666667" calcext:value-type="float">
            <text:p>1001.66666666667</text:p>
          </table:table-cell>
          <table:table-cell table:style-name="Default" office:value-type="float" office:value="2109.33333333333" calcext:value-type="float">
            <text:p>2109.33333333333</text:p>
          </table:table-cell>
          <table:table-cell table:style-name="Default" office:value-type="float" office:value="2804" calcext:value-type="float">
            <text:p>2804</text:p>
          </table:table-cell>
          <table:table-cell table:style-name="Default" office:value-type="float" office:value="1332" calcext:value-type="float">
            <text:p>1332</text:p>
          </table:table-cell>
          <table:table-cell table:style-name="Default" office:value-type="float" office:value="5928.33333333333" calcext:value-type="float">
            <text:p>5928.33333333333</text:p>
          </table:table-cell>
          <table:table-cell table:style-name="Default" office:value-type="float" office:value="86898.7040521788" calcext:value-type="float">
            <text:p>86898.7040521788</text:p>
          </table:table-cell>
          <table:table-cell table:style-name="Default" office:value-type="float" office:value="13324.3333333333" calcext:value-type="float">
            <text:p>13324.3333333333</text:p>
          </table:table-cell>
          <table:table-cell table:style-name="Default" office:value-type="float" office:value="153394.34486878" calcext:value-type="float">
            <text:p>153394.34486878</text:p>
          </table:table-cell>
          <table:table-cell table:style-name="Default" office:value-type="float" office:value="1912.6590669279" calcext:value-type="float">
            <text:p>1912.6590669279</text:p>
          </table:table-cell>
          <table:table-cell table:style-name="Default" office:value-type="float" office:value="921.44055554787" calcext:value-type="float">
            <text:p>921.44055554787</text:p>
          </table:table-cell>
          <table:table-cell table:style-name="Default" office:value-type="float" office:value="1462.33333333333" calcext:value-type="float">
            <text:p>1462.33333333333</text:p>
          </table:table-cell>
          <table:table-cell table:style-name="Default" office:value-type="float" office:value="6764.46038441027" calcext:value-type="float">
            <text:p>6764.46038441027</text:p>
          </table:table-cell>
          <table:table-cell table:style-name="Default" office:value-type="float" office:value="6912.2234837177" calcext:value-type="float">
            <text:p>6912.2234837177</text:p>
          </table:table-cell>
          <table:table-cell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PMX SCRAMBLE</text:p>
          </table:table-cell>
          <table:table-cell/>
          <table:table-cell table:style-name="ce13"/>
          <table:table-cell table:style-name="Default" office:value-type="float" office:value="15640.6666666667" calcext:value-type="float">
            <text:p>15640.6666666667</text:p>
          </table:table-cell>
          <table:table-cell table:style-name="Default" office:value-type="float" office:value="1860" calcext:value-type="float">
            <text:p>1860</text:p>
          </table:table-cell>
          <table:table-cell table:style-name="Default" office:value-type="float" office:value="2330.66666666667" calcext:value-type="float">
            <text:p>2330.66666666667</text:p>
          </table:table-cell>
          <table:table-cell table:style-name="Default" office:value-type="float" office:value="9604.31037324227" calcext:value-type="float">
            <text:p>9604.31037324227</text:p>
          </table:table-cell>
          <table:table-cell table:style-name="Default" office:value-type="float" office:value="39404.6666666667" calcext:value-type="float">
            <text:p>39404.6666666667</text:p>
          </table:table-cell>
          <table:table-cell table:style-name="Default" office:value-type="float" office:value="3330.60801545017" calcext:value-type="float">
            <text:p>3330.60801545017</text:p>
          </table:table-cell>
          <table:table-cell table:style-name="Default" office:value-type="float" office:value="963.666666666667" calcext:value-type="float">
            <text:p>963.666666666667</text:p>
          </table:table-cell>
          <table:table-cell table:style-name="Default" office:value-type="float" office:value="544.075327373535" calcext:value-type="float">
            <text:p>544.075327373535</text:p>
          </table:table-cell>
          <table:table-cell table:style-name="Default" office:value-type="float" office:value="840.332223098469" calcext:value-type="float">
            <text:p>840.332223098469</text:p>
          </table:table-cell>
          <table:table-cell table:style-name="Default" office:value-type="float" office:value="1073.33333333333" calcext:value-type="float">
            <text:p>1073.33333333333</text:p>
          </table:table-cell>
          <table:table-cell table:style-name="Default" office:value-type="float" office:value="2086.66666666667" calcext:value-type="float">
            <text:p>2086.66666666667</text:p>
          </table:table-cell>
          <table:table-cell table:style-name="Default" office:value-type="float" office:value="3161.33333333333" calcext:value-type="float">
            <text:p>3161.33333333333</text:p>
          </table:table-cell>
          <table:table-cell table:style-name="Default" office:value-type="float" office:value="1350.66666666667" calcext:value-type="float">
            <text:p>1350.66666666667</text:p>
          </table:table-cell>
          <table:table-cell table:style-name="Default" office:value-type="float" office:value="6687.33333333333" calcext:value-type="float">
            <text:p>6687.33333333333</text:p>
          </table:table-cell>
          <table:table-cell table:style-name="Default" office:value-type="float" office:value="114402.912424321" calcext:value-type="float">
            <text:p>114402.912424321</text:p>
          </table:table-cell>
          <table:table-cell table:style-name="Default" office:value-type="float" office:value="15408.6666666667" calcext:value-type="float">
            <text:p>15408.6666666667</text:p>
          </table:table-cell>
          <table:table-cell table:style-name="Default" office:value-type="float" office:value="182816.32811083" calcext:value-type="float">
            <text:p>182816.32811083</text:p>
          </table:table-cell>
          <table:table-cell table:style-name="Default" office:value-type="float" office:value="2484.13698364534" calcext:value-type="float">
            <text:p>2484.13698364534</text:p>
          </table:table-cell>
          <table:table-cell table:style-name="Default" office:value-type="float" office:value="1226.88413985711" calcext:value-type="float">
            <text:p>1226.88413985711</text:p>
          </table:table-cell>
          <table:table-cell table:style-name="Default" office:value-type="float" office:value="1673" calcext:value-type="float">
            <text:p>1673</text:p>
          </table:table-cell>
          <table:table-cell table:style-name="Default" office:value-type="float" office:value="6764.46038441027" calcext:value-type="float">
            <text:p>6764.46038441027</text:p>
          </table:table-cell>
          <table:table-cell table:style-name="Default" office:value-type="float" office:value="7424.7925032771" calcext:value-type="float">
            <text:p>7424.7925032771</text:p>
          </table:table-cell>
          <table:table-cell table:number-columns-repeated="35"/>
        </table:table-row>
        <table:table-row table:style-name="ro4">
          <table:table-cell table:style-name="ce3" table:number-columns-repeated="2"/>
          <table:table-cell office:value-type="string" calcext:value-type="string">
            <text:p>CX SCRAMBLE</text:p>
          </table:table-cell>
          <table:table-cell table:style-name="ce10" table:number-columns-repeated="2"/>
          <table:table-cell table:style-name="Default" office:value-type="float" office:value="12743.6666666667" calcext:value-type="float">
            <text:p>12743.6666666667</text:p>
          </table:table-cell>
          <table:table-cell table:style-name="Default" office:value-type="float" office:value="1702" calcext:value-type="float">
            <text:p>1702</text:p>
          </table:table-cell>
          <table:table-cell table:style-name="Default" office:value-type="float" office:value="2244" calcext:value-type="float">
            <text:p>2244</text:p>
          </table:table-cell>
          <table:table-cell table:style-name="Default" office:value-type="float" office:value="9366.84021420716" calcext:value-type="float">
            <text:p>9366.84021420716</text:p>
          </table:table-cell>
          <table:table-cell table:style-name="Default" office:value-type="float" office:value="34048.6666666667" calcext:value-type="float">
            <text:p>34048.6666666667</text:p>
          </table:table-cell>
          <table:table-cell table:style-name="Default" office:value-type="float" office:value="3330.60801545017" calcext:value-type="float">
            <text:p>3330.60801545017</text:p>
          </table:table-cell>
          <table:table-cell table:style-name="Default" office:value-type="float" office:value="880.666666666667" calcext:value-type="float">
            <text:p>880.666666666667</text:p>
          </table:table-cell>
          <table:table-cell table:style-name="Default" office:value-type="float" office:value="493.94950018915" calcext:value-type="float">
            <text:p>493.94950018915</text:p>
          </table:table-cell>
          <table:table-cell table:style-name="Default" office:value-type="float" office:value="760.115567980751" calcext:value-type="float">
            <text:p>760.115567980751</text:p>
          </table:table-cell>
          <table:table-cell table:style-name="Default" office:value-type="float" office:value="1008" calcext:value-type="float">
            <text:p>1008</text:p>
          </table:table-cell>
          <table:table-cell table:style-name="Default" office:value-type="float" office:value="2086.66666666667" calcext:value-type="float">
            <text:p>2086.66666666667</text:p>
          </table:table-cell>
          <table:table-cell table:style-name="Default" office:value-type="float" office:value="2804.66666666667" calcext:value-type="float">
            <text:p>2804.66666666667</text:p>
          </table:table-cell>
          <table:table-cell table:style-name="Default" office:value-type="float" office:value="1341.66666666667" calcext:value-type="float">
            <text:p>1341.66666666667</text:p>
          </table:table-cell>
          <table:table-cell table:style-name="Default" office:value-type="float" office:value="5815" calcext:value-type="float">
            <text:p>5815</text:p>
          </table:table-cell>
          <table:table-cell table:style-name="Default" office:value-type="float" office:value="97996.9013943931" calcext:value-type="float">
            <text:p>97996.9013943931</text:p>
          </table:table-cell>
          <table:table-cell table:style-name="Default" office:value-type="float" office:value="13627" calcext:value-type="float">
            <text:p>13627</text:p>
          </table:table-cell>
          <table:table-cell table:style-name="Default" office:value-type="float" office:value="162692.47591323" calcext:value-type="float">
            <text:p>162692.47591323</text:p>
          </table:table-cell>
          <table:table-cell table:style-name="Default" office:value-type="float" office:value="2038.22636887903" calcext:value-type="float">
            <text:p>2038.22636887903</text:p>
          </table:table-cell>
          <table:table-cell table:style-name="Default" office:value-type="float" office:value="982.916487717925" calcext:value-type="float">
            <text:p>982.916487717925</text:p>
          </table:table-cell>
          <table:table-cell table:style-name="Default" office:value-type="float" office:value="1571" calcext:value-type="float">
            <text:p>1571</text:p>
          </table:table-cell>
          <table:table-cell table:style-name="Default" office:value-type="float" office:value="6772.76713854437" calcext:value-type="float">
            <text:p>6772.76713854437</text:p>
          </table:table-cell>
          <table:table-cell table:style-name="Default" office:value-type="float" office:value="7090.63282257849" calcext:value-type="float">
            <text:p>7090.63282257849</text:p>
          </table:table-cell>
          <table:table-cell table:number-columns-repeated="35"/>
        </table:table-row>
        <table:table-row table:style-name="ro4">
          <table:table-cell table:style-name="ce3"/>
          <table:table-cell table:style-name="ce7"/>
          <table:table-cell table:style-name="ce16" office:value-type="string" calcext:value-type="string">
            <text:p>MX SHIFT</text:p>
          </table:table-cell>
          <table:table-cell table:style-name="ce10" table:number-columns-repeated="2"/>
          <table:table-cell table:style-name="Default" office:value-type="float" office:value="11836.3333333333" calcext:value-type="float">
            <text:p>11836.3333333333</text:p>
          </table:table-cell>
          <table:table-cell table:style-name="Default" office:value-type="float" office:value="1687.66666666667" calcext:value-type="float">
            <text:p>1687.66666666667</text:p>
          </table:table-cell>
          <table:table-cell table:style-name="Default" office:value-type="float" office:value="2037.33333333333" calcext:value-type="float">
            <text:p>2037.33333333333</text:p>
          </table:table-cell>
          <table:table-cell table:style-name="Default" office:value-type="float" office:value="8363.05884804447" calcext:value-type="float">
            <text:p>8363.05884804447</text:p>
          </table:table-cell>
          <table:table-cell table:style-name="Default" office:value-type="float" office:value="28700.6666666667" calcext:value-type="float">
            <text:p>28700.6666666667</text:p>
          </table:table-cell>
          <table:table-cell table:style-name="Default" office:value-type="float" office:value="3330.60801545017" calcext:value-type="float">
            <text:p>3330.60801545017</text:p>
          </table:table-cell>
          <table:table-cell table:style-name="Default" office:value-type="float" office:value="758.666666666667" calcext:value-type="float">
            <text:p>758.666666666667</text:p>
          </table:table-cell>
          <table:table-cell table:style-name="Default" office:value-type="float" office:value="476.239457852241" calcext:value-type="float">
            <text:p>476.239457852241</text:p>
          </table:table-cell>
          <table:table-cell table:style-name="Default" office:value-type="float" office:value="623.481022793657" calcext:value-type="float">
            <text:p>623.481022793657</text:p>
          </table:table-cell>
          <table:table-cell table:style-name="Default" office:value-type="float" office:value="986.666666666667" calcext:value-type="float">
            <text:p>986.666666666667</text:p>
          </table:table-cell>
          <table:table-cell table:style-name="Default" office:value-type="float" office:value="2094.33333333333" calcext:value-type="float">
            <text:p>2094.33333333333</text:p>
          </table:table-cell>
          <table:table-cell table:style-name="Default" office:value-type="float" office:value="2804" calcext:value-type="float">
            <text:p>2804</text:p>
          </table:table-cell>
          <table:table-cell table:style-name="Default" office:value-type="float" office:value="1345" calcext:value-type="float">
            <text:p>1345</text:p>
          </table:table-cell>
          <table:table-cell table:style-name="Default" office:value-type="float" office:value="5631.66666666667" calcext:value-type="float">
            <text:p>5631.66666666667</text:p>
          </table:table-cell>
          <table:table-cell table:style-name="Default" office:value-type="float" office:value="64983.8187154655" calcext:value-type="float">
            <text:p>64983.8187154655</text:p>
          </table:table-cell>
          <table:table-cell table:style-name="Default" office:value-type="float" office:value="12421.3333333333" calcext:value-type="float">
            <text:p>12421.3333333333</text:p>
          </table:table-cell>
          <table:table-cell table:style-name="Default" office:value-type="float" office:value="125723.535799782" calcext:value-type="float">
            <text:p>125723.535799782</text:p>
          </table:table-cell>
          <table:table-cell table:style-name="Default" office:value-type="float" office:value="1474.67076182911" calcext:value-type="float">
            <text:p>1474.67076182911</text:p>
          </table:table-cell>
          <table:table-cell table:style-name="Default" office:value-type="float" office:value="788.717707773702" calcext:value-type="float">
            <text:p>788.717707773702</text:p>
          </table:table-cell>
          <table:table-cell table:style-name="Default" office:value-type="float" office:value="1359.33333333333" calcext:value-type="float">
            <text:p>1359.33333333333</text:p>
          </table:table-cell>
          <table:table-cell table:style-name="Default" office:value-type="float" office:value="6759.10763565394" calcext:value-type="float">
            <text:p>6759.10763565394</text:p>
          </table:table-cell>
          <table:table-cell table:style-name="Default" office:value-type="float" office:value="7094.86337792051" calcext:value-type="float">
            <text:p>7094.86337792051</text:p>
          </table:table-cell>
          <table:table-cell table:number-columns-repeated="35"/>
        </table:table-row>
        <table:table-row table:style-name="ro4">
          <table:table-cell table:style-name="ce3"/>
          <table:table-cell table:style-name="ce7"/>
          <table:table-cell table:style-name="ce16" office:value-type="string" calcext:value-type="string">
            <text:p>OBX SHIFT</text:p>
          </table:table-cell>
          <table:table-cell table:style-name="ce10" table:number-columns-repeated="2"/>
          <table:table-cell table:style-name="Default" office:value-type="float" office:value="12273.3333333333" calcext:value-type="float">
            <text:p>12273.3333333333</text:p>
          </table:table-cell>
          <table:table-cell table:style-name="Default" office:value-type="float" office:value="1689.33333333333" calcext:value-type="float">
            <text:p>1689.33333333333</text:p>
          </table:table-cell>
          <table:table-cell table:style-name="Default" office:value-type="float" office:value="2056.66666666667" calcext:value-type="float">
            <text:p>2056.66666666667</text:p>
          </table:table-cell>
          <table:table-cell table:style-name="Default" office:value-type="float" office:value="9315.79986581854" calcext:value-type="float">
            <text:p>9315.79986581854</text:p>
          </table:table-cell>
          <table:table-cell table:style-name="Default" office:value-type="float" office:value="34012.6666666667" calcext:value-type="float">
            <text:p>34012.6666666667</text:p>
          </table:table-cell>
          <table:table-cell table:style-name="Default" office:value-type="float" office:value="3330.60801545017" calcext:value-type="float">
            <text:p>3330.60801545017</text:p>
          </table:table-cell>
          <table:table-cell table:style-name="Default" office:value-type="float" office:value="822" calcext:value-type="float">
            <text:p>822</text:p>
          </table:table-cell>
          <table:table-cell table:style-name="Default" office:value-type="float" office:value="493.198379637114" calcext:value-type="float">
            <text:p>493.198379637114</text:p>
          </table:table-cell>
          <table:table-cell table:style-name="Default" office:value-type="float" office:value="791.446053936636" calcext:value-type="float">
            <text:p>791.446053936636</text:p>
          </table:table-cell>
          <table:table-cell table:style-name="Default" office:value-type="float" office:value="1011.33333333333" calcext:value-type="float">
            <text:p>1011.33333333333</text:p>
          </table:table-cell>
          <table:table-cell table:style-name="Default" office:value-type="float" office:value="2092.66666666667" calcext:value-type="float">
            <text:p>2092.66666666667</text:p>
          </table:table-cell>
          <table:table-cell table:style-name="Default" office:value-type="float" office:value="2901.66666666667" calcext:value-type="float">
            <text:p>2901.66666666667</text:p>
          </table:table-cell>
          <table:table-cell table:style-name="Default" office:value-type="float" office:value="1336" calcext:value-type="float">
            <text:p>1336</text:p>
          </table:table-cell>
          <table:table-cell table:style-name="Default" office:value-type="float" office:value="5950" calcext:value-type="float">
            <text:p>5950</text:p>
          </table:table-cell>
          <table:table-cell table:style-name="Default" office:value-type="float" office:value="108293.198945596" calcext:value-type="float">
            <text:p>108293.198945596</text:p>
          </table:table-cell>
          <table:table-cell table:style-name="Default" office:value-type="float" office:value="12872" calcext:value-type="float">
            <text:p>12872</text:p>
          </table:table-cell>
          <table:table-cell table:style-name="Default" office:value-type="float" office:value="169019.522373016" calcext:value-type="float">
            <text:p>169019.522373016</text:p>
          </table:table-cell>
          <table:table-cell table:style-name="Default" office:value-type="float" office:value="2429.3260403523" calcext:value-type="float">
            <text:p>2429.3260403523</text:p>
          </table:table-cell>
          <table:table-cell table:style-name="Default" office:value-type="float" office:value="1094.37476855838" calcext:value-type="float">
            <text:p>1094.37476855838</text:p>
          </table:table-cell>
          <table:table-cell table:style-name="Default" office:value-type="float" office:value="1561" calcext:value-type="float">
            <text:p>1561</text:p>
          </table:table-cell>
          <table:table-cell table:style-name="Default" office:value-type="float" office:value="6783.44829511375" calcext:value-type="float">
            <text:p>6783.44829511375</text:p>
          </table:table-cell>
          <table:table-cell table:style-name="Default" office:value-type="float" office:value="6936.8840415606" calcext:value-type="float">
            <text:p>6936.8840415606</text:p>
          </table:table-cell>
          <table:table-cell table:number-columns-repeated="35"/>
        </table:table-row>
        <table:table-row table:style-name="ro4">
          <table:table-cell table:style-name="ce7"/>
          <table:table-cell table:style-name="ce3"/>
          <table:table-cell office:value-type="string" calcext:value-type="string">
            <text:p>OX SHIFT</text:p>
          </table:table-cell>
          <table:table-cell table:style-name="ce10" table:number-columns-repeated="2"/>
          <table:table-cell table:style-name="Default" office:value-type="float" office:value="10987" calcext:value-type="float">
            <text:p>10987</text:p>
          </table:table-cell>
          <table:table-cell table:style-name="Default" office:value-type="float" office:value="1631" calcext:value-type="float">
            <text:p>1631</text:p>
          </table:table-cell>
          <table:table-cell table:style-name="Default" office:value-type="float" office:value="2041.66666666667" calcext:value-type="float">
            <text:p>2041.66666666667</text:p>
          </table:table-cell>
          <table:table-cell table:style-name="Default" office:value-type="float" office:value="7928.79545019867" calcext:value-type="float">
            <text:p>7928.79545019867</text:p>
          </table:table-cell>
          <table:table-cell table:style-name="Default" office:value-type="float" office:value="26054.6666666667" calcext:value-type="float">
            <text:p>26054.6666666667</text:p>
          </table:table-cell>
          <table:table-cell table:style-name="Default" office:value-type="float" office:value="3330.60801545017" calcext:value-type="float">
            <text:p>3330.60801545017</text:p>
          </table:table-cell>
          <table:table-cell table:style-name="Default" office:value-type="float" office:value="720" calcext:value-type="float">
            <text:p>720</text:p>
          </table:table-cell>
          <table:table-cell table:style-name="Default" office:value-type="float" office:value="435.11025135556" calcext:value-type="float">
            <text:p>435.11025135556</text:p>
          </table:table-cell>
          <table:table-cell table:style-name="Default" office:value-type="float" office:value="567.751331155028" calcext:value-type="float">
            <text:p>567.751331155028</text:p>
          </table:table-cell>
          <table:table-cell table:style-name="Default" office:value-type="float" office:value="950.666666666667" calcext:value-type="float">
            <text:p>950.666666666667</text:p>
          </table:table-cell>
          <table:table-cell table:style-name="Default" office:value-type="float" office:value="2088.33333333333" calcext:value-type="float">
            <text:p>2088.33333333333</text:p>
          </table:table-cell>
          <table:table-cell table:style-name="Default" office:value-type="float" office:value="2707" calcext:value-type="float">
            <text:p>2707</text:p>
          </table:table-cell>
          <table:table-cell table:style-name="Default" office:value-type="float" office:value="1290.66666666667" calcext:value-type="float">
            <text:p>1290.66666666667</text:p>
          </table:table-cell>
          <table:table-cell table:style-name="Default" office:value-type="float" office:value="5150.66666666667" calcext:value-type="float">
            <text:p>5150.66666666667</text:p>
          </table:table-cell>
          <table:table-cell table:style-name="Default" office:value-type="float" office:value="57151.6532539747" calcext:value-type="float">
            <text:p>57151.6532539747</text:p>
          </table:table-cell>
          <table:table-cell table:style-name="Default" office:value-type="float" office:value="11753.3333333333" calcext:value-type="float">
            <text:p>11753.3333333333</text:p>
          </table:table-cell>
          <table:table-cell table:style-name="Default" office:value-type="float" office:value="112231.811030307" calcext:value-type="float">
            <text:p>112231.811030307</text:p>
          </table:table-cell>
          <table:table-cell table:style-name="Default" office:value-type="float" office:value="1275.19002387032" calcext:value-type="float">
            <text:p>1275.19002387032</text:p>
          </table:table-cell>
          <table:table-cell table:style-name="Default" office:value-type="float" office:value="716.253143759472" calcext:value-type="float">
            <text:p>716.253143759472</text:p>
          </table:table-cell>
          <table:table-cell table:style-name="Default" office:value-type="float" office:value="1299.33333333333" calcext:value-type="float">
            <text:p>1299.3333333333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36.8840415606" calcext:value-type="float">
            <text:p>6936.8840415606</text:p>
          </table:table-cell>
          <table:table-cell table:number-columns-repeated="35"/>
        </table:table-row>
        <table:table-row table:style-name="ro4">
          <table:table-cell table:style-name="ce7" table:number-columns-repeated="2"/>
          <table:table-cell table:style-name="ce22" office:value-type="string" calcext:value-type="string">
            <text:p>LOX SHIFT</text:p>
          </table:table-cell>
          <table:table-cell table:style-name="ce10" table:number-columns-repeated="2"/>
          <table:table-cell table:style-name="Default" office:value-type="float" office:value="11617.6666666667" calcext:value-type="float">
            <text:p>11617.6666666667</text:p>
          </table:table-cell>
          <table:table-cell table:style-name="Default" office:value-type="float" office:value="1652" calcext:value-type="float">
            <text:p>1652</text:p>
          </table:table-cell>
          <table:table-cell table:style-name="Default" office:value-type="float" office:value="2156.66666666667" calcext:value-type="float">
            <text:p>2156.66666666667</text:p>
          </table:table-cell>
          <table:table-cell table:style-name="Default" office:value-type="float" office:value="8348.6538615139" calcext:value-type="float">
            <text:p>8348.6538615139</text:p>
          </table:table-cell>
          <table:table-cell table:style-name="Default" office:value-type="float" office:value="29068" calcext:value-type="float">
            <text:p>29068</text:p>
          </table:table-cell>
          <table:table-cell table:style-name="Default" office:value-type="float" office:value="3330.60801545017" calcext:value-type="float">
            <text:p>3330.60801545017</text:p>
          </table:table-cell>
          <table:table-cell table:style-name="Default" office:value-type="float" office:value="773.666666666667" calcext:value-type="float">
            <text:p>773.666666666667</text:p>
          </table:table-cell>
          <table:table-cell table:style-name="Default" office:value-type="float" office:value="471.528997336565" calcext:value-type="float">
            <text:p>471.528997336565</text:p>
          </table:table-cell>
          <table:table-cell table:style-name="Default" office:value-type="float" office:value="632.646535371357" calcext:value-type="float">
            <text:p>632.646535371357</text:p>
          </table:table-cell>
          <table:table-cell table:style-name="Default" office:value-type="float" office:value="1067.66666666667" calcext:value-type="float">
            <text:p>1067.66666666667</text:p>
          </table:table-cell>
          <table:table-cell table:style-name="Default" office:value-type="float" office:value="2088.33333333333" calcext:value-type="float">
            <text:p>2088.33333333333</text:p>
          </table:table-cell>
          <table:table-cell table:style-name="Default" office:value-type="float" office:value="2901" calcext:value-type="float">
            <text:p>2901</text:p>
          </table:table-cell>
          <table:table-cell table:style-name="Default" office:value-type="float" office:value="1310.66666666667" calcext:value-type="float">
            <text:p>1310.66666666667</text:p>
          </table:table-cell>
          <table:table-cell table:style-name="Default" office:value-type="float" office:value="5963.66666666667" calcext:value-type="float">
            <text:p>5963.66666666667</text:p>
          </table:table-cell>
          <table:table-cell table:style-name="Default" office:value-type="float" office:value="66473.7287733464" calcext:value-type="float">
            <text:p>66473.7287733464</text:p>
          </table:table-cell>
          <table:table-cell table:style-name="Default" office:value-type="float" office:value="12782.6666666667" calcext:value-type="float">
            <text:p>12782.6666666667</text:p>
          </table:table-cell>
          <table:table-cell table:style-name="Default" office:value-type="float" office:value="127448.996000588" calcext:value-type="float">
            <text:p>127448.996000588</text:p>
          </table:table-cell>
          <table:table-cell table:style-name="Default" office:value-type="float" office:value="1533.38775641561" calcext:value-type="float">
            <text:p>1533.38775641561</text:p>
          </table:table-cell>
          <table:table-cell table:style-name="Default" office:value-type="float" office:value="807.63842982237" calcext:value-type="float">
            <text:p>807.63842982237</text:p>
          </table:table-cell>
          <table:table-cell table:style-name="Default" office:value-type="float" office:value="1443.33333333333" calcext:value-type="float">
            <text:p>1443.33333333333</text:p>
          </table:table-cell>
          <table:table-cell table:style-name="Default" office:value-type="float" office:value="6776.63071414018" calcext:value-type="float">
            <text:p>6776.63071414018</text:p>
          </table:table-cell>
          <table:table-cell table:style-name="Default" office:value-type="float" office:value="6961.5445994035" calcext:value-type="float">
            <text:p>6961.5445994035</text:p>
          </table:table-cell>
          <table:table-cell table:number-columns-repeated="35"/>
        </table:table-row>
        <table:table-row table:style-name="ro4">
          <table:table-cell table:style-name="ce7" table:number-columns-repeated="2"/>
          <table:table-cell table:style-name="ce22" office:value-type="string" calcext:value-type="string">
            <text:p>PBX SHIFT</text:p>
          </table:table-cell>
          <table:table-cell table:style-name="ce10" table:number-columns-repeated="2"/>
          <table:table-cell table:style-name="Default" office:value-type="float" office:value="11793.3333333333" calcext:value-type="float">
            <text:p>11793.3333333333</text:p>
          </table:table-cell>
          <table:table-cell table:style-name="Default" office:value-type="float" office:value="1691.33333333333" calcext:value-type="float">
            <text:p>1691.33333333333</text:p>
          </table:table-cell>
          <table:table-cell table:style-name="Default" office:value-type="float" office:value="2058.33333333333" calcext:value-type="float">
            <text:p>2058.33333333333</text:p>
          </table:table-cell>
          <table:table-cell table:style-name="Default" office:value-type="float" office:value="8842.16998174451" calcext:value-type="float">
            <text:p>8842.16998174451</text:p>
          </table:table-cell>
          <table:table-cell table:style-name="Default" office:value-type="float" office:value="28648.3333333333" calcext:value-type="float">
            <text:p>28648.3333333333</text:p>
          </table:table-cell>
          <table:table-cell table:style-name="Default" office:value-type="float" office:value="3330.60801545017" calcext:value-type="float">
            <text:p>3330.60801545017</text:p>
          </table:table-cell>
          <table:table-cell table:style-name="Default" office:value-type="float" office:value="776.666666666667" calcext:value-type="float">
            <text:p>776.666666666667</text:p>
          </table:table-cell>
          <table:table-cell table:style-name="Default" office:value-type="float" office:value="463.491825338539" calcext:value-type="float">
            <text:p>463.491825338539</text:p>
          </table:table-cell>
          <table:table-cell table:style-name="Default" office:value-type="float" office:value="594.944399659493" calcext:value-type="float">
            <text:p>594.944399659493</text:p>
          </table:table-cell>
          <table:table-cell table:style-name="Default" office:value-type="float" office:value="1026.66666666667" calcext:value-type="float">
            <text:p>1026.66666666667</text:p>
          </table:table-cell>
          <table:table-cell table:style-name="Default" office:value-type="float" office:value="2088.33333333333" calcext:value-type="float">
            <text:p>2088.33333333333</text:p>
          </table:table-cell>
          <table:table-cell table:style-name="Default" office:value-type="float" office:value="2707" calcext:value-type="float">
            <text:p>2707</text:p>
          </table:table-cell>
          <table:table-cell table:style-name="Default" office:value-type="float" office:value="1320.66666666667" calcext:value-type="float">
            <text:p>1320.66666666667</text:p>
          </table:table-cell>
          <table:table-cell table:style-name="Default" office:value-type="float" office:value="5660.66666666667" calcext:value-type="float">
            <text:p>5660.66666666667</text:p>
          </table:table-cell>
          <table:table-cell table:style-name="Default" office:value-type="float" office:value="64448.0673248761" calcext:value-type="float">
            <text:p>64448.0673248761</text:p>
          </table:table-cell>
          <table:table-cell table:style-name="Default" office:value-type="float" office:value="12842" calcext:value-type="float">
            <text:p>12842</text:p>
          </table:table-cell>
          <table:table-cell table:style-name="Default" office:value-type="float" office:value="126157.807202825" calcext:value-type="float">
            <text:p>126157.807202825</text:p>
          </table:table-cell>
          <table:table-cell table:style-name="Default" office:value-type="float" office:value="1440.15710112162" calcext:value-type="float">
            <text:p>1440.15710112162</text:p>
          </table:table-cell>
          <table:table-cell table:style-name="Default" office:value-type="float" office:value="779.536480168892" calcext:value-type="float">
            <text:p>779.536480168892</text:p>
          </table:table-cell>
          <table:table-cell table:style-name="Default" office:value-type="float" office:value="1388" calcext:value-type="float">
            <text:p>1388</text:p>
          </table:table-cell>
          <table:table-cell table:style-name="Default" office:value-type="float" office:value="6762.97121124974" calcext:value-type="float">
            <text:p>6762.97121124974</text:p>
          </table:table-cell>
          <table:table-cell table:style-name="Default" office:value-type="float" office:value="6936.8840415606" calcext:value-type="float">
            <text:p>6936.8840415606</text:p>
          </table:table-cell>
          <table:table-cell table:number-columns-repeated="35"/>
        </table:table-row>
        <table:table-row table:style-name="ro4">
          <table:table-cell/>
          <table:table-cell table:style-name="ce3"/>
          <table:table-cell office:value-type="string" calcext:value-type="string">
            <text:p>PMX SHIFT</text:p>
          </table:table-cell>
          <table:table-cell table:style-name="ce10" table:number-columns-repeated="2"/>
          <table:table-cell table:style-name="Default" office:value-type="float" office:value="11515.3333333333" calcext:value-type="float">
            <text:p>11515.3333333333</text:p>
          </table:table-cell>
          <table:table-cell table:style-name="Default" office:value-type="float" office:value="1697" calcext:value-type="float">
            <text:p>1697</text:p>
          </table:table-cell>
          <table:table-cell table:style-name="Default" office:value-type="float" office:value="2074" calcext:value-type="float">
            <text:p>2074</text:p>
          </table:table-cell>
          <table:table-cell table:style-name="Default" office:value-type="float" office:value="8396.5481395552" calcext:value-type="float">
            <text:p>8396.5481395552</text:p>
          </table:table-cell>
          <table:table-cell table:style-name="Default" office:value-type="float" office:value="29380.6666666667" calcext:value-type="float">
            <text:p>29380.6666666667</text:p>
          </table:table-cell>
          <table:table-cell table:style-name="Default" office:value-type="float" office:value="3330.60801545017" calcext:value-type="float">
            <text:p>3330.60801545017</text:p>
          </table:table-cell>
          <table:table-cell table:style-name="Default" office:value-type="float" office:value="805.333333333333" calcext:value-type="float">
            <text:p>805.333333333333</text:p>
          </table:table-cell>
          <table:table-cell table:style-name="Default" office:value-type="float" office:value="460.260769525795" calcext:value-type="float">
            <text:p>460.260769525795</text:p>
          </table:table-cell>
          <table:table-cell table:style-name="Default" office:value-type="float" office:value="639.881086685655" calcext:value-type="float">
            <text:p>639.881086685655</text:p>
          </table:table-cell>
          <table:table-cell table:style-name="Default" office:value-type="float" office:value="942.333333333333" calcext:value-type="float">
            <text:p>942.333333333333</text:p>
          </table:table-cell>
          <table:table-cell table:style-name="Default" office:value-type="float" office:value="2088.33333333333" calcext:value-type="float">
            <text:p>2088.33333333333</text:p>
          </table:table-cell>
          <table:table-cell table:style-name="Default" office:value-type="float" office:value="2707" calcext:value-type="float">
            <text:p>2707</text:p>
          </table:table-cell>
          <table:table-cell table:style-name="Default" office:value-type="float" office:value="1321.66666666667" calcext:value-type="float">
            <text:p>1321.66666666667</text:p>
          </table:table-cell>
          <table:table-cell table:style-name="Default" office:value-type="float" office:value="5441.66666666667" calcext:value-type="float">
            <text:p>5441.66666666667</text:p>
          </table:table-cell>
          <table:table-cell table:style-name="Default" office:value-type="float" office:value="65024.2767328612" calcext:value-type="float">
            <text:p>65024.2767328612</text:p>
          </table:table-cell>
          <table:table-cell table:style-name="Default" office:value-type="float" office:value="12470" calcext:value-type="float">
            <text:p>12470</text:p>
          </table:table-cell>
          <table:table-cell table:style-name="Default" office:value-type="float" office:value="125394.619950359" calcext:value-type="float">
            <text:p>125394.619950359</text:p>
          </table:table-cell>
          <table:table-cell table:style-name="Default" office:value-type="float" office:value="1470.01969282933" calcext:value-type="float">
            <text:p>1470.01969282933</text:p>
          </table:table-cell>
          <table:table-cell table:style-name="Default" office:value-type="float" office:value="801.652818219374" calcext:value-type="float">
            <text:p>801.652818219374</text:p>
          </table:table-cell>
          <table:table-cell table:style-name="Default" office:value-type="float" office:value="1554.33333333333" calcext:value-type="float">
            <text:p>1554.33333333333</text:p>
          </table:table-cell>
          <table:table-cell table:style-name="Default" office:value-type="float" office:value="6767.41438978804" calcext:value-type="float">
            <text:p>6767.41438978804</text:p>
          </table:table-cell>
          <table:table-cell table:style-name="Default" office:value-type="float" office:value="6963.33481612835" calcext:value-type="float">
            <text:p>6963.33481612835</text:p>
          </table:table-cell>
          <table:table-cell table:number-columns-repeated="35"/>
        </table:table-row>
        <table:table-row table:style-name="ro4">
          <table:table-cell/>
          <table:table-cell table:style-name="ce7"/>
          <table:table-cell office:value-type="string" calcext:value-type="string">
            <text:p>CX SHIFT</text:p>
          </table:table-cell>
          <table:table-cell table:style-name="ce10" table:number-columns-repeated="2"/>
          <table:table-cell table:style-name="Default" office:value-type="float" office:value="11671.6666666667" calcext:value-type="float">
            <text:p>11671.6666666667</text:p>
          </table:table-cell>
          <table:table-cell table:style-name="Default" office:value-type="float" office:value="1713.66666666667" calcext:value-type="float">
            <text:p>1713.66666666667</text:p>
          </table:table-cell>
          <table:table-cell table:style-name="Default" office:value-type="float" office:value="2133.66666666667" calcext:value-type="float">
            <text:p>2133.66666666667</text:p>
          </table:table-cell>
          <table:table-cell table:style-name="Default" office:value-type="float" office:value="9109.53294761132" calcext:value-type="float">
            <text:p>9109.53294761132</text:p>
          </table:table-cell>
          <table:table-cell table:style-name="Default" office:value-type="float" office:value="30510.6666666667" calcext:value-type="float">
            <text:p>30510.6666666667</text:p>
          </table:table-cell>
          <table:table-cell table:style-name="Default" office:value-type="float" office:value="3330.60801545017" calcext:value-type="float">
            <text:p>3330.60801545017</text:p>
          </table:table-cell>
          <table:table-cell table:style-name="Default" office:value-type="float" office:value="770" calcext:value-type="float">
            <text:p>770</text:p>
          </table:table-cell>
          <table:table-cell table:style-name="Default" office:value-type="float" office:value="482.896270856821" calcext:value-type="float">
            <text:p>482.896270856821</text:p>
          </table:table-cell>
          <table:table-cell table:style-name="Default" office:value-type="float" office:value="630.285385887495" calcext:value-type="float">
            <text:p>630.285385887495</text:p>
          </table:table-cell>
          <table:table-cell table:style-name="Default" office:value-type="float" office:value="958" calcext:value-type="float">
            <text:p>958</text:p>
          </table:table-cell>
          <table:table-cell table:style-name="Default" office:value-type="float" office:value="2094.33333333333" calcext:value-type="float">
            <text:p>2094.33333333333</text:p>
          </table:table-cell>
          <table:table-cell table:style-name="Default" office:value-type="float" office:value="3041.66666666667" calcext:value-type="float">
            <text:p>3041.66666666667</text:p>
          </table:table-cell>
          <table:table-cell table:style-name="Default" office:value-type="float" office:value="1408.33333333333" calcext:value-type="float">
            <text:p>1408.33333333333</text:p>
          </table:table-cell>
          <table:table-cell table:style-name="Default" office:value-type="float" office:value="5535" calcext:value-type="float">
            <text:p>5535</text:p>
          </table:table-cell>
          <table:table-cell table:style-name="Default" office:value-type="float" office:value="65948.9725364703" calcext:value-type="float">
            <text:p>65948.9725364703</text:p>
          </table:table-cell>
          <table:table-cell table:style-name="Default" office:value-type="float" office:value="12665" calcext:value-type="float">
            <text:p>12665</text:p>
          </table:table-cell>
          <table:table-cell table:style-name="Default" office:value-type="float" office:value="130245.240810211" calcext:value-type="float">
            <text:p>130245.240810211</text:p>
          </table:table-cell>
          <table:table-cell table:style-name="Default" office:value-type="float" office:value="1773.60866489407" calcext:value-type="float">
            <text:p>1773.60866489407</text:p>
          </table:table-cell>
          <table:table-cell table:style-name="Default" office:value-type="float" office:value="917.221003428076" calcext:value-type="float">
            <text:p>917.221003428076</text:p>
          </table:table-cell>
          <table:table-cell table:style-name="Default" office:value-type="float" office:value="1422.33333333333" calcext:value-type="float">
            <text:p>1422.33333333333</text:p>
          </table:table-cell>
          <table:table-cell table:style-name="Default" office:value-type="float" office:value="6771.27796538385" calcext:value-type="float">
            <text:p>6771.27796538385</text:p>
          </table:table-cell>
          <table:table-cell table:style-name="Default" office:value-type="float" office:value="7068.41260335276" calcext:value-type="float">
            <text:p>7068.41260335276</text:p>
          </table:table-cell>
          <table:table-cell table:number-columns-repeated="35"/>
        </table:table-row>
        <table:table-row table:style-name="ro4">
          <table:table-cell/>
          <table:table-cell table:style-name="ce7"/>
          <table:table-cell table:style-name="ce16" office:value-type="string" calcext:value-type="string">
            <text:p>MX INVERSION</text:p>
          </table:table-cell>
          <table:table-cell table:style-name="ce10" table:number-columns-repeated="2"/>
          <table:table-cell table:style-name="Default" office:value-type="float" office:value="10702.3333333333" calcext:value-type="float">
            <text:p>10702.3333333333</text:p>
          </table:table-cell>
          <table:table-cell table:style-name="Default" office:value-type="float" office:value="1610" calcext:value-type="float">
            <text:p>1610</text:p>
          </table:table-cell>
          <table:table-cell table:style-name="Default" office:value-type="float" office:value="2020" calcext:value-type="float">
            <text:p>2020</text:p>
          </table:table-cell>
          <table:table-cell table:style-name="Default" office:value-type="float" office:value="7788.11362019572" calcext:value-type="float">
            <text:p>7788.11362019572</text:p>
          </table:table-cell>
          <table:table-cell table:style-name="Default" office:value-type="float" office:value="25395" calcext:value-type="float">
            <text:p>25395</text:p>
          </table:table-cell>
          <table:table-cell table:style-name="Default" office:value-type="float" office:value="3330.60801545017" calcext:value-type="float">
            <text:p>3330.60801545017</text:p>
          </table:table-cell>
          <table:table-cell table:style-name="Default" office:value-type="float" office:value="702.333333333333" calcext:value-type="float">
            <text:p>702.333333333333</text:p>
          </table:table-cell>
          <table:table-cell table:style-name="Default" office:value-type="float" office:value="437.102737002627" calcext:value-type="float">
            <text:p>437.102737002627</text:p>
          </table:table-cell>
          <table:table-cell table:style-name="Default" office:value-type="float" office:value="556.940504311676" calcext:value-type="float">
            <text:p>556.940504311676</text:p>
          </table:table-cell>
          <table:table-cell table:style-name="Default" office:value-type="float" office:value="942.333333333333" calcext:value-type="float">
            <text:p>942.333333333333</text:p>
          </table:table-cell>
          <table:table-cell table:style-name="Default" office:value-type="float" office:value="2085" calcext:value-type="float">
            <text:p>2085</text:p>
          </table:table-cell>
          <table:table-cell table:style-name="Default"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table:style-name="Default" office:value-type="float" office:value="5090" calcext:value-type="float">
            <text:p>5090</text:p>
          </table:table-cell>
          <table:table-cell table:style-name="Default" office:value-type="float" office:value="56624.0111335476" calcext:value-type="float">
            <text:p>56624.0111335476</text:p>
          </table:table-cell>
          <table:table-cell table:style-name="Default" office:value-type="float" office:value="11566.6666666667" calcext:value-type="float">
            <text:p>11566.6666666667</text:p>
          </table:table-cell>
          <table:table-cell table:style-name="Default" office:value-type="float" office:value="109085.934596905" calcext:value-type="float">
            <text:p>109085.934596905</text:p>
          </table:table-cell>
          <table:table-cell table:style-name="Default" office:value-type="float" office:value="1275.26493567937" calcext:value-type="float">
            <text:p>1275.26493567937</text:p>
          </table:table-cell>
          <table:table-cell table:style-name="Default" office:value-type="float" office:value="692.046162830869" calcext:value-type="float">
            <text:p>692.046162830869</text:p>
          </table:table-cell>
          <table:table-cell table:style-name="Default" office:value-type="float" office:value="1305.66666666667" calcext:value-type="float">
            <text:p>1305.66666666667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69" calcext:value-type="float">
            <text:p>6912.22348371769</text:p>
          </table:table-cell>
          <table:table-cell table:number-columns-repeated="35"/>
        </table:table-row>
        <table:table-row table:style-name="ro4">
          <table:table-cell/>
          <table:table-cell table:style-name="ce3"/>
          <table:table-cell table:style-name="ce16" office:value-type="string" calcext:value-type="string">
            <text:p>OBX INVERSION</text:p>
          </table:table-cell>
          <table:table-cell table:style-name="ce10" table:number-columns-repeated="2"/>
          <table:table-cell table:style-name="Default" office:value-type="float" office:value="11329.3333333333" calcext:value-type="float">
            <text:p>11329.3333333333</text:p>
          </table:table-cell>
          <table:table-cell table:style-name="Default" office:value-type="float" office:value="1642" calcext:value-type="float">
            <text:p>1642</text:p>
          </table:table-cell>
          <table:table-cell table:style-name="Default" office:value-type="float" office:value="2027" calcext:value-type="float">
            <text:p>2027</text:p>
          </table:table-cell>
          <table:table-cell table:style-name="Default" office:value-type="float" office:value="8749.21630062879" calcext:value-type="float">
            <text:p>8749.21630062879</text:p>
          </table:table-cell>
          <table:table-cell table:style-name="Default" office:value-type="float" office:value="27254.6666666667" calcext:value-type="float">
            <text:p>27254.6666666667</text:p>
          </table:table-cell>
          <table:table-cell table:style-name="Default" office:value-type="float" office:value="3330.60801545017" calcext:value-type="float">
            <text:p>3330.60801545017</text:p>
          </table:table-cell>
          <table:table-cell table:style-name="Default" office:value-type="float" office:value="773.333333333333" calcext:value-type="float">
            <text:p>773.333333333333</text:p>
          </table:table-cell>
          <table:table-cell table:style-name="Default" office:value-type="float" office:value="462.039049205888" calcext:value-type="float">
            <text:p>462.039049205888</text:p>
          </table:table-cell>
          <table:table-cell table:style-name="Default" office:value-type="float" office:value="727.170457084927" calcext:value-type="float">
            <text:p>727.170457084927</text:p>
          </table:table-cell>
          <table:table-cell table:style-name="Default" office:value-type="float" office:value="948.333333333333" calcext:value-type="float">
            <text:p>948.333333333333</text:p>
          </table:table-cell>
          <table:table-cell table:style-name="Default" office:value-type="float" office:value="2088.33333333333" calcext:value-type="float">
            <text:p>2088.33333333333</text:p>
          </table:table-cell>
          <table:table-cell table:style-name="Default" office:value-type="float" office:value="2707" calcext:value-type="float">
            <text:p>2707</text:p>
          </table:table-cell>
          <table:table-cell table:style-name="Default" office:value-type="float" office:value="1294" calcext:value-type="float">
            <text:p>1294</text:p>
          </table:table-cell>
          <table:table-cell table:style-name="Default" office:value-type="float" office:value="5528.33333333333" calcext:value-type="float">
            <text:p>5528.33333333333</text:p>
          </table:table-cell>
          <table:table-cell table:style-name="Default" office:value-type="float" office:value="106421.632943718" calcext:value-type="float">
            <text:p>106421.632943718</text:p>
          </table:table-cell>
          <table:table-cell table:style-name="Default" office:value-type="float" office:value="12292" calcext:value-type="float">
            <text:p>12292</text:p>
          </table:table-cell>
          <table:table-cell table:style-name="Default" office:value-type="float" office:value="153099.983210053" calcext:value-type="float">
            <text:p>153099.983210053</text:p>
          </table:table-cell>
          <table:table-cell table:style-name="Default" office:value-type="float" office:value="2249.00189646767" calcext:value-type="float">
            <text:p>2249.00189646767</text:p>
          </table:table-cell>
          <table:table-cell table:style-name="Default" office:value-type="float" office:value="884.603463297165" calcext:value-type="float">
            <text:p>884.603463297165</text:p>
          </table:table-cell>
          <table:table-cell table:style-name="Default" office:value-type="float" office:value="1381.33333333333" calcext:value-type="float">
            <text:p>1381.33333333333</text:p>
          </table:table-cell>
          <table:table-cell table:style-name="Default" office:value-type="float" office:value="6759.10763565394" calcext:value-type="float">
            <text:p>6759.10763565394</text:p>
          </table:table-cell>
          <table:table-cell table:style-name="Default" office:value-type="float" office:value="6912.22348371769" calcext:value-type="float">
            <text:p>6912.22348371769</text:p>
          </table:table-cell>
          <table:table-cell table:number-columns-repeated="35"/>
        </table:table-row>
        <table:table-row table:style-name="ro4">
          <table:table-cell/>
          <table:table-cell table:style-name="ce7"/>
          <table:table-cell office:value-type="string" calcext:value-type="string">
            <text:p>OX INVERSION</text:p>
          </table:table-cell>
          <table:table-cell table:style-name="ce10" table:number-columns-repeated="2"/>
          <table:table-cell table:style-name="Default" office:value-type="float" office:value="10721.6666666667" calcext:value-type="float">
            <text:p>10721.6666666667</text:p>
          </table:table-cell>
          <table:table-cell table:style-name="Default" office:value-type="float" office:value="1610" calcext:value-type="float">
            <text:p>1610</text:p>
          </table:table-cell>
          <table:table-cell table:style-name="Default" office:value-type="float" office:value="2020" calcext:value-type="float">
            <text:p>2020</text:p>
          </table:table-cell>
          <table:table-cell table:style-name="Default" office:value-type="float" office:value="7808.01705955956" calcext:value-type="float">
            <text:p>7808.01705955956</text:p>
          </table:table-cell>
          <table:table-cell table:style-name="Default" office:value-type="float" office:value="25810.3333333333" calcext:value-type="float">
            <text:p>25810.3333333333</text:p>
          </table:table-cell>
          <table:table-cell table:style-name="Default" office:value-type="float" office:value="3330.60801545017" calcext:value-type="float">
            <text:p>3330.60801545017</text:p>
          </table:table-cell>
          <table:table-cell table:style-name="Default" office:value-type="float" office:value="703.666666666667" calcext:value-type="float">
            <text:p>703.666666666667</text:p>
          </table:table-cell>
          <table:table-cell table:style-name="Default" office:value-type="float" office:value="433.686130165332" calcext:value-type="float">
            <text:p>433.686130165332</text:p>
          </table:table-cell>
          <table:table-cell table:style-name="Default" office:value-type="float" office:value="556.020948191386" calcext:value-type="float">
            <text:p>556.020948191386</text:p>
          </table:table-cell>
          <table:table-cell table:style-name="Default" office:value-type="float" office:value="937" calcext:value-type="float">
            <text:p>937</text:p>
          </table:table-cell>
          <table:table-cell table:style-name="Default" office:value-type="float" office:value="2086.66666666667" calcext:value-type="float">
            <text:p>2086.66666666667</text:p>
          </table:table-cell>
          <table:table-cell table:style-name="Default"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table:style-name="Default" office:value-type="float" office:value="5082" calcext:value-type="float">
            <text:p>5082</text:p>
          </table:table-cell>
          <table:table-cell table:style-name="Default" office:value-type="float" office:value="57051.667753503" calcext:value-type="float">
            <text:p>57051.667753503</text:p>
          </table:table-cell>
          <table:table-cell table:style-name="Default" office:value-type="float" office:value="11498.6666666667" calcext:value-type="float">
            <text:p>11498.6666666667</text:p>
          </table:table-cell>
          <table:table-cell table:style-name="Default" office:value-type="float" office:value="109945.123270539" calcext:value-type="float">
            <text:p>109945.123270539</text:p>
          </table:table-cell>
          <table:table-cell table:style-name="Default" office:value-type="float" office:value="1266.82456984707" calcext:value-type="float">
            <text:p>1266.82456984707</text:p>
          </table:table-cell>
          <table:table-cell table:style-name="Default" office:value-type="float" office:value="696.716209536223" calcext:value-type="float">
            <text:p>696.716209536223</text:p>
          </table:table-cell>
          <table:table-cell table:style-name="Default" office:value-type="float" office:value="1273" calcext:value-type="float">
            <text:p>127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69" calcext:value-type="float">
            <text:p>6912.22348371769</text:p>
          </table:table-cell>
          <table:table-cell table:number-columns-repeated="35"/>
        </table:table-row>
        <table:table-row table:style-name="ro4">
          <table:table-cell/>
          <table:table-cell table:style-name="ce7"/>
          <table:table-cell table:style-name="ce22" office:value-type="string" calcext:value-type="string">
            <text:p>LOX INVERSION</text:p>
          </table:table-cell>
          <table:table-cell/>
          <table:table-cell table:style-name="ce13"/>
          <table:table-cell table:style-name="Default" office:value-type="float" office:value="10646.6666666667" calcext:value-type="float">
            <text:p>10646.6666666667</text:p>
          </table:table-cell>
          <table:table-cell table:style-name="Default" office:value-type="float" office:value="1615.33333333333" calcext:value-type="float">
            <text:p>1615.33333333333</text:p>
          </table:table-cell>
          <table:table-cell table:style-name="Default" office:value-type="float" office:value="2020" calcext:value-type="float">
            <text:p>2020</text:p>
          </table:table-cell>
          <table:table-cell table:style-name="Default" office:value-type="float" office:value="7814.82649062269" calcext:value-type="float">
            <text:p>7814.82649062269</text:p>
          </table:table-cell>
          <table:table-cell table:style-name="Default" office:value-type="float" office:value="25470.6666666667" calcext:value-type="float">
            <text:p>25470.6666666667</text:p>
          </table:table-cell>
          <table:table-cell table:style-name="Default" office:value-type="float" office:value="3330.60801545017" calcext:value-type="float">
            <text:p>3330.60801545017</text:p>
          </table:table-cell>
          <table:table-cell table:style-name="Default" office:value-type="float" office:value="702.333333333333" calcext:value-type="float">
            <text:p>702.333333333333</text:p>
          </table:table-cell>
          <table:table-cell table:style-name="Default" office:value-type="float" office:value="431.886154030347" calcext:value-type="float">
            <text:p>431.886154030347</text:p>
          </table:table-cell>
          <table:table-cell table:style-name="Default" office:value-type="float" office:value="560.119976317033" calcext:value-type="float">
            <text:p>560.119976317033</text:p>
          </table:table-cell>
          <table:table-cell table:style-name="Default" office:value-type="float" office:value="942.333333333333" calcext:value-type="float">
            <text:p>942.333333333333</text:p>
          </table:table-cell>
          <table:table-cell table:style-name="Default" office:value-type="float" office:value="2088.33333333333" calcext:value-type="float">
            <text:p>2088.33333333333</text:p>
          </table:table-cell>
          <table:table-cell table:style-name="Default"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table:style-name="Default" office:value-type="float" office:value="5171.66666666667" calcext:value-type="float">
            <text:p>5171.66666666667</text:p>
          </table:table-cell>
          <table:table-cell table:style-name="Default" office:value-type="float" office:value="56184.2567473562" calcext:value-type="float">
            <text:p>56184.2567473562</text:p>
          </table:table-cell>
          <table:table-cell table:style-name="Default" office:value-type="float" office:value="11683" calcext:value-type="float">
            <text:p>11683</text:p>
          </table:table-cell>
          <table:table-cell table:style-name="Default" office:value-type="float" office:value="109578.407290168" calcext:value-type="float">
            <text:p>109578.407290168</text:p>
          </table:table-cell>
          <table:table-cell table:style-name="Default" office:value-type="float" office:value="1280.93521160742" calcext:value-type="float">
            <text:p>1280.93521160742</text:p>
          </table:table-cell>
          <table:table-cell table:style-name="Default" office:value-type="float" office:value="697.125148463541" calcext:value-type="float">
            <text:p>697.125148463541</text:p>
          </table:table-cell>
          <table:table-cell table:style-name="Default" office:value-type="float" office:value="1296.33333333333" calcext:value-type="float">
            <text:p>1296.3333333333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69" calcext:value-type="float">
            <text:p>6912.22348371769</text:p>
          </table:table-cell>
          <table:table-cell table:number-columns-repeated="35"/>
        </table:table-row>
        <table:table-row table:style-name="ro4">
          <table:table-cell table:number-columns-repeated="2"/>
          <table:table-cell table:style-name="ce22" office:value-type="string" calcext:value-type="string">
            <text:p>PBX INVERSION</text:p>
          </table:table-cell>
          <table:table-cell/>
          <table:table-cell table:style-name="ce13"/>
          <table:table-cell table:style-name="Default" office:value-type="float" office:value="10781.3333333333" calcext:value-type="float">
            <text:p>10781.3333333333</text:p>
          </table:table-cell>
          <table:table-cell table:style-name="Default" office:value-type="float" office:value="1618.33333333333" calcext:value-type="float">
            <text:p>1618.33333333333</text:p>
          </table:table-cell>
          <table:table-cell table:style-name="Default" office:value-type="float" office:value="2026.33333333333" calcext:value-type="float">
            <text:p>2026.33333333333</text:p>
          </table:table-cell>
          <table:table-cell table:style-name="Default" office:value-type="float" office:value="7902.83256639555" calcext:value-type="float">
            <text:p>7902.83256639555</text:p>
          </table:table-cell>
          <table:table-cell table:style-name="Default" office:value-type="float" office:value="26325.3333333333" calcext:value-type="float">
            <text:p>26325.3333333333</text:p>
          </table:table-cell>
          <table:table-cell table:style-name="Default" office:value-type="float" office:value="3330.60801545017" calcext:value-type="float">
            <text:p>3330.60801545017</text:p>
          </table:table-cell>
          <table:table-cell table:style-name="Default" office:value-type="float" office:value="727.666666666667" calcext:value-type="float">
            <text:p>727.666666666667</text:p>
          </table:table-cell>
          <table:table-cell table:style-name="Default" office:value-type="float" office:value="446.454035543187" calcext:value-type="float">
            <text:p>446.454035543187</text:p>
          </table:table-cell>
          <table:table-cell table:style-name="Default" office:value-type="float" office:value="575.479464508936" calcext:value-type="float">
            <text:p>575.479464508936</text:p>
          </table:table-cell>
          <table:table-cell table:style-name="Default" office:value-type="float" office:value="937" calcext:value-type="float">
            <text:p>937</text:p>
          </table:table-cell>
          <table:table-cell table:style-name="Default" office:value-type="float" office:value="2086.66666666667" calcext:value-type="float">
            <text:p>2086.66666666667</text:p>
          </table:table-cell>
          <table:table-cell table:style-name="Default"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table:style-name="Default" office:value-type="float" office:value="5125.33333333333" calcext:value-type="float">
            <text:p>5125.33333333333</text:p>
          </table:table-cell>
          <table:table-cell table:style-name="Default" office:value-type="float" office:value="57717.2772936748" calcext:value-type="float">
            <text:p>57717.2772936748</text:p>
          </table:table-cell>
          <table:table-cell table:style-name="Default" office:value-type="float" office:value="11707.3333333333" calcext:value-type="float">
            <text:p>11707.3333333333</text:p>
          </table:table-cell>
          <table:table-cell table:style-name="Default" office:value-type="float" office:value="114236.44616024" calcext:value-type="float">
            <text:p>114236.44616024</text:p>
          </table:table-cell>
          <table:table-cell table:style-name="Default" office:value-type="float" office:value="1315.28831886617" calcext:value-type="float">
            <text:p>1315.28831886617</text:p>
          </table:table-cell>
          <table:table-cell table:style-name="Default" office:value-type="float" office:value="709.939143844343" calcext:value-type="float">
            <text:p>709.939143844343</text:p>
          </table:table-cell>
          <table:table-cell table:style-name="Default" office:value-type="float" office:value="1345" calcext:value-type="float">
            <text:p>1345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69" calcext:value-type="float">
            <text:p>6912.22348371769</text:p>
          </table:table-cell>
          <table:table-cell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PMX INVERSION</text:p>
          </table:table-cell>
          <table:table-cell/>
          <table:table-cell table:style-name="ce13"/>
          <table:table-cell table:style-name="Default" office:value-type="float" office:value="10825" calcext:value-type="float">
            <text:p>10825</text:p>
          </table:table-cell>
          <table:table-cell table:style-name="Default" office:value-type="float" office:value="1638" calcext:value-type="float">
            <text:p>1638</text:p>
          </table:table-cell>
          <table:table-cell table:style-name="Default" office:value-type="float" office:value="2028.33333333333" calcext:value-type="float">
            <text:p>2028.33333333333</text:p>
          </table:table-cell>
          <table:table-cell table:style-name="Default" office:value-type="float" office:value="7999.36371486326" calcext:value-type="float">
            <text:p>7999.36371486326</text:p>
          </table:table-cell>
          <table:table-cell table:style-name="Default" office:value-type="float" office:value="25900.6666666667" calcext:value-type="float">
            <text:p>25900.6666666667</text:p>
          </table:table-cell>
          <table:table-cell table:style-name="Default" office:value-type="float" office:value="3330.60801545017" calcext:value-type="float">
            <text:p>3330.60801545017</text:p>
          </table:table-cell>
          <table:table-cell table:style-name="Default" office:value-type="float" office:value="725" calcext:value-type="float">
            <text:p>725</text:p>
          </table:table-cell>
          <table:table-cell table:style-name="Default" office:value-type="float" office:value="440.996098595624" calcext:value-type="float">
            <text:p>440.996098595624</text:p>
          </table:table-cell>
          <table:table-cell table:style-name="Default" office:value-type="float" office:value="581.912667095115" calcext:value-type="float">
            <text:p>581.912667095115</text:p>
          </table:table-cell>
          <table:table-cell table:style-name="Default" office:value-type="float" office:value="948.333333333333" calcext:value-type="float">
            <text:p>948.333333333333</text:p>
          </table:table-cell>
          <table:table-cell table:style-name="Default" office:value-type="float" office:value="2086.66666666667" calcext:value-type="float">
            <text:p>2086.66666666667</text:p>
          </table:table-cell>
          <table:table-cell table:style-name="Default"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table:style-name="Default" office:value-type="float" office:value="5133" calcext:value-type="float">
            <text:p>5133</text:p>
          </table:table-cell>
          <table:table-cell table:style-name="Default" office:value-type="float" office:value="58422.2986304433" calcext:value-type="float">
            <text:p>58422.2986304433</text:p>
          </table:table-cell>
          <table:table-cell table:style-name="Default" office:value-type="float" office:value="11903.6666666667" calcext:value-type="float">
            <text:p>11903.6666666667</text:p>
          </table:table-cell>
          <table:table-cell table:style-name="Default" office:value-type="float" office:value="115135.190429833" calcext:value-type="float">
            <text:p>115135.190429833</text:p>
          </table:table-cell>
          <table:table-cell table:style-name="Default" office:value-type="float" office:value="1306.06474290401" calcext:value-type="float">
            <text:p>1306.06474290401</text:p>
          </table:table-cell>
          <table:table-cell table:style-name="Default" office:value-type="float" office:value="713.140325278792" calcext:value-type="float">
            <text:p>713.140325278792</text:p>
          </table:table-cell>
          <table:table-cell table:style-name="Default" office:value-type="float" office:value="1305" calcext:value-type="float">
            <text:p>1305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69" calcext:value-type="float">
            <text:p>6912.22348371769</text:p>
          </table:table-cell>
          <table:table-cell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CX INVERSION</text:p>
          </table:table-cell>
          <table:table-cell/>
          <table:table-cell table:style-name="ce13"/>
          <table:table-cell table:style-name="Default" office:value-type="float" office:value="10809.3333333333" calcext:value-type="float">
            <text:p>10809.3333333333</text:p>
          </table:table-cell>
          <table:table-cell table:style-name="Default" office:value-type="float" office:value="1615.33333333333" calcext:value-type="float">
            <text:p>1615.33333333333</text:p>
          </table:table-cell>
          <table:table-cell table:style-name="Default" office:value-type="float" office:value="2022" calcext:value-type="float">
            <text:p>2022</text:p>
          </table:table-cell>
          <table:table-cell table:style-name="Default" office:value-type="float" office:value="7942.71201343519" calcext:value-type="float">
            <text:p>7942.71201343519</text:p>
          </table:table-cell>
          <table:table-cell table:style-name="Default" office:value-type="float" office:value="25817.3333333333" calcext:value-type="float">
            <text:p>25817.3333333333</text:p>
          </table:table-cell>
          <table:table-cell table:style-name="Default" office:value-type="float" office:value="3330.60801545017" calcext:value-type="float">
            <text:p>3330.60801545017</text:p>
          </table:table-cell>
          <table:table-cell table:style-name="Default" office:value-type="float" office:value="713" calcext:value-type="float">
            <text:p>713</text:p>
          </table:table-cell>
          <table:table-cell table:style-name="Default" office:value-type="float" office:value="439.263909061982" calcext:value-type="float">
            <text:p>439.263909061982</text:p>
          </table:table-cell>
          <table:table-cell table:style-name="Default" office:value-type="float" office:value="574.149869059377" calcext:value-type="float">
            <text:p>574.149869059377</text:p>
          </table:table-cell>
          <table:table-cell table:style-name="Default" office:value-type="float" office:value="967.333333333333" calcext:value-type="float">
            <text:p>967.333333333333</text:p>
          </table:table-cell>
          <table:table-cell table:style-name="Default" office:value-type="float" office:value="2088.33333333333" calcext:value-type="float">
            <text:p>2088.33333333333</text:p>
          </table:table-cell>
          <table:table-cell table:style-name="Default" office:value-type="float" office:value="2804.66666666667" calcext:value-type="float">
            <text:p>2804.66666666667</text:p>
          </table:table-cell>
          <table:table-cell table:style-name="Default" office:value-type="float" office:value="1286" calcext:value-type="float">
            <text:p>1286</text:p>
          </table:table-cell>
          <table:table-cell table:style-name="Default" office:value-type="float" office:value="5190.66666666667" calcext:value-type="float">
            <text:p>5190.66666666667</text:p>
          </table:table-cell>
          <table:table-cell table:style-name="Default" office:value-type="float" office:value="56300.5739780556" calcext:value-type="float">
            <text:p>56300.5739780556</text:p>
          </table:table-cell>
          <table:table-cell table:style-name="Default" office:value-type="float" office:value="11671.6666666667" calcext:value-type="float">
            <text:p>11671.6666666667</text:p>
          </table:table-cell>
          <table:table-cell table:style-name="Default" office:value-type="float" office:value="112980.306842179" calcext:value-type="float">
            <text:p>112980.306842179</text:p>
          </table:table-cell>
          <table:table-cell table:style-name="Default" office:value-type="float" office:value="1366.53033792576" calcext:value-type="float">
            <text:p>1366.53033792576</text:p>
          </table:table-cell>
          <table:table-cell table:style-name="Default" office:value-type="float" office:value="711.244729730282" calcext:value-type="float">
            <text:p>711.244729730282</text:p>
          </table:table-cell>
          <table:table-cell table:style-name="Default" office:value-type="float" office:value="1299.66666666667" calcext:value-type="float">
            <text:p>1299.66666666667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69" calcext:value-type="float">
            <text:p>6912.22348371769</text:p>
          </table:table-cell>
          <table:table-cell table:number-columns-repeated="35"/>
        </table:table-row>
        <table:table-row table:style-name="ro4">
          <table:table-cell table:number-columns-repeated="2"/>
          <table:table-cell table:style-name="ce16" office:value-type="string" calcext:value-type="string">
            <text:p>MX INSERTION</text:p>
          </table:table-cell>
          <table:table-cell/>
          <table:table-cell table:style-name="ce13"/>
          <table:table-cell table:style-name="Default" office:value-type="float" office:value="12322.6666666667" calcext:value-type="float">
            <text:p>12322.6666666667</text:p>
          </table:table-cell>
          <table:table-cell table:style-name="Default" office:value-type="float" office:value="1783" calcext:value-type="float">
            <text:p>1783</text:p>
          </table:table-cell>
          <table:table-cell table:style-name="Default" office:value-type="float" office:value="2241" calcext:value-type="float">
            <text:p>2241</text:p>
          </table:table-cell>
          <table:table-cell table:style-name="Default" office:value-type="float" office:value="8723.72476017246" calcext:value-type="float">
            <text:p>8723.72476017246</text:p>
          </table:table-cell>
          <table:table-cell table:style-name="Default" office:value-type="float" office:value="32567.6666666667" calcext:value-type="float">
            <text:p>32567.6666666667</text:p>
          </table:table-cell>
          <table:table-cell table:style-name="Default" office:value-type="float" office:value="3346.74168143218" calcext:value-type="float">
            <text:p>3346.74168143218</text:p>
          </table:table-cell>
          <table:table-cell table:style-name="Default" office:value-type="float" office:value="748" calcext:value-type="float">
            <text:p>748</text:p>
          </table:table-cell>
          <table:table-cell table:style-name="Default" office:value-type="float" office:value="495.079894853993" calcext:value-type="float">
            <text:p>495.079894853993</text:p>
          </table:table-cell>
          <table:table-cell table:style-name="Default" office:value-type="float" office:value="651.387558033868" calcext:value-type="float">
            <text:p>651.387558033868</text:p>
          </table:table-cell>
          <table:table-cell table:style-name="Default" office:value-type="float" office:value="998.333333333333" calcext:value-type="float">
            <text:p>998.333333333333</text:p>
          </table:table-cell>
          <table:table-cell table:style-name="Default" office:value-type="float" office:value="2105.66666666667" calcext:value-type="float">
            <text:p>2105.66666666667</text:p>
          </table:table-cell>
          <table:table-cell table:style-name="Default" office:value-type="float" office:value="2707" calcext:value-type="float">
            <text:p>2707</text:p>
          </table:table-cell>
          <table:table-cell table:style-name="Default" office:value-type="float" office:value="1408.66666666667" calcext:value-type="float">
            <text:p>1408.66666666667</text:p>
          </table:table-cell>
          <table:table-cell table:style-name="Default" office:value-type="float" office:value="5927.66666666667" calcext:value-type="float">
            <text:p>5927.66666666667</text:p>
          </table:table-cell>
          <table:table-cell table:style-name="Default" office:value-type="float" office:value="71898.6193340129" calcext:value-type="float">
            <text:p>71898.6193340129</text:p>
          </table:table-cell>
          <table:table-cell table:style-name="Default" office:value-type="float" office:value="15014.3333333333" calcext:value-type="float">
            <text:p>15014.3333333333</text:p>
          </table:table-cell>
          <table:table-cell table:style-name="Default" office:value-type="float" office:value="138226.616067716" calcext:value-type="float">
            <text:p>138226.616067716</text:p>
          </table:table-cell>
          <table:table-cell table:style-name="Default" office:value-type="float" office:value="1568.62037155965" calcext:value-type="float">
            <text:p>1568.62037155965</text:p>
          </table:table-cell>
          <table:table-cell table:style-name="Default" office:value-type="float" office:value="915.331531812418" calcext:value-type="float">
            <text:p>915.331531812418</text:p>
          </table:table-cell>
          <table:table-cell table:style-name="Default" office:value-type="float" office:value="1439" calcext:value-type="float">
            <text:p>1439</text:p>
          </table:table-cell>
          <table:table-cell table:style-name="Default" office:value-type="float" office:value="6762.97121124974" calcext:value-type="float">
            <text:p>6762.97121124974</text:p>
          </table:table-cell>
          <table:table-cell table:style-name="Default" office:value-type="float" office:value="7135.36011841369" calcext:value-type="float">
            <text:p>7135.36011841369</text:p>
          </table:table-cell>
          <table:table-cell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OBX INSERTION</text:p>
          </table:table-cell>
          <table:table-cell/>
          <table:table-cell table:style-name="ce13"/>
          <table:table-cell table:style-name="Default" office:value-type="float" office:value="13368.6666666667" calcext:value-type="float">
            <text:p>13368.6666666667</text:p>
          </table:table-cell>
          <table:table-cell table:style-name="Default" office:value-type="float" office:value="1778" calcext:value-type="float">
            <text:p>1778</text:p>
          </table:table-cell>
          <table:table-cell table:style-name="Default" office:value-type="float" office:value="2120" calcext:value-type="float">
            <text:p>2120</text:p>
          </table:table-cell>
          <table:table-cell table:style-name="Default" office:value-type="float" office:value="9312.55069687918" calcext:value-type="float">
            <text:p>9312.55069687918</text:p>
          </table:table-cell>
          <table:table-cell table:style-name="Default" office:value-type="float" office:value="33679" calcext:value-type="float">
            <text:p>33679</text:p>
          </table:table-cell>
          <table:table-cell table:style-name="Default" office:value-type="float" office:value="3330.60801545017" calcext:value-type="float">
            <text:p>3330.60801545017</text:p>
          </table:table-cell>
          <table:table-cell table:style-name="Default" office:value-type="float" office:value="863.333333333333" calcext:value-type="float">
            <text:p>863.333333333333</text:p>
          </table:table-cell>
          <table:table-cell table:style-name="Default" office:value-type="float" office:value="504.606398065396" calcext:value-type="float">
            <text:p>504.606398065396</text:p>
          </table:table-cell>
          <table:table-cell table:style-name="Default" office:value-type="float" office:value="803.413030675238" calcext:value-type="float">
            <text:p>803.413030675238</text:p>
          </table:table-cell>
          <table:table-cell table:style-name="Default" office:value-type="float" office:value="967.333333333333" calcext:value-type="float">
            <text:p>967.333333333333</text:p>
          </table:table-cell>
          <table:table-cell table:style-name="Default" office:value-type="float" office:value="2098.66666666667" calcext:value-type="float">
            <text:p>2098.66666666667</text:p>
          </table:table-cell>
          <table:table-cell table:style-name="Default" office:value-type="float" office:value="2707" calcext:value-type="float">
            <text:p>2707</text:p>
          </table:table-cell>
          <table:table-cell table:style-name="Default" office:value-type="float" office:value="1362.66666666667" calcext:value-type="float">
            <text:p>1362.66666666667</text:p>
          </table:table-cell>
          <table:table-cell table:style-name="Default" office:value-type="float" office:value="5950" calcext:value-type="float">
            <text:p>5950</text:p>
          </table:table-cell>
          <table:table-cell table:style-name="Default" office:value-type="float" office:value="107196.339537857" calcext:value-type="float">
            <text:p>107196.339537857</text:p>
          </table:table-cell>
          <table:table-cell table:style-name="Default" office:value-type="float" office:value="13806.6666666667" calcext:value-type="float">
            <text:p>13806.6666666667</text:p>
          </table:table-cell>
          <table:table-cell table:style-name="Default" office:value-type="float" office:value="174083.98745179" calcext:value-type="float">
            <text:p>174083.98745179</text:p>
          </table:table-cell>
          <table:table-cell table:style-name="Default" office:value-type="float" office:value="2607.9913777511" calcext:value-type="float">
            <text:p>2607.9913777511</text:p>
          </table:table-cell>
          <table:table-cell table:style-name="Default" office:value-type="float" office:value="1041.58947382142" calcext:value-type="float">
            <text:p>1041.58947382142</text:p>
          </table:table-cell>
          <table:table-cell table:style-name="Default" office:value-type="float" office:value="1554.33333333333" calcext:value-type="float">
            <text:p>1554.33333333333</text:p>
          </table:table-cell>
          <table:table-cell table:style-name="Default" office:value-type="float" office:value="6776.63071414018" calcext:value-type="float">
            <text:p>6776.63071414018</text:p>
          </table:table-cell>
          <table:table-cell table:style-name="Default" office:value-type="float" office:value="7075.38404583969" calcext:value-type="float">
            <text:p>7075.38404583969</text:p>
          </table:table-cell>
          <table:table-cell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OX INSERTION</text:p>
          </table:table-cell>
          <table:table-cell/>
          <table:table-cell table:style-name="ce13"/>
          <table:table-cell table:style-name="Default" office:value-type="float" office:value="10911.3333333333" calcext:value-type="float">
            <text:p>10911.3333333333</text:p>
          </table:table-cell>
          <table:table-cell table:style-name="Default" office:value-type="float" office:value="1610" calcext:value-type="float">
            <text:p>1610</text:p>
          </table:table-cell>
          <table:table-cell table:style-name="Default" office:value-type="float" office:value="2031.66666666667" calcext:value-type="float">
            <text:p>2031.66666666667</text:p>
          </table:table-cell>
          <table:table-cell table:style-name="Default" office:value-type="float" office:value="8084.07511066618" calcext:value-type="float">
            <text:p>8084.07511066618</text:p>
          </table:table-cell>
          <table:table-cell table:style-name="Default" office:value-type="float" office:value="26092.3333333333" calcext:value-type="float">
            <text:p>26092.3333333333</text:p>
          </table:table-cell>
          <table:table-cell table:style-name="Default" office:value-type="float" office:value="3330.60801545017" calcext:value-type="float">
            <text:p>3330.60801545017</text:p>
          </table:table-cell>
          <table:table-cell table:style-name="Default" office:value-type="float" office:value="726.666666666667" calcext:value-type="float">
            <text:p>726.666666666667</text:p>
          </table:table-cell>
          <table:table-cell table:style-name="Default" office:value-type="float" office:value="439.679461407428" calcext:value-type="float">
            <text:p>439.679461407428</text:p>
          </table:table-cell>
          <table:table-cell table:style-name="Default" office:value-type="float" office:value="578.579066696502" calcext:value-type="float">
            <text:p>578.579066696502</text:p>
          </table:table-cell>
          <table:table-cell table:style-name="Default" office:value-type="float" office:value="943" calcext:value-type="float">
            <text:p>943</text:p>
          </table:table-cell>
          <table:table-cell table:style-name="Default" office:value-type="float" office:value="2086.66666666667" calcext:value-type="float">
            <text:p>2086.66666666667</text:p>
          </table:table-cell>
          <table:table-cell table:style-name="Default" office:value-type="float" office:value="2707" calcext:value-type="float">
            <text:p>2707</text:p>
          </table:table-cell>
          <table:table-cell table:style-name="Default" office:value-type="float" office:value="1300" calcext:value-type="float">
            <text:p>1300</text:p>
          </table:table-cell>
          <table:table-cell table:style-name="Default" office:value-type="float" office:value="5091.66666666667" calcext:value-type="float">
            <text:p>5091.66666666667</text:p>
          </table:table-cell>
          <table:table-cell table:style-name="Default" office:value-type="float" office:value="57298.5871054714" calcext:value-type="float">
            <text:p>57298.5871054714</text:p>
          </table:table-cell>
          <table:table-cell table:style-name="Default" office:value-type="float" office:value="11753.6666666667" calcext:value-type="float">
            <text:p>11753.6666666667</text:p>
          </table:table-cell>
          <table:table-cell table:style-name="Default" office:value-type="float" office:value="112232.265914156" calcext:value-type="float">
            <text:p>112232.265914156</text:p>
          </table:table-cell>
          <table:table-cell table:style-name="Default" office:value-type="float" office:value="1285.2013124725" calcext:value-type="float">
            <text:p>1285.2013124725</text:p>
          </table:table-cell>
          <table:table-cell table:style-name="Default" office:value-type="float" office:value="708.439167575136" calcext:value-type="float">
            <text:p>708.439167575136</text:p>
          </table:table-cell>
          <table:table-cell table:style-name="Default" office:value-type="float" office:value="1315.66666666667" calcext:value-type="float">
            <text:p>1315.66666666667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36.8840415606" calcext:value-type="float">
            <text:p>6936.8840415606</text:p>
          </table:table-cell>
          <table:table-cell table:number-columns-repeated="35"/>
        </table:table-row>
        <table:table-row table:style-name="ro4">
          <table:table-cell table:number-columns-repeated="2"/>
          <table:table-cell table:style-name="ce22" office:value-type="string" calcext:value-type="string">
            <text:p>LOX INSERTION</text:p>
          </table:table-cell>
          <table:table-cell/>
          <table:table-cell table:style-name="ce13"/>
          <table:table-cell table:style-name="Default" office:value-type="float" office:value="11759.3333333333" calcext:value-type="float">
            <text:p>11759.3333333333</text:p>
          </table:table-cell>
          <table:table-cell table:style-name="Default" office:value-type="float" office:value="1646.66666666667" calcext:value-type="float">
            <text:p>1646.66666666667</text:p>
          </table:table-cell>
          <table:table-cell table:style-name="Default" office:value-type="float" office:value="2170.66666666667" calcext:value-type="float">
            <text:p>2170.66666666667</text:p>
          </table:table-cell>
          <table:table-cell table:style-name="Default" office:value-type="float" office:value="8713.27712282359" calcext:value-type="float">
            <text:p>8713.27712282359</text:p>
          </table:table-cell>
          <table:table-cell table:style-name="Default" office:value-type="float" office:value="28536.3333333333" calcext:value-type="float">
            <text:p>28536.3333333333</text:p>
          </table:table-cell>
          <table:table-cell table:style-name="Default" office:value-type="float" office:value="3330.60801545017" calcext:value-type="float">
            <text:p>3330.60801545017</text:p>
          </table:table-cell>
          <table:table-cell table:style-name="Default" office:value-type="float" office:value="804.666666666667" calcext:value-type="float">
            <text:p>804.666666666667</text:p>
          </table:table-cell>
          <table:table-cell table:style-name="Default" office:value-type="float" office:value="483.987867510567" calcext:value-type="float">
            <text:p>483.987867510567</text:p>
          </table:table-cell>
          <table:table-cell table:style-name="Default" office:value-type="float" office:value="620.678327230001" calcext:value-type="float">
            <text:p>620.678327230001</text:p>
          </table:table-cell>
          <table:table-cell table:style-name="Default" office:value-type="float" office:value="947.666666666667" calcext:value-type="float">
            <text:p>947.666666666667</text:p>
          </table:table-cell>
          <table:table-cell table:style-name="Default" office:value-type="float" office:value="2091" calcext:value-type="float">
            <text:p>2091</text:p>
          </table:table-cell>
          <table:table-cell table:style-name="Default" office:value-type="float" office:value="2707" calcext:value-type="float">
            <text:p>2707</text:p>
          </table:table-cell>
          <table:table-cell table:style-name="Default" office:value-type="float" office:value="1313.33333333333" calcext:value-type="float">
            <text:p>1313.33333333333</text:p>
          </table:table-cell>
          <table:table-cell table:style-name="Default" office:value-type="float" office:value="5738" calcext:value-type="float">
            <text:p>5738</text:p>
          </table:table-cell>
          <table:table-cell table:style-name="Default" office:value-type="float" office:value="68285.9740566369" calcext:value-type="float">
            <text:p>68285.9740566369</text:p>
          </table:table-cell>
          <table:table-cell table:style-name="Default" office:value-type="float" office:value="12777.3333333333" calcext:value-type="float">
            <text:p>12777.3333333333</text:p>
          </table:table-cell>
          <table:table-cell table:style-name="Default" office:value-type="float" office:value="137981.935022991" calcext:value-type="float">
            <text:p>137981.935022991</text:p>
          </table:table-cell>
          <table:table-cell table:style-name="Default" office:value-type="float" office:value="1712.07572874201" calcext:value-type="float">
            <text:p>1712.07572874201</text:p>
          </table:table-cell>
          <table:table-cell table:style-name="Default" office:value-type="float" office:value="840.757943397853" calcext:value-type="float">
            <text:p>840.757943397853</text:p>
          </table:table-cell>
          <table:table-cell table:style-name="Default" office:value-type="float" office:value="1367.33333333333" calcext:value-type="float">
            <text:p>1367.33333333333</text:p>
          </table:table-cell>
          <table:table-cell table:style-name="Default" office:value-type="float" office:value="6779.58471951795" calcext:value-type="float">
            <text:p>6779.58471951795</text:p>
          </table:table-cell>
          <table:table-cell table:style-name="Default" office:value-type="float" office:value="6963.33481612835" calcext:value-type="float">
            <text:p>6963.33481612835</text:p>
          </table:table-cell>
          <table:table-cell table:number-columns-repeated="35"/>
        </table:table-row>
        <table:table-row table:style-name="ro4">
          <table:table-cell table:number-columns-repeated="2"/>
          <table:table-cell table:style-name="ce22" office:value-type="string" calcext:value-type="string">
            <text:p>PBX INSERTION</text:p>
          </table:table-cell>
          <table:table-cell/>
          <table:table-cell table:style-name="ce13"/>
          <table:table-cell table:style-name="Default" office:value-type="float" office:value="12024" calcext:value-type="float">
            <text:p>12024</text:p>
          </table:table-cell>
          <table:table-cell table:style-name="Default" office:value-type="float" office:value="1655.66666666667" calcext:value-type="float">
            <text:p>1655.66666666667</text:p>
          </table:table-cell>
          <table:table-cell table:style-name="Default" office:value-type="float" office:value="2117.33333333333" calcext:value-type="float">
            <text:p>2117.33333333333</text:p>
          </table:table-cell>
          <table:table-cell table:style-name="Default" office:value-type="float" office:value="9179.08328227224" calcext:value-type="float">
            <text:p>9179.08328227224</text:p>
          </table:table-cell>
          <table:table-cell table:style-name="Default" office:value-type="float" office:value="31620.3333333333" calcext:value-type="float">
            <text:p>31620.3333333333</text:p>
          </table:table-cell>
          <table:table-cell table:style-name="Default" office:value-type="float" office:value="3330.60801545017" calcext:value-type="float">
            <text:p>3330.60801545017</text:p>
          </table:table-cell>
          <table:table-cell table:style-name="Default" office:value-type="float" office:value="755.333333333333" calcext:value-type="float">
            <text:p>755.333333333333</text:p>
          </table:table-cell>
          <table:table-cell table:style-name="Default" office:value-type="float" office:value="471.072189283181" calcext:value-type="float">
            <text:p>471.072189283181</text:p>
          </table:table-cell>
          <table:table-cell table:style-name="Default" office:value-type="float" office:value="634.708633576755" calcext:value-type="float">
            <text:p>634.708633576755</text:p>
          </table:table-cell>
          <table:table-cell table:style-name="Default" office:value-type="float" office:value="964.333333333333" calcext:value-type="float">
            <text:p>964.333333333333</text:p>
          </table:table-cell>
          <table:table-cell table:style-name="Default" office:value-type="float" office:value="2088.33333333333" calcext:value-type="float">
            <text:p>2088.33333333333</text:p>
          </table:table-cell>
          <table:table-cell table:style-name="Default" office:value-type="float" office:value="2804" calcext:value-type="float">
            <text:p>2804</text:p>
          </table:table-cell>
          <table:table-cell table:style-name="Default" office:value-type="float" office:value="1322" calcext:value-type="float">
            <text:p>1322</text:p>
          </table:table-cell>
          <table:table-cell table:style-name="Default" office:value-type="float" office:value="5814.66666666667" calcext:value-type="float">
            <text:p>5814.66666666667</text:p>
          </table:table-cell>
          <table:table-cell table:style-name="Default" office:value-type="float" office:value="69428.1091551238" calcext:value-type="float">
            <text:p>69428.1091551238</text:p>
          </table:table-cell>
          <table:table-cell table:style-name="Default" office:value-type="float" office:value="12470.6666666667" calcext:value-type="float">
            <text:p>12470.6666666667</text:p>
          </table:table-cell>
          <table:table-cell table:style-name="Default" office:value-type="float" office:value="133674.971179153" calcext:value-type="float">
            <text:p>133674.971179153</text:p>
          </table:table-cell>
          <table:table-cell table:style-name="Default" office:value-type="float" office:value="1500.52222797383" calcext:value-type="float">
            <text:p>1500.52222797383</text:p>
          </table:table-cell>
          <table:table-cell table:style-name="Default" office:value-type="float" office:value="822.492935520488" calcext:value-type="float">
            <text:p>822.492935520488</text:p>
          </table:table-cell>
          <table:table-cell table:style-name="Default" office:value-type="float" office:value="1407.33333333333" calcext:value-type="float">
            <text:p>1407.33333333333</text:p>
          </table:table-cell>
          <table:table-cell table:style-name="Default" office:value-type="float" office:value="6762.97121124974" calcext:value-type="float">
            <text:p>6762.97121124974</text:p>
          </table:table-cell>
          <table:table-cell table:style-name="Default" office:value-type="float" office:value="6961.5445994035" calcext:value-type="float">
            <text:p>6961.5445994035</text:p>
          </table:table-cell>
          <table:table-cell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PMX INSERTION</text:p>
          </table:table-cell>
          <table:table-cell/>
          <table:table-cell table:style-name="ce13"/>
          <table:table-cell table:style-name="Default" office:value-type="float" office:value="12394.6666666667" calcext:value-type="float">
            <text:p>12394.6666666667</text:p>
          </table:table-cell>
          <table:table-cell table:style-name="Default" office:value-type="float" office:value="1671.66666666667" calcext:value-type="float">
            <text:p>1671.66666666667</text:p>
          </table:table-cell>
          <table:table-cell table:style-name="Default" office:value-type="float" office:value="2119.33333333333" calcext:value-type="float">
            <text:p>2119.33333333333</text:p>
          </table:table-cell>
          <table:table-cell table:style-name="Default" office:value-type="float" office:value="9515.4782727233" calcext:value-type="float">
            <text:p>9515.4782727233</text:p>
          </table:table-cell>
          <table:table-cell table:style-name="Default" office:value-type="float" office:value="31071.6666666667" calcext:value-type="float">
            <text:p>31071.6666666667</text:p>
          </table:table-cell>
          <table:table-cell table:style-name="Default" office:value-type="float" office:value="3407.36407391389" calcext:value-type="float">
            <text:p>3407.36407391389</text:p>
          </table:table-cell>
          <table:table-cell table:style-name="Default" office:value-type="float" office:value="825" calcext:value-type="float">
            <text:p>825</text:p>
          </table:table-cell>
          <table:table-cell table:style-name="Default" office:value-type="float" office:value="494.245132099561" calcext:value-type="float">
            <text:p>494.245132099561</text:p>
          </table:table-cell>
          <table:table-cell table:style-name="Default" office:value-type="float" office:value="621.821672820144" calcext:value-type="float">
            <text:p>621.821672820144</text:p>
          </table:table-cell>
          <table:table-cell table:style-name="Default" office:value-type="float" office:value="969.333333333333" calcext:value-type="float">
            <text:p>969.333333333333</text:p>
          </table:table-cell>
          <table:table-cell table:style-name="Default" office:value-type="float" office:value="2088.33333333333" calcext:value-type="float">
            <text:p>2088.33333333333</text:p>
          </table:table-cell>
          <table:table-cell table:style-name="Default" office:value-type="float" office:value="2738.33333333333" calcext:value-type="float">
            <text:p>2738.33333333333</text:p>
          </table:table-cell>
          <table:table-cell table:style-name="Default" office:value-type="float" office:value="1332.66666666667" calcext:value-type="float">
            <text:p>1332.66666666667</text:p>
          </table:table-cell>
          <table:table-cell table:style-name="Default" office:value-type="float" office:value="5513.33333333333" calcext:value-type="float">
            <text:p>5513.33333333333</text:p>
          </table:table-cell>
          <table:table-cell table:style-name="Default" office:value-type="float" office:value="75461.9678109836" calcext:value-type="float">
            <text:p>75461.9678109836</text:p>
          </table:table-cell>
          <table:table-cell table:style-name="Default" office:value-type="float" office:value="14555" calcext:value-type="float">
            <text:p>14555</text:p>
          </table:table-cell>
          <table:table-cell table:style-name="Default" office:value-type="float" office:value="131421.409111017" calcext:value-type="float">
            <text:p>131421.409111017</text:p>
          </table:table-cell>
          <table:table-cell table:style-name="Default" office:value-type="float" office:value="1541.68242453174" calcext:value-type="float">
            <text:p>1541.68242453174</text:p>
          </table:table-cell>
          <table:table-cell table:style-name="Default" office:value-type="float" office:value="829.574728282597" calcext:value-type="float">
            <text:p>829.574728282597</text:p>
          </table:table-cell>
          <table:table-cell table:style-name="Default" office:value-type="float" office:value="1397.33333333333" calcext:value-type="float">
            <text:p>1397.33333333333</text:p>
          </table:table-cell>
          <table:table-cell table:style-name="Default" office:value-type="float" office:value="6775.14154097965" calcext:value-type="float">
            <text:p>6775.14154097965</text:p>
          </table:table-cell>
          <table:table-cell table:style-name="Default" office:value-type="float" office:value="6968.92084920704" calcext:value-type="float">
            <text:p>6968.92084920704</text:p>
          </table:table-cell>
          <table:table-cell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CX INSERTION</text:p>
          </table:table-cell>
          <table:table-cell/>
          <table:table-cell table:style-name="ce13"/>
          <table:table-cell table:style-name="Default" office:value-type="float" office:value="12184" calcext:value-type="float">
            <text:p>12184</text:p>
          </table:table-cell>
          <table:table-cell table:style-name="Default" office:value-type="float" office:value="1717" calcext:value-type="float">
            <text:p>1717</text:p>
          </table:table-cell>
          <table:table-cell table:style-name="Default" office:value-type="float" office:value="2103.33333333333" calcext:value-type="float">
            <text:p>2103.33333333333</text:p>
          </table:table-cell>
          <table:table-cell table:style-name="Default" office:value-type="float" office:value="9753.67933879634" calcext:value-type="float">
            <text:p>9753.67933879634</text:p>
          </table:table-cell>
          <table:table-cell table:style-name="Default" office:value-type="float" office:value="32024.3333333333" calcext:value-type="float">
            <text:p>32024.3333333333</text:p>
          </table:table-cell>
          <table:table-cell table:style-name="Default" office:value-type="float" office:value="3330.60801545017" calcext:value-type="float">
            <text:p>3330.60801545017</text:p>
          </table:table-cell>
          <table:table-cell table:style-name="Default" office:value-type="float" office:value="776.333333333333" calcext:value-type="float">
            <text:p>776.333333333333</text:p>
          </table:table-cell>
          <table:table-cell table:style-name="Default" office:value-type="float" office:value="501.581843053048" calcext:value-type="float">
            <text:p>501.581843053048</text:p>
          </table:table-cell>
          <table:table-cell table:style-name="Default" office:value-type="float" office:value="694.459132126269" calcext:value-type="float">
            <text:p>694.459132126269</text:p>
          </table:table-cell>
          <table:table-cell table:style-name="Default" office:value-type="float" office:value="1063.66666666667" calcext:value-type="float">
            <text:p>1063.66666666667</text:p>
          </table:table-cell>
          <table:table-cell table:style-name="Default" office:value-type="float" office:value="2091" calcext:value-type="float">
            <text:p>2091</text:p>
          </table:table-cell>
          <table:table-cell table:style-name="Default" office:value-type="float" office:value="2804.66666666667" calcext:value-type="float">
            <text:p>2804.66666666667</text:p>
          </table:table-cell>
          <table:table-cell table:style-name="Default" office:value-type="float" office:value="1368.66666666667" calcext:value-type="float">
            <text:p>1368.66666666667</text:p>
          </table:table-cell>
          <table:table-cell table:style-name="Default" office:value-type="float" office:value="6179" calcext:value-type="float">
            <text:p>6179</text:p>
          </table:table-cell>
          <table:table-cell table:style-name="Default" office:value-type="float" office:value="80932.5002106577" calcext:value-type="float">
            <text:p>80932.5002106577</text:p>
          </table:table-cell>
          <table:table-cell table:style-name="Default" office:value-type="float" office:value="13377.3333333333" calcext:value-type="float">
            <text:p>13377.3333333333</text:p>
          </table:table-cell>
          <table:table-cell table:style-name="Default" office:value-type="float" office:value="139660.71453996" calcext:value-type="float">
            <text:p>139660.71453996</text:p>
          </table:table-cell>
          <table:table-cell table:style-name="Default" office:value-type="float" office:value="1516.74606741246" calcext:value-type="float">
            <text:p>1516.74606741246</text:p>
          </table:table-cell>
          <table:table-cell table:style-name="Default" office:value-type="float" office:value="932.759623030498" calcext:value-type="float">
            <text:p>932.759623030498</text:p>
          </table:table-cell>
          <table:table-cell table:style-name="Default" office:value-type="float" office:value="1510" calcext:value-type="float">
            <text:p>1510</text:p>
          </table:table-cell>
          <table:table-cell table:style-name="Default" office:value-type="float" office:value="6771.27796538385" calcext:value-type="float">
            <text:p>6771.27796538385</text:p>
          </table:table-cell>
          <table:table-cell table:style-name="Default" office:value-type="float" office:value="7419.78929583519" calcext:value-type="float">
            <text:p>7419.78929583519</text:p>
          </table:table-cell>
          <table:table-cell table:number-columns-repeated="35"/>
        </table:table-row>
        <table:table-row table:style-name="ro4">
          <table:table-cell table:number-columns-repeated="2"/>
          <table:table-cell table:style-name="ce16" office:value-type="string" calcext:value-type="string">
            <text:p><text:span text:style-name="T5">MX </text:span><text:span text:style-name="T6">DISPLACEMENT</text:span></text:p>
          </table:table-cell>
          <table:table-cell/>
          <table:table-cell table:style-name="ce13"/>
          <table:table-cell table:style-name="Default" office:value-type="float" office:value="10763.6666666667" calcext:value-type="float">
            <text:p>10763.6666666667</text:p>
          </table:table-cell>
          <table:table-cell table:style-name="Default" office:value-type="float" office:value="1656.66666666667" calcext:value-type="float">
            <text:p>1656.66666666667</text:p>
          </table:table-cell>
          <table:table-cell table:style-name="Default" office:value-type="float" office:value="2066.66666666667" calcext:value-type="float">
            <text:p>2066.66666666667</text:p>
          </table:table-cell>
          <table:table-cell table:style-name="Default" office:value-type="float" office:value="8236.71443263751" calcext:value-type="float">
            <text:p>8236.71443263751</text:p>
          </table:table-cell>
          <table:table-cell table:style-name="Default" office:value-type="float" office:value="26230.3333333333" calcext:value-type="float">
            <text:p>26230.3333333333</text:p>
          </table:table-cell>
          <table:table-cell table:style-name="Default" office:value-type="float" office:value="3330.60801545017" calcext:value-type="float">
            <text:p>3330.60801545017</text:p>
          </table:table-cell>
          <table:table-cell table:style-name="Default" office:value-type="float" office:value="725" calcext:value-type="float">
            <text:p>725</text:p>
          </table:table-cell>
          <table:table-cell table:style-name="Default" office:value-type="float" office:value="442.426287516932" calcext:value-type="float">
            <text:p>442.426287516932</text:p>
          </table:table-cell>
          <table:table-cell table:style-name="Default" office:value-type="float" office:value="575.131483311908" calcext:value-type="float">
            <text:p>575.131483311908</text:p>
          </table:table-cell>
          <table:table-cell table:style-name="Default" office:value-type="float" office:value="956.666666666667" calcext:value-type="float">
            <text:p>956.666666666667</text:p>
          </table:table-cell>
          <table:table-cell table:style-name="Default" office:value-type="float" office:value="2097" calcext:value-type="float">
            <text:p>2097</text:p>
          </table:table-cell>
          <table:table-cell table:style-name="Default"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table:style-name="Default" office:value-type="float" office:value="5167.66666666667" calcext:value-type="float">
            <text:p>5167.66666666667</text:p>
          </table:table-cell>
          <table:table-cell table:style-name="Default" office:value-type="float" office:value="56619.8874781716" calcext:value-type="float">
            <text:p>56619.8874781716</text:p>
          </table:table-cell>
          <table:table-cell table:style-name="Default" office:value-type="float" office:value="11842" calcext:value-type="float">
            <text:p>11842</text:p>
          </table:table-cell>
          <table:table-cell table:style-name="Default" office:value-type="float" office:value="111449.055796705" calcext:value-type="float">
            <text:p>111449.055796705</text:p>
          </table:table-cell>
          <table:table-cell table:style-name="Default" office:value-type="float" office:value="1313.03347401562" calcext:value-type="float">
            <text:p>1313.03347401562</text:p>
          </table:table-cell>
          <table:table-cell table:style-name="Default" office:value-type="float" office:value="698.773897659996" calcext:value-type="float">
            <text:p>698.773897659996</text:p>
          </table:table-cell>
          <table:table-cell table:style-name="Default" office:value-type="float" office:value="1337.33333333333" calcext:value-type="float">
            <text:p>1337.33333333333</text:p>
          </table:table-cell>
          <table:table-cell table:style-name="Default" office:value-type="float" office:value="6771.27796538385" calcext:value-type="float">
            <text:p>6771.27796538385</text:p>
          </table:table-cell>
          <table:table-cell table:style-name="Default" office:value-type="float" office:value="6986.2051572464" calcext:value-type="float">
            <text:p>6986.2051572464</text:p>
          </table:table-cell>
          <table:table-cell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OBX DISPLACEMENT</text:p>
          </table:table-cell>
          <table:table-cell/>
          <table:table-cell table:style-name="ce13"/>
          <table:table-cell table:style-name="Default" office:value-type="float" office:value="12254" calcext:value-type="float">
            <text:p>12254</text:p>
          </table:table-cell>
          <table:table-cell table:style-name="Default" office:value-type="float" office:value="1650.33333333333" calcext:value-type="float">
            <text:p>1650.33333333333</text:p>
          </table:table-cell>
          <table:table-cell table:style-name="Default" office:value-type="float" office:value="2029.33333333333" calcext:value-type="float">
            <text:p>2029.33333333333</text:p>
          </table:table-cell>
          <table:table-cell table:style-name="Default" office:value-type="float" office:value="8958.41310067665" calcext:value-type="float">
            <text:p>8958.41310067665</text:p>
          </table:table-cell>
          <table:table-cell table:style-name="Default" office:value-type="float" office:value="28602.6666666667" calcext:value-type="float">
            <text:p>28602.6666666667</text:p>
          </table:table-cell>
          <table:table-cell table:style-name="Default" office:value-type="float" office:value="3330.60801545017" calcext:value-type="float">
            <text:p>3330.60801545017</text:p>
          </table:table-cell>
          <table:table-cell table:style-name="Default" office:value-type="float" office:value="783.666666666667" calcext:value-type="float">
            <text:p>783.666666666667</text:p>
          </table:table-cell>
          <table:table-cell table:style-name="Default" office:value-type="float" office:value="481.821070499583" calcext:value-type="float">
            <text:p>481.821070499583</text:p>
          </table:table-cell>
          <table:table-cell table:style-name="Default" office:value-type="float" office:value="795.175618235728" calcext:value-type="float">
            <text:p>795.175618235728</text:p>
          </table:table-cell>
          <table:table-cell table:style-name="Default" office:value-type="float" office:value="981.666666666667" calcext:value-type="float">
            <text:p>981.666666666667</text:p>
          </table:table-cell>
          <table:table-cell table:style-name="Default" office:value-type="float" office:value="2086.66666666667" calcext:value-type="float">
            <text:p>2086.66666666667</text:p>
          </table:table-cell>
          <table:table-cell table:style-name="Default" office:value-type="float" office:value="2707" calcext:value-type="float">
            <text:p>2707</text:p>
          </table:table-cell>
          <table:table-cell table:style-name="Default" office:value-type="float" office:value="1296.66666666667" calcext:value-type="float">
            <text:p>1296.66666666667</text:p>
          </table:table-cell>
          <table:table-cell table:style-name="Default" office:value-type="float" office:value="5730.33333333333" calcext:value-type="float">
            <text:p>5730.33333333333</text:p>
          </table:table-cell>
          <table:table-cell table:style-name="Default" office:value-type="float" office:value="108144.293798514" calcext:value-type="float">
            <text:p>108144.293798514</text:p>
          </table:table-cell>
          <table:table-cell table:style-name="Default" office:value-type="float" office:value="12919.3333333333" calcext:value-type="float">
            <text:p>12919.3333333333</text:p>
          </table:table-cell>
          <table:table-cell table:style-name="Default" office:value-type="float" office:value="158280.966116932" calcext:value-type="float">
            <text:p>158280.966116932</text:p>
          </table:table-cell>
          <table:table-cell table:style-name="Default" office:value-type="float" office:value="2473.15886240236" calcext:value-type="float">
            <text:p>2473.15886240236</text:p>
          </table:table-cell>
          <table:table-cell table:style-name="Default" office:value-type="float" office:value="1045.61347363365" calcext:value-type="float">
            <text:p>1045.61347363365</text:p>
          </table:table-cell>
          <table:table-cell table:style-name="Default" office:value-type="float" office:value="1439.66666666667" calcext:value-type="float">
            <text:p>1439.66666666667</text:p>
          </table:table-cell>
          <table:table-cell table:style-name="Default" office:value-type="float" office:value="6767.41438978804" calcext:value-type="float">
            <text:p>6767.41438978804</text:p>
          </table:table-cell>
          <table:table-cell table:style-name="Default" office:value-type="float" office:value="6963.33481612835" calcext:value-type="float">
            <text:p>6963.33481612835</text:p>
          </table:table-cell>
          <table:table-cell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OX DISPLACEMENT</text:p>
          </table:table-cell>
          <table:table-cell/>
          <table:table-cell table:style-name="ce13"/>
          <table:table-cell table:style-name="Default" office:value-type="float" office:value="10915.3333333333" calcext:value-type="float">
            <text:p>10915.3333333333</text:p>
          </table:table-cell>
          <table:table-cell table:style-name="Default" office:value-type="float" office:value="1610" calcext:value-type="float">
            <text:p>1610</text:p>
          </table:table-cell>
          <table:table-cell table:style-name="Default" office:value-type="float" office:value="2030" calcext:value-type="float">
            <text:p>2030</text:p>
          </table:table-cell>
          <table:table-cell table:style-name="Default" office:value-type="float" office:value="7778.17093750033" calcext:value-type="float">
            <text:p>7778.17093750033</text:p>
          </table:table-cell>
          <table:table-cell table:style-name="Default" office:value-type="float" office:value="26049.3333333333" calcext:value-type="float">
            <text:p>26049.3333333333</text:p>
          </table:table-cell>
          <table:table-cell table:style-name="Default" office:value-type="float" office:value="3330.60801545017" calcext:value-type="float">
            <text:p>3330.60801545017</text:p>
          </table:table-cell>
          <table:table-cell table:style-name="Default" office:value-type="float" office:value="735" calcext:value-type="float">
            <text:p>735</text:p>
          </table:table-cell>
          <table:table-cell table:style-name="Default" office:value-type="float" office:value="439.606596162731" calcext:value-type="float">
            <text:p>439.606596162731</text:p>
          </table:table-cell>
          <table:table-cell table:style-name="Default" office:value-type="float" office:value="573.267681229266" calcext:value-type="float">
            <text:p>573.267681229266</text:p>
          </table:table-cell>
          <table:table-cell table:style-name="Default" office:value-type="float" office:value="942.333333333333" calcext:value-type="float">
            <text:p>942.333333333333</text:p>
          </table:table-cell>
          <table:table-cell table:style-name="Default" office:value-type="float" office:value="2086.66666666667" calcext:value-type="float">
            <text:p>2086.66666666667</text:p>
          </table:table-cell>
          <table:table-cell table:style-name="Default"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table:style-name="Default" office:value-type="float" office:value="5120.33333333333" calcext:value-type="float">
            <text:p>5120.33333333333</text:p>
          </table:table-cell>
          <table:table-cell table:style-name="Default" office:value-type="float" office:value="57293.0139577035" calcext:value-type="float">
            <text:p>57293.0139577035</text:p>
          </table:table-cell>
          <table:table-cell table:style-name="Default" office:value-type="float" office:value="11882" calcext:value-type="float">
            <text:p>11882</text:p>
          </table:table-cell>
          <table:table-cell table:style-name="Default" office:value-type="float" office:value="110929.951188363" calcext:value-type="float">
            <text:p>110929.951188363</text:p>
          </table:table-cell>
          <table:table-cell table:style-name="Default" office:value-type="float" office:value="1298.52497416271" calcext:value-type="float">
            <text:p>1298.52497416271</text:p>
          </table:table-cell>
          <table:table-cell table:style-name="Default" office:value-type="float" office:value="697.186685993214" calcext:value-type="float">
            <text:p>697.186685993214</text:p>
          </table:table-cell>
          <table:table-cell table:style-name="Default" office:value-type="float" office:value="1300.33333333333" calcext:value-type="float">
            <text:p>1300.3333333333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7" calcext:value-type="float">
            <text:p>6912.2234837177</text:p>
          </table:table-cell>
          <table:table-cell table:number-columns-repeated="35"/>
        </table:table-row>
        <table:table-row table:style-name="ro4">
          <table:table-cell table:number-columns-repeated="2"/>
          <table:table-cell table:style-name="ce22" office:value-type="string" calcext:value-type="string">
            <text:p>LOX DISPLACEMENT</text:p>
          </table:table-cell>
          <table:table-cell/>
          <table:table-cell table:style-name="ce13"/>
          <table:table-cell table:style-name="Default" office:value-type="float" office:value="10906.6666666667" calcext:value-type="float">
            <text:p>10906.6666666667</text:p>
          </table:table-cell>
          <table:table-cell table:style-name="Default" office:value-type="float" office:value="1610" calcext:value-type="float">
            <text:p>1610</text:p>
          </table:table-cell>
          <table:table-cell table:style-name="Default" office:value-type="float" office:value="2061.66666666667" calcext:value-type="float">
            <text:p>2061.66666666667</text:p>
          </table:table-cell>
          <table:table-cell table:style-name="Default" office:value-type="float" office:value="7961.7066442014" calcext:value-type="float">
            <text:p>7961.7066442014</text:p>
          </table:table-cell>
          <table:table-cell table:style-name="Default" office:value-type="float" office:value="26032.3333333333" calcext:value-type="float">
            <text:p>26032.3333333333</text:p>
          </table:table-cell>
          <table:table-cell table:style-name="Default" office:value-type="float" office:value="3330.60801545017" calcext:value-type="float">
            <text:p>3330.60801545017</text:p>
          </table:table-cell>
          <table:table-cell table:style-name="Default" office:value-type="float" office:value="736.666666666667" calcext:value-type="float">
            <text:p>736.666666666667</text:p>
          </table:table-cell>
          <table:table-cell table:style-name="Default" office:value-type="float" office:value="448.178361657691" calcext:value-type="float">
            <text:p>448.178361657691</text:p>
          </table:table-cell>
          <table:table-cell table:style-name="Default" office:value-type="float" office:value="575.838341156047" calcext:value-type="float">
            <text:p>575.838341156047</text:p>
          </table:table-cell>
          <table:table-cell table:style-name="Default" office:value-type="float" office:value="967.333333333333" calcext:value-type="float">
            <text:p>967.333333333333</text:p>
          </table:table-cell>
          <table:table-cell table:style-name="Default" office:value-type="float" office:value="2086.66666666667" calcext:value-type="float">
            <text:p>2086.66666666667</text:p>
          </table:table-cell>
          <table:table-cell table:style-name="Default" office:value-type="float" office:value="2707" calcext:value-type="float">
            <text:p>2707</text:p>
          </table:table-cell>
          <table:table-cell table:style-name="Default" office:value-type="float" office:value="1276.66666666667" calcext:value-type="float">
            <text:p>1276.66666666667</text:p>
          </table:table-cell>
          <table:table-cell table:style-name="Default" office:value-type="float" office:value="5268" calcext:value-type="float">
            <text:p>5268</text:p>
          </table:table-cell>
          <table:table-cell table:style-name="Default" office:value-type="float" office:value="57901.3319745961" calcext:value-type="float">
            <text:p>57901.3319745961</text:p>
          </table:table-cell>
          <table:table-cell table:style-name="Default" office:value-type="float" office:value="11837.3333333333" calcext:value-type="float">
            <text:p>11837.3333333333</text:p>
          </table:table-cell>
          <table:table-cell table:style-name="Default" office:value-type="float" office:value="115827.852363103" calcext:value-type="float">
            <text:p>115827.852363103</text:p>
          </table:table-cell>
          <table:table-cell table:style-name="Default" office:value-type="float" office:value="1322.08543194328" calcext:value-type="float">
            <text:p>1322.08543194328</text:p>
          </table:table-cell>
          <table:table-cell table:style-name="Default" office:value-type="float" office:value="705.9524556582" calcext:value-type="float">
            <text:p>705.9524556582</text:p>
          </table:table-cell>
          <table:table-cell table:style-name="Default" office:value-type="float" office:value="1341.33333333333" calcext:value-type="float">
            <text:p>1341.33333333333</text:p>
          </table:table-cell>
          <table:table-cell table:style-name="Default" office:value-type="float" office:value="6767.41438978804" calcext:value-type="float">
            <text:p>6767.41438978804</text:p>
          </table:table-cell>
          <table:table-cell table:style-name="Default" office:value-type="float" office:value="6938.67425828545" calcext:value-type="float">
            <text:p>6938.67425828545</text:p>
          </table:table-cell>
          <table:table-cell table:number-columns-repeated="35"/>
        </table:table-row>
        <table:table-row table:style-name="ro4">
          <table:table-cell table:number-columns-repeated="2"/>
          <table:table-cell table:style-name="ce22" office:value-type="string" calcext:value-type="string">
            <text:p>PBX DISPLACEMENT</text:p>
          </table:table-cell>
          <table:table-cell/>
          <table:table-cell table:style-name="ce13"/>
          <table:table-cell table:style-name="Default" office:value-type="float" office:value="10796" calcext:value-type="float">
            <text:p>10796</text:p>
          </table:table-cell>
          <table:table-cell table:style-name="Default" office:value-type="float" office:value="1629" calcext:value-type="float">
            <text:p>1629</text:p>
          </table:table-cell>
          <table:table-cell table:style-name="Default" office:value-type="float" office:value="2038.66666666667" calcext:value-type="float">
            <text:p>2038.66666666667</text:p>
          </table:table-cell>
          <table:table-cell table:style-name="Default" office:value-type="float" office:value="8077.04883462234" calcext:value-type="float">
            <text:p>8077.04883462234</text:p>
          </table:table-cell>
          <table:table-cell table:style-name="Default" office:value-type="float" office:value="26748.6666666667" calcext:value-type="float">
            <text:p>26748.6666666667</text:p>
          </table:table-cell>
          <table:table-cell table:style-name="Default" office:value-type="float" office:value="3330.60801545017" calcext:value-type="float">
            <text:p>3330.60801545017</text:p>
          </table:table-cell>
          <table:table-cell table:style-name="Default" office:value-type="float" office:value="733.666666666667" calcext:value-type="float">
            <text:p>733.666666666667</text:p>
          </table:table-cell>
          <table:table-cell table:style-name="Default" office:value-type="float" office:value="440.125922179624" calcext:value-type="float">
            <text:p>440.125922179624</text:p>
          </table:table-cell>
          <table:table-cell table:style-name="Default" office:value-type="float" office:value="576.420792109338" calcext:value-type="float">
            <text:p>576.420792109338</text:p>
          </table:table-cell>
          <table:table-cell table:style-name="Default" office:value-type="float" office:value="956.666666666667" calcext:value-type="float">
            <text:p>956.666666666667</text:p>
          </table:table-cell>
          <table:table-cell table:style-name="Default" office:value-type="float" office:value="2088.33333333333" calcext:value-type="float">
            <text:p>2088.33333333333</text:p>
          </table:table-cell>
          <table:table-cell table:style-name="Default"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table:style-name="Default" office:value-type="float" office:value="5089" calcext:value-type="float">
            <text:p>5089</text:p>
          </table:table-cell>
          <table:table-cell table:style-name="Default" office:value-type="float" office:value="58259.4728837043" calcext:value-type="float">
            <text:p>58259.4728837043</text:p>
          </table:table-cell>
          <table:table-cell table:style-name="Default" office:value-type="float" office:value="11989" calcext:value-type="float">
            <text:p>11989</text:p>
          </table:table-cell>
          <table:table-cell table:style-name="Default" office:value-type="float" office:value="110203.647867959" calcext:value-type="float">
            <text:p>110203.647867959</text:p>
          </table:table-cell>
          <table:table-cell table:style-name="Default" office:value-type="float" office:value="1301.38668371989" calcext:value-type="float">
            <text:p>1301.38668371989</text:p>
          </table:table-cell>
          <table:table-cell table:style-name="Default" office:value-type="float" office:value="711.847771564475" calcext:value-type="float">
            <text:p>711.847771564475</text:p>
          </table:table-cell>
          <table:table-cell table:style-name="Default" office:value-type="float" office:value="1292.33333333333" calcext:value-type="float">
            <text:p>1292.3333333333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36.8840415606" calcext:value-type="float">
            <text:p>6936.8840415606</text:p>
          </table:table-cell>
          <table:table-cell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PMX DISPLACEMENT</text:p>
          </table:table-cell>
          <table:table-cell/>
          <table:table-cell table:style-name="ce13"/>
          <table:table-cell table:style-name="Default" office:value-type="float" office:value="11040.3333333333" calcext:value-type="float">
            <text:p>11040.3333333333</text:p>
          </table:table-cell>
          <table:table-cell table:style-name="Default" office:value-type="float" office:value="1631" calcext:value-type="float">
            <text:p>1631</text:p>
          </table:table-cell>
          <table:table-cell table:style-name="Default" office:value-type="float" office:value="2038" calcext:value-type="float">
            <text:p>2038</text:p>
          </table:table-cell>
          <table:table-cell table:style-name="Default" office:value-type="float" office:value="8124.86996584398" calcext:value-type="float">
            <text:p>8124.86996584398</text:p>
          </table:table-cell>
          <table:table-cell table:style-name="Default" office:value-type="float" office:value="26287.6666666667" calcext:value-type="float">
            <text:p>26287.6666666667</text:p>
          </table:table-cell>
          <table:table-cell table:style-name="Default" office:value-type="float" office:value="3330.60801545017" calcext:value-type="float">
            <text:p>3330.60801545017</text:p>
          </table:table-cell>
          <table:table-cell table:style-name="Default" office:value-type="float" office:value="713.666666666667" calcext:value-type="float">
            <text:p>713.666666666667</text:p>
          </table:table-cell>
          <table:table-cell table:style-name="Default" office:value-type="float" office:value="446.874963992224" calcext:value-type="float">
            <text:p>446.874963992224</text:p>
          </table:table-cell>
          <table:table-cell table:style-name="Default" office:value-type="float" office:value="568.979448346615" calcext:value-type="float">
            <text:p>568.979448346615</text:p>
          </table:table-cell>
          <table:table-cell table:style-name="Default" office:value-type="float" office:value="963.333333333333" calcext:value-type="float">
            <text:p>963.333333333333</text:p>
          </table:table-cell>
          <table:table-cell table:style-name="Default" office:value-type="float" office:value="2086.66666666667" calcext:value-type="float">
            <text:p>2086.66666666667</text:p>
          </table:table-cell>
          <table:table-cell table:style-name="Default" office:value-type="float" office:value="2707" calcext:value-type="float">
            <text:p>2707</text:p>
          </table:table-cell>
          <table:table-cell table:style-name="Default" office:value-type="float" office:value="1306" calcext:value-type="float">
            <text:p>1306</text:p>
          </table:table-cell>
          <table:table-cell table:style-name="Default" office:value-type="float" office:value="5182.66666666667" calcext:value-type="float">
            <text:p>5182.66666666667</text:p>
          </table:table-cell>
          <table:table-cell table:style-name="Default" office:value-type="float" office:value="58961.5548105173" calcext:value-type="float">
            <text:p>58961.5548105173</text:p>
          </table:table-cell>
          <table:table-cell table:style-name="Default" office:value-type="float" office:value="12035.6666666667" calcext:value-type="float">
            <text:p>12035.6666666667</text:p>
          </table:table-cell>
          <table:table-cell table:style-name="Default" office:value-type="float" office:value="112858.076066019" calcext:value-type="float">
            <text:p>112858.076066019</text:p>
          </table:table-cell>
          <table:table-cell table:style-name="Default" office:value-type="float" office:value="1307.1360728213" calcext:value-type="float">
            <text:p>1307.1360728213</text:p>
          </table:table-cell>
          <table:table-cell table:style-name="Default" office:value-type="float" office:value="698.481362825734" calcext:value-type="float">
            <text:p>698.481362825734</text:p>
          </table:table-cell>
          <table:table-cell table:style-name="Default" office:value-type="float" office:value="1331" calcext:value-type="float">
            <text:p>1331</text:p>
          </table:table-cell>
          <table:table-cell table:style-name="Default" office:value-type="float" office:value="6759.10763565394" calcext:value-type="float">
            <text:p>6759.10763565394</text:p>
          </table:table-cell>
          <table:table-cell table:style-name="Default" office:value-type="float" office:value="6961.5445994035" calcext:value-type="float">
            <text:p>6961.5445994035</text:p>
          </table:table-cell>
          <table:table-cell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CX DISPLACEMENT</text:p>
          </table:table-cell>
          <table:table-cell/>
          <table:table-cell table:style-name="ce13"/>
          <table:table-cell table:style-name="Default" office:value-type="float" office:value="10887.3333333333" calcext:value-type="float">
            <text:p>10887.3333333333</text:p>
          </table:table-cell>
          <table:table-cell table:style-name="Default" office:value-type="float" office:value="1610" calcext:value-type="float">
            <text:p>1610</text:p>
          </table:table-cell>
          <table:table-cell table:style-name="Default" office:value-type="float" office:value="2028.66666666667" calcext:value-type="float">
            <text:p>2028.66666666667</text:p>
          </table:table-cell>
          <table:table-cell table:style-name="Default" office:value-type="float" office:value="7933.08848715293" calcext:value-type="float">
            <text:p>7933.08848715293</text:p>
          </table:table-cell>
          <table:table-cell table:style-name="Default" office:value-type="float" office:value="25893" calcext:value-type="float">
            <text:p>25893</text:p>
          </table:table-cell>
          <table:table-cell table:style-name="Default" office:value-type="float" office:value="3330.60801545017" calcext:value-type="float">
            <text:p>3330.60801545017</text:p>
          </table:table-cell>
          <table:table-cell table:style-name="Default" office:value-type="float" office:value="719" calcext:value-type="float">
            <text:p>719</text:p>
          </table:table-cell>
          <table:table-cell table:style-name="Default" office:value-type="float" office:value="443.852312549713" calcext:value-type="float">
            <text:p>443.852312549713</text:p>
          </table:table-cell>
          <table:table-cell table:style-name="Default" office:value-type="float" office:value="576.936251967793" calcext:value-type="float">
            <text:p>576.936251967793</text:p>
          </table:table-cell>
          <table:table-cell table:style-name="Default" office:value-type="float" office:value="965" calcext:value-type="float">
            <text:p>965</text:p>
          </table:table-cell>
          <table:table-cell table:style-name="Default" office:value-type="float" office:value="2090" calcext:value-type="float">
            <text:p>2090</text:p>
          </table:table-cell>
          <table:table-cell table:style-name="Default" office:value-type="float" office:value="2707" calcext:value-type="float">
            <text:p>2707</text:p>
          </table:table-cell>
          <table:table-cell table:style-name="Default" office:value-type="float" office:value="1291.33333333333" calcext:value-type="float">
            <text:p>1291.33333333333</text:p>
          </table:table-cell>
          <table:table-cell table:style-name="Default" office:value-type="float" office:value="5174.66666666667" calcext:value-type="float">
            <text:p>5174.66666666667</text:p>
          </table:table-cell>
          <table:table-cell table:style-name="Default" office:value-type="float" office:value="58718.227953632" calcext:value-type="float">
            <text:p>58718.227953632</text:p>
          </table:table-cell>
          <table:table-cell table:style-name="Default" office:value-type="float" office:value="11719.3333333333" calcext:value-type="float">
            <text:p>11719.3333333333</text:p>
          </table:table-cell>
          <table:table-cell table:style-name="Default" office:value-type="float" office:value="113934.792033577" calcext:value-type="float">
            <text:p>113934.792033577</text:p>
          </table:table-cell>
          <table:table-cell table:style-name="Default" office:value-type="float" office:value="1481.11305406621" calcext:value-type="float">
            <text:p>1481.11305406621</text:p>
          </table:table-cell>
          <table:table-cell table:style-name="Default" office:value-type="float" office:value="724.238669383612" calcext:value-type="float">
            <text:p>724.238669383612</text:p>
          </table:table-cell>
          <table:table-cell table:style-name="Default" office:value-type="float" office:value="1348.66666666667" calcext:value-type="float">
            <text:p>1348.66666666667</text:p>
          </table:table-cell>
          <table:table-cell table:style-name="Default" office:value-type="float" office:value="6767.41438978804" calcext:value-type="float">
            <text:p>6767.41438978804</text:p>
          </table:table-cell>
          <table:table-cell table:style-name="Default" office:value-type="float" office:value="6963.33481612835" calcext:value-type="float">
            <text:p>6963.33481612835</text:p>
          </table:table-cell>
          <table:table-cell table:number-columns-repeated="35"/>
        </table:table-row>
        <table:table-row table:style-name="ro4">
          <table:table-cell table:style-name="ce9" office:value-type="string" calcext:value-type="string" table:number-columns-spanned="4" table:number-rows-spanned="1">
            <text:p>Relative error with respect to optimum</text:p>
          </table:table-cell>
          <table:covered-table-cell table:number-columns-repeated="2" table:style-name="ce13"/>
          <table:covered-table-cell/>
          <table:table-cell table:style-name="ce13"/>
          <table:table-cell table:number-columns-repeated="11"/>
          <table:table-cell table:style-name="ce24" table:number-columns-repeated="11"/>
          <table:table-cell table:number-columns-repeated="35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float" office:value="0.03" calcext:value-type="float">
            <text:p>0.03</text:p>
          </table:table-cell>
          <table:table-cell table:style-name="ce16" office:value-type="string" calcext:value-type="string">
            <text:p>MX SWAP</text:p>
          </table:table-cell>
          <table:table-cell table:formula="of:=SUM([.F49:.W49])/14" office:value-type="float" office:value="-0.111032131113492" calcext:value-type="float">
            <text:p>-0.111032131113492</text:p>
          </table:table-cell>
          <table:table-cell table:formula="of:=[.D49]*(-1)" office:value-type="percentage" office:value="0.111032131113492" calcext:value-type="percentage">
            <text:p>11.10%</text:p>
          </table:table-cell>
          <table:table-cell table:formula="of:=([.F3]-[.F6])/[.F3]" office:value-type="float" office:value="-0.135867519759127" calcext:value-type="float">
            <text:p>-0.135867519759127</text:p>
          </table:table-cell>
          <table:table-cell table:formula="of:=([.G3]-[.G6])/[.G3]" office:value-type="float" office:value="-0.0254658385093168" calcext:value-type="float">
            <text:p>-0.025465838509317</text:p>
          </table:table-cell>
          <table:table-cell table:formula="of:=([.H3]-[.H6])/[.H3]" office:value-type="float" office:value="-0.0881188118811881" calcext:value-type="float">
            <text:p>-0.088118811881188</text:p>
          </table:table-cell>
          <table:table-cell table:formula="of:=([.I3]-[.I6])/[.I3]" office:value-type="float" office:value="-0.155672750213509" calcext:value-type="float">
            <text:p>-0.155672750213509</text:p>
          </table:table-cell>
          <table:table-cell table:number-columns-repeated="3"/>
          <table:table-cell table:formula="of:=([.M3]-[.M6])/[.M3]" office:value-type="float" office:value="-0.0824983696551316" calcext:value-type="float">
            <text:p>-0.082498369655132</text:p>
          </table:table-cell>
          <table:table-cell table:formula="of:=([.N3]-[.N6])/[.N3]" office:value-type="float" office:value="-0.212978156816818" calcext:value-type="float">
            <text:p>-0.212978156816818</text:p>
          </table:table-cell>
          <table:table-cell table:formula="of:=([.O3]-[.O6])/[.O3]" office:value-type="float" office:value="-0.0209889718961227" calcext:value-type="float">
            <text:p>-0.020988971896123</text:p>
          </table:table-cell>
          <table:table-cell table:number-columns-repeated="2"/>
          <table:table-cell table:formula="of:=([.R3]-[.R6])/[.R3]" office:value-type="float" office:value="-0.095125786163522" calcext:value-type="float">
            <text:p>-0.095125786163522</text:p>
          </table:table-cell>
          <table:table-cell table:formula="of:=([.S3]-[.S6])/[.S3]" office:value-type="float" office:value="-0.152397938961554" calcext:value-type="float">
            <text:p>-0.152397938961554</text:p>
          </table:table-cell>
          <table:table-cell table:formula="of:=([.T3]-[.T6])/[.T3]" office:value-type="float" office:value="-0.362655034121159" calcext:value-type="float">
            <text:p>-0.362655034121159</text:p>
          </table:table-cell>
          <table:table-cell/>
          <table:table-cell table:formula="of:=([.V3]-[.V6])/[.V3]" office:value-type="float" office:value="-0.22268065761144" calcext:value-type="float">
            <text:p>-0.22268065761144</text:p>
          </table:table-cell>
          <table:table-cell/>
          <table:table-cell table:formula="of:=([.X3]-[.X6])/[.X3]" office:value-type="float" office:value="-0.214569548319197" calcext:value-type="float">
            <text:p>-0.214569548319197</text:p>
          </table:table-cell>
          <table:table-cell/>
          <table:table-cell table:formula="of:=([.Z3]-[.Z6])/[.Z3]" office:value-type="float" office:value="-0.00114387446595722" calcext:value-type="float">
            <text:p>-0.001143874465957</text:p>
          </table:table-cell>
          <table:table-cell table:formula="of:=([.AA3]-[.AA6])/[.AA3]" office:value-type="float" office:value="-0.0188148286557978" calcext:value-type="float">
            <text:p>-0.018814828655798</text:p>
          </table:table-cell>
          <table:table-cell table:number-columns-repeated="35"/>
        </table:table-row>
        <table:table-row table:style-name="ro4">
          <table:table-cell table:style-name="ce3"/>
          <table:table-cell table:style-name="ce7"/>
          <table:table-cell table:style-name="ce16" office:value-type="string" calcext:value-type="string">
            <text:p>OBX SWAP</text:p>
          </table:table-cell>
          <table:table-cell table:formula="of:=SUM([.F50:.W50])/14" office:value-type="float" office:value="-0.230131255412652" calcext:value-type="float">
            <text:p>-0.230131255412652</text:p>
          </table:table-cell>
          <table:table-cell table:formula="of:=[.D50]*(-1)" office:value-type="percentage" office:value="0.230131255412652" calcext:value-type="percentage">
            <text:p>23.01%</text:p>
          </table:table-cell>
          <table:table-cell table:formula="of:=([.F3]-[.F7])/[.F3]" office:value-type="float" office:value="-0.141324802408732" calcext:value-type="float">
            <text:p>-0.141324802408732</text:p>
          </table:table-cell>
          <table:table-cell table:formula="of:=([.G3]-[.G7])/[.G3]" office:value-type="float" office:value="-0.0424430641821926" calcext:value-type="float">
            <text:p>-0.042443064182193</text:p>
          </table:table-cell>
          <table:table-cell table:formula="of:=([.H3]-[.H7])/[.H3]" office:value-type="float" office:value="-0.0316831683168317" calcext:value-type="float">
            <text:p>-0.031683168316832</text:p>
          </table:table-cell>
          <table:table-cell table:formula="of:=([.I3]-[.I7])/[.I3]" office:value-type="float" office:value="-0.267071068994989" calcext:value-type="float">
            <text:p>-0.267071068994989</text:p>
          </table:table-cell>
          <table:table-cell table:number-columns-repeated="3"/>
          <table:table-cell table:formula="of:=([.M3]-[.M7])/[.M3]" office:value-type="float" office:value="-0.237010842718722" calcext:value-type="float">
            <text:p>-0.237010842718722</text:p>
          </table:table-cell>
          <table:table-cell table:formula="of:=([.N3]-[.N7])/[.N3]" office:value-type="float" office:value="-0.501175636133419" calcext:value-type="float">
            <text:p>-0.501175636133419</text:p>
          </table:table-cell>
          <table:table-cell table:formula="of:=([.O3]-[.O7])/[.O3]" office:value-type="float" office:value="-0.0476698683742444" calcext:value-type="float">
            <text:p>-0.047669868374244</text:p>
          </table:table-cell>
          <table:table-cell table:number-columns-repeated="2"/>
          <table:table-cell table:formula="of:=([.R3]-[.R7])/[.R3]" office:value-type="float" office:value="-0.0508385744234827" calcext:value-type="float">
            <text:p>-0.050838574423483</text:p>
          </table:table-cell>
          <table:table-cell table:formula="of:=([.S3]-[.S7])/[.S3]" office:value-type="float" office:value="-0.23232923768001" calcext:value-type="float">
            <text:p>-0.23232923768001</text:p>
          </table:table-cell>
          <table:table-cell table:formula="of:=([.T3]-[.T7])/[.T3]" office:value-type="float" office:value="-1.08858984190994" calcext:value-type="float">
            <text:p>-1.08858984190994</text:p>
          </table:table-cell>
          <table:table-cell/>
          <table:table-cell table:formula="of:=([.V3]-[.V7])/[.V3]" office:value-type="float" office:value="-0.581701470634569" calcext:value-type="float">
            <text:p>-0.581701470634569</text:p>
          </table:table-cell>
          <table:table-cell/>
          <table:table-cell table:formula="of:=([.X3]-[.X7])/[.X3]" office:value-type="float" office:value="-0.697393863126986" calcext:value-type="float">
            <text:p>-0.697393863126986</text:p>
          </table:table-cell>
          <table:table-cell/>
          <table:table-cell table:formula="of:=([.Z3]-[.Z7])/[.Z3]" office:value-type="float" office:value="-0.000571937232979282" calcext:value-type="float">
            <text:p>-0.000571937232979</text:p>
          </table:table-cell>
          <table:table-cell table:formula="of:=([.AA3]-[.AA7])/[.AA3]" office:value-type="float" office:value="-0.00832343520493867" calcext:value-type="float">
            <text:p>-0.008323435204939</text:p>
          </table:table-cell>
          <table:table-cell table:number-columns-repeated="35"/>
        </table:table-row>
        <table:table-row table:style-name="ro4">
          <table:table-cell table:style-name="ce3"/>
          <table:table-cell table:style-name="ce7"/>
          <table:table-cell office:value-type="string" calcext:value-type="string">
            <text:p>OX SWAP</text:p>
          </table:table-cell>
          <table:table-cell table:formula="of:=SUM([.F51:.W51])/14" office:value-type="float" office:value="-0.021318281931217" calcext:value-type="float">
            <text:p>-0.021318281931217</text:p>
          </table:table-cell>
          <table:table-cell table:formula="of:=[.D51]*(-1)" office:value-type="percentage" office:value="0.0213182819312172" calcext:value-type="percentage">
            <text:p>2.13%</text:p>
          </table:table-cell>
          <table:table-cell table:formula="of:=([.F3]-[.F8])/[.F3]" office:value-type="float" office:value="-0.0154623008405438" calcext:value-type="float">
            <text:p>-0.015462300840544</text:p>
          </table:table-cell>
          <table:table-cell table:formula="of:=([.G3]-[.G8])/[.G3]" office:value-type="float" office:value="-0.0118012422360248" calcext:value-type="float">
            <text:p>-0.011801242236025</text:p>
          </table:table-cell>
          <table:table-cell table:formula="of:=([.H3]-[.H8])/[.H3]" office:value-type="float" office:value="0" calcext:value-type="float">
            <text:p>0</text:p>
          </table:table-cell>
          <table:table-cell table:formula="of:=([.I3]-[.I8])/[.I3]" office:value-type="float" office:value="-0.0509207228108862" calcext:value-type="float">
            <text:p>-0.050920722810886</text:p>
          </table:table-cell>
          <table:table-cell table:number-columns-repeated="3"/>
          <table:table-cell table:formula="of:=([.M3]-[.M8])/[.M3]" office:value-type="float" office:value="-0.0260608820572227" calcext:value-type="float">
            <text:p>-0.026060882057223</text:p>
          </table:table-cell>
          <table:table-cell table:formula="of:=([.N3]-[.N8])/[.N3]" office:value-type="float" office:value="-0.053166960798486" calcext:value-type="float">
            <text:p>-0.053166960798486</text:p>
          </table:table-cell>
          <table:table-cell table:formula="of:=([.O3]-[.O8])/[.O3]" office:value-type="float" office:value="-0.0202774813233725" calcext:value-type="float">
            <text:p>-0.020277481323373</text:p>
          </table:table-cell>
          <table:table-cell table:number-columns-repeated="2"/>
          <table:table-cell table:formula="of:=([.R3]-[.R8])/[.R3]" office:value-type="float" office:value="-0.0133647798742138" calcext:value-type="float">
            <text:p>-0.013364779874214</text:p>
          </table:table-cell>
          <table:table-cell table:formula="of:=([.S3]-[.S8])/[.S3]" office:value-type="float" office:value="-0.017571673933149" calcext:value-type="float">
            <text:p>-0.017571673933149</text:p>
          </table:table-cell>
          <table:table-cell table:formula="of:=([.T3]-[.T8])/[.T3]" office:value-type="float" office:value="-0.0491544491094177" calcext:value-type="float">
            <text:p>-0.049154449109418</text:p>
          </table:table-cell>
          <table:table-cell/>
          <table:table-cell table:formula="of:=([.V3]-[.V8])/[.V3]" office:value-type="float" office:value="-0.0406754540537213" calcext:value-type="float">
            <text:p>-0.040675454053721</text:p>
          </table:table-cell>
          <table:table-cell/>
          <table:table-cell table:formula="of:=([.X3]-[.X8])/[.X3]" office:value-type="float" office:value="-0.0236436097660537" calcext:value-type="float">
            <text:p>-0.023643609766054</text:p>
          </table:table-cell>
          <table:table-cell/>
          <table:table-cell table:formula="of:=([.Z3]-[.Z8])/[.Z3]" office:value-type="float" office:value="0" calcext:value-type="float">
            <text:p>0</text:p>
          </table:table-cell>
          <table:table-cell table:formula="of:=([.AA3]-[.AA8])/[.AA3]" office:value-type="float" office:value="-0.00356767368719917" calcext:value-type="float">
            <text:p>-0.003567673687199</text:p>
          </table:table-cell>
          <table:table-cell table:number-columns-repeated="35"/>
        </table:table-row>
        <table:table-row table:style-name="ro4">
          <table:table-cell table:style-name="ce7"/>
          <table:table-cell table:style-name="ce3"/>
          <table:table-cell table:style-name="ce22" office:value-type="string" calcext:value-type="string">
            <text:p>LOX SWAP</text:p>
          </table:table-cell>
          <table:table-cell table:formula="of:=SUM([.F52:.W52])/14" office:value-type="float" office:value="-0.0864403186048973" calcext:value-type="float">
            <text:p>-0.086440318604897</text:p>
          </table:table-cell>
          <table:table-cell table:formula="of:=[.D52]*(-1)" office:value-type="percentage" office:value="0.0864403186048971" calcext:value-type="percentage">
            <text:p>8.64%</text:p>
          </table:table-cell>
          <table:table-cell table:formula="of:=([.F3]-[.F9])/[.F3]" office:value-type="float" office:value="-0.100897001630909" calcext:value-type="float">
            <text:p>-0.100897001630909</text:p>
          </table:table-cell>
          <table:table-cell table:formula="of:=([.G3]-[.G9])/[.G3]" office:value-type="float" office:value="-0.0109730848861304" calcext:value-type="float">
            <text:p>-0.01097308488613</text:p>
          </table:table-cell>
          <table:table-cell table:formula="of:=([.H3]-[.H9])/[.H3]" office:value-type="float" office:value="-0.0521452145214504" calcext:value-type="float">
            <text:p>-0.052145214521451</text:p>
          </table:table-cell>
          <table:table-cell table:formula="of:=([.I3]-[.I9])/[.I3]" office:value-type="float" office:value="-0.141902977017998" calcext:value-type="float">
            <text:p>-0.141902977017998</text:p>
          </table:table-cell>
          <table:table-cell table:number-columns-repeated="3"/>
          <table:table-cell table:formula="of:=([.M3]-[.M9])/[.M3]" office:value-type="float" office:value="-0.125321180353496" calcext:value-type="float">
            <text:p>-0.125321180353496</text:p>
          </table:table-cell>
          <table:table-cell table:formula="of:=([.N3]-[.N9])/[.N3]" office:value-type="float" office:value="-0.145475764447928" calcext:value-type="float">
            <text:p>-0.145475764447928</text:p>
          </table:table-cell>
          <table:table-cell table:formula="of:=([.O3]-[.O9])/[.O3]" office:value-type="float" office:value="-0.064034151547492" calcext:value-type="float">
            <text:p>-0.064034151547492</text:p>
          </table:table-cell>
          <table:table-cell table:number-columns-repeated="2"/>
          <table:table-cell table:formula="of:=([.R3]-[.R9])/[.R3]" office:value-type="float" office:value="-0.0280398322851179" calcext:value-type="float">
            <text:p>-0.028039832285118</text:p>
          </table:table-cell>
          <table:table-cell table:formula="of:=([.S3]-[.S9])/[.S3]" office:value-type="float" office:value="-0.0708812260536404" calcext:value-type="float">
            <text:p>-0.070881226053641</text:p>
          </table:table-cell>
          <table:table-cell table:formula="of:=([.T3]-[.T9])/[.T3]" office:value-type="float" office:value="-0.25454043488764" calcext:value-type="float">
            <text:p>-0.25454043488764</text:p>
          </table:table-cell>
          <table:table-cell/>
          <table:table-cell table:formula="of:=([.V3]-[.V9])/[.V3]" office:value-type="float" office:value="-0.215953592836761" calcext:value-type="float">
            <text:p>-0.215953592836761</text:p>
          </table:table-cell>
          <table:table-cell/>
          <table:table-cell table:formula="of:=([.X3]-[.X9])/[.X3]" office:value-type="float" office:value="-0.293733382506063" calcext:value-type="float">
            <text:p>-0.293733382506063</text:p>
          </table:table-cell>
          <table:table-cell/>
          <table:table-cell table:formula="of:=([.Z3]-[.Z9])/[.Z3]" office:value-type="float" office:value="-0.00417516151968264" calcext:value-type="float">
            <text:p>-0.004175161519683</text:p>
          </table:table-cell>
          <table:table-cell table:formula="of:=([.AA3]-[.AA9])/[.AA3]" office:value-type="float" office:value="-0.0190284012231355" calcext:value-type="float">
            <text:p>-0.019028401223136</text:p>
          </table:table-cell>
          <table:table-cell table:number-columns-repeated="35"/>
        </table:table-row>
        <table:table-row table:style-name="ro4">
          <table:table-cell table:style-name="ce7" table:number-columns-repeated="2"/>
          <table:table-cell table:style-name="ce22" office:value-type="string" calcext:value-type="string">
            <text:p>PBX SWAP</text:p>
          </table:table-cell>
          <table:table-cell table:formula="of:=SUM([.F53:.W53])/14" office:value-type="float" office:value="-0.200660648964203" calcext:value-type="float">
            <text:p>-0.200660648964203</text:p>
          </table:table-cell>
          <table:table-cell table:formula="of:=[.D53]*(-1)" office:value-type="percentage" office:value="0.200660648964203" calcext:value-type="percentage">
            <text:p>20.07%</text:p>
          </table:table-cell>
          <table:table-cell table:formula="of:=([.F3]-[.F10])/[.F3]" office:value-type="float" office:value="-0.219639944799896" calcext:value-type="float">
            <text:p>-0.219639944799896</text:p>
          </table:table-cell>
          <table:table-cell table:formula="of:=([.G3]-[.G10])/[.G3]" office:value-type="float" office:value="-0.101242236024845" calcext:value-type="float">
            <text:p>-0.101242236024845</text:p>
          </table:table-cell>
          <table:table-cell table:formula="of:=([.H3]-[.H10])/[.H3]" office:value-type="float" office:value="-0.0706270627062724" calcext:value-type="float">
            <text:p>-0.070627062706272</text:p>
          </table:table-cell>
          <table:table-cell table:formula="of:=([.I3]-[.I10])/[.I3]" office:value-type="float" office:value="-0.276170686959305" calcext:value-type="float">
            <text:p>-0.276170686959305</text:p>
          </table:table-cell>
          <table:table-cell table:number-columns-repeated="3"/>
          <table:table-cell table:formula="of:=([.M3]-[.M10])/[.M3]" office:value-type="float" office:value="-0.189929117228642" calcext:value-type="float">
            <text:p>-0.189929117228642</text:p>
          </table:table-cell>
          <table:table-cell table:formula="of:=([.N3]-[.N10])/[.N3]" office:value-type="float" office:value="-0.384736186996012" calcext:value-type="float">
            <text:p>-0.384736186996012</text:p>
          </table:table-cell>
          <table:table-cell table:formula="of:=([.O3]-[.O10])/[.O3]" office:value-type="float" office:value="-0.0811099252934899" calcext:value-type="float">
            <text:p>-0.08110992529349</text:p>
          </table:table-cell>
          <table:table-cell table:number-columns-repeated="2"/>
          <table:table-cell table:formula="of:=([.R3]-[.R10])/[.R3]" office:value-type="float" office:value="-0.0660377358490566" calcext:value-type="float">
            <text:p>-0.066037735849057</text:p>
          </table:table-cell>
          <table:table-cell table:formula="of:=([.S3]-[.S10])/[.S3]" office:value-type="float" office:value="-0.228828114678294" calcext:value-type="float">
            <text:p>-0.228828114678294</text:p>
          </table:table-cell>
          <table:table-cell table:formula="of:=([.T3]-[.T10])/[.T3]" office:value-type="float" office:value="-0.709861831121468" calcext:value-type="float">
            <text:p>-0.709861831121468</text:p>
          </table:table-cell>
          <table:table-cell/>
          <table:table-cell table:formula="of:=([.V3]-[.V10])/[.V3]" office:value-type="float" office:value="-0.481066243841564" calcext:value-type="float">
            <text:p>-0.481066243841564</text:p>
          </table:table-cell>
          <table:table-cell/>
          <table:table-cell table:formula="of:=([.X3]-[.X10])/[.X3]" office:value-type="float" office:value="-0.46781361310053" calcext:value-type="float">
            <text:p>-0.46781361310053</text:p>
          </table:table-cell>
          <table:table-cell/>
          <table:table-cell table:formula="of:=([.Z3]-[.Z10])/[.Z3]" office:value-type="float" office:value="-0.00193625868016925" calcext:value-type="float">
            <text:p>-0.001936258680169</text:p>
          </table:table-cell>
          <table:table-cell table:formula="of:=([.AA3]-[.AA10])/[.AA3]" office:value-type="float" office:value="-0.0255524867568393" calcext:value-type="float">
            <text:p>-0.025552486756839</text:p>
          </table:table-cell>
          <table:table-cell table:number-columns-repeated="35"/>
        </table:table-row>
        <table:table-row table:style-name="ro4">
          <table:table-cell table:style-name="ce7" table:number-columns-repeated="2"/>
          <table:table-cell office:value-type="string" calcext:value-type="string">
            <text:p>PMX SWAP</text:p>
          </table:table-cell>
          <table:table-cell table:formula="of:=SUM([.F54:.W54])/14" office:value-type="float" office:value="-0.193352467242212" calcext:value-type="float">
            <text:p>-0.193352467242212</text:p>
          </table:table-cell>
          <table:table-cell table:formula="of:=[.D54]*(-1)" office:value-type="percentage" office:value="0.193352467242212" calcext:value-type="percentage">
            <text:p>19.34%</text:p>
          </table:table-cell>
          <table:table-cell table:formula="of:=([.F3]-[.F11])/[.F3]" office:value-type="float" office:value="-0.21242629532054" calcext:value-type="float">
            <text:p>-0.21242629532054</text:p>
          </table:table-cell>
          <table:table-cell table:formula="of:=([.G3]-[.G11])/[.G3]" office:value-type="float" office:value="-0.0855072463768136" calcext:value-type="float">
            <text:p>-0.085507246376814</text:p>
          </table:table-cell>
          <table:table-cell table:formula="of:=([.H3]-[.H11])/[.H3]" office:value-type="float" office:value="-0.0665016501650148" calcext:value-type="float">
            <text:p>-0.066501650165015</text:p>
          </table:table-cell>
          <table:table-cell table:formula="of:=([.I3]-[.I11])/[.I3]" office:value-type="float" office:value="-0.302428820890382" calcext:value-type="float">
            <text:p>-0.302428820890382</text:p>
          </table:table-cell>
          <table:table-cell table:number-columns-repeated="3"/>
          <table:table-cell table:formula="of:=([.M3]-[.M11])/[.M3]" office:value-type="float" office:value="-0.204250204437401" calcext:value-type="float">
            <text:p>-0.204250204437401</text:p>
          </table:table-cell>
          <table:table-cell table:formula="of:=([.N3]-[.N11])/[.N3]" office:value-type="float" office:value="-0.313008526227539" calcext:value-type="float">
            <text:p>-0.313008526227539</text:p>
          </table:table-cell>
          <table:table-cell table:formula="of:=([.O3]-[.O11])/[.O3]" office:value-type="float" office:value="-0.0953397367484846" calcext:value-type="float">
            <text:p>-0.095339736748485</text:p>
          </table:table-cell>
          <table:table-cell table:number-columns-repeated="2"/>
          <table:table-cell table:formula="of:=([.R3]-[.R11])/[.R3]" office:value-type="float" office:value="-0.0615828092243161" calcext:value-type="float">
            <text:p>-0.061582809224316</text:p>
          </table:table-cell>
          <table:table-cell table:formula="of:=([.S3]-[.S11])/[.S3]" office:value-type="float" office:value="-0.237680010569427" calcext:value-type="float">
            <text:p>-0.237680010569427</text:p>
          </table:table-cell>
          <table:table-cell table:formula="of:=([.T3]-[.T11])/[.T3]" office:value-type="float" office:value="-0.678346709067024" calcext:value-type="float">
            <text:p>-0.678346709067024</text:p>
          </table:table-cell>
          <table:table-cell/>
          <table:table-cell table:formula="of:=([.V3]-[.V11])/[.V3]" office:value-type="float" office:value="-0.449862532364023" calcext:value-type="float">
            <text:p>-0.449862532364023</text:p>
          </table:table-cell>
          <table:table-cell/>
          <table:table-cell table:formula="of:=([.X3]-[.X11])/[.X3]" office:value-type="float" office:value="-0.536664526445319" calcext:value-type="float">
            <text:p>-0.536664526445319</text:p>
          </table:table-cell>
          <table:table-cell/>
          <table:table-cell table:formula="of:=([.Z3]-[.Z11])/[.Z3]" office:value-type="float" office:value="-0.00193625868016925" calcext:value-type="float">
            <text:p>-0.001936258680169</text:p>
          </table:table-cell>
          <table:table-cell table:formula="of:=([.AA3]-[.AA11])/[.AA3]" office:value-type="float" office:value="-0.0136835351192694" calcext:value-type="float">
            <text:p>-0.01368353511927</text:p>
          </table:table-cell>
          <table:table-cell table:number-columns-repeated="35"/>
        </table:table-row>
        <table:table-row table:style-name="ro4">
          <table:table-cell/>
          <table:table-cell table:style-name="ce3"/>
          <table:table-cell office:value-type="string" calcext:value-type="string">
            <text:p>CX SWAP</text:p>
          </table:table-cell>
          <table:table-cell table:formula="of:=SUM([.F55:.W55])/14" office:value-type="float" office:value="-0.138768393622433" calcext:value-type="float">
            <text:p>-0.138768393622433</text:p>
          </table:table-cell>
          <table:table-cell table:formula="of:=[.D55]*(-1)" office:value-type="percentage" office:value="0.138768393622433" calcext:value-type="percentage">
            <text:p>13.88%</text:p>
          </table:table-cell>
          <table:table-cell table:formula="of:=([.F3]-[.F12])/[.F3]" office:value-type="float" office:value="-0.201166729394053" calcext:value-type="float">
            <text:p>-0.201166729394053</text:p>
          </table:table-cell>
          <table:table-cell table:formula="of:=([.G3]-[.G12])/[.G3]" office:value-type="float" office:value="-0.0498964803312609" calcext:value-type="float">
            <text:p>-0.049896480331261</text:p>
          </table:table-cell>
          <table:table-cell table:formula="of:=([.H3]-[.H12])/[.H3]" office:value-type="float" office:value="-0.0508250825082526" calcext:value-type="float">
            <text:p>-0.050825082508253</text:p>
          </table:table-cell>
          <table:table-cell table:formula="of:=([.I3]-[.I12])/[.I3]" office:value-type="float" office:value="-0.176692460499098" calcext:value-type="float">
            <text:p>-0.176692460499098</text:p>
          </table:table-cell>
          <table:table-cell table:number-columns-repeated="3"/>
          <table:table-cell table:formula="of:=([.M3]-[.M12])/[.M3]" office:value-type="float" office:value="-0.154993141393142" calcext:value-type="float">
            <text:p>-0.154993141393142</text:p>
          </table:table-cell>
          <table:table-cell table:formula="of:=([.N3]-[.N12])/[.N3]" office:value-type="float" office:value="-0.221168844034028" calcext:value-type="float">
            <text:p>-0.221168844034028</text:p>
          </table:table-cell>
          <table:table-cell table:formula="of:=([.O3]-[.O12])/[.O3]" office:value-type="float" office:value="-0.146211312700107" calcext:value-type="float">
            <text:p>-0.146211312700107</text:p>
          </table:table-cell>
          <table:table-cell table:number-columns-repeated="2"/>
          <table:table-cell table:formula="of:=([.R3]-[.R12])/[.R3]" office:value-type="float" office:value="-0.0545073375262029" calcext:value-type="float">
            <text:p>-0.054507337526203</text:p>
          </table:table-cell>
          <table:table-cell table:formula="of:=([.S3]-[.S12])/[.S3]" office:value-type="float" office:value="-0.115933412604043" calcext:value-type="float">
            <text:p>-0.115933412604043</text:p>
          </table:table-cell>
          <table:table-cell table:formula="of:=([.T3]-[.T12])/[.T3]" office:value-type="float" office:value="-0.446503962879357" calcext:value-type="float">
            <text:p>-0.446503962879357</text:p>
          </table:table-cell>
          <table:table-cell/>
          <table:table-cell table:formula="of:=([.V3]-[.V12])/[.V3]" office:value-type="float" office:value="-0.324858746844514" calcext:value-type="float">
            <text:p>-0.324858746844514</text:p>
          </table:table-cell>
          <table:table-cell/>
          <table:table-cell table:formula="of:=([.X3]-[.X12])/[.X3]" office:value-type="float" office:value="-0.336660358510564" calcext:value-type="float">
            <text:p>-0.336660358510564</text:p>
          </table:table-cell>
          <table:table-cell/>
          <table:table-cell table:formula="of:=([.Z3]-[.Z12])/[.Z3]" office:value-type="float" office:value="-0.000571937232979282" calcext:value-type="float">
            <text:p>-0.000571937232979</text:p>
          </table:table-cell>
          <table:table-cell table:formula="of:=([.AA3]-[.AA12])/[.AA3]" office:value-type="float" office:value="-0.016210301934722" calcext:value-type="float">
            <text:p>-0.016210301934722</text:p>
          </table:table-cell>
          <table:table-cell table:number-columns-repeated="35"/>
        </table:table-row>
        <table:table-row table:style-name="ro4">
          <table:table-cell/>
          <table:table-cell table:style-name="ce7"/>
          <table:table-cell table:style-name="ce16" office:value-type="string" calcext:value-type="string">
            <text:p><text:span text:style-name="T5">MX</text:span> SCRAMBLE</text:p>
          </table:table-cell>
          <table:table-cell table:formula="of:=SUM([.F56:.W56])/14" office:value-type="float" office:value="-0.153974919411553" calcext:value-type="float">
            <text:p>-0.153974919411553</text:p>
          </table:table-cell>
          <table:table-cell table:formula="of:=[.D56]*(-1)" office:value-type="percentage" office:value="0.153974919411553" calcext:value-type="percentage">
            <text:p>15.40%</text:p>
          </table:table-cell>
          <table:table-cell table:formula="of:=([.F3]-[.F13])/[.F3]" office:value-type="float" office:value="-0.162777568686489" calcext:value-type="float">
            <text:p>-0.162777568686489</text:p>
          </table:table-cell>
          <table:table-cell table:formula="of:=([.G3]-[.G13])/[.G3]" office:value-type="float" office:value="-0.146169772256727" calcext:value-type="float">
            <text:p>-0.146169772256727</text:p>
          </table:table-cell>
          <table:table-cell table:formula="of:=([.H3]-[.H13])/[.H3]" office:value-type="float" office:value="-0.0666666666666684" calcext:value-type="float">
            <text:p>-0.066666666666668</text:p>
          </table:table-cell>
          <table:table-cell table:formula="of:=([.I3]-[.I13])/[.I3]" office:value-type="float" office:value="-0.252634659061966" calcext:value-type="float">
            <text:p>-0.252634659061966</text:p>
          </table:table-cell>
          <table:table-cell table:number-columns-repeated="3"/>
          <table:table-cell table:formula="of:=([.M3]-[.M13])/[.M3]" office:value-type="float" office:value="-0.154155693034541" calcext:value-type="float">
            <text:p>-0.154155693034541</text:p>
          </table:table-cell>
          <table:table-cell table:formula="of:=([.N3]-[.N13])/[.N3]" office:value-type="float" office:value="-0.323569287303451" calcext:value-type="float">
            <text:p>-0.323569287303451</text:p>
          </table:table-cell>
          <table:table-cell table:formula="of:=([.O3]-[.O13])/[.O3]" office:value-type="float" office:value="-0.034863038064746" calcext:value-type="float">
            <text:p>-0.034863038064746</text:p>
          </table:table-cell>
          <table:table-cell table:number-columns-repeated="2"/>
          <table:table-cell table:formula="of:=([.R3]-[.R13])/[.R3]" office:value-type="float" office:value="-0.0678721174004167" calcext:value-type="float">
            <text:p>-0.067872117400417</text:p>
          </table:table-cell>
          <table:table-cell table:formula="of:=([.S3]-[.S13])/[.S3]" office:value-type="float" office:value="-0.131126965253006" calcext:value-type="float">
            <text:p>-0.131126965253006</text:p>
          </table:table-cell>
          <table:table-cell table:formula="of:=([.T3]-[.T13])/[.T3]" office:value-type="float" office:value="-0.530752607014452" calcext:value-type="float">
            <text:p>-0.530752607014452</text:p>
          </table:table-cell>
          <table:table-cell/>
          <table:table-cell table:formula="of:=([.V3]-[.V13])/[.V3]" office:value-type="float" office:value="-0.285060497019281" calcext:value-type="float">
            <text:p>-0.285060497019281</text:p>
          </table:table-cell>
          <table:table-cell/>
          <table:table-cell table:formula="of:=([.X3]-[.X13])/[.X3]" office:value-type="float" office:value="-0.314362966156678" calcext:value-type="float">
            <text:p>-0.314362966156678</text:p>
          </table:table-cell>
          <table:table-cell/>
          <table:table-cell table:formula="of:=([.Z3]-[.Z13])/[.Z3]" office:value-type="float" office:value="-0.00136432144718997" calcext:value-type="float">
            <text:p>-0.00136432144719</text:p>
          </table:table-cell>
          <table:table-cell table:formula="of:=([.AA3]-[.AA13])/[.AA3]" office:value-type="float" office:value="-0.0345632068288733" calcext:value-type="float">
            <text:p>-0.034563206828873</text:p>
          </table:table-cell>
          <table:table-cell table:number-columns-repeated="35"/>
        </table:table-row>
        <table:table-row table:style-name="ro4">
          <table:table-cell/>
          <table:table-cell table:style-name="ce7"/>
          <table:table-cell table:style-name="ce16" office:value-type="string" calcext:value-type="string">
            <text:p>OBX SCRAMBLE</text:p>
          </table:table-cell>
          <table:table-cell table:formula="of:=SUM([.F57:.W57])/14" office:value-type="float" office:value="-0.24025185381966" calcext:value-type="float">
            <text:p>-0.24025185381966</text:p>
          </table:table-cell>
          <table:table-cell table:formula="of:=[.D57]*(-1)" office:value-type="percentage" office:value="0.240251853819659" calcext:value-type="percentage">
            <text:p>24.03%</text:p>
          </table:table-cell>
          <table:table-cell table:formula="of:=([.F3]-[.F14])/[.F3]" office:value-type="float" office:value="-0.322042403713464" calcext:value-type="float">
            <text:p>-0.322042403713464</text:p>
          </table:table-cell>
          <table:table-cell table:formula="of:=([.G3]-[.G14])/[.G3]" office:value-type="float" office:value="-0.0658385093167702" calcext:value-type="float">
            <text:p>-0.06583850931677</text:p>
          </table:table-cell>
          <table:table-cell table:formula="of:=([.H3]-[.H14])/[.H3]" office:value-type="float" office:value="-0.0475247524752475" calcext:value-type="float">
            <text:p>-0.047524752475248</text:p>
          </table:table-cell>
          <table:table-cell table:formula="of:=([.I3]-[.I14])/[.I3]" office:value-type="float" office:value="-0.286338063262302" calcext:value-type="float">
            <text:p>-0.286338063262302</text:p>
          </table:table-cell>
          <table:table-cell table:number-columns-repeated="3"/>
          <table:table-cell table:formula="of:=([.M3]-[.M14])/[.M3]" office:value-type="float" office:value="-0.284135680037469" calcext:value-type="float">
            <text:p>-0.284135680037469</text:p>
          </table:table-cell>
          <table:table-cell table:formula="of:=([.N3]-[.N14])/[.N3]" office:value-type="float" office:value="-0.465757828237093" calcext:value-type="float">
            <text:p>-0.465757828237093</text:p>
          </table:table-cell>
          <table:table-cell table:formula="of:=([.O3]-[.O14])/[.O3]" office:value-type="float" office:value="-0.0362860192102455" calcext:value-type="float">
            <text:p>-0.036286019210246</text:p>
          </table:table-cell>
          <table:table-cell table:number-columns-repeated="2"/>
          <table:table-cell table:formula="of:=([.R3]-[.R14])/[.R3]" office:value-type="float" office:value="-0.0602725366876336" calcext:value-type="float">
            <text:p>-0.060272536687634</text:p>
          </table:table-cell>
          <table:table-cell table:formula="of:=([.S3]-[.S14])/[.S3]" office:value-type="float" office:value="-0.210331615801294" calcext:value-type="float">
            <text:p>-0.210331615801294</text:p>
          </table:table-cell>
          <table:table-cell table:formula="of:=([.T3]-[.T14])/[.T3]" office:value-type="float" office:value="-0.961788419998765" calcext:value-type="float">
            <text:p>-0.961788419998765</text:p>
          </table:table-cell>
          <table:table-cell/>
          <table:table-cell table:formula="of:=([.V3]-[.V14])/[.V3]" office:value-type="float" office:value="-0.623210124734953" calcext:value-type="float">
            <text:p>-0.623210124734953</text:p>
          </table:table-cell>
          <table:table-cell/>
          <table:table-cell table:formula="of:=([.X3]-[.X14])/[.X3]" office:value-type="float" office:value="-0.625087889682698" calcext:value-type="float">
            <text:p>-0.625087889682698</text:p>
          </table:table-cell>
          <table:table-cell/>
          <table:table-cell table:formula="of:=([.Z3]-[.Z14])/[.Z3]" office:value-type="float" office:value="-0.00417516151968264" calcext:value-type="float">
            <text:p>-0.004175161519683</text:p>
          </table:table-cell>
          <table:table-cell table:formula="of:=([.AA3]-[.AA14])/[.AA3]" office:value-type="float" office:value="-0.0102960511047672" calcext:value-type="float">
            <text:p>-0.010296051104767</text:p>
          </table:table-cell>
          <table:table-cell table:number-columns-repeated="35"/>
        </table:table-row>
        <table:table-row table:style-name="ro4">
          <table:table-cell/>
          <table:table-cell table:style-name="ce3"/>
          <table:table-cell office:value-type="string" calcext:value-type="string">
            <text:p>OX SCRAMBLE</text:p>
          </table:table-cell>
          <table:table-cell table:formula="of:=SUM([.F58:.W58])/14" office:value-type="float" office:value="-0.0155800402205076" calcext:value-type="float">
            <text:p>-0.015580040220508</text:p>
          </table:table-cell>
          <table:table-cell table:formula="of:=[.D58]*(-1)" office:value-type="percentage" office:value="0.0155800402205079" calcext:value-type="percentage">
            <text:p>1.56%</text:p>
          </table:table-cell>
          <table:table-cell table:formula="of:=([.F3]-[.F15])/[.F3]" office:value-type="float" office:value="-0.00705683101242002" calcext:value-type="float">
            <text:p>-0.00705683101242</text:p>
          </table:table-cell>
          <table:table-cell table:formula="of:=([.G3]-[.G15])/[.G3]" office:value-type="float" office:value="0" calcext:value-type="float">
            <text:p>0</text:p>
          </table:table-cell>
          <table:table-cell table:formula="of:=([.H3]-[.H15])/[.H3]" office:value-type="float" office:value="-0.00495049504950495" calcext:value-type="float">
            <text:p>-0.004950495049505</text:p>
          </table:table-cell>
          <table:table-cell table:formula="of:=([.I3]-[.I15])/[.I3]" office:value-type="float" office:value="-0.0216481073608201" calcext:value-type="float">
            <text:p>-0.02164810736082</text:p>
          </table:table-cell>
          <table:table-cell table:number-columns-repeated="3"/>
          <table:table-cell table:formula="of:=([.M3]-[.M15])/[.M3]" office:value-type="float" office:value="-0.0260891108748739" calcext:value-type="float">
            <text:p>-0.026089110874874</text:p>
          </table:table-cell>
          <table:table-cell table:formula="of:=([.N3]-[.N15])/[.N3]" office:value-type="float" office:value="-0.0550170879957561" calcext:value-type="float">
            <text:p>-0.055017087995756</text:p>
          </table:table-cell>
          <table:table-cell table:formula="of:=([.O3]-[.O15])/[.O3]" office:value-type="float" office:value="-0.0437566702241195" calcext:value-type="float">
            <text:p>-0.04375667022412</text:p>
          </table:table-cell>
          <table:table-cell table:number-columns-repeated="2"/>
          <table:table-cell table:formula="of:=([.R3]-[.R15])/[.R3]" office:value-type="float" office:value="0" calcext:value-type="float">
            <text:p>0</text:p>
          </table:table-cell>
          <table:table-cell table:formula="of:=([.S3]-[.S15])/[.S3]" office:value-type="float" office:value="-0.00561500858765959" calcext:value-type="float">
            <text:p>-0.00561500858766</text:p>
          </table:table-cell>
          <table:table-cell table:formula="of:=([.T3]-[.T15])/[.T3]" office:value-type="float" office:value="-0.0318451249201886" calcext:value-type="float">
            <text:p>-0.031845124920189</text:p>
          </table:table-cell>
          <table:table-cell/>
          <table:table-cell table:formula="of:=([.V3]-[.V15])/[.V3]" office:value-type="float" office:value="-0.0221421270617642" calcext:value-type="float">
            <text:p>-0.022142127061764</text:p>
          </table:table-cell>
          <table:table-cell/>
          <table:table-cell table:formula="of:=([.X3]-[.X15])/[.X3]" office:value-type="float" office:value="-0.0752084452154869" calcext:value-type="float">
            <text:p>-0.075208445215487</text:p>
          </table:table-cell>
          <table:table-cell/>
          <table:table-cell table:formula="of:=([.Z3]-[.Z15])/[.Z3]" office:value-type="float" office:value="0" calcext:value-type="float">
            <text:p>0</text:p>
          </table:table-cell>
          <table:table-cell table:formula="of:=([.AA3]-[.AA15])/[.AA3]" office:value-type="float" office:value="-0.00713534737439834" calcext:value-type="float">
            <text:p>-0.007135347374398</text:p>
          </table:table-cell>
          <table:table-cell table:number-columns-repeated="35"/>
        </table:table-row>
        <table:table-row table:style-name="ro4">
          <table:table-cell/>
          <table:table-cell table:style-name="ce7"/>
          <table:table-cell table:style-name="ce22" office:value-type="string" calcext:value-type="string">
            <text:p>LOX SCRAMBLE</text:p>
          </table:table-cell>
          <table:table-cell table:formula="of:=SUM([.F59:.W59])/14" office:value-type="float" office:value="-0.0872553429309414" calcext:value-type="float">
            <text:p>-0.087255342930942</text:p>
          </table:table-cell>
          <table:table-cell table:formula="of:=[.D59]*(-1)" office:value-type="percentage" office:value="0.0872553429309418" calcext:value-type="percentage">
            <text:p>8.73%</text:p>
          </table:table-cell>
          <table:table-cell table:formula="of:=([.F3]-[.F16])/[.F3]" office:value-type="float" office:value="-0.0656128465688088" calcext:value-type="float">
            <text:p>-0.065612846568809</text:p>
          </table:table-cell>
          <table:table-cell table:formula="of:=([.G3]-[.G16])/[.G3]" office:value-type="float" office:value="-0.0316770186335404" calcext:value-type="float">
            <text:p>-0.03167701863354</text:p>
          </table:table-cell>
          <table:table-cell table:formula="of:=([.H3]-[.H16])/[.H3]" office:value-type="float" office:value="-0.00099009900990099" calcext:value-type="float">
            <text:p>-0.000990099009901</text:p>
          </table:table-cell>
          <table:table-cell table:formula="of:=([.I3]-[.I16])/[.I3]" office:value-type="float" office:value="-0.12422664514355" calcext:value-type="float">
            <text:p>-0.12422664514355</text:p>
          </table:table-cell>
          <table:table-cell table:number-columns-repeated="3"/>
          <table:table-cell table:formula="of:=([.M3]-[.M16])/[.M3]" office:value-type="float" office:value="-0.115940004002238" calcext:value-type="float">
            <text:p>-0.115940004002238</text:p>
          </table:table-cell>
          <table:table-cell table:formula="of:=([.N3]-[.N16])/[.N3]" office:value-type="float" office:value="-0.132335205513236" calcext:value-type="float">
            <text:p>-0.132335205513236</text:p>
          </table:table-cell>
          <table:table-cell table:formula="of:=([.O3]-[.O16])/[.O3]" office:value-type="float" office:value="-0.0366417644966201" calcext:value-type="float">
            <text:p>-0.03664176449662</text:p>
          </table:table-cell>
          <table:table-cell table:number-columns-repeated="2"/>
          <table:table-cell table:formula="of:=([.R3]-[.R16])/[.R3]" office:value-type="float" office:value="-0.0455974842767296" calcext:value-type="float">
            <text:p>-0.04559748427673</text:p>
          </table:table-cell>
          <table:table-cell table:formula="of:=([.S3]-[.S16])/[.S3]" office:value-type="float" office:value="-0.109525696921655" calcext:value-type="float">
            <text:p>-0.109525696921655</text:p>
          </table:table-cell>
          <table:table-cell table:formula="of:=([.T3]-[.T16])/[.T3]" office:value-type="float" office:value="-0.380223160598835" calcext:value-type="float">
            <text:p>-0.380223160598835</text:p>
          </table:table-cell>
          <table:table-cell/>
          <table:table-cell table:formula="of:=([.V3]-[.V16])/[.V3]" office:value-type="float" office:value="-0.178804875868066" calcext:value-type="float">
            <text:p>-0.178804875868066</text:p>
          </table:table-cell>
          <table:table-cell/>
          <table:table-cell table:formula="of:=([.X3]-[.X16])/[.X3]" office:value-type="float" office:value="-0.220761024783516" calcext:value-type="float">
            <text:p>-0.220761024783516</text:p>
          </table:table-cell>
          <table:table-cell/>
          <table:table-cell table:formula="of:=([.Z3]-[.Z16])/[.Z3]" office:value-type="float" office:value="-0.00114387446595722" calcext:value-type="float">
            <text:p>-0.001143874465957</text:p>
          </table:table-cell>
          <table:table-cell table:formula="of:=([.AA3]-[.AA16])/[.AA3]" office:value-type="float" office:value="-0.00356767368719917" calcext:value-type="float">
            <text:p>-0.003567673687199</text:p>
          </table:table-cell>
          <table:table-cell table:number-columns-repeated="35"/>
        </table:table-row>
        <table:table-row table:style-name="ro4">
          <table:table-cell/>
          <table:table-cell table:style-name="ce7"/>
          <table:table-cell table:style-name="ce22" office:value-type="string" calcext:value-type="string">
            <text:p>PBX SCRAMBLE</text:p>
          </table:table-cell>
          <table:table-cell table:formula="of:=SUM([.F60:.W60])/14" office:value-type="float" office:value="-0.17664778075717" calcext:value-type="float">
            <text:p>-0.17664778075717</text:p>
          </table:table-cell>
          <table:table-cell table:formula="of:=[.D60]*(-1)" office:value-type="percentage" office:value="0.17664778075717" calcext:value-type="percentage">
            <text:p>17.66%</text:p>
          </table:table-cell>
          <table:table-cell table:formula="of:=([.F3]-[.F17])/[.F3]" office:value-type="float" office:value="-0.231934512608205" calcext:value-type="float">
            <text:p>-0.231934512608205</text:p>
          </table:table-cell>
          <table:table-cell table:formula="of:=([.G3]-[.G17])/[.G3]" office:value-type="float" office:value="-0.094824016563149" calcext:value-type="float">
            <text:p>-0.094824016563149</text:p>
          </table:table-cell>
          <table:table-cell table:formula="of:=([.H3]-[.H17])/[.H3]" office:value-type="float" office:value="-0.0821782178217822" calcext:value-type="float">
            <text:p>-0.082178217821782</text:p>
          </table:table-cell>
          <table:table-cell table:formula="of:=([.I3]-[.I17])/[.I3]" office:value-type="float" office:value="-0.243678393635455" calcext:value-type="float">
            <text:p>-0.243678393635455</text:p>
          </table:table-cell>
          <table:table-cell table:number-columns-repeated="3"/>
          <table:table-cell table:formula="of:=([.M3]-[.M17])/[.M3]" office:value-type="float" office:value="-0.214292342009577" calcext:value-type="float">
            <text:p>-0.214292342009577</text:p>
          </table:table-cell>
          <table:table-cell table:formula="of:=([.N3]-[.N17])/[.N3]" office:value-type="float" office:value="-0.307994129201861" calcext:value-type="float">
            <text:p>-0.307994129201861</text:p>
          </table:table-cell>
          <table:table-cell table:formula="of:=([.O3]-[.O17])/[.O3]" office:value-type="float" office:value="-0.069014585556745" calcext:value-type="float">
            <text:p>-0.069014585556745</text:p>
          </table:table-cell>
          <table:table-cell table:number-columns-repeated="2"/>
          <table:table-cell table:formula="of:=([.R3]-[.R17])/[.R3]" office:value-type="float" office:value="-0.0471698113207547" calcext:value-type="float">
            <text:p>-0.047169811320755</text:p>
          </table:table-cell>
          <table:table-cell table:formula="of:=([.S3]-[.S17])/[.S3]" office:value-type="float" office:value="-0.174857973312194" calcext:value-type="float">
            <text:p>-0.174857973312194</text:p>
          </table:table-cell>
          <table:table-cell table:formula="of:=([.T3]-[.T17])/[.T3]" office:value-type="float" office:value="-0.588900637161141" calcext:value-type="float">
            <text:p>-0.588900637161141</text:p>
          </table:table-cell>
          <table:table-cell/>
          <table:table-cell table:formula="of:=([.V3]-[.V17])/[.V3]" office:value-type="float" office:value="-0.418224311409521" calcext:value-type="float">
            <text:p>-0.418224311409521</text:p>
          </table:table-cell>
          <table:table-cell/>
          <table:table-cell table:formula="of:=([.X3]-[.X17])/[.X3]" office:value-type="float" office:value="-0.357860323083952" calcext:value-type="float">
            <text:p>-0.357860323083952</text:p>
          </table:table-cell>
          <table:table-cell/>
          <table:table-cell table:formula="of:=([.Z3]-[.Z17])/[.Z3]" office:value-type="float" office:value="-0.00136432144718997" calcext:value-type="float">
            <text:p>-0.00136432144719</text:p>
          </table:table-cell>
          <table:table-cell table:formula="of:=([.AA3]-[.AA17])/[.AA3]" office:value-type="float" office:value="0" calcext:value-type="float">
            <text:p>0</text:p>
          </table:table-cell>
          <table:table-cell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PMX SCRAMBLE</text:p>
          </table:table-cell>
          <table:table-cell table:formula="of:=SUM([.F61:.W61])/14" office:value-type="float" office:value="-0.298183867155361" calcext:value-type="float">
            <text:p>-0.298183867155361</text:p>
          </table:table-cell>
          <table:table-cell table:formula="of:=[.D61]*(-1)" office:value-type="percentage" office:value="0.298183867155362" calcext:value-type="percentage">
            <text:p>29.82%</text:p>
          </table:table-cell>
          <table:table-cell table:formula="of:=([.F3]-[.F18])/[.F3]" office:value-type="float" office:value="-0.471647221176769" calcext:value-type="float">
            <text:p>-0.471647221176769</text:p>
          </table:table-cell>
          <table:table-cell table:formula="of:=([.G3]-[.G18])/[.G3]" office:value-type="float" office:value="-0.15527950310559" calcext:value-type="float">
            <text:p>-0.15527950310559</text:p>
          </table:table-cell>
          <table:table-cell table:formula="of:=([.H3]-[.H18])/[.H3]" office:value-type="float" office:value="-0.153795379537956" calcext:value-type="float">
            <text:p>-0.153795379537956</text:p>
          </table:table-cell>
          <table:table-cell table:formula="of:=([.I3]-[.I18])/[.I3]" office:value-type="float" office:value="-0.273044083243401" calcext:value-type="float">
            <text:p>-0.273044083243401</text:p>
          </table:table-cell>
          <table:table-cell table:number-columns-repeated="3"/>
          <table:table-cell table:formula="of:=([.M3]-[.M18])/[.M3]" office:value-type="float" office:value="-0.265340566041688" calcext:value-type="float">
            <text:p>-0.265340566041688</text:p>
          </table:table-cell>
          <table:table-cell table:formula="of:=([.N3]-[.N18])/[.N3]" office:value-type="float" office:value="-0.540798317260143" calcext:value-type="float">
            <text:p>-0.540798317260143</text:p>
          </table:table-cell>
          <table:table-cell table:formula="of:=([.O3]-[.O18])/[.O3]" office:value-type="float" office:value="-0.145499822127353" calcext:value-type="float">
            <text:p>-0.145499822127353</text:p>
          </table:table-cell>
          <table:table-cell table:number-columns-repeated="2"/>
          <table:table-cell table:formula="of:=([.R3]-[.R18])/[.R3]" office:value-type="float" office:value="-0.0618448637316588" calcext:value-type="float">
            <text:p>-0.061844863731659</text:p>
          </table:table-cell>
          <table:table-cell table:formula="of:=([.S3]-[.S18])/[.S3]" office:value-type="float" office:value="-0.325274144536926" calcext:value-type="float">
            <text:p>-0.325274144536926</text:p>
          </table:table-cell>
          <table:table-cell table:formula="of:=([.T3]-[.T18])/[.T3]" office:value-type="float" office:value="-1.09180174119681" calcext:value-type="float">
            <text:p>-1.09180174119681</text:p>
          </table:table-cell>
          <table:table-cell/>
          <table:table-cell table:formula="of:=([.V3]-[.V18])/[.V3]" office:value-type="float" office:value="-0.690248498216759" calcext:value-type="float">
            <text:p>-0.690248498216759</text:p>
          </table:table-cell>
          <table:table-cell/>
          <table:table-cell table:formula="of:=([.X3]-[.X18])/[.X3]" office:value-type="float" office:value="-0.807970448557498" calcext:value-type="float">
            <text:p>-0.807970448557498</text:p>
          </table:table-cell>
          <table:table-cell/>
          <table:table-cell table:formula="of:=([.Z3]-[.Z18])/[.Z3]" office:value-type="float" office:value="-0.00136432144718997" calcext:value-type="float">
            <text:p>-0.00136432144719</text:p>
          </table:table-cell>
          <table:table-cell table:formula="of:=([.AA3]-[.AA18])/[.AA3]" office:value-type="float" office:value="-0.074153999905645" calcext:value-type="float">
            <text:p>-0.074153999905645</text:p>
          </table:table-cell>
          <table:table-cell table:number-columns-repeated="35"/>
        </table:table-row>
        <table:table-row table:style-name="ro4">
          <table:table-cell table:style-name="ce3" table:number-columns-repeated="2"/>
          <table:table-cell office:value-type="string" calcext:value-type="string">
            <text:p>CX SCRAMBLE</text:p>
          </table:table-cell>
          <table:table-cell table:formula="of:=SUM([.F62:.W62])/14" office:value-type="float" office:value="-0.195007550733225" calcext:value-type="float">
            <text:p>-0.195007550733225</text:p>
          </table:table-cell>
          <table:table-cell table:formula="of:=[.D62]*(-1)" office:value-type="percentage" office:value="0.195007550733225" calcext:value-type="percentage">
            <text:p>19.50%</text:p>
          </table:table-cell>
          <table:table-cell table:formula="of:=([.F3]-[.F19])/[.F3]" office:value-type="float" office:value="-0.199065361937025" calcext:value-type="float">
            <text:p>-0.199065361937025</text:p>
          </table:table-cell>
          <table:table-cell table:formula="of:=([.G3]-[.G19])/[.G3]" office:value-type="float" office:value="-0.0571428571428571" calcext:value-type="float">
            <text:p>-0.057142857142857</text:p>
          </table:table-cell>
          <table:table-cell table:formula="of:=([.H3]-[.H19])/[.H3]" office:value-type="float" office:value="-0.110891089108911" calcext:value-type="float">
            <text:p>-0.110891089108911</text:p>
          </table:table-cell>
          <table:table-cell table:formula="of:=([.I3]-[.I19])/[.I3]" office:value-type="float" office:value="-0.241567593088652" calcext:value-type="float">
            <text:p>-0.241567593088652</text:p>
          </table:table-cell>
          <table:table-cell table:number-columns-repeated="3"/>
          <table:table-cell table:formula="of:=([.M3]-[.M19])/[.M3]" office:value-type="float" office:value="-0.148764350669121" calcext:value-type="float">
            <text:p>-0.148764350669121</text:p>
          </table:table-cell>
          <table:table-cell table:formula="of:=([.N3]-[.N19])/[.N3]" office:value-type="float" office:value="-0.393716384871679" calcext:value-type="float">
            <text:p>-0.393716384871679</text:p>
          </table:table-cell>
          <table:table-cell table:formula="of:=([.O3]-[.O19])/[.O3]" office:value-type="float" office:value="-0.0757737459978655" calcext:value-type="float">
            <text:p>-0.075773745997866</text:p>
          </table:table-cell>
          <table:table-cell table:number-columns-repeated="2"/>
          <table:table-cell table:formula="of:=([.R3]-[.R19])/[.R3]" office:value-type="float" office:value="-0.0547693920335455" calcext:value-type="float">
            <text:p>-0.054769392033546</text:p>
          </table:table-cell>
          <table:table-cell table:formula="of:=([.S3]-[.S19])/[.S3]" office:value-type="float" office:value="-0.152397938961554" calcext:value-type="float">
            <text:p>-0.152397938961554</text:p>
          </table:table-cell>
          <table:table-cell table:formula="of:=([.T3]-[.T19])/[.T3]" office:value-type="float" office:value="-0.791825790311826" calcext:value-type="float">
            <text:p>-0.791825790311826</text:p>
          </table:table-cell>
          <table:table-cell/>
          <table:table-cell table:formula="of:=([.V3]-[.V19])/[.V3]" office:value-type="float" office:value="-0.504191206142122" calcext:value-type="float">
            <text:p>-0.504191206142122</text:p>
          </table:table-cell>
          <table:table-cell/>
          <table:table-cell table:formula="of:=([.X3]-[.X19])/[.X3]" office:value-type="float" office:value="-0.448452959381239" calcext:value-type="float">
            <text:p>-0.448452959381239</text:p>
          </table:table-cell>
          <table:table-cell/>
          <table:table-cell table:formula="of:=([.Z3]-[.Z19])/[.Z3]" office:value-type="float" office:value="-0.00259399635756297" calcext:value-type="float">
            <text:p>-0.002593996357563</text:p>
          </table:table-cell>
          <table:table-cell table:formula="of:=([.AA3]-[.AA19])/[.AA3]" office:value-type="float" office:value="-0.0258107017634843" calcext:value-type="float">
            <text:p>-0.025810701763484</text:p>
          </table:table-cell>
          <table:table-cell table:number-columns-repeated="35"/>
        </table:table-row>
        <table:table-row table:style-name="ro4">
          <table:table-cell table:style-name="ce3"/>
          <table:table-cell table:style-name="ce7"/>
          <table:table-cell table:style-name="ce16" office:value-type="string" calcext:value-type="string">
            <text:p>MX SHIFT</text:p>
          </table:table-cell>
          <table:table-cell table:formula="of:=SUM([.F63:.W63])/14" office:value-type="float" office:value="-0.0790605004234882" calcext:value-type="float">
            <text:p>-0.079060500423488</text:p>
          </table:table-cell>
          <table:table-cell table:formula="of:=[.D63]*(-1)" office:value-type="percentage" office:value="0.0790605004234887" calcext:value-type="percentage">
            <text:p>7.91%</text:p>
          </table:table-cell>
          <table:table-cell table:formula="of:=([.F3]-[.F20])/[.F3]" office:value-type="float" office:value="-0.113693388533431" calcext:value-type="float">
            <text:p>-0.113693388533431</text:p>
          </table:table-cell>
          <table:table-cell table:formula="of:=([.G3]-[.G20])/[.G3]" office:value-type="float" office:value="-0.048240165631472" calcext:value-type="float">
            <text:p>-0.048240165631472</text:p>
          </table:table-cell>
          <table:table-cell table:formula="of:=([.H3]-[.H20])/[.H3]" office:value-type="float" office:value="-0.00858085808580697" calcext:value-type="float">
            <text:p>-0.008580858085807</text:p>
          </table:table-cell>
          <table:table-cell table:formula="of:=([.I3]-[.I20])/[.I3]" office:value-type="float" office:value="-0.108517131430987" calcext:value-type="float">
            <text:p>-0.108517131430987</text:p>
          </table:table-cell>
          <table:table-cell table:number-columns-repeated="3"/>
          <table:table-cell table:formula="of:=([.M3]-[.M20])/[.M3]" office:value-type="float" office:value="-0.107576607230386" calcext:value-type="float">
            <text:p>-0.107576607230386</text:p>
          </table:table-cell>
          <table:table-cell table:formula="of:=([.N3]-[.N20])/[.N3]" office:value-type="float" office:value="-0.143188948796899" calcext:value-type="float">
            <text:p>-0.143188948796899</text:p>
          </table:table-cell>
          <table:table-cell table:formula="of:=([.O3]-[.O20])/[.O3]" office:value-type="float" office:value="-0.0530060476698687" calcext:value-type="float">
            <text:p>-0.053006047669869</text:p>
          </table:table-cell>
          <table:table-cell table:number-columns-repeated="2"/>
          <table:table-cell table:formula="of:=([.R3]-[.R20])/[.R3]" office:value-type="float" office:value="-0.0573899371069182" calcext:value-type="float">
            <text:p>-0.057389937106918</text:p>
          </table:table-cell>
          <table:table-cell table:formula="of:=([.S3]-[.S20])/[.S3]" office:value-type="float" office:value="-0.116065530453165" calcext:value-type="float">
            <text:p>-0.116065530453165</text:p>
          </table:table-cell>
          <table:table-cell table:formula="of:=([.T3]-[.T20])/[.T3]" office:value-type="float" office:value="-0.188197592684104" calcext:value-type="float">
            <text:p>-0.188197592684104</text:p>
          </table:table-cell>
          <table:table-cell/>
          <table:table-cell table:formula="of:=([.V3]-[.V20])/[.V3]" office:value-type="float" office:value="-0.162390798305798" calcext:value-type="float">
            <text:p>-0.162390798305798</text:p>
          </table:table-cell>
          <table:table-cell/>
          <table:table-cell table:formula="of:=([.X3]-[.X20])/[.X3]" office:value-type="float" office:value="-0.162276258681556" calcext:value-type="float">
            <text:p>-0.162276258681556</text:p>
          </table:table-cell>
          <table:table-cell/>
          <table:table-cell table:formula="of:=([.Z3]-[.Z20])/[.Z3]" office:value-type="float" office:value="-0.000571937232979282" calcext:value-type="float">
            <text:p>-0.000571937232979</text:p>
          </table:table-cell>
          <table:table-cell table:formula="of:=([.AA3]-[.AA20])/[.AA3]" office:value-type="float" office:value="-0.0264227414858667" calcext:value-type="float">
            <text:p>-0.026422741485867</text:p>
          </table:table-cell>
          <table:table-cell table:number-columns-repeated="35"/>
        </table:table-row>
        <table:table-row table:style-name="ro4">
          <table:table-cell table:style-name="ce3"/>
          <table:table-cell table:style-name="ce7"/>
          <table:table-cell table:style-name="ce16" office:value-type="string" calcext:value-type="string">
            <text:p>OBX SHIFT</text:p>
          </table:table-cell>
          <table:table-cell table:formula="of:=SUM([.F64:.W64])/14" office:value-type="float" office:value="-0.207628245057309" calcext:value-type="float">
            <text:p>-0.207628245057309</text:p>
          </table:table-cell>
          <table:table-cell table:formula="of:=[.D64]*(-1)" office:value-type="percentage" office:value="0.207628245057309" calcext:value-type="percentage">
            <text:p>20.76%</text:p>
          </table:table-cell>
          <table:table-cell table:formula="of:=([.F3]-[.F21])/[.F3]" office:value-type="float" office:value="-0.154811190565798" calcext:value-type="float">
            <text:p>-0.154811190565798</text:p>
          </table:table-cell>
          <table:table-cell table:formula="of:=([.G3]-[.G21])/[.G3]" office:value-type="float" office:value="-0.0492753623188386" calcext:value-type="float">
            <text:p>-0.049275362318839</text:p>
          </table:table-cell>
          <table:table-cell table:formula="of:=([.H3]-[.H21])/[.H3]" office:value-type="float" office:value="-0.0181518151815199" calcext:value-type="float">
            <text:p>-0.01815181518152</text:p>
          </table:table-cell>
          <table:table-cell table:formula="of:=([.I3]-[.I21])/[.I3]" office:value-type="float" office:value="-0.234802233474303" calcext:value-type="float">
            <text:p>-0.234802233474303</text:p>
          </table:table-cell>
          <table:table-cell table:number-columns-repeated="3"/>
          <table:table-cell table:formula="of:=([.M3]-[.M21])/[.M3]" office:value-type="float" office:value="-0.147017490893165" calcext:value-type="float">
            <text:p>-0.147017490893165</text:p>
          </table:table-cell>
          <table:table-cell table:formula="of:=([.N3]-[.N21])/[.N3]" office:value-type="float" office:value="-0.451162664703451" calcext:value-type="float">
            <text:p>-0.451162664703451</text:p>
          </table:table-cell>
          <table:table-cell table:formula="of:=([.O3]-[.O21])/[.O3]" office:value-type="float" office:value="-0.0793311988616115" calcext:value-type="float">
            <text:p>-0.079331198861612</text:p>
          </table:table-cell>
          <table:table-cell table:number-columns-repeated="2"/>
          <table:table-cell table:formula="of:=([.R3]-[.R21])/[.R3]" office:value-type="float" office:value="-0.050314465408805" calcext:value-type="float">
            <text:p>-0.050314465408805</text:p>
          </table:table-cell>
          <table:table-cell table:formula="of:=([.S3]-[.S21])/[.S3]" office:value-type="float" office:value="-0.179151803408641" calcext:value-type="float">
            <text:p>-0.179151803408641</text:p>
          </table:table-cell>
          <table:table-cell table:formula="of:=([.T3]-[.T21])/[.T3]" office:value-type="float" office:value="-0.980088594895006" calcext:value-type="float">
            <text:p>-0.980088594895006</text:p>
          </table:table-cell>
          <table:table-cell/>
          <table:table-cell table:formula="of:=([.V3]-[.V21])/[.V3]" office:value-type="float" office:value="-0.56268861109119" calcext:value-type="float">
            <text:p>-0.56268861109119</text:p>
          </table:table-cell>
          <table:table-cell/>
          <table:table-cell table:formula="of:=([.X3]-[.X21])/[.X3]" office:value-type="float" office:value="-0.6127009690018" calcext:value-type="float">
            <text:p>-0.6127009690018</text:p>
          </table:table-cell>
          <table:table-cell/>
          <table:table-cell table:formula="of:=([.Z3]-[.Z21])/[.Z3]" office:value-type="float" office:value="-0.00417516151968264" calcext:value-type="float">
            <text:p>-0.004175161519683</text:p>
          </table:table-cell>
          <table:table-cell table:formula="of:=([.AA3]-[.AA21])/[.AA3]" office:value-type="float" office:value="-0.00356767368719917" calcext:value-type="float">
            <text:p>-0.003567673687199</text:p>
          </table:table-cell>
          <table:table-cell table:number-columns-repeated="35"/>
        </table:table-row>
        <table:table-row table:style-name="ro4">
          <table:table-cell table:style-name="ce7"/>
          <table:table-cell table:style-name="ce3"/>
          <table:table-cell office:value-type="string" calcext:value-type="string">
            <text:p>OX SHIFT</text:p>
          </table:table-cell>
          <table:table-cell table:formula="of:=SUM([.F65:.W65])/14" office:value-type="float" office:value="-0.0210055642575672" calcext:value-type="float">
            <text:p>-0.021005564257567</text:p>
          </table:table-cell>
          <table:table-cell table:formula="of:=[.D65]*(-1)" office:value-type="percentage" office:value="0.0210055642575671" calcext:value-type="percentage">
            <text:p>2.10%</text:p>
          </table:table-cell>
          <table:table-cell table:formula="of:=([.F3]-[.F22])/[.F3]" office:value-type="float" office:value="-0.0337786977794505" calcext:value-type="float">
            <text:p>-0.033778697779451</text:p>
          </table:table-cell>
          <table:table-cell table:formula="of:=([.G3]-[.G22])/[.G3]" office:value-type="float" office:value="-0.0130434782608696" calcext:value-type="float">
            <text:p>-0.01304347826087</text:p>
          </table:table-cell>
          <table:table-cell table:formula="of:=([.H3]-[.H22])/[.H3]" office:value-type="float" office:value="-0.0107260726072623" calcext:value-type="float">
            <text:p>-0.010726072607262</text:p>
          </table:table-cell>
          <table:table-cell table:formula="of:=([.I3]-[.I22])/[.I3]" office:value-type="float" office:value="-0.0509558461629698" calcext:value-type="float">
            <text:p>-0.05095584616297</text:p>
          </table:table-cell>
          <table:table-cell table:number-columns-repeated="3"/>
          <table:table-cell table:formula="of:=([.M3]-[.M22])/[.M3]" office:value-type="float" office:value="-0.0119235775652013" calcext:value-type="float">
            <text:p>-0.011923577565201</text:p>
          </table:table-cell>
          <table:table-cell table:formula="of:=([.N3]-[.N22])/[.N3]" office:value-type="float" office:value="-0.041005297214893" calcext:value-type="float">
            <text:p>-0.041005297214893</text:p>
          </table:table-cell>
          <table:table-cell table:formula="of:=([.O3]-[.O22])/[.O3]" office:value-type="float" office:value="-0.0145855567413735" calcext:value-type="float">
            <text:p>-0.014585556741374</text:p>
          </table:table-cell>
          <table:table-cell table:number-columns-repeated="2"/>
          <table:table-cell table:formula="of:=([.R3]-[.R22])/[.R3]" office:value-type="float" office:value="-0.014675052410904" calcext:value-type="float">
            <text:p>-0.014675052410904</text:p>
          </table:table-cell>
          <table:table-cell table:formula="of:=([.S3]-[.S22])/[.S3]" office:value-type="float" office:value="-0.020742502312063" calcext:value-type="float">
            <text:p>-0.020742502312063</text:p>
          </table:table-cell>
          <table:table-cell table:formula="of:=([.T3]-[.T22])/[.T3]" office:value-type="float" office:value="-0.0449902476741962" calcext:value-type="float">
            <text:p>-0.044990247674196</text:p>
          </table:table-cell>
          <table:table-cell/>
          <table:table-cell table:formula="of:=([.V3]-[.V22])/[.V3]" office:value-type="float" office:value="-0.0376515708767577" calcext:value-type="float">
            <text:p>-0.037651570876758</text:p>
          </table:table-cell>
          <table:table-cell/>
          <table:table-cell table:formula="of:=([.X3]-[.X22])/[.X3]" office:value-type="float" office:value="-0.0554904701550297" calcext:value-type="float">
            <text:p>-0.05549047015503</text:p>
          </table:table-cell>
          <table:table-cell/>
          <table:table-cell table:formula="of:=([.Z3]-[.Z22])/[.Z3]" office:value-type="float" office:value="0" calcext:value-type="float">
            <text:p>0</text:p>
          </table:table-cell>
          <table:table-cell table:formula="of:=([.AA3]-[.AA22])/[.AA3]" office:value-type="float" office:value="-0.00356767368719917" calcext:value-type="float">
            <text:p>-0.003567673687199</text:p>
          </table:table-cell>
          <table:table-cell table:number-columns-repeated="35"/>
        </table:table-row>
        <table:table-row table:style-name="ro4">
          <table:table-cell table:style-name="ce7" table:number-columns-repeated="2"/>
          <table:table-cell table:style-name="ce22" office:value-type="string" calcext:value-type="string">
            <text:p>LOX SHIFT</text:p>
          </table:table-cell>
          <table:table-cell table:formula="of:=SUM([.F66:.W66])/14" office:value-type="float" office:value="-0.0925414760531153" calcext:value-type="float">
            <text:p>-0.092541476053115</text:p>
          </table:table-cell>
          <table:table-cell table:formula="of:=[.D66]*(-1)" office:value-type="percentage" office:value="0.0925414760531143" calcext:value-type="percentage">
            <text:p>9.25%</text:p>
          </table:table-cell>
          <table:table-cell table:formula="of:=([.F3]-[.F23])/[.F3]" office:value-type="float" office:value="-0.093118805670559" calcext:value-type="float">
            <text:p>-0.093118805670559</text:p>
          </table:table-cell>
          <table:table-cell table:formula="of:=([.G3]-[.G23])/[.G3]" office:value-type="float" office:value="-0.0260869565217391" calcext:value-type="float">
            <text:p>-0.026086956521739</text:p>
          </table:table-cell>
          <table:table-cell table:formula="of:=([.H3]-[.H23])/[.H3]" office:value-type="float" office:value="-0.0676567656765694" calcext:value-type="float">
            <text:p>-0.067656765676569</text:p>
          </table:table-cell>
          <table:table-cell table:formula="of:=([.I3]-[.I23])/[.I3]" office:value-type="float" office:value="-0.106607761350337" calcext:value-type="float">
            <text:p>-0.106607761350337</text:p>
          </table:table-cell>
          <table:table-cell table:number-columns-repeated="3"/>
          <table:table-cell table:formula="of:=([.M3]-[.M23])/[.M3]" office:value-type="float" office:value="-0.096621622735876" calcext:value-type="float">
            <text:p>-0.096621622735876</text:p>
          </table:table-cell>
          <table:table-cell table:formula="of:=([.N3]-[.N23])/[.N3]" office:value-type="float" office:value="-0.159994452582622" calcext:value-type="float">
            <text:p>-0.159994452582622</text:p>
          </table:table-cell>
          <table:table-cell table:formula="of:=([.O3]-[.O23])/[.O3]" office:value-type="float" office:value="-0.139452152258986" calcext:value-type="float">
            <text:p>-0.139452152258986</text:p>
          </table:table-cell>
          <table:table-cell table:number-columns-repeated="2"/>
          <table:table-cell table:formula="of:=([.R3]-[.R23])/[.R3]" office:value-type="float" office:value="-0.0303983228511556" calcext:value-type="float">
            <text:p>-0.030398322851156</text:p>
          </table:table-cell>
          <table:table-cell table:formula="of:=([.S3]-[.S23])/[.S3]" office:value-type="float" office:value="-0.18186021931563" calcext:value-type="float">
            <text:p>-0.18186021931563</text:p>
          </table:table-cell>
          <table:table-cell table:formula="of:=([.T3]-[.T23])/[.T3]" office:value-type="float" office:value="-0.215439875133544" calcext:value-type="float">
            <text:p>-0.215439875133544</text:p>
          </table:table-cell>
          <table:table-cell/>
          <table:table-cell table:formula="of:=([.V3]-[.V23])/[.V3]" office:value-type="float" office:value="-0.178343730646596" calcext:value-type="float">
            <text:p>-0.178343730646596</text:p>
          </table:table-cell>
          <table:table-cell/>
          <table:table-cell table:formula="of:=([.X3]-[.X23])/[.X3]" office:value-type="float" office:value="-0.190158358725124" calcext:value-type="float">
            <text:p>-0.190158358725124</text:p>
          </table:table-cell>
          <table:table-cell/>
          <table:table-cell table:formula="of:=([.Z3]-[.Z23])/[.Z3]" office:value-type="float" office:value="-0.00316593359054239" calcext:value-type="float">
            <text:p>-0.003165933590542</text:p>
          </table:table-cell>
          <table:table-cell table:formula="of:=([.AA3]-[.AA23])/[.AA3]" office:value-type="float" office:value="-0.00713534737439834" calcext:value-type="float">
            <text:p>-0.007135347374398</text:p>
          </table:table-cell>
          <table:table-cell table:number-columns-repeated="35"/>
        </table:table-row>
        <table:table-row table:style-name="ro4">
          <table:table-cell table:style-name="ce7" table:number-columns-repeated="2"/>
          <table:table-cell table:style-name="ce22" office:value-type="string" calcext:value-type="string">
            <text:p>PBX SHIFT</text:p>
          </table:table-cell>
          <table:table-cell table:formula="of:=SUM([.F67:.W67])/14" office:value-type="float" office:value="-0.080038266843848" calcext:value-type="float">
            <text:p>-0.080038266843848</text:p>
          </table:table-cell>
          <table:table-cell table:formula="of:=[.D67]*(-1)" office:value-type="percentage" office:value="0.0800382668438479" calcext:value-type="percentage">
            <text:p>8.00%</text:p>
          </table:table-cell>
          <table:table-cell table:formula="of:=([.F3]-[.F24])/[.F3]" office:value-type="float" office:value="-0.10964747208631" calcext:value-type="float">
            <text:p>-0.10964747208631</text:p>
          </table:table-cell>
          <table:table-cell table:formula="of:=([.G3]-[.G24])/[.G3]" office:value-type="float" office:value="-0.0505175983436833" calcext:value-type="float">
            <text:p>-0.050517598343683</text:p>
          </table:table-cell>
          <table:table-cell table:formula="of:=([.H3]-[.H24])/[.H3]" office:value-type="float" office:value="-0.0189768976897673" calcext:value-type="float">
            <text:p>-0.018976897689767</text:p>
          </table:table-cell>
          <table:table-cell table:formula="of:=([.I3]-[.I24])/[.I3]" office:value-type="float" office:value="-0.172022950200874" calcext:value-type="float">
            <text:p>-0.172022950200874</text:p>
          </table:table-cell>
          <table:table-cell table:number-columns-repeated="3"/>
          <table:table-cell table:formula="of:=([.M3]-[.M24])/[.M3]" office:value-type="float" office:value="-0.0779297996487126" calcext:value-type="float">
            <text:p>-0.077929799648713</text:p>
          </table:table-cell>
          <table:table-cell table:formula="of:=([.N3]-[.N24])/[.N3]" office:value-type="float" office:value="-0.0908653799787428" calcext:value-type="float">
            <text:p>-0.090865379978743</text:p>
          </table:table-cell>
          <table:table-cell table:formula="of:=([.O3]-[.O24])/[.O3]" office:value-type="float" office:value="-0.0956954820348665" calcext:value-type="float">
            <text:p>-0.095695482034867</text:p>
          </table:table-cell>
          <table:table-cell table:number-columns-repeated="2"/>
          <table:table-cell table:formula="of:=([.R3]-[.R24])/[.R3]" office:value-type="float" office:value="-0.0382599580712814" calcext:value-type="float">
            <text:p>-0.038259958071281</text:p>
          </table:table-cell>
          <table:table-cell table:formula="of:=([.S3]-[.S24])/[.S3]" office:value-type="float" office:value="-0.121812656889946" calcext:value-type="float">
            <text:p>-0.121812656889946</text:p>
          </table:table-cell>
          <table:table-cell table:formula="of:=([.T3]-[.T24])/[.T3]" office:value-type="float" office:value="-0.178401638473367" calcext:value-type="float">
            <text:p>-0.178401638473367</text:p>
          </table:table-cell>
          <table:table-cell/>
          <table:table-cell table:formula="of:=([.V3]-[.V24])/[.V3]" office:value-type="float" office:value="-0.16640590239632" calcext:value-type="float">
            <text:p>-0.16640590239632</text:p>
          </table:table-cell>
          <table:table-cell/>
          <table:table-cell table:formula="of:=([.X3]-[.X24])/[.X3]" office:value-type="float" office:value="-0.148746547397726" calcext:value-type="float">
            <text:p>-0.148746547397726</text:p>
          </table:table-cell>
          <table:table-cell/>
          <table:table-cell table:formula="of:=([.Z3]-[.Z24])/[.Z3]" office:value-type="float" office:value="-0.00114387446595722" calcext:value-type="float">
            <text:p>-0.001143874465957</text:p>
          </table:table-cell>
          <table:table-cell table:formula="of:=([.AA3]-[.AA24])/[.AA3]" office:value-type="float" office:value="-0.00356767368719917" calcext:value-type="float">
            <text:p>-0.003567673687199</text:p>
          </table:table-cell>
          <table:table-cell table:number-columns-repeated="35"/>
        </table:table-row>
        <table:table-row table:style-name="ro4">
          <table:table-cell/>
          <table:table-cell table:style-name="ce3"/>
          <table:table-cell office:value-type="string" calcext:value-type="string">
            <text:p>PMX SHIFT</text:p>
          </table:table-cell>
          <table:table-cell table:formula="of:=SUM([.F68:.W68])/14" office:value-type="float" office:value="-0.0708805830421593" calcext:value-type="float">
            <text:p>-0.070880583042159</text:p>
          </table:table-cell>
          <table:table-cell table:formula="of:=[.D68]*(-1)" office:value-type="percentage" office:value="0.0708805830421595" calcext:value-type="percentage">
            <text:p>7.09%</text:p>
          </table:table-cell>
          <table:table-cell table:formula="of:=([.F3]-[.F25])/[.F3]" office:value-type="float" office:value="-0.0834901518002728" calcext:value-type="float">
            <text:p>-0.083490151800273</text:p>
          </table:table-cell>
          <table:table-cell table:formula="of:=([.G3]-[.G25])/[.G3]" office:value-type="float" office:value="-0.0540372670807453" calcext:value-type="float">
            <text:p>-0.054037267080745</text:p>
          </table:table-cell>
          <table:table-cell table:formula="of:=([.H3]-[.H25])/[.H3]" office:value-type="float" office:value="-0.0267326732673267" calcext:value-type="float">
            <text:p>-0.026732673267327</text:p>
          </table:table-cell>
          <table:table-cell table:formula="of:=([.I3]-[.I25])/[.I3]" office:value-type="float" office:value="-0.112956111717226" calcext:value-type="float">
            <text:p>-0.112956111717226</text:p>
          </table:table-cell>
          <table:table-cell table:number-columns-repeated="3"/>
          <table:table-cell table:formula="of:=([.M3]-[.M25])/[.M3]" office:value-type="float" office:value="-0.0704154247353233" calcext:value-type="float">
            <text:p>-0.070415424735323</text:p>
          </table:table-cell>
          <table:table-cell table:formula="of:=([.N3]-[.N25])/[.N3]" office:value-type="float" office:value="-0.173259425869142" calcext:value-type="float">
            <text:p>-0.173259425869142</text:p>
          </table:table-cell>
          <table:table-cell table:formula="of:=([.O3]-[.O25])/[.O3]" office:value-type="float" office:value="-0.00569192458199897" calcext:value-type="float">
            <text:p>-0.005691924581999</text:p>
          </table:table-cell>
          <table:table-cell table:number-columns-repeated="2"/>
          <table:table-cell table:formula="of:=([.R3]-[.R25])/[.R3]" office:value-type="float" office:value="-0.039046121593294" calcext:value-type="float">
            <text:p>-0.039046121593294</text:p>
          </table:table-cell>
          <table:table-cell table:formula="of:=([.S3]-[.S25])/[.S3]" office:value-type="float" office:value="-0.0784119434535612" calcext:value-type="float">
            <text:p>-0.078411943453561</text:p>
          </table:table-cell>
          <table:table-cell table:formula="of:=([.T3]-[.T25])/[.T3]" office:value-type="float" office:value="-0.188937347900473" calcext:value-type="float">
            <text:p>-0.188937347900473</text:p>
          </table:table-cell>
          <table:table-cell/>
          <table:table-cell table:formula="of:=([.V3]-[.V25])/[.V3]" office:value-type="float" office:value="-0.159349770590868" calcext:value-type="float">
            <text:p>-0.159349770590868</text:p>
          </table:table-cell>
          <table:table-cell/>
          <table:table-cell table:formula="of:=([.X3]-[.X25])/[.X3]" office:value-type="float" office:value="-0.181337795688079" calcext:value-type="float">
            <text:p>-0.181337795688079</text:p>
          </table:table-cell>
          <table:table-cell/>
          <table:table-cell table:formula="of:=([.Z3]-[.Z25])/[.Z3]" office:value-type="float" office:value="-0.00180161214335242" calcext:value-type="float">
            <text:p>-0.001801612143352</text:p>
          </table:table-cell>
          <table:table-cell table:formula="of:=([.AA3]-[.AA25])/[.AA3]" office:value-type="float" office:value="-0.00739434026273121" calcext:value-type="float">
            <text:p>-0.007394340262731</text:p>
          </table:table-cell>
          <table:table-cell table:number-columns-repeated="35"/>
        </table:table-row>
        <table:table-row table:style-name="ro4">
          <table:table-cell/>
          <table:table-cell table:style-name="ce7"/>
          <table:table-cell office:value-type="string" calcext:value-type="string">
            <text:p>CX SHIFT</text:p>
          </table:table-cell>
          <table:table-cell table:formula="of:=SUM([.F69:.W69])/14" office:value-type="float" office:value="-0.0958276414676351" calcext:value-type="float">
            <text:p>-0.095827641467635</text:p>
          </table:table-cell>
          <table:table-cell table:formula="of:=[.D69]*(-1)" office:value-type="percentage" office:value="0.0958276414676346" calcext:value-type="percentage">
            <text:p>9.58%</text:p>
          </table:table-cell>
          <table:table-cell table:formula="of:=([.F3]-[.F26])/[.F3]" office:value-type="float" office:value="-0.0981997239995014" calcext:value-type="float">
            <text:p>-0.098199723999501</text:p>
          </table:table-cell>
          <table:table-cell table:formula="of:=([.G3]-[.G26])/[.G3]" office:value-type="float" office:value="-0.0643892339544534" calcext:value-type="float">
            <text:p>-0.064389233954453</text:p>
          </table:table-cell>
          <table:table-cell table:formula="of:=([.H3]-[.H26])/[.H3]" office:value-type="float" office:value="-0.056270627062708" calcext:value-type="float">
            <text:p>-0.056270627062708</text:p>
          </table:table-cell>
          <table:table-cell table:formula="of:=([.I3]-[.I26])/[.I3]" office:value-type="float" office:value="-0.207461709315054" calcext:value-type="float">
            <text:p>-0.207461709315054</text:p>
          </table:table-cell>
          <table:table-cell table:number-columns-repeated="3"/>
          <table:table-cell table:formula="of:=([.M3]-[.M26])/[.M3]" office:value-type="float" office:value="-0.123058168535345" calcext:value-type="float">
            <text:p>-0.123058168535345</text:p>
          </table:table-cell>
          <table:table-cell table:formula="of:=([.N3]-[.N26])/[.N3]" office:value-type="float" office:value="-0.155665146801487" calcext:value-type="float">
            <text:p>-0.155665146801487</text:p>
          </table:table-cell>
          <table:table-cell table:formula="of:=([.O3]-[.O26])/[.O3]" office:value-type="float" office:value="-0.0224119530416222" calcext:value-type="float">
            <text:p>-0.022411953041622</text:p>
          </table:table-cell>
          <table:table-cell table:number-columns-repeated="2"/>
          <table:table-cell table:formula="of:=([.R3]-[.R26])/[.R3]" office:value-type="float" office:value="-0.107180293501046" calcext:value-type="float">
            <text:p>-0.107180293501046</text:p>
          </table:table-cell>
          <table:table-cell table:formula="of:=([.S3]-[.S26])/[.S3]" office:value-type="float" office:value="-0.0969084423305589" calcext:value-type="float">
            <text:p>-0.096908442330559</text:p>
          </table:table-cell>
          <table:table-cell table:formula="of:=([.T3]-[.T26])/[.T3]" office:value-type="float" office:value="-0.205844961973204" calcext:value-type="float">
            <text:p>-0.205844961973204</text:p>
          </table:table-cell>
          <table:table-cell/>
          <table:table-cell table:formula="of:=([.V3]-[.V26])/[.V3]" office:value-type="float" office:value="-0.204196720031912" calcext:value-type="float">
            <text:p>-0.204196720031912</text:p>
          </table:table-cell>
          <table:table-cell/>
          <table:table-cell table:formula="of:=([.X3]-[.X26])/[.X3]" office:value-type="float" office:value="-0.351642274214542" calcext:value-type="float">
            <text:p>-0.351642274214542</text:p>
          </table:table-cell>
          <table:table-cell/>
          <table:table-cell table:formula="of:=([.Z3]-[.Z26])/[.Z3]" office:value-type="float" office:value="-0.0023735493763317" calcext:value-type="float">
            <text:p>-0.002373549376332</text:p>
          </table:table-cell>
          <table:table-cell table:formula="of:=([.AA3]-[.AA26])/[.AA3]" office:value-type="float" office:value="-0.0225960749103347" calcext:value-type="float">
            <text:p>-0.022596074910335</text:p>
          </table:table-cell>
          <table:table-cell table:number-columns-repeated="35"/>
        </table:table-row>
        <table:table-row table:style-name="ro4">
          <table:table-cell/>
          <table:table-cell table:style-name="ce7"/>
          <table:table-cell table:style-name="ce16" office:value-type="string" calcext:value-type="string">
            <text:p>MX INVERSION</text:p>
          </table:table-cell>
          <table:table-cell table:formula="of:=SUM([.F70:.W70])/14" office:value-type="float" office:value="-0.00966881656076801" calcext:value-type="float">
            <text:p>-0.009668816560768</text:p>
          </table:table-cell>
          <table:table-cell table:formula="of:=[.D70]*(-1)" office:value-type="percentage" office:value="0.00966881656076833" calcext:value-type="percentage">
            <text:p>0.97%</text:p>
          </table:table-cell>
          <table:table-cell table:formula="of:=([.F3]-[.F27])/[.F3]" office:value-type="float" office:value="-0.00699410362563976" calcext:value-type="float">
            <text:p>-0.00699410362564</text:p>
          </table:table-cell>
          <table:table-cell table:formula="of:=([.G3]-[.G27])/[.G3]" office:value-type="float" office:value="0" calcext:value-type="float">
            <text:p>0</text:p>
          </table:table-cell>
          <table:table-cell table:formula="of:=([.H3]-[.H27])/[.H3]" office:value-type="float" office:value="0" calcext:value-type="float">
            <text:p>0</text:p>
          </table:table-cell>
          <table:table-cell table:formula="of:=([.I3]-[.I27])/[.I3]" office:value-type="float" office:value="-0.0323085758910648" calcext:value-type="float">
            <text:p>-0.032308575891065</text:p>
          </table:table-cell>
          <table:table-cell table:number-columns-repeated="3"/>
          <table:table-cell table:formula="of:=([.M3]-[.M27])/[.M3]" office:value-type="float" office:value="-0.0165574449538593" calcext:value-type="float">
            <text:p>-0.016557444953859</text:p>
          </table:table-cell>
          <table:table-cell table:formula="of:=([.N3]-[.N27])/[.N3]" office:value-type="float" office:value="-0.0211830134197903" calcext:value-type="float">
            <text:p>-0.02118301341979</text:p>
          </table:table-cell>
          <table:table-cell table:formula="of:=([.O3]-[.O27])/[.O3]" office:value-type="float" office:value="-0.00569192458199897" calcext:value-type="float">
            <text:p>-0.005691924581999</text:p>
          </table:table-cell>
          <table:table-cell table:number-columns-repeated="2"/>
          <table:table-cell table:formula="of:=([.R3]-[.R27])/[.R3]" office:value-type="float" office:value="0" calcext:value-type="float">
            <text:p>0</text:p>
          </table:table-cell>
          <table:table-cell table:formula="of:=([.S3]-[.S27])/[.S3]" office:value-type="float" office:value="-0.00871977804201348" calcext:value-type="float">
            <text:p>-0.008719778042013</text:p>
          </table:table-cell>
          <table:table-cell table:formula="of:=([.T3]-[.T27])/[.T3]" office:value-type="float" office:value="-0.0353425675334628" calcext:value-type="float">
            <text:p>-0.035342567533463</text:p>
          </table:table-cell>
          <table:table-cell/>
          <table:table-cell table:formula="of:=([.V3]-[.V27])/[.V3]" office:value-type="float" office:value="-0.00856602380292265" calcext:value-type="float">
            <text:p>-0.008566023802923</text:p>
          </table:table-cell>
          <table:table-cell/>
          <table:table-cell table:formula="of:=([.X3]-[.X27])/[.X3]" office:value-type="float" office:value="-0.0198183926165538" calcext:value-type="float">
            <text:p>-0.019818392616554</text:p>
          </table:table-cell>
          <table:table-cell/>
          <table:table-cell table:formula="of:=([.Z3]-[.Z27])/[.Z3]" office:value-type="float" office:value="0" calcext:value-type="float">
            <text:p>0</text:p>
          </table:table-cell>
          <table:table-cell table:formula="of:=([.AA3]-[.AA27])/[.AA3]" office:value-type="float" office:value="0" calcext:value-type="float">
            <text:p>0</text:p>
          </table:table-cell>
          <table:table-cell table:number-columns-repeated="35"/>
        </table:table-row>
        <table:table-row table:style-name="ro4">
          <table:table-cell/>
          <table:table-cell table:style-name="ce3"/>
          <table:table-cell table:style-name="ce16" office:value-type="string" calcext:value-type="string">
            <text:p>OBX INVERSION</text:p>
          </table:table-cell>
          <table:table-cell table:formula="of:=SUM([.F71:.W71])/14" office:value-type="float" office:value="-0.153088709781566" calcext:value-type="float">
            <text:p>-0.153088709781566</text:p>
          </table:table-cell>
          <table:table-cell table:formula="of:=[.D71]*(-1)" office:value-type="percentage" office:value="0.153088709781567" calcext:value-type="percentage">
            <text:p>15.31%</text:p>
          </table:table-cell>
          <table:table-cell table:formula="of:=([.F3]-[.F28])/[.F3]" office:value-type="float" office:value="-0.0659892108894712" calcext:value-type="float">
            <text:p>-0.065989210889471</text:p>
          </table:table-cell>
          <table:table-cell table:formula="of:=([.G3]-[.G28])/[.G3]" office:value-type="float" office:value="-0.0198757763975155" calcext:value-type="float">
            <text:p>-0.019875776397516</text:p>
          </table:table-cell>
          <table:table-cell table:formula="of:=([.H3]-[.H28])/[.H3]" office:value-type="float" office:value="-0.00346534653465347" calcext:value-type="float">
            <text:p>-0.003465346534653</text:p>
          </table:table-cell>
          <table:table-cell table:formula="of:=([.I3]-[.I28])/[.I3]" office:value-type="float" office:value="-0.159702010002009" calcext:value-type="float">
            <text:p>-0.159702010002009</text:p>
          </table:table-cell>
          <table:table-cell table:number-columns-repeated="3"/>
          <table:table-cell table:formula="of:=([.M3]-[.M28])/[.M3]" office:value-type="float" office:value="-0.0745511193786579" calcext:value-type="float">
            <text:p>-0.074551119378658</text:p>
          </table:table-cell>
          <table:table-cell table:formula="of:=([.N3]-[.N28])/[.N3]" office:value-type="float" office:value="-0.333309595705525" calcext:value-type="float">
            <text:p>-0.333309595705525</text:p>
          </table:table-cell>
          <table:table-cell table:formula="of:=([.O3]-[.O28])/[.O3]" office:value-type="float" office:value="-0.0120953397367482" calcext:value-type="float">
            <text:p>-0.012095339736748</text:p>
          </table:table-cell>
          <table:table-cell table:number-columns-repeated="2"/>
          <table:table-cell table:formula="of:=([.R3]-[.R28])/[.R3]" office:value-type="float" office:value="-0.0172955974842767" calcext:value-type="float">
            <text:p>-0.017295597484277</text:p>
          </table:table-cell>
          <table:table-cell table:formula="of:=([.S3]-[.S28])/[.S3]" office:value-type="float" office:value="-0.0955872638393441" calcext:value-type="float">
            <text:p>-0.095587263839344</text:p>
          </table:table-cell>
          <table:table-cell table:formula="of:=([.T3]-[.T28])/[.T3]" office:value-type="float" office:value="-0.945867918703017" calcext:value-type="float">
            <text:p>-0.945867918703017</text:p>
          </table:table-cell>
          <table:table-cell/>
          <table:table-cell table:formula="of:=([.V3]-[.V28])/[.V3]" office:value-type="float" office:value="-0.415502758270711" calcext:value-type="float">
            <text:p>-0.415502758270711</text:p>
          </table:table-cell>
          <table:table-cell/>
          <table:table-cell table:formula="of:=([.X3]-[.X28])/[.X3]" office:value-type="float" office:value="-0.303576163694772" calcext:value-type="float">
            <text:p>-0.303576163694772</text:p>
          </table:table-cell>
          <table:table-cell/>
          <table:table-cell table:formula="of:=([.Z3]-[.Z28])/[.Z3]" office:value-type="float" office:value="-0.000571937232979282" calcext:value-type="float">
            <text:p>-0.000571937232979</text:p>
          </table:table-cell>
          <table:table-cell table:formula="of:=([.AA3]-[.AA28])/[.AA3]" office:value-type="float" office:value="0" calcext:value-type="float">
            <text:p>0</text:p>
          </table:table-cell>
          <table:table-cell table:number-columns-repeated="35"/>
        </table:table-row>
        <table:table-row table:style-name="ro4">
          <table:table-cell/>
          <table:table-cell table:style-name="ce7"/>
          <table:table-cell office:value-type="string" calcext:value-type="string">
            <text:p>OX INVERSION</text:p>
          </table:table-cell>
          <table:table-cell table:formula="of:=SUM([.F72:.W72])/14" office:value-type="float" office:value="-0.00990533034315376" calcext:value-type="float">
            <text:p>-0.009905330343154</text:p>
          </table:table-cell>
          <table:table-cell table:formula="of:=[.D72]*(-1)" office:value-type="percentage" office:value="0.00990533034315385" calcext:value-type="percentage">
            <text:p>0.99%</text:p>
          </table:table-cell>
          <table:table-cell table:formula="of:=([.F3]-[.F29])/[.F3]" office:value-type="float" office:value="-0.00881319784218109" calcext:value-type="float">
            <text:p>-0.008813197842181</text:p>
          </table:table-cell>
          <table:table-cell table:formula="of:=([.G3]-[.G29])/[.G3]" office:value-type="float" office:value="0" calcext:value-type="float">
            <text:p>0</text:p>
          </table:table-cell>
          <table:table-cell table:formula="of:=([.H3]-[.H29])/[.H3]" office:value-type="float" office:value="0" calcext:value-type="float">
            <text:p>0</text:p>
          </table:table-cell>
          <table:table-cell table:formula="of:=([.I3]-[.I29])/[.I3]" office:value-type="float" office:value="-0.034946761740298" calcext:value-type="float">
            <text:p>-0.034946761740298</text:p>
          </table:table-cell>
          <table:table-cell table:number-columns-repeated="3"/>
          <table:table-cell table:formula="of:=([.M3]-[.M29])/[.M3]" office:value-type="float" office:value="-0.00861153928246189" calcext:value-type="float">
            <text:p>-0.008611539282462</text:p>
          </table:table-cell>
          <table:table-cell table:formula="of:=([.N3]-[.N29])/[.N3]" office:value-type="float" office:value="-0.0194969534499072" calcext:value-type="float">
            <text:p>-0.019496953449907</text:p>
          </table:table-cell>
          <table:table-cell table:formula="of:=([.O3]-[.O29])/[.O3]" office:value-type="float" office:value="0" calcext:value-type="float">
            <text:p>0</text:p>
          </table:table-cell>
          <table:table-cell table:number-columns-repeated="2"/>
          <table:table-cell table:formula="of:=([.R3]-[.R29])/[.R3]" office:value-type="float" office:value="0" calcext:value-type="float">
            <text:p>0</text:p>
          </table:table-cell>
          <table:table-cell table:formula="of:=([.S3]-[.S29])/[.S3]" office:value-type="float" office:value="-0.00713436385255648" calcext:value-type="float">
            <text:p>-0.007134363852556</text:p>
          </table:table-cell>
          <table:table-cell table:formula="of:=([.T3]-[.T29])/[.T3]" office:value-type="float" office:value="-0.043162061314697" calcext:value-type="float">
            <text:p>-0.043162061314697</text:p>
          </table:table-cell>
          <table:table-cell/>
          <table:table-cell table:formula="of:=([.V3]-[.V29])/[.V3]" office:value-type="float" office:value="-0.0165097473220511" calcext:value-type="float">
            <text:p>-0.016509747322051</text:p>
          </table:table-cell>
          <table:table-cell/>
          <table:table-cell table:formula="of:=([.X3]-[.X29])/[.X3]" office:value-type="float" office:value="-0.0267003027842463" calcext:value-type="float">
            <text:p>-0.026700302784246</text:p>
          </table:table-cell>
          <table:table-cell/>
          <table:table-cell table:formula="of:=([.Z3]-[.Z29])/[.Z3]" office:value-type="float" office:value="0" calcext:value-type="float">
            <text:p>0</text:p>
          </table:table-cell>
          <table:table-cell table:formula="of:=([.AA3]-[.AA29])/[.AA3]" office:value-type="float" office:value="0" calcext:value-type="float">
            <text:p>0</text:p>
          </table:table-cell>
          <table:table-cell table:number-columns-repeated="35"/>
        </table:table-row>
        <table:table-row table:style-name="ro4">
          <table:table-cell/>
          <table:table-cell table:style-name="ce7"/>
          <table:table-cell table:style-name="ce22" office:value-type="string" calcext:value-type="string">
            <text:p>LOX INVERSION</text:p>
          </table:table-cell>
          <table:table-cell table:formula="of:=SUM([.F73:.W73])/14" office:value-type="float" office:value="-0.0102409811145882" calcext:value-type="float">
            <text:p>-0.010240981114588</text:p>
          </table:table-cell>
          <table:table-cell table:style-name="ce32" table:formula="of:=[.D73]*(-1)" office:value-type="percentage" office:value="0.0102409811145882" calcext:value-type="percentage">
            <text:p>1.02%</text:p>
          </table:table-cell>
          <table:table-cell table:formula="of:=([.F3]-[.F30])/[.F3]" office:value-type="float" office:value="-0.00175636682976107" calcext:value-type="float">
            <text:p>-0.001756366829761</text:p>
          </table:table-cell>
          <table:table-cell table:formula="of:=([.G3]-[.G30])/[.G3]" office:value-type="float" office:value="-0.0033126293995839" calcext:value-type="float">
            <text:p>-0.003312629399584</text:p>
          </table:table-cell>
          <table:table-cell table:formula="of:=([.H3]-[.H30])/[.H3]" office:value-type="float" office:value="0" calcext:value-type="float">
            <text:p>0</text:p>
          </table:table-cell>
          <table:table-cell table:formula="of:=([.I3]-[.I30])/[.I3]" office:value-type="float" office:value="-0.0358493466827132" calcext:value-type="float">
            <text:p>-0.035849346682713</text:p>
          </table:table-cell>
          <table:table-cell table:number-columns-repeated="3"/>
          <table:table-cell table:formula="of:=([.M3]-[.M30])/[.M3]" office:value-type="float" office:value="-0.00442538580901136" calcext:value-type="float">
            <text:p>-0.004425385809011</text:p>
          </table:table-cell>
          <table:table-cell table:formula="of:=([.N3]-[.N30])/[.N3]" office:value-type="float" office:value="-0.0270127614420266" calcext:value-type="float">
            <text:p>-0.027012761442027</text:p>
          </table:table-cell>
          <table:table-cell table:formula="of:=([.O3]-[.O30])/[.O3]" office:value-type="float" office:value="-0.00569192458199897" calcext:value-type="float">
            <text:p>-0.005691924581999</text:p>
          </table:table-cell>
          <table:table-cell table:number-columns-repeated="2"/>
          <table:table-cell table:formula="of:=([.R3]-[.R30])/[.R3]" office:value-type="float" office:value="0" calcext:value-type="float">
            <text:p>0</text:p>
          </table:table-cell>
          <table:table-cell table:formula="of:=([.S3]-[.S30])/[.S3]" office:value-type="float" office:value="-0.0249042145593876" calcext:value-type="float">
            <text:p>-0.024904214559388</text:p>
          </table:table-cell>
          <table:table-cell table:formula="of:=([.T3]-[.T30])/[.T3]" office:value-type="float" office:value="-0.0273018719668826" calcext:value-type="float">
            <text:p>-0.027301871966883</text:p>
          </table:table-cell>
          <table:table-cell/>
          <table:table-cell table:formula="of:=([.V3]-[.V30])/[.V3]" office:value-type="float" office:value="-0.01311923433287" calcext:value-type="float">
            <text:p>-0.01311923433287</text:p>
          </table:table-cell>
          <table:table-cell/>
          <table:table-cell table:formula="of:=([.X3]-[.X30])/[.X3]" office:value-type="float" office:value="-0.0273029265136083" calcext:value-type="float">
            <text:p>-0.027302926513608</text:p>
          </table:table-cell>
          <table:table-cell/>
          <table:table-cell table:formula="of:=([.Z3]-[.Z30])/[.Z3]" office:value-type="float" office:value="0" calcext:value-type="float">
            <text:p>0</text:p>
          </table:table-cell>
          <table:table-cell table:formula="of:=([.AA3]-[.AA30])/[.AA3]" office:value-type="float" office:value="0" calcext:value-type="float">
            <text:p>0</text:p>
          </table:table-cell>
          <table:table-cell table:style-name="Default" table:number-columns-repeated="35"/>
        </table:table-row>
        <table:table-row table:style-name="ro4">
          <table:table-cell table:number-columns-repeated="2"/>
          <table:table-cell table:style-name="ce22" office:value-type="string" calcext:value-type="string">
            <text:p>PBX INVERSION</text:p>
          </table:table-cell>
          <table:table-cell table:formula="of:=SUM([.F74:.W74])/14" office:value-type="float" office:value="-0.020783852643475" calcext:value-type="float">
            <text:p>-0.020783852643475</text:p>
          </table:table-cell>
          <table:table-cell table:style-name="ce32" table:formula="of:=[.D74]*(-1)" office:value-type="percentage" office:value="0.0207838526434753" calcext:value-type="percentage">
            <text:p>2.08%</text:p>
          </table:table-cell>
          <table:table-cell table:formula="of:=([.F3]-[.F31])/[.F3]" office:value-type="float" office:value="-0.0144272989587222" calcext:value-type="float">
            <text:p>-0.014427298958722</text:p>
          </table:table-cell>
          <table:table-cell table:formula="of:=([.G3]-[.G31])/[.G3]" office:value-type="float" office:value="-0.00517598343685098" calcext:value-type="float">
            <text:p>-0.005175983436851</text:p>
          </table:table-cell>
          <table:table-cell table:formula="of:=([.H3]-[.H31])/[.H3]" office:value-type="float" office:value="-0.00313531353135152" calcext:value-type="float">
            <text:p>-0.003135313531352</text:p>
          </table:table-cell>
          <table:table-cell table:formula="of:=([.I3]-[.I31])/[.I3]" office:value-type="float" office:value="-0.0475144855316454" calcext:value-type="float">
            <text:p>-0.047514485531645</text:p>
          </table:table-cell>
          <table:table-cell table:number-columns-repeated="3"/>
          <table:table-cell table:formula="of:=([.M3]-[.M31])/[.M3]" office:value-type="float" office:value="-0.0383054948896237" calcext:value-type="float">
            <text:p>-0.038305494889624</text:p>
          </table:table-cell>
          <table:table-cell table:formula="of:=([.N3]-[.N31])/[.N3]" office:value-type="float" office:value="-0.0551752820613127" calcext:value-type="float">
            <text:p>-0.055175282061313</text:p>
          </table:table-cell>
          <table:table-cell table:formula="of:=([.O3]-[.O31])/[.O3]" office:value-type="float" office:value="0" calcext:value-type="float">
            <text:p>0</text:p>
          </table:table-cell>
          <table:table-cell table:number-columns-repeated="2"/>
          <table:table-cell table:formula="of:=([.R3]-[.R31])/[.R3]" office:value-type="float" office:value="0" calcext:value-type="float">
            <text:p>0</text:p>
          </table:table-cell>
          <table:table-cell table:formula="of:=([.S3]-[.S31])/[.S3]" office:value-type="float" office:value="-0.0157220240454479" calcext:value-type="float">
            <text:p>-0.015722024045448</text:p>
          </table:table-cell>
          <table:table-cell table:formula="of:=([.T3]-[.T31])/[.T3]" office:value-type="float" office:value="-0.0553324087786185" calcext:value-type="float">
            <text:p>-0.055332408778619</text:p>
          </table:table-cell>
          <table:table-cell/>
          <table:table-cell table:formula="of:=([.V3]-[.V31])/[.V3]" office:value-type="float" office:value="-0.0561856457750768" calcext:value-type="float">
            <text:p>-0.056185645775077</text:p>
          </table:table-cell>
          <table:table-cell/>
          <table:table-cell table:formula="of:=([.X3]-[.X31])/[.X3]" office:value-type="float" office:value="-0.0461859850061082" calcext:value-type="float">
            <text:p>-0.046185985006108</text:p>
          </table:table-cell>
          <table:table-cell/>
          <table:table-cell table:formula="of:=([.Z3]-[.Z31])/[.Z3]" office:value-type="float" office:value="0" calcext:value-type="float">
            <text:p>0</text:p>
          </table:table-cell>
          <table:table-cell table:formula="of:=([.AA3]-[.AA31])/[.AA3]" office:value-type="float" office:value="0" calcext:value-type="float">
            <text:p>0</text:p>
          </table:table-cell>
          <table:table-cell table:style-name="Default"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PMX INVERSION</text:p>
          </table:table-cell>
          <table:table-cell table:formula="of:=SUM([.F75:.W75])/14" office:value-type="float" office:value="-0.0253571802130789" calcext:value-type="float">
            <text:p>-0.025357180213079</text:p>
          </table:table-cell>
          <table:table-cell table:style-name="ce32" table:formula="of:=[.D75]*(-1)" office:value-type="percentage" office:value="0.0253571802130792" calcext:value-type="percentage">
            <text:p>2.54%</text:p>
          </table:table-cell>
          <table:table-cell table:formula="of:=([.F3]-[.F32])/[.F3]" office:value-type="float" office:value="-0.0185359427926233" calcext:value-type="float">
            <text:p>-0.018535942792623</text:p>
          </table:table-cell>
          <table:table-cell table:formula="of:=([.G3]-[.G32])/[.G3]" office:value-type="float" office:value="-0.0173913043478261" calcext:value-type="float">
            <text:p>-0.017391304347826</text:p>
          </table:table-cell>
          <table:table-cell table:formula="of:=([.H3]-[.H32])/[.H3]" office:value-type="float" office:value="-0.00412541254125251" calcext:value-type="float">
            <text:p>-0.004125412541253</text:p>
          </table:table-cell>
          <table:table-cell table:formula="of:=([.I3]-[.I32])/[.I3]" office:value-type="float" office:value="-0.0603096163249896" calcext:value-type="float">
            <text:p>-0.06030961632499</text:p>
          </table:table-cell>
          <table:table-cell table:number-columns-repeated="3"/>
          <table:table-cell table:formula="of:=([.M3]-[.M32])/[.M3]" office:value-type="float" office:value="-0.0256121256460892" calcext:value-type="float">
            <text:p>-0.025612125646089</text:p>
          </table:table-cell>
          <table:table-cell table:formula="of:=([.N3]-[.N32])/[.N3]" office:value-type="float" office:value="-0.0669709355503932" calcext:value-type="float">
            <text:p>-0.066970935550393</text:p>
          </table:table-cell>
          <table:table-cell table:formula="of:=([.O3]-[.O32])/[.O3]" office:value-type="float" office:value="-0.0120953397367482" calcext:value-type="float">
            <text:p>-0.012095339736748</text:p>
          </table:table-cell>
          <table:table-cell table:number-columns-repeated="2"/>
          <table:table-cell table:formula="of:=([.R3]-[.R32])/[.R3]" office:value-type="float" office:value="0" calcext:value-type="float">
            <text:p>0</text:p>
          </table:table-cell>
          <table:table-cell table:formula="of:=([.S3]-[.S32])/[.S3]" office:value-type="float" office:value="-0.0172413793103448" calcext:value-type="float">
            <text:p>-0.017241379310345</text:p>
          </table:table-cell>
          <table:table-cell table:formula="of:=([.T3]-[.T32])/[.T3]" office:value-type="float" office:value="-0.068223381819264" calcext:value-type="float">
            <text:p>-0.068223381819264</text:p>
          </table:table-cell>
          <table:table-cell/>
          <table:table-cell table:formula="of:=([.V3]-[.V32])/[.V3]" office:value-type="float" office:value="-0.0644950849135741" calcext:value-type="float">
            <text:p>-0.064495084913574</text:p>
          </table:table-cell>
          <table:table-cell/>
          <table:table-cell table:formula="of:=([.X3]-[.X32])/[.X3]" office:value-type="float" office:value="-0.0509033346285663" calcext:value-type="float">
            <text:p>-0.050903334628566</text:p>
          </table:table-cell>
          <table:table-cell/>
          <table:table-cell table:formula="of:=([.Z3]-[.Z32])/[.Z3]" office:value-type="float" office:value="0" calcext:value-type="float">
            <text:p>0</text:p>
          </table:table-cell>
          <table:table-cell table:formula="of:=([.AA3]-[.AA32])/[.AA3]" office:value-type="float" office:value="0" calcext:value-type="float">
            <text:p>0</text:p>
          </table:table-cell>
          <table:table-cell table:style-name="Default"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CX INVERSION</text:p>
          </table:table-cell>
          <table:table-cell table:formula="of:=SUM([.F76:.W76])/14" office:value-type="float" office:value="-0.0210382355225026" calcext:value-type="float">
            <text:p>-0.021038235522503</text:p>
          </table:table-cell>
          <table:table-cell table:style-name="ce32" table:formula="of:=[.D76]*(-1)" office:value-type="percentage" office:value="0.0210382355225028" calcext:value-type="percentage">
            <text:p>2.10%</text:p>
          </table:table-cell>
          <table:table-cell table:formula="of:=([.F3]-[.F33])/[.F3]" office:value-type="float" office:value="-0.017061849203359" calcext:value-type="float">
            <text:p>-0.017061849203359</text:p>
          </table:table-cell>
          <table:table-cell table:formula="of:=([.G3]-[.G33])/[.G3]" office:value-type="float" office:value="-0.0033126293995839" calcext:value-type="float">
            <text:p>-0.003312629399584</text:p>
          </table:table-cell>
          <table:table-cell table:formula="of:=([.H3]-[.H33])/[.H3]" office:value-type="float" office:value="-0.00099009900990099" calcext:value-type="float">
            <text:p>-0.000990099009901</text:p>
          </table:table-cell>
          <table:table-cell table:formula="of:=([.I3]-[.I33])/[.I3]" office:value-type="float" office:value="-0.0528004761050314" calcext:value-type="float">
            <text:p>-0.052800476105031</text:p>
          </table:table-cell>
          <table:table-cell table:number-columns-repeated="3"/>
          <table:table-cell table:formula="of:=([.M3]-[.M33])/[.M3]" office:value-type="float" office:value="-0.0215836215498444" calcext:value-type="float">
            <text:p>-0.021583621549844</text:p>
          </table:table-cell>
          <table:table-cell table:formula="of:=([.N3]-[.N33])/[.N3]" office:value-type="float" office:value="-0.0527373909808499" calcext:value-type="float">
            <text:p>-0.05273739098085</text:p>
          </table:table-cell>
          <table:table-cell table:formula="of:=([.O3]-[.O33])/[.O3]" office:value-type="float" office:value="-0.0323728210601206" calcext:value-type="float">
            <text:p>-0.032372821060121</text:p>
          </table:table-cell>
          <table:table-cell table:number-columns-repeated="2"/>
          <table:table-cell table:formula="of:=([.R3]-[.R33])/[.R3]" office:value-type="float" office:value="-0.0110062893081761" calcext:value-type="float">
            <text:p>-0.011006289308176</text:p>
          </table:table-cell>
          <table:table-cell table:formula="of:=([.S3]-[.S33])/[.S3]" office:value-type="float" office:value="-0.0286695732593479" calcext:value-type="float">
            <text:p>-0.028669573259348</text:p>
          </table:table-cell>
          <table:table-cell table:formula="of:=([.T3]-[.T33])/[.T3]" office:value-type="float" office:value="-0.0294286760888419" calcext:value-type="float">
            <text:p>-0.029428676088842</text:p>
          </table:table-cell>
          <table:table-cell/>
          <table:table-cell table:formula="of:=([.V3]-[.V33])/[.V3]" office:value-type="float" office:value="-0.0445718713499802" calcext:value-type="float">
            <text:p>-0.04457187134998</text:p>
          </table:table-cell>
          <table:table-cell/>
          <table:table-cell table:formula="of:=([.X3]-[.X33])/[.X3]" office:value-type="float" office:value="-0.0481099325274335" calcext:value-type="float">
            <text:p>-0.048109932527434</text:p>
          </table:table-cell>
          <table:table-cell/>
          <table:table-cell table:formula="of:=([.Z3]-[.Z33])/[.Z3]" office:value-type="float" office:value="0" calcext:value-type="float">
            <text:p>0</text:p>
          </table:table-cell>
          <table:table-cell table:formula="of:=([.AA3]-[.AA33])/[.AA3]" office:value-type="float" office:value="0" calcext:value-type="float">
            <text:p>0</text:p>
          </table:table-cell>
          <table:table-cell table:style-name="Default" table:number-columns-repeated="35"/>
        </table:table-row>
        <table:table-row table:style-name="ro4">
          <table:table-cell table:number-columns-repeated="2"/>
          <table:table-cell table:style-name="ce16" office:value-type="string" calcext:value-type="string">
            <text:p>MX INSERTION</text:p>
          </table:table-cell>
          <table:table-cell table:formula="of:=SUM([.F77:.W77])/14" office:value-type="float" office:value="-0.129902292752054" calcext:value-type="float">
            <text:p>-0.129902292752054</text:p>
          </table:table-cell>
          <table:table-cell table:style-name="ce32" table:formula="of:=[.D77]*(-1)" office:value-type="percentage" office:value="0.129902292752053" calcext:value-type="percentage">
            <text:p>12.99%</text:p>
          </table:table-cell>
          <table:table-cell table:formula="of:=([.F3]-[.F34])/[.F3]" office:value-type="float" office:value="-0.159453017187307" calcext:value-type="float">
            <text:p>-0.159453017187307</text:p>
          </table:table-cell>
          <table:table-cell table:formula="of:=([.G3]-[.G34])/[.G3]" office:value-type="float" office:value="-0.107453416149068" calcext:value-type="float">
            <text:p>-0.107453416149068</text:p>
          </table:table-cell>
          <table:table-cell table:formula="of:=([.H3]-[.H34])/[.H3]" office:value-type="float" office:value="-0.109405940594059" calcext:value-type="float">
            <text:p>-0.109405940594059</text:p>
          </table:table-cell>
          <table:table-cell table:formula="of:=([.I3]-[.I34])/[.I3]" office:value-type="float" office:value="-0.156323125575168" calcext:value-type="float">
            <text:p>-0.156323125575168</text:p>
          </table:table-cell>
          <table:table-cell table:number-columns-repeated="3"/>
          <table:table-cell table:formula="of:=([.M3]-[.M34])/[.M3]" office:value-type="float" office:value="-0.151393277497999" calcext:value-type="float">
            <text:p>-0.151393277497999</text:p>
          </table:table-cell>
          <table:table-cell table:formula="of:=([.N3]-[.N34])/[.N3]" office:value-type="float" office:value="-0.194357214581275" calcext:value-type="float">
            <text:p>-0.194357214581275</text:p>
          </table:table-cell>
          <table:table-cell table:formula="of:=([.O3]-[.O34])/[.O3]" office:value-type="float" office:value="-0.0654571326929915" calcext:value-type="float">
            <text:p>-0.065457132692992</text:p>
          </table:table-cell>
          <table:table-cell table:number-columns-repeated="2"/>
          <table:table-cell table:formula="of:=([.R3]-[.R34])/[.R3]" office:value-type="float" office:value="-0.107442348008388" calcext:value-type="float">
            <text:p>-0.107442348008388</text:p>
          </table:table-cell>
          <table:table-cell table:formula="of:=([.S3]-[.S34])/[.S3]" office:value-type="float" office:value="-0.174725855463074" calcext:value-type="float">
            <text:p>-0.174725855463074</text:p>
          </table:table-cell>
          <table:table-cell table:formula="of:=([.T3]-[.T34])/[.T3]" office:value-type="float" office:value="-0.314631366679802" calcext:value-type="float">
            <text:p>-0.314631366679802</text:p>
          </table:table-cell>
          <table:table-cell/>
          <table:table-cell table:formula="of:=([.V3]-[.V34])/[.V3]" office:value-type="float" office:value="-0.277989404099627" calcext:value-type="float">
            <text:p>-0.277989404099627</text:p>
          </table:table-cell>
          <table:table-cell/>
          <table:table-cell table:formula="of:=([.X3]-[.X34])/[.X3]" office:value-type="float" office:value="-0.34885789651047" calcext:value-type="float">
            <text:p>-0.34885789651047</text:p>
          </table:table-cell>
          <table:table-cell/>
          <table:table-cell table:formula="of:=([.Z3]-[.Z34])/[.Z3]" office:value-type="float" office:value="-0.00114387446595722" calcext:value-type="float">
            <text:p>-0.001143874465957</text:p>
          </table:table-cell>
          <table:table-cell table:formula="of:=([.AA3]-[.AA34])/[.AA3]" office:value-type="float" office:value="-0.0322814554855765" calcext:value-type="float">
            <text:p>-0.032281455485577</text:p>
          </table:table-cell>
          <table:table-cell table:style-name="Default"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OBX INSERTION</text:p>
          </table:table-cell>
          <table:table-cell table:formula="of:=SUM([.F78:.W78])/14" office:value-type="float" office:value="-0.224649958522873" calcext:value-type="float">
            <text:p>-0.224649958522873</text:p>
          </table:table-cell>
          <table:table-cell table:style-name="ce32" table:formula="of:=[.D78]*(-1)" office:value-type="percentage" office:value="0.224649958522873" calcext:value-type="percentage">
            <text:p>22.46%</text:p>
          </table:table-cell>
          <table:table-cell table:formula="of:=([.F3]-[.F35])/[.F3]" office:value-type="float" office:value="-0.257872287040525" calcext:value-type="float">
            <text:p>-0.257872287040525</text:p>
          </table:table-cell>
          <table:table-cell table:formula="of:=([.G3]-[.G35])/[.G3]" office:value-type="float" office:value="-0.104347826086957" calcext:value-type="float">
            <text:p>-0.104347826086957</text:p>
          </table:table-cell>
          <table:table-cell table:formula="of:=([.H3]-[.H35])/[.H3]" office:value-type="float" office:value="-0.0495049504950495" calcext:value-type="float">
            <text:p>-0.04950495049505</text:p>
          </table:table-cell>
          <table:table-cell table:formula="of:=([.I3]-[.I35])/[.I3]" office:value-type="float" office:value="-0.234371558586365" calcext:value-type="float">
            <text:p>-0.234371558586365</text:p>
          </table:table-cell>
          <table:table-cell table:number-columns-repeated="3"/>
          <table:table-cell table:formula="of:=([.M3]-[.M35])/[.M3]" office:value-type="float" office:value="-0.173548795970239" calcext:value-type="float">
            <text:p>-0.173548795970239</text:p>
          </table:table-cell>
          <table:table-cell table:formula="of:=([.N3]-[.N35])/[.N3]" office:value-type="float" office:value="-0.4731048170031" calcext:value-type="float">
            <text:p>-0.4731048170031</text:p>
          </table:table-cell>
          <table:table-cell table:formula="of:=([.O3]-[.O35])/[.O3]" office:value-type="float" office:value="-0.0323728210601206" calcext:value-type="float">
            <text:p>-0.032372821060121</text:p>
          </table:table-cell>
          <table:table-cell table:number-columns-repeated="2"/>
          <table:table-cell table:formula="of:=([.R3]-[.R35])/[.R3]" office:value-type="float" office:value="-0.0712788259958097" calcext:value-type="float">
            <text:p>-0.07127882599581</text:p>
          </table:table-cell>
          <table:table-cell table:formula="of:=([.S3]-[.S35])/[.S3]" office:value-type="float" office:value="-0.179151803408641" calcext:value-type="float">
            <text:p>-0.179151803408641</text:p>
          </table:table-cell>
          <table:table-cell table:formula="of:=([.T3]-[.T35])/[.T3]" office:value-type="float" office:value="-0.960033052860844" calcext:value-type="float">
            <text:p>-0.960033052860844</text:p>
          </table:table-cell>
          <table:table-cell/>
          <table:table-cell table:formula="of:=([.V3]-[.V35])/[.V3]" office:value-type="float" office:value="-0.609512680812574" calcext:value-type="float">
            <text:p>-0.609512680812574</text:p>
          </table:table-cell>
          <table:table-cell/>
          <table:table-cell table:formula="of:=([.X3]-[.X35])/[.X3]" office:value-type="float" office:value="-0.534915096723807" calcext:value-type="float">
            <text:p>-0.534915096723807</text:p>
          </table:table-cell>
          <table:table-cell/>
          <table:table-cell table:formula="of:=([.Z3]-[.Z35])/[.Z3]" office:value-type="float" office:value="-0.00316593359054239" calcext:value-type="float">
            <text:p>-0.003165933590542</text:p>
          </table:table-cell>
          <table:table-cell table:formula="of:=([.AA3]-[.AA35])/[.AA3]" office:value-type="float" office:value="-0.0236046421974532" calcext:value-type="float">
            <text:p>-0.023604642197453</text:p>
          </table:table-cell>
          <table:table-cell table:style-name="Default"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OX INSERTION</text:p>
          </table:table-cell>
          <table:table-cell table:formula="of:=SUM([.F79:.W79])/14" office:value-type="float" office:value="-0.022155722397968" calcext:value-type="float">
            <text:p>-0.022155722397968</text:p>
          </table:table-cell>
          <table:table-cell table:formula="of:=[.D79]*(-1)" office:value-type="percentage" office:value="0.0221557223979678" calcext:value-type="percentage">
            <text:p>2.22%</text:p>
          </table:table-cell>
          <table:table-cell table:formula="of:=([.F3]-[.F36])/[.F3]" office:value-type="float" office:value="-0.0266591393802502" calcext:value-type="float">
            <text:p>-0.02665913938025</text:p>
          </table:table-cell>
          <table:table-cell table:formula="of:=([.G3]-[.G36])/[.G3]" office:value-type="float" office:value="0" calcext:value-type="float">
            <text:p>0</text:p>
          </table:table-cell>
          <table:table-cell table:formula="of:=([.H3]-[.H36])/[.H3]" office:value-type="float" office:value="-0.00577557755775739" calcext:value-type="float">
            <text:p>-0.005775577557757</text:p>
          </table:table-cell>
          <table:table-cell table:formula="of:=([.I3]-[.I36])/[.I3]" office:value-type="float" office:value="-0.0715380478332679" calcext:value-type="float">
            <text:p>-0.071538047833268</text:p>
          </table:table-cell>
          <table:table-cell table:number-columns-repeated="3"/>
          <table:table-cell table:formula="of:=([.M3]-[.M36])/[.M3]" office:value-type="float" office:value="-0.022550059860041" calcext:value-type="float">
            <text:p>-0.022550059860041</text:p>
          </table:table-cell>
          <table:table-cell table:formula="of:=([.N3]-[.N36])/[.N3]" office:value-type="float" office:value="-0.0608585840977002" calcext:value-type="float">
            <text:p>-0.0608585840977</text:p>
          </table:table-cell>
          <table:table-cell table:formula="of:=([.O3]-[.O36])/[.O3]" office:value-type="float" office:value="-0.0064034151547492" calcext:value-type="float">
            <text:p>-0.006403415154749</text:p>
          </table:table-cell>
          <table:table-cell table:number-columns-repeated="2"/>
          <table:table-cell table:formula="of:=([.R3]-[.R36])/[.R3]" office:value-type="float" office:value="-0.0220125786163522" calcext:value-type="float">
            <text:p>-0.022012578616352</text:p>
          </table:table-cell>
          <table:table-cell table:formula="of:=([.S3]-[.S36])/[.S3]" office:value-type="float" office:value="-0.00905007266481762" calcext:value-type="float">
            <text:p>-0.009050072664818</text:p>
          </table:table-cell>
          <table:table-cell table:formula="of:=([.T3]-[.T36])/[.T3]" office:value-type="float" office:value="-0.0476768618511287" calcext:value-type="float">
            <text:p>-0.047676861851129</text:p>
          </table:table-cell>
          <table:table-cell/>
          <table:table-cell table:formula="of:=([.V3]-[.V36])/[.V3]" office:value-type="float" office:value="-0.0376557765554877" calcext:value-type="float">
            <text:p>-0.037655776555488</text:p>
          </table:table-cell>
          <table:table-cell/>
          <table:table-cell table:formula="of:=([.X3]-[.X36])/[.X3]" office:value-type="float" office:value="-0.0439755784321186" calcext:value-type="float">
            <text:p>-0.043975578432119</text:p>
          </table:table-cell>
          <table:table-cell/>
          <table:table-cell table:formula="of:=([.Z3]-[.Z36])/[.Z3]" office:value-type="float" office:value="0" calcext:value-type="float">
            <text:p>0</text:p>
          </table:table-cell>
          <table:table-cell table:formula="of:=([.AA3]-[.AA36])/[.AA3]" office:value-type="float" office:value="-0.00356767368719917" calcext:value-type="float">
            <text:p>-0.003567673687199</text:p>
          </table:table-cell>
          <table:table-cell table:style-name="Default" table:number-columns-repeated="35"/>
        </table:table-row>
        <table:table-row table:style-name="ro4">
          <table:table-cell table:number-columns-repeated="2"/>
          <table:table-cell table:style-name="ce22" office:value-type="string" calcext:value-type="string">
            <text:p>LOX INSERTION</text:p>
          </table:table-cell>
          <table:table-cell table:formula="of:=SUM([.F80:.W80])/14" office:value-type="float" office:value="-0.0948368129652243" calcext:value-type="float">
            <text:p>-0.094836812965224</text:p>
          </table:table-cell>
          <table:table-cell table:formula="of:=[.D80]*(-1)" office:value-type="percentage" office:value="0.0948368129652244" calcext:value-type="percentage">
            <text:p>9.48%</text:p>
          </table:table-cell>
          <table:table-cell table:formula="of:=([.F3]-[.F37])/[.F3]" office:value-type="float" office:value="-0.106448375360679" calcext:value-type="float">
            <text:p>-0.106448375360679</text:p>
          </table:table-cell>
          <table:table-cell table:formula="of:=([.G3]-[.G37])/[.G3]" office:value-type="float" office:value="-0.0227743271221552" calcext:value-type="float">
            <text:p>-0.022774327122155</text:p>
          </table:table-cell>
          <table:table-cell table:formula="of:=([.H3]-[.H37])/[.H3]" office:value-type="float" office:value="-0.0745874587458763" calcext:value-type="float">
            <text:p>-0.074587458745876</text:p>
          </table:table-cell>
          <table:table-cell table:formula="of:=([.I3]-[.I37])/[.I3]" office:value-type="float" office:value="-0.154938299138498" calcext:value-type="float">
            <text:p>-0.154938299138498</text:p>
          </table:table-cell>
          <table:table-cell table:number-columns-repeated="3"/>
          <table:table-cell table:formula="of:=([.M3]-[.M37])/[.M3]" office:value-type="float" office:value="-0.125596863929617" calcext:value-type="float">
            <text:p>-0.125596863929617</text:p>
          </table:table-cell>
          <table:table-cell table:formula="of:=([.N3]-[.N37])/[.N3]" office:value-type="float" office:value="-0.138050042433948" calcext:value-type="float">
            <text:p>-0.138050042433948</text:p>
          </table:table-cell>
          <table:table-cell table:formula="of:=([.O3]-[.O37])/[.O3]" office:value-type="float" office:value="-0.0113838491639989" calcext:value-type="float">
            <text:p>-0.011383849163999</text:p>
          </table:table-cell>
          <table:table-cell table:number-columns-repeated="2"/>
          <table:table-cell table:formula="of:=([.R3]-[.R37])/[.R3]" office:value-type="float" office:value="-0.0324947589098507" calcext:value-type="float">
            <text:p>-0.032494758909851</text:p>
          </table:table-cell>
          <table:table-cell table:formula="of:=([.S3]-[.S37])/[.S3]" office:value-type="float" office:value="-0.13713832738803" calcext:value-type="float">
            <text:p>-0.13713832738803</text:p>
          </table:table-cell>
          <table:table-cell table:formula="of:=([.T3]-[.T37])/[.T3]" office:value-type="float" office:value="-0.248575900770745" calcext:value-type="float">
            <text:p>-0.248575900770745</text:p>
          </table:table-cell>
          <table:table-cell/>
          <table:table-cell table:formula="of:=([.V3]-[.V37])/[.V3]" office:value-type="float" office:value="-0.275727178549742" calcext:value-type="float">
            <text:p>-0.275727178549742</text:p>
          </table:table-cell>
          <table:table-cell/>
          <table:table-cell table:formula="of:=([.X3]-[.X37])/[.X3]" office:value-type="float" office:value="-0.238964191215587" calcext:value-type="float">
            <text:p>-0.238964191215587</text:p>
          </table:table-cell>
          <table:table-cell/>
          <table:table-cell table:formula="of:=([.Z3]-[.Z37])/[.Z3]" office:value-type="float" office:value="-0.00360322428670483" calcext:value-type="float">
            <text:p>-0.003603224286705</text:p>
          </table:table-cell>
          <table:table-cell table:formula="of:=([.AA3]-[.AA37])/[.AA3]" office:value-type="float" office:value="-0.00739434026273121" calcext:value-type="float">
            <text:p>-0.007394340262731</text:p>
          </table:table-cell>
          <table:table-cell table:style-name="Default" table:number-columns-repeated="35"/>
        </table:table-row>
        <table:table-row table:style-name="ro4">
          <table:table-cell table:number-columns-repeated="2"/>
          <table:table-cell table:style-name="ce22" office:value-type="string" calcext:value-type="string">
            <text:p>PBX INSERTION</text:p>
          </table:table-cell>
          <table:table-cell table:formula="of:=SUM([.F81:.W81])/14" office:value-type="float" office:value="-0.100720907370048" calcext:value-type="float">
            <text:p>-0.100720907370048</text:p>
          </table:table-cell>
          <table:table-cell table:formula="of:=[.D81]*(-1)" office:value-type="percentage" office:value="0.100720907370047" calcext:value-type="percentage">
            <text:p>10.07%</text:p>
          </table:table-cell>
          <table:table-cell table:formula="of:=([.F3]-[.F38])/[.F3]" office:value-type="float" office:value="-0.131351147911178" calcext:value-type="float">
            <text:p>-0.131351147911178</text:p>
          </table:table-cell>
          <table:table-cell table:formula="of:=([.G3]-[.G38])/[.G3]" office:value-type="float" office:value="-0.0283643892339565" calcext:value-type="float">
            <text:p>-0.028364389233957</text:p>
          </table:table-cell>
          <table:table-cell table:formula="of:=([.H3]-[.H38])/[.H3]" office:value-type="float" office:value="-0.0481848184818465" calcext:value-type="float">
            <text:p>-0.048184818481847</text:p>
          </table:table-cell>
          <table:table-cell table:formula="of:=([.I3]-[.I38])/[.I3]" office:value-type="float" office:value="-0.216680553624205" calcext:value-type="float">
            <text:p>-0.216680553624205</text:p>
          </table:table-cell>
          <table:table-cell table:number-columns-repeated="3"/>
          <table:table-cell table:formula="of:=([.M3]-[.M38])/[.M3]" office:value-type="float" office:value="-0.095559237195198" calcext:value-type="float">
            <text:p>-0.095559237195198</text:p>
          </table:table-cell>
          <table:table-cell table:formula="of:=([.N3]-[.N38])/[.N3]" office:value-type="float" office:value="-0.163775430340666" calcext:value-type="float">
            <text:p>-0.163775430340666</text:p>
          </table:table-cell>
          <table:table-cell table:formula="of:=([.O3]-[.O38])/[.O3]" office:value-type="float" office:value="-0.029171113482746" calcext:value-type="float">
            <text:p>-0.029171113482746</text:p>
          </table:table-cell>
          <table:table-cell table:number-columns-repeated="2"/>
          <table:table-cell table:formula="of:=([.R3]-[.R38])/[.R3]" office:value-type="float" office:value="-0.0393081761006289" calcext:value-type="float">
            <text:p>-0.039308176100629</text:p>
          </table:table-cell>
          <table:table-cell table:formula="of:=([.S3]-[.S38])/[.S3]" office:value-type="float" office:value="-0.152331880036994" calcext:value-type="float">
            <text:p>-0.152331880036994</text:p>
          </table:table-cell>
          <table:table-cell table:formula="of:=([.T3]-[.T38])/[.T3]" office:value-type="float" office:value="-0.26945928684081" calcext:value-type="float">
            <text:p>-0.26945928684081</text:p>
          </table:table-cell>
          <table:table-cell/>
          <table:table-cell table:formula="of:=([.V3]-[.V38])/[.V3]" office:value-type="float" office:value="-0.235906669932438" calcext:value-type="float">
            <text:p>-0.235906669932438</text:p>
          </table:table-cell>
          <table:table-cell/>
          <table:table-cell table:formula="of:=([.X3]-[.X38])/[.X3]" office:value-type="float" office:value="-0.212048369735661" calcext:value-type="float">
            <text:p>-0.212048369735661</text:p>
          </table:table-cell>
          <table:table-cell/>
          <table:table-cell table:formula="of:=([.Z3]-[.Z38])/[.Z3]" office:value-type="float" office:value="-0.00114387446595722" calcext:value-type="float">
            <text:p>-0.001143874465957</text:p>
          </table:table-cell>
          <table:table-cell table:formula="of:=([.AA3]-[.AA38])/[.AA3]" office:value-type="float" office:value="-0.00713534737439834" calcext:value-type="float">
            <text:p>-0.007135347374398</text:p>
          </table:table-cell>
          <table:table-cell table:style-name="Default"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PMX INSERTION</text:p>
          </table:table-cell>
          <table:table-cell table:formula="of:=SUM([.F82:.W82])/14" office:value-type="float" office:value="-0.11244606826508" calcext:value-type="float">
            <text:p>-0.11244606826508</text:p>
          </table:table-cell>
          <table:table-cell table:formula="of:=[.D82]*(-1)" office:value-type="percentage" office:value="0.112446068265079" calcext:value-type="percentage">
            <text:p>11.24%</text:p>
          </table:table-cell>
          <table:table-cell table:formula="of:=([.F3]-[.F39])/[.F3]" office:value-type="float" office:value="-0.16622757495923" calcext:value-type="float">
            <text:p>-0.16622757495923</text:p>
          </table:table-cell>
          <table:table-cell table:formula="of:=([.G3]-[.G39])/[.G3]" office:value-type="float" office:value="-0.0383022774327142" calcext:value-type="float">
            <text:p>-0.038302277432714</text:p>
          </table:table-cell>
          <table:table-cell table:formula="of:=([.H3]-[.H39])/[.H3]" office:value-type="float" office:value="-0.0491749174917474" calcext:value-type="float">
            <text:p>-0.049174917491748</text:p>
          </table:table-cell>
          <table:table-cell table:formula="of:=([.I3]-[.I39])/[.I3]" office:value-type="float" office:value="-0.261269455438492" calcext:value-type="float">
            <text:p>-0.261269455438492</text:p>
          </table:table-cell>
          <table:table-cell table:number-columns-repeated="3"/>
          <table:table-cell table:formula="of:=([.M3]-[.M39])/[.M3]" office:value-type="float" office:value="-0.149451893422925" calcext:value-type="float">
            <text:p>-0.149451893422925</text:p>
          </table:table-cell>
          <table:table-cell table:formula="of:=([.N3]-[.N39])/[.N3]" office:value-type="float" office:value="-0.14014643349562" calcext:value-type="float">
            <text:p>-0.14014643349562</text:p>
          </table:table-cell>
          <table:table-cell table:formula="of:=([.O3]-[.O39])/[.O3]" office:value-type="float" office:value="-0.0345072927783704" calcext:value-type="float">
            <text:p>-0.03450729277837</text:p>
          </table:table-cell>
          <table:table-cell table:number-columns-repeated="2"/>
          <table:table-cell table:formula="of:=([.R3]-[.R39])/[.R3]" office:value-type="float" office:value="-0.0476939203354323" calcext:value-type="float">
            <text:p>-0.047693920335432</text:p>
          </table:table-cell>
          <table:table-cell table:formula="of:=([.S3]-[.S39])/[.S3]" office:value-type="float" office:value="-0.0926146122341122" calcext:value-type="float">
            <text:p>-0.092614612234112</text:p>
          </table:table-cell>
          <table:table-cell table:formula="of:=([.T3]-[.T39])/[.T3]" office:value-type="float" office:value="-0.37978546451406" calcext:value-type="float">
            <text:p>-0.37978546451406</text:p>
          </table:table-cell>
          <table:table-cell/>
          <table:table-cell table:formula="of:=([.V3]-[.V39])/[.V3]" office:value-type="float" office:value="-0.215071113608411" calcext:value-type="float">
            <text:p>-0.215071113608411</text:p>
          </table:table-cell>
          <table:table-cell/>
          <table:table-cell table:formula="of:=([.X3]-[.X39])/[.X3]" office:value-type="float" office:value="-0.222484295688859" calcext:value-type="float">
            <text:p>-0.222484295688859</text:p>
          </table:table-cell>
          <table:table-cell/>
          <table:table-cell table:formula="of:=([.Z3]-[.Z39])/[.Z3]" office:value-type="float" office:value="-0.00294548660930963" calcext:value-type="float">
            <text:p>-0.00294548660931</text:p>
          </table:table-cell>
          <table:table-cell table:formula="of:=([.AA3]-[.AA39])/[.AA3]" office:value-type="float" office:value="-0.00820247864133664" calcext:value-type="float">
            <text:p>-0.008202478641337</text:p>
          </table:table-cell>
          <table:table-cell table:style-name="Default"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CX INSERTION</text:p>
          </table:table-cell>
          <table:table-cell table:formula="of:=SUM([.F83:.W83])/14" office:value-type="float" office:value="-0.156684411147152" calcext:value-type="float">
            <text:p>-0.156684411147152</text:p>
          </table:table-cell>
          <table:table-cell table:formula="of:=[.D83]*(-1)" office:value-type="percentage" office:value="0.156684411147152" calcext:value-type="percentage">
            <text:p>15.67%</text:p>
          </table:table-cell>
          <table:table-cell table:formula="of:=([.F3]-[.F40])/[.F3]" office:value-type="float" office:value="-0.146405720737674" calcext:value-type="float">
            <text:p>-0.146405720737674</text:p>
          </table:table-cell>
          <table:table-cell table:formula="of:=([.G3]-[.G40])/[.G3]" office:value-type="float" office:value="-0.0664596273291925" calcext:value-type="float">
            <text:p>-0.066459627329193</text:p>
          </table:table-cell>
          <table:table-cell table:formula="of:=([.H3]-[.H40])/[.H3]" office:value-type="float" office:value="-0.0412541254125395" calcext:value-type="float">
            <text:p>-0.04125412541254</text:p>
          </table:table-cell>
          <table:table-cell table:formula="of:=([.I3]-[.I40])/[.I3]" office:value-type="float" office:value="-0.292842826768868" calcext:value-type="float">
            <text:p>-0.292842826768868</text:p>
          </table:table-cell>
          <table:table-cell table:number-columns-repeated="3"/>
          <table:table-cell table:formula="of:=([.M3]-[.M40])/[.M3]" office:value-type="float" office:value="-0.16651467411468" calcext:value-type="float">
            <text:p>-0.16651467411468</text:p>
          </table:table-cell>
          <table:table-cell table:formula="of:=([.N3]-[.N40])/[.N3]" office:value-type="float" office:value="-0.273331466739091" calcext:value-type="float">
            <text:p>-0.273331466739091</text:p>
          </table:table-cell>
          <table:table-cell table:formula="of:=([.O3]-[.O40])/[.O3]" office:value-type="float" office:value="-0.135183208822487" calcext:value-type="float">
            <text:p>-0.135183208822487</text:p>
          </table:table-cell>
          <table:table-cell table:number-columns-repeated="2"/>
          <table:table-cell table:formula="of:=([.R3]-[.R40])/[.R3]" office:value-type="float" office:value="-0.0759958071278852" calcext:value-type="float">
            <text:p>-0.075995807127885</text:p>
          </table:table-cell>
          <table:table-cell table:formula="of:=([.S3]-[.S40])/[.S3]" office:value-type="float" office:value="-0.224534284581847" calcext:value-type="float">
            <text:p>-0.224534284581847</text:p>
          </table:table-cell>
          <table:table-cell table:formula="of:=([.T3]-[.T40])/[.T3]" office:value-type="float" office:value="-0.47981149493948" calcext:value-type="float">
            <text:p>-0.47981149493948</text:p>
          </table:table-cell>
          <table:table-cell/>
          <table:table-cell table:formula="of:=([.V3]-[.V40])/[.V3]" office:value-type="float" office:value="-0.291248519486387" calcext:value-type="float">
            <text:p>-0.291248519486387</text:p>
          </table:table-cell>
          <table:table-cell/>
          <table:table-cell table:formula="of:=([.X3]-[.X40])/[.X3]" office:value-type="float" office:value="-0.374540414421837" calcext:value-type="float">
            <text:p>-0.374540414421837</text:p>
          </table:table-cell>
          <table:table-cell/>
          <table:table-cell table:formula="of:=([.Z3]-[.Z40])/[.Z3]" office:value-type="float" office:value="-0.0023735493763317" calcext:value-type="float">
            <text:p>-0.002373549376332</text:p>
          </table:table-cell>
          <table:table-cell table:formula="of:=([.AA3]-[.AA40])/[.AA3]" office:value-type="float" office:value="-0.0734301796394608" calcext:value-type="float">
            <text:p>-0.073430179639461</text:p>
          </table:table-cell>
          <table:table-cell table:style-name="Default" table:number-columns-repeated="35"/>
        </table:table-row>
        <table:table-row table:style-name="ro4">
          <table:table-cell table:number-columns-repeated="2"/>
          <table:table-cell table:style-name="ce16" office:value-type="string" calcext:value-type="string">
            <text:p><text:span text:style-name="T5">MX </text:span><text:span text:style-name="T6">DISPLACEMENT</text:span></text:p>
          </table:table-cell>
          <table:table-cell table:formula="of:=SUM([.F84:.W84])/14" office:value-type="float" office:value="-0.0250629141405696" calcext:value-type="float">
            <text:p>-0.02506291414057</text:p>
          </table:table-cell>
          <table:table-cell table:formula="of:=[.D84]*(-1)" office:value-type="percentage" office:value="0.0250629141405688" calcext:value-type="percentage">
            <text:p>2.51%</text:p>
          </table:table-cell>
          <table:table-cell table:formula="of:=([.F3]-[.F41])/[.F3]" office:value-type="float" office:value="-0.0127650232091363" calcext:value-type="float">
            <text:p>-0.012765023209136</text:p>
          </table:table-cell>
          <table:table-cell table:formula="of:=([.G3]-[.G41])/[.G3]" office:value-type="float" office:value="-0.0289855072463788" calcext:value-type="float">
            <text:p>-0.028985507246379</text:p>
          </table:table-cell>
          <table:table-cell table:formula="of:=([.H3]-[.H41])/[.H3]" office:value-type="float" office:value="-0.0231023102310248" calcext:value-type="float">
            <text:p>-0.023102310231025</text:p>
          </table:table-cell>
          <table:table-cell table:formula="of:=([.I3]-[.I41])/[.I3]" office:value-type="float" office:value="-0.0917702746308581" calcext:value-type="float">
            <text:p>-0.091770274630858</text:p>
          </table:table-cell>
          <table:table-cell table:number-columns-repeated="3"/>
          <table:table-cell table:formula="of:=([.M3]-[.M41])/[.M3]" office:value-type="float" office:value="-0.0289382754790001" calcext:value-type="float">
            <text:p>-0.028938275479</text:p>
          </table:table-cell>
          <table:table-cell table:formula="of:=([.N3]-[.N41])/[.N3]" office:value-type="float" office:value="-0.0545372381685748" calcext:value-type="float">
            <text:p>-0.054537238168575</text:p>
          </table:table-cell>
          <table:table-cell table:formula="of:=([.O3]-[.O41])/[.O3]" office:value-type="float" office:value="-0.0209889718961227" calcext:value-type="float">
            <text:p>-0.020988971896123</text:p>
          </table:table-cell>
          <table:table-cell table:number-columns-repeated="2"/>
          <table:table-cell table:formula="of:=([.R3]-[.R41])/[.R3]" office:value-type="float" office:value="0" calcext:value-type="float">
            <text:p>0</text:p>
          </table:table-cell>
          <table:table-cell table:formula="of:=([.S3]-[.S41])/[.S3]" office:value-type="float" office:value="-0.0241115074646591" calcext:value-type="float">
            <text:p>-0.024111507464659</text:p>
          </table:table-cell>
          <table:table-cell table:formula="of:=([.T3]-[.T41])/[.T3]" office:value-type="float" office:value="-0.0352671684958612" calcext:value-type="float">
            <text:p>-0.035267168495861</text:p>
          </table:table-cell>
          <table:table-cell/>
          <table:table-cell table:formula="of:=([.V3]-[.V41])/[.V3]" office:value-type="float" office:value="-0.0304145211463583" calcext:value-type="float">
            <text:p>-0.030414521146358</text:p>
          </table:table-cell>
          <table:table-cell/>
          <table:table-cell table:formula="of:=([.X3]-[.X41])/[.X3]" office:value-type="float" office:value="-0.0297325689936396" calcext:value-type="float">
            <text:p>-0.02973256899364</text:p>
          </table:table-cell>
          <table:table-cell/>
          <table:table-cell table:formula="of:=([.Z3]-[.Z41])/[.Z3]" office:value-type="float" office:value="-0.0023735493763317" calcext:value-type="float">
            <text:p>-0.002373549376332</text:p>
          </table:table-cell>
          <table:table-cell table:formula="of:=([.AA3]-[.AA41])/[.AA3]" office:value-type="float" office:value="-0.0107030210615975" calcext:value-type="float">
            <text:p>-0.010703021061598</text:p>
          </table:table-cell>
          <table:table-cell table:style-name="Default"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OBX DISPLACEMENT</text:p>
          </table:table-cell>
          <table:table-cell table:formula="of:=SUM([.F85:.W85])/14" office:value-type="float" office:value="-0.185150340548837" calcext:value-type="float">
            <text:p>-0.185150340548837</text:p>
          </table:table-cell>
          <table:table-cell table:formula="of:=[.D85]*(-1)" office:value-type="percentage" office:value="0.185150340548838" calcext:value-type="percentage">
            <text:p>18.52%</text:p>
          </table:table-cell>
          <table:table-cell table:formula="of:=([.F3]-[.F42])/[.F3]" office:value-type="float" office:value="-0.152992096349266" calcext:value-type="float">
            <text:p>-0.152992096349266</text:p>
          </table:table-cell>
          <table:table-cell table:formula="of:=([.G3]-[.G42])/[.G3]" office:value-type="float" office:value="-0.0250517598343665" calcext:value-type="float">
            <text:p>-0.025051759834367</text:p>
          </table:table-cell>
          <table:table-cell table:formula="of:=([.H3]-[.H42])/[.H3]" office:value-type="float" office:value="-0.00462046204620301" calcext:value-type="float">
            <text:p>-0.004620462046203</text:p>
          </table:table-cell>
          <table:table-cell table:formula="of:=([.I3]-[.I42])/[.I3]" office:value-type="float" office:value="-0.187430887785503" calcext:value-type="float">
            <text:p>-0.187430887785503</text:p>
          </table:table-cell>
          <table:table-cell table:number-columns-repeated="3"/>
          <table:table-cell table:formula="of:=([.M3]-[.M42])/[.M3]" office:value-type="float" office:value="-0.120557605543078" calcext:value-type="float">
            <text:p>-0.120557605543078</text:p>
          </table:table-cell>
          <table:table-cell table:formula="of:=([.N3]-[.N42])/[.N3]" office:value-type="float" office:value="-0.458001039144177" calcext:value-type="float">
            <text:p>-0.458001039144177</text:p>
          </table:table-cell>
          <table:table-cell table:formula="of:=([.O3]-[.O42])/[.O3]" office:value-type="float" office:value="-0.0476698683742444" calcext:value-type="float">
            <text:p>-0.047669868374244</text:p>
          </table:table-cell>
          <table:table-cell table:number-columns-repeated="2"/>
          <table:table-cell table:formula="of:=([.R3]-[.R42])/[.R3]" office:value-type="float" office:value="-0.0193920335429795" calcext:value-type="float">
            <text:p>-0.01939203354298</text:p>
          </table:table-cell>
          <table:table-cell table:formula="of:=([.S3]-[.S42])/[.S3]" office:value-type="float" office:value="-0.135618972123133" calcext:value-type="float">
            <text:p>-0.135618972123133</text:p>
          </table:table-cell>
          <table:table-cell table:formula="of:=([.T3]-[.T42])/[.T3]" office:value-type="float" office:value="-0.977365936534841" calcext:value-type="float">
            <text:p>-0.977365936534841</text:p>
          </table:table-cell>
          <table:table-cell/>
          <table:table-cell table:formula="of:=([.V3]-[.V42])/[.V3]" office:value-type="float" office:value="-0.463404106405928" calcext:value-type="float">
            <text:p>-0.463404106405928</text:p>
          </table:table-cell>
          <table:table-cell/>
          <table:table-cell table:formula="of:=([.X3]-[.X42])/[.X3]" office:value-type="float" office:value="-0.540844974296729" calcext:value-type="float">
            <text:p>-0.540844974296729</text:p>
          </table:table-cell>
          <table:table-cell/>
          <table:table-cell table:formula="of:=([.Z3]-[.Z42])/[.Z3]" office:value-type="float" office:value="-0.00180161214335242" calcext:value-type="float">
            <text:p>-0.001801612143352</text:p>
          </table:table-cell>
          <table:table-cell table:formula="of:=([.AA3]-[.AA42])/[.AA3]" office:value-type="float" office:value="-0.00739434026273121" calcext:value-type="float">
            <text:p>-0.007394340262731</text:p>
          </table:table-cell>
          <table:table-cell table:style-name="Default"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OX DISPLACEMENT</text:p>
          </table:table-cell>
          <table:table-cell table:formula="of:=SUM([.F86:.W86])/14" office:value-type="float" office:value="-0.0164350166690319" calcext:value-type="float">
            <text:p>-0.016435016669032</text:p>
          </table:table-cell>
          <table:table-cell table:formula="of:=[.D86]*(-1)" office:value-type="percentage" office:value="0.016435016669032" calcext:value-type="percentage">
            <text:p>1.64%</text:p>
          </table:table-cell>
          <table:table-cell table:formula="of:=([.F3]-[.F43])/[.F3]" office:value-type="float" office:value="-0.0270355037009126" calcext:value-type="float">
            <text:p>-0.027035503700913</text:p>
          </table:table-cell>
          <table:table-cell table:formula="of:=([.G3]-[.G43])/[.G3]" office:value-type="float" office:value="0" calcext:value-type="float">
            <text:p>0</text:p>
          </table:table-cell>
          <table:table-cell table:formula="of:=([.H3]-[.H43])/[.H3]" office:value-type="float" office:value="-0.00495049504950495" calcext:value-type="float">
            <text:p>-0.004950495049505</text:p>
          </table:table-cell>
          <table:table-cell table:formula="of:=([.I3]-[.I43])/[.I3]" office:value-type="float" office:value="-0.0309906808121848" calcext:value-type="float">
            <text:p>-0.030990680812185</text:p>
          </table:table-cell>
          <table:table-cell table:number-columns-repeated="3"/>
          <table:table-cell table:formula="of:=([.M3]-[.M43])/[.M3]" office:value-type="float" office:value="-0.0223805992259507" calcext:value-type="float">
            <text:p>-0.022380599225951</text:p>
          </table:table-cell>
          <table:table-cell table:formula="of:=([.N3]-[.N43])/[.N3]" office:value-type="float" office:value="-0.0511198479582458" calcext:value-type="float">
            <text:p>-0.051119847958246</text:p>
          </table:table-cell>
          <table:table-cell table:formula="of:=([.O3]-[.O43])/[.O3]" office:value-type="float" office:value="-0.00569192458199897" calcext:value-type="float">
            <text:p>-0.005691924581999</text:p>
          </table:table-cell>
          <table:table-cell table:number-columns-repeated="2"/>
          <table:table-cell table:formula="of:=([.R3]-[.R43])/[.R3]" office:value-type="float" office:value="0" calcext:value-type="float">
            <text:p>0</text:p>
          </table:table-cell>
          <table:table-cell table:formula="of:=([.S3]-[.S43])/[.S3]" office:value-type="float" office:value="-0.0147311401770373" calcext:value-type="float">
            <text:p>-0.014731140177037</text:p>
          </table:table-cell>
          <table:table-cell table:formula="of:=([.T3]-[.T43])/[.T3]" office:value-type="float" office:value="-0.047574959548488" calcext:value-type="float">
            <text:p>-0.047574959548488</text:p>
          </table:table-cell>
          <table:table-cell/>
          <table:table-cell table:formula="of:=([.V3]-[.V43])/[.V3]" office:value-type="float" office:value="-0.0256150823121228" calcext:value-type="float">
            <text:p>-0.025615082312123</text:p>
          </table:table-cell>
          <table:table-cell/>
          <table:table-cell table:formula="of:=([.X3]-[.X43])/[.X3]" office:value-type="float" office:value="-0.027393609921692" calcext:value-type="float">
            <text:p>-0.027393609921692</text:p>
          </table:table-cell>
          <table:table-cell/>
          <table:table-cell table:formula="of:=([.Z3]-[.Z43])/[.Z3]" office:value-type="float" office:value="0" calcext:value-type="float">
            <text:p>0</text:p>
          </table:table-cell>
          <table:table-cell table:formula="of:=([.AA3]-[.AA43])/[.AA3]" office:value-type="float" office:value="0" calcext:value-type="float">
            <text:p>0</text:p>
          </table:table-cell>
          <table:table-cell table:style-name="Default" table:number-columns-repeated="35"/>
        </table:table-row>
        <table:table-row table:style-name="ro4">
          <table:table-cell table:number-columns-repeated="2"/>
          <table:table-cell table:style-name="ce22" office:value-type="string" calcext:value-type="string">
            <text:p>LOX DISPLACEMENT</text:p>
          </table:table-cell>
          <table:table-cell table:formula="of:=SUM([.F87:.W87])/14" office:value-type="float" office:value="-0.0292820056740372" calcext:value-type="float">
            <text:p>-0.029282005674037</text:p>
          </table:table-cell>
          <table:table-cell table:formula="of:=[.D87]*(-1)" office:value-type="percentage" office:value="0.0292820056740367" calcext:value-type="percentage">
            <text:p>2.93%</text:p>
          </table:table-cell>
          <table:table-cell table:formula="of:=([.F3]-[.F44])/[.F3]" office:value-type="float" office:value="-0.0262200476728171" calcext:value-type="float">
            <text:p>-0.026220047672817</text:p>
          </table:table-cell>
          <table:table-cell table:formula="of:=([.G3]-[.G44])/[.G3]" office:value-type="float" office:value="0" calcext:value-type="float">
            <text:p>0</text:p>
          </table:table-cell>
          <table:table-cell table:formula="of:=([.H3]-[.H44])/[.H3]" office:value-type="float" office:value="-0.0206270627062724" calcext:value-type="float">
            <text:p>-0.020627062706272</text:p>
          </table:table-cell>
          <table:table-cell table:formula="of:=([.I3]-[.I44])/[.I3]" office:value-type="float" office:value="-0.0553182000613172" calcext:value-type="float">
            <text:p>-0.055318200061317</text:p>
          </table:table-cell>
          <table:table-cell table:number-columns-repeated="3"/>
          <table:table-cell table:formula="of:=([.M3]-[.M44])/[.M3]" office:value-type="float" office:value="-0.0423157112548827" calcext:value-type="float">
            <text:p>-0.042315711254883</text:p>
          </table:table-cell>
          <table:table-cell table:formula="of:=([.N3]-[.N44])/[.N3]" office:value-type="float" office:value="-0.0558333033995089" calcext:value-type="float">
            <text:p>-0.055833303399509</text:p>
          </table:table-cell>
          <table:table-cell table:formula="of:=([.O3]-[.O44])/[.O3]" office:value-type="float" office:value="-0.0323728210601206" calcext:value-type="float">
            <text:p>-0.032372821060121</text:p>
          </table:table-cell>
          <table:table-cell table:number-columns-repeated="2"/>
          <table:table-cell table:formula="of:=([.R3]-[.R44])/[.R3]" office:value-type="float" office:value="-0.00366876310272793" calcext:value-type="float">
            <text:p>-0.003668763102728</text:p>
          </table:table-cell>
          <table:table-cell table:formula="of:=([.S3]-[.S44])/[.S3]" office:value-type="float" office:value="-0.0439952437574316" calcext:value-type="float">
            <text:p>-0.043995243757432</text:p>
          </table:table-cell>
          <table:table-cell table:formula="of:=([.T3]-[.T44])/[.T3]" office:value-type="float" office:value="-0.0586977593091942" calcext:value-type="float">
            <text:p>-0.058697759309194</text:p>
          </table:table-cell>
          <table:table-cell/>
          <table:table-cell table:formula="of:=([.V3]-[.V44])/[.V3]" office:value-type="float" office:value="-0.0708991671122482" calcext:value-type="float">
            <text:p>-0.070899167112248</text:p>
          </table:table-cell>
          <table:table-cell/>
          <table:table-cell table:formula="of:=([.X3]-[.X44])/[.X3]" office:value-type="float" office:value="-0.0403110908787791" calcext:value-type="float">
            <text:p>-0.040311090878779</text:p>
          </table:table-cell>
          <table:table-cell/>
          <table:table-cell table:formula="of:=([.Z3]-[.Z44])/[.Z3]" office:value-type="float" office:value="-0.00180161214335242" calcext:value-type="float">
            <text:p>-0.001801612143352</text:p>
          </table:table-cell>
          <table:table-cell table:formula="of:=([.AA3]-[.AA44])/[.AA3]" office:value-type="float" office:value="-0.00382666657553204" calcext:value-type="float">
            <text:p>-0.003826666575532</text:p>
          </table:table-cell>
          <table:table-cell table:style-name="Default" table:number-columns-repeated="35"/>
        </table:table-row>
        <table:table-row table:style-name="ro4">
          <table:table-cell table:number-columns-repeated="2"/>
          <table:table-cell table:style-name="ce22" office:value-type="string" calcext:value-type="string">
            <text:p>PBX DISPLACEMENT</text:p>
          </table:table-cell>
          <table:table-cell table:formula="of:=SUM([.F88:.W88])/14" office:value-type="float" office:value="-0.0215430400401465" calcext:value-type="float">
            <text:p>-0.021543040040147</text:p>
          </table:table-cell>
          <table:table-cell table:formula="of:=[.D88]*(-1)" office:value-type="percentage" office:value="0.0215430400401466" calcext:value-type="percentage">
            <text:p>2.15%</text:p>
          </table:table-cell>
          <table:table-cell table:formula="of:=([.F3]-[.F45])/[.F3]" office:value-type="float" office:value="-0.0158073014678209" calcext:value-type="float">
            <text:p>-0.015807301467821</text:p>
          </table:table-cell>
          <table:table-cell table:formula="of:=([.G3]-[.G45])/[.G3]" office:value-type="float" office:value="-0.0118012422360248" calcext:value-type="float">
            <text:p>-0.011801242236025</text:p>
          </table:table-cell>
          <table:table-cell table:formula="of:=([.H3]-[.H45])/[.H3]" office:value-type="float" office:value="-0.00924092409241085" calcext:value-type="float">
            <text:p>-0.009240924092411</text:p>
          </table:table-cell>
          <table:table-cell table:formula="of:=([.I3]-[.I45])/[.I3]" office:value-type="float" office:value="-0.0706067202525011" calcext:value-type="float">
            <text:p>-0.070606720252501</text:p>
          </table:table-cell>
          <table:table-cell table:number-columns-repeated="3"/>
          <table:table-cell table:formula="of:=([.M3]-[.M45])/[.M3]" office:value-type="float" office:value="-0.0235883810221732" calcext:value-type="float">
            <text:p>-0.023588381022173</text:p>
          </table:table-cell>
          <table:table-cell table:formula="of:=([.N3]-[.N45])/[.N3]" office:value-type="float" office:value="-0.0569012613143063" calcext:value-type="float">
            <text:p>-0.056901261314306</text:p>
          </table:table-cell>
          <table:table-cell table:formula="of:=([.O3]-[.O45])/[.O3]" office:value-type="float" office:value="-0.0209889718961227" calcext:value-type="float">
            <text:p>-0.020988971896123</text:p>
          </table:table-cell>
          <table:table-cell table:number-columns-repeated="2"/>
          <table:table-cell table:formula="of:=([.R3]-[.R45])/[.R3]" office:value-type="float" office:value="0" calcext:value-type="float">
            <text:p>0</text:p>
          </table:table-cell>
          <table:table-cell table:formula="of:=([.S3]-[.S45])/[.S3]" office:value-type="float" office:value="-0.00852160126833135" calcext:value-type="float">
            <text:p>-0.008521601268331</text:p>
          </table:table-cell>
          <table:table-cell table:formula="of:=([.T3]-[.T45])/[.T3]" office:value-type="float" office:value="-0.0652461920491555" calcext:value-type="float">
            <text:p>-0.065246192049156</text:p>
          </table:table-cell>
          <table:table-cell/>
          <table:table-cell table:formula="of:=([.V3]-[.V45])/[.V3]" office:value-type="float" office:value="-0.0188999649632038" calcext:value-type="float">
            <text:p>-0.018899964963204</text:p>
          </table:table-cell>
          <table:table-cell/>
          <table:table-cell table:formula="of:=([.X3]-[.X45])/[.X3]" office:value-type="float" office:value="-0.0489985916762851" calcext:value-type="float">
            <text:p>-0.048998591676285</text:p>
          </table:table-cell>
          <table:table-cell/>
          <table:table-cell table:formula="of:=([.Z3]-[.Z45])/[.Z3]" office:value-type="float" office:value="0" calcext:value-type="float">
            <text:p>0</text:p>
          </table:table-cell>
          <table:table-cell table:formula="of:=([.AA3]-[.AA45])/[.AA3]" office:value-type="float" office:value="-0.00356767368719917" calcext:value-type="float">
            <text:p>-0.003567673687199</text:p>
          </table:table-cell>
          <table:table-cell table:style-name="Default"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PMX DISPLACEMENT</text:p>
          </table:table-cell>
          <table:table-cell table:formula="of:=SUM([.F89:.W89])/14" office:value-type="float" office:value="-0.0302629271749398" calcext:value-type="float">
            <text:p>-0.03026292717494</text:p>
          </table:table-cell>
          <table:table-cell table:formula="of:=[.D89]*(-1)" office:value-type="percentage" office:value="0.0302629271749402" calcext:value-type="percentage">
            <text:p>3.03%</text:p>
          </table:table-cell>
          <table:table-cell table:formula="of:=([.F3]-[.F46])/[.F3]" office:value-type="float" office:value="-0.0387968887216127" calcext:value-type="float">
            <text:p>-0.038796888721613</text:p>
          </table:table-cell>
          <table:table-cell table:formula="of:=([.G3]-[.G46])/[.G3]" office:value-type="float" office:value="-0.0130434782608696" calcext:value-type="float">
            <text:p>-0.01304347826087</text:p>
          </table:table-cell>
          <table:table-cell table:formula="of:=([.H3]-[.H46])/[.H3]" office:value-type="float" office:value="-0.00891089108910891" calcext:value-type="float">
            <text:p>-0.008910891089109</text:p>
          </table:table-cell>
          <table:table-cell table:formula="of:=([.I3]-[.I46])/[.I3]" office:value-type="float" office:value="-0.076945375063712" calcext:value-type="float">
            <text:p>-0.076945375063712</text:p>
          </table:table-cell>
          <table:table-cell table:number-columns-repeated="3"/>
          <table:table-cell table:formula="of:=([.M3]-[.M46])/[.M3]" office:value-type="float" office:value="-0.0392844362515464" calcext:value-type="float">
            <text:p>-0.039284436251546</text:p>
          </table:table-cell>
          <table:table-cell table:formula="of:=([.N3]-[.N46])/[.N3]" office:value-type="float" office:value="-0.0432571219696529" calcext:value-type="float">
            <text:p>-0.043257121969653</text:p>
          </table:table-cell>
          <table:table-cell table:formula="of:=([.O3]-[.O46])/[.O3]" office:value-type="float" office:value="-0.0281038776236212" calcext:value-type="float">
            <text:p>-0.028103877623621</text:p>
          </table:table-cell>
          <table:table-cell table:number-columns-repeated="2"/>
          <table:table-cell table:formula="of:=([.R3]-[.R46])/[.R3]" office:value-type="float" office:value="-0.0267295597484277" calcext:value-type="float">
            <text:p>-0.026729559748428</text:p>
          </table:table-cell>
          <table:table-cell table:formula="of:=([.S3]-[.S46])/[.S3]" office:value-type="float" office:value="-0.0270841590698909" calcext:value-type="float">
            <text:p>-0.027084159069891</text:p>
          </table:table-cell>
          <table:table-cell table:formula="of:=([.T3]-[.T46])/[.T3]" office:value-type="float" office:value="-0.078083419405074" calcext:value-type="float">
            <text:p>-0.078083419405074</text:p>
          </table:table-cell>
          <table:table-cell/>
          <table:table-cell table:formula="of:=([.V3]-[.V46])/[.V3]" office:value-type="float" office:value="-0.043441773245641" calcext:value-type="float">
            <text:p>-0.043441773245641</text:p>
          </table:table-cell>
          <table:table-cell/>
          <table:table-cell table:formula="of:=([.X3]-[.X46])/[.X3]" office:value-type="float" office:value="-0.0293014815597594" calcext:value-type="float">
            <text:p>-0.029301481559759</text:p>
          </table:table-cell>
          <table:table-cell/>
          <table:table-cell table:formula="of:=([.Z3]-[.Z46])/[.Z3]" office:value-type="float" office:value="-0.000571937232979282" calcext:value-type="float">
            <text:p>-0.000571937232979</text:p>
          </table:table-cell>
          <table:table-cell table:formula="of:=([.AA3]-[.AA46])/[.AA3]" office:value-type="float" office:value="-0.00713534737439834" calcext:value-type="float">
            <text:p>-0.007135347374398</text:p>
          </table:table-cell>
          <table:table-cell table:style-name="Default"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CX DISPLACEMENT</text:p>
          </table:table-cell>
          <table:table-cell table:formula="of:=SUM([.F90:.W90])/14" office:value-type="float" office:value="-0.0262806344040718" calcext:value-type="float">
            <text:p>-0.026280634404072</text:p>
          </table:table-cell>
          <table:table-cell table:formula="of:=[.D90]*(-1)" office:value-type="percentage" office:value="0.0262806344040719" calcext:value-type="percentage">
            <text:p>2.63%</text:p>
          </table:table-cell>
          <table:table-cell table:formula="of:=([.F3]-[.F47])/[.F3]" office:value-type="float" office:value="-0.0244009534562758" calcext:value-type="float">
            <text:p>-0.024400953456276</text:p>
          </table:table-cell>
          <table:table-cell table:formula="of:=([.G3]-[.G47])/[.G3]" office:value-type="float" office:value="0" calcext:value-type="float">
            <text:p>0</text:p>
          </table:table-cell>
          <table:table-cell table:formula="of:=([.H3]-[.H47])/[.H3]" office:value-type="float" office:value="-0.0042904290429059" calcext:value-type="float">
            <text:p>-0.004290429042906</text:p>
          </table:table-cell>
          <table:table-cell table:formula="of:=([.I3]-[.I47])/[.I3]" office:value-type="float" office:value="-0.0515248849675666" calcext:value-type="float">
            <text:p>-0.051524884967567</text:p>
          </table:table-cell>
          <table:table-cell table:number-columns-repeated="3"/>
          <table:table-cell table:formula="of:=([.M3]-[.M47])/[.M3]" office:value-type="float" office:value="-0.032254741474397" calcext:value-type="float">
            <text:p>-0.032254741474397</text:p>
          </table:table-cell>
          <table:table-cell table:formula="of:=([.N3]-[.N47])/[.N3]" office:value-type="float" office:value="-0.0578463871356086" calcext:value-type="float">
            <text:p>-0.057846387135609</text:p>
          </table:table-cell>
          <table:table-cell table:formula="of:=([.O3]-[.O47])/[.O3]" office:value-type="float" office:value="-0.0298826040554963" calcext:value-type="float">
            <text:p>-0.029882604055496</text:p>
          </table:table-cell>
          <table:table-cell table:number-columns-repeated="2"/>
          <table:table-cell table:formula="of:=([.R3]-[.R47])/[.R3]" office:value-type="float" office:value="-0.015199161425574" calcext:value-type="float">
            <text:p>-0.015199161425574</text:p>
          </table:table-cell>
          <table:table-cell table:formula="of:=([.S3]-[.S47])/[.S3]" office:value-type="float" office:value="-0.0254987448804339" calcext:value-type="float">
            <text:p>-0.025498744880434</text:p>
          </table:table-cell>
          <table:table-cell table:formula="of:=([.T3]-[.T47])/[.T3]" office:value-type="float" office:value="-0.0736343058980265" calcext:value-type="float">
            <text:p>-0.073634305898027</text:p>
          </table:table-cell>
          <table:table-cell/>
          <table:table-cell table:formula="of:=([.V3]-[.V47])/[.V3]" office:value-type="float" office:value="-0.0533966693207203" calcext:value-type="float">
            <text:p>-0.05339666932072</text:p>
          </table:table-cell>
          <table:table-cell/>
          <table:table-cell table:formula="of:=([.X3]-[.X47])/[.X3]" office:value-type="float" office:value="-0.0672581618837085" calcext:value-type="float">
            <text:p>-0.067258161883709</text:p>
          </table:table-cell>
          <table:table-cell/>
          <table:table-cell table:formula="of:=([.Z3]-[.Z47])/[.Z3]" office:value-type="float" office:value="-0.00180161214335242" calcext:value-type="float">
            <text:p>-0.001801612143352</text:p>
          </table:table-cell>
          <table:table-cell table:formula="of:=([.AA3]-[.AA47])/[.AA3]" office:value-type="float" office:value="-0.00739434026273121" calcext:value-type="float">
            <text:p>-0.007394340262731</text:p>
          </table:table-cell>
          <table:table-cell table:style-name="Default" table:number-columns-repeated="35"/>
        </table:table-row>
        <table:table-row table:style-name="ro4">
          <table:table-cell table:style-name="ce12" office:value-type="string" calcext:value-type="string" table:number-columns-spanned="4" table:number-rows-spanned="1">
            <text:p>Relative error with respect to the best result of heuristics</text:p>
          </table:table-cell>
          <table:covered-table-cell table:number-columns-repeated="2" table:style-name="Default"/>
          <table:covered-table-cell table:formula="of:=SUM([.F91:.W91])/3" office:value-type="float" office:value="0" calcext:value-type="float">
            <text:p>0</text:p>
          </table:covered-table-cell>
          <table:table-cell table:style-name="ce30"/>
          <table:table-cell table:style-name="Default" table:number-columns-repeated="5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float" office:value="0.03" calcext:value-type="float">
            <text:p>0.03</text:p>
          </table:table-cell>
          <table:table-cell table:style-name="ce16" office:value-type="string" calcext:value-type="string">
            <text:p>MX SWAP</text:p>
          </table:table-cell>
          <table:table-cell table:formula="of:=SUM([.F92:.W92])/8" office:value-type="float" office:value="-0.0932589136336271" calcext:value-type="float">
            <text:p>-0.093258913633627</text:p>
          </table:table-cell>
          <table:table-cell table:style-name="ce56" table:formula="of:=[.D92]*(-1)" office:value-type="percentage" office:value="0.0932589136336276" calcext:value-type="percentage">
            <text:p>9.33%</text:p>
          </table:table-cell>
          <table:table-cell table:number-columns-repeated="4"/>
          <table:table-cell table:formula="of:=([.J4]-[.J6])/[.J4]" office:value-type="float" office:value="-0.203319825436409" calcext:value-type="float">
            <text:p>-0.203319825436409</text:p>
          </table:table-cell>
          <table:table-cell table:formula="of:=([.K4]-[.K6])/[.K4]" office:value-type="float" office:value="0" calcext:value-type="float">
            <text:p>0</text:p>
          </table:table-cell>
          <table:table-cell table:formula="of:=([.L4]-[.L6])/[.L4]" office:value-type="float" office:value="-0.143394452280207" calcext:value-type="float">
            <text:p>-0.143394452280207</text:p>
          </table:table-cell>
          <table:table-cell table:number-columns-repeated="3"/>
          <table:table-cell table:formula="of:=([.P4]-[.P6])/[.P4]" office:value-type="float" office:value="-0.0007993605115924" calcext:value-type="float">
            <text:p>-0.000799360511592</text:p>
          </table:table-cell>
          <table:table-cell table:formula="of:=([.Q4]-[.Q6])/[.Q4]" office:value-type="float" office:value="-0.0358330254894717" calcext:value-type="float">
            <text:p>-0.035833025489472</text:p>
          </table:table-cell>
          <table:table-cell table:number-columns-repeated="3"/>
          <table:table-cell table:formula="of:=([.U4]-[.U6])/[.U4]" office:value-type="float" office:value="-0.182528615420368" calcext:value-type="float">
            <text:p>-0.182528615420368</text:p>
          </table:table-cell>
          <table:table-cell/>
          <table:table-cell table:formula="of:=([.W4]-[.W6])/[.W4]" office:value-type="float" office:value="-0.180196029930969" calcext:value-type="float">
            <text:p>-0.180196029930969</text:p>
          </table:table-cell>
          <table:table-cell/>
          <table:table-cell table:formula="of:=([.Y4]-[.Y6])/[.Y4]" office:value-type="float" office:value="-0.179890023566379" calcext:value-type="float">
            <text:p>-0.179890023566379</text:p>
          </table:table-cell>
          <table:table-cell table:number-columns-repeated="2"/>
          <table:table-cell table:style-name="Default" table:number-columns-repeated="35"/>
        </table:table-row>
        <table:table-row table:style-name="ro4">
          <table:table-cell table:style-name="ce3"/>
          <table:table-cell table:style-name="ce7"/>
          <table:table-cell table:style-name="ce16" office:value-type="string" calcext:value-type="string">
            <text:p>OBX SWAP</text:p>
          </table:table-cell>
          <table:table-cell table:formula="of:=SUM([.F93:.W93])/8" office:value-type="float" office:value="-0.242026080461142" calcext:value-type="float">
            <text:p>-0.242026080461142</text:p>
          </table:table-cell>
          <table:table-cell table:style-name="ce56" table:formula="of:=[.D93]*(-1)" office:value-type="percentage" office:value="0.242026080461143" calcext:value-type="percentage">
            <text:p>24.20%</text:p>
          </table:table-cell>
          <table:table-cell table:number-columns-repeated="4"/>
          <table:table-cell table:formula="of:=([.J4]-[.J7])/[.J4]" office:value-type="float" office:value="-0.282354010806316" calcext:value-type="float">
            <text:p>-0.282354010806316</text:p>
          </table:table-cell>
          <table:table-cell table:formula="of:=([.K4]-[.K7])/[.K4]" office:value-type="float" office:value="0" calcext:value-type="float">
            <text:p>0</text:p>
          </table:table-cell>
          <table:table-cell table:formula="of:=([.L4]-[.L7])/[.L4]" office:value-type="float" office:value="-0.29901269393512" calcext:value-type="float">
            <text:p>-0.29901269393512</text:p>
          </table:table-cell>
          <table:table-cell table:number-columns-repeated="3"/>
          <table:table-cell table:formula="of:=([.P4]-[.P7])/[.P4]" office:value-type="float" office:value="-0.00159872102317978" calcext:value-type="float">
            <text:p>-0.00159872102318</text:p>
          </table:table-cell>
          <table:table-cell table:formula="of:=([.Q4]-[.Q7])/[.Q4]" office:value-type="float" office:value="-0.0358330254894717" calcext:value-type="float">
            <text:p>-0.035833025489472</text:p>
          </table:table-cell>
          <table:table-cell table:number-columns-repeated="3"/>
          <table:table-cell table:formula="of:=([.U4]-[.U7])/[.U4]" office:value-type="float" office:value="-0.302887688106441" calcext:value-type="float">
            <text:p>-0.302887688106441</text:p>
          </table:table-cell>
          <table:table-cell/>
          <table:table-cell table:formula="of:=([.W4]-[.W7])/[.W4]" office:value-type="float" office:value="-1.01452250432861" calcext:value-type="float">
            <text:p>-1.01452250432861</text:p>
          </table:table-cell>
          <table:table-cell/>
          <table:table-cell table:formula="of:=([.Y4]-[.Y7])/[.Y4]" office:value-type="float" office:value="-0.293794186959937" calcext:value-type="float">
            <text:p>-0.293794186959937</text:p>
          </table:table-cell>
          <table:table-cell table:number-columns-repeated="2"/>
          <table:table-cell table:style-name="Default" table:number-columns-repeated="35"/>
        </table:table-row>
        <table:table-row table:style-name="ro4">
          <table:table-cell table:style-name="ce3"/>
          <table:table-cell table:style-name="ce7"/>
          <table:table-cell office:value-type="string" calcext:value-type="string">
            <text:p>OX SWAP</text:p>
          </table:table-cell>
          <table:table-cell table:formula="of:=SUM([.F94:.W94])/8" office:value-type="float" office:value="-0.00846759614642881" calcext:value-type="float">
            <text:p>-0.008467596146429</text:p>
          </table:table-cell>
          <table:table-cell table:style-name="ce56" table:formula="of:=[.D94]*(-1)" office:value-type="percentage" office:value="0.00846759614642839" calcext:value-type="percentage">
            <text:p>0.85%</text:p>
          </table:table-cell>
          <table:table-cell table:number-columns-repeated="4"/>
          <table:table-cell table:formula="of:=([.J4]-[.J8])/[.J4]" office:value-type="float" office:value="-0.0065331463009157" calcext:value-type="float">
            <text:p>-0.006533146300916</text:p>
          </table:table-cell>
          <table:table-cell table:formula="of:=([.K4]-[.K8])/[.K4]" office:value-type="float" office:value="0" calcext:value-type="float">
            <text:p>0</text:p>
          </table:table-cell>
          <table:table-cell table:formula="of:=([.L4]-[.L8])/[.L4]" office:value-type="float" office:value="0.00564174894217207" calcext:value-type="float">
            <text:p>0.005641748942172</text:p>
          </table:table-cell>
          <table:table-cell table:number-columns-repeated="3"/>
          <table:table-cell table:formula="of:=([.P4]-[.P8])/[.P4]" office:value-type="float" office:value="-0.0007993605115924" calcext:value-type="float">
            <text:p>-0.000799360511592</text:p>
          </table:table-cell>
          <table:table-cell table:formula="of:=([.Q4]-[.Q8])/[.Q4]" office:value-type="float" office:value="0" calcext:value-type="float">
            <text:p>0</text:p>
          </table:table-cell>
          <table:table-cell table:number-columns-repeated="3"/>
          <table:table-cell table:formula="of:=([.U4]-[.U8])/[.U4]" office:value-type="float" office:value="-0.0377955958398728" calcext:value-type="float">
            <text:p>-0.037795595839873</text:p>
          </table:table-cell>
          <table:table-cell/>
          <table:table-cell table:formula="of:=([.W4]-[.W8])/[.W4]" office:value-type="float" office:value="-0.0282544154612216" calcext:value-type="float">
            <text:p>-0.028254415461222</text:p>
          </table:table-cell>
          <table:table-cell/>
          <table:table-cell table:formula="of:=([.Y4]-[.Y8])/[.Y4]" office:value-type="float" office:value="-0.0447761194029851" calcext:value-type="float">
            <text:p>-0.044776119402985</text:p>
          </table:table-cell>
          <table:table-cell table:number-columns-repeated="2"/>
          <table:table-cell table:style-name="Default" table:number-columns-repeated="35"/>
        </table:table-row>
        <table:table-row table:style-name="ro4">
          <table:table-cell table:style-name="ce7"/>
          <table:table-cell table:style-name="ce3"/>
          <table:table-cell table:style-name="ce22" office:value-type="string" calcext:value-type="string">
            <text:p>LOX SWAP</text:p>
          </table:table-cell>
          <table:table-cell table:formula="of:=SUM([.F95:.W95])/8" office:value-type="float" office:value="-0.077728586615765" calcext:value-type="float">
            <text:p>-0.077728586615765</text:p>
          </table:table-cell>
          <table:table-cell table:style-name="ce56" table:formula="of:=[.D95]*(-1)" office:value-type="percentage" office:value="0.0777285866157656" calcext:value-type="percentage">
            <text:p>7.77%</text:p>
          </table:table-cell>
          <table:table-cell table:number-columns-repeated="4"/>
          <table:table-cell table:formula="of:=([.J4]-[.J9])/[.J4]" office:value-type="float" office:value="-0.152236596009975" calcext:value-type="float">
            <text:p>-0.152236596009975</text:p>
          </table:table-cell>
          <table:table-cell table:formula="of:=([.K4]-[.K9])/[.K4]" office:value-type="float" office:value="0" calcext:value-type="float">
            <text:p>0</text:p>
          </table:table-cell>
          <table:table-cell table:formula="of:=([.L4]-[.L9])/[.L4]" office:value-type="float" office:value="-0.0902679830747532" calcext:value-type="float">
            <text:p>-0.090267983074753</text:p>
          </table:table-cell>
          <table:table-cell table:number-columns-repeated="3"/>
          <table:table-cell table:formula="of:=([.P4]-[.P9])/[.P4]" office:value-type="float" office:value="-0.0044764188649064" calcext:value-type="float">
            <text:p>-0.004476418864906</text:p>
          </table:table-cell>
          <table:table-cell table:formula="of:=([.Q4]-[.Q9])/[.Q4]" office:value-type="float" office:value="-0.0358330254894717" calcext:value-type="float">
            <text:p>-0.035833025489472</text:p>
          </table:table-cell>
          <table:table-cell table:number-columns-repeated="3"/>
          <table:table-cell table:formula="of:=([.U4]-[.U9])/[.U4]" office:value-type="float" office:value="-0.104177560862236" calcext:value-type="float">
            <text:p>-0.104177560862236</text:p>
          </table:table-cell>
          <table:table-cell/>
          <table:table-cell table:formula="of:=([.W4]-[.W9])/[.W4]" office:value-type="float" office:value="-0.234837108624778" calcext:value-type="float">
            <text:p>-0.234837108624778</text:p>
          </table:table-cell>
          <table:table-cell/>
          <table:table-cell table:formula="of:=([.Y4]-[.Y9])/[.Y4]" office:value-type="float" office:value="-0.168630531552765" calcext:value-type="float">
            <text:p>-0.168630531552765</text:p>
          </table:table-cell>
          <table:table-cell table:number-columns-repeated="2"/>
          <table:table-cell table:style-name="Default" table:number-columns-repeated="35"/>
        </table:table-row>
        <table:table-row table:style-name="ro4">
          <table:table-cell table:style-name="ce7" table:number-columns-repeated="2"/>
          <table:table-cell table:style-name="ce22" office:value-type="string" calcext:value-type="string">
            <text:p>PBX SWAP</text:p>
          </table:table-cell>
          <table:table-cell table:formula="of:=SUM([.F96:.W96])/8" office:value-type="float" office:value="-0.157730714403486" calcext:value-type="float">
            <text:p>-0.157730714403486</text:p>
          </table:table-cell>
          <table:table-cell table:style-name="ce56" table:formula="of:=[.D96]*(-1)" office:value-type="percentage" office:value="0.157730714403486" calcext:value-type="percentage">
            <text:p>15.77%</text:p>
          </table:table-cell>
          <table:table-cell table:number-columns-repeated="4"/>
          <table:table-cell table:formula="of:=([.J4]-[.J10])/[.J4]" office:value-type="float" office:value="-0.363817019950125" calcext:value-type="float">
            <text:p>-0.363817019950125</text:p>
          </table:table-cell>
          <table:table-cell table:formula="of:=([.K4]-[.K10])/[.K4]" office:value-type="float" office:value="0" calcext:value-type="float">
            <text:p>0</text:p>
          </table:table-cell>
          <table:table-cell table:formula="of:=([.L4]-[.L10])/[.L4]" office:value-type="float" office:value="-0.201222378937471" calcext:value-type="float">
            <text:p>-0.201222378937471</text:p>
          </table:table-cell>
          <table:table-cell table:number-columns-repeated="3"/>
          <table:table-cell table:formula="of:=([.P4]-[.P10])/[.P4]" office:value-type="float" office:value="-0.00159872102317978" calcext:value-type="float">
            <text:p>-0.00159872102318</text:p>
          </table:table-cell>
          <table:table-cell table:formula="of:=([.Q4]-[.Q10])/[.Q4]" office:value-type="float" office:value="-0.0721586011574916" calcext:value-type="float">
            <text:p>-0.072158601157492</text:p>
          </table:table-cell>
          <table:table-cell table:number-columns-repeated="3"/>
          <table:table-cell table:formula="of:=([.U4]-[.U10])/[.U4]" office:value-type="float" office:value="-0.194613909708907" calcext:value-type="float">
            <text:p>-0.194613909708907</text:p>
          </table:table-cell>
          <table:table-cell/>
          <table:table-cell table:formula="of:=([.W4]-[.W10])/[.W4]" office:value-type="float" office:value="-0.428435084450712" calcext:value-type="float">
            <text:p>-0.428435084450712</text:p>
          </table:table-cell>
          <table:table-cell/>
          <table:table-cell table:formula="of:=([.Y4]-[.Y10])/[.Y4]" office:value-type="float" office:value="-0.268918565069387" calcext:value-type="float">
            <text:p>-0.268918565069387</text:p>
          </table:table-cell>
          <table:table-cell table:number-columns-repeated="2"/>
          <table:table-cell table:style-name="Default" table:number-columns-repeated="35"/>
        </table:table-row>
        <table:table-row table:style-name="ro4">
          <table:table-cell table:style-name="ce7" table:number-columns-repeated="2"/>
          <table:table-cell office:value-type="string" calcext:value-type="string">
            <text:p>PMX SWAP</text:p>
          </table:table-cell>
          <table:table-cell table:formula="of:=SUM([.F97:.W97])/8" office:value-type="float" office:value="-0.149906910742151" calcext:value-type="float">
            <text:p>-0.149906910742151</text:p>
          </table:table-cell>
          <table:table-cell table:style-name="ce56" table:formula="of:=[.D97]*(-1)" office:value-type="percentage" office:value="0.149906910742152" calcext:value-type="percentage">
            <text:p>14.99%</text:p>
          </table:table-cell>
          <table:table-cell table:number-columns-repeated="4"/>
          <table:table-cell table:formula="of:=([.J4]-[.J11])/[.J4]" office:value-type="float" office:value="-0.367025145469658" calcext:value-type="float">
            <text:p>-0.367025145469658</text:p>
          </table:table-cell>
          <table:table-cell table:formula="of:=([.K4]-[.K11])/[.K4]" office:value-type="float" office:value="0" calcext:value-type="float">
            <text:p>0</text:p>
          </table:table-cell>
          <table:table-cell table:formula="of:=([.L4]-[.L11])/[.L4]" office:value-type="float" office:value="-0.103432063939821" calcext:value-type="float">
            <text:p>-0.103432063939821</text:p>
          </table:table-cell>
          <table:table-cell table:number-columns-repeated="3"/>
          <table:table-cell table:formula="of:=([.P4]-[.P11])/[.P4]" office:value-type="float" office:value="-0.00159872102317978" calcext:value-type="float">
            <text:p>-0.00159872102318</text:p>
          </table:table-cell>
          <table:table-cell table:formula="of:=([.Q4]-[.Q11])/[.Q4]" office:value-type="float" office:value="-0.0358330254894717" calcext:value-type="float">
            <text:p>-0.035833025489472</text:p>
          </table:table-cell>
          <table:table-cell table:number-columns-repeated="3"/>
          <table:table-cell table:formula="of:=([.U4]-[.U11])/[.U4]" office:value-type="float" office:value="-0.22906861890651" calcext:value-type="float">
            <text:p>-0.22906861890651</text:p>
          </table:table-cell>
          <table:table-cell/>
          <table:table-cell table:formula="of:=([.W4]-[.W11])/[.W4]" office:value-type="float" office:value="-0.462297711108571" calcext:value-type="float">
            <text:p>-0.462297711108571</text:p>
          </table:table-cell>
          <table:table-cell/>
          <table:table-cell table:formula="of:=([.Y4]-[.Y11])/[.Y4]" office:value-type="float" office:value="-0.19926682377586" calcext:value-type="float">
            <text:p>-0.19926682377586</text:p>
          </table:table-cell>
          <table:table-cell table:number-columns-repeated="2"/>
          <table:table-cell table:style-name="Default" table:number-columns-repeated="35"/>
        </table:table-row>
        <table:table-row table:style-name="ro4">
          <table:table-cell/>
          <table:table-cell table:style-name="ce3"/>
          <table:table-cell office:value-type="string" calcext:value-type="string">
            <text:p>CX SWAP</text:p>
          </table:table-cell>
          <table:table-cell table:formula="of:=SUM([.F98:.W98])/8" office:value-type="float" office:value="-0.0992641976737143" calcext:value-type="float">
            <text:p>-0.099264197673714</text:p>
          </table:table-cell>
          <table:table-cell table:style-name="ce56" table:formula="of:=[.D98]*(-1)" office:value-type="percentage" office:value="0.0992641976737143" calcext:value-type="percentage">
            <text:p>9.93%</text:p>
          </table:table-cell>
          <table:table-cell table:number-columns-repeated="4"/>
          <table:table-cell table:formula="of:=([.J4]-[.J12])/[.J4]" office:value-type="float" office:value="-0.233011221945137" calcext:value-type="float">
            <text:p>-0.233011221945137</text:p>
          </table:table-cell>
          <table:table-cell table:formula="of:=([.K4]-[.K12])/[.K4]" office:value-type="float" office:value="0" calcext:value-type="float">
            <text:p>0</text:p>
          </table:table-cell>
          <table:table-cell table:formula="of:=([.L4]-[.L12])/[.L4]" office:value-type="float" office:value="-0.150446638457922" calcext:value-type="float">
            <text:p>-0.150446638457922</text:p>
          </table:table-cell>
          <table:table-cell table:number-columns-repeated="3"/>
          <table:table-cell table:formula="of:=([.P4]-[.P12])/[.P4]" office:value-type="float" office:value="-0.0044764188649064" calcext:value-type="float">
            <text:p>-0.004476418864906</text:p>
          </table:table-cell>
          <table:table-cell table:formula="of:=([.Q4]-[.Q12])/[.Q4]" office:value-type="float" office:value="0" calcext:value-type="float">
            <text:p>0</text:p>
          </table:table-cell>
          <table:table-cell table:number-columns-repeated="3"/>
          <table:table-cell table:formula="of:=([.U4]-[.U12])/[.U4]" office:value-type="float" office:value="-0.136656789262681" calcext:value-type="float">
            <text:p>-0.136656789262681</text:p>
          </table:table-cell>
          <table:table-cell/>
          <table:table-cell table:formula="of:=([.W4]-[.W12])/[.W4]" office:value-type="float" office:value="-0.269522512859068" calcext:value-type="float">
            <text:p>-0.269522512859068</text:p>
          </table:table-cell>
          <table:table-cell/>
          <table:table-cell table:formula="of:=([.Y4]-[.Y12])/[.Y4]" office:value-type="float" office:value="-0.157371039539144" calcext:value-type="float">
            <text:p>-0.157371039539144</text:p>
          </table:table-cell>
          <table:table-cell table:number-columns-repeated="2"/>
          <table:table-cell table:style-name="Default" table:number-columns-repeated="35"/>
        </table:table-row>
        <table:table-row table:style-name="ro4">
          <table:table-cell/>
          <table:table-cell table:style-name="ce7"/>
          <table:table-cell table:style-name="ce16" office:value-type="string" calcext:value-type="string">
            <text:p><text:span text:style-name="T5">MX</text:span> SCRAMBLE</text:p>
          </table:table-cell>
          <table:table-cell table:formula="of:=SUM([.F99:.W99])/8" office:value-type="float" office:value="-0.153105892602315" calcext:value-type="float">
            <text:p>-0.153105892602315</text:p>
          </table:table-cell>
          <table:table-cell table:style-name="ce56" table:formula="of:=[.D99]*(-1)" office:value-type="percentage" office:value="0.153105892602315" calcext:value-type="percentage">
            <text:p>15.31%</text:p>
          </table:table-cell>
          <table:table-cell table:number-columns-repeated="4"/>
          <table:table-cell table:formula="of:=([.J4]-[.J13])/[.J4]" office:value-type="float" office:value="-0.322877701579384" calcext:value-type="float">
            <text:p>-0.322877701579384</text:p>
          </table:table-cell>
          <table:table-cell table:formula="of:=([.K4]-[.K13])/[.K4]" office:value-type="float" office:value="0" calcext:value-type="float">
            <text:p>0</text:p>
          </table:table-cell>
          <table:table-cell table:formula="of:=([.L4]-[.L13])/[.L4]" office:value-type="float" office:value="-0.148566055477198" calcext:value-type="float">
            <text:p>-0.148566055477198</text:p>
          </table:table-cell>
          <table:table-cell table:number-columns-repeated="3"/>
          <table:table-cell table:formula="of:=([.P4]-[.P13])/[.P4]" office:value-type="float" office:value="-0.00735411670663302" calcext:value-type="float">
            <text:p>-0.007354116706633</text:p>
          </table:table-cell>
          <table:table-cell table:formula="of:=([.Q4]-[.Q13])/[.Q4]" office:value-type="float" office:value="0" calcext:value-type="float">
            <text:p>0</text:p>
          </table:table-cell>
          <table:table-cell table:number-columns-repeated="3"/>
          <table:table-cell table:formula="of:=([.U4]-[.U13])/[.U4]" office:value-type="float" office:value="-0.202544884085759" calcext:value-type="float">
            <text:p>-0.202544884085759</text:p>
          </table:table-cell>
          <table:table-cell/>
          <table:table-cell table:formula="of:=([.W4]-[.W13])/[.W4]" office:value-type="float" office:value="-0.543504382969547" calcext:value-type="float">
            <text:p>-0.543504382969547</text:p>
          </table:table-cell>
          <table:table-cell/>
          <table:table-cell table:formula="of:=([.Y4]-[.Y13])/[.Y4]" office:value-type="float" office:value="-0.165750196386489" calcext:value-type="float">
            <text:p>-0.165750196386489</text:p>
          </table:table-cell>
          <table:table-cell table:number-columns-repeated="2"/>
          <table:table-cell table:style-name="Default" table:number-columns-repeated="35"/>
        </table:table-row>
        <table:table-row table:style-name="ro4">
          <table:table-cell/>
          <table:table-cell table:style-name="ce7"/>
          <table:table-cell table:style-name="ce16" office:value-type="string" calcext:value-type="string">
            <text:p>OBX SCRAMBLE</text:p>
          </table:table-cell>
          <table:table-cell table:formula="of:=SUM([.F100:.W100])/8" office:value-type="float" office:value="-0.237237402527874" calcext:value-type="float">
            <text:p>-0.237237402527874</text:p>
          </table:table-cell>
          <table:table-cell table:style-name="ce56" table:formula="of:=[.D100]*(-1)" office:value-type="percentage" office:value="0.237237402527875" calcext:value-type="percentage">
            <text:p>23.72%</text:p>
          </table:table-cell>
          <table:table-cell table:number-columns-repeated="4"/>
          <table:table-cell table:formula="of:=([.J4]-[.J14])/[.J4]" office:value-type="float" office:value="-0.367609621778885" calcext:value-type="float">
            <text:p>-0.367609621778885</text:p>
          </table:table-cell>
          <table:table-cell table:formula="of:=([.K4]-[.K14])/[.K4]" office:value-type="float" office:value="0" calcext:value-type="float">
            <text:p>0</text:p>
          </table:table-cell>
          <table:table-cell table:formula="of:=([.L4]-[.L14])/[.L4]" office:value-type="float" office:value="-0.206393982134461" calcext:value-type="float">
            <text:p>-0.206393982134461</text:p>
          </table:table-cell>
          <table:table-cell table:number-columns-repeated="3"/>
          <table:table-cell table:formula="of:=([.P4]-[.P14])/[.P4]" office:value-type="float" office:value="-0.00159872102317978" calcext:value-type="float">
            <text:p>-0.00159872102318</text:p>
          </table:table-cell>
          <table:table-cell table:formula="of:=([.Q4]-[.Q14])/[.Q4]" office:value-type="float" office:value="-0.0358330254894717" calcext:value-type="float">
            <text:p>-0.035833025489472</text:p>
          </table:table-cell>
          <table:table-cell table:number-columns-repeated="3"/>
          <table:table-cell table:formula="of:=([.U4]-[.U14])/[.U4]" office:value-type="float" office:value="-0.272906861890648" calcext:value-type="float">
            <text:p>-0.272906861890648</text:p>
          </table:table-cell>
          <table:table-cell/>
          <table:table-cell table:formula="of:=([.W4]-[.W14])/[.W4]" office:value-type="float" office:value="-1.01355700790635" calcext:value-type="float">
            <text:p>-1.01355700790635</text:p>
          </table:table-cell>
          <table:table-cell/>
          <table:table-cell table:formula="of:=([.Y4]-[.Y14])/[.Y4]" office:value-type="float" office:value="-0.240900759361092" calcext:value-type="float">
            <text:p>-0.240900759361092</text:p>
          </table:table-cell>
          <table:table-cell table:number-columns-repeated="2"/>
          <table:table-cell table:style-name="Default" table:number-columns-repeated="35"/>
        </table:table-row>
        <table:table-row table:style-name="ro4">
          <table:table-cell/>
          <table:table-cell table:style-name="ce3"/>
          <table:table-cell office:value-type="string" calcext:value-type="string">
            <text:p>OX SCRAMBLE</text:p>
          </table:table-cell>
          <table:table-cell table:formula="of:=SUM([.F101:.W101])/8" office:value-type="float" office:value="-0.00695072394121588" calcext:value-type="float">
            <text:p>-0.006950723941216</text:p>
          </table:table-cell>
          <table:table-cell table:style-name="ce56" table:formula="of:=[.D101]*(-1)" office:value-type="percentage" office:value="0.00695072394121509" calcext:value-type="percentage">
            <text:p>0.70%</text:p>
          </table:table-cell>
          <table:table-cell table:number-columns-repeated="4"/>
          <table:table-cell table:formula="of:=([.J4]-[.J15])/[.J4]" office:value-type="float" office:value="0.00324709060681497" calcext:value-type="float">
            <text:p>0.003247090606815</text:p>
          </table:table-cell>
          <table:table-cell table:formula="of:=([.K4]-[.K15])/[.K4]" office:value-type="float" office:value="0" calcext:value-type="float">
            <text:p>0</text:p>
          </table:table-cell>
          <table:table-cell table:formula="of:=([.L4]-[.L15])/[.L4]" office:value-type="float" office:value="-0.00564174894217207" calcext:value-type="float">
            <text:p>-0.005641748942172</text:p>
          </table:table-cell>
          <table:table-cell table:number-columns-repeated="3"/>
          <table:table-cell table:formula="of:=([.P4]-[.P15])/[.P4]" office:value-type="float" office:value="-0.00159872102317978" calcext:value-type="float">
            <text:p>-0.00159872102318</text:p>
          </table:table-cell>
          <table:table-cell table:formula="of:=([.Q4]-[.Q15])/[.Q4]" office:value-type="float" office:value="0" calcext:value-type="float">
            <text:p>0</text:p>
          </table:table-cell>
          <table:table-cell table:number-columns-repeated="3"/>
          <table:table-cell table:formula="of:=([.U4]-[.U15])/[.U4]" office:value-type="float" office:value="-0.0309104642379903" calcext:value-type="float">
            <text:p>-0.03091046423799</text:p>
          </table:table-cell>
          <table:table-cell/>
          <table:table-cell table:formula="of:=([.W4]-[.W15])/[.W4]" office:value-type="float" office:value="-0.0207019479331999" calcext:value-type="float">
            <text:p>-0.0207019479332</text:p>
          </table:table-cell>
          <table:table-cell/>
          <table:table-cell table:formula="of:=([.Y4]-[.Y15])/[.Y4]" office:value-type="float" office:value="-0.0225189840272348" calcext:value-type="float">
            <text:p>-0.022518984027235</text:p>
          </table:table-cell>
          <table:table-cell table:number-columns-repeated="2"/>
          <table:table-cell table:style-name="Default" table:number-columns-repeated="35"/>
        </table:table-row>
        <table:table-row table:style-name="ro4">
          <table:table-cell/>
          <table:table-cell table:style-name="ce7"/>
          <table:table-cell table:style-name="ce22" office:value-type="string" calcext:value-type="string">
            <text:p>LOX SCRAMBLE</text:p>
          </table:table-cell>
          <table:table-cell table:formula="of:=SUM([.F102:.W102])/8" office:value-type="float" office:value="-0.0912594625315163" calcext:value-type="float">
            <text:p>-0.091259462531516</text:p>
          </table:table-cell>
          <table:table-cell table:style-name="ce56" table:formula="of:=[.D102]*(-1)" office:value-type="percentage" office:value="0.0912594625315161" calcext:value-type="percentage">
            <text:p>9.13%</text:p>
          </table:table-cell>
          <table:table-cell table:number-columns-repeated="4"/>
          <table:table-cell table:formula="of:=([.J4]-[.J16])/[.J4]" office:value-type="float" office:value="-0.143482439733997" calcext:value-type="float">
            <text:p>-0.143482439733997</text:p>
          </table:table-cell>
          <table:table-cell table:formula="of:=([.K4]-[.K16])/[.K4]" office:value-type="float" office:value="0" calcext:value-type="float">
            <text:p>0</text:p>
          </table:table-cell>
          <table:table-cell table:formula="of:=([.L4]-[.L16])/[.L4]" office:value-type="float" office:value="-0.0611189468735304" calcext:value-type="float">
            <text:p>-0.06111894687353</text:p>
          </table:table-cell>
          <table:table-cell table:number-columns-repeated="3"/>
          <table:table-cell table:formula="of:=([.P4]-[.P16])/[.P4]" office:value-type="float" office:value="-0.00367705835331902" calcext:value-type="float">
            <text:p>-0.003677058353319</text:p>
          </table:table-cell>
          <table:table-cell table:formula="of:=([.Q4]-[.Q16])/[.Q4]" office:value-type="float" office:value="0" calcext:value-type="float">
            <text:p>0</text:p>
          </table:table-cell>
          <table:table-cell table:number-columns-repeated="3"/>
          <table:table-cell table:formula="of:=([.U4]-[.U16])/[.U4]" office:value-type="float" office:value="-0.120678635756205" calcext:value-type="float">
            <text:p>-0.120678635756205</text:p>
          </table:table-cell>
          <table:table-cell/>
          <table:table-cell table:formula="of:=([.W4]-[.W16])/[.W4]" office:value-type="float" office:value="-0.401118619535079" calcext:value-type="float">
            <text:p>-0.401118619535079</text:p>
          </table:table-cell>
          <table:table-cell/>
          <table:table-cell table:formula="of:=([.Y4]-[.Y16])/[.Y4]" office:value-type="float" office:value="-0.0741031683686803" calcext:value-type="float">
            <text:p>-0.07410316836868</text:p>
          </table:table-cell>
          <table:table-cell table:number-columns-repeated="2"/>
          <table:table-cell table:style-name="Default" table:number-columns-repeated="35"/>
        </table:table-row>
        <table:table-row table:style-name="ro4">
          <table:table-cell/>
          <table:table-cell table:style-name="ce7"/>
          <table:table-cell table:style-name="ce22" office:value-type="string" calcext:value-type="string">
            <text:p>PBX SCRAMBLE</text:p>
          </table:table-cell>
          <table:table-cell table:formula="of:=SUM([.F103:.W103])/8" office:value-type="float" office:value="-0.15170985450949" calcext:value-type="float">
            <text:p>-0.15170985450949</text:p>
          </table:table-cell>
          <table:table-cell table:style-name="ce56" table:formula="of:=[.D103]*(-1)" office:value-type="percentage" office:value="0.15170985450949" calcext:value-type="percentage">
            <text:p>15.17%</text:p>
          </table:table-cell>
          <table:table-cell table:number-columns-repeated="4"/>
          <table:table-cell table:formula="of:=([.J4]-[.J17])/[.J4]" office:value-type="float" office:value="-0.289146924355779" calcext:value-type="float">
            <text:p>-0.289146924355779</text:p>
          </table:table-cell>
          <table:table-cell table:formula="of:=([.K4]-[.K17])/[.K4]" office:value-type="float" office:value="0" calcext:value-type="float">
            <text:p>0</text:p>
          </table:table-cell>
          <table:table-cell table:formula="of:=([.L4]-[.L17])/[.L4]" office:value-type="float" office:value="-0.186647860836859" calcext:value-type="float">
            <text:p>-0.186647860836859</text:p>
          </table:table-cell>
          <table:table-cell table:number-columns-repeated="3"/>
          <table:table-cell table:formula="of:=([.P4]-[.P17])/[.P4]" office:value-type="float" office:value="-0.0116706634692229" calcext:value-type="float">
            <text:p>-0.011670663469223</text:p>
          </table:table-cell>
          <table:table-cell table:formula="of:=([.Q4]-[.Q17])/[.Q4]" office:value-type="float" office:value="-0.0358330254894717" calcext:value-type="float">
            <text:p>-0.035833025489472</text:p>
          </table:table-cell>
          <table:table-cell table:number-columns-repeated="3"/>
          <table:table-cell table:formula="of:=([.U4]-[.U17])/[.U4]" office:value-type="float" office:value="-0.161263145662655" calcext:value-type="float">
            <text:p>-0.161263145662655</text:p>
          </table:table-cell>
          <table:table-cell/>
          <table:table-cell table:formula="of:=([.W4]-[.W17])/[.W4]" office:value-type="float" office:value="-0.529117216261932" calcext:value-type="float">
            <text:p>-0.529117216261932</text:p>
          </table:table-cell>
          <table:table-cell/>
          <table:table-cell table:formula="of:=([.Y4]-[.Y17])/[.Y4]" office:value-type="float" office:value="-0.148730034040322" calcext:value-type="float">
            <text:p>-0.148730034040322</text:p>
          </table:table-cell>
          <table:table-cell table:number-columns-repeated="2"/>
          <table:table-cell table:style-name="Default"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PMX SCRAMBLE</text:p>
          </table:table-cell>
          <table:table-cell table:formula="of:=SUM([.F104:.W104])/8" office:value-type="float" office:value="-0.299018931009802" calcext:value-type="float">
            <text:p>-0.299018931009802</text:p>
          </table:table-cell>
          <table:table-cell table:style-name="ce56" table:formula="of:=[.D104]*(-1)" office:value-type="percentage" office:value="0.299018931009802" calcext:value-type="percentage">
            <text:p>29.90%</text:p>
          </table:table-cell>
          <table:table-cell table:number-columns-repeated="4"/>
          <table:table-cell table:formula="of:=([.J4]-[.J18])/[.J4]" office:value-type="float" office:value="-0.535406275976726" calcext:value-type="float">
            <text:p>-0.535406275976726</text:p>
          </table:table-cell>
          <table:table-cell table:formula="of:=([.K4]-[.K18])/[.K4]" office:value-type="float" office:value="0" calcext:value-type="float">
            <text:p>0</text:p>
          </table:table-cell>
          <table:table-cell table:formula="of:=([.L4]-[.L18])/[.L4]" office:value-type="float" office:value="-0.359191349318289" calcext:value-type="float">
            <text:p>-0.359191349318289</text:p>
          </table:table-cell>
          <table:table-cell table:number-columns-repeated="3"/>
          <table:table-cell table:formula="of:=([.P4]-[.P18])/[.P4]" office:value-type="float" office:value="-0.0007993605115924" calcext:value-type="float">
            <text:p>-0.000799360511592</text:p>
          </table:table-cell>
          <table:table-cell table:formula="of:=([.Q4]-[.Q18])/[.Q4]" office:value-type="float" office:value="-0.16783647334072" calcext:value-type="float">
            <text:p>-0.16783647334072</text:p>
          </table:table-cell>
          <table:table-cell table:number-columns-repeated="3"/>
          <table:table-cell table:formula="of:=([.U4]-[.U18])/[.U4]" office:value-type="float" office:value="-0.342920225437223" calcext:value-type="float">
            <text:p>-0.342920225437223</text:p>
          </table:table-cell>
          <table:table-cell/>
          <table:table-cell table:formula="of:=([.W4]-[.W18])/[.W4]" office:value-type="float" office:value="-0.985997763493867" calcext:value-type="float">
            <text:p>-0.985997763493867</text:p>
          </table:table-cell>
          <table:table-cell/>
          <table:table-cell table:formula="of:=([.Y4]-[.Y18])/[.Y4]" office:value-type="float" office:value="-0.314218381775334" calcext:value-type="float">
            <text:p>-0.314218381775334</text:p>
          </table:table-cell>
          <table:table-cell table:number-columns-repeated="2"/>
          <table:table-cell table:style-name="Default" table:number-columns-repeated="35"/>
        </table:table-row>
        <table:table-row table:style-name="ro4">
          <table:table-cell table:style-name="ce3" table:number-columns-repeated="2"/>
          <table:table-cell office:value-type="string" calcext:value-type="string">
            <text:p>CX SCRAMBLE</text:p>
          </table:table-cell>
          <table:table-cell table:formula="of:=SUM([.F105:.W105])/8" office:value-type="float" office:value="-0.177857420140006" calcext:value-type="float">
            <text:p>-0.177857420140006</text:p>
          </table:table-cell>
          <table:table-cell table:style-name="ce56" table:formula="of:=[.D105]*(-1)" office:value-type="percentage" office:value="0.177857420140006" calcext:value-type="percentage">
            <text:p>17.79%</text:p>
          </table:table-cell>
          <table:table-cell table:number-columns-repeated="4"/>
          <table:table-cell table:formula="of:=([.J4]-[.J19])/[.J4]" office:value-type="float" office:value="-0.326709268495429" calcext:value-type="float">
            <text:p>-0.326709268495429</text:p>
          </table:table-cell>
          <table:table-cell table:formula="of:=([.K4]-[.K19])/[.K4]" office:value-type="float" office:value="0" calcext:value-type="float">
            <text:p>0</text:p>
          </table:table-cell>
          <table:table-cell table:formula="of:=([.L4]-[.L19])/[.L4]" office:value-type="float" office:value="-0.242125058768219" calcext:value-type="float">
            <text:p>-0.242125058768219</text:p>
          </table:table-cell>
          <table:table-cell table:number-columns-repeated="3"/>
          <table:table-cell table:formula="of:=([.P4]-[.P19])/[.P4]" office:value-type="float" office:value="-0.0007993605115924" calcext:value-type="float">
            <text:p>-0.000799360511592</text:p>
          </table:table-cell>
          <table:table-cell table:formula="of:=([.Q4]-[.Q19])/[.Q4]" office:value-type="float" office:value="-0.0360793005787477" calcext:value-type="float">
            <text:p>-0.036079300578748</text:p>
          </table:table-cell>
          <table:table-cell table:number-columns-repeated="3"/>
          <table:table-cell table:formula="of:=([.U4]-[.U19])/[.U4]" office:value-type="float" office:value="-0.187641624542444" calcext:value-type="float">
            <text:p>-0.187641624542444</text:p>
          </table:table-cell>
          <table:table-cell/>
          <table:table-cell table:formula="of:=([.W4]-[.W19])/[.W4]" office:value-type="float" office:value="-0.629504748223619" calcext:value-type="float">
            <text:p>-0.629504748223619</text:p>
          </table:table-cell>
          <table:table-cell/>
          <table:table-cell table:formula="of:=([.Y4]-[.Y19])/[.Y4]" office:value-type="float" office:value="-0.234092694422624" calcext:value-type="float">
            <text:p>-0.234092694422624</text:p>
          </table:table-cell>
          <table:table-cell table:number-columns-repeated="2"/>
          <table:table-cell table:style-name="Default" table:number-columns-repeated="35"/>
        </table:table-row>
        <table:table-row table:style-name="ro4">
          <table:table-cell table:style-name="ce3"/>
          <table:table-cell table:style-name="ce7"/>
          <table:table-cell table:style-name="ce16" office:value-type="string" calcext:value-type="string">
            <text:p>MX SHIFT</text:p>
          </table:table-cell>
          <table:table-cell table:formula="of:=SUM([.F106:.W106])/8" office:value-type="float" office:value="-0.0612758105070232" calcext:value-type="float">
            <text:p>-0.061275810507023</text:p>
          </table:table-cell>
          <table:table-cell table:style-name="ce56" table:formula="of:=[.D106]*(-1)" office:value-type="percentage" office:value="0.0612758105070235" calcext:value-type="percentage">
            <text:p>6.13%</text:p>
          </table:table-cell>
          <table:table-cell table:number-columns-repeated="4"/>
          <table:table-cell table:formula="of:=([.J4]-[.J20])/[.J4]" office:value-type="float" office:value="-0.118323981712387" calcext:value-type="float">
            <text:p>-0.118323981712387</text:p>
          </table:table-cell>
          <table:table-cell table:formula="of:=([.K4]-[.K20])/[.K4]" office:value-type="float" office:value="0" calcext:value-type="float">
            <text:p>0</text:p>
          </table:table-cell>
          <table:table-cell table:formula="of:=([.L4]-[.L20])/[.L4]" office:value-type="float" office:value="-0.0700517160319703" calcext:value-type="float">
            <text:p>-0.07005171603197</text:p>
          </table:table-cell>
          <table:table-cell table:number-columns-repeated="3"/>
          <table:table-cell table:formula="of:=([.P4]-[.P20])/[.P4]" office:value-type="float" office:value="-0.0044764188649064" calcext:value-type="float">
            <text:p>-0.004476418864906</text:p>
          </table:table-cell>
          <table:table-cell table:formula="of:=([.Q4]-[.Q20])/[.Q4]" office:value-type="float" office:value="-0.0358330254894717" calcext:value-type="float">
            <text:p>-0.035833025489472</text:p>
          </table:table-cell>
          <table:table-cell table:number-columns-repeated="3"/>
          <table:table-cell table:formula="of:=([.U4]-[.U20])/[.U4]" office:value-type="float" office:value="-0.0825634768462001" calcext:value-type="float">
            <text:p>-0.0825634768462</text:p>
          </table:table-cell>
          <table:table-cell/>
          <table:table-cell table:formula="of:=([.W4]-[.W20])/[.W4]" office:value-type="float" office:value="-0.17895786511125" calcext:value-type="float">
            <text:p>-0.17895786511125</text:p>
          </table:table-cell>
          <table:table-cell/>
          <table:table-cell table:formula="of:=([.Y4]-[.Y20])/[.Y4]" office:value-type="float" office:value="-0.0678188007331737" calcext:value-type="float">
            <text:p>-0.067818800733174</text:p>
          </table:table-cell>
          <table:table-cell table:number-columns-repeated="2"/>
          <table:table-cell table:style-name="Default" table:number-columns-repeated="35"/>
        </table:table-row>
        <table:table-row table:style-name="ro4">
          <table:table-cell table:style-name="ce3"/>
          <table:table-cell table:style-name="ce7"/>
          <table:table-cell table:style-name="ce16" office:value-type="string" calcext:value-type="string">
            <text:p>OBX SHIFT</text:p>
          </table:table-cell>
          <table:table-cell table:formula="of:=SUM([.F107:.W107])/8" office:value-type="float" office:value="-0.203036744263192" calcext:value-type="float">
            <text:p>-0.203036744263192</text:p>
          </table:table-cell>
          <table:table-cell table:style-name="ce56" table:formula="of:=[.D107]*(-1)" office:value-type="percentage" office:value="0.203036744263191" calcext:value-type="percentage">
            <text:p>20.30%</text:p>
          </table:table-cell>
          <table:table-cell table:number-columns-repeated="4"/>
          <table:table-cell table:formula="of:=([.J4]-[.J21])/[.J4]" office:value-type="float" office:value="-0.325306525353285" calcext:value-type="float">
            <text:p>-0.325306525353285</text:p>
          </table:table-cell>
          <table:table-cell table:formula="of:=([.K4]-[.K21])/[.K4]" office:value-type="float" office:value="0" calcext:value-type="float">
            <text:p>0</text:p>
          </table:table-cell>
          <table:table-cell table:formula="of:=([.L4]-[.L21])/[.L4]" office:value-type="float" office:value="-0.159379407616361" calcext:value-type="float">
            <text:p>-0.159379407616361</text:p>
          </table:table-cell>
          <table:table-cell table:number-columns-repeated="3"/>
          <table:table-cell table:formula="of:=([.P4]-[.P21])/[.P4]" office:value-type="float" office:value="-0.00367705835331902" calcext:value-type="float">
            <text:p>-0.003677058353319</text:p>
          </table:table-cell>
          <table:table-cell table:formula="of:=([.Q4]-[.Q21])/[.Q4]" office:value-type="float" office:value="-0.0719123260682195" calcext:value-type="float">
            <text:p>-0.07191232606822</text:p>
          </table:table-cell>
          <table:table-cell table:number-columns-repeated="3"/>
          <table:table-cell table:formula="of:=([.U4]-[.U21])/[.U4]" office:value-type="float" office:value="-0.121840683283946" calcext:value-type="float">
            <text:p>-0.121840683283946</text:p>
          </table:table-cell>
          <table:table-cell/>
          <table:table-cell table:formula="of:=([.W4]-[.W21])/[.W4]" office:value-type="float" office:value="-0.942177953430402" calcext:value-type="float">
            <text:p>-0.942177953430402</text:p>
          </table:table-cell>
          <table:table-cell/>
          <table:table-cell table:formula="of:=([.Y4]-[.Y21])/[.Y4]" office:value-type="float" office:value="-0.22623723487824" calcext:value-type="float">
            <text:p>-0.22623723487824</text:p>
          </table:table-cell>
          <table:table-cell table:number-columns-repeated="2"/>
          <table:table-cell table:style-name="Default" table:number-columns-repeated="35"/>
        </table:table-row>
        <table:table-row table:style-name="ro4">
          <table:table-cell table:style-name="ce7"/>
          <table:table-cell table:style-name="ce3"/>
          <table:table-cell office:value-type="string" calcext:value-type="string">
            <text:p>OX SHIFT</text:p>
          </table:table-cell>
          <table:table-cell table:formula="of:=SUM([.F108:.W108])/8" office:value-type="float" office:value="-0.00951992545583698" calcext:value-type="float">
            <text:p>-0.009519925455837</text:p>
          </table:table-cell>
          <table:table-cell table:style-name="ce56" table:formula="of:=[.D108]*(-1)" office:value-type="percentage" office:value="0.00951992545583762" calcext:value-type="percentage">
            <text:p>0.95%</text:p>
          </table:table-cell>
          <table:table-cell table:number-columns-repeated="4"/>
          <table:table-cell table:formula="of:=([.J4]-[.J22])/[.J4]" office:value-type="float" office:value="-0.0152223607647561" calcext:value-type="float">
            <text:p>-0.015222360764756</text:p>
          </table:table-cell>
          <table:table-cell table:formula="of:=([.K4]-[.K22])/[.K4]" office:value-type="float" office:value="0" calcext:value-type="float">
            <text:p>0</text:p>
          </table:table-cell>
          <table:table-cell table:formula="of:=([.L4]-[.L22])/[.L4]" office:value-type="float" office:value="-0.0155148095909732" calcext:value-type="float">
            <text:p>-0.015514809590973</text:p>
          </table:table-cell>
          <table:table-cell table:number-columns-repeated="3"/>
          <table:table-cell table:formula="of:=([.P4]-[.P22])/[.P4]" office:value-type="float" office:value="-0.00159872102317978" calcext:value-type="float">
            <text:p>-0.00159872102318</text:p>
          </table:table-cell>
          <table:table-cell table:formula="of:=([.Q4]-[.Q22])/[.Q4]" office:value-type="float" office:value="0" calcext:value-type="float">
            <text:p>0</text:p>
          </table:table-cell>
          <table:table-cell table:number-columns-repeated="3"/>
          <table:table-cell table:formula="of:=([.U4]-[.U22])/[.U4]" office:value-type="float" office:value="-0.0243448957062314" calcext:value-type="float">
            <text:p>-0.024344895706232</text:p>
          </table:table-cell>
          <table:table-cell/>
          <table:table-cell table:formula="of:=([.W4]-[.W22])/[.W4]" office:value-type="float" office:value="-0.0194786165615554" calcext:value-type="float">
            <text:p>-0.019478616561555</text:p>
          </table:table-cell>
          <table:table-cell/>
          <table:table-cell table:formula="of:=([.Y4]-[.Y22])/[.Y4]" office:value-type="float" office:value="-0.0206860434668736" calcext:value-type="float">
            <text:p>-0.020686043466874</text:p>
          </table:table-cell>
          <table:table-cell table:number-columns-repeated="2"/>
          <table:table-cell table:style-name="Default" table:number-columns-repeated="35"/>
        </table:table-row>
        <table:table-row table:style-name="ro4">
          <table:table-cell table:style-name="ce7" table:number-columns-repeated="2"/>
          <table:table-cell table:style-name="ce22" office:value-type="string" calcext:value-type="string">
            <text:p>LOX SHIFT</text:p>
          </table:table-cell>
          <table:table-cell table:formula="of:=SUM([.F109:.W109])/8" office:value-type="float" office:value="-0.0796332027529849" calcext:value-type="float">
            <text:p>-0.079633202752985</text:p>
          </table:table-cell>
          <table:table-cell table:style-name="ce56" table:formula="of:=[.D109]*(-1)" office:value-type="percentage" office:value="0.0796332027529843" calcext:value-type="percentage">
            <text:p>7.96%</text:p>
          </table:table-cell>
          <table:table-cell table:number-columns-repeated="4"/>
          <table:table-cell table:formula="of:=([.J4]-[.J23])/[.J4]" office:value-type="float" office:value="-0.132637157107232" calcext:value-type="float">
            <text:p>-0.132637157107232</text:p>
          </table:table-cell>
          <table:table-cell table:formula="of:=([.K4]-[.K23])/[.K4]" office:value-type="float" office:value="0" calcext:value-type="float">
            <text:p>0</text:p>
          </table:table-cell>
          <table:table-cell table:formula="of:=([.L4]-[.L23])/[.L4]" office:value-type="float" office:value="-0.0912082745651156" calcext:value-type="float">
            <text:p>-0.091208274565116</text:p>
          </table:table-cell>
          <table:table-cell table:number-columns-repeated="3"/>
          <table:table-cell table:formula="of:=([.P4]-[.P23])/[.P4]" office:value-type="float" office:value="-0.00159872102317978" calcext:value-type="float">
            <text:p>-0.00159872102318</text:p>
          </table:table-cell>
          <table:table-cell table:formula="of:=([.Q4]-[.Q23])/[.Q4]" office:value-type="float" office:value="-0.0716660509789435" calcext:value-type="float">
            <text:p>-0.071666050978944</text:p>
          </table:table-cell>
          <table:table-cell table:number-columns-repeated="3"/>
          <table:table-cell table:formula="of:=([.U4]-[.U23])/[.U4]" office:value-type="float" office:value="-0.114054964848065" calcext:value-type="float">
            <text:p>-0.114054964848065</text:p>
          </table:table-cell>
          <table:table-cell/>
          <table:table-cell table:formula="of:=([.W4]-[.W23])/[.W4]" office:value-type="float" office:value="-0.225900453501343" calcext:value-type="float">
            <text:p>-0.225900453501343</text:p>
          </table:table-cell>
          <table:table-cell/>
          <table:table-cell table:formula="of:=([.Y4]-[.Y23])/[.Y4]" office:value-type="float" office:value="-0.133804660905994" calcext:value-type="float">
            <text:p>-0.133804660905994</text:p>
          </table:table-cell>
          <table:table-cell table:number-columns-repeated="2"/>
          <table:table-cell table:style-name="Default" table:number-columns-repeated="35"/>
        </table:table-row>
        <table:table-row table:style-name="ro4">
          <table:table-cell table:style-name="ce7" table:number-columns-repeated="2"/>
          <table:table-cell table:style-name="ce22" office:value-type="string" calcext:value-type="string">
            <text:p>PBX SHIFT</text:p>
          </table:table-cell>
          <table:table-cell table:formula="of:=SUM([.F110:.W110])/8" office:value-type="float" office:value="-0.0604892943721267" calcext:value-type="float">
            <text:p>-0.060489294372127</text:p>
          </table:table-cell>
          <table:table-cell table:style-name="ce56" table:formula="of:=[.D110]*(-1)" office:value-type="percentage" office:value="0.0604892943721269" calcext:value-type="percentage">
            <text:p>6.05%</text:p>
          </table:table-cell>
          <table:table-cell table:number-columns-repeated="4"/>
          <table:table-cell table:formula="of:=([.J4]-[.J24])/[.J4]" office:value-type="float" office:value="-0.116284808811304" calcext:value-type="float">
            <text:p>-0.116284808811304</text:p>
          </table:table-cell>
          <table:table-cell table:formula="of:=([.K4]-[.K24])/[.K4]" office:value-type="float" office:value="0" calcext:value-type="float">
            <text:p>0</text:p>
          </table:table-cell>
          <table:table-cell table:formula="of:=([.L4]-[.L24])/[.L4]" office:value-type="float" office:value="-0.0954395862717447" calcext:value-type="float">
            <text:p>-0.095439586271745</text:p>
          </table:table-cell>
          <table:table-cell table:number-columns-repeated="3"/>
          <table:table-cell table:formula="of:=([.P4]-[.P24])/[.P4]" office:value-type="float" office:value="-0.00159872102317978" calcext:value-type="float">
            <text:p>-0.00159872102318</text:p>
          </table:table-cell>
          <table:table-cell table:formula="of:=([.Q4]-[.Q24])/[.Q4]" office:value-type="float" office:value="0" calcext:value-type="float">
            <text:p>0</text:p>
          </table:table-cell>
          <table:table-cell table:number-columns-repeated="3"/>
          <table:table-cell table:formula="of:=([.U4]-[.U24])/[.U4]" office:value-type="float" office:value="-0.119226076346523" calcext:value-type="float">
            <text:p>-0.119226076346523</text:p>
          </table:table-cell>
          <table:table-cell/>
          <table:table-cell table:formula="of:=([.W4]-[.W24])/[.W4]" office:value-type="float" office:value="-0.151365162524262" calcext:value-type="float">
            <text:p>-0.151365162524262</text:p>
          </table:table-cell>
          <table:table-cell/>
          <table:table-cell table:formula="of:=([.Y4]-[.Y24])/[.Y4]" office:value-type="float" office:value="-0.0903377847604085" calcext:value-type="float">
            <text:p>-0.090337784760409</text:p>
          </table:table-cell>
          <table:table-cell table:number-columns-repeated="2"/>
          <table:table-cell table:style-name="Default" table:number-columns-repeated="35"/>
        </table:table-row>
        <table:table-row table:style-name="ro4">
          <table:table-cell/>
          <table:table-cell table:style-name="ce3"/>
          <table:table-cell office:value-type="string" calcext:value-type="string">
            <text:p>PMX SHIFT</text:p>
          </table:table-cell>
          <table:table-cell table:formula="of:=SUM([.F111:.W111])/8" office:value-type="float" office:value="-0.0680419373519489" calcext:value-type="float">
            <text:p>-0.068041937351949</text:p>
          </table:table-cell>
          <table:table-cell table:style-name="ce56" table:formula="of:=[.D111]*(-1)" office:value-type="percentage" office:value="0.0680419373519485" calcext:value-type="percentage">
            <text:p>6.80%</text:p>
          </table:table-cell>
          <table:table-cell table:number-columns-repeated="4"/>
          <table:table-cell table:formula="of:=([.J4]-[.J25])/[.J4]" office:value-type="float" office:value="-0.144820241064008" calcext:value-type="float">
            <text:p>-0.144820241064008</text:p>
          </table:table-cell>
          <table:table-cell table:formula="of:=([.K4]-[.K25])/[.K4]" office:value-type="float" office:value="0" calcext:value-type="float">
            <text:p>0</text:p>
          </table:table-cell>
          <table:table-cell table:formula="of:=([.L4]-[.L25])/[.L4]" office:value-type="float" office:value="-0.13587212035731" calcext:value-type="float">
            <text:p>-0.13587212035731</text:p>
          </table:table-cell>
          <table:table-cell table:number-columns-repeated="3"/>
          <table:table-cell table:formula="of:=([.P4]-[.P25])/[.P4]" office:value-type="float" office:value="-0.00159872102317978" calcext:value-type="float">
            <text:p>-0.00159872102318</text:p>
          </table:table-cell>
          <table:table-cell table:formula="of:=([.Q4]-[.Q25])/[.Q4]" office:value-type="float" office:value="0" calcext:value-type="float">
            <text:p>0</text:p>
          </table:table-cell>
          <table:table-cell table:number-columns-repeated="3"/>
          <table:table-cell table:formula="of:=([.U4]-[.U25])/[.U4]" office:value-type="float" office:value="-0.0868049503224682" calcext:value-type="float">
            <text:p>-0.086804950322468</text:p>
          </table:table-cell>
          <table:table-cell/>
          <table:table-cell table:formula="of:=([.W4]-[.W25])/[.W4]" office:value-type="float" office:value="-0.175239466048625" calcext:value-type="float">
            <text:p>-0.175239466048625</text:p>
          </table:table-cell>
          <table:table-cell/>
          <table:table-cell table:formula="of:=([.Y4]-[.Y25])/[.Y4]" office:value-type="float" office:value="-0.221000261848649" calcext:value-type="float">
            <text:p>-0.221000261848649</text:p>
          </table:table-cell>
          <table:table-cell table:number-columns-repeated="2"/>
          <table:table-cell table:style-name="Default" table:number-columns-repeated="35"/>
        </table:table-row>
        <table:table-row table:style-name="ro4">
          <table:table-cell/>
          <table:table-cell table:style-name="ce7"/>
          <table:table-cell office:value-type="string" calcext:value-type="string">
            <text:p>CX SHIFT</text:p>
          </table:table-cell>
          <table:table-cell table:formula="of:=SUM([.F112:.W112])/8" office:value-type="float" office:value="-0.115593024318582" calcext:value-type="float">
            <text:p>-0.115593024318582</text:p>
          </table:table-cell>
          <table:table-cell table:style-name="ce56" table:formula="of:=[.D112]*(-1)" office:value-type="percentage" office:value="0.115593024318581" calcext:value-type="percentage">
            <text:p>11.56%</text:p>
          </table:table-cell>
          <table:table-cell table:number-columns-repeated="4"/>
          <table:table-cell table:formula="of:=([.J4]-[.J26])/[.J4]" office:value-type="float" office:value="-0.188850789692437" calcext:value-type="float">
            <text:p>-0.188850789692437</text:p>
          </table:table-cell>
          <table:table-cell table:formula="of:=([.K4]-[.K26])/[.K4]" office:value-type="float" office:value="0" calcext:value-type="float">
            <text:p>0</text:p>
          </table:table-cell>
          <table:table-cell table:formula="of:=([.L4]-[.L26])/[.L4]" office:value-type="float" office:value="-0.0860366713681241" calcext:value-type="float">
            <text:p>-0.086036671368124</text:p>
          </table:table-cell>
          <table:table-cell table:number-columns-repeated="3"/>
          <table:table-cell table:formula="of:=([.P4]-[.P26])/[.P4]" office:value-type="float" office:value="-0.0044764188649064" calcext:value-type="float">
            <text:p>-0.004476418864906</text:p>
          </table:table-cell>
          <table:table-cell table:formula="of:=([.Q4]-[.Q26])/[.Q4]" office:value-type="float" office:value="-0.123630094815911" calcext:value-type="float">
            <text:p>-0.123630094815911</text:p>
          </table:table-cell>
          <table:table-cell table:number-columns-repeated="3"/>
          <table:table-cell table:formula="of:=([.U4]-[.U26])/[.U4]" office:value-type="float" office:value="-0.103799895415723" calcext:value-type="float">
            <text:p>-0.103799895415723</text:p>
          </table:table-cell>
          <table:table-cell/>
          <table:table-cell table:formula="of:=([.W4]-[.W26])/[.W4]" office:value-type="float" office:value="-0.417950324391554" calcext:value-type="float">
            <text:p>-0.417950324391554</text:p>
          </table:table-cell>
          <table:table-cell/>
          <table:table-cell table:formula="of:=([.Y4]-[.Y26])/[.Y4]" office:value-type="float" office:value="-0.117308195862789" calcext:value-type="float">
            <text:p>-0.117308195862789</text:p>
          </table:table-cell>
          <table:table-cell table:number-columns-repeated="2"/>
          <table:table-cell table:style-name="Default" table:number-columns-repeated="35"/>
        </table:table-row>
        <table:table-row table:style-name="ro4">
          <table:table-cell/>
          <table:table-cell table:style-name="ce7"/>
          <table:table-cell table:style-name="ce16" office:value-type="string" calcext:value-type="string">
            <text:p>MX INVERSION</text:p>
          </table:table-cell>
          <table:table-cell table:formula="of:=SUM([.F113:.W113])/8" office:value-type="float" office:value="-0.000966276673094462" calcext:value-type="float">
            <text:p>-0.000966276673094</text:p>
          </table:table-cell>
          <table:table-cell table:style-name="ce56" table:formula="of:=[.D113]*(-1)" office:value-type="percentage" office:value="0.000966276673094532" calcext:value-type="percentage">
            <text:p>0.10%</text:p>
          </table:table-cell>
          <table:table-cell table:number-columns-repeated="4"/>
          <table:table-cell table:formula="of:=([.J4]-[.J27])/[.J4]" office:value-type="float" office:value="0.010481608478803" calcext:value-type="float">
            <text:p>0.010481608478803</text:p>
          </table:table-cell>
          <table:table-cell table:formula="of:=([.K4]-[.K27])/[.K4]" office:value-type="float" office:value="0" calcext:value-type="float">
            <text:p>0</text:p>
          </table:table-cell>
          <table:table-cell table:formula="of:=([.L4]-[.L27])/[.L4]" office:value-type="float" office:value="0.00940291490362055" calcext:value-type="float">
            <text:p>0.009402914903621</text:p>
          </table:table-cell>
          <table:table-cell table:number-columns-repeated="3"/>
          <table:table-cell table:formula="of:=([.P4]-[.P27])/[.P4]" office:value-type="float" office:value="0" calcext:value-type="float">
            <text:p>0</text:p>
          </table:table-cell>
          <table:table-cell table:formula="of:=([.Q4]-[.Q27])/[.Q4]" office:value-type="float" office:value="0" calcext:value-type="float">
            <text:p>0</text:p>
          </table:table-cell>
          <table:table-cell table:number-columns-repeated="3"/>
          <table:table-cell table:formula="of:=([.U4]-[.U27])/[.U4]" office:value-type="float" office:value="-0.00807623031782296" calcext:value-type="float">
            <text:p>-0.008076230317823</text:p>
          </table:table-cell>
          <table:table-cell/>
          <table:table-cell table:formula="of:=([.W4]-[.W27])/[.W4]" office:value-type="float" office:value="-0.0195385064493563" calcext:value-type="float">
            <text:p>-0.019538506449356</text:p>
          </table:table-cell>
          <table:table-cell/>
          <table:table-cell table:formula="of:=([.Y4]-[.Y27])/[.Y4]" office:value-type="float" office:value="-0.0256611678449882" calcext:value-type="float">
            <text:p>-0.025661167844988</text:p>
          </table:table-cell>
          <table:table-cell table:number-columns-repeated="2"/>
          <table:table-cell table:style-name="Default" table:number-columns-repeated="35"/>
        </table:table-row>
        <table:table-row table:style-name="ro4">
          <table:table-cell/>
          <table:table-cell table:style-name="ce3"/>
          <table:table-cell table:style-name="ce16" office:value-type="string" calcext:value-type="string">
            <text:p>OBX INVERSION</text:p>
          </table:table-cell>
          <table:table-cell table:formula="of:=SUM([.F114:.W114])/8" office:value-type="float" office:value="-0.127952849387018" calcext:value-type="float">
            <text:p>-0.127952849387018</text:p>
          </table:table-cell>
          <table:table-cell table:style-name="ce56" table:formula="of:=[.D114]*(-1)" office:value-type="percentage" office:value="0.127952849387017" calcext:value-type="percentage">
            <text:p>12.80%</text:p>
          </table:table-cell>
          <table:table-cell table:number-columns-repeated="4"/>
          <table:table-cell table:formula="of:=([.J4]-[.J28])/[.J4]" office:value-type="float" office:value="-0.0619804655029107" calcext:value-type="float">
            <text:p>-0.061980465502911</text:p>
          </table:table-cell>
          <table:table-cell table:formula="of:=([.K4]-[.K28])/[.K4]" office:value-type="float" office:value="0" calcext:value-type="float">
            <text:p>0</text:p>
          </table:table-cell>
          <table:table-cell table:formula="of:=([.L4]-[.L28])/[.L4]" office:value-type="float" office:value="-0.0907381288199337" calcext:value-type="float">
            <text:p>-0.090738128819934</text:p>
          </table:table-cell>
          <table:table-cell table:number-columns-repeated="3"/>
          <table:table-cell table:formula="of:=([.P4]-[.P28])/[.P4]" office:value-type="float" office:value="-0.00159872102317978" calcext:value-type="float">
            <text:p>-0.00159872102318</text:p>
          </table:table-cell>
          <table:table-cell table:formula="of:=([.Q4]-[.Q28])/[.Q4]" office:value-type="float" office:value="0" calcext:value-type="float">
            <text:p>0</text:p>
          </table:table-cell>
          <table:table-cell table:number-columns-repeated="3"/>
          <table:table-cell table:formula="of:=([.U4]-[.U28])/[.U4]" office:value-type="float" office:value="-0.0712916158270873" calcext:value-type="float">
            <text:p>-0.071291615827087</text:p>
          </table:table-cell>
          <table:table-cell/>
          <table:table-cell table:formula="of:=([.W4]-[.W28])/[.W4]" office:value-type="float" office:value="-0.79801386392303" calcext:value-type="float">
            <text:p>-0.79801386392303</text:p>
          </table:table-cell>
          <table:table-cell/>
          <table:table-cell table:formula="of:=([.Y4]-[.Y28])/[.Y4]" office:value-type="float" office:value="-0.085100811730817" calcext:value-type="float">
            <text:p>-0.085100811730817</text:p>
          </table:table-cell>
          <table:table-cell table:number-columns-repeated="2"/>
          <table:table-cell table:style-name="Default" table:number-columns-repeated="35"/>
        </table:table-row>
        <table:table-row table:style-name="ro4">
          <table:table-cell/>
          <table:table-cell table:style-name="ce7"/>
          <table:table-cell office:value-type="string" calcext:value-type="string">
            <text:p>OX INVERSION</text:p>
          </table:table-cell>
          <table:table-cell table:formula="of:=SUM([.F115:.W115])/8" office:value-type="float" office:value="-0.00173992232421701" calcext:value-type="float">
            <text:p>-0.001739922324217</text:p>
          </table:table-cell>
          <table:table-cell table:style-name="ce56" table:formula="of:=[.D115]*(-1)" office:value-type="percentage" office:value="0.00173992232421626" calcext:value-type="percentage">
            <text:p>0.17%</text:p>
          </table:table-cell>
          <table:table-cell table:number-columns-repeated="4"/>
          <table:table-cell table:formula="of:=([.J4]-[.J29])/[.J4]" office:value-type="float" office:value="-0.00570189110556809" calcext:value-type="float">
            <text:p>-0.005701891105568</text:p>
          </table:table-cell>
          <table:table-cell table:formula="of:=([.K4]-[.K29])/[.K4]" office:value-type="float" office:value="0" calcext:value-type="float">
            <text:p>0</text:p>
          </table:table-cell>
          <table:table-cell table:formula="of:=([.L4]-[.L29])/[.L4]" office:value-type="float" office:value="0.00752233192289567" calcext:value-type="float">
            <text:p>0.007522331922896</text:p>
          </table:table-cell>
          <table:table-cell table:number-columns-repeated="3"/>
          <table:table-cell table:formula="of:=([.P4]-[.P29])/[.P4]" office:value-type="float" office:value="-0.0007993605115924" calcext:value-type="float">
            <text:p>-0.000799360511592</text:p>
          </table:table-cell>
          <table:table-cell table:formula="of:=([.Q4]-[.Q29])/[.Q4]" office:value-type="float" office:value="0" calcext:value-type="float">
            <text:p>0</text:p>
          </table:table-cell>
          <table:table-cell table:number-columns-repeated="3"/>
          <table:table-cell table:formula="of:=([.U4]-[.U29])/[.U4]" office:value-type="float" office:value="-0.00214978792632915" calcext:value-type="float">
            <text:p>-0.002149787926329</text:p>
          </table:table-cell>
          <table:table-cell/>
          <table:table-cell table:formula="of:=([.W4]-[.W29])/[.W4]" office:value-type="float" office:value="-0.0127906709731421" calcext:value-type="float">
            <text:p>-0.012790670973142</text:p>
          </table:table-cell>
          <table:table-cell/>
          <table:table-cell table:formula="of:=([.Y4]-[.Y29])/[.Y4]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5"/>
        </table:table-row>
        <table:table-row table:style-name="ro4">
          <table:table-cell/>
          <table:table-cell table:style-name="ce7"/>
          <table:table-cell table:style-name="ce22" office:value-type="string" calcext:value-type="string">
            <text:p>LOX INVERSION</text:p>
          </table:table-cell>
          <table:table-cell table:formula="of:=SUM([.F116:.W116])/8" office:value-type="float" office:value="-0.00336867296759815" calcext:value-type="float">
            <text:p>-0.003368672967598</text:p>
          </table:table-cell>
          <table:table-cell table:style-name="ce35" table:formula="of:=[.D116]*(-1)" office:value-type="percentage" office:value="0.00336867296759789" calcext:value-type="percentage">
            <text:p>0.34%</text:p>
          </table:table-cell>
          <table:table-cell table:number-columns-repeated="4"/>
          <table:table-cell table:formula="of:=([.J4]-[.J30])/[.J4]" office:value-type="float" office:value="0.00753325020781248" calcext:value-type="float">
            <text:p>0.007533250207812</text:p>
          </table:table-cell>
          <table:table-cell table:formula="of:=([.K4]-[.K30])/[.K4]" office:value-type="float" office:value="0" calcext:value-type="float">
            <text:p>0</text:p>
          </table:table-cell>
          <table:table-cell table:formula="of:=([.L4]-[.L30])/[.L4]" office:value-type="float" office:value="0.00940291490362055" calcext:value-type="float">
            <text:p>0.009402914903621</text:p>
          </table:table-cell>
          <table:table-cell table:number-columns-repeated="3"/>
          <table:table-cell table:formula="of:=([.P4]-[.P30])/[.P4]" office:value-type="float" office:value="-0.00159872102317978" calcext:value-type="float">
            <text:p>-0.00159872102318</text:p>
          </table:table-cell>
          <table:table-cell table:formula="of:=([.Q4]-[.Q30])/[.Q4]" office:value-type="float" office:value="0" calcext:value-type="float">
            <text:p>0</text:p>
          </table:table-cell>
          <table:table-cell table:number-columns-repeated="3"/>
          <table:table-cell table:formula="of:=([.U4]-[.U30])/[.U4]" office:value-type="float" office:value="-0.0182150949973854" calcext:value-type="float">
            <text:p>-0.018215094997385</text:p>
          </table:table-cell>
          <table:table-cell/>
          <table:table-cell table:formula="of:=([.W4]-[.W30])/[.W4]" office:value-type="float" office:value="-0.0240717328316531" calcext:value-type="float">
            <text:p>-0.024071732831653</text:p>
          </table:table-cell>
          <table:table-cell/>
          <table:table-cell table:formula="of:=([.Y4]-[.Y30])/[.Y4]" office:value-type="float" office:value="-0.0183294056035586" calcext:value-type="float">
            <text:p>-0.018329405603559</text:p>
          </table:table-cell>
          <table:table-cell table:number-columns-repeated="2"/>
          <table:table-cell table:style-name="Default" table:number-columns-repeated="35"/>
        </table:table-row>
        <table:table-row table:style-name="ro4">
          <table:table-cell table:number-columns-repeated="2"/>
          <table:table-cell table:style-name="ce22" office:value-type="string" calcext:value-type="string">
            <text:p>PBX INVERSION</text:p>
          </table:table-cell>
          <table:table-cell table:formula="of:=SUM([.F117:.W117])/8" office:value-type="float" office:value="-0.0155960428097092" calcext:value-type="float">
            <text:p>-0.015596042809709</text:p>
          </table:table-cell>
          <table:table-cell table:style-name="ce35" table:formula="of:=[.D117]*(-1)" office:value-type="percentage" office:value="0.0155960428097091" calcext:value-type="percentage">
            <text:p>1.56%</text:p>
          </table:table-cell>
          <table:table-cell table:number-columns-repeated="4"/>
          <table:table-cell table:formula="of:=([.J4]-[.J31])/[.J4]" office:value-type="float" office:value="-0.0257689110556928" calcext:value-type="float">
            <text:p>-0.025768911055693</text:p>
          </table:table-cell>
          <table:table-cell table:formula="of:=([.K4]-[.K31])/[.K4]" office:value-type="float" office:value="0" calcext:value-type="float">
            <text:p>0</text:p>
          </table:table-cell>
          <table:table-cell table:formula="of:=([.L4]-[.L31])/[.L4]" office:value-type="float" office:value="-0.0263281617301368" calcext:value-type="float">
            <text:p>-0.026328161730137</text:p>
          </table:table-cell>
          <table:table-cell table:number-columns-repeated="3"/>
          <table:table-cell table:formula="of:=([.P4]-[.P31])/[.P4]" office:value-type="float" office:value="-0.0007993605115924" calcext:value-type="float">
            <text:p>-0.000799360511592</text:p>
          </table:table-cell>
          <table:table-cell table:formula="of:=([.Q4]-[.Q31])/[.Q4]" office:value-type="float" office:value="0" calcext:value-type="float">
            <text:p>0</text:p>
          </table:table-cell>
          <table:table-cell table:number-columns-repeated="3"/>
          <table:table-cell table:formula="of:=([.U4]-[.U31])/[.U4]" office:value-type="float" office:value="-0.020335831735515" calcext:value-type="float">
            <text:p>-0.020335831735515</text:p>
          </table:table-cell>
          <table:table-cell/>
          <table:table-cell table:formula="of:=([.W4]-[.W31])/[.W4]" office:value-type="float" office:value="-0.051536077444737" calcext:value-type="float">
            <text:p>-0.051536077444737</text:p>
          </table:table-cell>
          <table:table-cell/>
          <table:table-cell table:formula="of:=([.Y4]-[.Y31])/[.Y4]" office:value-type="float" office:value="-0.0565593087195601" calcext:value-type="float">
            <text:p>-0.05655930871956</text:p>
          </table:table-cell>
          <table:table-cell table:number-columns-repeated="2"/>
          <table:table-cell table:style-name="Default"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PMX INVERSION</text:p>
          </table:table-cell>
          <table:table-cell table:formula="of:=SUM([.F118:.W118])/8" office:value-type="float" office:value="-0.0142746453309431" calcext:value-type="float">
            <text:p>-0.014274645330943</text:p>
          </table:table-cell>
          <table:table-cell table:style-name="ce35" table:formula="of:=[.D118]*(-1)" office:value-type="percentage" office:value="0.0142746453309427" calcext:value-type="percentage">
            <text:p>1.43%</text:p>
          </table:table-cell>
          <table:table-cell table:number-columns-repeated="4"/>
          <table:table-cell table:formula="of:=([.J4]-[.J32])/[.J4]" office:value-type="float" office:value="-0.00922173732335959" calcext:value-type="float">
            <text:p>-0.00922173732336</text:p>
          </table:table-cell>
          <table:table-cell table:formula="of:=([.K4]-[.K32])/[.K4]" office:value-type="float" office:value="0" calcext:value-type="float">
            <text:p>0</text:p>
          </table:table-cell>
          <table:table-cell table:formula="of:=([.L4]-[.L32])/[.L4]" office:value-type="float" office:value="-0.0225669957686883" calcext:value-type="float">
            <text:p>-0.022566995768688</text:p>
          </table:table-cell>
          <table:table-cell table:number-columns-repeated="3"/>
          <table:table-cell table:formula="of:=([.P4]-[.P32])/[.P4]" office:value-type="float" office:value="-0.0007993605115924" calcext:value-type="float">
            <text:p>-0.000799360511592</text:p>
          </table:table-cell>
          <table:table-cell table:formula="of:=([.Q4]-[.Q32])/[.Q4]" office:value-type="float" office:value="0" calcext:value-type="float">
            <text:p>0</text:p>
          </table:table-cell>
          <table:table-cell table:number-columns-repeated="3"/>
          <table:table-cell table:formula="of:=([.U4]-[.U32])/[.U4]" office:value-type="float" office:value="-0.0374469815815496" calcext:value-type="float">
            <text:p>-0.03744698158155</text:p>
          </table:table-cell>
          <table:table-cell/>
          <table:table-cell table:formula="of:=([.W4]-[.W32])/[.W4]" office:value-type="float" office:value="-0.044162087462355" calcext:value-type="float">
            <text:p>-0.044162087462355</text:p>
          </table:table-cell>
          <table:table-cell/>
          <table:table-cell table:formula="of:=([.Y4]-[.Y32])/[.Y4]" office:value-type="float" office:value="-0.0251374705420267" calcext:value-type="float">
            <text:p>-0.025137470542027</text:p>
          </table:table-cell>
          <table:table-cell table:number-columns-repeated="2"/>
          <table:table-cell table:style-name="Default"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CX INVERSION</text:p>
          </table:table-cell>
          <table:table-cell table:formula="of:=SUM([.F119:.W119])/8" office:value-type="float" office:value="-0.019878050582365" calcext:value-type="float">
            <text:p>-0.019878050582365</text:p>
          </table:table-cell>
          <table:table-cell table:style-name="ce35" table:formula="of:=[.D119]*(-1)" office:value-type="percentage" office:value="0.0198780505823653" calcext:value-type="percentage">
            <text:p>1.99%</text:p>
          </table:table-cell>
          <table:table-cell table:number-columns-repeated="4"/>
          <table:table-cell table:formula="of:=([.J4]-[.J33])/[.J4]" office:value-type="float" office:value="-0.00597464671654066" calcext:value-type="float">
            <text:p>-0.005974646716541</text:p>
          </table:table-cell>
          <table:table-cell table:formula="of:=([.K4]-[.K33])/[.K4]" office:value-type="float" office:value="0" calcext:value-type="float">
            <text:p>0</text:p>
          </table:table-cell>
          <table:table-cell table:formula="of:=([.L4]-[.L33])/[.L4]" office:value-type="float" office:value="-0.00564174894217207" calcext:value-type="float">
            <text:p>-0.005641748942172</text:p>
          </table:table-cell>
          <table:table-cell table:number-columns-repeated="3"/>
          <table:table-cell table:formula="of:=([.P4]-[.P33])/[.P4]" office:value-type="float" office:value="-0.00159872102317978" calcext:value-type="float">
            <text:p>-0.00159872102318</text:p>
          </table:table-cell>
          <table:table-cell table:formula="of:=([.Q4]-[.Q33])/[.Q4]" office:value-type="float" office:value="-0.0360793005787477" calcext:value-type="float">
            <text:p>-0.036079300578748</text:p>
          </table:table-cell>
          <table:table-cell table:number-columns-repeated="3"/>
          <table:table-cell table:formula="of:=([.U4]-[.U33])/[.U4]" office:value-type="float" office:value="-0.0172273545988061" calcext:value-type="float">
            <text:p>-0.017227354598806</text:p>
          </table:table-cell>
          <table:table-cell/>
          <table:table-cell table:formula="of:=([.W4]-[.W33])/[.W4]" office:value-type="float" office:value="-0.092502632799474" calcext:value-type="float">
            <text:p>-0.092502632799474</text:p>
          </table:table-cell>
          <table:table-cell/>
          <table:table-cell table:formula="of:=([.Y4]-[.Y33])/[.Y4]" office:value-type="float" office:value="-0.0209478921183581" calcext:value-type="float">
            <text:p>-0.020947892118358</text:p>
          </table:table-cell>
          <table:table-cell table:number-columns-repeated="2"/>
          <table:table-cell table:style-name="Default" table:number-columns-repeated="35"/>
        </table:table-row>
        <table:table-row table:style-name="ro4">
          <table:table-cell table:number-columns-repeated="2"/>
          <table:table-cell table:style-name="ce16" office:value-type="string" calcext:value-type="string">
            <text:p>MX INSERTION</text:p>
          </table:table-cell>
          <table:table-cell table:formula="of:=SUM([.F120:.W120])/8" office:value-type="float" office:value="-0.112673220851628" calcext:value-type="float">
            <text:p>-0.112673220851628</text:p>
          </table:table-cell>
          <table:table-cell table:style-name="ce35" table:formula="of:=[.D120]*(-1)" office:value-type="percentage" office:value="0.112673220851628" calcext:value-type="percentage">
            <text:p>11.27%</text:p>
          </table:table-cell>
          <table:table-cell table:number-columns-repeated="4"/>
          <table:table-cell table:formula="of:=([.J4]-[.J34])/[.J4]" office:value-type="float" office:value="-0.26900197423109" calcext:value-type="float">
            <text:p>-0.26900197423109</text:p>
          </table:table-cell>
          <table:table-cell table:formula="of:=([.K4]-[.K34])/[.K4]" office:value-type="float" office:value="-0.00484406027583203" calcext:value-type="float">
            <text:p>-0.004844060275832</text:p>
          </table:table-cell>
          <table:table-cell table:formula="of:=([.L4]-[.L34])/[.L4]" office:value-type="float" office:value="-0.0550070521861777" calcext:value-type="float">
            <text:p>-0.055007052186178</text:p>
          </table:table-cell>
          <table:table-cell table:number-columns-repeated="3"/>
          <table:table-cell table:formula="of:=([.P4]-[.P34])/[.P4]" office:value-type="float" office:value="-0.00991207034372669" calcext:value-type="float">
            <text:p>-0.009912070343727</text:p>
          </table:table-cell>
          <table:table-cell table:formula="of:=([.Q4]-[.Q34])/[.Q4]" office:value-type="float" office:value="0" calcext:value-type="float">
            <text:p>0</text:p>
          </table:table-cell>
          <table:table-cell table:number-columns-repeated="3"/>
          <table:table-cell table:formula="of:=([.U4]-[.U34])/[.U4]" office:value-type="float" office:value="-0.308552669804192" calcext:value-type="float">
            <text:p>-0.308552669804192</text:p>
          </table:table-cell>
          <table:table-cell/>
          <table:table-cell table:formula="of:=([.W4]-[.W34])/[.W4]" office:value-type="float" office:value="-0.254067939972006" calcext:value-type="float">
            <text:p>-0.254067939972006</text:p>
          </table:table-cell>
          <table:table-cell/>
          <table:table-cell table:formula="of:=([.Y4]-[.Y34])/[.Y4]" office:value-type="float" office:value="-0.130400628436764" calcext:value-type="float">
            <text:p>-0.130400628436764</text:p>
          </table:table-cell>
          <table:table-cell table:number-columns-repeated="2"/>
          <table:table-cell table:style-name="Default"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OBX INSERTION</text:p>
          </table:table-cell>
          <table:table-cell table:formula="of:=SUM([.F121:.W121])/8" office:value-type="float" office:value="-0.228106687436015" calcext:value-type="float">
            <text:p>-0.228106687436015</text:p>
          </table:table-cell>
          <table:table-cell table:style-name="ce35" table:formula="of:=[.D121]*(-1)" office:value-type="percentage" office:value="0.228106687436015" calcext:value-type="percentage">
            <text:p>22.81%</text:p>
          </table:table-cell>
          <table:table-cell table:number-columns-repeated="4"/>
          <table:table-cell table:formula="of:=([.J4]-[.J35])/[.J4]" office:value-type="float" office:value="-0.312305174563591" calcext:value-type="float">
            <text:p>-0.312305174563591</text:p>
          </table:table-cell>
          <table:table-cell table:formula="of:=([.K4]-[.K35])/[.K4]" office:value-type="float" office:value="0" calcext:value-type="float">
            <text:p>0</text:p>
          </table:table-cell>
          <table:table-cell table:formula="of:=([.L4]-[.L35])/[.L4]" office:value-type="float" office:value="-0.217677480018805" calcext:value-type="float">
            <text:p>-0.217677480018805</text:p>
          </table:table-cell>
          <table:table-cell table:number-columns-repeated="3"/>
          <table:table-cell table:formula="of:=([.P4]-[.P35])/[.P4]" office:value-type="float" office:value="-0.00655475619504564" calcext:value-type="float">
            <text:p>-0.006554756195046</text:p>
          </table:table-cell>
          <table:table-cell table:formula="of:=([.Q4]-[.Q35])/[.Q4]" office:value-type="float" office:value="0" calcext:value-type="float">
            <text:p>0</text:p>
          </table:table-cell>
          <table:table-cell table:number-columns-repeated="3"/>
          <table:table-cell table:formula="of:=([.U4]-[.U35])/[.U4]" office:value-type="float" office:value="-0.203300214978796" calcext:value-type="float">
            <text:p>-0.203300214978796</text:p>
          </table:table-cell>
          <table:table-cell/>
          <table:table-cell table:formula="of:=([.W4]-[.W35])/[.W4]" office:value-type="float" office:value="-1.08501587373188" calcext:value-type="float">
            <text:p>-1.08501587373188</text:p>
          </table:table-cell>
          <table:table-cell/>
          <table:table-cell table:formula="of:=([.Y4]-[.Y35])/[.Y4]" office:value-type="float" office:value="-0.221000261848649" calcext:value-type="float">
            <text:p>-0.221000261848649</text:p>
          </table:table-cell>
          <table:table-cell table:number-columns-repeated="2"/>
          <table:table-cell table:style-name="Default"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OX INSERTION</text:p>
          </table:table-cell>
          <table:table-cell table:formula="of:=SUM([.F122:.W122])/8" office:value-type="float" office:value="-0.0117829297875248" calcext:value-type="float">
            <text:p>-0.011782929787525</text:p>
          </table:table-cell>
          <table:table-cell table:style-name="ce56" table:formula="of:=[.D122]*(-1)" office:value-type="percentage" office:value="0.0117829297875244" calcext:value-type="percentage">
            <text:p>1.18%</text:p>
          </table:table-cell>
          <table:table-cell table:number-columns-repeated="4"/>
          <table:table-cell table:formula="of:=([.J4]-[.J36])/[.J4]" office:value-type="float" office:value="-0.0166900457190344" calcext:value-type="float">
            <text:p>-0.016690045719035</text:p>
          </table:table-cell>
          <table:table-cell table:formula="of:=([.K4]-[.K36])/[.K4]" office:value-type="float" office:value="0" calcext:value-type="float">
            <text:p>0</text:p>
          </table:table-cell>
          <table:table-cell table:formula="of:=([.L4]-[.L36])/[.L4]" office:value-type="float" office:value="-0.0249177244945938" calcext:value-type="float">
            <text:p>-0.024917724494594</text:p>
          </table:table-cell>
          <table:table-cell table:number-columns-repeated="3"/>
          <table:table-cell table:formula="of:=([.P4]-[.P36])/[.P4]" office:value-type="float" office:value="-0.0007993605115924" calcext:value-type="float">
            <text:p>-0.000799360511592</text:p>
          </table:table-cell>
          <table:table-cell table:formula="of:=([.Q4]-[.Q36])/[.Q4]" office:value-type="float" office:value="0" calcext:value-type="float">
            <text:p>0</text:p>
          </table:table-cell>
          <table:table-cell table:number-columns-repeated="3"/>
          <table:table-cell table:formula="of:=([.U4]-[.U36])/[.U4]" office:value-type="float" office:value="-0.0243739468944309" calcext:value-type="float">
            <text:p>-0.024373946894431</text:p>
          </table:table-cell>
          <table:table-cell/>
          <table:table-cell table:formula="of:=([.W4]-[.W36])/[.W4]" office:value-type="float" office:value="-0.027482360680547" calcext:value-type="float">
            <text:p>-0.027482360680547</text:p>
          </table:table-cell>
          <table:table-cell/>
          <table:table-cell table:formula="of:=([.Y4]-[.Y36])/[.Y4]" office:value-type="float" office:value="-0.0335166273893715" calcext:value-type="float">
            <text:p>-0.033516627389372</text:p>
          </table:table-cell>
          <table:table-cell table:number-columns-repeated="2"/>
          <table:table-cell table:style-name="Default" table:number-columns-repeated="35"/>
        </table:table-row>
        <table:table-row table:style-name="ro4">
          <table:table-cell table:number-columns-repeated="2"/>
          <table:table-cell table:style-name="ce22" office:value-type="string" calcext:value-type="string">
            <text:p>LOX INSERTION</text:p>
          </table:table-cell>
          <table:table-cell table:formula="of:=SUM([.F123:.W123])/8" office:value-type="float" office:value="-0.0915096076716535" calcext:value-type="float">
            <text:p>-0.091509607671654</text:p>
          </table:table-cell>
          <table:table-cell table:style-name="ce56" table:formula="of:=[.D123]*(-1)" office:value-type="percentage" office:value="0.0915096076716543" calcext:value-type="percentage">
            <text:p>9.15%</text:p>
          </table:table-cell>
          <table:table-cell table:number-columns-repeated="4"/>
          <table:table-cell table:formula="of:=([.J4]-[.J37])/[.J4]" office:value-type="float" office:value="-0.111920719035743" calcext:value-type="float">
            <text:p>-0.111920719035743</text:p>
          </table:table-cell>
          <table:table-cell table:formula="of:=([.K4]-[.K37])/[.K4]" office:value-type="float" office:value="0" calcext:value-type="float">
            <text:p>0</text:p>
          </table:table-cell>
          <table:table-cell table:formula="of:=([.L4]-[.L37])/[.L4]" office:value-type="float" office:value="-0.134931828866949" calcext:value-type="float">
            <text:p>-0.134931828866949</text:p>
          </table:table-cell>
          <table:table-cell table:number-columns-repeated="3"/>
          <table:table-cell table:formula="of:=([.P4]-[.P37])/[.P4]" office:value-type="float" office:value="-0.00287769784172662" calcext:value-type="float">
            <text:p>-0.002877697841727</text:p>
          </table:table-cell>
          <table:table-cell table:formula="of:=([.Q4]-[.Q37])/[.Q4]" office:value-type="float" office:value="0" calcext:value-type="float">
            <text:p>0</text:p>
          </table:table-cell>
          <table:table-cell table:number-columns-repeated="3"/>
          <table:table-cell table:formula="of:=([.U4]-[.U37])/[.U4]" office:value-type="float" office:value="-0.113590145836962" calcext:value-type="float">
            <text:p>-0.113590145836962</text:p>
          </table:table-cell>
          <table:table-cell/>
          <table:table-cell table:formula="of:=([.W4]-[.W37])/[.W4]" office:value-type="float" office:value="-0.368756469791848" calcext:value-type="float">
            <text:p>-0.368756469791848</text:p>
          </table:table-cell>
          <table:table-cell/>
          <table:table-cell table:formula="of:=([.Y4]-[.Y37])/[.Y4]" office:value-type="float" office:value="-0.0741031683686803" calcext:value-type="float">
            <text:p>-0.07410316836868</text:p>
          </table:table-cell>
          <table:table-cell table:number-columns-repeated="2"/>
          <table:table-cell table:style-name="Default" table:number-columns-repeated="35"/>
        </table:table-row>
        <table:table-row table:style-name="ro4">
          <table:table-cell table:number-columns-repeated="2"/>
          <table:table-cell table:style-name="ce22" office:value-type="string" calcext:value-type="string">
            <text:p>PBX INSERTION</text:p>
          </table:table-cell>
          <table:table-cell table:formula="of:=SUM([.F124:.W124])/8" office:value-type="float" office:value="-0.0776699365481831" calcext:value-type="float">
            <text:p>-0.077669936548183</text:p>
          </table:table-cell>
          <table:table-cell table:style-name="ce56" table:formula="of:=[.D124]*(-1)" office:value-type="percentage" office:value="0.0776699365481836" calcext:value-type="percentage">
            <text:p>7.77%</text:p>
          </table:table-cell>
          <table:table-cell table:number-columns-repeated="4"/>
          <table:table-cell table:formula="of:=([.J4]-[.J38])/[.J4]" office:value-type="float" office:value="-0.2320890482128" calcext:value-type="float">
            <text:p>-0.2320890482128</text:p>
          </table:table-cell>
          <table:table-cell table:formula="of:=([.K4]-[.K38])/[.K4]" office:value-type="float" office:value="0" calcext:value-type="float">
            <text:p>0</text:p>
          </table:table-cell>
          <table:table-cell table:formula="of:=([.L4]-[.L38])/[.L4]" office:value-type="float" office:value="-0.0653502585801594" calcext:value-type="float">
            <text:p>-0.06535025858016</text:p>
          </table:table-cell>
          <table:table-cell table:number-columns-repeated="3"/>
          <table:table-cell table:formula="of:=([.P4]-[.P38])/[.P4]" office:value-type="float" office:value="-0.00159872102317978" calcext:value-type="float">
            <text:p>-0.00159872102318</text:p>
          </table:table-cell>
          <table:table-cell table:formula="of:=([.Q4]-[.Q38])/[.Q4]" office:value-type="float" office:value="-0.0358330254894717" calcext:value-type="float">
            <text:p>-0.035833025489472</text:p>
          </table:table-cell>
          <table:table-cell table:number-columns-repeated="3"/>
          <table:table-cell table:formula="of:=([.U4]-[.U38])/[.U4]" office:value-type="float" office:value="-0.0868630526988583" calcext:value-type="float">
            <text:p>-0.086863052698858</text:p>
          </table:table-cell>
          <table:table-cell/>
          <table:table-cell table:formula="of:=([.W4]-[.W38])/[.W4]" office:value-type="float" office:value="-0.199625386380995" calcext:value-type="float">
            <text:p>-0.199625386380995</text:p>
          </table:table-cell>
          <table:table-cell/>
          <table:table-cell table:formula="of:=([.Y4]-[.Y38])/[.Y4]" office:value-type="float" office:value="-0.105525006546214" calcext:value-type="float">
            <text:p>-0.105525006546214</text:p>
          </table:table-cell>
          <table:table-cell table:number-columns-repeated="2"/>
          <table:table-cell table:style-name="Default"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PMX INSERTION</text:p>
          </table:table-cell>
          <table:table-cell table:formula="of:=SUM([.F125:.W125])/8" office:value-type="float" office:value="-0.113949021622659" calcext:value-type="float">
            <text:p>-0.113949021622659</text:p>
          </table:table-cell>
          <table:table-cell table:style-name="ce56" table:formula="of:=[.D125]*(-1)" office:value-type="percentage" office:value="0.113949021622659" calcext:value-type="percentage">
            <text:p>11.39%</text:p>
          </table:table-cell>
          <table:table-cell table:number-columns-repeated="4"/>
          <table:table-cell table:formula="of:=([.J4]-[.J39])/[.J4]" office:value-type="float" office:value="-0.210710203657524" calcext:value-type="float">
            <text:p>-0.210710203657524</text:p>
          </table:table-cell>
          <table:table-cell table:formula="of:=([.K4]-[.K39])/[.K4]" office:value-type="float" office:value="-0.0230456595635573" calcext:value-type="float">
            <text:p>-0.023045659563557</text:p>
          </table:table-cell>
          <table:table-cell table:formula="of:=([.L4]-[.L39])/[.L4]" office:value-type="float" office:value="-0.16361071932299" calcext:value-type="float">
            <text:p>-0.16361071932299</text:p>
          </table:table-cell>
          <table:table-cell table:number-columns-repeated="3"/>
          <table:table-cell table:formula="of:=([.P4]-[.P39])/[.P4]" office:value-type="float" office:value="-0.00159872102317978" calcext:value-type="float">
            <text:p>-0.00159872102318</text:p>
          </table:table-cell>
          <table:table-cell table:formula="of:=([.Q4]-[.Q39])/[.Q4]" office:value-type="float" office:value="-0.0115749291959105" calcext:value-type="float">
            <text:p>-0.011574929195911</text:p>
          </table:table-cell>
          <table:table-cell table:number-columns-repeated="3"/>
          <table:table-cell table:formula="of:=([.U4]-[.U39])/[.U4]" office:value-type="float" office:value="-0.268520132473418" calcext:value-type="float">
            <text:p>-0.268520132473418</text:p>
          </table:table-cell>
          <table:table-cell/>
          <table:table-cell table:formula="of:=([.W4]-[.W39])/[.W4]" office:value-type="float" office:value="-0.232531807744692" calcext:value-type="float">
            <text:p>-0.232531807744692</text:p>
          </table:table-cell>
          <table:table-cell/>
          <table:table-cell table:formula="of:=([.Y4]-[.Y39])/[.Y4]" office:value-type="float" office:value="-0.0976695470018304" calcext:value-type="float">
            <text:p>-0.09766954700183</text:p>
          </table:table-cell>
          <table:table-cell table:number-columns-repeated="2"/>
          <table:table-cell table:style-name="Default"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CX INSERTION</text:p>
          </table:table-cell>
          <table:table-cell table:formula="of:=SUM([.F126:.W126])/8" office:value-type="float" office:value="-0.0950294446814387" calcext:value-type="float">
            <text:p>-0.095029444681439</text:p>
          </table:table-cell>
          <table:table-cell table:style-name="ce56" table:formula="of:=[.D126]*(-1)" office:value-type="percentage" office:value="0.0950294446814387" calcext:value-type="percentage">
            <text:p>9.50%</text:p>
          </table:table-cell>
          <table:table-cell table:number-columns-repeated="4"/>
          <table:table-cell table:formula="of:=([.J4]-[.J40])/[.J4]" office:value-type="float" office:value="-0.247830943474645" calcext:value-type="float">
            <text:p>-0.247830943474645</text:p>
          </table:table-cell>
          <table:table-cell table:formula="of:=([.K4]-[.K40])/[.K4]" office:value-type="float" office:value="0" calcext:value-type="float">
            <text:p>0</text:p>
          </table:table-cell>
          <table:table-cell table:formula="of:=([.L4]-[.L40])/[.L4]" office:value-type="float" office:value="-0.0949694405265628" calcext:value-type="float">
            <text:p>-0.094969440526563</text:p>
          </table:table-cell>
          <table:table-cell table:number-columns-repeated="3"/>
          <table:table-cell table:formula="of:=([.P4]-[.P40])/[.P4]" office:value-type="float" office:value="-0.00287769784172662" calcext:value-type="float">
            <text:p>-0.002877697841727</text:p>
          </table:table-cell>
          <table:table-cell table:formula="of:=([.Q4]-[.Q40])/[.Q4]" office:value-type="float" office:value="-0.0360793005787477" calcext:value-type="float">
            <text:p>-0.036079300578748</text:p>
          </table:table-cell>
          <table:table-cell table:number-columns-repeated="3"/>
          <table:table-cell table:formula="of:=([.U4]-[.U40])/[.U4]" office:value-type="float" office:value="-0.165882284585437" calcext:value-type="float">
            <text:p>-0.165882284585437</text:p>
          </table:table-cell>
          <table:table-cell/>
          <table:table-cell table:formula="of:=([.W4]-[.W40])/[.W4]" office:value-type="float" office:value="-0.212595890444391" calcext:value-type="float">
            <text:p>-0.212595890444391</text:p>
          </table:table-cell>
          <table:table-cell/>
          <table:table-cell table:formula="of:=([.Y4]-[.Y40])/[.Y4]" office:value-type="float" office:value="-0.186174391201885" calcext:value-type="float">
            <text:p>-0.186174391201885</text:p>
          </table:table-cell>
          <table:table-cell table:number-columns-repeated="2"/>
          <table:table-cell table:style-name="Default" table:number-columns-repeated="35"/>
        </table:table-row>
        <table:table-row table:style-name="ro4">
          <table:table-cell table:number-columns-repeated="2"/>
          <table:table-cell table:style-name="ce16" office:value-type="string" calcext:value-type="string">
            <text:p><text:span text:style-name="T5">MX </text:span><text:span text:style-name="T6">DISPLACEMENT</text:span></text:p>
          </table:table-cell>
          <table:table-cell table:formula="of:=SUM([.F127:.W127])/8" office:value-type="float" office:value="-0.0165244404106114" calcext:value-type="float">
            <text:p>-0.016524440410611</text:p>
          </table:table-cell>
          <table:table-cell table:style-name="ce56" table:formula="of:=[.D127]*(-1)" office:value-type="percentage" office:value="0.0165244404106119" calcext:value-type="percentage">
            <text:p>1.65%</text:p>
          </table:table-cell>
          <table:table-cell table:number-columns-repeated="4"/>
          <table:table-cell table:formula="of:=([.J4]-[.J41])/[.J4]" office:value-type="float" office:value="-0.0220672277639222" calcext:value-type="float">
            <text:p>-0.022067227763922</text:p>
          </table:table-cell>
          <table:table-cell table:formula="of:=([.K4]-[.K41])/[.K4]" office:value-type="float" office:value="0" calcext:value-type="float">
            <text:p>0</text:p>
          </table:table-cell>
          <table:table-cell table:formula="of:=([.L4]-[.L41])/[.L4]" office:value-type="float" office:value="-0.0225669957686883" calcext:value-type="float">
            <text:p>-0.022566995768688</text:p>
          </table:table-cell>
          <table:table-cell table:number-columns-repeated="3"/>
          <table:table-cell table:formula="of:=([.P4]-[.P41])/[.P4]" office:value-type="float" office:value="-0.00575539568345324" calcext:value-type="float">
            <text:p>-0.005755395683453</text:p>
          </table:table-cell>
          <table:table-cell table:formula="of:=([.Q4]-[.Q41])/[.Q4]" office:value-type="float" office:value="0" calcext:value-type="float">
            <text:p>0</text:p>
          </table:table-cell>
          <table:table-cell table:number-columns-repeated="3"/>
          <table:table-cell table:formula="of:=([.U4]-[.U41])/[.U4]" office:value-type="float" office:value="-0.0320725117657312" calcext:value-type="float">
            <text:p>-0.032072511765731</text:p>
          </table:table-cell>
          <table:table-cell/>
          <table:table-cell table:formula="of:=([.W4]-[.W41])/[.W4]" office:value-type="float" office:value="-0.0497333923030962" calcext:value-type="float">
            <text:p>-0.049733392303096</text:p>
          </table:table-cell>
          <table:table-cell/>
          <table:table-cell table:formula="of:=([.Y4]-[.Y41])/[.Y4]" office:value-type="float" office:value="-0.0505367897355303" calcext:value-type="float">
            <text:p>-0.05053678973553</text:p>
          </table:table-cell>
          <table:table-cell table:number-columns-repeated="2"/>
          <table:table-cell table:style-name="Default"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OBX DISPLACEMENT</text:p>
          </table:table-cell>
          <table:table-cell table:formula="of:=SUM([.F128:.W128])/8" office:value-type="float" office:value="-0.165475553303213" calcext:value-type="float">
            <text:p>-0.165475553303213</text:p>
          </table:table-cell>
          <table:table-cell table:style-name="ce56" table:formula="of:=[.D128]*(-1)" office:value-type="percentage" office:value="0.165475553303212" calcext:value-type="percentage">
            <text:p>16.55%</text:p>
          </table:table-cell>
          <table:table-cell table:number-columns-repeated="4"/>
          <table:table-cell table:formula="of:=([.J4]-[.J42])/[.J4]" office:value-type="float" office:value="-0.114505403158771" calcext:value-type="float">
            <text:p>-0.114505403158771</text:p>
          </table:table-cell>
          <table:table-cell table:formula="of:=([.K4]-[.K42])/[.K4]" office:value-type="float" office:value="0" calcext:value-type="float">
            <text:p>0</text:p>
          </table:table-cell>
          <table:table-cell table:formula="of:=([.L4]-[.L42])/[.L4]" office:value-type="float" office:value="-0.105312646920546" calcext:value-type="float">
            <text:p>-0.105312646920546</text:p>
          </table:table-cell>
          <table:table-cell table:number-columns-repeated="3"/>
          <table:table-cell table:formula="of:=([.P4]-[.P42])/[.P4]" office:value-type="float" office:value="-0.0007993605115924" calcext:value-type="float">
            <text:p>-0.000799360511592</text:p>
          </table:table-cell>
          <table:table-cell table:formula="of:=([.Q4]-[.Q42])/[.Q4]" office:value-type="float" office:value="0" calcext:value-type="float">
            <text:p>0</text:p>
          </table:table-cell>
          <table:table-cell table:number-columns-repeated="3"/>
          <table:table-cell table:formula="of:=([.U4]-[.U42])/[.U4]" office:value-type="float" office:value="-0.125965952007434" calcext:value-type="float">
            <text:p>-0.125965952007434</text:p>
          </table:table-cell>
          <table:table-cell/>
          <table:table-cell table:formula="of:=([.W4]-[.W42])/[.W4]" office:value-type="float" office:value="-0.977221063827358" calcext:value-type="float">
            <text:p>-0.977221063827358</text:p>
          </table:table-cell>
          <table:table-cell/>
          <table:table-cell table:formula="of:=([.Y4]-[.Y42])/[.Y4]" office:value-type="float" office:value="-0.130924325739725" calcext:value-type="float">
            <text:p>-0.130924325739725</text:p>
          </table:table-cell>
          <table:table-cell table:number-columns-repeated="2"/>
          <table:table-cell table:style-name="Default"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OX DISPLACEMENT</text:p>
          </table:table-cell>
          <table:table-cell table:formula="of:=SUM([.F129:.W129])/8" office:value-type="float" office:value="-0.015772273002761" calcext:value-type="float">
            <text:p>-0.015772273002761</text:p>
          </table:table-cell>
          <table:table-cell table:style-name="ce56" table:formula="of:=[.D129]*(-1)" office:value-type="percentage" office:value="0.0157722730027605" calcext:value-type="percentage">
            <text:p>1.58%</text:p>
          </table:table-cell>
          <table:table-cell table:number-columns-repeated="4"/>
          <table:table-cell table:formula="of:=([.J4]-[.J43])/[.J4]" office:value-type="float" office:value="-0.0150145469659172" calcext:value-type="float">
            <text:p>-0.015014546965917</text:p>
          </table:table-cell>
          <table:table-cell table:formula="of:=([.K4]-[.K43])/[.K4]" office:value-type="float" office:value="0" calcext:value-type="float">
            <text:p>0</text:p>
          </table:table-cell>
          <table:table-cell table:formula="of:=([.L4]-[.L43])/[.L4]" office:value-type="float" office:value="-0.0366713681241185" calcext:value-type="float">
            <text:p>-0.036671368124119</text:p>
          </table:table-cell>
          <table:table-cell table:number-columns-repeated="3"/>
          <table:table-cell table:formula="of:=([.P4]-[.P43])/[.P4]" office:value-type="float" office:value="-0.0007993605115924" calcext:value-type="float">
            <text:p>-0.000799360511592</text:p>
          </table:table-cell>
          <table:table-cell table:formula="of:=([.Q4]-[.Q43])/[.Q4]" office:value-type="float" office:value="0" calcext:value-type="float">
            <text:p>0</text:p>
          </table:table-cell>
          <table:table-cell table:number-columns-repeated="3"/>
          <table:table-cell table:formula="of:=([.U4]-[.U43])/[.U4]" office:value-type="float" office:value="-0.0355586543489629" calcext:value-type="float">
            <text:p>-0.035558654348963</text:p>
          </table:table-cell>
          <table:table-cell/>
          <table:table-cell table:formula="of:=([.W4]-[.W43])/[.W4]" office:value-type="float" office:value="-0.0381342540714969" calcext:value-type="float">
            <text:p>-0.038134254071497</text:p>
          </table:table-cell>
          <table:table-cell/>
          <table:table-cell table:formula="of:=([.Y4]-[.Y43])/[.Y4]" office:value-type="float" office:value="-0.0214715894213119" calcext:value-type="float">
            <text:p>-0.021471589421312</text:p>
          </table:table-cell>
          <table:table-cell table:number-columns-repeated="2"/>
          <table:table-cell table:style-name="Default" table:number-columns-repeated="35"/>
        </table:table-row>
        <table:table-row table:style-name="ro4">
          <table:table-cell table:number-columns-repeated="2"/>
          <table:table-cell table:style-name="ce22" office:value-type="string" calcext:value-type="string">
            <text:p>LOX DISPLACEMENT</text:p>
          </table:table-cell>
          <table:table-cell table:formula="of:=SUM([.F130:.W130])/8" office:value-type="float" office:value="-0.0178511964325895" calcext:value-type="float">
            <text:p>-0.01785119643259</text:p>
          </table:table-cell>
          <table:table-cell table:style-name="ce56" table:formula="of:=[.D130]*(-1)" office:value-type="percentage" office:value="0.0178511964325897" calcext:value-type="percentage">
            <text:p>1.79%</text:p>
          </table:table-cell>
          <table:table-cell table:number-columns-repeated="4"/>
          <table:table-cell table:formula="of:=([.J4]-[.J44])/[.J4]" office:value-type="float" office:value="-0.0143521404821267" calcext:value-type="float">
            <text:p>-0.014352140482127</text:p>
          </table:table-cell>
          <table:table-cell table:formula="of:=([.K4]-[.K44])/[.K4]" office:value-type="float" office:value="0" calcext:value-type="float">
            <text:p>0</text:p>
          </table:table-cell>
          <table:table-cell table:formula="of:=([.L4]-[.L44])/[.L4]" office:value-type="float" office:value="-0.0390220968500239" calcext:value-type="float">
            <text:p>-0.039022096850024</text:p>
          </table:table-cell>
          <table:table-cell table:number-columns-repeated="3"/>
          <table:table-cell table:formula="of:=([.P4]-[.P44])/[.P4]" office:value-type="float" office:value="-0.0007993605115924" calcext:value-type="float">
            <text:p>-0.000799360511592</text:p>
          </table:table-cell>
          <table:table-cell table:formula="of:=([.Q4]-[.Q44])/[.Q4]" office:value-type="float" office:value="0" calcext:value-type="float">
            <text:p>0</text:p>
          </table:table-cell>
          <table:table-cell table:number-columns-repeated="3"/>
          <table:table-cell table:formula="of:=([.U4]-[.U44])/[.U4]" office:value-type="float" office:value="-0.0316657951310179" calcext:value-type="float">
            <text:p>-0.031665795131018</text:p>
          </table:table-cell>
          <table:table-cell/>
          <table:table-cell table:formula="of:=([.W4]-[.W44])/[.W4]" office:value-type="float" office:value="-0.0569701784859551" calcext:value-type="float">
            <text:p>-0.056970178485955</text:p>
          </table:table-cell>
          <table:table-cell/>
          <table:table-cell table:formula="of:=([.Y4]-[.Y44])/[.Y4]" office:value-type="float" office:value="-0.0536789735532836" calcext:value-type="float">
            <text:p>-0.053678973553284</text:p>
          </table:table-cell>
          <table:table-cell table:number-columns-repeated="2"/>
          <table:table-cell table:style-name="Default" table:number-columns-repeated="35"/>
        </table:table-row>
        <table:table-row table:style-name="ro4">
          <table:table-cell table:number-columns-repeated="2"/>
          <table:table-cell table:style-name="ce22" office:value-type="string" calcext:value-type="string">
            <text:p>PBX DISPLACEMENT</text:p>
          </table:table-cell>
          <table:table-cell table:formula="of:=SUM([.F131:.W131])/8" office:value-type="float" office:value="-0.0204949792211554" calcext:value-type="float">
            <text:p>-0.020494979221155</text:p>
          </table:table-cell>
          <table:table-cell table:style-name="ce56" table:formula="of:=[.D131]*(-1)" office:value-type="percentage" office:value="0.0204949792211554" calcext:value-type="percentage">
            <text:p>2.05%</text:p>
          </table:table-cell>
          <table:table-cell table:number-columns-repeated="4"/>
          <table:table-cell table:formula="of:=([.J4]-[.J45])/[.J4]" office:value-type="float" office:value="-0.0422641313383222" calcext:value-type="float">
            <text:p>-0.042264131338322</text:p>
          </table:table-cell>
          <table:table-cell table:formula="of:=([.K4]-[.K45])/[.K4]" office:value-type="float" office:value="0" calcext:value-type="float">
            <text:p>0</text:p>
          </table:table-cell>
          <table:table-cell table:formula="of:=([.L4]-[.L45])/[.L4]" office:value-type="float" office:value="-0.0347907851433949" calcext:value-type="float">
            <text:p>-0.034790785143395</text:p>
          </table:table-cell>
          <table:table-cell table:number-columns-repeated="3"/>
          <table:table-cell table:formula="of:=([.P4]-[.P45])/[.P4]" office:value-type="float" office:value="-0.00159872102317978" calcext:value-type="float">
            <text:p>-0.00159872102318</text:p>
          </table:table-cell>
          <table:table-cell table:formula="of:=([.Q4]-[.Q45])/[.Q4]" office:value-type="float" office:value="0" calcext:value-type="float">
            <text:p>0</text:p>
          </table:table-cell>
          <table:table-cell table:number-columns-repeated="3"/>
          <table:table-cell table:formula="of:=([.U4]-[.U45])/[.U4]" office:value-type="float" office:value="-0.0448840857591075" calcext:value-type="float">
            <text:p>-0.044884085759108</text:p>
          </table:table-cell>
          <table:table-cell/>
          <table:table-cell table:formula="of:=([.W4]-[.W45])/[.W4]" office:value-type="float" office:value="-0.0404221105052386" calcext:value-type="float">
            <text:p>-0.040422110505239</text:p>
          </table:table-cell>
          <table:table-cell/>
          <table:table-cell table:formula="of:=([.Y4]-[.Y45])/[.Y4]" office:value-type="float" office:value="-0.0151872217858052" calcext:value-type="float">
            <text:p>-0.015187221785805</text:p>
          </table:table-cell>
          <table:table-cell table:number-columns-repeated="2"/>
          <table:table-cell table:style-name="Default"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PMX DISPLACEMENT</text:p>
          </table:table-cell>
          <table:table-cell table:formula="of:=SUM([.F132:.W132])/8" office:value-type="float" office:value="-0.0157065580999854" calcext:value-type="float">
            <text:p>-0.015706558099985</text:p>
          </table:table-cell>
          <table:table-cell table:style-name="ce56" table:formula="of:=[.D132]*(-1)" office:value-type="percentage" office:value="0.0157065580999849" calcext:value-type="percentage">
            <text:p>1.57%</text:p>
          </table:table-cell>
          <table:table-cell table:number-columns-repeated="4"/>
          <table:table-cell table:formula="of:=([.J4]-[.J46])/[.J4]" office:value-type="float" office:value="-0.0243012261014145" calcext:value-type="float">
            <text:p>-0.024301226101415</text:p>
          </table:table-cell>
          <table:table-cell table:formula="of:=([.K4]-[.K46])/[.K4]" office:value-type="float" office:value="0" calcext:value-type="float">
            <text:p>0</text:p>
          </table:table-cell>
          <table:table-cell table:formula="of:=([.L4]-[.L46])/[.L4]" office:value-type="float" office:value="-0.00658204043253451" calcext:value-type="float">
            <text:p>-0.006582040432535</text:p>
          </table:table-cell>
          <table:table-cell table:number-columns-repeated="3"/>
          <table:table-cell table:formula="of:=([.P4]-[.P46])/[.P4]" office:value-type="float" office:value="-0.0007993605115924" calcext:value-type="float">
            <text:p>-0.000799360511592</text:p>
          </table:table-cell>
          <table:table-cell table:formula="of:=([.Q4]-[.Q46])/[.Q4]" office:value-type="float" office:value="0" calcext:value-type="float">
            <text:p>0</text:p>
          </table:table-cell>
          <table:table-cell table:number-columns-repeated="3"/>
          <table:table-cell table:formula="of:=([.U4]-[.U46])/[.U4]" office:value-type="float" office:value="-0.0489512521062141" calcext:value-type="float">
            <text:p>-0.048951252106214</text:p>
          </table:table-cell>
          <table:table-cell/>
          <table:table-cell table:formula="of:=([.W4]-[.W46])/[.W4]" office:value-type="float" office:value="-0.0450185856481274" calcext:value-type="float">
            <text:p>-0.045018585648127</text:p>
          </table:table-cell>
          <table:table-cell/>
          <table:table-cell table:formula="of:=([.Y4]-[.Y46])/[.Y4]" office:value-type="float" office:value="-0.0455616653574234" calcext:value-type="float">
            <text:p>-0.045561665357424</text:p>
          </table:table-cell>
          <table:table-cell table:number-columns-repeated="2"/>
          <table:table-cell table:style-name="Default"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CX DISPLACEMENT</text:p>
          </table:table-cell>
          <table:table-cell table:formula="of:=SUM([.F133:.W133])/8" office:value-type="float" office:value="-0.0288644287803149" calcext:value-type="float">
            <text:p>-0.028864428780315</text:p>
          </table:table-cell>
          <table:table-cell table:style-name="ce56" table:formula="of:=[.D133]*(-1)" office:value-type="percentage" office:value="0.0288644287803153" calcext:value-type="percentage">
            <text:p>2.89%</text:p>
          </table:table-cell>
          <table:table-cell table:number-columns-repeated="4"/>
          <table:table-cell table:formula="of:=([.J4]-[.J47])/[.J4]" office:value-type="float" office:value="-0.00892300498753117" calcext:value-type="float">
            <text:p>-0.008923004987531</text:p>
          </table:table-cell>
          <table:table-cell table:formula="of:=([.K4]-[.K47])/[.K4]" office:value-type="float" office:value="0" calcext:value-type="float">
            <text:p>0</text:p>
          </table:table-cell>
          <table:table-cell table:formula="of:=([.L4]-[.L47])/[.L4]" office:value-type="float" office:value="-0.0141043723554302" calcext:value-type="float">
            <text:p>-0.01410437235543</text:p>
          </table:table-cell>
          <table:table-cell table:number-columns-repeated="3"/>
          <table:table-cell table:formula="of:=([.P4]-[.P47])/[.P4]" office:value-type="float" office:value="-0.00239808153477218" calcext:value-type="float">
            <text:p>-0.002398081534772</text:p>
          </table:table-cell>
          <table:table-cell table:formula="of:=([.Q4]-[.Q47])/[.Q4]" office:value-type="float" office:value="0" calcext:value-type="float">
            <text:p>0</text:p>
          </table:table-cell>
          <table:table-cell table:number-columns-repeated="3"/>
          <table:table-cell table:formula="of:=([.U4]-[.U47])/[.U4]" office:value-type="float" office:value="-0.0213816745104845" calcext:value-type="float">
            <text:p>-0.021381674510485</text:p>
          </table:table-cell>
          <table:table-cell/>
          <table:table-cell table:formula="of:=([.W4]-[.W47])/[.W4]" office:value-type="float" office:value="-0.184108296854301" calcext:value-type="float">
            <text:p>-0.184108296854301</text:p>
          </table:table-cell>
          <table:table-cell/>
          <table:table-cell table:formula="of:=([.Y4]-[.Y47])/[.Y4]" office:value-type="float" office:value="-0.0594396438858366" calcext:value-type="float">
            <text:p>-0.059439643885837</text:p>
          </table:table-cell>
          <table:table-cell table:number-columns-repeated="2"/>
          <table:table-cell table:style-name="Default" table:number-columns-repeated="35"/>
        </table:table-row>
        <calcext:conditional-formats>
          <calcext:conditional-format calcext:target-range-address="RESULTS_2.D19:RESULTS_2.E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SULTS_2.E79:RESULTS_2.E90 RESULTS_2.E49:RESULTS_2.E72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RESULTS_2.E122:RESULTS_2.E133 RESULTS_2.E92:RESULTS_2.E115">
            <calcext:color-scale>
              <calcext:color-scale-entry calcext:value="0" calcext:type="minimum" calcext:color="#158466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RESULTS_2.E73:RESULTS_2.E78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RESULTS_2.E116:RESULTS_2.E121">
            <calcext:color-scale>
              <calcext:color-scale-entry calcext:value="0" calcext:type="minimum" calcext:color="#158466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table table:name="Results_Table" table:style-name="ta1">
        <table:shapes>
          <draw:frame draw:z-index="0" draw:style-name="gr1" draw:text-style-name="P1" svg:width="16.2016in" svg:height="6.5547in" svg:x="0.4531in" svg:y="27.1626in">
            <draw:object draw:notify-on-update-of-ranges="Results_Table.C49:Results_Table.C90 Results_Table.E49:Results_Table.E9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6.2016in" svg:height="6.5547in" svg:x="0.4201in" svg:y="34.437in">
            <draw:object draw:notify-on-update-of-ranges="Results_Table.C92:Results_Table.C133 Results_Table.E92:Results_Table.E13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16.2079in" svg:height="6.5512in" svg:x="6.7815in" svg:y="18.9441in">
            <draw:object draw:notify-on-update-of-ranges="Results_Table.C137:Results_Table.C178 Results_Table.E136:Results_Table.E136 Results_Table.E137:Results_Table.E178 Results_Table.F136:Results_Table.F136 Results_Table.F137:Results_Table.F17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21"/>
        <table:table-column table:style-name="co3" table:visibility="collapse" table:default-cell-style-name="ce13"/>
        <table:table-column table:style-name="co4" table:default-cell-style-name="ce40"/>
        <table:table-column table:style-name="co5" table:default-cell-style-name="ce1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39" table:default-cell-style-name="Default"/>
        <table:table-row table:style-name="ro1">
          <table:table-cell table:style-name="ce1" table:number-columns-spanned="4" table:number-rows-spanned="2"/>
          <table:covered-table-cell table:number-columns-repeated="3" table:style-name="ce1"/>
          <table:table-cell table:style-name="ce1"/>
          <table:table-cell table:style-name="ce48" office:value-type="string" calcext:value-type="string" table:number-columns-spanned="17" table:number-rows-spanned="1">
            <text:p>Improvement of the fitness value in comparison with the best result of the heuristics</text:p>
          </table:table-cell>
          <table:covered-table-cell table:number-columns-repeated="16" table:style-name="ce48"/>
          <table:table-cell table:style-name="ce48" table:number-columns-repeated="5"/>
          <table:table-cell table:style-name="ce89" table:number-columns-repeated="35"/>
        </table:table-row>
        <table:table-row table:style-name="ro2">
          <table:covered-table-cell table:number-columns-repeated="4" table:style-name="ce1"/>
          <table:table-cell table:style-name="ce1"/>
          <table:table-cell table:style-name="ce48" office:value-type="string" calcext:value-type="string">
            <text:p>att48</text:p>
          </table:table-cell>
          <table:table-cell table:style-name="ce48" office:value-type="string" calcext:value-type="string">
            <text:p>bayg29</text:p>
          </table:table-cell>
          <table:table-cell table:style-name="ce48" office:value-type="string" calcext:value-type="string">
            <text:p>bays29</text:p>
          </table:table-cell>
          <table:table-cell table:style-name="ce36" office:value-type="string" calcext:value-type="string">
            <text:p>berlin52</text:p>
          </table:table-cell>
          <table:table-cell table:style-name="ce48" office:value-type="string" calcext:value-type="string">
            <text:p>brazil58</text:p>
          </table:table-cell>
          <table:table-cell table:style-name="ce48" office:value-type="string" calcext:value-type="string">
            <text:p>burma14</text:p>
          </table:table-cell>
          <table:table-cell table:style-name="ce48" office:value-type="string" calcext:value-type="string">
            <text:p>dantzig42</text:p>
          </table:table-cell>
          <table:table-cell table:style-name="ce48" office:value-type="string" calcext:value-type="string">
            <text:p>eil51</text:p>
          </table:table-cell>
          <table:table-cell table:style-name="ce48" office:value-type="string" calcext:value-type="string">
            <text:p>eil76</text:p>
          </table:table-cell>
          <table:table-cell table:style-name="ce36" office:value-type="string" calcext:value-type="string">
            <text:p>fri26</text:p>
          </table:table-cell>
          <table:table-cell table:style-name="ce48" office:value-type="string" calcext:value-type="string">
            <text:p>gr17</text:p>
          </table:table-cell>
          <table:table-cell table:style-name="ce48" office:value-type="string" calcext:value-type="string">
            <text:p>gr21</text:p>
          </table:table-cell>
          <table:table-cell table:style-name="ce36" office:value-type="string" calcext:value-type="string">
            <text:p>gr24</text:p>
          </table:table-cell>
          <table:table-cell table:style-name="ce48" office:value-type="string" calcext:value-type="string">
            <text:p>gr48</text:p>
          </table:table-cell>
          <table:table-cell table:style-name="ce48" office:value-type="string" calcext:value-type="string">
            <text:p>gr96</text:p>
          </table:table-cell>
          <table:table-cell table:style-name="ce48" office:value-type="string" calcext:value-type="string">
            <text:p>hk48</text:p>
          </table:table-cell>
          <table:table-cell table:style-name="ce48" office:value-type="string" calcext:value-type="string">
            <text:p>pr76</text:p>
          </table:table-cell>
          <table:table-cell table:style-name="ce48" office:value-type="string" calcext:value-type="string">
            <text:p>rat99</text:p>
          </table:table-cell>
          <table:table-cell table:style-name="ce48" office:value-type="string" calcext:value-type="string">
            <text:p>st70</text:p>
          </table:table-cell>
          <table:table-cell table:style-name="ce48" office:value-type="string" calcext:value-type="string">
            <text:p>swiss42</text:p>
          </table:table-cell>
          <table:table-cell table:style-name="ce36" office:value-type="string" calcext:value-type="string">
            <text:p>ulysses16</text:p>
          </table:table-cell>
          <table:table-cell table:style-name="ce36" office:value-type="string" calcext:value-type="string">
            <text:p>ulysses22</text:p>
          </table:table-cell>
          <table:table-cell table:style-name="ce89" table:number-columns-repeated="35"/>
        </table:table-row>
        <table:table-row table:style-name="ro3">
          <table:table-cell table:style-name="ce1" office:value-type="string" calcext:value-type="string" table:number-columns-spanned="4" table:number-rows-spanned="1">
            <text:p>Optimal value →</text:p>
          </table:table-cell>
          <table:covered-table-cell table:number-columns-repeated="3" table:style-name="ce1"/>
          <table:table-cell table:style-name="ce1"/>
          <table:table-cell table:style-name="ce48" office:value-type="float" office:value="10628" calcext:value-type="float">
            <text:p>10628</text:p>
          </table:table-cell>
          <table:table-cell table:style-name="ce48" office:value-type="float" office:value="1610" calcext:value-type="float">
            <text:p>1610</text:p>
          </table:table-cell>
          <table:table-cell table:style-name="ce48" office:value-type="float" office:value="2020" calcext:value-type="float">
            <text:p>2020</text:p>
          </table:table-cell>
          <table:table-cell table:style-name="ce36" office:value-type="float" office:value="7544.36590190409" calcext:value-type="float">
            <text:p>7544.36590190409</text:p>
          </table:table-cell>
          <table:table-cell table:style-name="ce48" table:number-columns-repeated="3"/>
          <table:table-cell table:style-name="ce48" office:value-type="float" office:value="429.983311983384" calcext:value-type="float">
            <text:p>429.983311983384</text:p>
          </table:table-cell>
          <table:table-cell table:style-name="ce48" office:value-type="float" office:value="545.387552468744" calcext:value-type="float">
            <text:p>545.387552468744</text:p>
          </table:table-cell>
          <table:table-cell table:style-name="ce36" office:value-type="float" office:value="937" calcext:value-type="float">
            <text:p>937</text:p>
          </table:table-cell>
          <table:table-cell table:style-name="ce48" table:number-columns-repeated="2"/>
          <table:table-cell table:style-name="ce36" office:value-type="float" office:value="1272" calcext:value-type="float">
            <text:p>1272</text:p>
          </table:table-cell>
          <table:table-cell table:style-name="ce48" office:value-type="float" office:value="5046" calcext:value-type="float">
            <text:p>5046</text:p>
          </table:table-cell>
          <table:table-cell table:style-name="ce48" office:value-type="float" office:value="54691.0876739524" calcext:value-type="float">
            <text:p>54691.0876739524</text:p>
          </table:table-cell>
          <table:table-cell table:style-name="ce48"/>
          <table:table-cell table:style-name="ce48" office:value-type="float" office:value="108159.438274138" calcext:value-type="float">
            <text:p>108159.438274138</text:p>
          </table:table-cell>
          <table:table-cell table:style-name="ce48"/>
          <table:table-cell table:style-name="ce48" office:value-type="float" office:value="678.597452096625" calcext:value-type="float">
            <text:p>678.597452096625</text:p>
          </table:table-cell>
          <table:table-cell table:style-name="ce48"/>
          <table:table-cell table:style-name="ce36" office:value-type="float" office:value="6755.24406005813" calcext:value-type="float">
            <text:p>6755.24406005813</text:p>
          </table:table-cell>
          <table:table-cell table:style-name="ce36" office:value-type="float" office:value="6912.2234837177" calcext:value-type="float">
            <text:p>6912.2234837177</text:p>
          </table:table-cell>
          <table:table-cell table:style-name="ce89" table:number-columns-repeated="35"/>
        </table:table-row>
        <table:table-row table:style-name="ro3">
          <table:table-cell table:style-name="ce1" office:value-type="string" calcext:value-type="string" table:number-columns-spanned="4" table:number-rows-spanned="1">
            <text:p>Best result of heuristics →</text:p>
          </table:table-cell>
          <table:covered-table-cell table:number-columns-repeated="3" table:style-name="ce1"/>
          <table:table-cell table:style-name="ce1"/>
          <table:table-cell table:style-name="ce48" office:value-type="float" office:value="10721" calcext:value-type="float">
            <text:p>10721</text:p>
          </table:table-cell>
          <table:table-cell table:style-name="ce48" office:value-type="float" office:value="1628" calcext:value-type="float">
            <text:p>1628</text:p>
          </table:table-cell>
          <table:table-cell table:style-name="ce48" office:value-type="float" office:value="2028" calcext:value-type="float">
            <text:p>2028</text:p>
          </table:table-cell>
          <table:table-cell table:style-name="ce37" office:value-type="float" office:value="7544.36590190409" calcext:value-type="float">
            <text:p>7544.36590190409</text:p>
          </table:table-cell>
          <table:table-cell table:style-name="ce48" office:value-type="float" office:value="25664" calcext:value-type="float">
            <text:p>25664</text:p>
          </table:table-cell>
          <table:table-cell table:style-name="ce48" office:value-type="float" office:value="3330.60801545017" calcext:value-type="float">
            <text:p>3330.60801545017</text:p>
          </table:table-cell>
          <table:table-cell table:style-name="ce48" office:value-type="float" office:value="709" calcext:value-type="float">
            <text:p>709</text:p>
          </table:table-cell>
          <table:table-cell table:style-name="ce48" office:value-type="float" office:value="431.220729675664" calcext:value-type="float">
            <text:p>431.220729675664</text:p>
          </table:table-cell>
          <table:table-cell table:style-name="ce48" office:value-type="float" office:value="566.502808118878" calcext:value-type="float">
            <text:p>566.502808118878</text:p>
          </table:table-cell>
          <table:table-cell table:style-name="ce36" office:value-type="float" office:value="937" calcext:value-type="float">
            <text:p>937</text:p>
          </table:table-cell>
          <table:table-cell table:style-name="ce48" office:value-type="float" office:value="2085" calcext:value-type="float">
            <text:p>2085</text:p>
          </table:table-cell>
          <table:table-cell table:style-name="ce48" office:value-type="float" office:value="2707" calcext:value-type="float">
            <text:p>2707</text:p>
          </table:table-cell>
          <table:table-cell table:style-name="ce36" office:value-type="float" office:value="1272" calcext:value-type="float">
            <text:p>1272</text:p>
          </table:table-cell>
          <table:table-cell table:style-name="ce48" office:value-type="float" office:value="5088" calcext:value-type="float">
            <text:p>5088</text:p>
          </table:table-cell>
          <table:table-cell table:style-name="ce48" office:value-type="float" office:value="55976.3875510599" calcext:value-type="float">
            <text:p>55976.3875510599</text:p>
          </table:table-cell>
          <table:table-cell table:style-name="ce48" office:value-type="float" office:value="11474" calcext:value-type="float">
            <text:p>11474</text:p>
          </table:table-cell>
          <table:table-cell table:style-name="ce48" office:value-type="float" office:value="109206.651778109" calcext:value-type="float">
            <text:p>109206.651778109</text:p>
          </table:table-cell>
          <table:table-cell table:style-name="ce48" office:value-type="float" office:value="1250.82567025409" calcext:value-type="float">
            <text:p>1250.82567025409</text:p>
          </table:table-cell>
          <table:table-cell table:style-name="ce48" office:value-type="float" office:value="689.113713781863" calcext:value-type="float">
            <text:p>689.113713781863</text:p>
          </table:table-cell>
          <table:table-cell table:style-name="ce48" office:value-type="float" office:value="1273" calcext:value-type="float">
            <text:p>1273</text:p>
          </table:table-cell>
          <table:table-cell table:style-name="ce36" office:value-type="float" office:value="6755.24406005813" calcext:value-type="float">
            <text:p>6755.24406005813</text:p>
          </table:table-cell>
          <table:table-cell table:style-name="ce36" office:value-type="float" office:value="6912.2234837177" calcext:value-type="float">
            <text:p>6912.2234837177</text:p>
          </table:table-cell>
          <table:table-cell table:style-name="ce89" table:number-columns-repeated="35"/>
        </table:table-row>
        <table:table-row table:style-name="ro2">
          <table:table-cell table:style-name="ce65" office:value-type="string" calcext:value-type="string">
            <text:p>Size factor</text:p>
          </table:table-cell>
          <table:table-cell table:style-name="ce65" office:value-type="string" calcext:value-type="string">
            <text:p>Mutation rate</text:p>
          </table:table-cell>
          <table:table-cell table:style-name="ce65" office:value-type="string" calcext:value-type="string">
            <text:p>Crossover and mutation type</text:p>
          </table:table-cell>
          <table:table-cell table:style-name="ce73" office:value-type="string" calcext:value-type="string">
            <text:p>Average improvement over all instances <text:s/></text:p>
          </table:table-cell>
          <table:table-cell table:style-name="ce73" office:value-type="string" calcext:value-type="string">
            <text:p>Relative error</text:p>
          </table:table-cell>
          <table:table-cell table:style-name="ce48" table:number-columns-repeated="22"/>
          <table:table-cell table:style-name="ce89" table:number-columns-repeated="35"/>
        </table:table-row>
        <table:table-row table:style-name="ro4" table:visibility="collapse">
          <table:table-cell table:style-name="ce3" office:value-type="float" office:value="3" calcext:value-type="float">
            <text:p>3</text:p>
          </table:table-cell>
          <table:table-cell table:style-name="ce3" office:value-type="float" office:value="0.03" calcext:value-type="float">
            <text:p>0.03</text:p>
          </table:table-cell>
          <table:table-cell table:style-name="ce16" office:value-type="string" calcext:value-type="string">
            <text:p>MX SWAP</text:p>
          </table:table-cell>
          <table:table-cell/>
          <table:table-cell table:style-name="ce13"/>
          <table:table-cell table:style-name="Default" office:value-type="float" office:value="12072" calcext:value-type="float">
            <text:p>12072</text:p>
          </table:table-cell>
          <table:table-cell office:value-type="float" office:value="1651" calcext:value-type="float">
            <text:p>1651</text:p>
          </table:table-cell>
          <table:table-cell office:value-type="float" office:value="2198" calcext:value-type="float">
            <text:p>2198</text:p>
          </table:table-cell>
          <table:table-cell office:value-type="float" office:value="8718.81809047052" calcext:value-type="float">
            <text:p>8718.81809047052</text:p>
          </table:table-cell>
          <table:table-cell office:value-type="float" office:value="30882" calcext:value-type="float">
            <text:p>30882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810.666666666667" calcext:value-type="float">
            <text:p>810.666666666667</text:p>
          </table:table-cell>
          <table:table-cell office:value-type="float" office:value="465.456234200927" calcext:value-type="float">
            <text:p>465.456234200927</text:p>
          </table:table-cell>
          <table:table-cell office:value-type="float" office:value="661.543188144373" calcext:value-type="float">
            <text:p>661.543188144373</text:p>
          </table:table-cell>
          <table:table-cell office:value-type="float" office:value="956.666666666667" calcext:value-type="float">
            <text:p>956.666666666667</text:p>
          </table:table-cell>
          <table:table-cell office:value-type="float" office:value="2086.66666666667" calcext:value-type="float">
            <text:p>2086.66666666667</text:p>
          </table:table-cell>
          <table:table-cell office:value-type="float" office:value="2804" calcext:value-type="float">
            <text:p>2804</text:p>
          </table:table-cell>
          <table:table-cell office:value-type="float" office:value="1393" calcext:value-type="float">
            <text:p>1393</text:p>
          </table:table-cell>
          <table:table-cell office:value-type="float" office:value="5815" calcext:value-type="float">
            <text:p>5815</text:p>
          </table:table-cell>
          <table:table-cell office:value-type="float" office:value="74525.0859404729" calcext:value-type="float">
            <text:p>74525.0859404729</text:p>
          </table:table-cell>
          <table:table-cell office:value-type="float" office:value="13568.3333333333" calcext:value-type="float">
            <text:p>13568.3333333333</text:p>
          </table:table-cell>
          <table:table-cell office:value-type="float" office:value="132244.453115907" calcext:value-type="float">
            <text:p>132244.453115907</text:p>
          </table:table-cell>
          <table:table-cell office:value-type="float" office:value="1476.21949016962" calcext:value-type="float">
            <text:p>1476.21949016962</text:p>
          </table:table-cell>
          <table:table-cell office:value-type="float" office:value="824.203800883556" calcext:value-type="float">
            <text:p>824.203800883556</text:p>
          </table:table-cell>
          <table:table-cell office:value-type="float" office:value="1502" calcext:value-type="float">
            <text:p>1502</text:p>
          </table:table-cell>
          <table:table-cell office:value-type="float" office:value="6762.97121124974" calcext:value-type="float">
            <text:p>6762.97121124974</text:p>
          </table:table-cell>
          <table:table-cell office:value-type="float" office:value="7042.27578419443" calcext:value-type="float">
            <text:p>7042.27578419443</text:p>
          </table:table-cell>
          <table:table-cell table:style-name="ce24" table:number-columns-repeated="35"/>
        </table:table-row>
        <table:table-row table:style-name="ro4" table:visibility="collapse">
          <table:table-cell table:style-name="ce3"/>
          <table:table-cell table:style-name="ce7"/>
          <table:table-cell table:style-name="ce16" office:value-type="string" calcext:value-type="string">
            <text:p>OBX SWAP</text:p>
          </table:table-cell>
          <table:table-cell/>
          <table:table-cell table:style-name="ce13"/>
          <table:table-cell table:style-name="Default" office:value-type="float" office:value="12130" calcext:value-type="float">
            <text:p>12130</text:p>
          </table:table-cell>
          <table:table-cell office:value-type="float" office:value="1678.33333333333" calcext:value-type="float">
            <text:p>1678.33333333333</text:p>
          </table:table-cell>
          <table:table-cell office:value-type="float" office:value="2084" calcext:value-type="float">
            <text:p>2084</text:p>
          </table:table-cell>
          <table:table-cell office:value-type="float" office:value="9559.24776821496" calcext:value-type="float">
            <text:p>9559.24776821496</text:p>
          </table:table-cell>
          <table:table-cell office:value-type="float" office:value="32910.3333333333" calcext:value-type="float">
            <text:p>32910.3333333333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921" calcext:value-type="float">
            <text:p>921</text:p>
          </table:table-cell>
          <table:table-cell office:value-type="float" office:value="531.894019111553" calcext:value-type="float">
            <text:p>531.894019111553</text:p>
          </table:table-cell>
          <table:table-cell office:value-type="float" office:value="818.722506016515" calcext:value-type="float">
            <text:p>818.722506016515</text:p>
          </table:table-cell>
          <table:table-cell office:value-type="float" office:value="981.666666666667" calcext:value-type="float">
            <text:p>981.666666666667</text:p>
          </table:table-cell>
          <table:table-cell office:value-type="float" office:value="2088.33333333333" calcext:value-type="float">
            <text:p>2088.33333333333</text:p>
          </table:table-cell>
          <table:table-cell office:value-type="float" office:value="2804" calcext:value-type="float">
            <text:p>2804</text:p>
          </table:table-cell>
          <table:table-cell office:value-type="float" office:value="1336.66666666667" calcext:value-type="float">
            <text:p>1336.66666666667</text:p>
          </table:table-cell>
          <table:table-cell office:value-type="float" office:value="6218.33333333333" calcext:value-type="float">
            <text:p>6218.33333333333</text:p>
          </table:table-cell>
          <table:table-cell office:value-type="float" office:value="114227.250158823" calcext:value-type="float">
            <text:p>114227.250158823</text:p>
          </table:table-cell>
          <table:table-cell office:value-type="float" office:value="14949.3333333333" calcext:value-type="float">
            <text:p>14949.3333333333</text:p>
          </table:table-cell>
          <table:table-cell office:value-type="float" office:value="171075.942581213" calcext:value-type="float">
            <text:p>171075.942581213</text:p>
          </table:table-cell>
          <table:table-cell office:value-type="float" office:value="2519.81646171878" calcext:value-type="float">
            <text:p>2519.81646171878</text:p>
          </table:table-cell>
          <table:table-cell office:value-type="float" office:value="1151.84715072242" calcext:value-type="float">
            <text:p>1151.84715072242</text:p>
          </table:table-cell>
          <table:table-cell office:value-type="float" office:value="1647" calcext:value-type="float">
            <text:p>1647</text:p>
          </table:table-cell>
          <table:table-cell office:value-type="float" office:value="6759.10763565394" calcext:value-type="float">
            <text:p>6759.10763565394</text:p>
          </table:table-cell>
          <table:table-cell office:value-type="float" office:value="6969.75692800648" calcext:value-type="float">
            <text:p>6969.75692800648</text:p>
          </table:table-cell>
          <table:table-cell table:style-name="ce24" table:number-columns-repeated="35"/>
        </table:table-row>
        <table:table-row table:style-name="ro4" table:visibility="collapse">
          <table:table-cell table:style-name="ce3"/>
          <table:table-cell table:style-name="ce7"/>
          <table:table-cell office:value-type="string" calcext:value-type="string">
            <text:p>OX SWAP</text:p>
          </table:table-cell>
          <table:table-cell/>
          <table:table-cell table:style-name="ce13"/>
          <table:table-cell table:style-name="Default" office:value-type="float" office:value="10792.3333333333" calcext:value-type="float">
            <text:p>10792.3333333333</text:p>
          </table:table-cell>
          <table:table-cell office:value-type="float" office:value="1629" calcext:value-type="float">
            <text:p>1629</text:p>
          </table:table-cell>
          <table:table-cell office:value-type="float" office:value="2020" calcext:value-type="float">
            <text:p>2020</text:p>
          </table:table-cell>
          <table:table-cell office:value-type="float" office:value="7928.53046677885" calcext:value-type="float">
            <text:p>7928.53046677885</text:p>
          </table:table-cell>
          <table:table-cell office:value-type="float" office:value="25831.6666666667" calcext:value-type="float">
            <text:p>25831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5" calcext:value-type="float">
            <text:p>705</text:p>
          </table:table-cell>
          <table:table-cell office:value-type="float" office:value="441.189056363557" calcext:value-type="float">
            <text:p>441.189056363557</text:p>
          </table:table-cell>
          <table:table-cell office:value-type="float" office:value="574.384151090832" calcext:value-type="float">
            <text:p>574.384151090832</text:p>
          </table:table-cell>
          <table:table-cell office:value-type="float" office:value="956" calcext:value-type="float">
            <text:p>956</text:p>
          </table:table-cell>
          <table:table-cell office:value-type="float" office:value="2086.66666666667" calcext:value-type="float">
            <text:p>2086.66666666667</text:p>
          </table:table-cell>
          <table:table-cell office:value-type="float" office:value="2707" calcext:value-type="float">
            <text:p>2707</text:p>
          </table:table-cell>
          <table:table-cell office:value-type="float" office:value="1289" calcext:value-type="float">
            <text:p>1289</text:p>
          </table:table-cell>
          <table:table-cell office:value-type="float" office:value="5134.66666666667" calcext:value-type="float">
            <text:p>5134.66666666667</text:p>
          </table:table-cell>
          <table:table-cell office:value-type="float" office:value="57379.3979597604" calcext:value-type="float">
            <text:p>57379.3979597604</text:p>
          </table:table-cell>
          <table:table-cell office:value-type="float" office:value="11907.6666666667" calcext:value-type="float">
            <text:p>11907.6666666667</text:p>
          </table:table-cell>
          <table:table-cell office:value-type="float" office:value="112558.872536134" calcext:value-type="float">
            <text:p>112558.872536134</text:p>
          </table:table-cell>
          <table:table-cell office:value-type="float" office:value="1286.16701841101" calcext:value-type="float">
            <text:p>1286.16701841101</text:p>
          </table:table-cell>
          <table:table-cell office:value-type="float" office:value="694.641945442236" calcext:value-type="float">
            <text:p>694.641945442236</text:p>
          </table:table-cell>
          <table:table-cell office:value-type="float" office:value="1330" calcext:value-type="float">
            <text:p>1330</text:p>
          </table:table-cell>
          <table:table-cell office:value-type="float" office:value="6755.24406005813" calcext:value-type="float">
            <text:p>6755.24406005813</text:p>
          </table:table-cell>
          <table:table-cell office:value-type="float" office:value="6936.8840415606" calcext:value-type="float">
            <text:p>6936.8840415606</text:p>
          </table:table-cell>
          <table:table-cell table:style-name="ce24" table:number-columns-repeated="35"/>
        </table:table-row>
        <table:table-row table:style-name="ro4" table:visibility="collapse">
          <table:table-cell table:style-name="ce7"/>
          <table:table-cell table:style-name="ce3"/>
          <table:table-cell table:style-name="ce22" office:value-type="string" calcext:value-type="string">
            <text:p>LOX SWAP</text:p>
          </table:table-cell>
          <table:table-cell/>
          <table:table-cell table:style-name="ce13"/>
          <table:table-cell table:style-name="Default" office:value-type="float" office:value="11700.3333333333" calcext:value-type="float">
            <text:p>11700.3333333333</text:p>
          </table:table-cell>
          <table:table-cell office:value-type="float" office:value="1627.66666666667" calcext:value-type="float">
            <text:p>1627.66666666667</text:p>
          </table:table-cell>
          <table:table-cell office:value-type="float" office:value="2125.33333333333" calcext:value-type="float">
            <text:p>2125.33333333333</text:p>
          </table:table-cell>
          <table:table-cell office:value-type="float" office:value="8614.93388309735" calcext:value-type="float">
            <text:p>8614.93388309735</text:p>
          </table:table-cell>
          <table:table-cell office:value-type="float" office:value="29571" calcext:value-type="float">
            <text:p>29571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73" calcext:value-type="float">
            <text:p>773</text:p>
          </table:table-cell>
          <table:table-cell office:value-type="float" office:value="483.869328173447" calcext:value-type="float">
            <text:p>483.869328173447</text:p>
          </table:table-cell>
          <table:table-cell office:value-type="float" office:value="624.728223584519" calcext:value-type="float">
            <text:p>624.728223584519</text:p>
          </table:table-cell>
          <table:table-cell office:value-type="float" office:value="997" calcext:value-type="float">
            <text:p>997</text:p>
          </table:table-cell>
          <table:table-cell office:value-type="float" office:value="2094.33333333333" calcext:value-type="float">
            <text:p>2094.33333333333</text:p>
          </table:table-cell>
          <table:table-cell office:value-type="float" office:value="2804" calcext:value-type="float">
            <text:p>2804</text:p>
          </table:table-cell>
          <table:table-cell office:value-type="float" office:value="1307.66666666667" calcext:value-type="float">
            <text:p>1307.66666666667</text:p>
          </table:table-cell>
          <table:table-cell office:value-type="float" office:value="5403.66666666667" calcext:value-type="float">
            <text:p>5403.66666666667</text:p>
          </table:table-cell>
          <table:table-cell office:value-type="float" office:value="68612.1809149583" calcext:value-type="float">
            <text:p>68612.1809149583</text:p>
          </table:table-cell>
          <table:table-cell office:value-type="float" office:value="12669.3333333333" calcext:value-type="float">
            <text:p>12669.3333333333</text:p>
          </table:table-cell>
          <table:table-cell office:value-type="float" office:value="131516.857568644" calcext:value-type="float">
            <text:p>131516.857568644</text:p>
          </table:table-cell>
          <table:table-cell office:value-type="float" office:value="1544.56595405021" calcext:value-type="float">
            <text:p>1544.56595405021</text:p>
          </table:table-cell>
          <table:table-cell office:value-type="float" office:value="877.924177060963" calcext:value-type="float">
            <text:p>877.924177060963</text:p>
          </table:table-cell>
          <table:table-cell office:value-type="float" office:value="1487.66666666667" calcext:value-type="float">
            <text:p>1487.66666666667</text:p>
          </table:table-cell>
          <table:table-cell office:value-type="float" office:value="6783.44829511375" calcext:value-type="float">
            <text:p>6783.44829511375</text:p>
          </table:table-cell>
          <table:table-cell office:value-type="float" office:value="7043.75204550986" calcext:value-type="float">
            <text:p>7043.75204550986</text:p>
          </table:table-cell>
          <table:table-cell table:style-name="ce24" table:number-columns-repeated="35"/>
        </table:table-row>
        <table:table-row table:style-name="ro4" table:visibility="collapse">
          <table:table-cell table:style-name="ce7" table:number-columns-repeated="2"/>
          <table:table-cell table:style-name="ce22" office:value-type="string" calcext:value-type="string">
            <text:p>PBX SWAP</text:p>
          </table:table-cell>
          <table:table-cell/>
          <table:table-cell table:style-name="ce13"/>
          <table:table-cell table:style-name="Default" office:value-type="float" office:value="12962.3333333333" calcext:value-type="float">
            <text:p>12962.3333333333</text:p>
          </table:table-cell>
          <table:table-cell office:value-type="float" office:value="1773" calcext:value-type="float">
            <text:p>1773</text:p>
          </table:table-cell>
          <table:table-cell office:value-type="float" office:value="2162.66666666667" calcext:value-type="float">
            <text:p>2162.66666666667</text:p>
          </table:table-cell>
          <table:table-cell office:value-type="float" office:value="9627.8986157053" calcext:value-type="float">
            <text:p>9627.8986157053</text:p>
          </table:table-cell>
          <table:table-cell office:value-type="float" office:value="35001" calcext:value-type="float">
            <text:p>35001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851.666666666667" calcext:value-type="float">
            <text:p>851.666666666667</text:p>
          </table:table-cell>
          <table:table-cell office:value-type="float" office:value="511.649662851436" calcext:value-type="float">
            <text:p>511.649662851436</text:p>
          </table:table-cell>
          <table:table-cell office:value-type="float" office:value="755.217879840656" calcext:value-type="float">
            <text:p>755.217879840656</text:p>
          </table:table-cell>
          <table:table-cell office:value-type="float" office:value="1013" calcext:value-type="float">
            <text:p>1013</text:p>
          </table:table-cell>
          <table:table-cell office:value-type="float" office:value="2088.33333333333" calcext:value-type="float">
            <text:p>2088.33333333333</text:p>
          </table:table-cell>
          <table:table-cell office:value-type="float" office:value="2902.33333333333" calcext:value-type="float">
            <text:p>2902.33333333333</text:p>
          </table:table-cell>
          <table:table-cell office:value-type="float" office:value="1356" calcext:value-type="float">
            <text:p>1356</text:p>
          </table:table-cell>
          <table:table-cell office:value-type="float" office:value="6200.66666666667" calcext:value-type="float">
            <text:p>6200.66666666667</text:p>
          </table:table-cell>
          <table:table-cell office:value-type="float" office:value="93514.203316209" calcext:value-type="float">
            <text:p>93514.203316209</text:p>
          </table:table-cell>
          <table:table-cell office:value-type="float" office:value="13707" calcext:value-type="float">
            <text:p>13707</text:p>
          </table:table-cell>
          <table:table-cell office:value-type="float" office:value="160191.292980691" calcext:value-type="float">
            <text:p>160191.292980691</text:p>
          </table:table-cell>
          <table:table-cell office:value-type="float" office:value="1786.72327192252" calcext:value-type="float">
            <text:p>1786.72327192252</text:p>
          </table:table-cell>
          <table:table-cell office:value-type="float" office:value="996.054578002761" calcext:value-type="float">
            <text:p>996.054578002761</text:p>
          </table:table-cell>
          <table:table-cell office:value-type="float" office:value="1615.33333333333" calcext:value-type="float">
            <text:p>1615.33333333333</text:p>
          </table:table-cell>
          <table:table-cell office:value-type="float" office:value="6768.32396000608" calcext:value-type="float">
            <text:p>6768.32396000608</text:p>
          </table:table-cell>
          <table:table-cell office:value-type="float" office:value="7088.84798274571" calcext:value-type="float">
            <text:p>7088.84798274571</text:p>
          </table:table-cell>
          <table:table-cell table:style-name="ce24" table:number-columns-repeated="35"/>
        </table:table-row>
        <table:table-row table:style-name="ro4" table:visibility="collapse">
          <table:table-cell table:style-name="ce7" table:number-columns-repeated="2"/>
          <table:table-cell office:value-type="string" calcext:value-type="string">
            <text:p>PMX SWAP</text:p>
          </table:table-cell>
          <table:table-cell/>
          <table:table-cell table:style-name="ce13"/>
          <table:table-cell table:style-name="Default" office:value-type="float" office:value="12885.6666666667" calcext:value-type="float">
            <text:p>12885.6666666667</text:p>
          </table:table-cell>
          <table:table-cell office:value-type="float" office:value="1747.66666666667" calcext:value-type="float">
            <text:p>1747.66666666667</text:p>
          </table:table-cell>
          <table:table-cell office:value-type="float" office:value="2154.33333333333" calcext:value-type="float">
            <text:p>2154.33333333333</text:p>
          </table:table-cell>
          <table:table-cell office:value-type="float" office:value="9825.99958598255" calcext:value-type="float">
            <text:p>9825.99958598255</text:p>
          </table:table-cell>
          <table:table-cell office:value-type="float" office:value="35083.3333333333" calcext:value-type="float">
            <text:p>35083.3333333333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82.333333333333" calcext:value-type="float">
            <text:p>782.333333333333</text:p>
          </table:table-cell>
          <table:table-cell office:value-type="float" office:value="517.807491360661" calcext:value-type="float">
            <text:p>517.807491360661</text:p>
          </table:table-cell>
          <table:table-cell office:value-type="float" office:value="716.09850648983" calcext:value-type="float">
            <text:p>716.09850648983</text:p>
          </table:table-cell>
          <table:table-cell office:value-type="float" office:value="1026.33333333333" calcext:value-type="float">
            <text:p>1026.33333333333</text:p>
          </table:table-cell>
          <table:table-cell office:value-type="float" office:value="2088.33333333333" calcext:value-type="float">
            <text:p>2088.33333333333</text:p>
          </table:table-cell>
          <table:table-cell office:value-type="float" office:value="2804" calcext:value-type="float">
            <text:p>2804</text:p>
          </table:table-cell>
          <table:table-cell office:value-type="float" office:value="1350.33333333333" calcext:value-type="float">
            <text:p>1350.33333333333</text:p>
          </table:table-cell>
          <table:table-cell office:value-type="float" office:value="6245.33333333333" calcext:value-type="float">
            <text:p>6245.33333333333</text:p>
          </table:table-cell>
          <table:table-cell office:value-type="float" office:value="91790.6070128741" calcext:value-type="float">
            <text:p>91790.6070128741</text:p>
          </table:table-cell>
          <table:table-cell office:value-type="float" office:value="14102.3333333333" calcext:value-type="float">
            <text:p>14102.3333333333</text:p>
          </table:table-cell>
          <table:table-cell office:value-type="float" office:value="156816.317075212" calcext:value-type="float">
            <text:p>156816.317075212</text:p>
          </table:table-cell>
          <table:table-cell office:value-type="float" office:value="1829.0795146084" calcext:value-type="float">
            <text:p>1829.0795146084</text:p>
          </table:table-cell>
          <table:table-cell office:value-type="float" office:value="1042.77663237306" calcext:value-type="float">
            <text:p>1042.77663237306</text:p>
          </table:table-cell>
          <table:table-cell office:value-type="float" office:value="1526.66666666667" calcext:value-type="float">
            <text:p>1526.66666666667</text:p>
          </table:table-cell>
          <table:table-cell office:value-type="float" office:value="6768.32396000608" calcext:value-type="float">
            <text:p>6768.32396000608</text:p>
          </table:table-cell>
          <table:table-cell office:value-type="float" office:value="7006.80713650939" calcext:value-type="float">
            <text:p>7006.80713650939</text:p>
          </table:table-cell>
          <table:table-cell table:style-name="ce24" table:number-columns-repeated="35"/>
        </table:table-row>
        <table:table-row table:style-name="ro4" table:visibility="collapse">
          <table:table-cell/>
          <table:table-cell table:style-name="ce3"/>
          <table:table-cell office:value-type="string" calcext:value-type="string">
            <text:p>CX SWAP</text:p>
          </table:table-cell>
          <table:table-cell/>
          <table:table-cell table:style-name="ce13"/>
          <table:table-cell table:style-name="Default" office:value-type="float" office:value="12766" calcext:value-type="float">
            <text:p>12766</text:p>
          </table:table-cell>
          <table:table-cell office:value-type="float" office:value="1690.33333333333" calcext:value-type="float">
            <text:p>1690.33333333333</text:p>
          </table:table-cell>
          <table:table-cell office:value-type="float" office:value="2122.66666666667" calcext:value-type="float">
            <text:p>2122.66666666667</text:p>
          </table:table-cell>
          <table:table-cell office:value-type="float" office:value="8877.39847601702" calcext:value-type="float">
            <text:p>8877.39847601702</text:p>
          </table:table-cell>
          <table:table-cell office:value-type="float" office:value="31644" calcext:value-type="float">
            <text:p>31644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815.666666666667" calcext:value-type="float">
            <text:p>815.666666666667</text:p>
          </table:table-cell>
          <table:table-cell office:value-type="float" office:value="496.627776254316" calcext:value-type="float">
            <text:p>496.627776254316</text:p>
          </table:table-cell>
          <table:table-cell office:value-type="float" office:value="666.010286998804" calcext:value-type="float">
            <text:p>666.010286998804</text:p>
          </table:table-cell>
          <table:table-cell office:value-type="float" office:value="1074" calcext:value-type="float">
            <text:p>1074</text:p>
          </table:table-cell>
          <table:table-cell office:value-type="float" office:value="2094.33333333333" calcext:value-type="float">
            <text:p>2094.33333333333</text:p>
          </table:table-cell>
          <table:table-cell office:value-type="float" office:value="2707" calcext:value-type="float">
            <text:p>2707</text:p>
          </table:table-cell>
          <table:table-cell office:value-type="float" office:value="1341.33333333333" calcext:value-type="float">
            <text:p>1341.33333333333</text:p>
          </table:table-cell>
          <table:table-cell office:value-type="float" office:value="5631" calcext:value-type="float">
            <text:p>5631</text:p>
          </table:table-cell>
          <table:table-cell office:value-type="float" office:value="79110.8750545545" calcext:value-type="float">
            <text:p>79110.8750545545</text:p>
          </table:table-cell>
          <table:table-cell office:value-type="float" office:value="13042" calcext:value-type="float">
            <text:p>13042</text:p>
          </table:table-cell>
          <table:table-cell office:value-type="float" office:value="143295.977851281" calcext:value-type="float">
            <text:p>143295.977851281</text:p>
          </table:table-cell>
          <table:table-cell office:value-type="float" office:value="1587.9513480496" calcext:value-type="float">
            <text:p>1587.9513480496</text:p>
          </table:table-cell>
          <table:table-cell office:value-type="float" office:value="907.05431360383" calcext:value-type="float">
            <text:p>907.05431360383</text:p>
          </table:table-cell>
          <table:table-cell office:value-type="float" office:value="1473.33333333333" calcext:value-type="float">
            <text:p>1473.33333333333</text:p>
          </table:table-cell>
          <table:table-cell office:value-type="float" office:value="6759.10763565394" calcext:value-type="float">
            <text:p>6759.10763565394</text:p>
          </table:table-cell>
          <table:table-cell office:value-type="float" office:value="7024.27271342904" calcext:value-type="float">
            <text:p>7024.27271342904</text:p>
          </table:table-cell>
          <table:table-cell table:style-name="ce24" table:number-columns-repeated="35"/>
        </table:table-row>
        <table:table-row table:style-name="ro4" table:visibility="collapse">
          <table:table-cell/>
          <table:table-cell table:style-name="ce7"/>
          <table:table-cell table:style-name="ce16" office:value-type="string" calcext:value-type="string">
            <text:p><text:span text:style-name="T5">MX</text:span> SCRAMBLE</text:p>
          </table:table-cell>
          <table:table-cell/>
          <table:table-cell table:style-name="ce13"/>
          <table:table-cell table:style-name="Default" office:value-type="float" office:value="12358" calcext:value-type="float">
            <text:p>12358</text:p>
          </table:table-cell>
          <table:table-cell office:value-type="float" office:value="1845.33333333333" calcext:value-type="float">
            <text:p>1845.33333333333</text:p>
          </table:table-cell>
          <table:table-cell office:value-type="float" office:value="2154.66666666667" calcext:value-type="float">
            <text:p>2154.66666666667</text:p>
          </table:table-cell>
          <table:table-cell office:value-type="float" office:value="9450.33420937035" calcext:value-type="float">
            <text:p>9450.33420937035</text:p>
          </table:table-cell>
          <table:table-cell office:value-type="float" office:value="33950.3333333333" calcext:value-type="float">
            <text:p>33950.3333333333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814.333333333333" calcext:value-type="float">
            <text:p>814.333333333333</text:p>
          </table:table-cell>
          <table:table-cell office:value-type="float" office:value="496.26768743547" calcext:value-type="float">
            <text:p>496.26768743547</text:p>
          </table:table-cell>
          <table:table-cell office:value-type="float" office:value="721.858214125229" calcext:value-type="float">
            <text:p>721.858214125229</text:p>
          </table:table-cell>
          <table:table-cell office:value-type="float" office:value="969.666666666667" calcext:value-type="float">
            <text:p>969.666666666667</text:p>
          </table:table-cell>
          <table:table-cell office:value-type="float" office:value="2100.33333333333" calcext:value-type="float">
            <text:p>2100.33333333333</text:p>
          </table:table-cell>
          <table:table-cell office:value-type="float" office:value="2707" calcext:value-type="float">
            <text:p>2707</text:p>
          </table:table-cell>
          <table:table-cell office:value-type="float" office:value="1358.33333333333" calcext:value-type="float">
            <text:p>1358.33333333333</text:p>
          </table:table-cell>
          <table:table-cell office:value-type="float" office:value="5707.66666666667" calcext:value-type="float">
            <text:p>5707.66666666667</text:p>
          </table:table-cell>
          <table:table-cell office:value-type="float" office:value="83718.5250373586" calcext:value-type="float">
            <text:p>83718.5250373586</text:p>
          </table:table-cell>
          <table:table-cell office:value-type="float" office:value="13798" calcext:value-type="float">
            <text:p>13798</text:p>
          </table:table-cell>
          <table:table-cell office:value-type="float" office:value="138991.42150589" calcext:value-type="float">
            <text:p>138991.42150589</text:p>
          </table:table-cell>
          <table:table-cell office:value-type="float" office:value="1930.65490436801" calcext:value-type="float">
            <text:p>1930.65490436801</text:p>
          </table:table-cell>
          <table:table-cell office:value-type="float" office:value="891.923359964084" calcext:value-type="float">
            <text:p>891.923359964084</text:p>
          </table:table-cell>
          <table:table-cell office:value-type="float" office:value="1484" calcext:value-type="float">
            <text:p>1484</text:p>
          </table:table-cell>
          <table:table-cell office:value-type="float" office:value="6764.46038441027" calcext:value-type="float">
            <text:p>6764.46038441027</text:p>
          </table:table-cell>
          <table:table-cell office:value-type="float" office:value="7151.13209363283" calcext:value-type="float">
            <text:p>7151.13209363283</text:p>
          </table:table-cell>
          <table:table-cell table:style-name="ce24" table:number-columns-repeated="35"/>
        </table:table-row>
        <table:table-row table:style-name="ro4" table:visibility="collapse">
          <table:table-cell/>
          <table:table-cell table:style-name="ce7"/>
          <table:table-cell table:style-name="ce16" office:value-type="string" calcext:value-type="string">
            <text:p>OBX SCRAMBLE</text:p>
          </table:table-cell>
          <table:table-cell/>
          <table:table-cell table:style-name="ce13"/>
          <table:table-cell table:style-name="Default" office:value-type="float" office:value="14050.6666666667" calcext:value-type="float">
            <text:p>14050.6666666667</text:p>
          </table:table-cell>
          <table:table-cell office:value-type="float" office:value="1716" calcext:value-type="float">
            <text:p>1716</text:p>
          </table:table-cell>
          <table:table-cell office:value-type="float" office:value="2116" calcext:value-type="float">
            <text:p>2116</text:p>
          </table:table-cell>
          <table:table-cell office:value-type="float" office:value="9704.60502279746" calcext:value-type="float">
            <text:p>9704.60502279746</text:p>
          </table:table-cell>
          <table:table-cell office:value-type="float" office:value="35098.3333333333" calcext:value-type="float">
            <text:p>35098.3333333333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855.333333333333" calcext:value-type="float">
            <text:p>855.333333333333</text:p>
          </table:table-cell>
          <table:table-cell office:value-type="float" office:value="552.156912738546" calcext:value-type="float">
            <text:p>552.156912738546</text:p>
          </table:table-cell>
          <table:table-cell office:value-type="float" office:value="799.40607445413" calcext:value-type="float">
            <text:p>799.40607445413</text:p>
          </table:table-cell>
          <table:table-cell office:value-type="float" office:value="971" calcext:value-type="float">
            <text:p>971</text:p>
          </table:table-cell>
          <table:table-cell office:value-type="float" office:value="2088.33333333333" calcext:value-type="float">
            <text:p>2088.33333333333</text:p>
          </table:table-cell>
          <table:table-cell office:value-type="float" office:value="2804" calcext:value-type="float">
            <text:p>2804</text:p>
          </table:table-cell>
          <table:table-cell office:value-type="float" office:value="1348.66666666667" calcext:value-type="float">
            <text:p>1348.66666666667</text:p>
          </table:table-cell>
          <table:table-cell office:value-type="float" office:value="6107.33333333333" calcext:value-type="float">
            <text:p>6107.33333333333</text:p>
          </table:table-cell>
          <table:table-cell office:value-type="float" office:value="107292.342475897" calcext:value-type="float">
            <text:p>107292.342475897</text:p>
          </table:table-cell>
          <table:table-cell office:value-type="float" office:value="14605.3333333333" calcext:value-type="float">
            <text:p>14605.3333333333</text:p>
          </table:table-cell>
          <table:table-cell office:value-type="float" office:value="175565.495292226" calcext:value-type="float">
            <text:p>175565.495292226</text:p>
          </table:table-cell>
          <table:table-cell office:value-type="float" office:value="2518.60879400928" calcext:value-type="float">
            <text:p>2518.60879400928</text:p>
          </table:table-cell>
          <table:table-cell office:value-type="float" office:value="1102.78050137176" calcext:value-type="float">
            <text:p>1102.78050137176</text:p>
          </table:table-cell>
          <table:table-cell office:value-type="float" office:value="1579.66666666667" calcext:value-type="float">
            <text:p>1579.66666666667</text:p>
          </table:table-cell>
          <table:table-cell office:value-type="float" office:value="6783.44829511375" calcext:value-type="float">
            <text:p>6783.44829511375</text:p>
          </table:table-cell>
          <table:table-cell office:value-type="float" office:value="6983.39208995363" calcext:value-type="float">
            <text:p>6983.39208995363</text:p>
          </table:table-cell>
          <table:table-cell table:style-name="ce24" table:number-columns-repeated="35"/>
        </table:table-row>
        <table:table-row table:style-name="ro4" table:visibility="collapse">
          <table:table-cell/>
          <table:table-cell table:style-name="ce3"/>
          <table:table-cell office:value-type="string" calcext:value-type="string">
            <text:p>OX SCRAMBLE</text:p>
          </table:table-cell>
          <table:table-cell/>
          <table:table-cell table:style-name="ce13"/>
          <table:table-cell table:style-name="Default" office:value-type="float" office:value="10703" calcext:value-type="float">
            <text:p>10703</text:p>
          </table:table-cell>
          <table:table-cell office:value-type="float" office:value="1610" calcext:value-type="float">
            <text:p>1610</text:p>
          </table:table-cell>
          <table:table-cell office:value-type="float" office:value="2030" calcext:value-type="float">
            <text:p>2030</text:p>
          </table:table-cell>
          <table:table-cell office:value-type="float" office:value="7707.68714491782" calcext:value-type="float">
            <text:p>7707.68714491782</text:p>
          </table:table-cell>
          <table:table-cell office:value-type="float" office:value="25580.6666666667" calcext:value-type="float">
            <text:p>25580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13" calcext:value-type="float">
            <text:p>713</text:p>
          </table:table-cell>
          <table:table-cell office:value-type="float" office:value="441.201194284064" calcext:value-type="float">
            <text:p>441.201194284064</text:p>
          </table:table-cell>
          <table:table-cell office:value-type="float" office:value="575.393187434707" calcext:value-type="float">
            <text:p>575.393187434707</text:p>
          </table:table-cell>
          <table:table-cell office:value-type="float" office:value="978" calcext:value-type="float">
            <text:p>978</text:p>
          </table:table-cell>
          <table:table-cell office:value-type="float" office:value="2088.33333333333" calcext:value-type="float">
            <text:p>2088.33333333333</text:p>
          </table:table-cell>
          <table:table-cell office:value-type="float" office:value="2707" calcext:value-type="float">
            <text:p>2707</text:p>
          </table:table-cell>
          <table:table-cell office:value-type="float" office:value="1272" calcext:value-type="float">
            <text:p>1272</text:p>
          </table:table-cell>
          <table:table-cell office:value-type="float" office:value="5074.33333333333" calcext:value-type="float">
            <text:p>5074.33333333333</text:p>
          </table:table-cell>
          <table:table-cell office:value-type="float" office:value="56432.7321929504" calcext:value-type="float">
            <text:p>56432.7321929504</text:p>
          </table:table-cell>
          <table:table-cell office:value-type="float" office:value="11828.6666666667" calcext:value-type="float">
            <text:p>11828.6666666667</text:p>
          </table:table-cell>
          <table:table-cell office:value-type="float" office:value="110554.318299333" calcext:value-type="float">
            <text:p>110554.318299333</text:p>
          </table:table-cell>
          <table:table-cell office:value-type="float" office:value="1276.7201981532" calcext:value-type="float">
            <text:p>1276.7201981532</text:p>
          </table:table-cell>
          <table:table-cell office:value-type="float" office:value="729.633711396003" calcext:value-type="float">
            <text:p>729.633711396003</text:p>
          </table:table-cell>
          <table:table-cell office:value-type="float" office:value="1301.66666666667" calcext:value-type="float">
            <text:p>1301.66666666667</text:p>
          </table:table-cell>
          <table:table-cell office:value-type="float" office:value="6755.24406005813" calcext:value-type="float">
            <text:p>6755.24406005813</text:p>
          </table:table-cell>
          <table:table-cell office:value-type="float" office:value="6961.5445994035" calcext:value-type="float">
            <text:p>6961.5445994035</text:p>
          </table:table-cell>
          <table:table-cell table:style-name="ce24" table:number-columns-repeated="35"/>
        </table:table-row>
        <table:table-row table:style-name="ro4" table:visibility="collapse">
          <table:table-cell/>
          <table:table-cell table:style-name="ce7"/>
          <table:table-cell table:style-name="ce22" office:value-type="string" calcext:value-type="string">
            <text:p>LOX SCRAMBLE</text:p>
          </table:table-cell>
          <table:table-cell/>
          <table:table-cell table:style-name="ce13"/>
          <table:table-cell table:style-name="Default" office:value-type="float" office:value="11325.3333333333" calcext:value-type="float">
            <text:p>11325.3333333333</text:p>
          </table:table-cell>
          <table:table-cell office:value-type="float" office:value="1661" calcext:value-type="float">
            <text:p>1661</text:p>
          </table:table-cell>
          <table:table-cell office:value-type="float" office:value="2022" calcext:value-type="float">
            <text:p>2022</text:p>
          </table:table-cell>
          <table:table-cell office:value-type="float" office:value="8481.57716763303" calcext:value-type="float">
            <text:p>8481.57716763303</text:p>
          </table:table-cell>
          <table:table-cell office:value-type="float" office:value="29346.3333333333" calcext:value-type="float">
            <text:p>29346.3333333333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52.333333333333" calcext:value-type="float">
            <text:p>752.333333333333</text:p>
          </table:table-cell>
          <table:table-cell office:value-type="float" office:value="479.835578895633" calcext:value-type="float">
            <text:p>479.835578895633</text:p>
          </table:table-cell>
          <table:table-cell office:value-type="float" office:value="617.561526309056" calcext:value-type="float">
            <text:p>617.561526309056</text:p>
          </table:table-cell>
          <table:table-cell office:value-type="float" office:value="971.333333333333" calcext:value-type="float">
            <text:p>971.333333333333</text:p>
          </table:table-cell>
          <table:table-cell office:value-type="float" office:value="2092.66666666667" calcext:value-type="float">
            <text:p>2092.66666666667</text:p>
          </table:table-cell>
          <table:table-cell office:value-type="float" office:value="2707" calcext:value-type="float">
            <text:p>2707</text:p>
          </table:table-cell>
          <table:table-cell office:value-type="float" office:value="1330" calcext:value-type="float">
            <text:p>1330</text:p>
          </table:table-cell>
          <table:table-cell office:value-type="float" office:value="5598.66666666667" calcext:value-type="float">
            <text:p>5598.66666666667</text:p>
          </table:table-cell>
          <table:table-cell office:value-type="float" office:value="75485.9058859306" calcext:value-type="float">
            <text:p>75485.9058859306</text:p>
          </table:table-cell>
          <table:table-cell office:value-type="float" office:value="12858.6666666667" calcext:value-type="float">
            <text:p>12858.6666666667</text:p>
          </table:table-cell>
          <table:table-cell office:value-type="float" office:value="127498.873208705" calcext:value-type="float">
            <text:p>127498.873208705</text:p>
          </table:table-cell>
          <table:table-cell office:value-type="float" office:value="1752.55513638545" calcext:value-type="float">
            <text:p>1752.55513638545</text:p>
          </table:table-cell>
          <table:table-cell office:value-type="float" office:value="828.405321036959" calcext:value-type="float">
            <text:p>828.405321036959</text:p>
          </table:table-cell>
          <table:table-cell office:value-type="float" office:value="1367.33333333333" calcext:value-type="float">
            <text:p>1367.33333333333</text:p>
          </table:table-cell>
          <table:table-cell office:value-type="float" office:value="6762.97121124974" calcext:value-type="float">
            <text:p>6762.97121124974</text:p>
          </table:table-cell>
          <table:table-cell office:value-type="float" office:value="6936.8840415606" calcext:value-type="float">
            <text:p>6936.8840415606</text:p>
          </table:table-cell>
          <table:table-cell table:style-name="ce24" table:number-columns-repeated="35"/>
        </table:table-row>
        <table:table-row table:style-name="ro4" table:visibility="collapse">
          <table:table-cell/>
          <table:table-cell table:style-name="ce7"/>
          <table:table-cell table:style-name="ce22" office:value-type="string" calcext:value-type="string">
            <text:p>PBX SCRAMBLE</text:p>
          </table:table-cell>
          <table:table-cell/>
          <table:table-cell table:style-name="ce13"/>
          <table:table-cell table:style-name="Default" office:value-type="float" office:value="13093" calcext:value-type="float">
            <text:p>13093</text:p>
          </table:table-cell>
          <table:table-cell office:value-type="float" office:value="1762.66666666667" calcext:value-type="float">
            <text:p>1762.66666666667</text:p>
          </table:table-cell>
          <table:table-cell office:value-type="float" office:value="2186" calcext:value-type="float">
            <text:p>2186</text:p>
          </table:table-cell>
          <table:table-cell office:value-type="float" office:value="9382.76486587818" calcext:value-type="float">
            <text:p>9382.76486587818</text:p>
          </table:table-cell>
          <table:table-cell office:value-type="float" office:value="33084.6666666667" calcext:value-type="float">
            <text:p>33084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841.333333333333" calcext:value-type="float">
            <text:p>841.333333333333</text:p>
          </table:table-cell>
          <table:table-cell office:value-type="float" office:value="522.125442933338" calcext:value-type="float">
            <text:p>522.125442933338</text:p>
          </table:table-cell>
          <table:table-cell office:value-type="float" office:value="713.363716768889" calcext:value-type="float">
            <text:p>713.363716768889</text:p>
          </table:table-cell>
          <table:table-cell office:value-type="float" office:value="1001.66666666667" calcext:value-type="float">
            <text:p>1001.66666666667</text:p>
          </table:table-cell>
          <table:table-cell office:value-type="float" office:value="2109.33333333333" calcext:value-type="float">
            <text:p>2109.33333333333</text:p>
          </table:table-cell>
          <table:table-cell office:value-type="float" office:value="2804" calcext:value-type="float">
            <text:p>2804</text:p>
          </table:table-cell>
          <table:table-cell office:value-type="float" office:value="1332" calcext:value-type="float">
            <text:p>1332</text:p>
          </table:table-cell>
          <table:table-cell office:value-type="float" office:value="5928.33333333333" calcext:value-type="float">
            <text:p>5928.33333333333</text:p>
          </table:table-cell>
          <table:table-cell office:value-type="float" office:value="86898.7040521788" calcext:value-type="float">
            <text:p>86898.7040521788</text:p>
          </table:table-cell>
          <table:table-cell office:value-type="float" office:value="13324.3333333333" calcext:value-type="float">
            <text:p>13324.3333333333</text:p>
          </table:table-cell>
          <table:table-cell office:value-type="float" office:value="153394.34486878" calcext:value-type="float">
            <text:p>153394.34486878</text:p>
          </table:table-cell>
          <table:table-cell office:value-type="float" office:value="1912.6590669279" calcext:value-type="float">
            <text:p>1912.6590669279</text:p>
          </table:table-cell>
          <table:table-cell office:value-type="float" office:value="921.44055554787" calcext:value-type="float">
            <text:p>921.44055554787</text:p>
          </table:table-cell>
          <table:table-cell office:value-type="float" office:value="1462.33333333333" calcext:value-type="float">
            <text:p>1462.33333333333</text:p>
          </table:table-cell>
          <table:table-cell office:value-type="float" office:value="6764.46038441027" calcext:value-type="float">
            <text:p>6764.46038441027</text:p>
          </table:table-cell>
          <table:table-cell office:value-type="float" office:value="6912.2234837177" calcext:value-type="float">
            <text:p>6912.2234837177</text:p>
          </table:table-cell>
          <table:table-cell table:style-name="ce24" table:number-columns-repeated="35"/>
        </table:table-row>
        <table:table-row table:style-name="ro4" table:visibility="collapse">
          <table:table-cell table:number-columns-repeated="2"/>
          <table:table-cell office:value-type="string" calcext:value-type="string">
            <text:p>PMX SCRAMBLE</text:p>
          </table:table-cell>
          <table:table-cell/>
          <table:table-cell table:style-name="ce13"/>
          <table:table-cell table:style-name="Default" office:value-type="float" office:value="15640.6666666667" calcext:value-type="float">
            <text:p>15640.6666666667</text:p>
          </table:table-cell>
          <table:table-cell office:value-type="float" office:value="1860" calcext:value-type="float">
            <text:p>1860</text:p>
          </table:table-cell>
          <table:table-cell office:value-type="float" office:value="2330.66666666667" calcext:value-type="float">
            <text:p>2330.66666666667</text:p>
          </table:table-cell>
          <table:table-cell office:value-type="float" office:value="9604.31037324227" calcext:value-type="float">
            <text:p>9604.31037324227</text:p>
          </table:table-cell>
          <table:table-cell office:value-type="float" office:value="39404.6666666667" calcext:value-type="float">
            <text:p>39404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963.666666666667" calcext:value-type="float">
            <text:p>963.666666666667</text:p>
          </table:table-cell>
          <table:table-cell office:value-type="float" office:value="544.075327373535" calcext:value-type="float">
            <text:p>544.075327373535</text:p>
          </table:table-cell>
          <table:table-cell office:value-type="float" office:value="840.332223098469" calcext:value-type="float">
            <text:p>840.332223098469</text:p>
          </table:table-cell>
          <table:table-cell office:value-type="float" office:value="1073.33333333333" calcext:value-type="float">
            <text:p>1073.33333333333</text:p>
          </table:table-cell>
          <table:table-cell office:value-type="float" office:value="2086.66666666667" calcext:value-type="float">
            <text:p>2086.66666666667</text:p>
          </table:table-cell>
          <table:table-cell office:value-type="float" office:value="3161.33333333333" calcext:value-type="float">
            <text:p>3161.33333333333</text:p>
          </table:table-cell>
          <table:table-cell office:value-type="float" office:value="1350.66666666667" calcext:value-type="float">
            <text:p>1350.66666666667</text:p>
          </table:table-cell>
          <table:table-cell office:value-type="float" office:value="6687.33333333333" calcext:value-type="float">
            <text:p>6687.33333333333</text:p>
          </table:table-cell>
          <table:table-cell office:value-type="float" office:value="114402.912424321" calcext:value-type="float">
            <text:p>114402.912424321</text:p>
          </table:table-cell>
          <table:table-cell office:value-type="float" office:value="15408.6666666667" calcext:value-type="float">
            <text:p>15408.6666666667</text:p>
          </table:table-cell>
          <table:table-cell office:value-type="float" office:value="182816.32811083" calcext:value-type="float">
            <text:p>182816.32811083</text:p>
          </table:table-cell>
          <table:table-cell office:value-type="float" office:value="2484.13698364534" calcext:value-type="float">
            <text:p>2484.13698364534</text:p>
          </table:table-cell>
          <table:table-cell office:value-type="float" office:value="1226.88413985711" calcext:value-type="float">
            <text:p>1226.88413985711</text:p>
          </table:table-cell>
          <table:table-cell office:value-type="float" office:value="1673" calcext:value-type="float">
            <text:p>1673</text:p>
          </table:table-cell>
          <table:table-cell office:value-type="float" office:value="6764.46038441027" calcext:value-type="float">
            <text:p>6764.46038441027</text:p>
          </table:table-cell>
          <table:table-cell office:value-type="float" office:value="7424.7925032771" calcext:value-type="float">
            <text:p>7424.7925032771</text:p>
          </table:table-cell>
          <table:table-cell table:style-name="ce24" table:number-columns-repeated="35"/>
        </table:table-row>
        <table:table-row table:style-name="ro4" table:visibility="collapse">
          <table:table-cell table:style-name="ce3" table:number-columns-repeated="2"/>
          <table:table-cell office:value-type="string" calcext:value-type="string">
            <text:p>CX SCRAMBLE</text:p>
          </table:table-cell>
          <table:table-cell table:style-name="ce63" table:number-columns-repeated="2"/>
          <table:table-cell table:style-name="Default" office:value-type="float" office:value="12743.6666666667" calcext:value-type="float">
            <text:p>12743.6666666667</text:p>
          </table:table-cell>
          <table:table-cell office:value-type="float" office:value="1702" calcext:value-type="float">
            <text:p>1702</text:p>
          </table:table-cell>
          <table:table-cell office:value-type="float" office:value="2244" calcext:value-type="float">
            <text:p>2244</text:p>
          </table:table-cell>
          <table:table-cell office:value-type="float" office:value="9366.84021420716" calcext:value-type="float">
            <text:p>9366.84021420716</text:p>
          </table:table-cell>
          <table:table-cell office:value-type="float" office:value="34048.6666666667" calcext:value-type="float">
            <text:p>34048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880.666666666667" calcext:value-type="float">
            <text:p>880.666666666667</text:p>
          </table:table-cell>
          <table:table-cell office:value-type="float" office:value="493.94950018915" calcext:value-type="float">
            <text:p>493.94950018915</text:p>
          </table:table-cell>
          <table:table-cell office:value-type="float" office:value="760.115567980751" calcext:value-type="float">
            <text:p>760.115567980751</text:p>
          </table:table-cell>
          <table:table-cell office:value-type="float" office:value="1008" calcext:value-type="float">
            <text:p>1008</text:p>
          </table:table-cell>
          <table:table-cell office:value-type="float" office:value="2086.66666666667" calcext:value-type="float">
            <text:p>2086.66666666667</text:p>
          </table:table-cell>
          <table:table-cell office:value-type="float" office:value="2804.66666666667" calcext:value-type="float">
            <text:p>2804.66666666667</text:p>
          </table:table-cell>
          <table:table-cell office:value-type="float" office:value="1341.66666666667" calcext:value-type="float">
            <text:p>1341.66666666667</text:p>
          </table:table-cell>
          <table:table-cell office:value-type="float" office:value="5815" calcext:value-type="float">
            <text:p>5815</text:p>
          </table:table-cell>
          <table:table-cell office:value-type="float" office:value="97996.9013943931" calcext:value-type="float">
            <text:p>97996.9013943931</text:p>
          </table:table-cell>
          <table:table-cell office:value-type="float" office:value="13627" calcext:value-type="float">
            <text:p>13627</text:p>
          </table:table-cell>
          <table:table-cell office:value-type="float" office:value="162692.47591323" calcext:value-type="float">
            <text:p>162692.47591323</text:p>
          </table:table-cell>
          <table:table-cell office:value-type="float" office:value="2038.22636887903" calcext:value-type="float">
            <text:p>2038.22636887903</text:p>
          </table:table-cell>
          <table:table-cell office:value-type="float" office:value="982.916487717925" calcext:value-type="float">
            <text:p>982.916487717925</text:p>
          </table:table-cell>
          <table:table-cell office:value-type="float" office:value="1571" calcext:value-type="float">
            <text:p>1571</text:p>
          </table:table-cell>
          <table:table-cell office:value-type="float" office:value="6772.76713854437" calcext:value-type="float">
            <text:p>6772.76713854437</text:p>
          </table:table-cell>
          <table:table-cell office:value-type="float" office:value="7090.63282257849" calcext:value-type="float">
            <text:p>7090.63282257849</text:p>
          </table:table-cell>
          <table:table-cell table:style-name="ce24" table:number-columns-repeated="35"/>
        </table:table-row>
        <table:table-row table:style-name="ro4" table:visibility="collapse">
          <table:table-cell table:style-name="ce3"/>
          <table:table-cell table:style-name="ce7"/>
          <table:table-cell table:style-name="ce16" office:value-type="string" calcext:value-type="string">
            <text:p>MX SHIFT</text:p>
          </table:table-cell>
          <table:table-cell table:style-name="ce63" table:number-columns-repeated="2"/>
          <table:table-cell table:style-name="Default" office:value-type="float" office:value="11836.3333333333" calcext:value-type="float">
            <text:p>11836.3333333333</text:p>
          </table:table-cell>
          <table:table-cell office:value-type="float" office:value="1687.66666666667" calcext:value-type="float">
            <text:p>1687.66666666667</text:p>
          </table:table-cell>
          <table:table-cell office:value-type="float" office:value="2037.33333333333" calcext:value-type="float">
            <text:p>2037.33333333333</text:p>
          </table:table-cell>
          <table:table-cell office:value-type="float" office:value="8363.05884804447" calcext:value-type="float">
            <text:p>8363.05884804447</text:p>
          </table:table-cell>
          <table:table-cell office:value-type="float" office:value="28700.6666666667" calcext:value-type="float">
            <text:p>28700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58.666666666667" calcext:value-type="float">
            <text:p>758.666666666667</text:p>
          </table:table-cell>
          <table:table-cell office:value-type="float" office:value="476.239457852241" calcext:value-type="float">
            <text:p>476.239457852241</text:p>
          </table:table-cell>
          <table:table-cell office:value-type="float" office:value="623.481022793657" calcext:value-type="float">
            <text:p>623.481022793657</text:p>
          </table:table-cell>
          <table:table-cell office:value-type="float" office:value="986.666666666667" calcext:value-type="float">
            <text:p>986.666666666667</text:p>
          </table:table-cell>
          <table:table-cell office:value-type="float" office:value="2094.33333333333" calcext:value-type="float">
            <text:p>2094.33333333333</text:p>
          </table:table-cell>
          <table:table-cell office:value-type="float" office:value="2804" calcext:value-type="float">
            <text:p>2804</text:p>
          </table:table-cell>
          <table:table-cell office:value-type="float" office:value="1345" calcext:value-type="float">
            <text:p>1345</text:p>
          </table:table-cell>
          <table:table-cell office:value-type="float" office:value="5631.66666666667" calcext:value-type="float">
            <text:p>5631.66666666667</text:p>
          </table:table-cell>
          <table:table-cell office:value-type="float" office:value="64983.8187154655" calcext:value-type="float">
            <text:p>64983.8187154655</text:p>
          </table:table-cell>
          <table:table-cell office:value-type="float" office:value="12421.3333333333" calcext:value-type="float">
            <text:p>12421.3333333333</text:p>
          </table:table-cell>
          <table:table-cell office:value-type="float" office:value="125723.535799782" calcext:value-type="float">
            <text:p>125723.535799782</text:p>
          </table:table-cell>
          <table:table-cell office:value-type="float" office:value="1474.67076182911" calcext:value-type="float">
            <text:p>1474.67076182911</text:p>
          </table:table-cell>
          <table:table-cell office:value-type="float" office:value="788.717707773702" calcext:value-type="float">
            <text:p>788.717707773702</text:p>
          </table:table-cell>
          <table:table-cell office:value-type="float" office:value="1359.33333333333" calcext:value-type="float">
            <text:p>1359.33333333333</text:p>
          </table:table-cell>
          <table:table-cell office:value-type="float" office:value="6759.10763565394" calcext:value-type="float">
            <text:p>6759.10763565394</text:p>
          </table:table-cell>
          <table:table-cell office:value-type="float" office:value="7094.86337792051" calcext:value-type="float">
            <text:p>7094.86337792051</text:p>
          </table:table-cell>
          <table:table-cell table:style-name="ce24" table:number-columns-repeated="35"/>
        </table:table-row>
        <table:table-row table:style-name="ro4" table:visibility="collapse">
          <table:table-cell table:style-name="ce3"/>
          <table:table-cell table:style-name="ce7"/>
          <table:table-cell table:style-name="ce16" office:value-type="string" calcext:value-type="string">
            <text:p>OBX SHIFT</text:p>
          </table:table-cell>
          <table:table-cell table:style-name="ce63" table:number-columns-repeated="2"/>
          <table:table-cell table:style-name="Default" office:value-type="float" office:value="12273.3333333333" calcext:value-type="float">
            <text:p>12273.3333333333</text:p>
          </table:table-cell>
          <table:table-cell office:value-type="float" office:value="1689.33333333333" calcext:value-type="float">
            <text:p>1689.33333333333</text:p>
          </table:table-cell>
          <table:table-cell office:value-type="float" office:value="2056.66666666667" calcext:value-type="float">
            <text:p>2056.66666666667</text:p>
          </table:table-cell>
          <table:table-cell office:value-type="float" office:value="9315.79986581854" calcext:value-type="float">
            <text:p>9315.79986581854</text:p>
          </table:table-cell>
          <table:table-cell office:value-type="float" office:value="34012.6666666667" calcext:value-type="float">
            <text:p>34012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822" calcext:value-type="float">
            <text:p>822</text:p>
          </table:table-cell>
          <table:table-cell office:value-type="float" office:value="493.198379637114" calcext:value-type="float">
            <text:p>493.198379637114</text:p>
          </table:table-cell>
          <table:table-cell office:value-type="float" office:value="791.446053936636" calcext:value-type="float">
            <text:p>791.446053936636</text:p>
          </table:table-cell>
          <table:table-cell office:value-type="float" office:value="1011.33333333333" calcext:value-type="float">
            <text:p>1011.33333333333</text:p>
          </table:table-cell>
          <table:table-cell office:value-type="float" office:value="2092.66666666667" calcext:value-type="float">
            <text:p>2092.66666666667</text:p>
          </table:table-cell>
          <table:table-cell office:value-type="float" office:value="2901.66666666667" calcext:value-type="float">
            <text:p>2901.66666666667</text:p>
          </table:table-cell>
          <table:table-cell office:value-type="float" office:value="1336" calcext:value-type="float">
            <text:p>1336</text:p>
          </table:table-cell>
          <table:table-cell office:value-type="float" office:value="5950" calcext:value-type="float">
            <text:p>5950</text:p>
          </table:table-cell>
          <table:table-cell office:value-type="float" office:value="108293.198945596" calcext:value-type="float">
            <text:p>108293.198945596</text:p>
          </table:table-cell>
          <table:table-cell office:value-type="float" office:value="12872" calcext:value-type="float">
            <text:p>12872</text:p>
          </table:table-cell>
          <table:table-cell office:value-type="float" office:value="169019.522373016" calcext:value-type="float">
            <text:p>169019.522373016</text:p>
          </table:table-cell>
          <table:table-cell office:value-type="float" office:value="2429.3260403523" calcext:value-type="float">
            <text:p>2429.3260403523</text:p>
          </table:table-cell>
          <table:table-cell office:value-type="float" office:value="1094.37476855838" calcext:value-type="float">
            <text:p>1094.37476855838</text:p>
          </table:table-cell>
          <table:table-cell office:value-type="float" office:value="1561" calcext:value-type="float">
            <text:p>1561</text:p>
          </table:table-cell>
          <table:table-cell office:value-type="float" office:value="6783.44829511375" calcext:value-type="float">
            <text:p>6783.44829511375</text:p>
          </table:table-cell>
          <table:table-cell office:value-type="float" office:value="6936.8840415606" calcext:value-type="float">
            <text:p>6936.8840415606</text:p>
          </table:table-cell>
          <table:table-cell table:style-name="ce24" table:number-columns-repeated="35"/>
        </table:table-row>
        <table:table-row table:style-name="ro4" table:visibility="collapse">
          <table:table-cell table:style-name="ce7"/>
          <table:table-cell table:style-name="ce3"/>
          <table:table-cell office:value-type="string" calcext:value-type="string">
            <text:p>OX SHIFT</text:p>
          </table:table-cell>
          <table:table-cell table:style-name="ce63" table:number-columns-repeated="2"/>
          <table:table-cell table:style-name="Default" office:value-type="float" office:value="10987" calcext:value-type="float">
            <text:p>10987</text:p>
          </table:table-cell>
          <table:table-cell office:value-type="float" office:value="1631" calcext:value-type="float">
            <text:p>1631</text:p>
          </table:table-cell>
          <table:table-cell office:value-type="float" office:value="2041.66666666667" calcext:value-type="float">
            <text:p>2041.66666666667</text:p>
          </table:table-cell>
          <table:table-cell office:value-type="float" office:value="7928.79545019867" calcext:value-type="float">
            <text:p>7928.79545019867</text:p>
          </table:table-cell>
          <table:table-cell office:value-type="float" office:value="26054.6666666667" calcext:value-type="float">
            <text:p>26054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20" calcext:value-type="float">
            <text:p>720</text:p>
          </table:table-cell>
          <table:table-cell office:value-type="float" office:value="435.11025135556" calcext:value-type="float">
            <text:p>435.11025135556</text:p>
          </table:table-cell>
          <table:table-cell office:value-type="float" office:value="567.751331155028" calcext:value-type="float">
            <text:p>567.751331155028</text:p>
          </table:table-cell>
          <table:table-cell office:value-type="float" office:value="950.666666666667" calcext:value-type="float">
            <text:p>950.666666666667</text:p>
          </table:table-cell>
          <table:table-cell office:value-type="float" office:value="2088.33333333333" calcext:value-type="float">
            <text:p>2088.33333333333</text:p>
          </table:table-cell>
          <table:table-cell office:value-type="float" office:value="2707" calcext:value-type="float">
            <text:p>2707</text:p>
          </table:table-cell>
          <table:table-cell office:value-type="float" office:value="1290.66666666667" calcext:value-type="float">
            <text:p>1290.66666666667</text:p>
          </table:table-cell>
          <table:table-cell office:value-type="float" office:value="5150.66666666667" calcext:value-type="float">
            <text:p>5150.66666666667</text:p>
          </table:table-cell>
          <table:table-cell office:value-type="float" office:value="57151.6532539747" calcext:value-type="float">
            <text:p>57151.6532539747</text:p>
          </table:table-cell>
          <table:table-cell office:value-type="float" office:value="11753.3333333333" calcext:value-type="float">
            <text:p>11753.3333333333</text:p>
          </table:table-cell>
          <table:table-cell office:value-type="float" office:value="112231.811030307" calcext:value-type="float">
            <text:p>112231.811030307</text:p>
          </table:table-cell>
          <table:table-cell office:value-type="float" office:value="1275.19002387032" calcext:value-type="float">
            <text:p>1275.19002387032</text:p>
          </table:table-cell>
          <table:table-cell office:value-type="float" office:value="716.253143759472" calcext:value-type="float">
            <text:p>716.253143759472</text:p>
          </table:table-cell>
          <table:table-cell office:value-type="float" office:value="1299.33333333333" calcext:value-type="float">
            <text:p>1299.33333333333</text:p>
          </table:table-cell>
          <table:table-cell office:value-type="float" office:value="6755.24406005813" calcext:value-type="float">
            <text:p>6755.24406005813</text:p>
          </table:table-cell>
          <table:table-cell office:value-type="float" office:value="6936.8840415606" calcext:value-type="float">
            <text:p>6936.8840415606</text:p>
          </table:table-cell>
          <table:table-cell table:style-name="ce24" table:number-columns-repeated="35"/>
        </table:table-row>
        <table:table-row table:style-name="ro4" table:visibility="collapse">
          <table:table-cell table:style-name="ce7" table:number-columns-repeated="2"/>
          <table:table-cell table:style-name="ce22" office:value-type="string" calcext:value-type="string">
            <text:p>LOX SHIFT</text:p>
          </table:table-cell>
          <table:table-cell table:style-name="ce63" table:number-columns-repeated="2"/>
          <table:table-cell table:style-name="Default" office:value-type="float" office:value="11617.6666666667" calcext:value-type="float">
            <text:p>11617.6666666667</text:p>
          </table:table-cell>
          <table:table-cell office:value-type="float" office:value="1652" calcext:value-type="float">
            <text:p>1652</text:p>
          </table:table-cell>
          <table:table-cell office:value-type="float" office:value="2156.66666666667" calcext:value-type="float">
            <text:p>2156.66666666667</text:p>
          </table:table-cell>
          <table:table-cell office:value-type="float" office:value="8348.6538615139" calcext:value-type="float">
            <text:p>8348.6538615139</text:p>
          </table:table-cell>
          <table:table-cell office:value-type="float" office:value="29068" calcext:value-type="float">
            <text:p>29068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73.666666666667" calcext:value-type="float">
            <text:p>773.666666666667</text:p>
          </table:table-cell>
          <table:table-cell office:value-type="float" office:value="471.528997336565" calcext:value-type="float">
            <text:p>471.528997336565</text:p>
          </table:table-cell>
          <table:table-cell office:value-type="float" office:value="632.646535371357" calcext:value-type="float">
            <text:p>632.646535371357</text:p>
          </table:table-cell>
          <table:table-cell office:value-type="float" office:value="1067.66666666667" calcext:value-type="float">
            <text:p>1067.66666666667</text:p>
          </table:table-cell>
          <table:table-cell office:value-type="float" office:value="2088.33333333333" calcext:value-type="float">
            <text:p>2088.33333333333</text:p>
          </table:table-cell>
          <table:table-cell office:value-type="float" office:value="2901" calcext:value-type="float">
            <text:p>2901</text:p>
          </table:table-cell>
          <table:table-cell office:value-type="float" office:value="1310.66666666667" calcext:value-type="float">
            <text:p>1310.66666666667</text:p>
          </table:table-cell>
          <table:table-cell office:value-type="float" office:value="5963.66666666667" calcext:value-type="float">
            <text:p>5963.66666666667</text:p>
          </table:table-cell>
          <table:table-cell office:value-type="float" office:value="66473.7287733464" calcext:value-type="float">
            <text:p>66473.7287733464</text:p>
          </table:table-cell>
          <table:table-cell office:value-type="float" office:value="12782.6666666667" calcext:value-type="float">
            <text:p>12782.6666666667</text:p>
          </table:table-cell>
          <table:table-cell office:value-type="float" office:value="127448.996000588" calcext:value-type="float">
            <text:p>127448.996000588</text:p>
          </table:table-cell>
          <table:table-cell office:value-type="float" office:value="1533.38775641561" calcext:value-type="float">
            <text:p>1533.38775641561</text:p>
          </table:table-cell>
          <table:table-cell office:value-type="float" office:value="807.63842982237" calcext:value-type="float">
            <text:p>807.63842982237</text:p>
          </table:table-cell>
          <table:table-cell office:value-type="float" office:value="1443.33333333333" calcext:value-type="float">
            <text:p>1443.33333333333</text:p>
          </table:table-cell>
          <table:table-cell office:value-type="float" office:value="6776.63071414018" calcext:value-type="float">
            <text:p>6776.63071414018</text:p>
          </table:table-cell>
          <table:table-cell office:value-type="float" office:value="6961.5445994035" calcext:value-type="float">
            <text:p>6961.5445994035</text:p>
          </table:table-cell>
          <table:table-cell table:style-name="ce24" table:number-columns-repeated="35"/>
        </table:table-row>
        <table:table-row table:style-name="ro4" table:visibility="collapse">
          <table:table-cell table:style-name="ce7" table:number-columns-repeated="2"/>
          <table:table-cell table:style-name="ce22" office:value-type="string" calcext:value-type="string">
            <text:p>PBX SHIFT</text:p>
          </table:table-cell>
          <table:table-cell table:style-name="ce63" table:number-columns-repeated="2"/>
          <table:table-cell table:style-name="Default" office:value-type="float" office:value="11793.3333333333" calcext:value-type="float">
            <text:p>11793.3333333333</text:p>
          </table:table-cell>
          <table:table-cell office:value-type="float" office:value="1691.33333333333" calcext:value-type="float">
            <text:p>1691.33333333333</text:p>
          </table:table-cell>
          <table:table-cell office:value-type="float" office:value="2058.33333333333" calcext:value-type="float">
            <text:p>2058.33333333333</text:p>
          </table:table-cell>
          <table:table-cell office:value-type="float" office:value="8842.16998174451" calcext:value-type="float">
            <text:p>8842.16998174451</text:p>
          </table:table-cell>
          <table:table-cell office:value-type="float" office:value="28648.3333333333" calcext:value-type="float">
            <text:p>28648.3333333333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76.666666666667" calcext:value-type="float">
            <text:p>776.666666666667</text:p>
          </table:table-cell>
          <table:table-cell office:value-type="float" office:value="463.491825338539" calcext:value-type="float">
            <text:p>463.491825338539</text:p>
          </table:table-cell>
          <table:table-cell office:value-type="float" office:value="594.944399659493" calcext:value-type="float">
            <text:p>594.944399659493</text:p>
          </table:table-cell>
          <table:table-cell office:value-type="float" office:value="1026.66666666667" calcext:value-type="float">
            <text:p>1026.66666666667</text:p>
          </table:table-cell>
          <table:table-cell office:value-type="float" office:value="2088.33333333333" calcext:value-type="float">
            <text:p>2088.33333333333</text:p>
          </table:table-cell>
          <table:table-cell office:value-type="float" office:value="2707" calcext:value-type="float">
            <text:p>2707</text:p>
          </table:table-cell>
          <table:table-cell office:value-type="float" office:value="1320.66666666667" calcext:value-type="float">
            <text:p>1320.66666666667</text:p>
          </table:table-cell>
          <table:table-cell office:value-type="float" office:value="5660.66666666667" calcext:value-type="float">
            <text:p>5660.66666666667</text:p>
          </table:table-cell>
          <table:table-cell office:value-type="float" office:value="64448.0673248761" calcext:value-type="float">
            <text:p>64448.0673248761</text:p>
          </table:table-cell>
          <table:table-cell office:value-type="float" office:value="12842" calcext:value-type="float">
            <text:p>12842</text:p>
          </table:table-cell>
          <table:table-cell office:value-type="float" office:value="126157.807202825" calcext:value-type="float">
            <text:p>126157.807202825</text:p>
          </table:table-cell>
          <table:table-cell office:value-type="float" office:value="1440.15710112162" calcext:value-type="float">
            <text:p>1440.15710112162</text:p>
          </table:table-cell>
          <table:table-cell office:value-type="float" office:value="779.536480168892" calcext:value-type="float">
            <text:p>779.536480168892</text:p>
          </table:table-cell>
          <table:table-cell office:value-type="float" office:value="1388" calcext:value-type="float">
            <text:p>1388</text:p>
          </table:table-cell>
          <table:table-cell office:value-type="float" office:value="6762.97121124974" calcext:value-type="float">
            <text:p>6762.97121124974</text:p>
          </table:table-cell>
          <table:table-cell office:value-type="float" office:value="6936.8840415606" calcext:value-type="float">
            <text:p>6936.8840415606</text:p>
          </table:table-cell>
          <table:table-cell table:style-name="ce24" table:number-columns-repeated="35"/>
        </table:table-row>
        <table:table-row table:style-name="ro4" table:visibility="collapse">
          <table:table-cell/>
          <table:table-cell table:style-name="ce3"/>
          <table:table-cell office:value-type="string" calcext:value-type="string">
            <text:p>PMX SHIFT</text:p>
          </table:table-cell>
          <table:table-cell table:style-name="ce63" table:number-columns-repeated="2"/>
          <table:table-cell table:style-name="Default" office:value-type="float" office:value="11515.3333333333" calcext:value-type="float">
            <text:p>11515.3333333333</text:p>
          </table:table-cell>
          <table:table-cell office:value-type="float" office:value="1697" calcext:value-type="float">
            <text:p>1697</text:p>
          </table:table-cell>
          <table:table-cell office:value-type="float" office:value="2074" calcext:value-type="float">
            <text:p>2074</text:p>
          </table:table-cell>
          <table:table-cell office:value-type="float" office:value="8396.5481395552" calcext:value-type="float">
            <text:p>8396.5481395552</text:p>
          </table:table-cell>
          <table:table-cell office:value-type="float" office:value="29380.6666666667" calcext:value-type="float">
            <text:p>29380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805.333333333333" calcext:value-type="float">
            <text:p>805.333333333333</text:p>
          </table:table-cell>
          <table:table-cell office:value-type="float" office:value="460.260769525795" calcext:value-type="float">
            <text:p>460.260769525795</text:p>
          </table:table-cell>
          <table:table-cell office:value-type="float" office:value="639.881086685655" calcext:value-type="float">
            <text:p>639.881086685655</text:p>
          </table:table-cell>
          <table:table-cell office:value-type="float" office:value="942.333333333333" calcext:value-type="float">
            <text:p>942.333333333333</text:p>
          </table:table-cell>
          <table:table-cell office:value-type="float" office:value="2088.33333333333" calcext:value-type="float">
            <text:p>2088.33333333333</text:p>
          </table:table-cell>
          <table:table-cell office:value-type="float" office:value="2707" calcext:value-type="float">
            <text:p>2707</text:p>
          </table:table-cell>
          <table:table-cell office:value-type="float" office:value="1321.66666666667" calcext:value-type="float">
            <text:p>1321.66666666667</text:p>
          </table:table-cell>
          <table:table-cell office:value-type="float" office:value="5441.66666666667" calcext:value-type="float">
            <text:p>5441.66666666667</text:p>
          </table:table-cell>
          <table:table-cell office:value-type="float" office:value="65024.2767328612" calcext:value-type="float">
            <text:p>65024.2767328612</text:p>
          </table:table-cell>
          <table:table-cell office:value-type="float" office:value="12470" calcext:value-type="float">
            <text:p>12470</text:p>
          </table:table-cell>
          <table:table-cell office:value-type="float" office:value="125394.619950359" calcext:value-type="float">
            <text:p>125394.619950359</text:p>
          </table:table-cell>
          <table:table-cell office:value-type="float" office:value="1470.01969282933" calcext:value-type="float">
            <text:p>1470.01969282933</text:p>
          </table:table-cell>
          <table:table-cell office:value-type="float" office:value="801.652818219374" calcext:value-type="float">
            <text:p>801.652818219374</text:p>
          </table:table-cell>
          <table:table-cell office:value-type="float" office:value="1554.33333333333" calcext:value-type="float">
            <text:p>1554.33333333333</text:p>
          </table:table-cell>
          <table:table-cell office:value-type="float" office:value="6767.41438978804" calcext:value-type="float">
            <text:p>6767.41438978804</text:p>
          </table:table-cell>
          <table:table-cell office:value-type="float" office:value="6963.33481612835" calcext:value-type="float">
            <text:p>6963.33481612835</text:p>
          </table:table-cell>
          <table:table-cell table:style-name="ce24" table:number-columns-repeated="35"/>
        </table:table-row>
        <table:table-row table:style-name="ro4" table:visibility="collapse">
          <table:table-cell/>
          <table:table-cell table:style-name="ce7"/>
          <table:table-cell office:value-type="string" calcext:value-type="string">
            <text:p>CX SHIFT</text:p>
          </table:table-cell>
          <table:table-cell table:style-name="ce63" table:number-columns-repeated="2"/>
          <table:table-cell table:style-name="Default" office:value-type="float" office:value="11671.6666666667" calcext:value-type="float">
            <text:p>11671.6666666667</text:p>
          </table:table-cell>
          <table:table-cell office:value-type="float" office:value="1713.66666666667" calcext:value-type="float">
            <text:p>1713.66666666667</text:p>
          </table:table-cell>
          <table:table-cell office:value-type="float" office:value="2133.66666666667" calcext:value-type="float">
            <text:p>2133.66666666667</text:p>
          </table:table-cell>
          <table:table-cell office:value-type="float" office:value="9109.53294761132" calcext:value-type="float">
            <text:p>9109.53294761132</text:p>
          </table:table-cell>
          <table:table-cell office:value-type="float" office:value="30510.6666666667" calcext:value-type="float">
            <text:p>30510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70" calcext:value-type="float">
            <text:p>770</text:p>
          </table:table-cell>
          <table:table-cell office:value-type="float" office:value="482.896270856821" calcext:value-type="float">
            <text:p>482.896270856821</text:p>
          </table:table-cell>
          <table:table-cell office:value-type="float" office:value="630.285385887495" calcext:value-type="float">
            <text:p>630.285385887495</text:p>
          </table:table-cell>
          <table:table-cell office:value-type="float" office:value="958" calcext:value-type="float">
            <text:p>958</text:p>
          </table:table-cell>
          <table:table-cell office:value-type="float" office:value="2094.33333333333" calcext:value-type="float">
            <text:p>2094.33333333333</text:p>
          </table:table-cell>
          <table:table-cell office:value-type="float" office:value="3041.66666666667" calcext:value-type="float">
            <text:p>3041.66666666667</text:p>
          </table:table-cell>
          <table:table-cell office:value-type="float" office:value="1408.33333333333" calcext:value-type="float">
            <text:p>1408.33333333333</text:p>
          </table:table-cell>
          <table:table-cell office:value-type="float" office:value="5535" calcext:value-type="float">
            <text:p>5535</text:p>
          </table:table-cell>
          <table:table-cell office:value-type="float" office:value="65948.9725364703" calcext:value-type="float">
            <text:p>65948.9725364703</text:p>
          </table:table-cell>
          <table:table-cell office:value-type="float" office:value="12665" calcext:value-type="float">
            <text:p>12665</text:p>
          </table:table-cell>
          <table:table-cell office:value-type="float" office:value="130245.240810211" calcext:value-type="float">
            <text:p>130245.240810211</text:p>
          </table:table-cell>
          <table:table-cell office:value-type="float" office:value="1773.60866489407" calcext:value-type="float">
            <text:p>1773.60866489407</text:p>
          </table:table-cell>
          <table:table-cell office:value-type="float" office:value="917.221003428076" calcext:value-type="float">
            <text:p>917.221003428076</text:p>
          </table:table-cell>
          <table:table-cell office:value-type="float" office:value="1422.33333333333" calcext:value-type="float">
            <text:p>1422.33333333333</text:p>
          </table:table-cell>
          <table:table-cell office:value-type="float" office:value="6771.27796538385" calcext:value-type="float">
            <text:p>6771.27796538385</text:p>
          </table:table-cell>
          <table:table-cell office:value-type="float" office:value="7068.41260335276" calcext:value-type="float">
            <text:p>7068.41260335276</text:p>
          </table:table-cell>
          <table:table-cell table:style-name="ce24" table:number-columns-repeated="35"/>
        </table:table-row>
        <table:table-row table:style-name="ro4" table:visibility="collapse">
          <table:table-cell/>
          <table:table-cell table:style-name="ce7"/>
          <table:table-cell table:style-name="ce16" office:value-type="string" calcext:value-type="string">
            <text:p>MX INVERSION</text:p>
          </table:table-cell>
          <table:table-cell table:style-name="ce63" table:number-columns-repeated="2"/>
          <table:table-cell table:style-name="Default" office:value-type="float" office:value="10702.3333333333" calcext:value-type="float">
            <text:p>10702.3333333333</text:p>
          </table:table-cell>
          <table:table-cell office:value-type="float" office:value="1610" calcext:value-type="float">
            <text:p>1610</text:p>
          </table:table-cell>
          <table:table-cell office:value-type="float" office:value="2020" calcext:value-type="float">
            <text:p>2020</text:p>
          </table:table-cell>
          <table:table-cell office:value-type="float" office:value="7788.11362019572" calcext:value-type="float">
            <text:p>7788.11362019572</text:p>
          </table:table-cell>
          <table:table-cell office:value-type="float" office:value="25395" calcext:value-type="float">
            <text:p>25395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2.333333333333" calcext:value-type="float">
            <text:p>702.333333333333</text:p>
          </table:table-cell>
          <table:table-cell office:value-type="float" office:value="437.102737002627" calcext:value-type="float">
            <text:p>437.102737002627</text:p>
          </table:table-cell>
          <table:table-cell office:value-type="float" office:value="556.940504311676" calcext:value-type="float">
            <text:p>556.940504311676</text:p>
          </table:table-cell>
          <table:table-cell office:value-type="float" office:value="942.333333333333" calcext:value-type="float">
            <text:p>942.333333333333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office:value-type="float" office:value="1272" calcext:value-type="float">
            <text:p>1272</text:p>
          </table:table-cell>
          <table:table-cell office:value-type="float" office:value="5090" calcext:value-type="float">
            <text:p>5090</text:p>
          </table:table-cell>
          <table:table-cell office:value-type="float" office:value="56624.0111335476" calcext:value-type="float">
            <text:p>56624.0111335476</text:p>
          </table:table-cell>
          <table:table-cell office:value-type="float" office:value="11566.6666666667" calcext:value-type="float">
            <text:p>11566.6666666667</text:p>
          </table:table-cell>
          <table:table-cell office:value-type="float" office:value="109085.934596905" calcext:value-type="float">
            <text:p>109085.934596905</text:p>
          </table:table-cell>
          <table:table-cell office:value-type="float" office:value="1275.26493567937" calcext:value-type="float">
            <text:p>1275.26493567937</text:p>
          </table:table-cell>
          <table:table-cell office:value-type="float" office:value="692.046162830869" calcext:value-type="float">
            <text:p>692.046162830869</text:p>
          </table:table-cell>
          <table:table-cell office:value-type="float" office:value="1305.66666666667" calcext:value-type="float">
            <text:p>1305.66666666667</text:p>
          </table:table-cell>
          <table:table-cell office:value-type="float" office:value="6755.24406005813" calcext:value-type="float">
            <text:p>6755.24406005813</text:p>
          </table:table-cell>
          <table:table-cell office:value-type="float" office:value="6912.22348371769" calcext:value-type="float">
            <text:p>6912.22348371769</text:p>
          </table:table-cell>
          <table:table-cell table:style-name="ce24" table:number-columns-repeated="35"/>
        </table:table-row>
        <table:table-row table:style-name="ro4" table:visibility="collapse">
          <table:table-cell/>
          <table:table-cell table:style-name="ce3"/>
          <table:table-cell table:style-name="ce16" office:value-type="string" calcext:value-type="string">
            <text:p>OBX INVERSION</text:p>
          </table:table-cell>
          <table:table-cell table:style-name="ce63" table:number-columns-repeated="2"/>
          <table:table-cell table:style-name="Default" office:value-type="float" office:value="11329.3333333333" calcext:value-type="float">
            <text:p>11329.3333333333</text:p>
          </table:table-cell>
          <table:table-cell office:value-type="float" office:value="1642" calcext:value-type="float">
            <text:p>1642</text:p>
          </table:table-cell>
          <table:table-cell office:value-type="float" office:value="2027" calcext:value-type="float">
            <text:p>2027</text:p>
          </table:table-cell>
          <table:table-cell office:value-type="float" office:value="8749.21630062879" calcext:value-type="float">
            <text:p>8749.21630062879</text:p>
          </table:table-cell>
          <table:table-cell office:value-type="float" office:value="27254.6666666667" calcext:value-type="float">
            <text:p>27254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73.333333333333" calcext:value-type="float">
            <text:p>773.333333333333</text:p>
          </table:table-cell>
          <table:table-cell office:value-type="float" office:value="462.039049205888" calcext:value-type="float">
            <text:p>462.039049205888</text:p>
          </table:table-cell>
          <table:table-cell office:value-type="float" office:value="727.170457084927" calcext:value-type="float">
            <text:p>727.170457084927</text:p>
          </table:table-cell>
          <table:table-cell office:value-type="float" office:value="948.333333333333" calcext:value-type="float">
            <text:p>948.333333333333</text:p>
          </table:table-cell>
          <table:table-cell office:value-type="float" office:value="2088.33333333333" calcext:value-type="float">
            <text:p>2088.33333333333</text:p>
          </table:table-cell>
          <table:table-cell office:value-type="float" office:value="2707" calcext:value-type="float">
            <text:p>2707</text:p>
          </table:table-cell>
          <table:table-cell office:value-type="float" office:value="1294" calcext:value-type="float">
            <text:p>1294</text:p>
          </table:table-cell>
          <table:table-cell office:value-type="float" office:value="5528.33333333333" calcext:value-type="float">
            <text:p>5528.33333333333</text:p>
          </table:table-cell>
          <table:table-cell office:value-type="float" office:value="106421.632943718" calcext:value-type="float">
            <text:p>106421.632943718</text:p>
          </table:table-cell>
          <table:table-cell office:value-type="float" office:value="12292" calcext:value-type="float">
            <text:p>12292</text:p>
          </table:table-cell>
          <table:table-cell office:value-type="float" office:value="153099.983210053" calcext:value-type="float">
            <text:p>153099.983210053</text:p>
          </table:table-cell>
          <table:table-cell office:value-type="float" office:value="2249.00189646767" calcext:value-type="float">
            <text:p>2249.00189646767</text:p>
          </table:table-cell>
          <table:table-cell office:value-type="float" office:value="884.603463297165" calcext:value-type="float">
            <text:p>884.603463297165</text:p>
          </table:table-cell>
          <table:table-cell office:value-type="float" office:value="1381.33333333333" calcext:value-type="float">
            <text:p>1381.33333333333</text:p>
          </table:table-cell>
          <table:table-cell office:value-type="float" office:value="6759.10763565394" calcext:value-type="float">
            <text:p>6759.10763565394</text:p>
          </table:table-cell>
          <table:table-cell office:value-type="float" office:value="6912.22348371769" calcext:value-type="float">
            <text:p>6912.22348371769</text:p>
          </table:table-cell>
          <table:table-cell table:style-name="ce24" table:number-columns-repeated="35"/>
        </table:table-row>
        <table:table-row table:style-name="ro4" table:visibility="collapse">
          <table:table-cell/>
          <table:table-cell table:style-name="ce7"/>
          <table:table-cell office:value-type="string" calcext:value-type="string">
            <text:p>OX INVERSION</text:p>
          </table:table-cell>
          <table:table-cell table:style-name="ce63" table:number-columns-repeated="2"/>
          <table:table-cell table:style-name="Default" office:value-type="float" office:value="10721.6666666667" calcext:value-type="float">
            <text:p>10721.6666666667</text:p>
          </table:table-cell>
          <table:table-cell office:value-type="float" office:value="1610" calcext:value-type="float">
            <text:p>1610</text:p>
          </table:table-cell>
          <table:table-cell office:value-type="float" office:value="2020" calcext:value-type="float">
            <text:p>2020</text:p>
          </table:table-cell>
          <table:table-cell office:value-type="float" office:value="7808.01705955956" calcext:value-type="float">
            <text:p>7808.01705955956</text:p>
          </table:table-cell>
          <table:table-cell office:value-type="float" office:value="25810.3333333333" calcext:value-type="float">
            <text:p>25810.3333333333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3.666666666667" calcext:value-type="float">
            <text:p>703.666666666667</text:p>
          </table:table-cell>
          <table:table-cell office:value-type="float" office:value="433.686130165332" calcext:value-type="float">
            <text:p>433.686130165332</text:p>
          </table:table-cell>
          <table:table-cell office:value-type="float" office:value="556.020948191386" calcext:value-type="float">
            <text:p>556.020948191386</text:p>
          </table:table-cell>
          <table:table-cell office:value-type="float" office:value="937" calcext:value-type="float">
            <text:p>937</text:p>
          </table:table-cell>
          <table:table-cell office:value-type="float" office:value="2086.66666666667" calcext:value-type="float">
            <text:p>2086.66666666667</text:p>
          </table:table-cell>
          <table:table-cell office:value-type="float" office:value="2707" calcext:value-type="float">
            <text:p>2707</text:p>
          </table:table-cell>
          <table:table-cell office:value-type="float" office:value="1272" calcext:value-type="float">
            <text:p>1272</text:p>
          </table:table-cell>
          <table:table-cell office:value-type="float" office:value="5082" calcext:value-type="float">
            <text:p>5082</text:p>
          </table:table-cell>
          <table:table-cell office:value-type="float" office:value="57051.667753503" calcext:value-type="float">
            <text:p>57051.667753503</text:p>
          </table:table-cell>
          <table:table-cell office:value-type="float" office:value="11498.6666666667" calcext:value-type="float">
            <text:p>11498.6666666667</text:p>
          </table:table-cell>
          <table:table-cell office:value-type="float" office:value="109945.123270539" calcext:value-type="float">
            <text:p>109945.123270539</text:p>
          </table:table-cell>
          <table:table-cell office:value-type="float" office:value="1266.82456984707" calcext:value-type="float">
            <text:p>1266.82456984707</text:p>
          </table:table-cell>
          <table:table-cell office:value-type="float" office:value="696.716209536223" calcext:value-type="float">
            <text:p>696.716209536223</text:p>
          </table:table-cell>
          <table:table-cell office:value-type="float" office:value="1273" calcext:value-type="float">
            <text:p>1273</text:p>
          </table:table-cell>
          <table:table-cell office:value-type="float" office:value="6755.24406005813" calcext:value-type="float">
            <text:p>6755.24406005813</text:p>
          </table:table-cell>
          <table:table-cell office:value-type="float" office:value="6912.22348371769" calcext:value-type="float">
            <text:p>6912.22348371769</text:p>
          </table:table-cell>
          <table:table-cell table:style-name="ce24" table:number-columns-repeated="35"/>
        </table:table-row>
        <table:table-row table:style-name="ro4" table:visibility="collapse">
          <table:table-cell/>
          <table:table-cell table:style-name="ce7"/>
          <table:table-cell table:style-name="ce22" office:value-type="string" calcext:value-type="string">
            <text:p>LOX INVERSION</text:p>
          </table:table-cell>
          <table:table-cell/>
          <table:table-cell table:style-name="ce13"/>
          <table:table-cell table:style-name="Default" office:value-type="float" office:value="10646.6666666667" calcext:value-type="float">
            <text:p>10646.6666666667</text:p>
          </table:table-cell>
          <table:table-cell office:value-type="float" office:value="1615.33333333333" calcext:value-type="float">
            <text:p>1615.33333333333</text:p>
          </table:table-cell>
          <table:table-cell office:value-type="float" office:value="2020" calcext:value-type="float">
            <text:p>2020</text:p>
          </table:table-cell>
          <table:table-cell office:value-type="float" office:value="7814.82649062269" calcext:value-type="float">
            <text:p>7814.82649062269</text:p>
          </table:table-cell>
          <table:table-cell office:value-type="float" office:value="25470.6666666667" calcext:value-type="float">
            <text:p>25470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2.333333333333" calcext:value-type="float">
            <text:p>702.333333333333</text:p>
          </table:table-cell>
          <table:table-cell office:value-type="float" office:value="431.886154030347" calcext:value-type="float">
            <text:p>431.886154030347</text:p>
          </table:table-cell>
          <table:table-cell office:value-type="float" office:value="560.119976317033" calcext:value-type="float">
            <text:p>560.119976317033</text:p>
          </table:table-cell>
          <table:table-cell office:value-type="float" office:value="942.333333333333" calcext:value-type="float">
            <text:p>942.333333333333</text:p>
          </table:table-cell>
          <table:table-cell office:value-type="float" office:value="2088.33333333333" calcext:value-type="float">
            <text:p>2088.33333333333</text:p>
          </table:table-cell>
          <table:table-cell office:value-type="float" office:value="2707" calcext:value-type="float">
            <text:p>2707</text:p>
          </table:table-cell>
          <table:table-cell office:value-type="float" office:value="1272" calcext:value-type="float">
            <text:p>1272</text:p>
          </table:table-cell>
          <table:table-cell office:value-type="float" office:value="5171.66666666667" calcext:value-type="float">
            <text:p>5171.66666666667</text:p>
          </table:table-cell>
          <table:table-cell office:value-type="float" office:value="56184.2567473562" calcext:value-type="float">
            <text:p>56184.2567473562</text:p>
          </table:table-cell>
          <table:table-cell office:value-type="float" office:value="11683" calcext:value-type="float">
            <text:p>11683</text:p>
          </table:table-cell>
          <table:table-cell office:value-type="float" office:value="109578.407290168" calcext:value-type="float">
            <text:p>109578.407290168</text:p>
          </table:table-cell>
          <table:table-cell office:value-type="float" office:value="1280.93521160742" calcext:value-type="float">
            <text:p>1280.93521160742</text:p>
          </table:table-cell>
          <table:table-cell office:value-type="float" office:value="697.125148463541" calcext:value-type="float">
            <text:p>697.125148463541</text:p>
          </table:table-cell>
          <table:table-cell office:value-type="float" office:value="1296.33333333333" calcext:value-type="float">
            <text:p>1296.33333333333</text:p>
          </table:table-cell>
          <table:table-cell office:value-type="float" office:value="6755.24406005813" calcext:value-type="float">
            <text:p>6755.24406005813</text:p>
          </table:table-cell>
          <table:table-cell office:value-type="float" office:value="6912.22348371769" calcext:value-type="float">
            <text:p>6912.22348371769</text:p>
          </table:table-cell>
          <table:table-cell table:style-name="ce24" table:number-columns-repeated="35"/>
        </table:table-row>
        <table:table-row table:style-name="ro4" table:visibility="collapse">
          <table:table-cell table:number-columns-repeated="2"/>
          <table:table-cell table:style-name="ce22" office:value-type="string" calcext:value-type="string">
            <text:p>PBX INVERSION</text:p>
          </table:table-cell>
          <table:table-cell/>
          <table:table-cell table:style-name="ce13"/>
          <table:table-cell table:style-name="Default" office:value-type="float" office:value="10781.3333333333" calcext:value-type="float">
            <text:p>10781.3333333333</text:p>
          </table:table-cell>
          <table:table-cell office:value-type="float" office:value="1618.33333333333" calcext:value-type="float">
            <text:p>1618.33333333333</text:p>
          </table:table-cell>
          <table:table-cell office:value-type="float" office:value="2026.33333333333" calcext:value-type="float">
            <text:p>2026.33333333333</text:p>
          </table:table-cell>
          <table:table-cell office:value-type="float" office:value="7902.83256639555" calcext:value-type="float">
            <text:p>7902.83256639555</text:p>
          </table:table-cell>
          <table:table-cell office:value-type="float" office:value="26325.3333333333" calcext:value-type="float">
            <text:p>26325.3333333333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27.666666666667" calcext:value-type="float">
            <text:p>727.666666666667</text:p>
          </table:table-cell>
          <table:table-cell office:value-type="float" office:value="446.454035543187" calcext:value-type="float">
            <text:p>446.454035543187</text:p>
          </table:table-cell>
          <table:table-cell office:value-type="float" office:value="575.479464508936" calcext:value-type="float">
            <text:p>575.479464508936</text:p>
          </table:table-cell>
          <table:table-cell office:value-type="float" office:value="937" calcext:value-type="float">
            <text:p>937</text:p>
          </table:table-cell>
          <table:table-cell office:value-type="float" office:value="2086.66666666667" calcext:value-type="float">
            <text:p>2086.66666666667</text:p>
          </table:table-cell>
          <table:table-cell office:value-type="float" office:value="2707" calcext:value-type="float">
            <text:p>2707</text:p>
          </table:table-cell>
          <table:table-cell office:value-type="float" office:value="1272" calcext:value-type="float">
            <text:p>1272</text:p>
          </table:table-cell>
          <table:table-cell office:value-type="float" office:value="5125.33333333333" calcext:value-type="float">
            <text:p>5125.33333333333</text:p>
          </table:table-cell>
          <table:table-cell office:value-type="float" office:value="57717.2772936748" calcext:value-type="float">
            <text:p>57717.2772936748</text:p>
          </table:table-cell>
          <table:table-cell office:value-type="float" office:value="11707.3333333333" calcext:value-type="float">
            <text:p>11707.3333333333</text:p>
          </table:table-cell>
          <table:table-cell office:value-type="float" office:value="114236.44616024" calcext:value-type="float">
            <text:p>114236.44616024</text:p>
          </table:table-cell>
          <table:table-cell office:value-type="float" office:value="1315.28831886617" calcext:value-type="float">
            <text:p>1315.28831886617</text:p>
          </table:table-cell>
          <table:table-cell office:value-type="float" office:value="709.939143844343" calcext:value-type="float">
            <text:p>709.939143844343</text:p>
          </table:table-cell>
          <table:table-cell office:value-type="float" office:value="1345" calcext:value-type="float">
            <text:p>1345</text:p>
          </table:table-cell>
          <table:table-cell office:value-type="float" office:value="6755.24406005813" calcext:value-type="float">
            <text:p>6755.24406005813</text:p>
          </table:table-cell>
          <table:table-cell office:value-type="float" office:value="6912.22348371769" calcext:value-type="float">
            <text:p>6912.22348371769</text:p>
          </table:table-cell>
          <table:table-cell table:style-name="ce24" table:number-columns-repeated="35"/>
        </table:table-row>
        <table:table-row table:style-name="ro4" table:visibility="collapse">
          <table:table-cell table:number-columns-repeated="2"/>
          <table:table-cell office:value-type="string" calcext:value-type="string">
            <text:p>PMX INVERSION</text:p>
          </table:table-cell>
          <table:table-cell/>
          <table:table-cell table:style-name="ce13"/>
          <table:table-cell table:style-name="Default" office:value-type="float" office:value="10825" calcext:value-type="float">
            <text:p>10825</text:p>
          </table:table-cell>
          <table:table-cell office:value-type="float" office:value="1638" calcext:value-type="float">
            <text:p>1638</text:p>
          </table:table-cell>
          <table:table-cell office:value-type="float" office:value="2028.33333333333" calcext:value-type="float">
            <text:p>2028.33333333333</text:p>
          </table:table-cell>
          <table:table-cell office:value-type="float" office:value="7999.36371486326" calcext:value-type="float">
            <text:p>7999.36371486326</text:p>
          </table:table-cell>
          <table:table-cell office:value-type="float" office:value="25900.6666666667" calcext:value-type="float">
            <text:p>25900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25" calcext:value-type="float">
            <text:p>725</text:p>
          </table:table-cell>
          <table:table-cell office:value-type="float" office:value="440.996098595624" calcext:value-type="float">
            <text:p>440.996098595624</text:p>
          </table:table-cell>
          <table:table-cell office:value-type="float" office:value="581.912667095115" calcext:value-type="float">
            <text:p>581.912667095115</text:p>
          </table:table-cell>
          <table:table-cell office:value-type="float" office:value="948.333333333333" calcext:value-type="float">
            <text:p>948.333333333333</text:p>
          </table:table-cell>
          <table:table-cell office:value-type="float" office:value="2086.66666666667" calcext:value-type="float">
            <text:p>2086.66666666667</text:p>
          </table:table-cell>
          <table:table-cell office:value-type="float" office:value="2707" calcext:value-type="float">
            <text:p>2707</text:p>
          </table:table-cell>
          <table:table-cell office:value-type="float" office:value="1272" calcext:value-type="float">
            <text:p>1272</text:p>
          </table:table-cell>
          <table:table-cell office:value-type="float" office:value="5133" calcext:value-type="float">
            <text:p>5133</text:p>
          </table:table-cell>
          <table:table-cell office:value-type="float" office:value="58422.2986304433" calcext:value-type="float">
            <text:p>58422.2986304433</text:p>
          </table:table-cell>
          <table:table-cell office:value-type="float" office:value="11903.6666666667" calcext:value-type="float">
            <text:p>11903.6666666667</text:p>
          </table:table-cell>
          <table:table-cell office:value-type="float" office:value="115135.190429833" calcext:value-type="float">
            <text:p>115135.190429833</text:p>
          </table:table-cell>
          <table:table-cell office:value-type="float" office:value="1306.06474290401" calcext:value-type="float">
            <text:p>1306.06474290401</text:p>
          </table:table-cell>
          <table:table-cell office:value-type="float" office:value="713.140325278792" calcext:value-type="float">
            <text:p>713.140325278792</text:p>
          </table:table-cell>
          <table:table-cell office:value-type="float" office:value="1305" calcext:value-type="float">
            <text:p>1305</text:p>
          </table:table-cell>
          <table:table-cell office:value-type="float" office:value="6755.24406005813" calcext:value-type="float">
            <text:p>6755.24406005813</text:p>
          </table:table-cell>
          <table:table-cell office:value-type="float" office:value="6912.22348371769" calcext:value-type="float">
            <text:p>6912.22348371769</text:p>
          </table:table-cell>
          <table:table-cell table:style-name="ce24" table:number-columns-repeated="35"/>
        </table:table-row>
        <table:table-row table:style-name="ro4" table:visibility="collapse">
          <table:table-cell table:number-columns-repeated="2"/>
          <table:table-cell office:value-type="string" calcext:value-type="string">
            <text:p>CX INVERSION</text:p>
          </table:table-cell>
          <table:table-cell/>
          <table:table-cell table:style-name="ce13"/>
          <table:table-cell table:style-name="Default" office:value-type="float" office:value="10809.3333333333" calcext:value-type="float">
            <text:p>10809.3333333333</text:p>
          </table:table-cell>
          <table:table-cell office:value-type="float" office:value="1615.33333333333" calcext:value-type="float">
            <text:p>1615.33333333333</text:p>
          </table:table-cell>
          <table:table-cell office:value-type="float" office:value="2022" calcext:value-type="float">
            <text:p>2022</text:p>
          </table:table-cell>
          <table:table-cell office:value-type="float" office:value="7942.71201343519" calcext:value-type="float">
            <text:p>7942.71201343519</text:p>
          </table:table-cell>
          <table:table-cell office:value-type="float" office:value="25817.3333333333" calcext:value-type="float">
            <text:p>25817.3333333333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13" calcext:value-type="float">
            <text:p>713</text:p>
          </table:table-cell>
          <table:table-cell office:value-type="float" office:value="439.263909061982" calcext:value-type="float">
            <text:p>439.263909061982</text:p>
          </table:table-cell>
          <table:table-cell office:value-type="float" office:value="574.149869059377" calcext:value-type="float">
            <text:p>574.149869059377</text:p>
          </table:table-cell>
          <table:table-cell office:value-type="float" office:value="967.333333333333" calcext:value-type="float">
            <text:p>967.333333333333</text:p>
          </table:table-cell>
          <table:table-cell office:value-type="float" office:value="2088.33333333333" calcext:value-type="float">
            <text:p>2088.33333333333</text:p>
          </table:table-cell>
          <table:table-cell office:value-type="float" office:value="2804.66666666667" calcext:value-type="float">
            <text:p>2804.66666666667</text:p>
          </table:table-cell>
          <table:table-cell office:value-type="float" office:value="1286" calcext:value-type="float">
            <text:p>1286</text:p>
          </table:table-cell>
          <table:table-cell office:value-type="float" office:value="5190.66666666667" calcext:value-type="float">
            <text:p>5190.66666666667</text:p>
          </table:table-cell>
          <table:table-cell office:value-type="float" office:value="56300.5739780556" calcext:value-type="float">
            <text:p>56300.5739780556</text:p>
          </table:table-cell>
          <table:table-cell office:value-type="float" office:value="11671.6666666667" calcext:value-type="float">
            <text:p>11671.6666666667</text:p>
          </table:table-cell>
          <table:table-cell office:value-type="float" office:value="112980.306842179" calcext:value-type="float">
            <text:p>112980.306842179</text:p>
          </table:table-cell>
          <table:table-cell office:value-type="float" office:value="1366.53033792576" calcext:value-type="float">
            <text:p>1366.53033792576</text:p>
          </table:table-cell>
          <table:table-cell office:value-type="float" office:value="711.244729730282" calcext:value-type="float">
            <text:p>711.244729730282</text:p>
          </table:table-cell>
          <table:table-cell office:value-type="float" office:value="1299.66666666667" calcext:value-type="float">
            <text:p>1299.66666666667</text:p>
          </table:table-cell>
          <table:table-cell office:value-type="float" office:value="6755.24406005813" calcext:value-type="float">
            <text:p>6755.24406005813</text:p>
          </table:table-cell>
          <table:table-cell office:value-type="float" office:value="6912.22348371769" calcext:value-type="float">
            <text:p>6912.22348371769</text:p>
          </table:table-cell>
          <table:table-cell table:style-name="ce24" table:number-columns-repeated="35"/>
        </table:table-row>
        <table:table-row table:style-name="ro4" table:visibility="collapse">
          <table:table-cell table:number-columns-repeated="2"/>
          <table:table-cell table:style-name="ce16" office:value-type="string" calcext:value-type="string">
            <text:p>MX INSERTION</text:p>
          </table:table-cell>
          <table:table-cell/>
          <table:table-cell table:style-name="ce13"/>
          <table:table-cell table:style-name="Default" office:value-type="float" office:value="12322.6666666667" calcext:value-type="float">
            <text:p>12322.6666666667</text:p>
          </table:table-cell>
          <table:table-cell office:value-type="float" office:value="1783" calcext:value-type="float">
            <text:p>1783</text:p>
          </table:table-cell>
          <table:table-cell office:value-type="float" office:value="2241" calcext:value-type="float">
            <text:p>2241</text:p>
          </table:table-cell>
          <table:table-cell office:value-type="float" office:value="8723.72476017246" calcext:value-type="float">
            <text:p>8723.72476017246</text:p>
          </table:table-cell>
          <table:table-cell office:value-type="float" office:value="32567.6666666667" calcext:value-type="float">
            <text:p>32567.6666666667</text:p>
          </table:table-cell>
          <table:table-cell office:value-type="float" office:value="3346.74168143218" calcext:value-type="float">
            <text:p>3346.74168143218</text:p>
          </table:table-cell>
          <table:table-cell office:value-type="float" office:value="748" calcext:value-type="float">
            <text:p>748</text:p>
          </table:table-cell>
          <table:table-cell office:value-type="float" office:value="495.079894853993" calcext:value-type="float">
            <text:p>495.079894853993</text:p>
          </table:table-cell>
          <table:table-cell office:value-type="float" office:value="651.387558033868" calcext:value-type="float">
            <text:p>651.387558033868</text:p>
          </table:table-cell>
          <table:table-cell office:value-type="float" office:value="998.333333333333" calcext:value-type="float">
            <text:p>998.333333333333</text:p>
          </table:table-cell>
          <table:table-cell office:value-type="float" office:value="2105.66666666667" calcext:value-type="float">
            <text:p>2105.66666666667</text:p>
          </table:table-cell>
          <table:table-cell office:value-type="float" office:value="2707" calcext:value-type="float">
            <text:p>2707</text:p>
          </table:table-cell>
          <table:table-cell office:value-type="float" office:value="1408.66666666667" calcext:value-type="float">
            <text:p>1408.66666666667</text:p>
          </table:table-cell>
          <table:table-cell office:value-type="float" office:value="5927.66666666667" calcext:value-type="float">
            <text:p>5927.66666666667</text:p>
          </table:table-cell>
          <table:table-cell office:value-type="float" office:value="71898.6193340129" calcext:value-type="float">
            <text:p>71898.6193340129</text:p>
          </table:table-cell>
          <table:table-cell office:value-type="float" office:value="15014.3333333333" calcext:value-type="float">
            <text:p>15014.3333333333</text:p>
          </table:table-cell>
          <table:table-cell office:value-type="float" office:value="138226.616067716" calcext:value-type="float">
            <text:p>138226.616067716</text:p>
          </table:table-cell>
          <table:table-cell office:value-type="float" office:value="1568.62037155965" calcext:value-type="float">
            <text:p>1568.62037155965</text:p>
          </table:table-cell>
          <table:table-cell office:value-type="float" office:value="915.331531812418" calcext:value-type="float">
            <text:p>915.331531812418</text:p>
          </table:table-cell>
          <table:table-cell office:value-type="float" office:value="1439" calcext:value-type="float">
            <text:p>1439</text:p>
          </table:table-cell>
          <table:table-cell office:value-type="float" office:value="6762.97121124974" calcext:value-type="float">
            <text:p>6762.97121124974</text:p>
          </table:table-cell>
          <table:table-cell office:value-type="float" office:value="7135.36011841369" calcext:value-type="float">
            <text:p>7135.36011841369</text:p>
          </table:table-cell>
          <table:table-cell table:style-name="ce24" table:number-columns-repeated="35"/>
        </table:table-row>
        <table:table-row table:style-name="ro4" table:visibility="collapse">
          <table:table-cell table:number-columns-repeated="2"/>
          <table:table-cell office:value-type="string" calcext:value-type="string">
            <text:p>OBX INSERTION</text:p>
          </table:table-cell>
          <table:table-cell/>
          <table:table-cell table:style-name="ce13"/>
          <table:table-cell table:style-name="Default" office:value-type="float" office:value="13368.6666666667" calcext:value-type="float">
            <text:p>13368.6666666667</text:p>
          </table:table-cell>
          <table:table-cell office:value-type="float" office:value="1778" calcext:value-type="float">
            <text:p>1778</text:p>
          </table:table-cell>
          <table:table-cell office:value-type="float" office:value="2120" calcext:value-type="float">
            <text:p>2120</text:p>
          </table:table-cell>
          <table:table-cell office:value-type="float" office:value="9312.55069687918" calcext:value-type="float">
            <text:p>9312.55069687918</text:p>
          </table:table-cell>
          <table:table-cell office:value-type="float" office:value="33679" calcext:value-type="float">
            <text:p>33679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863.333333333333" calcext:value-type="float">
            <text:p>863.333333333333</text:p>
          </table:table-cell>
          <table:table-cell office:value-type="float" office:value="504.606398065396" calcext:value-type="float">
            <text:p>504.606398065396</text:p>
          </table:table-cell>
          <table:table-cell office:value-type="float" office:value="803.413030675238" calcext:value-type="float">
            <text:p>803.413030675238</text:p>
          </table:table-cell>
          <table:table-cell office:value-type="float" office:value="967.333333333333" calcext:value-type="float">
            <text:p>967.333333333333</text:p>
          </table:table-cell>
          <table:table-cell office:value-type="float" office:value="2098.66666666667" calcext:value-type="float">
            <text:p>2098.66666666667</text:p>
          </table:table-cell>
          <table:table-cell office:value-type="float" office:value="2707" calcext:value-type="float">
            <text:p>2707</text:p>
          </table:table-cell>
          <table:table-cell office:value-type="float" office:value="1362.66666666667" calcext:value-type="float">
            <text:p>1362.66666666667</text:p>
          </table:table-cell>
          <table:table-cell office:value-type="float" office:value="5950" calcext:value-type="float">
            <text:p>5950</text:p>
          </table:table-cell>
          <table:table-cell office:value-type="float" office:value="107196.339537857" calcext:value-type="float">
            <text:p>107196.339537857</text:p>
          </table:table-cell>
          <table:table-cell office:value-type="float" office:value="13806.6666666667" calcext:value-type="float">
            <text:p>13806.6666666667</text:p>
          </table:table-cell>
          <table:table-cell office:value-type="float" office:value="174083.98745179" calcext:value-type="float">
            <text:p>174083.98745179</text:p>
          </table:table-cell>
          <table:table-cell office:value-type="float" office:value="2607.9913777511" calcext:value-type="float">
            <text:p>2607.9913777511</text:p>
          </table:table-cell>
          <table:table-cell office:value-type="float" office:value="1041.58947382142" calcext:value-type="float">
            <text:p>1041.58947382142</text:p>
          </table:table-cell>
          <table:table-cell office:value-type="float" office:value="1554.33333333333" calcext:value-type="float">
            <text:p>1554.33333333333</text:p>
          </table:table-cell>
          <table:table-cell office:value-type="float" office:value="6776.63071414018" calcext:value-type="float">
            <text:p>6776.63071414018</text:p>
          </table:table-cell>
          <table:table-cell office:value-type="float" office:value="7075.38404583969" calcext:value-type="float">
            <text:p>7075.38404583969</text:p>
          </table:table-cell>
          <table:table-cell table:style-name="ce24" table:number-columns-repeated="35"/>
        </table:table-row>
        <table:table-row table:style-name="ro4" table:visibility="collapse">
          <table:table-cell table:number-columns-repeated="2"/>
          <table:table-cell office:value-type="string" calcext:value-type="string">
            <text:p>OX INSERTION</text:p>
          </table:table-cell>
          <table:table-cell/>
          <table:table-cell table:style-name="ce13"/>
          <table:table-cell table:style-name="Default" office:value-type="float" office:value="10911.3333333333" calcext:value-type="float">
            <text:p>10911.3333333333</text:p>
          </table:table-cell>
          <table:table-cell office:value-type="float" office:value="1610" calcext:value-type="float">
            <text:p>1610</text:p>
          </table:table-cell>
          <table:table-cell office:value-type="float" office:value="2031.66666666667" calcext:value-type="float">
            <text:p>2031.66666666667</text:p>
          </table:table-cell>
          <table:table-cell office:value-type="float" office:value="8084.07511066618" calcext:value-type="float">
            <text:p>8084.07511066618</text:p>
          </table:table-cell>
          <table:table-cell office:value-type="float" office:value="26092.3333333333" calcext:value-type="float">
            <text:p>26092.3333333333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26.666666666667" calcext:value-type="float">
            <text:p>726.666666666667</text:p>
          </table:table-cell>
          <table:table-cell office:value-type="float" office:value="439.679461407428" calcext:value-type="float">
            <text:p>439.679461407428</text:p>
          </table:table-cell>
          <table:table-cell office:value-type="float" office:value="578.579066696502" calcext:value-type="float">
            <text:p>578.579066696502</text:p>
          </table:table-cell>
          <table:table-cell office:value-type="float" office:value="943" calcext:value-type="float">
            <text:p>943</text:p>
          </table:table-cell>
          <table:table-cell office:value-type="float" office:value="2086.66666666667" calcext:value-type="float">
            <text:p>2086.66666666667</text:p>
          </table:table-cell>
          <table:table-cell office:value-type="float" office:value="2707" calcext:value-type="float">
            <text:p>2707</text:p>
          </table:table-cell>
          <table:table-cell office:value-type="float" office:value="1300" calcext:value-type="float">
            <text:p>1300</text:p>
          </table:table-cell>
          <table:table-cell office:value-type="float" office:value="5091.66666666667" calcext:value-type="float">
            <text:p>5091.66666666667</text:p>
          </table:table-cell>
          <table:table-cell office:value-type="float" office:value="57298.5871054714" calcext:value-type="float">
            <text:p>57298.5871054714</text:p>
          </table:table-cell>
          <table:table-cell office:value-type="float" office:value="11753.6666666667" calcext:value-type="float">
            <text:p>11753.6666666667</text:p>
          </table:table-cell>
          <table:table-cell office:value-type="float" office:value="112232.265914156" calcext:value-type="float">
            <text:p>112232.265914156</text:p>
          </table:table-cell>
          <table:table-cell office:value-type="float" office:value="1285.2013124725" calcext:value-type="float">
            <text:p>1285.2013124725</text:p>
          </table:table-cell>
          <table:table-cell office:value-type="float" office:value="708.439167575136" calcext:value-type="float">
            <text:p>708.439167575136</text:p>
          </table:table-cell>
          <table:table-cell office:value-type="float" office:value="1315.66666666667" calcext:value-type="float">
            <text:p>1315.66666666667</text:p>
          </table:table-cell>
          <table:table-cell office:value-type="float" office:value="6755.24406005813" calcext:value-type="float">
            <text:p>6755.24406005813</text:p>
          </table:table-cell>
          <table:table-cell office:value-type="float" office:value="6936.8840415606" calcext:value-type="float">
            <text:p>6936.8840415606</text:p>
          </table:table-cell>
          <table:table-cell table:style-name="ce24" table:number-columns-repeated="35"/>
        </table:table-row>
        <table:table-row table:style-name="ro4" table:visibility="collapse">
          <table:table-cell table:number-columns-repeated="2"/>
          <table:table-cell table:style-name="ce22" office:value-type="string" calcext:value-type="string">
            <text:p>LOX INSERTION</text:p>
          </table:table-cell>
          <table:table-cell/>
          <table:table-cell table:style-name="ce13"/>
          <table:table-cell table:style-name="Default" office:value-type="float" office:value="11759.3333333333" calcext:value-type="float">
            <text:p>11759.3333333333</text:p>
          </table:table-cell>
          <table:table-cell office:value-type="float" office:value="1646.66666666667" calcext:value-type="float">
            <text:p>1646.66666666667</text:p>
          </table:table-cell>
          <table:table-cell office:value-type="float" office:value="2170.66666666667" calcext:value-type="float">
            <text:p>2170.66666666667</text:p>
          </table:table-cell>
          <table:table-cell office:value-type="float" office:value="8713.27712282359" calcext:value-type="float">
            <text:p>8713.27712282359</text:p>
          </table:table-cell>
          <table:table-cell office:value-type="float" office:value="28536.3333333333" calcext:value-type="float">
            <text:p>28536.3333333333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804.666666666667" calcext:value-type="float">
            <text:p>804.666666666667</text:p>
          </table:table-cell>
          <table:table-cell office:value-type="float" office:value="483.987867510567" calcext:value-type="float">
            <text:p>483.987867510567</text:p>
          </table:table-cell>
          <table:table-cell office:value-type="float" office:value="620.678327230001" calcext:value-type="float">
            <text:p>620.678327230001</text:p>
          </table:table-cell>
          <table:table-cell office:value-type="float" office:value="947.666666666667" calcext:value-type="float">
            <text:p>947.666666666667</text:p>
          </table:table-cell>
          <table:table-cell office:value-type="float" office:value="2091" calcext:value-type="float">
            <text:p>2091</text:p>
          </table:table-cell>
          <table:table-cell office:value-type="float" office:value="2707" calcext:value-type="float">
            <text:p>2707</text:p>
          </table:table-cell>
          <table:table-cell office:value-type="float" office:value="1313.33333333333" calcext:value-type="float">
            <text:p>1313.33333333333</text:p>
          </table:table-cell>
          <table:table-cell office:value-type="float" office:value="5738" calcext:value-type="float">
            <text:p>5738</text:p>
          </table:table-cell>
          <table:table-cell office:value-type="float" office:value="68285.9740566369" calcext:value-type="float">
            <text:p>68285.9740566369</text:p>
          </table:table-cell>
          <table:table-cell office:value-type="float" office:value="12777.3333333333" calcext:value-type="float">
            <text:p>12777.3333333333</text:p>
          </table:table-cell>
          <table:table-cell office:value-type="float" office:value="137981.935022991" calcext:value-type="float">
            <text:p>137981.935022991</text:p>
          </table:table-cell>
          <table:table-cell office:value-type="float" office:value="1712.07572874201" calcext:value-type="float">
            <text:p>1712.07572874201</text:p>
          </table:table-cell>
          <table:table-cell office:value-type="float" office:value="840.757943397853" calcext:value-type="float">
            <text:p>840.757943397853</text:p>
          </table:table-cell>
          <table:table-cell office:value-type="float" office:value="1367.33333333333" calcext:value-type="float">
            <text:p>1367.33333333333</text:p>
          </table:table-cell>
          <table:table-cell office:value-type="float" office:value="6779.58471951795" calcext:value-type="float">
            <text:p>6779.58471951795</text:p>
          </table:table-cell>
          <table:table-cell office:value-type="float" office:value="6963.33481612835" calcext:value-type="float">
            <text:p>6963.33481612835</text:p>
          </table:table-cell>
          <table:table-cell table:style-name="ce24" table:number-columns-repeated="35"/>
        </table:table-row>
        <table:table-row table:style-name="ro4" table:visibility="collapse">
          <table:table-cell table:number-columns-repeated="2"/>
          <table:table-cell table:style-name="ce22" office:value-type="string" calcext:value-type="string">
            <text:p>PBX INSERTION</text:p>
          </table:table-cell>
          <table:table-cell/>
          <table:table-cell table:style-name="ce13"/>
          <table:table-cell table:style-name="Default" office:value-type="float" office:value="12024" calcext:value-type="float">
            <text:p>12024</text:p>
          </table:table-cell>
          <table:table-cell office:value-type="float" office:value="1655.66666666667" calcext:value-type="float">
            <text:p>1655.66666666667</text:p>
          </table:table-cell>
          <table:table-cell office:value-type="float" office:value="2117.33333333333" calcext:value-type="float">
            <text:p>2117.33333333333</text:p>
          </table:table-cell>
          <table:table-cell office:value-type="float" office:value="9179.08328227224" calcext:value-type="float">
            <text:p>9179.08328227224</text:p>
          </table:table-cell>
          <table:table-cell office:value-type="float" office:value="31620.3333333333" calcext:value-type="float">
            <text:p>31620.3333333333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55.333333333333" calcext:value-type="float">
            <text:p>755.333333333333</text:p>
          </table:table-cell>
          <table:table-cell office:value-type="float" office:value="471.072189283181" calcext:value-type="float">
            <text:p>471.072189283181</text:p>
          </table:table-cell>
          <table:table-cell office:value-type="float" office:value="634.708633576755" calcext:value-type="float">
            <text:p>634.708633576755</text:p>
          </table:table-cell>
          <table:table-cell office:value-type="float" office:value="964.333333333333" calcext:value-type="float">
            <text:p>964.333333333333</text:p>
          </table:table-cell>
          <table:table-cell office:value-type="float" office:value="2088.33333333333" calcext:value-type="float">
            <text:p>2088.33333333333</text:p>
          </table:table-cell>
          <table:table-cell office:value-type="float" office:value="2804" calcext:value-type="float">
            <text:p>2804</text:p>
          </table:table-cell>
          <table:table-cell office:value-type="float" office:value="1322" calcext:value-type="float">
            <text:p>1322</text:p>
          </table:table-cell>
          <table:table-cell office:value-type="float" office:value="5814.66666666667" calcext:value-type="float">
            <text:p>5814.66666666667</text:p>
          </table:table-cell>
          <table:table-cell office:value-type="float" office:value="69428.1091551238" calcext:value-type="float">
            <text:p>69428.1091551238</text:p>
          </table:table-cell>
          <table:table-cell office:value-type="float" office:value="12470.6666666667" calcext:value-type="float">
            <text:p>12470.6666666667</text:p>
          </table:table-cell>
          <table:table-cell office:value-type="float" office:value="133674.971179153" calcext:value-type="float">
            <text:p>133674.971179153</text:p>
          </table:table-cell>
          <table:table-cell office:value-type="float" office:value="1500.52222797383" calcext:value-type="float">
            <text:p>1500.52222797383</text:p>
          </table:table-cell>
          <table:table-cell office:value-type="float" office:value="822.492935520488" calcext:value-type="float">
            <text:p>822.492935520488</text:p>
          </table:table-cell>
          <table:table-cell office:value-type="float" office:value="1407.33333333333" calcext:value-type="float">
            <text:p>1407.33333333333</text:p>
          </table:table-cell>
          <table:table-cell office:value-type="float" office:value="6762.97121124974" calcext:value-type="float">
            <text:p>6762.97121124974</text:p>
          </table:table-cell>
          <table:table-cell office:value-type="float" office:value="6961.5445994035" calcext:value-type="float">
            <text:p>6961.5445994035</text:p>
          </table:table-cell>
          <table:table-cell table:style-name="ce24" table:number-columns-repeated="35"/>
        </table:table-row>
        <table:table-row table:style-name="ro4" table:visibility="collapse">
          <table:table-cell table:number-columns-repeated="2"/>
          <table:table-cell office:value-type="string" calcext:value-type="string">
            <text:p>PMX INSERTION</text:p>
          </table:table-cell>
          <table:table-cell/>
          <table:table-cell table:style-name="ce13"/>
          <table:table-cell table:style-name="Default" office:value-type="float" office:value="12394.6666666667" calcext:value-type="float">
            <text:p>12394.6666666667</text:p>
          </table:table-cell>
          <table:table-cell office:value-type="float" office:value="1671.66666666667" calcext:value-type="float">
            <text:p>1671.66666666667</text:p>
          </table:table-cell>
          <table:table-cell office:value-type="float" office:value="2119.33333333333" calcext:value-type="float">
            <text:p>2119.33333333333</text:p>
          </table:table-cell>
          <table:table-cell office:value-type="float" office:value="9515.4782727233" calcext:value-type="float">
            <text:p>9515.4782727233</text:p>
          </table:table-cell>
          <table:table-cell office:value-type="float" office:value="31071.6666666667" calcext:value-type="float">
            <text:p>31071.6666666667</text:p>
          </table:table-cell>
          <table:table-cell office:value-type="float" office:value="3407.36407391389" calcext:value-type="float">
            <text:p>3407.36407391389</text:p>
          </table:table-cell>
          <table:table-cell office:value-type="float" office:value="825" calcext:value-type="float">
            <text:p>825</text:p>
          </table:table-cell>
          <table:table-cell office:value-type="float" office:value="494.245132099561" calcext:value-type="float">
            <text:p>494.245132099561</text:p>
          </table:table-cell>
          <table:table-cell office:value-type="float" office:value="621.821672820144" calcext:value-type="float">
            <text:p>621.821672820144</text:p>
          </table:table-cell>
          <table:table-cell office:value-type="float" office:value="969.333333333333" calcext:value-type="float">
            <text:p>969.333333333333</text:p>
          </table:table-cell>
          <table:table-cell office:value-type="float" office:value="2088.33333333333" calcext:value-type="float">
            <text:p>2088.33333333333</text:p>
          </table:table-cell>
          <table:table-cell office:value-type="float" office:value="2738.33333333333" calcext:value-type="float">
            <text:p>2738.33333333333</text:p>
          </table:table-cell>
          <table:table-cell office:value-type="float" office:value="1332.66666666667" calcext:value-type="float">
            <text:p>1332.66666666667</text:p>
          </table:table-cell>
          <table:table-cell office:value-type="float" office:value="5513.33333333333" calcext:value-type="float">
            <text:p>5513.33333333333</text:p>
          </table:table-cell>
          <table:table-cell office:value-type="float" office:value="75461.9678109836" calcext:value-type="float">
            <text:p>75461.9678109836</text:p>
          </table:table-cell>
          <table:table-cell office:value-type="float" office:value="14555" calcext:value-type="float">
            <text:p>14555</text:p>
          </table:table-cell>
          <table:table-cell office:value-type="float" office:value="131421.409111017" calcext:value-type="float">
            <text:p>131421.409111017</text:p>
          </table:table-cell>
          <table:table-cell office:value-type="float" office:value="1541.68242453174" calcext:value-type="float">
            <text:p>1541.68242453174</text:p>
          </table:table-cell>
          <table:table-cell office:value-type="float" office:value="829.574728282597" calcext:value-type="float">
            <text:p>829.574728282597</text:p>
          </table:table-cell>
          <table:table-cell office:value-type="float" office:value="1397.33333333333" calcext:value-type="float">
            <text:p>1397.33333333333</text:p>
          </table:table-cell>
          <table:table-cell office:value-type="float" office:value="6775.14154097965" calcext:value-type="float">
            <text:p>6775.14154097965</text:p>
          </table:table-cell>
          <table:table-cell office:value-type="float" office:value="6968.92084920704" calcext:value-type="float">
            <text:p>6968.92084920704</text:p>
          </table:table-cell>
          <table:table-cell table:style-name="ce24" table:number-columns-repeated="35"/>
        </table:table-row>
        <table:table-row table:style-name="ro4" table:visibility="collapse">
          <table:table-cell table:number-columns-repeated="2"/>
          <table:table-cell office:value-type="string" calcext:value-type="string">
            <text:p>CX INSERTION</text:p>
          </table:table-cell>
          <table:table-cell/>
          <table:table-cell table:style-name="ce13"/>
          <table:table-cell table:style-name="Default" office:value-type="float" office:value="12184" calcext:value-type="float">
            <text:p>12184</text:p>
          </table:table-cell>
          <table:table-cell office:value-type="float" office:value="1717" calcext:value-type="float">
            <text:p>1717</text:p>
          </table:table-cell>
          <table:table-cell office:value-type="float" office:value="2103.33333333333" calcext:value-type="float">
            <text:p>2103.33333333333</text:p>
          </table:table-cell>
          <table:table-cell office:value-type="float" office:value="9753.67933879634" calcext:value-type="float">
            <text:p>9753.67933879634</text:p>
          </table:table-cell>
          <table:table-cell office:value-type="float" office:value="32024.3333333333" calcext:value-type="float">
            <text:p>32024.3333333333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76.333333333333" calcext:value-type="float">
            <text:p>776.333333333333</text:p>
          </table:table-cell>
          <table:table-cell office:value-type="float" office:value="501.581843053048" calcext:value-type="float">
            <text:p>501.581843053048</text:p>
          </table:table-cell>
          <table:table-cell office:value-type="float" office:value="694.459132126269" calcext:value-type="float">
            <text:p>694.459132126269</text:p>
          </table:table-cell>
          <table:table-cell office:value-type="float" office:value="1063.66666666667" calcext:value-type="float">
            <text:p>1063.66666666667</text:p>
          </table:table-cell>
          <table:table-cell office:value-type="float" office:value="2091" calcext:value-type="float">
            <text:p>2091</text:p>
          </table:table-cell>
          <table:table-cell office:value-type="float" office:value="2804.66666666667" calcext:value-type="float">
            <text:p>2804.66666666667</text:p>
          </table:table-cell>
          <table:table-cell office:value-type="float" office:value="1368.66666666667" calcext:value-type="float">
            <text:p>1368.66666666667</text:p>
          </table:table-cell>
          <table:table-cell office:value-type="float" office:value="6179" calcext:value-type="float">
            <text:p>6179</text:p>
          </table:table-cell>
          <table:table-cell office:value-type="float" office:value="80932.5002106577" calcext:value-type="float">
            <text:p>80932.5002106577</text:p>
          </table:table-cell>
          <table:table-cell office:value-type="float" office:value="13377.3333333333" calcext:value-type="float">
            <text:p>13377.3333333333</text:p>
          </table:table-cell>
          <table:table-cell office:value-type="float" office:value="139660.71453996" calcext:value-type="float">
            <text:p>139660.71453996</text:p>
          </table:table-cell>
          <table:table-cell office:value-type="float" office:value="1516.74606741246" calcext:value-type="float">
            <text:p>1516.74606741246</text:p>
          </table:table-cell>
          <table:table-cell office:value-type="float" office:value="932.759623030498" calcext:value-type="float">
            <text:p>932.759623030498</text:p>
          </table:table-cell>
          <table:table-cell office:value-type="float" office:value="1510" calcext:value-type="float">
            <text:p>1510</text:p>
          </table:table-cell>
          <table:table-cell office:value-type="float" office:value="6771.27796538385" calcext:value-type="float">
            <text:p>6771.27796538385</text:p>
          </table:table-cell>
          <table:table-cell office:value-type="float" office:value="7419.78929583519" calcext:value-type="float">
            <text:p>7419.78929583519</text:p>
          </table:table-cell>
          <table:table-cell table:style-name="ce24" table:number-columns-repeated="35"/>
        </table:table-row>
        <table:table-row table:style-name="ro4" table:visibility="collapse">
          <table:table-cell table:number-columns-repeated="2"/>
          <table:table-cell table:style-name="ce16" office:value-type="string" calcext:value-type="string">
            <text:p><text:span text:style-name="T5">MX </text:span><text:span text:style-name="T6">DISPLACEMENT</text:span></text:p>
          </table:table-cell>
          <table:table-cell/>
          <table:table-cell table:style-name="ce13"/>
          <table:table-cell table:style-name="Default" office:value-type="float" office:value="10763.6666666667" calcext:value-type="float">
            <text:p>10763.6666666667</text:p>
          </table:table-cell>
          <table:table-cell office:value-type="float" office:value="1656.66666666667" calcext:value-type="float">
            <text:p>1656.66666666667</text:p>
          </table:table-cell>
          <table:table-cell office:value-type="float" office:value="2066.66666666667" calcext:value-type="float">
            <text:p>2066.66666666667</text:p>
          </table:table-cell>
          <table:table-cell office:value-type="float" office:value="8236.71443263751" calcext:value-type="float">
            <text:p>8236.71443263751</text:p>
          </table:table-cell>
          <table:table-cell office:value-type="float" office:value="26230.3333333333" calcext:value-type="float">
            <text:p>26230.3333333333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25" calcext:value-type="float">
            <text:p>725</text:p>
          </table:table-cell>
          <table:table-cell office:value-type="float" office:value="442.426287516932" calcext:value-type="float">
            <text:p>442.426287516932</text:p>
          </table:table-cell>
          <table:table-cell office:value-type="float" office:value="575.131483311908" calcext:value-type="float">
            <text:p>575.131483311908</text:p>
          </table:table-cell>
          <table:table-cell office:value-type="float" office:value="956.666666666667" calcext:value-type="float">
            <text:p>956.666666666667</text:p>
          </table:table-cell>
          <table:table-cell office:value-type="float" office:value="2097" calcext:value-type="float">
            <text:p>2097</text:p>
          </table:table-cell>
          <table:table-cell office:value-type="float" office:value="2707" calcext:value-type="float">
            <text:p>2707</text:p>
          </table:table-cell>
          <table:table-cell office:value-type="float" office:value="1272" calcext:value-type="float">
            <text:p>1272</text:p>
          </table:table-cell>
          <table:table-cell office:value-type="float" office:value="5167.66666666667" calcext:value-type="float">
            <text:p>5167.66666666667</text:p>
          </table:table-cell>
          <table:table-cell office:value-type="float" office:value="56619.8874781716" calcext:value-type="float">
            <text:p>56619.8874781716</text:p>
          </table:table-cell>
          <table:table-cell office:value-type="float" office:value="11842" calcext:value-type="float">
            <text:p>11842</text:p>
          </table:table-cell>
          <table:table-cell office:value-type="float" office:value="111449.055796705" calcext:value-type="float">
            <text:p>111449.055796705</text:p>
          </table:table-cell>
          <table:table-cell office:value-type="float" office:value="1313.03347401562" calcext:value-type="float">
            <text:p>1313.03347401562</text:p>
          </table:table-cell>
          <table:table-cell office:value-type="float" office:value="698.773897659996" calcext:value-type="float">
            <text:p>698.773897659996</text:p>
          </table:table-cell>
          <table:table-cell office:value-type="float" office:value="1337.33333333333" calcext:value-type="float">
            <text:p>1337.33333333333</text:p>
          </table:table-cell>
          <table:table-cell office:value-type="float" office:value="6771.27796538385" calcext:value-type="float">
            <text:p>6771.27796538385</text:p>
          </table:table-cell>
          <table:table-cell office:value-type="float" office:value="6986.2051572464" calcext:value-type="float">
            <text:p>6986.2051572464</text:p>
          </table:table-cell>
          <table:table-cell table:style-name="ce24" table:number-columns-repeated="35"/>
        </table:table-row>
        <table:table-row table:style-name="ro4" table:visibility="collapse">
          <table:table-cell table:number-columns-repeated="2"/>
          <table:table-cell office:value-type="string" calcext:value-type="string">
            <text:p>OBX DISPLACEMENT</text:p>
          </table:table-cell>
          <table:table-cell/>
          <table:table-cell table:style-name="ce13"/>
          <table:table-cell table:style-name="Default" office:value-type="float" office:value="12254" calcext:value-type="float">
            <text:p>12254</text:p>
          </table:table-cell>
          <table:table-cell office:value-type="float" office:value="1650.33333333333" calcext:value-type="float">
            <text:p>1650.33333333333</text:p>
          </table:table-cell>
          <table:table-cell office:value-type="float" office:value="2029.33333333333" calcext:value-type="float">
            <text:p>2029.33333333333</text:p>
          </table:table-cell>
          <table:table-cell office:value-type="float" office:value="8958.41310067665" calcext:value-type="float">
            <text:p>8958.41310067665</text:p>
          </table:table-cell>
          <table:table-cell office:value-type="float" office:value="28602.6666666667" calcext:value-type="float">
            <text:p>28602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83.666666666667" calcext:value-type="float">
            <text:p>783.666666666667</text:p>
          </table:table-cell>
          <table:table-cell office:value-type="float" office:value="481.821070499583" calcext:value-type="float">
            <text:p>481.821070499583</text:p>
          </table:table-cell>
          <table:table-cell office:value-type="float" office:value="795.175618235728" calcext:value-type="float">
            <text:p>795.175618235728</text:p>
          </table:table-cell>
          <table:table-cell office:value-type="float" office:value="981.666666666667" calcext:value-type="float">
            <text:p>981.666666666667</text:p>
          </table:table-cell>
          <table:table-cell office:value-type="float" office:value="2086.66666666667" calcext:value-type="float">
            <text:p>2086.66666666667</text:p>
          </table:table-cell>
          <table:table-cell office:value-type="float" office:value="2707" calcext:value-type="float">
            <text:p>2707</text:p>
          </table:table-cell>
          <table:table-cell office:value-type="float" office:value="1296.66666666667" calcext:value-type="float">
            <text:p>1296.66666666667</text:p>
          </table:table-cell>
          <table:table-cell office:value-type="float" office:value="5730.33333333333" calcext:value-type="float">
            <text:p>5730.33333333333</text:p>
          </table:table-cell>
          <table:table-cell office:value-type="float" office:value="108144.293798514" calcext:value-type="float">
            <text:p>108144.293798514</text:p>
          </table:table-cell>
          <table:table-cell office:value-type="float" office:value="12919.3333333333" calcext:value-type="float">
            <text:p>12919.3333333333</text:p>
          </table:table-cell>
          <table:table-cell office:value-type="float" office:value="158280.966116932" calcext:value-type="float">
            <text:p>158280.966116932</text:p>
          </table:table-cell>
          <table:table-cell office:value-type="float" office:value="2473.15886240236" calcext:value-type="float">
            <text:p>2473.15886240236</text:p>
          </table:table-cell>
          <table:table-cell office:value-type="float" office:value="1045.61347363365" calcext:value-type="float">
            <text:p>1045.61347363365</text:p>
          </table:table-cell>
          <table:table-cell office:value-type="float" office:value="1439.66666666667" calcext:value-type="float">
            <text:p>1439.66666666667</text:p>
          </table:table-cell>
          <table:table-cell office:value-type="float" office:value="6767.41438978804" calcext:value-type="float">
            <text:p>6767.41438978804</text:p>
          </table:table-cell>
          <table:table-cell office:value-type="float" office:value="6963.33481612835" calcext:value-type="float">
            <text:p>6963.33481612835</text:p>
          </table:table-cell>
          <table:table-cell table:style-name="ce24" table:number-columns-repeated="35"/>
        </table:table-row>
        <table:table-row table:style-name="ro4" table:visibility="collapse">
          <table:table-cell table:number-columns-repeated="2"/>
          <table:table-cell office:value-type="string" calcext:value-type="string">
            <text:p>OX DISPLACEMENT</text:p>
          </table:table-cell>
          <table:table-cell/>
          <table:table-cell table:style-name="ce13"/>
          <table:table-cell table:style-name="Default" office:value-type="float" office:value="10915.3333333333" calcext:value-type="float">
            <text:p>10915.3333333333</text:p>
          </table:table-cell>
          <table:table-cell office:value-type="float" office:value="1610" calcext:value-type="float">
            <text:p>1610</text:p>
          </table:table-cell>
          <table:table-cell office:value-type="float" office:value="2030" calcext:value-type="float">
            <text:p>2030</text:p>
          </table:table-cell>
          <table:table-cell office:value-type="float" office:value="7778.17093750033" calcext:value-type="float">
            <text:p>7778.17093750033</text:p>
          </table:table-cell>
          <table:table-cell office:value-type="float" office:value="26049.3333333333" calcext:value-type="float">
            <text:p>26049.3333333333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35" calcext:value-type="float">
            <text:p>735</text:p>
          </table:table-cell>
          <table:table-cell office:value-type="float" office:value="439.606596162731" calcext:value-type="float">
            <text:p>439.606596162731</text:p>
          </table:table-cell>
          <table:table-cell office:value-type="float" office:value="573.267681229266" calcext:value-type="float">
            <text:p>573.267681229266</text:p>
          </table:table-cell>
          <table:table-cell office:value-type="float" office:value="942.333333333333" calcext:value-type="float">
            <text:p>942.333333333333</text:p>
          </table:table-cell>
          <table:table-cell office:value-type="float" office:value="2086.66666666667" calcext:value-type="float">
            <text:p>2086.66666666667</text:p>
          </table:table-cell>
          <table:table-cell office:value-type="float" office:value="2707" calcext:value-type="float">
            <text:p>2707</text:p>
          </table:table-cell>
          <table:table-cell office:value-type="float" office:value="1272" calcext:value-type="float">
            <text:p>1272</text:p>
          </table:table-cell>
          <table:table-cell office:value-type="float" office:value="5120.33333333333" calcext:value-type="float">
            <text:p>5120.33333333333</text:p>
          </table:table-cell>
          <table:table-cell office:value-type="float" office:value="57293.0139577035" calcext:value-type="float">
            <text:p>57293.0139577035</text:p>
          </table:table-cell>
          <table:table-cell office:value-type="float" office:value="11882" calcext:value-type="float">
            <text:p>11882</text:p>
          </table:table-cell>
          <table:table-cell office:value-type="float" office:value="110929.951188363" calcext:value-type="float">
            <text:p>110929.951188363</text:p>
          </table:table-cell>
          <table:table-cell office:value-type="float" office:value="1298.52497416271" calcext:value-type="float">
            <text:p>1298.52497416271</text:p>
          </table:table-cell>
          <table:table-cell office:value-type="float" office:value="697.186685993214" calcext:value-type="float">
            <text:p>697.186685993214</text:p>
          </table:table-cell>
          <table:table-cell office:value-type="float" office:value="1300.33333333333" calcext:value-type="float">
            <text:p>1300.33333333333</text:p>
          </table:table-cell>
          <table:table-cell office:value-type="float" office:value="6755.24406005813" calcext:value-type="float">
            <text:p>6755.24406005813</text:p>
          </table:table-cell>
          <table:table-cell office:value-type="float" office:value="6912.2234837177" calcext:value-type="float">
            <text:p>6912.2234837177</text:p>
          </table:table-cell>
          <table:table-cell table:style-name="ce24" table:number-columns-repeated="35"/>
        </table:table-row>
        <table:table-row table:style-name="ro4" table:visibility="collapse">
          <table:table-cell table:number-columns-repeated="2"/>
          <table:table-cell table:style-name="ce22" office:value-type="string" calcext:value-type="string">
            <text:p>LOX DISPLACEMENT</text:p>
          </table:table-cell>
          <table:table-cell/>
          <table:table-cell table:style-name="ce13"/>
          <table:table-cell table:style-name="Default" office:value-type="float" office:value="10906.6666666667" calcext:value-type="float">
            <text:p>10906.6666666667</text:p>
          </table:table-cell>
          <table:table-cell office:value-type="float" office:value="1610" calcext:value-type="float">
            <text:p>1610</text:p>
          </table:table-cell>
          <table:table-cell office:value-type="float" office:value="2061.66666666667" calcext:value-type="float">
            <text:p>2061.66666666667</text:p>
          </table:table-cell>
          <table:table-cell office:value-type="float" office:value="7961.7066442014" calcext:value-type="float">
            <text:p>7961.7066442014</text:p>
          </table:table-cell>
          <table:table-cell office:value-type="float" office:value="26032.3333333333" calcext:value-type="float">
            <text:p>26032.3333333333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36.666666666667" calcext:value-type="float">
            <text:p>736.666666666667</text:p>
          </table:table-cell>
          <table:table-cell office:value-type="float" office:value="448.178361657691" calcext:value-type="float">
            <text:p>448.178361657691</text:p>
          </table:table-cell>
          <table:table-cell office:value-type="float" office:value="575.838341156047" calcext:value-type="float">
            <text:p>575.838341156047</text:p>
          </table:table-cell>
          <table:table-cell office:value-type="float" office:value="967.333333333333" calcext:value-type="float">
            <text:p>967.333333333333</text:p>
          </table:table-cell>
          <table:table-cell office:value-type="float" office:value="2086.66666666667" calcext:value-type="float">
            <text:p>2086.66666666667</text:p>
          </table:table-cell>
          <table:table-cell office:value-type="float" office:value="2707" calcext:value-type="float">
            <text:p>2707</text:p>
          </table:table-cell>
          <table:table-cell office:value-type="float" office:value="1276.66666666667" calcext:value-type="float">
            <text:p>1276.66666666667</text:p>
          </table:table-cell>
          <table:table-cell office:value-type="float" office:value="5268" calcext:value-type="float">
            <text:p>5268</text:p>
          </table:table-cell>
          <table:table-cell office:value-type="float" office:value="57901.3319745961" calcext:value-type="float">
            <text:p>57901.3319745961</text:p>
          </table:table-cell>
          <table:table-cell office:value-type="float" office:value="11837.3333333333" calcext:value-type="float">
            <text:p>11837.3333333333</text:p>
          </table:table-cell>
          <table:table-cell office:value-type="float" office:value="115827.852363103" calcext:value-type="float">
            <text:p>115827.852363103</text:p>
          </table:table-cell>
          <table:table-cell office:value-type="float" office:value="1322.08543194328" calcext:value-type="float">
            <text:p>1322.08543194328</text:p>
          </table:table-cell>
          <table:table-cell office:value-type="float" office:value="705.9524556582" calcext:value-type="float">
            <text:p>705.9524556582</text:p>
          </table:table-cell>
          <table:table-cell office:value-type="float" office:value="1341.33333333333" calcext:value-type="float">
            <text:p>1341.33333333333</text:p>
          </table:table-cell>
          <table:table-cell office:value-type="float" office:value="6767.41438978804" calcext:value-type="float">
            <text:p>6767.41438978804</text:p>
          </table:table-cell>
          <table:table-cell office:value-type="float" office:value="6938.67425828545" calcext:value-type="float">
            <text:p>6938.67425828545</text:p>
          </table:table-cell>
          <table:table-cell table:style-name="ce24" table:number-columns-repeated="35"/>
        </table:table-row>
        <table:table-row table:style-name="ro4" table:visibility="collapse">
          <table:table-cell table:number-columns-repeated="2"/>
          <table:table-cell table:style-name="ce22" office:value-type="string" calcext:value-type="string">
            <text:p>PBX DISPLACEMENT</text:p>
          </table:table-cell>
          <table:table-cell/>
          <table:table-cell table:style-name="ce13"/>
          <table:table-cell table:style-name="Default" office:value-type="float" office:value="10796" calcext:value-type="float">
            <text:p>10796</text:p>
          </table:table-cell>
          <table:table-cell office:value-type="float" office:value="1629" calcext:value-type="float">
            <text:p>1629</text:p>
          </table:table-cell>
          <table:table-cell office:value-type="float" office:value="2038.66666666667" calcext:value-type="float">
            <text:p>2038.66666666667</text:p>
          </table:table-cell>
          <table:table-cell office:value-type="float" office:value="8077.04883462234" calcext:value-type="float">
            <text:p>8077.04883462234</text:p>
          </table:table-cell>
          <table:table-cell office:value-type="float" office:value="26748.6666666667" calcext:value-type="float">
            <text:p>26748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33.666666666667" calcext:value-type="float">
            <text:p>733.666666666667</text:p>
          </table:table-cell>
          <table:table-cell office:value-type="float" office:value="440.125922179624" calcext:value-type="float">
            <text:p>440.125922179624</text:p>
          </table:table-cell>
          <table:table-cell office:value-type="float" office:value="576.420792109338" calcext:value-type="float">
            <text:p>576.420792109338</text:p>
          </table:table-cell>
          <table:table-cell office:value-type="float" office:value="956.666666666667" calcext:value-type="float">
            <text:p>956.666666666667</text:p>
          </table:table-cell>
          <table:table-cell office:value-type="float" office:value="2088.33333333333" calcext:value-type="float">
            <text:p>2088.33333333333</text:p>
          </table:table-cell>
          <table:table-cell office:value-type="float" office:value="2707" calcext:value-type="float">
            <text:p>2707</text:p>
          </table:table-cell>
          <table:table-cell office:value-type="float" office:value="1272" calcext:value-type="float">
            <text:p>1272</text:p>
          </table:table-cell>
          <table:table-cell office:value-type="float" office:value="5089" calcext:value-type="float">
            <text:p>5089</text:p>
          </table:table-cell>
          <table:table-cell office:value-type="float" office:value="58259.4728837043" calcext:value-type="float">
            <text:p>58259.4728837043</text:p>
          </table:table-cell>
          <table:table-cell office:value-type="float" office:value="11989" calcext:value-type="float">
            <text:p>11989</text:p>
          </table:table-cell>
          <table:table-cell office:value-type="float" office:value="110203.647867959" calcext:value-type="float">
            <text:p>110203.647867959</text:p>
          </table:table-cell>
          <table:table-cell office:value-type="float" office:value="1301.38668371989" calcext:value-type="float">
            <text:p>1301.38668371989</text:p>
          </table:table-cell>
          <table:table-cell office:value-type="float" office:value="711.847771564475" calcext:value-type="float">
            <text:p>711.847771564475</text:p>
          </table:table-cell>
          <table:table-cell office:value-type="float" office:value="1292.33333333333" calcext:value-type="float">
            <text:p>1292.33333333333</text:p>
          </table:table-cell>
          <table:table-cell office:value-type="float" office:value="6755.24406005813" calcext:value-type="float">
            <text:p>6755.24406005813</text:p>
          </table:table-cell>
          <table:table-cell office:value-type="float" office:value="6936.8840415606" calcext:value-type="float">
            <text:p>6936.8840415606</text:p>
          </table:table-cell>
          <table:table-cell table:style-name="ce24" table:number-columns-repeated="35"/>
        </table:table-row>
        <table:table-row table:style-name="ro4" table:visibility="collapse">
          <table:table-cell table:number-columns-repeated="2"/>
          <table:table-cell office:value-type="string" calcext:value-type="string">
            <text:p>PMX DISPLACEMENT</text:p>
          </table:table-cell>
          <table:table-cell/>
          <table:table-cell table:style-name="ce13"/>
          <table:table-cell table:style-name="Default" office:value-type="float" office:value="11040.3333333333" calcext:value-type="float">
            <text:p>11040.3333333333</text:p>
          </table:table-cell>
          <table:table-cell office:value-type="float" office:value="1631" calcext:value-type="float">
            <text:p>1631</text:p>
          </table:table-cell>
          <table:table-cell office:value-type="float" office:value="2038" calcext:value-type="float">
            <text:p>2038</text:p>
          </table:table-cell>
          <table:table-cell office:value-type="float" office:value="8124.86996584398" calcext:value-type="float">
            <text:p>8124.86996584398</text:p>
          </table:table-cell>
          <table:table-cell office:value-type="float" office:value="26287.6666666667" calcext:value-type="float">
            <text:p>26287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13.666666666667" calcext:value-type="float">
            <text:p>713.666666666667</text:p>
          </table:table-cell>
          <table:table-cell office:value-type="float" office:value="446.874963992224" calcext:value-type="float">
            <text:p>446.874963992224</text:p>
          </table:table-cell>
          <table:table-cell office:value-type="float" office:value="568.979448346615" calcext:value-type="float">
            <text:p>568.979448346615</text:p>
          </table:table-cell>
          <table:table-cell office:value-type="float" office:value="963.333333333333" calcext:value-type="float">
            <text:p>963.333333333333</text:p>
          </table:table-cell>
          <table:table-cell office:value-type="float" office:value="2086.66666666667" calcext:value-type="float">
            <text:p>2086.66666666667</text:p>
          </table:table-cell>
          <table:table-cell office:value-type="float" office:value="2707" calcext:value-type="float">
            <text:p>2707</text:p>
          </table:table-cell>
          <table:table-cell office:value-type="float" office:value="1306" calcext:value-type="float">
            <text:p>1306</text:p>
          </table:table-cell>
          <table:table-cell office:value-type="float" office:value="5182.66666666667" calcext:value-type="float">
            <text:p>5182.66666666667</text:p>
          </table:table-cell>
          <table:table-cell office:value-type="float" office:value="58961.5548105173" calcext:value-type="float">
            <text:p>58961.5548105173</text:p>
          </table:table-cell>
          <table:table-cell office:value-type="float" office:value="12035.6666666667" calcext:value-type="float">
            <text:p>12035.6666666667</text:p>
          </table:table-cell>
          <table:table-cell office:value-type="float" office:value="112858.076066019" calcext:value-type="float">
            <text:p>112858.076066019</text:p>
          </table:table-cell>
          <table:table-cell office:value-type="float" office:value="1307.1360728213" calcext:value-type="float">
            <text:p>1307.1360728213</text:p>
          </table:table-cell>
          <table:table-cell office:value-type="float" office:value="698.481362825734" calcext:value-type="float">
            <text:p>698.481362825734</text:p>
          </table:table-cell>
          <table:table-cell office:value-type="float" office:value="1331" calcext:value-type="float">
            <text:p>1331</text:p>
          </table:table-cell>
          <table:table-cell office:value-type="float" office:value="6759.10763565394" calcext:value-type="float">
            <text:p>6759.10763565394</text:p>
          </table:table-cell>
          <table:table-cell office:value-type="float" office:value="6961.5445994035" calcext:value-type="float">
            <text:p>6961.5445994035</text:p>
          </table:table-cell>
          <table:table-cell table:style-name="ce24" table:number-columns-repeated="35"/>
        </table:table-row>
        <table:table-row table:style-name="ro4" table:visibility="collapse">
          <table:table-cell table:number-columns-repeated="2"/>
          <table:table-cell office:value-type="string" calcext:value-type="string">
            <text:p>CX DISPLACEMENT</text:p>
          </table:table-cell>
          <table:table-cell/>
          <table:table-cell table:style-name="ce13"/>
          <table:table-cell table:style-name="Default" office:value-type="float" office:value="10887.3333333333" calcext:value-type="float">
            <text:p>10887.3333333333</text:p>
          </table:table-cell>
          <table:table-cell office:value-type="float" office:value="1610" calcext:value-type="float">
            <text:p>1610</text:p>
          </table:table-cell>
          <table:table-cell office:value-type="float" office:value="2028.66666666667" calcext:value-type="float">
            <text:p>2028.66666666667</text:p>
          </table:table-cell>
          <table:table-cell office:value-type="float" office:value="7933.08848715293" calcext:value-type="float">
            <text:p>7933.08848715293</text:p>
          </table:table-cell>
          <table:table-cell office:value-type="float" office:value="25893" calcext:value-type="float">
            <text:p>25893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19" calcext:value-type="float">
            <text:p>719</text:p>
          </table:table-cell>
          <table:table-cell office:value-type="float" office:value="443.852312549713" calcext:value-type="float">
            <text:p>443.852312549713</text:p>
          </table:table-cell>
          <table:table-cell office:value-type="float" office:value="576.936251967793" calcext:value-type="float">
            <text:p>576.936251967793</text:p>
          </table:table-cell>
          <table:table-cell office:value-type="float" office:value="965" calcext:value-type="float">
            <text:p>965</text:p>
          </table:table-cell>
          <table:table-cell office:value-type="float" office:value="2090" calcext:value-type="float">
            <text:p>2090</text:p>
          </table:table-cell>
          <table:table-cell office:value-type="float" office:value="2707" calcext:value-type="float">
            <text:p>2707</text:p>
          </table:table-cell>
          <table:table-cell office:value-type="float" office:value="1291.33333333333" calcext:value-type="float">
            <text:p>1291.33333333333</text:p>
          </table:table-cell>
          <table:table-cell office:value-type="float" office:value="5174.66666666667" calcext:value-type="float">
            <text:p>5174.66666666667</text:p>
          </table:table-cell>
          <table:table-cell office:value-type="float" office:value="58718.227953632" calcext:value-type="float">
            <text:p>58718.227953632</text:p>
          </table:table-cell>
          <table:table-cell office:value-type="float" office:value="11719.3333333333" calcext:value-type="float">
            <text:p>11719.3333333333</text:p>
          </table:table-cell>
          <table:table-cell office:value-type="float" office:value="113934.792033577" calcext:value-type="float">
            <text:p>113934.792033577</text:p>
          </table:table-cell>
          <table:table-cell office:value-type="float" office:value="1481.11305406621" calcext:value-type="float">
            <text:p>1481.11305406621</text:p>
          </table:table-cell>
          <table:table-cell office:value-type="float" office:value="724.238669383612" calcext:value-type="float">
            <text:p>724.238669383612</text:p>
          </table:table-cell>
          <table:table-cell office:value-type="float" office:value="1348.66666666667" calcext:value-type="float">
            <text:p>1348.66666666667</text:p>
          </table:table-cell>
          <table:table-cell office:value-type="float" office:value="6767.41438978804" calcext:value-type="float">
            <text:p>6767.41438978804</text:p>
          </table:table-cell>
          <table:table-cell office:value-type="float" office:value="6963.33481612835" calcext:value-type="float">
            <text:p>6963.33481612835</text:p>
          </table:table-cell>
          <table:table-cell table:style-name="ce24" table:number-columns-repeated="35"/>
        </table:table-row>
        <table:table-row table:style-name="ro4">
          <table:table-cell table:style-name="ce9" office:value-type="string" calcext:value-type="string" table:number-columns-spanned="4" table:number-rows-spanned="1">
            <text:p>Relative error with respect to optimum</text:p>
          </table:table-cell>
          <table:covered-table-cell table:number-columns-repeated="2" table:style-name="ce13"/>
          <table:covered-table-cell/>
          <table:table-cell table:style-name="ce13"/>
          <table:table-cell/>
          <table:table-cell table:style-name="ce13" table:number-columns-repeated="10"/>
          <table:table-cell table:style-name="ce24" table:number-columns-repeated="46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float" office:value="0.03" calcext:value-type="float">
            <text:p>0.03</text:p>
          </table:table-cell>
          <table:table-cell table:style-name="ce16" office:value-type="string" calcext:value-type="string">
            <text:p>MX SWAP</text:p>
          </table:table-cell>
          <table:table-cell table:formula="of:=SUM([.F49:.W49])/14" office:value-type="float" office:value="-0.111032131113492" calcext:value-type="float">
            <text:p>-0.111032131113492</text:p>
          </table:table-cell>
          <table:table-cell table:style-name="ce52" table:formula="of:=[.D49]*(-1)" office:value-type="percentage" office:value="0.111032131113492" calcext:value-type="percentage">
            <text:p>11.10%</text:p>
          </table:table-cell>
          <table:table-cell table:formula="of:=([.F3]-[.F6])/[.F3]" office:value-type="float" office:value="-0.135867519759127" calcext:value-type="float">
            <text:p>-0.135867519759127</text:p>
          </table:table-cell>
          <table:table-cell table:style-name="ce13" table:formula="of:=([.G3]-[.G6])/[.G3]" office:value-type="float" office:value="-0.0254658385093168" calcext:value-type="float">
            <text:p>-0.025465838509317</text:p>
          </table:table-cell>
          <table:table-cell table:style-name="ce13" table:formula="of:=([.H3]-[.H6])/[.H3]" office:value-type="float" office:value="-0.0881188118811881" calcext:value-type="float">
            <text:p>-0.088118811881188</text:p>
          </table:table-cell>
          <table:table-cell table:style-name="ce13" table:formula="of:=([.I3]-[.I6])/[.I3]" office:value-type="float" office:value="-0.155672750213509" calcext:value-type="float">
            <text:p>-0.155672750213509</text:p>
          </table:table-cell>
          <table:table-cell table:style-name="ce13" table:number-columns-repeated="3"/>
          <table:table-cell table:style-name="ce13" table:formula="of:=([.M3]-[.M6])/[.M3]" office:value-type="float" office:value="-0.0824983696551316" calcext:value-type="float">
            <text:p>-0.082498369655132</text:p>
          </table:table-cell>
          <table:table-cell table:style-name="ce13" table:formula="of:=([.N3]-[.N6])/[.N3]" office:value-type="float" office:value="-0.212978156816818" calcext:value-type="float">
            <text:p>-0.212978156816818</text:p>
          </table:table-cell>
          <table:table-cell table:style-name="ce13" table:formula="of:=([.O3]-[.O6])/[.O3]" office:value-type="float" office:value="-0.0209889718961227" calcext:value-type="float">
            <text:p>-0.020988971896123</text:p>
          </table:table-cell>
          <table:table-cell table:style-name="ce13" table:number-columns-repeated="2"/>
          <table:table-cell table:style-name="ce13" table:formula="of:=([.R3]-[.R6])/[.R3]" office:value-type="float" office:value="-0.095125786163522" calcext:value-type="float">
            <text:p>-0.095125786163522</text:p>
          </table:table-cell>
          <table:table-cell table:style-name="ce13" table:formula="of:=([.S3]-[.S6])/[.S3]" office:value-type="float" office:value="-0.152397938961554" calcext:value-type="float">
            <text:p>-0.152397938961554</text:p>
          </table:table-cell>
          <table:table-cell table:style-name="ce13" table:formula="of:=([.T3]-[.T6])/[.T3]" office:value-type="float" office:value="-0.362655034121159" calcext:value-type="float">
            <text:p>-0.362655034121159</text:p>
          </table:table-cell>
          <table:table-cell table:style-name="ce13"/>
          <table:table-cell table:style-name="ce13" table:formula="of:=([.V3]-[.V6])/[.V3]" office:value-type="float" office:value="-0.22268065761144" calcext:value-type="float">
            <text:p>-0.22268065761144</text:p>
          </table:table-cell>
          <table:table-cell table:style-name="ce13"/>
          <table:table-cell table:style-name="ce13" table:formula="of:=([.X3]-[.X6])/[.X3]" office:value-type="float" office:value="-0.214569548319197" calcext:value-type="float">
            <text:p>-0.214569548319197</text:p>
          </table:table-cell>
          <table:table-cell table:style-name="ce13"/>
          <table:table-cell table:style-name="ce13" table:formula="of:=([.Z3]-[.Z6])/[.Z3]" office:value-type="float" office:value="-0.00114387446595722" calcext:value-type="float">
            <text:p>-0.001143874465957</text:p>
          </table:table-cell>
          <table:table-cell table:style-name="ce13" table:formula="of:=([.AA3]-[.AA6])/[.AA3]" office:value-type="float" office:value="-0.0188148286557978" calcext:value-type="float">
            <text:p>-0.018814828655798</text:p>
          </table:table-cell>
          <table:table-cell table:style-name="ce24" table:number-columns-repeated="35"/>
        </table:table-row>
        <table:table-row table:style-name="ro4">
          <table:table-cell table:style-name="ce3"/>
          <table:table-cell table:style-name="ce7"/>
          <table:table-cell table:style-name="ce16" office:value-type="string" calcext:value-type="string">
            <text:p>OBX SWAP</text:p>
          </table:table-cell>
          <table:table-cell table:formula="of:=SUM([.F50:.W50])/14" office:value-type="float" office:value="-0.230131255412652" calcext:value-type="float">
            <text:p>-0.230131255412652</text:p>
          </table:table-cell>
          <table:table-cell table:style-name="ce52" table:formula="of:=[.D50]*(-1)" office:value-type="percentage" office:value="0.230131255412652" calcext:value-type="percentage">
            <text:p>23.01%</text:p>
          </table:table-cell>
          <table:table-cell table:formula="of:=([.F3]-[.F7])/[.F3]" office:value-type="float" office:value="-0.141324802408732" calcext:value-type="float">
            <text:p>-0.141324802408732</text:p>
          </table:table-cell>
          <table:table-cell table:style-name="ce13" table:formula="of:=([.G3]-[.G7])/[.G3]" office:value-type="float" office:value="-0.0424430641821926" calcext:value-type="float">
            <text:p>-0.042443064182193</text:p>
          </table:table-cell>
          <table:table-cell table:style-name="ce13" table:formula="of:=([.H3]-[.H7])/[.H3]" office:value-type="float" office:value="-0.0316831683168317" calcext:value-type="float">
            <text:p>-0.031683168316832</text:p>
          </table:table-cell>
          <table:table-cell table:style-name="ce13" table:formula="of:=([.I3]-[.I7])/[.I3]" office:value-type="float" office:value="-0.267071068994989" calcext:value-type="float">
            <text:p>-0.267071068994989</text:p>
          </table:table-cell>
          <table:table-cell table:style-name="ce13" table:number-columns-repeated="3"/>
          <table:table-cell table:style-name="ce13" table:formula="of:=([.M3]-[.M7])/[.M3]" office:value-type="float" office:value="-0.237010842718722" calcext:value-type="float">
            <text:p>-0.237010842718722</text:p>
          </table:table-cell>
          <table:table-cell table:style-name="ce13" table:formula="of:=([.N3]-[.N7])/[.N3]" office:value-type="float" office:value="-0.501175636133419" calcext:value-type="float">
            <text:p>-0.501175636133419</text:p>
          </table:table-cell>
          <table:table-cell table:style-name="ce13" table:formula="of:=([.O3]-[.O7])/[.O3]" office:value-type="float" office:value="-0.0476698683742444" calcext:value-type="float">
            <text:p>-0.047669868374244</text:p>
          </table:table-cell>
          <table:table-cell table:style-name="ce13" table:number-columns-repeated="2"/>
          <table:table-cell table:style-name="ce13" table:formula="of:=([.R3]-[.R7])/[.R3]" office:value-type="float" office:value="-0.0508385744234827" calcext:value-type="float">
            <text:p>-0.050838574423483</text:p>
          </table:table-cell>
          <table:table-cell table:style-name="ce13" table:formula="of:=([.S3]-[.S7])/[.S3]" office:value-type="float" office:value="-0.23232923768001" calcext:value-type="float">
            <text:p>-0.23232923768001</text:p>
          </table:table-cell>
          <table:table-cell table:style-name="ce13" table:formula="of:=([.T3]-[.T7])/[.T3]" office:value-type="float" office:value="-1.08858984190994" calcext:value-type="float">
            <text:p>-1.08858984190994</text:p>
          </table:table-cell>
          <table:table-cell table:style-name="ce13"/>
          <table:table-cell table:style-name="ce13" table:formula="of:=([.V3]-[.V7])/[.V3]" office:value-type="float" office:value="-0.581701470634569" calcext:value-type="float">
            <text:p>-0.581701470634569</text:p>
          </table:table-cell>
          <table:table-cell table:style-name="ce13"/>
          <table:table-cell table:style-name="ce13" table:formula="of:=([.X3]-[.X7])/[.X3]" office:value-type="float" office:value="-0.697393863126986" calcext:value-type="float">
            <text:p>-0.697393863126986</text:p>
          </table:table-cell>
          <table:table-cell table:style-name="ce13"/>
          <table:table-cell table:style-name="ce13" table:formula="of:=([.Z3]-[.Z7])/[.Z3]" office:value-type="float" office:value="-0.000571937232979282" calcext:value-type="float">
            <text:p>-0.000571937232979</text:p>
          </table:table-cell>
          <table:table-cell table:style-name="ce13" table:formula="of:=([.AA3]-[.AA7])/[.AA3]" office:value-type="float" office:value="-0.00832343520493867" calcext:value-type="float">
            <text:p>-0.008323435204939</text:p>
          </table:table-cell>
          <table:table-cell table:style-name="ce24" table:number-columns-repeated="35"/>
        </table:table-row>
        <table:table-row table:style-name="ro4">
          <table:table-cell table:style-name="ce3"/>
          <table:table-cell table:style-name="ce7"/>
          <table:table-cell office:value-type="string" calcext:value-type="string">
            <text:p>OX SWAP</text:p>
          </table:table-cell>
          <table:table-cell table:formula="of:=SUM([.F51:.W51])/14" office:value-type="float" office:value="-0.021318281931217" calcext:value-type="float">
            <text:p>-0.021318281931217</text:p>
          </table:table-cell>
          <table:table-cell table:style-name="ce52" table:formula="of:=[.D51]*(-1)" office:value-type="percentage" office:value="0.0213182819312172" calcext:value-type="percentage">
            <text:p>2.13%</text:p>
          </table:table-cell>
          <table:table-cell table:formula="of:=([.F3]-[.F8])/[.F3]" office:value-type="float" office:value="-0.0154623008405438" calcext:value-type="float">
            <text:p>-0.015462300840544</text:p>
          </table:table-cell>
          <table:table-cell table:style-name="ce13" table:formula="of:=([.G3]-[.G8])/[.G3]" office:value-type="float" office:value="-0.0118012422360248" calcext:value-type="float">
            <text:p>-0.011801242236025</text:p>
          </table:table-cell>
          <table:table-cell table:style-name="ce13" table:formula="of:=([.H3]-[.H8])/[.H3]" office:value-type="float" office:value="0" calcext:value-type="float">
            <text:p>0</text:p>
          </table:table-cell>
          <table:table-cell table:style-name="ce13" table:formula="of:=([.I3]-[.I8])/[.I3]" office:value-type="float" office:value="-0.0509207228108862" calcext:value-type="float">
            <text:p>-0.050920722810886</text:p>
          </table:table-cell>
          <table:table-cell table:style-name="ce13" table:number-columns-repeated="3"/>
          <table:table-cell table:style-name="ce13" table:formula="of:=([.M3]-[.M8])/[.M3]" office:value-type="float" office:value="-0.0260608820572227" calcext:value-type="float">
            <text:p>-0.026060882057223</text:p>
          </table:table-cell>
          <table:table-cell table:style-name="ce13" table:formula="of:=([.N3]-[.N8])/[.N3]" office:value-type="float" office:value="-0.053166960798486" calcext:value-type="float">
            <text:p>-0.053166960798486</text:p>
          </table:table-cell>
          <table:table-cell table:style-name="ce13" table:formula="of:=([.O3]-[.O8])/[.O3]" office:value-type="float" office:value="-0.0202774813233725" calcext:value-type="float">
            <text:p>-0.020277481323373</text:p>
          </table:table-cell>
          <table:table-cell table:style-name="ce13" table:number-columns-repeated="2"/>
          <table:table-cell table:style-name="ce13" table:formula="of:=([.R3]-[.R8])/[.R3]" office:value-type="float" office:value="-0.0133647798742138" calcext:value-type="float">
            <text:p>-0.013364779874214</text:p>
          </table:table-cell>
          <table:table-cell table:style-name="ce13" table:formula="of:=([.S3]-[.S8])/[.S3]" office:value-type="float" office:value="-0.017571673933149" calcext:value-type="float">
            <text:p>-0.017571673933149</text:p>
          </table:table-cell>
          <table:table-cell table:style-name="ce13" table:formula="of:=([.T3]-[.T8])/[.T3]" office:value-type="float" office:value="-0.0491544491094177" calcext:value-type="float">
            <text:p>-0.049154449109418</text:p>
          </table:table-cell>
          <table:table-cell table:style-name="ce13"/>
          <table:table-cell table:style-name="ce13" table:formula="of:=([.V3]-[.V8])/[.V3]" office:value-type="float" office:value="-0.0406754540537213" calcext:value-type="float">
            <text:p>-0.040675454053721</text:p>
          </table:table-cell>
          <table:table-cell table:style-name="ce13"/>
          <table:table-cell table:style-name="ce13" table:formula="of:=([.X3]-[.X8])/[.X3]" office:value-type="float" office:value="-0.0236436097660537" calcext:value-type="float">
            <text:p>-0.023643609766054</text:p>
          </table:table-cell>
          <table:table-cell table:style-name="ce13"/>
          <table:table-cell table:style-name="ce13" table:formula="of:=([.Z3]-[.Z8])/[.Z3]" office:value-type="float" office:value="0" calcext:value-type="float">
            <text:p>0</text:p>
          </table:table-cell>
          <table:table-cell table:style-name="ce13" table:formula="of:=([.AA3]-[.AA8])/[.AA3]" office:value-type="float" office:value="-0.00356767368719917" calcext:value-type="float">
            <text:p>-0.003567673687199</text:p>
          </table:table-cell>
          <table:table-cell table:style-name="ce24" table:number-columns-repeated="35"/>
        </table:table-row>
        <table:table-row table:style-name="ro4">
          <table:table-cell table:style-name="ce7"/>
          <table:table-cell table:style-name="ce3"/>
          <table:table-cell table:style-name="ce22" office:value-type="string" calcext:value-type="string">
            <text:p>LOX SWAP</text:p>
          </table:table-cell>
          <table:table-cell table:formula="of:=SUM([.F52:.W52])/14" office:value-type="float" office:value="-0.0864403186048973" calcext:value-type="float">
            <text:p>-0.086440318604897</text:p>
          </table:table-cell>
          <table:table-cell table:style-name="ce52" table:formula="of:=[.D52]*(-1)" office:value-type="percentage" office:value="0.0864403186048971" calcext:value-type="percentage">
            <text:p>8.64%</text:p>
          </table:table-cell>
          <table:table-cell table:formula="of:=([.F3]-[.F9])/[.F3]" office:value-type="float" office:value="-0.100897001630909" calcext:value-type="float">
            <text:p>-0.100897001630909</text:p>
          </table:table-cell>
          <table:table-cell table:style-name="ce13" table:formula="of:=([.G3]-[.G9])/[.G3]" office:value-type="float" office:value="-0.0109730848861304" calcext:value-type="float">
            <text:p>-0.01097308488613</text:p>
          </table:table-cell>
          <table:table-cell table:style-name="ce13" table:formula="of:=([.H3]-[.H9])/[.H3]" office:value-type="float" office:value="-0.0521452145214504" calcext:value-type="float">
            <text:p>-0.05214521452145</text:p>
          </table:table-cell>
          <table:table-cell table:style-name="ce13" table:formula="of:=([.I3]-[.I9])/[.I3]" office:value-type="float" office:value="-0.141902977017998" calcext:value-type="float">
            <text:p>-0.141902977017998</text:p>
          </table:table-cell>
          <table:table-cell table:style-name="ce13" table:number-columns-repeated="3"/>
          <table:table-cell table:style-name="ce13" table:formula="of:=([.M3]-[.M9])/[.M3]" office:value-type="float" office:value="-0.125321180353496" calcext:value-type="float">
            <text:p>-0.125321180353496</text:p>
          </table:table-cell>
          <table:table-cell table:style-name="ce13" table:formula="of:=([.N3]-[.N9])/[.N3]" office:value-type="float" office:value="-0.145475764447928" calcext:value-type="float">
            <text:p>-0.145475764447928</text:p>
          </table:table-cell>
          <table:table-cell table:style-name="ce13" table:formula="of:=([.O3]-[.O9])/[.O3]" office:value-type="float" office:value="-0.064034151547492" calcext:value-type="float">
            <text:p>-0.064034151547492</text:p>
          </table:table-cell>
          <table:table-cell table:style-name="ce13" table:number-columns-repeated="2"/>
          <table:table-cell table:style-name="ce13" table:formula="of:=([.R3]-[.R9])/[.R3]" office:value-type="float" office:value="-0.0280398322851179" calcext:value-type="float">
            <text:p>-0.028039832285118</text:p>
          </table:table-cell>
          <table:table-cell table:style-name="ce13" table:formula="of:=([.S3]-[.S9])/[.S3]" office:value-type="float" office:value="-0.0708812260536404" calcext:value-type="float">
            <text:p>-0.07088122605364</text:p>
          </table:table-cell>
          <table:table-cell table:style-name="ce13" table:formula="of:=([.T3]-[.T9])/[.T3]" office:value-type="float" office:value="-0.25454043488764" calcext:value-type="float">
            <text:p>-0.25454043488764</text:p>
          </table:table-cell>
          <table:table-cell table:style-name="ce13"/>
          <table:table-cell table:style-name="ce13" table:formula="of:=([.V3]-[.V9])/[.V3]" office:value-type="float" office:value="-0.215953592836761" calcext:value-type="float">
            <text:p>-0.215953592836761</text:p>
          </table:table-cell>
          <table:table-cell table:style-name="ce13"/>
          <table:table-cell table:style-name="ce13" table:formula="of:=([.X3]-[.X9])/[.X3]" office:value-type="float" office:value="-0.293733382506063" calcext:value-type="float">
            <text:p>-0.293733382506063</text:p>
          </table:table-cell>
          <table:table-cell table:style-name="ce13"/>
          <table:table-cell table:style-name="ce13" table:formula="of:=([.Z3]-[.Z9])/[.Z3]" office:value-type="float" office:value="-0.00417516151968264" calcext:value-type="float">
            <text:p>-0.004175161519683</text:p>
          </table:table-cell>
          <table:table-cell table:style-name="ce13" table:formula="of:=([.AA3]-[.AA9])/[.AA3]" office:value-type="float" office:value="-0.0190284012231355" calcext:value-type="float">
            <text:p>-0.019028401223136</text:p>
          </table:table-cell>
          <table:table-cell table:style-name="ce24" table:number-columns-repeated="35"/>
        </table:table-row>
        <table:table-row table:style-name="ro4">
          <table:table-cell table:style-name="ce7" table:number-columns-repeated="2"/>
          <table:table-cell table:style-name="ce22" office:value-type="string" calcext:value-type="string">
            <text:p>PBX SWAP</text:p>
          </table:table-cell>
          <table:table-cell table:formula="of:=SUM([.F53:.W53])/14" office:value-type="float" office:value="-0.200660648964203" calcext:value-type="float">
            <text:p>-0.200660648964203</text:p>
          </table:table-cell>
          <table:table-cell table:style-name="ce52" table:formula="of:=[.D53]*(-1)" office:value-type="percentage" office:value="0.200660648964203" calcext:value-type="percentage">
            <text:p>20.07%</text:p>
          </table:table-cell>
          <table:table-cell table:formula="of:=([.F3]-[.F10])/[.F3]" office:value-type="float" office:value="-0.219639944799896" calcext:value-type="float">
            <text:p>-0.219639944799896</text:p>
          </table:table-cell>
          <table:table-cell table:style-name="ce13" table:formula="of:=([.G3]-[.G10])/[.G3]" office:value-type="float" office:value="-0.101242236024845" calcext:value-type="float">
            <text:p>-0.101242236024845</text:p>
          </table:table-cell>
          <table:table-cell table:style-name="ce13" table:formula="of:=([.H3]-[.H10])/[.H3]" office:value-type="float" office:value="-0.0706270627062724" calcext:value-type="float">
            <text:p>-0.070627062706272</text:p>
          </table:table-cell>
          <table:table-cell table:style-name="ce13" table:formula="of:=([.I3]-[.I10])/[.I3]" office:value-type="float" office:value="-0.276170686959305" calcext:value-type="float">
            <text:p>-0.276170686959305</text:p>
          </table:table-cell>
          <table:table-cell table:style-name="ce13" table:number-columns-repeated="3"/>
          <table:table-cell table:style-name="ce13" table:formula="of:=([.M3]-[.M10])/[.M3]" office:value-type="float" office:value="-0.189929117228642" calcext:value-type="float">
            <text:p>-0.189929117228642</text:p>
          </table:table-cell>
          <table:table-cell table:style-name="ce13" table:formula="of:=([.N3]-[.N10])/[.N3]" office:value-type="float" office:value="-0.384736186996012" calcext:value-type="float">
            <text:p>-0.384736186996012</text:p>
          </table:table-cell>
          <table:table-cell table:style-name="ce13" table:formula="of:=([.O3]-[.O10])/[.O3]" office:value-type="float" office:value="-0.0811099252934899" calcext:value-type="float">
            <text:p>-0.08110992529349</text:p>
          </table:table-cell>
          <table:table-cell table:style-name="ce13" table:number-columns-repeated="2"/>
          <table:table-cell table:style-name="ce13" table:formula="of:=([.R3]-[.R10])/[.R3]" office:value-type="float" office:value="-0.0660377358490566" calcext:value-type="float">
            <text:p>-0.066037735849057</text:p>
          </table:table-cell>
          <table:table-cell table:style-name="ce13" table:formula="of:=([.S3]-[.S10])/[.S3]" office:value-type="float" office:value="-0.228828114678294" calcext:value-type="float">
            <text:p>-0.228828114678294</text:p>
          </table:table-cell>
          <table:table-cell table:style-name="ce13" table:formula="of:=([.T3]-[.T10])/[.T3]" office:value-type="float" office:value="-0.709861831121468" calcext:value-type="float">
            <text:p>-0.709861831121468</text:p>
          </table:table-cell>
          <table:table-cell table:style-name="ce13"/>
          <table:table-cell table:style-name="ce13" table:formula="of:=([.V3]-[.V10])/[.V3]" office:value-type="float" office:value="-0.481066243841564" calcext:value-type="float">
            <text:p>-0.481066243841564</text:p>
          </table:table-cell>
          <table:table-cell table:style-name="ce13"/>
          <table:table-cell table:style-name="ce13" table:formula="of:=([.X3]-[.X10])/[.X3]" office:value-type="float" office:value="-0.46781361310053" calcext:value-type="float">
            <text:p>-0.46781361310053</text:p>
          </table:table-cell>
          <table:table-cell table:style-name="ce13"/>
          <table:table-cell table:style-name="ce13" table:formula="of:=([.Z3]-[.Z10])/[.Z3]" office:value-type="float" office:value="-0.00193625868016925" calcext:value-type="float">
            <text:p>-0.001936258680169</text:p>
          </table:table-cell>
          <table:table-cell table:style-name="ce13" table:formula="of:=([.AA3]-[.AA10])/[.AA3]" office:value-type="float" office:value="-0.0255524867568393" calcext:value-type="float">
            <text:p>-0.025552486756839</text:p>
          </table:table-cell>
          <table:table-cell table:style-name="ce24" table:number-columns-repeated="35"/>
        </table:table-row>
        <table:table-row table:style-name="ro4">
          <table:table-cell table:style-name="ce7" table:number-columns-repeated="2"/>
          <table:table-cell office:value-type="string" calcext:value-type="string">
            <text:p>PMX SWAP</text:p>
          </table:table-cell>
          <table:table-cell table:formula="of:=SUM([.F54:.W54])/14" office:value-type="float" office:value="-0.193352467242212" calcext:value-type="float">
            <text:p>-0.193352467242212</text:p>
          </table:table-cell>
          <table:table-cell table:style-name="ce52" table:formula="of:=[.D54]*(-1)" office:value-type="percentage" office:value="0.193352467242212" calcext:value-type="percentage">
            <text:p>19.34%</text:p>
          </table:table-cell>
          <table:table-cell table:formula="of:=([.F3]-[.F11])/[.F3]" office:value-type="float" office:value="-0.21242629532054" calcext:value-type="float">
            <text:p>-0.21242629532054</text:p>
          </table:table-cell>
          <table:table-cell table:style-name="ce13" table:formula="of:=([.G3]-[.G11])/[.G3]" office:value-type="float" office:value="-0.0855072463768136" calcext:value-type="float">
            <text:p>-0.085507246376814</text:p>
          </table:table-cell>
          <table:table-cell table:style-name="ce13" table:formula="of:=([.H3]-[.H11])/[.H3]" office:value-type="float" office:value="-0.0665016501650148" calcext:value-type="float">
            <text:p>-0.066501650165015</text:p>
          </table:table-cell>
          <table:table-cell table:style-name="ce13" table:formula="of:=([.I3]-[.I11])/[.I3]" office:value-type="float" office:value="-0.302428820890382" calcext:value-type="float">
            <text:p>-0.302428820890382</text:p>
          </table:table-cell>
          <table:table-cell table:style-name="ce13" table:number-columns-repeated="3"/>
          <table:table-cell table:style-name="ce13" table:formula="of:=([.M3]-[.M11])/[.M3]" office:value-type="float" office:value="-0.204250204437401" calcext:value-type="float">
            <text:p>-0.204250204437401</text:p>
          </table:table-cell>
          <table:table-cell table:style-name="ce13" table:formula="of:=([.N3]-[.N11])/[.N3]" office:value-type="float" office:value="-0.313008526227539" calcext:value-type="float">
            <text:p>-0.313008526227539</text:p>
          </table:table-cell>
          <table:table-cell table:style-name="ce13" table:formula="of:=([.O3]-[.O11])/[.O3]" office:value-type="float" office:value="-0.0953397367484846" calcext:value-type="float">
            <text:p>-0.095339736748485</text:p>
          </table:table-cell>
          <table:table-cell table:style-name="ce13" table:number-columns-repeated="2"/>
          <table:table-cell table:style-name="ce13" table:formula="of:=([.R3]-[.R11])/[.R3]" office:value-type="float" office:value="-0.0615828092243161" calcext:value-type="float">
            <text:p>-0.061582809224316</text:p>
          </table:table-cell>
          <table:table-cell table:style-name="ce13" table:formula="of:=([.S3]-[.S11])/[.S3]" office:value-type="float" office:value="-0.237680010569427" calcext:value-type="float">
            <text:p>-0.237680010569427</text:p>
          </table:table-cell>
          <table:table-cell table:style-name="ce13" table:formula="of:=([.T3]-[.T11])/[.T3]" office:value-type="float" office:value="-0.678346709067024" calcext:value-type="float">
            <text:p>-0.678346709067024</text:p>
          </table:table-cell>
          <table:table-cell table:style-name="ce13"/>
          <table:table-cell table:style-name="ce13" table:formula="of:=([.V3]-[.V11])/[.V3]" office:value-type="float" office:value="-0.449862532364023" calcext:value-type="float">
            <text:p>-0.449862532364023</text:p>
          </table:table-cell>
          <table:table-cell table:style-name="ce13"/>
          <table:table-cell table:style-name="ce13" table:formula="of:=([.X3]-[.X11])/[.X3]" office:value-type="float" office:value="-0.536664526445319" calcext:value-type="float">
            <text:p>-0.536664526445319</text:p>
          </table:table-cell>
          <table:table-cell table:style-name="ce13"/>
          <table:table-cell table:style-name="ce13" table:formula="of:=([.Z3]-[.Z11])/[.Z3]" office:value-type="float" office:value="-0.00193625868016925" calcext:value-type="float">
            <text:p>-0.001936258680169</text:p>
          </table:table-cell>
          <table:table-cell table:style-name="ce13" table:formula="of:=([.AA3]-[.AA11])/[.AA3]" office:value-type="float" office:value="-0.0136835351192694" calcext:value-type="float">
            <text:p>-0.013683535119269</text:p>
          </table:table-cell>
          <table:table-cell table:style-name="ce24" table:number-columns-repeated="35"/>
        </table:table-row>
        <table:table-row table:style-name="ro4">
          <table:table-cell/>
          <table:table-cell table:style-name="ce3"/>
          <table:table-cell office:value-type="string" calcext:value-type="string">
            <text:p>CX SWAP</text:p>
          </table:table-cell>
          <table:table-cell table:formula="of:=SUM([.F55:.W55])/14" office:value-type="float" office:value="-0.138768393622433" calcext:value-type="float">
            <text:p>-0.138768393622433</text:p>
          </table:table-cell>
          <table:table-cell table:style-name="ce52" table:formula="of:=[.D55]*(-1)" office:value-type="percentage" office:value="0.138768393622433" calcext:value-type="percentage">
            <text:p>13.88%</text:p>
          </table:table-cell>
          <table:table-cell table:formula="of:=([.F3]-[.F12])/[.F3]" office:value-type="float" office:value="-0.201166729394053" calcext:value-type="float">
            <text:p>-0.201166729394053</text:p>
          </table:table-cell>
          <table:table-cell table:style-name="ce13" table:formula="of:=([.G3]-[.G12])/[.G3]" office:value-type="float" office:value="-0.0498964803312609" calcext:value-type="float">
            <text:p>-0.049896480331261</text:p>
          </table:table-cell>
          <table:table-cell table:style-name="ce13" table:formula="of:=([.H3]-[.H12])/[.H3]" office:value-type="float" office:value="-0.0508250825082526" calcext:value-type="float">
            <text:p>-0.050825082508253</text:p>
          </table:table-cell>
          <table:table-cell table:style-name="ce13" table:formula="of:=([.I3]-[.I12])/[.I3]" office:value-type="float" office:value="-0.176692460499098" calcext:value-type="float">
            <text:p>-0.176692460499098</text:p>
          </table:table-cell>
          <table:table-cell table:style-name="ce13" table:number-columns-repeated="3"/>
          <table:table-cell table:style-name="ce13" table:formula="of:=([.M3]-[.M12])/[.M3]" office:value-type="float" office:value="-0.154993141393142" calcext:value-type="float">
            <text:p>-0.154993141393142</text:p>
          </table:table-cell>
          <table:table-cell table:style-name="ce13" table:formula="of:=([.N3]-[.N12])/[.N3]" office:value-type="float" office:value="-0.221168844034028" calcext:value-type="float">
            <text:p>-0.221168844034028</text:p>
          </table:table-cell>
          <table:table-cell table:style-name="ce13" table:formula="of:=([.O3]-[.O12])/[.O3]" office:value-type="float" office:value="-0.146211312700107" calcext:value-type="float">
            <text:p>-0.146211312700107</text:p>
          </table:table-cell>
          <table:table-cell table:style-name="ce13" table:number-columns-repeated="2"/>
          <table:table-cell table:style-name="ce13" table:formula="of:=([.R3]-[.R12])/[.R3]" office:value-type="float" office:value="-0.0545073375262029" calcext:value-type="float">
            <text:p>-0.054507337526203</text:p>
          </table:table-cell>
          <table:table-cell table:style-name="ce13" table:formula="of:=([.S3]-[.S12])/[.S3]" office:value-type="float" office:value="-0.115933412604043" calcext:value-type="float">
            <text:p>-0.115933412604043</text:p>
          </table:table-cell>
          <table:table-cell table:style-name="ce13" table:formula="of:=([.T3]-[.T12])/[.T3]" office:value-type="float" office:value="-0.446503962879357" calcext:value-type="float">
            <text:p>-0.446503962879357</text:p>
          </table:table-cell>
          <table:table-cell table:style-name="ce13"/>
          <table:table-cell table:style-name="ce13" table:formula="of:=([.V3]-[.V12])/[.V3]" office:value-type="float" office:value="-0.324858746844514" calcext:value-type="float">
            <text:p>-0.324858746844514</text:p>
          </table:table-cell>
          <table:table-cell table:style-name="ce13"/>
          <table:table-cell table:style-name="ce13" table:formula="of:=([.X3]-[.X12])/[.X3]" office:value-type="float" office:value="-0.336660358510564" calcext:value-type="float">
            <text:p>-0.336660358510564</text:p>
          </table:table-cell>
          <table:table-cell table:style-name="ce13"/>
          <table:table-cell table:style-name="ce13" table:formula="of:=([.Z3]-[.Z12])/[.Z3]" office:value-type="float" office:value="-0.000571937232979282" calcext:value-type="float">
            <text:p>-0.000571937232979</text:p>
          </table:table-cell>
          <table:table-cell table:style-name="ce13" table:formula="of:=([.AA3]-[.AA12])/[.AA3]" office:value-type="float" office:value="-0.016210301934722" calcext:value-type="float">
            <text:p>-0.016210301934722</text:p>
          </table:table-cell>
          <table:table-cell table:style-name="ce24" table:number-columns-repeated="35"/>
        </table:table-row>
        <table:table-row table:style-name="ro4">
          <table:table-cell/>
          <table:table-cell table:style-name="ce7"/>
          <table:table-cell table:style-name="ce16" office:value-type="string" calcext:value-type="string">
            <text:p><text:span text:style-name="T5">MX</text:span> SCRAMBLE</text:p>
          </table:table-cell>
          <table:table-cell table:formula="of:=SUM([.F56:.W56])/14" office:value-type="float" office:value="-0.153974919411553" calcext:value-type="float">
            <text:p>-0.153974919411553</text:p>
          </table:table-cell>
          <table:table-cell table:style-name="ce52" table:formula="of:=[.D56]*(-1)" office:value-type="percentage" office:value="0.153974919411553" calcext:value-type="percentage">
            <text:p>15.40%</text:p>
          </table:table-cell>
          <table:table-cell table:formula="of:=([.F3]-[.F13])/[.F3]" office:value-type="float" office:value="-0.162777568686489" calcext:value-type="float">
            <text:p>-0.162777568686489</text:p>
          </table:table-cell>
          <table:table-cell table:style-name="ce13" table:formula="of:=([.G3]-[.G13])/[.G3]" office:value-type="float" office:value="-0.146169772256727" calcext:value-type="float">
            <text:p>-0.146169772256727</text:p>
          </table:table-cell>
          <table:table-cell table:style-name="ce13" table:formula="of:=([.H3]-[.H13])/[.H3]" office:value-type="float" office:value="-0.0666666666666684" calcext:value-type="float">
            <text:p>-0.066666666666668</text:p>
          </table:table-cell>
          <table:table-cell table:style-name="ce13" table:formula="of:=([.I3]-[.I13])/[.I3]" office:value-type="float" office:value="-0.252634659061966" calcext:value-type="float">
            <text:p>-0.252634659061966</text:p>
          </table:table-cell>
          <table:table-cell table:style-name="ce13" table:number-columns-repeated="3"/>
          <table:table-cell table:style-name="ce13" table:formula="of:=([.M3]-[.M13])/[.M3]" office:value-type="float" office:value="-0.154155693034541" calcext:value-type="float">
            <text:p>-0.154155693034541</text:p>
          </table:table-cell>
          <table:table-cell table:style-name="ce13" table:formula="of:=([.N3]-[.N13])/[.N3]" office:value-type="float" office:value="-0.323569287303451" calcext:value-type="float">
            <text:p>-0.323569287303451</text:p>
          </table:table-cell>
          <table:table-cell table:style-name="ce13" table:formula="of:=([.O3]-[.O13])/[.O3]" office:value-type="float" office:value="-0.034863038064746" calcext:value-type="float">
            <text:p>-0.034863038064746</text:p>
          </table:table-cell>
          <table:table-cell table:style-name="ce13" table:number-columns-repeated="2"/>
          <table:table-cell table:style-name="ce13" table:formula="of:=([.R3]-[.R13])/[.R3]" office:value-type="float" office:value="-0.0678721174004167" calcext:value-type="float">
            <text:p>-0.067872117400417</text:p>
          </table:table-cell>
          <table:table-cell table:style-name="ce13" table:formula="of:=([.S3]-[.S13])/[.S3]" office:value-type="float" office:value="-0.131126965253006" calcext:value-type="float">
            <text:p>-0.131126965253006</text:p>
          </table:table-cell>
          <table:table-cell table:style-name="ce13" table:formula="of:=([.T3]-[.T13])/[.T3]" office:value-type="float" office:value="-0.530752607014452" calcext:value-type="float">
            <text:p>-0.530752607014452</text:p>
          </table:table-cell>
          <table:table-cell table:style-name="ce13"/>
          <table:table-cell table:style-name="ce13" table:formula="of:=([.V3]-[.V13])/[.V3]" office:value-type="float" office:value="-0.285060497019281" calcext:value-type="float">
            <text:p>-0.285060497019281</text:p>
          </table:table-cell>
          <table:table-cell table:style-name="ce13"/>
          <table:table-cell table:style-name="ce13" table:formula="of:=([.X3]-[.X13])/[.X3]" office:value-type="float" office:value="-0.314362966156678" calcext:value-type="float">
            <text:p>-0.314362966156678</text:p>
          </table:table-cell>
          <table:table-cell table:style-name="ce13"/>
          <table:table-cell table:style-name="ce13" table:formula="of:=([.Z3]-[.Z13])/[.Z3]" office:value-type="float" office:value="-0.00136432144718997" calcext:value-type="float">
            <text:p>-0.00136432144719</text:p>
          </table:table-cell>
          <table:table-cell table:style-name="ce13" table:formula="of:=([.AA3]-[.AA13])/[.AA3]" office:value-type="float" office:value="-0.0345632068288733" calcext:value-type="float">
            <text:p>-0.034563206828873</text:p>
          </table:table-cell>
          <table:table-cell table:style-name="ce24" table:number-columns-repeated="35"/>
        </table:table-row>
        <table:table-row table:style-name="ro4">
          <table:table-cell/>
          <table:table-cell table:style-name="ce7"/>
          <table:table-cell table:style-name="ce16" office:value-type="string" calcext:value-type="string">
            <text:p>OBX SCRAMBLE</text:p>
          </table:table-cell>
          <table:table-cell table:formula="of:=SUM([.F57:.W57])/14" office:value-type="float" office:value="-0.24025185381966" calcext:value-type="float">
            <text:p>-0.24025185381966</text:p>
          </table:table-cell>
          <table:table-cell table:style-name="ce52" table:formula="of:=[.D57]*(-1)" office:value-type="percentage" office:value="0.240251853819659" calcext:value-type="percentage">
            <text:p>24.03%</text:p>
          </table:table-cell>
          <table:table-cell table:formula="of:=([.F3]-[.F14])/[.F3]" office:value-type="float" office:value="-0.322042403713464" calcext:value-type="float">
            <text:p>-0.322042403713464</text:p>
          </table:table-cell>
          <table:table-cell table:style-name="ce13" table:formula="of:=([.G3]-[.G14])/[.G3]" office:value-type="float" office:value="-0.0658385093167702" calcext:value-type="float">
            <text:p>-0.06583850931677</text:p>
          </table:table-cell>
          <table:table-cell table:style-name="ce13" table:formula="of:=([.H3]-[.H14])/[.H3]" office:value-type="float" office:value="-0.0475247524752475" calcext:value-type="float">
            <text:p>-0.047524752475248</text:p>
          </table:table-cell>
          <table:table-cell table:style-name="ce13" table:formula="of:=([.I3]-[.I14])/[.I3]" office:value-type="float" office:value="-0.286338063262302" calcext:value-type="float">
            <text:p>-0.286338063262302</text:p>
          </table:table-cell>
          <table:table-cell table:style-name="ce13" table:number-columns-repeated="3"/>
          <table:table-cell table:style-name="ce13" table:formula="of:=([.M3]-[.M14])/[.M3]" office:value-type="float" office:value="-0.284135680037469" calcext:value-type="float">
            <text:p>-0.284135680037469</text:p>
          </table:table-cell>
          <table:table-cell table:style-name="ce13" table:formula="of:=([.N3]-[.N14])/[.N3]" office:value-type="float" office:value="-0.465757828237093" calcext:value-type="float">
            <text:p>-0.465757828237093</text:p>
          </table:table-cell>
          <table:table-cell table:style-name="ce13" table:formula="of:=([.O3]-[.O14])/[.O3]" office:value-type="float" office:value="-0.0362860192102455" calcext:value-type="float">
            <text:p>-0.036286019210246</text:p>
          </table:table-cell>
          <table:table-cell table:style-name="ce13" table:number-columns-repeated="2"/>
          <table:table-cell table:style-name="ce13" table:formula="of:=([.R3]-[.R14])/[.R3]" office:value-type="float" office:value="-0.0602725366876336" calcext:value-type="float">
            <text:p>-0.060272536687634</text:p>
          </table:table-cell>
          <table:table-cell table:style-name="ce13" table:formula="of:=([.S3]-[.S14])/[.S3]" office:value-type="float" office:value="-0.210331615801294" calcext:value-type="float">
            <text:p>-0.210331615801294</text:p>
          </table:table-cell>
          <table:table-cell table:style-name="ce13" table:formula="of:=([.T3]-[.T14])/[.T3]" office:value-type="float" office:value="-0.961788419998765" calcext:value-type="float">
            <text:p>-0.961788419998765</text:p>
          </table:table-cell>
          <table:table-cell table:style-name="ce13"/>
          <table:table-cell table:style-name="ce13" table:formula="of:=([.V3]-[.V14])/[.V3]" office:value-type="float" office:value="-0.623210124734953" calcext:value-type="float">
            <text:p>-0.623210124734953</text:p>
          </table:table-cell>
          <table:table-cell table:style-name="ce13"/>
          <table:table-cell table:style-name="ce13" table:formula="of:=([.X3]-[.X14])/[.X3]" office:value-type="float" office:value="-0.625087889682698" calcext:value-type="float">
            <text:p>-0.625087889682698</text:p>
          </table:table-cell>
          <table:table-cell table:style-name="ce13"/>
          <table:table-cell table:style-name="ce13" table:formula="of:=([.Z3]-[.Z14])/[.Z3]" office:value-type="float" office:value="-0.00417516151968264" calcext:value-type="float">
            <text:p>-0.004175161519683</text:p>
          </table:table-cell>
          <table:table-cell table:style-name="ce13" table:formula="of:=([.AA3]-[.AA14])/[.AA3]" office:value-type="float" office:value="-0.0102960511047672" calcext:value-type="float">
            <text:p>-0.010296051104767</text:p>
          </table:table-cell>
          <table:table-cell table:style-name="ce24" table:number-columns-repeated="35"/>
        </table:table-row>
        <table:table-row table:style-name="ro4">
          <table:table-cell/>
          <table:table-cell table:style-name="ce3"/>
          <table:table-cell office:value-type="string" calcext:value-type="string">
            <text:p>OX SCRAMBLE</text:p>
          </table:table-cell>
          <table:table-cell table:formula="of:=SUM([.F58:.W58])/14" office:value-type="float" office:value="-0.0155800402205076" calcext:value-type="float">
            <text:p>-0.015580040220508</text:p>
          </table:table-cell>
          <table:table-cell table:style-name="ce52" table:formula="of:=[.D58]*(-1)" office:value-type="percentage" office:value="0.0155800402205079" calcext:value-type="percentage">
            <text:p>1.56%</text:p>
          </table:table-cell>
          <table:table-cell table:formula="of:=([.F3]-[.F15])/[.F3]" office:value-type="float" office:value="-0.00705683101242002" calcext:value-type="float">
            <text:p>-0.00705683101242</text:p>
          </table:table-cell>
          <table:table-cell table:style-name="ce13" table:formula="of:=([.G3]-[.G15])/[.G3]" office:value-type="float" office:value="0" calcext:value-type="float">
            <text:p>0</text:p>
          </table:table-cell>
          <table:table-cell table:style-name="ce13" table:formula="of:=([.H3]-[.H15])/[.H3]" office:value-type="float" office:value="-0.00495049504950495" calcext:value-type="float">
            <text:p>-0.004950495049505</text:p>
          </table:table-cell>
          <table:table-cell table:style-name="ce13" table:formula="of:=([.I3]-[.I15])/[.I3]" office:value-type="float" office:value="-0.0216481073608201" calcext:value-type="float">
            <text:p>-0.02164810736082</text:p>
          </table:table-cell>
          <table:table-cell table:style-name="ce13" table:number-columns-repeated="3"/>
          <table:table-cell table:style-name="ce13" table:formula="of:=([.M3]-[.M15])/[.M3]" office:value-type="float" office:value="-0.0260891108748739" calcext:value-type="float">
            <text:p>-0.026089110874874</text:p>
          </table:table-cell>
          <table:table-cell table:style-name="ce13" table:formula="of:=([.N3]-[.N15])/[.N3]" office:value-type="float" office:value="-0.0550170879957561" calcext:value-type="float">
            <text:p>-0.055017087995756</text:p>
          </table:table-cell>
          <table:table-cell table:style-name="ce13" table:formula="of:=([.O3]-[.O15])/[.O3]" office:value-type="float" office:value="-0.0437566702241195" calcext:value-type="float">
            <text:p>-0.04375667022412</text:p>
          </table:table-cell>
          <table:table-cell table:style-name="ce13" table:number-columns-repeated="2"/>
          <table:table-cell table:style-name="ce13" table:formula="of:=([.R3]-[.R15])/[.R3]" office:value-type="float" office:value="0" calcext:value-type="float">
            <text:p>0</text:p>
          </table:table-cell>
          <table:table-cell table:style-name="ce13" table:formula="of:=([.S3]-[.S15])/[.S3]" office:value-type="float" office:value="-0.00561500858765959" calcext:value-type="float">
            <text:p>-0.00561500858766</text:p>
          </table:table-cell>
          <table:table-cell table:style-name="ce13" table:formula="of:=([.T3]-[.T15])/[.T3]" office:value-type="float" office:value="-0.0318451249201886" calcext:value-type="float">
            <text:p>-0.031845124920189</text:p>
          </table:table-cell>
          <table:table-cell table:style-name="ce13"/>
          <table:table-cell table:style-name="ce13" table:formula="of:=([.V3]-[.V15])/[.V3]" office:value-type="float" office:value="-0.0221421270617642" calcext:value-type="float">
            <text:p>-0.022142127061764</text:p>
          </table:table-cell>
          <table:table-cell table:style-name="ce13"/>
          <table:table-cell table:style-name="ce13" table:formula="of:=([.X3]-[.X15])/[.X3]" office:value-type="float" office:value="-0.0752084452154869" calcext:value-type="float">
            <text:p>-0.075208445215487</text:p>
          </table:table-cell>
          <table:table-cell table:style-name="ce13"/>
          <table:table-cell table:style-name="ce13" table:formula="of:=([.Z3]-[.Z15])/[.Z3]" office:value-type="float" office:value="0" calcext:value-type="float">
            <text:p>0</text:p>
          </table:table-cell>
          <table:table-cell table:style-name="ce13" table:formula="of:=([.AA3]-[.AA15])/[.AA3]" office:value-type="float" office:value="-0.00713534737439834" calcext:value-type="float">
            <text:p>-0.007135347374398</text:p>
          </table:table-cell>
          <table:table-cell table:style-name="ce24" table:number-columns-repeated="35"/>
        </table:table-row>
        <table:table-row table:style-name="ro4">
          <table:table-cell/>
          <table:table-cell table:style-name="ce7"/>
          <table:table-cell table:style-name="ce22" office:value-type="string" calcext:value-type="string">
            <text:p>LOX SCRAMBLE</text:p>
          </table:table-cell>
          <table:table-cell table:formula="of:=SUM([.F59:.W59])/14" office:value-type="float" office:value="-0.0872553429309414" calcext:value-type="float">
            <text:p>-0.087255342930942</text:p>
          </table:table-cell>
          <table:table-cell table:style-name="ce52" table:formula="of:=[.D59]*(-1)" office:value-type="percentage" office:value="0.0872553429309418" calcext:value-type="percentage">
            <text:p>8.73%</text:p>
          </table:table-cell>
          <table:table-cell table:formula="of:=([.F3]-[.F16])/[.F3]" office:value-type="float" office:value="-0.0656128465688088" calcext:value-type="float">
            <text:p>-0.065612846568809</text:p>
          </table:table-cell>
          <table:table-cell table:style-name="ce13" table:formula="of:=([.G3]-[.G16])/[.G3]" office:value-type="float" office:value="-0.0316770186335404" calcext:value-type="float">
            <text:p>-0.03167701863354</text:p>
          </table:table-cell>
          <table:table-cell table:style-name="ce13" table:formula="of:=([.H3]-[.H16])/[.H3]" office:value-type="float" office:value="-0.00099009900990099" calcext:value-type="float">
            <text:p>-0.000990099009901</text:p>
          </table:table-cell>
          <table:table-cell table:style-name="ce13" table:formula="of:=([.I3]-[.I16])/[.I3]" office:value-type="float" office:value="-0.12422664514355" calcext:value-type="float">
            <text:p>-0.12422664514355</text:p>
          </table:table-cell>
          <table:table-cell table:style-name="ce13" table:number-columns-repeated="3"/>
          <table:table-cell table:style-name="ce13" table:formula="of:=([.M3]-[.M16])/[.M3]" office:value-type="float" office:value="-0.115940004002238" calcext:value-type="float">
            <text:p>-0.115940004002238</text:p>
          </table:table-cell>
          <table:table-cell table:style-name="ce13" table:formula="of:=([.N3]-[.N16])/[.N3]" office:value-type="float" office:value="-0.132335205513236" calcext:value-type="float">
            <text:p>-0.132335205513236</text:p>
          </table:table-cell>
          <table:table-cell table:style-name="ce13" table:formula="of:=([.O3]-[.O16])/[.O3]" office:value-type="float" office:value="-0.0366417644966201" calcext:value-type="float">
            <text:p>-0.03664176449662</text:p>
          </table:table-cell>
          <table:table-cell table:style-name="ce13" table:number-columns-repeated="2"/>
          <table:table-cell table:style-name="ce13" table:formula="of:=([.R3]-[.R16])/[.R3]" office:value-type="float" office:value="-0.0455974842767296" calcext:value-type="float">
            <text:p>-0.04559748427673</text:p>
          </table:table-cell>
          <table:table-cell table:style-name="ce13" table:formula="of:=([.S3]-[.S16])/[.S3]" office:value-type="float" office:value="-0.109525696921655" calcext:value-type="float">
            <text:p>-0.109525696921655</text:p>
          </table:table-cell>
          <table:table-cell table:style-name="ce13" table:formula="of:=([.T3]-[.T16])/[.T3]" office:value-type="float" office:value="-0.380223160598835" calcext:value-type="float">
            <text:p>-0.380223160598835</text:p>
          </table:table-cell>
          <table:table-cell table:style-name="ce13"/>
          <table:table-cell table:style-name="ce13" table:formula="of:=([.V3]-[.V16])/[.V3]" office:value-type="float" office:value="-0.178804875868066" calcext:value-type="float">
            <text:p>-0.178804875868066</text:p>
          </table:table-cell>
          <table:table-cell table:style-name="ce13"/>
          <table:table-cell table:style-name="ce13" table:formula="of:=([.X3]-[.X16])/[.X3]" office:value-type="float" office:value="-0.220761024783516" calcext:value-type="float">
            <text:p>-0.220761024783516</text:p>
          </table:table-cell>
          <table:table-cell table:style-name="ce13"/>
          <table:table-cell table:style-name="ce13" table:formula="of:=([.Z3]-[.Z16])/[.Z3]" office:value-type="float" office:value="-0.00114387446595722" calcext:value-type="float">
            <text:p>-0.001143874465957</text:p>
          </table:table-cell>
          <table:table-cell table:style-name="ce13" table:formula="of:=([.AA3]-[.AA16])/[.AA3]" office:value-type="float" office:value="-0.00356767368719917" calcext:value-type="float">
            <text:p>-0.003567673687199</text:p>
          </table:table-cell>
          <table:table-cell table:style-name="ce24" table:number-columns-repeated="35"/>
        </table:table-row>
        <table:table-row table:style-name="ro4">
          <table:table-cell/>
          <table:table-cell table:style-name="ce7"/>
          <table:table-cell table:style-name="ce22" office:value-type="string" calcext:value-type="string">
            <text:p>PBX SCRAMBLE</text:p>
          </table:table-cell>
          <table:table-cell table:formula="of:=SUM([.F60:.W60])/14" office:value-type="float" office:value="-0.17664778075717" calcext:value-type="float">
            <text:p>-0.17664778075717</text:p>
          </table:table-cell>
          <table:table-cell table:style-name="ce52" table:formula="of:=[.D60]*(-1)" office:value-type="percentage" office:value="0.17664778075717" calcext:value-type="percentage">
            <text:p>17.66%</text:p>
          </table:table-cell>
          <table:table-cell table:formula="of:=([.F3]-[.F17])/[.F3]" office:value-type="float" office:value="-0.231934512608205" calcext:value-type="float">
            <text:p>-0.231934512608205</text:p>
          </table:table-cell>
          <table:table-cell table:style-name="ce13" table:formula="of:=([.G3]-[.G17])/[.G3]" office:value-type="float" office:value="-0.094824016563149" calcext:value-type="float">
            <text:p>-0.094824016563149</text:p>
          </table:table-cell>
          <table:table-cell table:style-name="ce13" table:formula="of:=([.H3]-[.H17])/[.H3]" office:value-type="float" office:value="-0.0821782178217822" calcext:value-type="float">
            <text:p>-0.082178217821782</text:p>
          </table:table-cell>
          <table:table-cell table:style-name="ce13" table:formula="of:=([.I3]-[.I17])/[.I3]" office:value-type="float" office:value="-0.243678393635455" calcext:value-type="float">
            <text:p>-0.243678393635455</text:p>
          </table:table-cell>
          <table:table-cell table:style-name="ce13" table:number-columns-repeated="3"/>
          <table:table-cell table:style-name="ce13" table:formula="of:=([.M3]-[.M17])/[.M3]" office:value-type="float" office:value="-0.214292342009577" calcext:value-type="float">
            <text:p>-0.214292342009577</text:p>
          </table:table-cell>
          <table:table-cell table:style-name="ce13" table:formula="of:=([.N3]-[.N17])/[.N3]" office:value-type="float" office:value="-0.307994129201861" calcext:value-type="float">
            <text:p>-0.307994129201861</text:p>
          </table:table-cell>
          <table:table-cell table:style-name="ce13" table:formula="of:=([.O3]-[.O17])/[.O3]" office:value-type="float" office:value="-0.069014585556745" calcext:value-type="float">
            <text:p>-0.069014585556745</text:p>
          </table:table-cell>
          <table:table-cell table:style-name="ce13" table:number-columns-repeated="2"/>
          <table:table-cell table:style-name="ce13" table:formula="of:=([.R3]-[.R17])/[.R3]" office:value-type="float" office:value="-0.0471698113207547" calcext:value-type="float">
            <text:p>-0.047169811320755</text:p>
          </table:table-cell>
          <table:table-cell table:style-name="ce13" table:formula="of:=([.S3]-[.S17])/[.S3]" office:value-type="float" office:value="-0.174857973312194" calcext:value-type="float">
            <text:p>-0.174857973312194</text:p>
          </table:table-cell>
          <table:table-cell table:style-name="ce13" table:formula="of:=([.T3]-[.T17])/[.T3]" office:value-type="float" office:value="-0.588900637161141" calcext:value-type="float">
            <text:p>-0.588900637161141</text:p>
          </table:table-cell>
          <table:table-cell table:style-name="ce13"/>
          <table:table-cell table:style-name="ce13" table:formula="of:=([.V3]-[.V17])/[.V3]" office:value-type="float" office:value="-0.418224311409521" calcext:value-type="float">
            <text:p>-0.418224311409521</text:p>
          </table:table-cell>
          <table:table-cell table:style-name="ce13"/>
          <table:table-cell table:style-name="ce13" table:formula="of:=([.X3]-[.X17])/[.X3]" office:value-type="float" office:value="-0.357860323083952" calcext:value-type="float">
            <text:p>-0.357860323083952</text:p>
          </table:table-cell>
          <table:table-cell table:style-name="ce13"/>
          <table:table-cell table:style-name="ce13" table:formula="of:=([.Z3]-[.Z17])/[.Z3]" office:value-type="float" office:value="-0.00136432144718997" calcext:value-type="float">
            <text:p>-0.00136432144719</text:p>
          </table:table-cell>
          <table:table-cell table:style-name="ce13" table:formula="of:=([.AA3]-[.AA17])/[.AA3]" office:value-type="float" office:value="0" calcext:value-type="float">
            <text:p>0</text:p>
          </table:table-cell>
          <table:table-cell table:style-name="ce24"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PMX SCRAMBLE</text:p>
          </table:table-cell>
          <table:table-cell table:formula="of:=SUM([.F61:.W61])/14" office:value-type="float" office:value="-0.298183867155361" calcext:value-type="float">
            <text:p>-0.298183867155361</text:p>
          </table:table-cell>
          <table:table-cell table:style-name="ce52" table:formula="of:=[.D61]*(-1)" office:value-type="percentage" office:value="0.298183867155362" calcext:value-type="percentage">
            <text:p>29.82%</text:p>
          </table:table-cell>
          <table:table-cell table:formula="of:=([.F3]-[.F18])/[.F3]" office:value-type="float" office:value="-0.471647221176769" calcext:value-type="float">
            <text:p>-0.471647221176769</text:p>
          </table:table-cell>
          <table:table-cell table:style-name="ce13" table:formula="of:=([.G3]-[.G18])/[.G3]" office:value-type="float" office:value="-0.15527950310559" calcext:value-type="float">
            <text:p>-0.15527950310559</text:p>
          </table:table-cell>
          <table:table-cell table:style-name="ce13" table:formula="of:=([.H3]-[.H18])/[.H3]" office:value-type="float" office:value="-0.153795379537956" calcext:value-type="float">
            <text:p>-0.153795379537956</text:p>
          </table:table-cell>
          <table:table-cell table:style-name="ce13" table:formula="of:=([.I3]-[.I18])/[.I3]" office:value-type="float" office:value="-0.273044083243401" calcext:value-type="float">
            <text:p>-0.273044083243401</text:p>
          </table:table-cell>
          <table:table-cell table:style-name="ce13" table:number-columns-repeated="3"/>
          <table:table-cell table:style-name="ce13" table:formula="of:=([.M3]-[.M18])/[.M3]" office:value-type="float" office:value="-0.265340566041688" calcext:value-type="float">
            <text:p>-0.265340566041688</text:p>
          </table:table-cell>
          <table:table-cell table:style-name="ce13" table:formula="of:=([.N3]-[.N18])/[.N3]" office:value-type="float" office:value="-0.540798317260143" calcext:value-type="float">
            <text:p>-0.540798317260143</text:p>
          </table:table-cell>
          <table:table-cell table:style-name="ce13" table:formula="of:=([.O3]-[.O18])/[.O3]" office:value-type="float" office:value="-0.145499822127353" calcext:value-type="float">
            <text:p>-0.145499822127353</text:p>
          </table:table-cell>
          <table:table-cell table:style-name="ce13" table:number-columns-repeated="2"/>
          <table:table-cell table:style-name="ce13" table:formula="of:=([.R3]-[.R18])/[.R3]" office:value-type="float" office:value="-0.0618448637316588" calcext:value-type="float">
            <text:p>-0.061844863731659</text:p>
          </table:table-cell>
          <table:table-cell table:style-name="ce13" table:formula="of:=([.S3]-[.S18])/[.S3]" office:value-type="float" office:value="-0.325274144536926" calcext:value-type="float">
            <text:p>-0.325274144536926</text:p>
          </table:table-cell>
          <table:table-cell table:style-name="ce13" table:formula="of:=([.T3]-[.T18])/[.T3]" office:value-type="float" office:value="-1.09180174119681" calcext:value-type="float">
            <text:p>-1.09180174119681</text:p>
          </table:table-cell>
          <table:table-cell table:style-name="ce13"/>
          <table:table-cell table:style-name="ce13" table:formula="of:=([.V3]-[.V18])/[.V3]" office:value-type="float" office:value="-0.690248498216759" calcext:value-type="float">
            <text:p>-0.690248498216759</text:p>
          </table:table-cell>
          <table:table-cell table:style-name="ce13"/>
          <table:table-cell table:style-name="ce13" table:formula="of:=([.X3]-[.X18])/[.X3]" office:value-type="float" office:value="-0.807970448557498" calcext:value-type="float">
            <text:p>-0.807970448557498</text:p>
          </table:table-cell>
          <table:table-cell table:style-name="ce13"/>
          <table:table-cell table:style-name="ce13" table:formula="of:=([.Z3]-[.Z18])/[.Z3]" office:value-type="float" office:value="-0.00136432144718997" calcext:value-type="float">
            <text:p>-0.00136432144719</text:p>
          </table:table-cell>
          <table:table-cell table:style-name="ce13" table:formula="of:=([.AA3]-[.AA18])/[.AA3]" office:value-type="float" office:value="-0.074153999905645" calcext:value-type="float">
            <text:p>-0.074153999905645</text:p>
          </table:table-cell>
          <table:table-cell table:style-name="ce24" table:number-columns-repeated="35"/>
        </table:table-row>
        <table:table-row table:style-name="ro4">
          <table:table-cell table:style-name="ce3" table:number-columns-repeated="2"/>
          <table:table-cell office:value-type="string" calcext:value-type="string">
            <text:p>CX SCRAMBLE</text:p>
          </table:table-cell>
          <table:table-cell table:formula="of:=SUM([.F62:.W62])/14" office:value-type="float" office:value="-0.195007550733226" calcext:value-type="float">
            <text:p>-0.195007550733226</text:p>
          </table:table-cell>
          <table:table-cell table:style-name="ce52" table:formula="of:=[.D62]*(-1)" office:value-type="percentage" office:value="0.195007550733225" calcext:value-type="percentage">
            <text:p>19.50%</text:p>
          </table:table-cell>
          <table:table-cell table:formula="of:=([.F3]-[.F19])/[.F3]" office:value-type="float" office:value="-0.199065361937025" calcext:value-type="float">
            <text:p>-0.199065361937025</text:p>
          </table:table-cell>
          <table:table-cell table:style-name="ce13" table:formula="of:=([.G3]-[.G19])/[.G3]" office:value-type="float" office:value="-0.0571428571428571" calcext:value-type="float">
            <text:p>-0.057142857142857</text:p>
          </table:table-cell>
          <table:table-cell table:style-name="ce13" table:formula="of:=([.H3]-[.H19])/[.H3]" office:value-type="float" office:value="-0.110891089108911" calcext:value-type="float">
            <text:p>-0.110891089108911</text:p>
          </table:table-cell>
          <table:table-cell table:style-name="ce13" table:formula="of:=([.I3]-[.I19])/[.I3]" office:value-type="float" office:value="-0.241567593088652" calcext:value-type="float">
            <text:p>-0.241567593088652</text:p>
          </table:table-cell>
          <table:table-cell table:style-name="ce13" table:number-columns-repeated="3"/>
          <table:table-cell table:style-name="ce13" table:formula="of:=([.M3]-[.M19])/[.M3]" office:value-type="float" office:value="-0.148764350669121" calcext:value-type="float">
            <text:p>-0.148764350669121</text:p>
          </table:table-cell>
          <table:table-cell table:style-name="ce13" table:formula="of:=([.N3]-[.N19])/[.N3]" office:value-type="float" office:value="-0.393716384871679" calcext:value-type="float">
            <text:p>-0.393716384871679</text:p>
          </table:table-cell>
          <table:table-cell table:style-name="ce13" table:formula="of:=([.O3]-[.O19])/[.O3]" office:value-type="float" office:value="-0.0757737459978655" calcext:value-type="float">
            <text:p>-0.075773745997866</text:p>
          </table:table-cell>
          <table:table-cell table:style-name="ce13" table:number-columns-repeated="2"/>
          <table:table-cell table:style-name="ce13" table:formula="of:=([.R3]-[.R19])/[.R3]" office:value-type="float" office:value="-0.0547693920335455" calcext:value-type="float">
            <text:p>-0.054769392033546</text:p>
          </table:table-cell>
          <table:table-cell table:style-name="ce13" table:formula="of:=([.S3]-[.S19])/[.S3]" office:value-type="float" office:value="-0.152397938961554" calcext:value-type="float">
            <text:p>-0.152397938961554</text:p>
          </table:table-cell>
          <table:table-cell table:style-name="ce13" table:formula="of:=([.T3]-[.T19])/[.T3]" office:value-type="float" office:value="-0.791825790311826" calcext:value-type="float">
            <text:p>-0.791825790311826</text:p>
          </table:table-cell>
          <table:table-cell table:style-name="ce13"/>
          <table:table-cell table:style-name="ce13" table:formula="of:=([.V3]-[.V19])/[.V3]" office:value-type="float" office:value="-0.504191206142122" calcext:value-type="float">
            <text:p>-0.504191206142122</text:p>
          </table:table-cell>
          <table:table-cell table:style-name="ce13"/>
          <table:table-cell table:style-name="ce13" table:formula="of:=([.X3]-[.X19])/[.X3]" office:value-type="float" office:value="-0.448452959381239" calcext:value-type="float">
            <text:p>-0.448452959381239</text:p>
          </table:table-cell>
          <table:table-cell table:style-name="ce13"/>
          <table:table-cell table:style-name="ce13" table:formula="of:=([.Z3]-[.Z19])/[.Z3]" office:value-type="float" office:value="-0.00259399635756297" calcext:value-type="float">
            <text:p>-0.002593996357563</text:p>
          </table:table-cell>
          <table:table-cell table:style-name="ce13" table:formula="of:=([.AA3]-[.AA19])/[.AA3]" office:value-type="float" office:value="-0.0258107017634843" calcext:value-type="float">
            <text:p>-0.025810701763484</text:p>
          </table:table-cell>
          <table:table-cell table:style-name="ce24" table:number-columns-repeated="35"/>
        </table:table-row>
        <table:table-row table:style-name="ro4">
          <table:table-cell table:style-name="ce3"/>
          <table:table-cell table:style-name="ce7"/>
          <table:table-cell table:style-name="ce16" office:value-type="string" calcext:value-type="string">
            <text:p>MX SHIFT</text:p>
          </table:table-cell>
          <table:table-cell table:formula="of:=SUM([.F63:.W63])/14" office:value-type="float" office:value="-0.0790605004234882" calcext:value-type="float">
            <text:p>-0.079060500423488</text:p>
          </table:table-cell>
          <table:table-cell table:style-name="ce52" table:formula="of:=[.D63]*(-1)" office:value-type="percentage" office:value="0.0790605004234887" calcext:value-type="percentage">
            <text:p>7.91%</text:p>
          </table:table-cell>
          <table:table-cell table:formula="of:=([.F3]-[.F20])/[.F3]" office:value-type="float" office:value="-0.113693388533431" calcext:value-type="float">
            <text:p>-0.113693388533431</text:p>
          </table:table-cell>
          <table:table-cell table:style-name="ce13" table:formula="of:=([.G3]-[.G20])/[.G3]" office:value-type="float" office:value="-0.048240165631472" calcext:value-type="float">
            <text:p>-0.048240165631472</text:p>
          </table:table-cell>
          <table:table-cell table:style-name="ce13" table:formula="of:=([.H3]-[.H20])/[.H3]" office:value-type="float" office:value="-0.00858085808580697" calcext:value-type="float">
            <text:p>-0.008580858085807</text:p>
          </table:table-cell>
          <table:table-cell table:style-name="ce13" table:formula="of:=([.I3]-[.I20])/[.I3]" office:value-type="float" office:value="-0.108517131430987" calcext:value-type="float">
            <text:p>-0.108517131430987</text:p>
          </table:table-cell>
          <table:table-cell table:style-name="ce13" table:number-columns-repeated="3"/>
          <table:table-cell table:style-name="ce13" table:formula="of:=([.M3]-[.M20])/[.M3]" office:value-type="float" office:value="-0.107576607230386" calcext:value-type="float">
            <text:p>-0.107576607230386</text:p>
          </table:table-cell>
          <table:table-cell table:style-name="ce13" table:formula="of:=([.N3]-[.N20])/[.N3]" office:value-type="float" office:value="-0.143188948796899" calcext:value-type="float">
            <text:p>-0.143188948796899</text:p>
          </table:table-cell>
          <table:table-cell table:style-name="ce13" table:formula="of:=([.O3]-[.O20])/[.O3]" office:value-type="float" office:value="-0.0530060476698687" calcext:value-type="float">
            <text:p>-0.053006047669869</text:p>
          </table:table-cell>
          <table:table-cell table:style-name="ce13" table:number-columns-repeated="2"/>
          <table:table-cell table:style-name="ce13" table:formula="of:=([.R3]-[.R20])/[.R3]" office:value-type="float" office:value="-0.0573899371069182" calcext:value-type="float">
            <text:p>-0.057389937106918</text:p>
          </table:table-cell>
          <table:table-cell table:style-name="ce13" table:formula="of:=([.S3]-[.S20])/[.S3]" office:value-type="float" office:value="-0.116065530453165" calcext:value-type="float">
            <text:p>-0.116065530453165</text:p>
          </table:table-cell>
          <table:table-cell table:style-name="ce13" table:formula="of:=([.T3]-[.T20])/[.T3]" office:value-type="float" office:value="-0.188197592684104" calcext:value-type="float">
            <text:p>-0.188197592684104</text:p>
          </table:table-cell>
          <table:table-cell table:style-name="ce13"/>
          <table:table-cell table:style-name="ce13" table:formula="of:=([.V3]-[.V20])/[.V3]" office:value-type="float" office:value="-0.162390798305798" calcext:value-type="float">
            <text:p>-0.162390798305798</text:p>
          </table:table-cell>
          <table:table-cell table:style-name="ce13"/>
          <table:table-cell table:style-name="ce13" table:formula="of:=([.X3]-[.X20])/[.X3]" office:value-type="float" office:value="-0.162276258681556" calcext:value-type="float">
            <text:p>-0.162276258681556</text:p>
          </table:table-cell>
          <table:table-cell table:style-name="ce13"/>
          <table:table-cell table:style-name="ce13" table:formula="of:=([.Z3]-[.Z20])/[.Z3]" office:value-type="float" office:value="-0.000571937232979282" calcext:value-type="float">
            <text:p>-0.000571937232979</text:p>
          </table:table-cell>
          <table:table-cell table:style-name="ce13" table:formula="of:=([.AA3]-[.AA20])/[.AA3]" office:value-type="float" office:value="-0.0264227414858667" calcext:value-type="float">
            <text:p>-0.026422741485867</text:p>
          </table:table-cell>
          <table:table-cell table:style-name="ce24" table:number-columns-repeated="35"/>
        </table:table-row>
        <table:table-row table:style-name="ro4">
          <table:table-cell table:style-name="ce3"/>
          <table:table-cell table:style-name="ce7"/>
          <table:table-cell table:style-name="ce16" office:value-type="string" calcext:value-type="string">
            <text:p>OBX SHIFT</text:p>
          </table:table-cell>
          <table:table-cell table:formula="of:=SUM([.F64:.W64])/14" office:value-type="float" office:value="-0.207628245057309" calcext:value-type="float">
            <text:p>-0.207628245057309</text:p>
          </table:table-cell>
          <table:table-cell table:style-name="ce52" table:formula="of:=[.D64]*(-1)" office:value-type="percentage" office:value="0.207628245057309" calcext:value-type="percentage">
            <text:p>20.76%</text:p>
          </table:table-cell>
          <table:table-cell table:formula="of:=([.F3]-[.F21])/[.F3]" office:value-type="float" office:value="-0.154811190565798" calcext:value-type="float">
            <text:p>-0.154811190565798</text:p>
          </table:table-cell>
          <table:table-cell table:style-name="ce13" table:formula="of:=([.G3]-[.G21])/[.G3]" office:value-type="float" office:value="-0.0492753623188386" calcext:value-type="float">
            <text:p>-0.049275362318839</text:p>
          </table:table-cell>
          <table:table-cell table:style-name="ce13" table:formula="of:=([.H3]-[.H21])/[.H3]" office:value-type="float" office:value="-0.0181518151815199" calcext:value-type="float">
            <text:p>-0.01815181518152</text:p>
          </table:table-cell>
          <table:table-cell table:style-name="ce13" table:formula="of:=([.I3]-[.I21])/[.I3]" office:value-type="float" office:value="-0.234802233474303" calcext:value-type="float">
            <text:p>-0.234802233474303</text:p>
          </table:table-cell>
          <table:table-cell table:style-name="ce13" table:number-columns-repeated="3"/>
          <table:table-cell table:style-name="ce13" table:formula="of:=([.M3]-[.M21])/[.M3]" office:value-type="float" office:value="-0.147017490893165" calcext:value-type="float">
            <text:p>-0.147017490893165</text:p>
          </table:table-cell>
          <table:table-cell table:style-name="ce13" table:formula="of:=([.N3]-[.N21])/[.N3]" office:value-type="float" office:value="-0.451162664703451" calcext:value-type="float">
            <text:p>-0.451162664703451</text:p>
          </table:table-cell>
          <table:table-cell table:style-name="ce13" table:formula="of:=([.O3]-[.O21])/[.O3]" office:value-type="float" office:value="-0.0793311988616115" calcext:value-type="float">
            <text:p>-0.079331198861612</text:p>
          </table:table-cell>
          <table:table-cell table:style-name="ce13" table:number-columns-repeated="2"/>
          <table:table-cell table:style-name="ce13" table:formula="of:=([.R3]-[.R21])/[.R3]" office:value-type="float" office:value="-0.050314465408805" calcext:value-type="float">
            <text:p>-0.050314465408805</text:p>
          </table:table-cell>
          <table:table-cell table:style-name="ce13" table:formula="of:=([.S3]-[.S21])/[.S3]" office:value-type="float" office:value="-0.179151803408641" calcext:value-type="float">
            <text:p>-0.179151803408641</text:p>
          </table:table-cell>
          <table:table-cell table:style-name="ce13" table:formula="of:=([.T3]-[.T21])/[.T3]" office:value-type="float" office:value="-0.980088594895006" calcext:value-type="float">
            <text:p>-0.980088594895006</text:p>
          </table:table-cell>
          <table:table-cell table:style-name="ce13"/>
          <table:table-cell table:style-name="ce13" table:formula="of:=([.V3]-[.V21])/[.V3]" office:value-type="float" office:value="-0.56268861109119" calcext:value-type="float">
            <text:p>-0.56268861109119</text:p>
          </table:table-cell>
          <table:table-cell table:style-name="ce13"/>
          <table:table-cell table:style-name="ce13" table:formula="of:=([.X3]-[.X21])/[.X3]" office:value-type="float" office:value="-0.6127009690018" calcext:value-type="float">
            <text:p>-0.6127009690018</text:p>
          </table:table-cell>
          <table:table-cell table:style-name="ce13"/>
          <table:table-cell table:style-name="ce13" table:formula="of:=([.Z3]-[.Z21])/[.Z3]" office:value-type="float" office:value="-0.00417516151968264" calcext:value-type="float">
            <text:p>-0.004175161519683</text:p>
          </table:table-cell>
          <table:table-cell table:style-name="ce13" table:formula="of:=([.AA3]-[.AA21])/[.AA3]" office:value-type="float" office:value="-0.00356767368719917" calcext:value-type="float">
            <text:p>-0.003567673687199</text:p>
          </table:table-cell>
          <table:table-cell table:style-name="ce24" table:number-columns-repeated="35"/>
        </table:table-row>
        <table:table-row table:style-name="ro4">
          <table:table-cell table:style-name="ce7"/>
          <table:table-cell table:style-name="ce3"/>
          <table:table-cell office:value-type="string" calcext:value-type="string">
            <text:p>OX SHIFT</text:p>
          </table:table-cell>
          <table:table-cell table:formula="of:=SUM([.F65:.W65])/14" office:value-type="float" office:value="-0.0210055642575672" calcext:value-type="float">
            <text:p>-0.021005564257567</text:p>
          </table:table-cell>
          <table:table-cell table:style-name="ce52" table:formula="of:=[.D65]*(-1)" office:value-type="percentage" office:value="0.0210055642575671" calcext:value-type="percentage">
            <text:p>2.10%</text:p>
          </table:table-cell>
          <table:table-cell table:formula="of:=([.F3]-[.F22])/[.F3]" office:value-type="float" office:value="-0.0337786977794505" calcext:value-type="float">
            <text:p>-0.033778697779451</text:p>
          </table:table-cell>
          <table:table-cell table:style-name="ce13" table:formula="of:=([.G3]-[.G22])/[.G3]" office:value-type="float" office:value="-0.0130434782608696" calcext:value-type="float">
            <text:p>-0.01304347826087</text:p>
          </table:table-cell>
          <table:table-cell table:style-name="ce13" table:formula="of:=([.H3]-[.H22])/[.H3]" office:value-type="float" office:value="-0.0107260726072623" calcext:value-type="float">
            <text:p>-0.010726072607262</text:p>
          </table:table-cell>
          <table:table-cell table:style-name="ce13" table:formula="of:=([.I3]-[.I22])/[.I3]" office:value-type="float" office:value="-0.0509558461629698" calcext:value-type="float">
            <text:p>-0.05095584616297</text:p>
          </table:table-cell>
          <table:table-cell table:style-name="ce13" table:number-columns-repeated="3"/>
          <table:table-cell table:style-name="ce13" table:formula="of:=([.M3]-[.M22])/[.M3]" office:value-type="float" office:value="-0.0119235775652013" calcext:value-type="float">
            <text:p>-0.011923577565201</text:p>
          </table:table-cell>
          <table:table-cell table:style-name="ce13" table:formula="of:=([.N3]-[.N22])/[.N3]" office:value-type="float" office:value="-0.041005297214893" calcext:value-type="float">
            <text:p>-0.041005297214893</text:p>
          </table:table-cell>
          <table:table-cell table:style-name="ce13" table:formula="of:=([.O3]-[.O22])/[.O3]" office:value-type="float" office:value="-0.0145855567413735" calcext:value-type="float">
            <text:p>-0.014585556741374</text:p>
          </table:table-cell>
          <table:table-cell table:style-name="ce13" table:number-columns-repeated="2"/>
          <table:table-cell table:style-name="ce13" table:formula="of:=([.R3]-[.R22])/[.R3]" office:value-type="float" office:value="-0.014675052410904" calcext:value-type="float">
            <text:p>-0.014675052410904</text:p>
          </table:table-cell>
          <table:table-cell table:style-name="ce13" table:formula="of:=([.S3]-[.S22])/[.S3]" office:value-type="float" office:value="-0.020742502312063" calcext:value-type="float">
            <text:p>-0.020742502312063</text:p>
          </table:table-cell>
          <table:table-cell table:style-name="ce13" table:formula="of:=([.T3]-[.T22])/[.T3]" office:value-type="float" office:value="-0.0449902476741962" calcext:value-type="float">
            <text:p>-0.044990247674196</text:p>
          </table:table-cell>
          <table:table-cell table:style-name="ce13"/>
          <table:table-cell table:style-name="ce13" table:formula="of:=([.V3]-[.V22])/[.V3]" office:value-type="float" office:value="-0.0376515708767577" calcext:value-type="float">
            <text:p>-0.037651570876758</text:p>
          </table:table-cell>
          <table:table-cell table:style-name="ce13"/>
          <table:table-cell table:style-name="ce13" table:formula="of:=([.X3]-[.X22])/[.X3]" office:value-type="float" office:value="-0.0554904701550297" calcext:value-type="float">
            <text:p>-0.05549047015503</text:p>
          </table:table-cell>
          <table:table-cell table:style-name="ce13"/>
          <table:table-cell table:style-name="ce13" table:formula="of:=([.Z3]-[.Z22])/[.Z3]" office:value-type="float" office:value="0" calcext:value-type="float">
            <text:p>0</text:p>
          </table:table-cell>
          <table:table-cell table:style-name="ce13" table:formula="of:=([.AA3]-[.AA22])/[.AA3]" office:value-type="float" office:value="-0.00356767368719917" calcext:value-type="float">
            <text:p>-0.003567673687199</text:p>
          </table:table-cell>
          <table:table-cell table:style-name="ce24" table:number-columns-repeated="35"/>
        </table:table-row>
        <table:table-row table:style-name="ro4">
          <table:table-cell table:style-name="ce7" table:number-columns-repeated="2"/>
          <table:table-cell table:style-name="ce22" office:value-type="string" calcext:value-type="string">
            <text:p>LOX SHIFT</text:p>
          </table:table-cell>
          <table:table-cell table:formula="of:=SUM([.F66:.W66])/14" office:value-type="float" office:value="-0.0925414760531153" calcext:value-type="float">
            <text:p>-0.092541476053115</text:p>
          </table:table-cell>
          <table:table-cell table:style-name="ce52" table:formula="of:=[.D66]*(-1)" office:value-type="percentage" office:value="0.0925414760531143" calcext:value-type="percentage">
            <text:p>9.25%</text:p>
          </table:table-cell>
          <table:table-cell table:formula="of:=([.F3]-[.F23])/[.F3]" office:value-type="float" office:value="-0.093118805670559" calcext:value-type="float">
            <text:p>-0.093118805670559</text:p>
          </table:table-cell>
          <table:table-cell table:style-name="ce13" table:formula="of:=([.G3]-[.G23])/[.G3]" office:value-type="float" office:value="-0.0260869565217391" calcext:value-type="float">
            <text:p>-0.026086956521739</text:p>
          </table:table-cell>
          <table:table-cell table:style-name="ce13" table:formula="of:=([.H3]-[.H23])/[.H3]" office:value-type="float" office:value="-0.0676567656765694" calcext:value-type="float">
            <text:p>-0.067656765676569</text:p>
          </table:table-cell>
          <table:table-cell table:style-name="ce13" table:formula="of:=([.I3]-[.I23])/[.I3]" office:value-type="float" office:value="-0.106607761350337" calcext:value-type="float">
            <text:p>-0.106607761350337</text:p>
          </table:table-cell>
          <table:table-cell table:style-name="ce13" table:number-columns-repeated="3"/>
          <table:table-cell table:style-name="ce13" table:formula="of:=([.M3]-[.M23])/[.M3]" office:value-type="float" office:value="-0.096621622735876" calcext:value-type="float">
            <text:p>-0.096621622735876</text:p>
          </table:table-cell>
          <table:table-cell table:style-name="ce13" table:formula="of:=([.N3]-[.N23])/[.N3]" office:value-type="float" office:value="-0.159994452582622" calcext:value-type="float">
            <text:p>-0.159994452582622</text:p>
          </table:table-cell>
          <table:table-cell table:style-name="ce13" table:formula="of:=([.O3]-[.O23])/[.O3]" office:value-type="float" office:value="-0.139452152258986" calcext:value-type="float">
            <text:p>-0.139452152258986</text:p>
          </table:table-cell>
          <table:table-cell table:style-name="ce13" table:number-columns-repeated="2"/>
          <table:table-cell table:style-name="ce13" table:formula="of:=([.R3]-[.R23])/[.R3]" office:value-type="float" office:value="-0.0303983228511556" calcext:value-type="float">
            <text:p>-0.030398322851156</text:p>
          </table:table-cell>
          <table:table-cell table:style-name="ce13" table:formula="of:=([.S3]-[.S23])/[.S3]" office:value-type="float" office:value="-0.18186021931563" calcext:value-type="float">
            <text:p>-0.18186021931563</text:p>
          </table:table-cell>
          <table:table-cell table:style-name="ce13" table:formula="of:=([.T3]-[.T23])/[.T3]" office:value-type="float" office:value="-0.215439875133544" calcext:value-type="float">
            <text:p>-0.215439875133544</text:p>
          </table:table-cell>
          <table:table-cell table:style-name="ce13"/>
          <table:table-cell table:style-name="ce13" table:formula="of:=([.V3]-[.V23])/[.V3]" office:value-type="float" office:value="-0.178343730646596" calcext:value-type="float">
            <text:p>-0.178343730646596</text:p>
          </table:table-cell>
          <table:table-cell table:style-name="ce13"/>
          <table:table-cell table:style-name="ce13" table:formula="of:=([.X3]-[.X23])/[.X3]" office:value-type="float" office:value="-0.190158358725124" calcext:value-type="float">
            <text:p>-0.190158358725124</text:p>
          </table:table-cell>
          <table:table-cell table:style-name="ce13"/>
          <table:table-cell table:style-name="ce13" table:formula="of:=([.Z3]-[.Z23])/[.Z3]" office:value-type="float" office:value="-0.00316593359054239" calcext:value-type="float">
            <text:p>-0.003165933590542</text:p>
          </table:table-cell>
          <table:table-cell table:style-name="ce13" table:formula="of:=([.AA3]-[.AA23])/[.AA3]" office:value-type="float" office:value="-0.00713534737439834" calcext:value-type="float">
            <text:p>-0.007135347374398</text:p>
          </table:table-cell>
          <table:table-cell table:style-name="ce24" table:number-columns-repeated="35"/>
        </table:table-row>
        <table:table-row table:style-name="ro4">
          <table:table-cell table:style-name="ce7" table:number-columns-repeated="2"/>
          <table:table-cell table:style-name="ce22" office:value-type="string" calcext:value-type="string">
            <text:p>PBX SHIFT</text:p>
          </table:table-cell>
          <table:table-cell table:formula="of:=SUM([.F67:.W67])/14" office:value-type="float" office:value="-0.0800382668438479" calcext:value-type="float">
            <text:p>-0.080038266843848</text:p>
          </table:table-cell>
          <table:table-cell table:style-name="ce52" table:formula="of:=[.D67]*(-1)" office:value-type="percentage" office:value="0.0800382668438479" calcext:value-type="percentage">
            <text:p>8.00%</text:p>
          </table:table-cell>
          <table:table-cell table:formula="of:=([.F3]-[.F24])/[.F3]" office:value-type="float" office:value="-0.10964747208631" calcext:value-type="float">
            <text:p>-0.10964747208631</text:p>
          </table:table-cell>
          <table:table-cell table:style-name="ce13" table:formula="of:=([.G3]-[.G24])/[.G3]" office:value-type="float" office:value="-0.0505175983436833" calcext:value-type="float">
            <text:p>-0.050517598343683</text:p>
          </table:table-cell>
          <table:table-cell table:style-name="ce13" table:formula="of:=([.H3]-[.H24])/[.H3]" office:value-type="float" office:value="-0.0189768976897673" calcext:value-type="float">
            <text:p>-0.018976897689767</text:p>
          </table:table-cell>
          <table:table-cell table:style-name="ce13" table:formula="of:=([.I3]-[.I24])/[.I3]" office:value-type="float" office:value="-0.172022950200874" calcext:value-type="float">
            <text:p>-0.172022950200874</text:p>
          </table:table-cell>
          <table:table-cell table:style-name="ce13" table:number-columns-repeated="3"/>
          <table:table-cell table:style-name="ce13" table:formula="of:=([.M3]-[.M24])/[.M3]" office:value-type="float" office:value="-0.0779297996487126" calcext:value-type="float">
            <text:p>-0.077929799648713</text:p>
          </table:table-cell>
          <table:table-cell table:style-name="ce13" table:formula="of:=([.N3]-[.N24])/[.N3]" office:value-type="float" office:value="-0.0908653799787428" calcext:value-type="float">
            <text:p>-0.090865379978743</text:p>
          </table:table-cell>
          <table:table-cell table:style-name="ce13" table:formula="of:=([.O3]-[.O24])/[.O3]" office:value-type="float" office:value="-0.0956954820348665" calcext:value-type="float">
            <text:p>-0.095695482034867</text:p>
          </table:table-cell>
          <table:table-cell table:style-name="ce13" table:number-columns-repeated="2"/>
          <table:table-cell table:style-name="ce13" table:formula="of:=([.R3]-[.R24])/[.R3]" office:value-type="float" office:value="-0.0382599580712814" calcext:value-type="float">
            <text:p>-0.038259958071281</text:p>
          </table:table-cell>
          <table:table-cell table:style-name="ce13" table:formula="of:=([.S3]-[.S24])/[.S3]" office:value-type="float" office:value="-0.121812656889946" calcext:value-type="float">
            <text:p>-0.121812656889946</text:p>
          </table:table-cell>
          <table:table-cell table:style-name="ce13" table:formula="of:=([.T3]-[.T24])/[.T3]" office:value-type="float" office:value="-0.178401638473367" calcext:value-type="float">
            <text:p>-0.178401638473367</text:p>
          </table:table-cell>
          <table:table-cell table:style-name="ce13"/>
          <table:table-cell table:style-name="ce13" table:formula="of:=([.V3]-[.V24])/[.V3]" office:value-type="float" office:value="-0.16640590239632" calcext:value-type="float">
            <text:p>-0.16640590239632</text:p>
          </table:table-cell>
          <table:table-cell table:style-name="ce13"/>
          <table:table-cell table:style-name="ce13" table:formula="of:=([.X3]-[.X24])/[.X3]" office:value-type="float" office:value="-0.148746547397726" calcext:value-type="float">
            <text:p>-0.148746547397726</text:p>
          </table:table-cell>
          <table:table-cell table:style-name="ce13"/>
          <table:table-cell table:style-name="ce13" table:formula="of:=([.Z3]-[.Z24])/[.Z3]" office:value-type="float" office:value="-0.00114387446595722" calcext:value-type="float">
            <text:p>-0.001143874465957</text:p>
          </table:table-cell>
          <table:table-cell table:style-name="ce13" table:formula="of:=([.AA3]-[.AA24])/[.AA3]" office:value-type="float" office:value="-0.00356767368719917" calcext:value-type="float">
            <text:p>-0.003567673687199</text:p>
          </table:table-cell>
          <table:table-cell table:style-name="ce24" table:number-columns-repeated="35"/>
        </table:table-row>
        <table:table-row table:style-name="ro4">
          <table:table-cell/>
          <table:table-cell table:style-name="ce3"/>
          <table:table-cell office:value-type="string" calcext:value-type="string">
            <text:p>PMX SHIFT</text:p>
          </table:table-cell>
          <table:table-cell table:formula="of:=SUM([.F68:.W68])/14" office:value-type="float" office:value="-0.0708805830421594" calcext:value-type="float">
            <text:p>-0.070880583042159</text:p>
          </table:table-cell>
          <table:table-cell table:style-name="ce52" table:formula="of:=[.D68]*(-1)" office:value-type="percentage" office:value="0.0708805830421595" calcext:value-type="percentage">
            <text:p>7.09%</text:p>
          </table:table-cell>
          <table:table-cell table:formula="of:=([.F3]-[.F25])/[.F3]" office:value-type="float" office:value="-0.0834901518002728" calcext:value-type="float">
            <text:p>-0.083490151800273</text:p>
          </table:table-cell>
          <table:table-cell table:style-name="ce13" table:formula="of:=([.G3]-[.G25])/[.G3]" office:value-type="float" office:value="-0.0540372670807453" calcext:value-type="float">
            <text:p>-0.054037267080745</text:p>
          </table:table-cell>
          <table:table-cell table:style-name="ce13" table:formula="of:=([.H3]-[.H25])/[.H3]" office:value-type="float" office:value="-0.0267326732673267" calcext:value-type="float">
            <text:p>-0.026732673267327</text:p>
          </table:table-cell>
          <table:table-cell table:style-name="ce13" table:formula="of:=([.I3]-[.I25])/[.I3]" office:value-type="float" office:value="-0.112956111717226" calcext:value-type="float">
            <text:p>-0.112956111717226</text:p>
          </table:table-cell>
          <table:table-cell table:style-name="ce13" table:number-columns-repeated="3"/>
          <table:table-cell table:style-name="ce13" table:formula="of:=([.M3]-[.M25])/[.M3]" office:value-type="float" office:value="-0.0704154247353233" calcext:value-type="float">
            <text:p>-0.070415424735323</text:p>
          </table:table-cell>
          <table:table-cell table:style-name="ce13" table:formula="of:=([.N3]-[.N25])/[.N3]" office:value-type="float" office:value="-0.173259425869142" calcext:value-type="float">
            <text:p>-0.173259425869142</text:p>
          </table:table-cell>
          <table:table-cell table:style-name="ce13" table:formula="of:=([.O3]-[.O25])/[.O3]" office:value-type="float" office:value="-0.00569192458199897" calcext:value-type="float">
            <text:p>-0.005691924581999</text:p>
          </table:table-cell>
          <table:table-cell table:style-name="ce13" table:number-columns-repeated="2"/>
          <table:table-cell table:style-name="ce13" table:formula="of:=([.R3]-[.R25])/[.R3]" office:value-type="float" office:value="-0.039046121593294" calcext:value-type="float">
            <text:p>-0.039046121593294</text:p>
          </table:table-cell>
          <table:table-cell table:style-name="ce13" table:formula="of:=([.S3]-[.S25])/[.S3]" office:value-type="float" office:value="-0.0784119434535612" calcext:value-type="float">
            <text:p>-0.078411943453561</text:p>
          </table:table-cell>
          <table:table-cell table:style-name="ce13" table:formula="of:=([.T3]-[.T25])/[.T3]" office:value-type="float" office:value="-0.188937347900473" calcext:value-type="float">
            <text:p>-0.188937347900473</text:p>
          </table:table-cell>
          <table:table-cell table:style-name="ce13"/>
          <table:table-cell table:style-name="ce13" table:formula="of:=([.V3]-[.V25])/[.V3]" office:value-type="float" office:value="-0.159349770590868" calcext:value-type="float">
            <text:p>-0.159349770590868</text:p>
          </table:table-cell>
          <table:table-cell table:style-name="ce13"/>
          <table:table-cell table:style-name="ce13" table:formula="of:=([.X3]-[.X25])/[.X3]" office:value-type="float" office:value="-0.181337795688079" calcext:value-type="float">
            <text:p>-0.181337795688079</text:p>
          </table:table-cell>
          <table:table-cell table:style-name="ce13"/>
          <table:table-cell table:style-name="ce13" table:formula="of:=([.Z3]-[.Z25])/[.Z3]" office:value-type="float" office:value="-0.00180161214335242" calcext:value-type="float">
            <text:p>-0.001801612143352</text:p>
          </table:table-cell>
          <table:table-cell table:style-name="ce13" table:formula="of:=([.AA3]-[.AA25])/[.AA3]" office:value-type="float" office:value="-0.00739434026273121" calcext:value-type="float">
            <text:p>-0.007394340262731</text:p>
          </table:table-cell>
          <table:table-cell table:style-name="ce24" table:number-columns-repeated="35"/>
        </table:table-row>
        <table:table-row table:style-name="ro4">
          <table:table-cell/>
          <table:table-cell table:style-name="ce7"/>
          <table:table-cell office:value-type="string" calcext:value-type="string">
            <text:p>CX SHIFT</text:p>
          </table:table-cell>
          <table:table-cell table:formula="of:=SUM([.F69:.W69])/14" office:value-type="float" office:value="-0.0958276414676351" calcext:value-type="float">
            <text:p>-0.095827641467635</text:p>
          </table:table-cell>
          <table:table-cell table:style-name="ce52" table:formula="of:=[.D69]*(-1)" office:value-type="percentage" office:value="0.0958276414676346" calcext:value-type="percentage">
            <text:p>9.58%</text:p>
          </table:table-cell>
          <table:table-cell table:formula="of:=([.F3]-[.F26])/[.F3]" office:value-type="float" office:value="-0.0981997239995014" calcext:value-type="float">
            <text:p>-0.098199723999501</text:p>
          </table:table-cell>
          <table:table-cell table:style-name="ce13" table:formula="of:=([.G3]-[.G26])/[.G3]" office:value-type="float" office:value="-0.0643892339544534" calcext:value-type="float">
            <text:p>-0.064389233954453</text:p>
          </table:table-cell>
          <table:table-cell table:style-name="ce13" table:formula="of:=([.H3]-[.H26])/[.H3]" office:value-type="float" office:value="-0.056270627062708" calcext:value-type="float">
            <text:p>-0.056270627062708</text:p>
          </table:table-cell>
          <table:table-cell table:style-name="ce13" table:formula="of:=([.I3]-[.I26])/[.I3]" office:value-type="float" office:value="-0.207461709315054" calcext:value-type="float">
            <text:p>-0.207461709315054</text:p>
          </table:table-cell>
          <table:table-cell table:style-name="ce13" table:number-columns-repeated="3"/>
          <table:table-cell table:style-name="ce13" table:formula="of:=([.M3]-[.M26])/[.M3]" office:value-type="float" office:value="-0.123058168535345" calcext:value-type="float">
            <text:p>-0.123058168535345</text:p>
          </table:table-cell>
          <table:table-cell table:style-name="ce13" table:formula="of:=([.N3]-[.N26])/[.N3]" office:value-type="float" office:value="-0.155665146801487" calcext:value-type="float">
            <text:p>-0.155665146801487</text:p>
          </table:table-cell>
          <table:table-cell table:style-name="ce13" table:formula="of:=([.O3]-[.O26])/[.O3]" office:value-type="float" office:value="-0.0224119530416222" calcext:value-type="float">
            <text:p>-0.022411953041622</text:p>
          </table:table-cell>
          <table:table-cell table:style-name="ce13" table:number-columns-repeated="2"/>
          <table:table-cell table:style-name="ce13" table:formula="of:=([.R3]-[.R26])/[.R3]" office:value-type="float" office:value="-0.107180293501046" calcext:value-type="float">
            <text:p>-0.107180293501046</text:p>
          </table:table-cell>
          <table:table-cell table:style-name="ce13" table:formula="of:=([.S3]-[.S26])/[.S3]" office:value-type="float" office:value="-0.0969084423305589" calcext:value-type="float">
            <text:p>-0.096908442330559</text:p>
          </table:table-cell>
          <table:table-cell table:style-name="ce13" table:formula="of:=([.T3]-[.T26])/[.T3]" office:value-type="float" office:value="-0.205844961973204" calcext:value-type="float">
            <text:p>-0.205844961973204</text:p>
          </table:table-cell>
          <table:table-cell table:style-name="ce13"/>
          <table:table-cell table:style-name="ce13" table:formula="of:=([.V3]-[.V26])/[.V3]" office:value-type="float" office:value="-0.204196720031912" calcext:value-type="float">
            <text:p>-0.204196720031912</text:p>
          </table:table-cell>
          <table:table-cell table:style-name="ce13"/>
          <table:table-cell table:style-name="ce13" table:formula="of:=([.X3]-[.X26])/[.X3]" office:value-type="float" office:value="-0.351642274214542" calcext:value-type="float">
            <text:p>-0.351642274214542</text:p>
          </table:table-cell>
          <table:table-cell table:style-name="ce13"/>
          <table:table-cell table:style-name="ce13" table:formula="of:=([.Z3]-[.Z26])/[.Z3]" office:value-type="float" office:value="-0.0023735493763317" calcext:value-type="float">
            <text:p>-0.002373549376332</text:p>
          </table:table-cell>
          <table:table-cell table:style-name="ce13" table:formula="of:=([.AA3]-[.AA26])/[.AA3]" office:value-type="float" office:value="-0.0225960749103347" calcext:value-type="float">
            <text:p>-0.022596074910335</text:p>
          </table:table-cell>
          <table:table-cell table:style-name="ce24" table:number-columns-repeated="35"/>
        </table:table-row>
        <table:table-row table:style-name="ro4">
          <table:table-cell/>
          <table:table-cell table:style-name="ce7"/>
          <table:table-cell table:style-name="ce16" office:value-type="string" calcext:value-type="string">
            <text:p>MX INVERSION</text:p>
          </table:table-cell>
          <table:table-cell table:formula="of:=SUM([.F70:.W70])/14" office:value-type="float" office:value="-0.009668816560768" calcext:value-type="float">
            <text:p>-0.009668816560768</text:p>
          </table:table-cell>
          <table:table-cell table:style-name="ce52" table:formula="of:=[.D70]*(-1)" office:value-type="percentage" office:value="0.00966881656076833" calcext:value-type="percentage">
            <text:p>0.97%</text:p>
          </table:table-cell>
          <table:table-cell table:formula="of:=([.F3]-[.F27])/[.F3]" office:value-type="float" office:value="-0.00699410362563976" calcext:value-type="float">
            <text:p>-0.00699410362564</text:p>
          </table:table-cell>
          <table:table-cell table:style-name="ce13" table:formula="of:=([.G3]-[.G27])/[.G3]" office:value-type="float" office:value="0" calcext:value-type="float">
            <text:p>0</text:p>
          </table:table-cell>
          <table:table-cell table:style-name="ce13" table:formula="of:=([.H3]-[.H27])/[.H3]" office:value-type="float" office:value="0" calcext:value-type="float">
            <text:p>0</text:p>
          </table:table-cell>
          <table:table-cell table:style-name="ce13" table:formula="of:=([.I3]-[.I27])/[.I3]" office:value-type="float" office:value="-0.0323085758910648" calcext:value-type="float">
            <text:p>-0.032308575891065</text:p>
          </table:table-cell>
          <table:table-cell table:style-name="ce13" table:number-columns-repeated="3"/>
          <table:table-cell table:style-name="ce13" table:formula="of:=([.M3]-[.M27])/[.M3]" office:value-type="float" office:value="-0.0165574449538593" calcext:value-type="float">
            <text:p>-0.016557444953859</text:p>
          </table:table-cell>
          <table:table-cell table:style-name="ce13" table:formula="of:=([.N3]-[.N27])/[.N3]" office:value-type="float" office:value="-0.0211830134197903" calcext:value-type="float">
            <text:p>-0.02118301341979</text:p>
          </table:table-cell>
          <table:table-cell table:style-name="ce13" table:formula="of:=([.O3]-[.O27])/[.O3]" office:value-type="float" office:value="-0.00569192458199897" calcext:value-type="float">
            <text:p>-0.005691924581999</text:p>
          </table:table-cell>
          <table:table-cell table:style-name="ce13" table:number-columns-repeated="2"/>
          <table:table-cell table:style-name="ce13" table:formula="of:=([.R3]-[.R27])/[.R3]" office:value-type="float" office:value="0" calcext:value-type="float">
            <text:p>0</text:p>
          </table:table-cell>
          <table:table-cell table:style-name="ce13" table:formula="of:=([.S3]-[.S27])/[.S3]" office:value-type="float" office:value="-0.00871977804201348" calcext:value-type="float">
            <text:p>-0.008719778042013</text:p>
          </table:table-cell>
          <table:table-cell table:style-name="ce13" table:formula="of:=([.T3]-[.T27])/[.T3]" office:value-type="float" office:value="-0.0353425675334628" calcext:value-type="float">
            <text:p>-0.035342567533463</text:p>
          </table:table-cell>
          <table:table-cell table:style-name="ce13"/>
          <table:table-cell table:style-name="ce13" table:formula="of:=([.V3]-[.V27])/[.V3]" office:value-type="float" office:value="-0.00856602380292265" calcext:value-type="float">
            <text:p>-0.008566023802923</text:p>
          </table:table-cell>
          <table:table-cell table:style-name="ce13"/>
          <table:table-cell table:style-name="ce13" table:formula="of:=([.X3]-[.X27])/[.X3]" office:value-type="float" office:value="-0.0198183926165538" calcext:value-type="float">
            <text:p>-0.019818392616554</text:p>
          </table:table-cell>
          <table:table-cell table:style-name="ce13"/>
          <table:table-cell table:style-name="ce13" table:formula="of:=([.Z3]-[.Z27])/[.Z3]" office:value-type="float" office:value="0" calcext:value-type="float">
            <text:p>0</text:p>
          </table:table-cell>
          <table:table-cell table:style-name="ce13" table:formula="of:=([.AA3]-[.AA27])/[.AA3]" office:value-type="float" office:value="0" calcext:value-type="float">
            <text:p>0</text:p>
          </table:table-cell>
          <table:table-cell table:style-name="ce24" table:number-columns-repeated="35"/>
        </table:table-row>
        <table:table-row table:style-name="ro4">
          <table:table-cell/>
          <table:table-cell table:style-name="ce3"/>
          <table:table-cell table:style-name="ce16" office:value-type="string" calcext:value-type="string">
            <text:p>OBX INVERSION</text:p>
          </table:table-cell>
          <table:table-cell table:formula="of:=SUM([.F71:.W71])/14" office:value-type="float" office:value="-0.153088709781566" calcext:value-type="float">
            <text:p>-0.153088709781566</text:p>
          </table:table-cell>
          <table:table-cell table:style-name="ce52" table:formula="of:=[.D71]*(-1)" office:value-type="percentage" office:value="0.153088709781567" calcext:value-type="percentage">
            <text:p>15.31%</text:p>
          </table:table-cell>
          <table:table-cell table:formula="of:=([.F3]-[.F28])/[.F3]" office:value-type="float" office:value="-0.0659892108894712" calcext:value-type="float">
            <text:p>-0.065989210889471</text:p>
          </table:table-cell>
          <table:table-cell table:style-name="ce13" table:formula="of:=([.G3]-[.G28])/[.G3]" office:value-type="float" office:value="-0.0198757763975155" calcext:value-type="float">
            <text:p>-0.019875776397516</text:p>
          </table:table-cell>
          <table:table-cell table:style-name="ce13" table:formula="of:=([.H3]-[.H28])/[.H3]" office:value-type="float" office:value="-0.00346534653465347" calcext:value-type="float">
            <text:p>-0.003465346534653</text:p>
          </table:table-cell>
          <table:table-cell table:style-name="ce13" table:formula="of:=([.I3]-[.I28])/[.I3]" office:value-type="float" office:value="-0.159702010002009" calcext:value-type="float">
            <text:p>-0.159702010002009</text:p>
          </table:table-cell>
          <table:table-cell table:style-name="ce13" table:number-columns-repeated="3"/>
          <table:table-cell table:style-name="ce13" table:formula="of:=([.M3]-[.M28])/[.M3]" office:value-type="float" office:value="-0.0745511193786579" calcext:value-type="float">
            <text:p>-0.074551119378658</text:p>
          </table:table-cell>
          <table:table-cell table:style-name="ce13" table:formula="of:=([.N3]-[.N28])/[.N3]" office:value-type="float" office:value="-0.333309595705525" calcext:value-type="float">
            <text:p>-0.333309595705525</text:p>
          </table:table-cell>
          <table:table-cell table:style-name="ce13" table:formula="of:=([.O3]-[.O28])/[.O3]" office:value-type="float" office:value="-0.0120953397367482" calcext:value-type="float">
            <text:p>-0.012095339736748</text:p>
          </table:table-cell>
          <table:table-cell table:style-name="ce13" table:number-columns-repeated="2"/>
          <table:table-cell table:style-name="ce13" table:formula="of:=([.R3]-[.R28])/[.R3]" office:value-type="float" office:value="-0.0172955974842767" calcext:value-type="float">
            <text:p>-0.017295597484277</text:p>
          </table:table-cell>
          <table:table-cell table:style-name="ce13" table:formula="of:=([.S3]-[.S28])/[.S3]" office:value-type="float" office:value="-0.0955872638393441" calcext:value-type="float">
            <text:p>-0.095587263839344</text:p>
          </table:table-cell>
          <table:table-cell table:style-name="ce13" table:formula="of:=([.T3]-[.T28])/[.T3]" office:value-type="float" office:value="-0.945867918703017" calcext:value-type="float">
            <text:p>-0.945867918703017</text:p>
          </table:table-cell>
          <table:table-cell table:style-name="ce13"/>
          <table:table-cell table:style-name="ce13" table:formula="of:=([.V3]-[.V28])/[.V3]" office:value-type="float" office:value="-0.415502758270711" calcext:value-type="float">
            <text:p>-0.415502758270711</text:p>
          </table:table-cell>
          <table:table-cell table:style-name="ce13"/>
          <table:table-cell table:style-name="ce13" table:formula="of:=([.X3]-[.X28])/[.X3]" office:value-type="float" office:value="-0.303576163694772" calcext:value-type="float">
            <text:p>-0.303576163694772</text:p>
          </table:table-cell>
          <table:table-cell table:style-name="ce13"/>
          <table:table-cell table:style-name="ce13" table:formula="of:=([.Z3]-[.Z28])/[.Z3]" office:value-type="float" office:value="-0.000571937232979282" calcext:value-type="float">
            <text:p>-0.000571937232979</text:p>
          </table:table-cell>
          <table:table-cell table:style-name="ce13" table:formula="of:=([.AA3]-[.AA28])/[.AA3]" office:value-type="float" office:value="0" calcext:value-type="float">
            <text:p>0</text:p>
          </table:table-cell>
          <table:table-cell table:style-name="ce24" table:number-columns-repeated="35"/>
        </table:table-row>
        <table:table-row table:style-name="ro4">
          <table:table-cell/>
          <table:table-cell table:style-name="ce7"/>
          <table:table-cell office:value-type="string" calcext:value-type="string">
            <text:p>OX INVERSION</text:p>
          </table:table-cell>
          <table:table-cell table:formula="of:=SUM([.F72:.W72])/14" office:value-type="float" office:value="-0.00990533034315377" calcext:value-type="float">
            <text:p>-0.009905330343154</text:p>
          </table:table-cell>
          <table:table-cell table:style-name="ce52" table:formula="of:=[.D72]*(-1)" office:value-type="percentage" office:value="0.00990533034315385" calcext:value-type="percentage">
            <text:p>0.99%</text:p>
          </table:table-cell>
          <table:table-cell table:formula="of:=([.F3]-[.F29])/[.F3]" office:value-type="float" office:value="-0.00881319784218109" calcext:value-type="float">
            <text:p>-0.008813197842181</text:p>
          </table:table-cell>
          <table:table-cell table:style-name="ce13" table:formula="of:=([.G3]-[.G29])/[.G3]" office:value-type="float" office:value="0" calcext:value-type="float">
            <text:p>0</text:p>
          </table:table-cell>
          <table:table-cell table:style-name="ce13" table:formula="of:=([.H3]-[.H29])/[.H3]" office:value-type="float" office:value="0" calcext:value-type="float">
            <text:p>0</text:p>
          </table:table-cell>
          <table:table-cell table:style-name="ce13" table:formula="of:=([.I3]-[.I29])/[.I3]" office:value-type="float" office:value="-0.034946761740298" calcext:value-type="float">
            <text:p>-0.034946761740298</text:p>
          </table:table-cell>
          <table:table-cell table:style-name="ce13" table:number-columns-repeated="3"/>
          <table:table-cell table:style-name="ce13" table:formula="of:=([.M3]-[.M29])/[.M3]" office:value-type="float" office:value="-0.00861153928246189" calcext:value-type="float">
            <text:p>-0.008611539282462</text:p>
          </table:table-cell>
          <table:table-cell table:style-name="ce13" table:formula="of:=([.N3]-[.N29])/[.N3]" office:value-type="float" office:value="-0.0194969534499072" calcext:value-type="float">
            <text:p>-0.019496953449907</text:p>
          </table:table-cell>
          <table:table-cell table:style-name="ce13" table:formula="of:=([.O3]-[.O29])/[.O3]" office:value-type="float" office:value="0" calcext:value-type="float">
            <text:p>0</text:p>
          </table:table-cell>
          <table:table-cell table:style-name="ce13" table:number-columns-repeated="2"/>
          <table:table-cell table:style-name="ce13" table:formula="of:=([.R3]-[.R29])/[.R3]" office:value-type="float" office:value="0" calcext:value-type="float">
            <text:p>0</text:p>
          </table:table-cell>
          <table:table-cell table:style-name="ce13" table:formula="of:=([.S3]-[.S29])/[.S3]" office:value-type="float" office:value="-0.00713436385255648" calcext:value-type="float">
            <text:p>-0.007134363852556</text:p>
          </table:table-cell>
          <table:table-cell table:style-name="ce13" table:formula="of:=([.T3]-[.T29])/[.T3]" office:value-type="float" office:value="-0.043162061314697" calcext:value-type="float">
            <text:p>-0.043162061314697</text:p>
          </table:table-cell>
          <table:table-cell table:style-name="ce13"/>
          <table:table-cell table:style-name="ce13" table:formula="of:=([.V3]-[.V29])/[.V3]" office:value-type="float" office:value="-0.0165097473220511" calcext:value-type="float">
            <text:p>-0.016509747322051</text:p>
          </table:table-cell>
          <table:table-cell table:style-name="ce13"/>
          <table:table-cell table:style-name="ce13" table:formula="of:=([.X3]-[.X29])/[.X3]" office:value-type="float" office:value="-0.0267003027842463" calcext:value-type="float">
            <text:p>-0.026700302784246</text:p>
          </table:table-cell>
          <table:table-cell table:style-name="ce13"/>
          <table:table-cell table:style-name="ce13" table:formula="of:=([.Z3]-[.Z29])/[.Z3]" office:value-type="float" office:value="0" calcext:value-type="float">
            <text:p>0</text:p>
          </table:table-cell>
          <table:table-cell table:style-name="ce13" table:formula="of:=([.AA3]-[.AA29])/[.AA3]" office:value-type="float" office:value="0" calcext:value-type="float">
            <text:p>0</text:p>
          </table:table-cell>
          <table:table-cell table:style-name="ce24" table:number-columns-repeated="35"/>
        </table:table-row>
        <table:table-row table:style-name="ro4">
          <table:table-cell/>
          <table:table-cell table:style-name="ce7"/>
          <table:table-cell table:style-name="ce22" office:value-type="string" calcext:value-type="string">
            <text:p>LOX INVERSION</text:p>
          </table:table-cell>
          <table:table-cell table:formula="of:=SUM([.F73:.W73])/14" office:value-type="float" office:value="-0.0102409811145882" calcext:value-type="float">
            <text:p>-0.010240981114588</text:p>
          </table:table-cell>
          <table:table-cell table:style-name="ce53" table:formula="of:=[.D73]*(-1)" office:value-type="percentage" office:value="0.0102409811145882" calcext:value-type="percentage">
            <text:p>1.02%</text:p>
          </table:table-cell>
          <table:table-cell table:formula="of:=([.F3]-[.F30])/[.F3]" office:value-type="float" office:value="-0.00175636682976107" calcext:value-type="float">
            <text:p>-0.001756366829761</text:p>
          </table:table-cell>
          <table:table-cell table:style-name="ce13" table:formula="of:=([.G3]-[.G30])/[.G3]" office:value-type="float" office:value="-0.0033126293995839" calcext:value-type="float">
            <text:p>-0.003312629399584</text:p>
          </table:table-cell>
          <table:table-cell table:style-name="ce13" table:formula="of:=([.H3]-[.H30])/[.H3]" office:value-type="float" office:value="0" calcext:value-type="float">
            <text:p>0</text:p>
          </table:table-cell>
          <table:table-cell table:style-name="ce13" table:formula="of:=([.I3]-[.I30])/[.I3]" office:value-type="float" office:value="-0.0358493466827132" calcext:value-type="float">
            <text:p>-0.035849346682713</text:p>
          </table:table-cell>
          <table:table-cell table:style-name="ce13" table:number-columns-repeated="3"/>
          <table:table-cell table:style-name="ce13" table:formula="of:=([.M3]-[.M30])/[.M3]" office:value-type="float" office:value="-0.00442538580901136" calcext:value-type="float">
            <text:p>-0.004425385809011</text:p>
          </table:table-cell>
          <table:table-cell table:style-name="ce13" table:formula="of:=([.N3]-[.N30])/[.N3]" office:value-type="float" office:value="-0.0270127614420266" calcext:value-type="float">
            <text:p>-0.027012761442027</text:p>
          </table:table-cell>
          <table:table-cell table:style-name="ce13" table:formula="of:=([.O3]-[.O30])/[.O3]" office:value-type="float" office:value="-0.00569192458199897" calcext:value-type="float">
            <text:p>-0.005691924581999</text:p>
          </table:table-cell>
          <table:table-cell table:style-name="ce13" table:number-columns-repeated="2"/>
          <table:table-cell table:style-name="ce13" table:formula="of:=([.R3]-[.R30])/[.R3]" office:value-type="float" office:value="0" calcext:value-type="float">
            <text:p>0</text:p>
          </table:table-cell>
          <table:table-cell table:style-name="ce13" table:formula="of:=([.S3]-[.S30])/[.S3]" office:value-type="float" office:value="-0.0249042145593876" calcext:value-type="float">
            <text:p>-0.024904214559388</text:p>
          </table:table-cell>
          <table:table-cell table:style-name="ce13" table:formula="of:=([.T3]-[.T30])/[.T3]" office:value-type="float" office:value="-0.0273018719668826" calcext:value-type="float">
            <text:p>-0.027301871966883</text:p>
          </table:table-cell>
          <table:table-cell table:style-name="ce13"/>
          <table:table-cell table:style-name="ce13" table:formula="of:=([.V3]-[.V30])/[.V3]" office:value-type="float" office:value="-0.01311923433287" calcext:value-type="float">
            <text:p>-0.01311923433287</text:p>
          </table:table-cell>
          <table:table-cell table:style-name="ce13"/>
          <table:table-cell table:style-name="ce13" table:formula="of:=([.X3]-[.X30])/[.X3]" office:value-type="float" office:value="-0.0273029265136083" calcext:value-type="float">
            <text:p>-0.027302926513608</text:p>
          </table:table-cell>
          <table:table-cell table:style-name="ce13"/>
          <table:table-cell table:style-name="ce13" table:formula="of:=([.Z3]-[.Z30])/[.Z3]" office:value-type="float" office:value="0" calcext:value-type="float">
            <text:p>0</text:p>
          </table:table-cell>
          <table:table-cell table:style-name="ce13" table:formula="of:=([.AA3]-[.AA30])/[.AA3]" office:value-type="float" office:value="0" calcext:value-type="float">
            <text:p>0</text:p>
          </table:table-cell>
          <table:table-cell table:number-columns-repeated="35"/>
        </table:table-row>
        <table:table-row table:style-name="ro4">
          <table:table-cell table:number-columns-repeated="2"/>
          <table:table-cell table:style-name="ce22" office:value-type="string" calcext:value-type="string">
            <text:p>PBX INVERSION</text:p>
          </table:table-cell>
          <table:table-cell table:formula="of:=SUM([.F74:.W74])/14" office:value-type="float" office:value="-0.020783852643475" calcext:value-type="float">
            <text:p>-0.020783852643475</text:p>
          </table:table-cell>
          <table:table-cell table:style-name="ce53" table:formula="of:=[.D74]*(-1)" office:value-type="percentage" office:value="0.0207838526434753" calcext:value-type="percentage">
            <text:p>2.08%</text:p>
          </table:table-cell>
          <table:table-cell table:formula="of:=([.F3]-[.F31])/[.F3]" office:value-type="float" office:value="-0.0144272989587222" calcext:value-type="float">
            <text:p>-0.014427298958722</text:p>
          </table:table-cell>
          <table:table-cell table:style-name="ce13" table:formula="of:=([.G3]-[.G31])/[.G3]" office:value-type="float" office:value="-0.00517598343685098" calcext:value-type="float">
            <text:p>-0.005175983436851</text:p>
          </table:table-cell>
          <table:table-cell table:style-name="ce13" table:formula="of:=([.H3]-[.H31])/[.H3]" office:value-type="float" office:value="-0.00313531353135152" calcext:value-type="float">
            <text:p>-0.003135313531352</text:p>
          </table:table-cell>
          <table:table-cell table:style-name="ce13" table:formula="of:=([.I3]-[.I31])/[.I3]" office:value-type="float" office:value="-0.0475144855316454" calcext:value-type="float">
            <text:p>-0.047514485531645</text:p>
          </table:table-cell>
          <table:table-cell table:style-name="ce13" table:number-columns-repeated="3"/>
          <table:table-cell table:style-name="ce13" table:formula="of:=([.M3]-[.M31])/[.M3]" office:value-type="float" office:value="-0.0383054948896237" calcext:value-type="float">
            <text:p>-0.038305494889624</text:p>
          </table:table-cell>
          <table:table-cell table:style-name="ce13" table:formula="of:=([.N3]-[.N31])/[.N3]" office:value-type="float" office:value="-0.0551752820613127" calcext:value-type="float">
            <text:p>-0.055175282061313</text:p>
          </table:table-cell>
          <table:table-cell table:style-name="ce13" table:formula="of:=([.O3]-[.O31])/[.O3]" office:value-type="float" office:value="0" calcext:value-type="float">
            <text:p>0</text:p>
          </table:table-cell>
          <table:table-cell table:style-name="ce13" table:number-columns-repeated="2"/>
          <table:table-cell table:style-name="ce13" table:formula="of:=([.R3]-[.R31])/[.R3]" office:value-type="float" office:value="0" calcext:value-type="float">
            <text:p>0</text:p>
          </table:table-cell>
          <table:table-cell table:style-name="ce13" table:formula="of:=([.S3]-[.S31])/[.S3]" office:value-type="float" office:value="-0.0157220240454479" calcext:value-type="float">
            <text:p>-0.015722024045448</text:p>
          </table:table-cell>
          <table:table-cell table:style-name="ce13" table:formula="of:=([.T3]-[.T31])/[.T3]" office:value-type="float" office:value="-0.0553324087786185" calcext:value-type="float">
            <text:p>-0.055332408778619</text:p>
          </table:table-cell>
          <table:table-cell table:style-name="ce13"/>
          <table:table-cell table:style-name="ce13" table:formula="of:=([.V3]-[.V31])/[.V3]" office:value-type="float" office:value="-0.0561856457750768" calcext:value-type="float">
            <text:p>-0.056185645775077</text:p>
          </table:table-cell>
          <table:table-cell table:style-name="ce13"/>
          <table:table-cell table:style-name="ce13" table:formula="of:=([.X3]-[.X31])/[.X3]" office:value-type="float" office:value="-0.0461859850061082" calcext:value-type="float">
            <text:p>-0.046185985006108</text:p>
          </table:table-cell>
          <table:table-cell table:style-name="ce13"/>
          <table:table-cell table:style-name="ce13" table:formula="of:=([.Z3]-[.Z31])/[.Z3]" office:value-type="float" office:value="0" calcext:value-type="float">
            <text:p>0</text:p>
          </table:table-cell>
          <table:table-cell table:style-name="ce13" table:formula="of:=([.AA3]-[.AA31])/[.AA3]" office:value-type="float" office:value="0" calcext:value-type="float">
            <text:p>0</text:p>
          </table:table-cell>
          <table:table-cell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PMX INVERSION</text:p>
          </table:table-cell>
          <table:table-cell table:formula="of:=SUM([.F75:.W75])/14" office:value-type="float" office:value="-0.0253571802130789" calcext:value-type="float">
            <text:p>-0.025357180213079</text:p>
          </table:table-cell>
          <table:table-cell table:style-name="ce53" table:formula="of:=[.D75]*(-1)" office:value-type="percentage" office:value="0.0253571802130792" calcext:value-type="percentage">
            <text:p>2.54%</text:p>
          </table:table-cell>
          <table:table-cell table:formula="of:=([.F3]-[.F32])/[.F3]" office:value-type="float" office:value="-0.0185359427926233" calcext:value-type="float">
            <text:p>-0.018535942792623</text:p>
          </table:table-cell>
          <table:table-cell table:style-name="ce13" table:formula="of:=([.G3]-[.G32])/[.G3]" office:value-type="float" office:value="-0.0173913043478261" calcext:value-type="float">
            <text:p>-0.017391304347826</text:p>
          </table:table-cell>
          <table:table-cell table:style-name="ce13" table:formula="of:=([.H3]-[.H32])/[.H3]" office:value-type="float" office:value="-0.00412541254125251" calcext:value-type="float">
            <text:p>-0.004125412541253</text:p>
          </table:table-cell>
          <table:table-cell table:style-name="ce13" table:formula="of:=([.I3]-[.I32])/[.I3]" office:value-type="float" office:value="-0.0603096163249896" calcext:value-type="float">
            <text:p>-0.06030961632499</text:p>
          </table:table-cell>
          <table:table-cell table:style-name="ce13" table:number-columns-repeated="3"/>
          <table:table-cell table:style-name="ce13" table:formula="of:=([.M3]-[.M32])/[.M3]" office:value-type="float" office:value="-0.0256121256460892" calcext:value-type="float">
            <text:p>-0.025612125646089</text:p>
          </table:table-cell>
          <table:table-cell table:style-name="ce13" table:formula="of:=([.N3]-[.N32])/[.N3]" office:value-type="float" office:value="-0.0669709355503932" calcext:value-type="float">
            <text:p>-0.066970935550393</text:p>
          </table:table-cell>
          <table:table-cell table:style-name="ce13" table:formula="of:=([.O3]-[.O32])/[.O3]" office:value-type="float" office:value="-0.0120953397367482" calcext:value-type="float">
            <text:p>-0.012095339736748</text:p>
          </table:table-cell>
          <table:table-cell table:style-name="ce13" table:number-columns-repeated="2"/>
          <table:table-cell table:style-name="ce13" table:formula="of:=([.R3]-[.R32])/[.R3]" office:value-type="float" office:value="0" calcext:value-type="float">
            <text:p>0</text:p>
          </table:table-cell>
          <table:table-cell table:style-name="ce13" table:formula="of:=([.S3]-[.S32])/[.S3]" office:value-type="float" office:value="-0.0172413793103448" calcext:value-type="float">
            <text:p>-0.017241379310345</text:p>
          </table:table-cell>
          <table:table-cell table:style-name="ce13" table:formula="of:=([.T3]-[.T32])/[.T3]" office:value-type="float" office:value="-0.068223381819264" calcext:value-type="float">
            <text:p>-0.068223381819264</text:p>
          </table:table-cell>
          <table:table-cell table:style-name="ce13"/>
          <table:table-cell table:style-name="ce13" table:formula="of:=([.V3]-[.V32])/[.V3]" office:value-type="float" office:value="-0.0644950849135741" calcext:value-type="float">
            <text:p>-0.064495084913574</text:p>
          </table:table-cell>
          <table:table-cell table:style-name="ce13"/>
          <table:table-cell table:style-name="ce13" table:formula="of:=([.X3]-[.X32])/[.X3]" office:value-type="float" office:value="-0.0509033346285663" calcext:value-type="float">
            <text:p>-0.050903334628566</text:p>
          </table:table-cell>
          <table:table-cell table:style-name="ce13"/>
          <table:table-cell table:style-name="ce13" table:formula="of:=([.Z3]-[.Z32])/[.Z3]" office:value-type="float" office:value="0" calcext:value-type="float">
            <text:p>0</text:p>
          </table:table-cell>
          <table:table-cell table:style-name="ce13" table:formula="of:=([.AA3]-[.AA32])/[.AA3]" office:value-type="float" office:value="0" calcext:value-type="float">
            <text:p>0</text:p>
          </table:table-cell>
          <table:table-cell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CX INVERSION</text:p>
          </table:table-cell>
          <table:table-cell table:formula="of:=SUM([.F76:.W76])/14" office:value-type="float" office:value="-0.0210382355225026" calcext:value-type="float">
            <text:p>-0.021038235522503</text:p>
          </table:table-cell>
          <table:table-cell table:style-name="ce53" table:formula="of:=[.D76]*(-1)" office:value-type="percentage" office:value="0.0210382355225028" calcext:value-type="percentage">
            <text:p>2.10%</text:p>
          </table:table-cell>
          <table:table-cell table:formula="of:=([.F3]-[.F33])/[.F3]" office:value-type="float" office:value="-0.017061849203359" calcext:value-type="float">
            <text:p>-0.017061849203359</text:p>
          </table:table-cell>
          <table:table-cell table:style-name="ce13" table:formula="of:=([.G3]-[.G33])/[.G3]" office:value-type="float" office:value="-0.0033126293995839" calcext:value-type="float">
            <text:p>-0.003312629399584</text:p>
          </table:table-cell>
          <table:table-cell table:style-name="ce13" table:formula="of:=([.H3]-[.H33])/[.H3]" office:value-type="float" office:value="-0.00099009900990099" calcext:value-type="float">
            <text:p>-0.000990099009901</text:p>
          </table:table-cell>
          <table:table-cell table:style-name="ce13" table:formula="of:=([.I3]-[.I33])/[.I3]" office:value-type="float" office:value="-0.0528004761050314" calcext:value-type="float">
            <text:p>-0.052800476105031</text:p>
          </table:table-cell>
          <table:table-cell table:style-name="ce13" table:number-columns-repeated="3"/>
          <table:table-cell table:style-name="ce13" table:formula="of:=([.M3]-[.M33])/[.M3]" office:value-type="float" office:value="-0.0215836215498444" calcext:value-type="float">
            <text:p>-0.021583621549844</text:p>
          </table:table-cell>
          <table:table-cell table:style-name="ce13" table:formula="of:=([.N3]-[.N33])/[.N3]" office:value-type="float" office:value="-0.0527373909808499" calcext:value-type="float">
            <text:p>-0.05273739098085</text:p>
          </table:table-cell>
          <table:table-cell table:style-name="ce13" table:formula="of:=([.O3]-[.O33])/[.O3]" office:value-type="float" office:value="-0.0323728210601206" calcext:value-type="float">
            <text:p>-0.032372821060121</text:p>
          </table:table-cell>
          <table:table-cell table:style-name="ce13" table:number-columns-repeated="2"/>
          <table:table-cell table:style-name="ce13" table:formula="of:=([.R3]-[.R33])/[.R3]" office:value-type="float" office:value="-0.0110062893081761" calcext:value-type="float">
            <text:p>-0.011006289308176</text:p>
          </table:table-cell>
          <table:table-cell table:style-name="ce13" table:formula="of:=([.S3]-[.S33])/[.S3]" office:value-type="float" office:value="-0.0286695732593479" calcext:value-type="float">
            <text:p>-0.028669573259348</text:p>
          </table:table-cell>
          <table:table-cell table:style-name="ce13" table:formula="of:=([.T3]-[.T33])/[.T3]" office:value-type="float" office:value="-0.0294286760888419" calcext:value-type="float">
            <text:p>-0.029428676088842</text:p>
          </table:table-cell>
          <table:table-cell table:style-name="ce13"/>
          <table:table-cell table:style-name="ce13" table:formula="of:=([.V3]-[.V33])/[.V3]" office:value-type="float" office:value="-0.0445718713499802" calcext:value-type="float">
            <text:p>-0.04457187134998</text:p>
          </table:table-cell>
          <table:table-cell table:style-name="ce13"/>
          <table:table-cell table:style-name="ce13" table:formula="of:=([.X3]-[.X33])/[.X3]" office:value-type="float" office:value="-0.0481099325274335" calcext:value-type="float">
            <text:p>-0.048109932527434</text:p>
          </table:table-cell>
          <table:table-cell table:style-name="ce13"/>
          <table:table-cell table:style-name="ce13" table:formula="of:=([.Z3]-[.Z33])/[.Z3]" office:value-type="float" office:value="0" calcext:value-type="float">
            <text:p>0</text:p>
          </table:table-cell>
          <table:table-cell table:style-name="ce13" table:formula="of:=([.AA3]-[.AA33])/[.AA3]" office:value-type="float" office:value="0" calcext:value-type="float">
            <text:p>0</text:p>
          </table:table-cell>
          <table:table-cell table:number-columns-repeated="35"/>
        </table:table-row>
        <table:table-row table:style-name="ro4">
          <table:table-cell table:number-columns-repeated="2"/>
          <table:table-cell table:style-name="ce16" office:value-type="string" calcext:value-type="string">
            <text:p>MX INSERTION</text:p>
          </table:table-cell>
          <table:table-cell table:formula="of:=SUM([.F77:.W77])/14" office:value-type="float" office:value="-0.129902292752054" calcext:value-type="float">
            <text:p>-0.129902292752054</text:p>
          </table:table-cell>
          <table:table-cell table:style-name="ce53" table:formula="of:=[.D77]*(-1)" office:value-type="percentage" office:value="0.129902292752053" calcext:value-type="percentage">
            <text:p>12.99%</text:p>
          </table:table-cell>
          <table:table-cell table:formula="of:=([.F3]-[.F34])/[.F3]" office:value-type="float" office:value="-0.159453017187307" calcext:value-type="float">
            <text:p>-0.159453017187307</text:p>
          </table:table-cell>
          <table:table-cell table:style-name="ce13" table:formula="of:=([.G3]-[.G34])/[.G3]" office:value-type="float" office:value="-0.107453416149068" calcext:value-type="float">
            <text:p>-0.107453416149068</text:p>
          </table:table-cell>
          <table:table-cell table:style-name="ce13" table:formula="of:=([.H3]-[.H34])/[.H3]" office:value-type="float" office:value="-0.109405940594059" calcext:value-type="float">
            <text:p>-0.109405940594059</text:p>
          </table:table-cell>
          <table:table-cell table:style-name="ce13" table:formula="of:=([.I3]-[.I34])/[.I3]" office:value-type="float" office:value="-0.156323125575168" calcext:value-type="float">
            <text:p>-0.156323125575168</text:p>
          </table:table-cell>
          <table:table-cell table:style-name="ce13" table:number-columns-repeated="3"/>
          <table:table-cell table:style-name="ce13" table:formula="of:=([.M3]-[.M34])/[.M3]" office:value-type="float" office:value="-0.151393277497999" calcext:value-type="float">
            <text:p>-0.151393277497999</text:p>
          </table:table-cell>
          <table:table-cell table:style-name="ce13" table:formula="of:=([.N3]-[.N34])/[.N3]" office:value-type="float" office:value="-0.194357214581275" calcext:value-type="float">
            <text:p>-0.194357214581275</text:p>
          </table:table-cell>
          <table:table-cell table:style-name="ce13" table:formula="of:=([.O3]-[.O34])/[.O3]" office:value-type="float" office:value="-0.0654571326929915" calcext:value-type="float">
            <text:p>-0.065457132692992</text:p>
          </table:table-cell>
          <table:table-cell table:style-name="ce13" table:number-columns-repeated="2"/>
          <table:table-cell table:style-name="ce13" table:formula="of:=([.R3]-[.R34])/[.R3]" office:value-type="float" office:value="-0.107442348008388" calcext:value-type="float">
            <text:p>-0.107442348008388</text:p>
          </table:table-cell>
          <table:table-cell table:style-name="ce13" table:formula="of:=([.S3]-[.S34])/[.S3]" office:value-type="float" office:value="-0.174725855463074" calcext:value-type="float">
            <text:p>-0.174725855463074</text:p>
          </table:table-cell>
          <table:table-cell table:style-name="ce13" table:formula="of:=([.T3]-[.T34])/[.T3]" office:value-type="float" office:value="-0.314631366679802" calcext:value-type="float">
            <text:p>-0.314631366679802</text:p>
          </table:table-cell>
          <table:table-cell table:style-name="ce13"/>
          <table:table-cell table:style-name="ce13" table:formula="of:=([.V3]-[.V34])/[.V3]" office:value-type="float" office:value="-0.277989404099627" calcext:value-type="float">
            <text:p>-0.277989404099627</text:p>
          </table:table-cell>
          <table:table-cell table:style-name="ce13"/>
          <table:table-cell table:style-name="ce13" table:formula="of:=([.X3]-[.X34])/[.X3]" office:value-type="float" office:value="-0.34885789651047" calcext:value-type="float">
            <text:p>-0.34885789651047</text:p>
          </table:table-cell>
          <table:table-cell table:style-name="ce13"/>
          <table:table-cell table:style-name="ce13" table:formula="of:=([.Z3]-[.Z34])/[.Z3]" office:value-type="float" office:value="-0.00114387446595722" calcext:value-type="float">
            <text:p>-0.001143874465957</text:p>
          </table:table-cell>
          <table:table-cell table:style-name="ce13" table:formula="of:=([.AA3]-[.AA34])/[.AA3]" office:value-type="float" office:value="-0.0322814554855765" calcext:value-type="float">
            <text:p>-0.032281455485577</text:p>
          </table:table-cell>
          <table:table-cell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OBX INSERTION</text:p>
          </table:table-cell>
          <table:table-cell table:formula="of:=SUM([.F78:.W78])/14" office:value-type="float" office:value="-0.224649958522873" calcext:value-type="float">
            <text:p>-0.224649958522873</text:p>
          </table:table-cell>
          <table:table-cell table:style-name="ce53" table:formula="of:=[.D78]*(-1)" office:value-type="percentage" office:value="0.224649958522873" calcext:value-type="percentage">
            <text:p>22.46%</text:p>
          </table:table-cell>
          <table:table-cell table:formula="of:=([.F3]-[.F35])/[.F3]" office:value-type="float" office:value="-0.257872287040525" calcext:value-type="float">
            <text:p>-0.257872287040525</text:p>
          </table:table-cell>
          <table:table-cell table:style-name="ce13" table:formula="of:=([.G3]-[.G35])/[.G3]" office:value-type="float" office:value="-0.104347826086957" calcext:value-type="float">
            <text:p>-0.104347826086957</text:p>
          </table:table-cell>
          <table:table-cell table:style-name="ce13" table:formula="of:=([.H3]-[.H35])/[.H3]" office:value-type="float" office:value="-0.0495049504950495" calcext:value-type="float">
            <text:p>-0.04950495049505</text:p>
          </table:table-cell>
          <table:table-cell table:style-name="ce13" table:formula="of:=([.I3]-[.I35])/[.I3]" office:value-type="float" office:value="-0.234371558586365" calcext:value-type="float">
            <text:p>-0.234371558586365</text:p>
          </table:table-cell>
          <table:table-cell table:style-name="ce13" table:number-columns-repeated="3"/>
          <table:table-cell table:style-name="ce13" table:formula="of:=([.M3]-[.M35])/[.M3]" office:value-type="float" office:value="-0.173548795970239" calcext:value-type="float">
            <text:p>-0.173548795970239</text:p>
          </table:table-cell>
          <table:table-cell table:style-name="ce13" table:formula="of:=([.N3]-[.N35])/[.N3]" office:value-type="float" office:value="-0.4731048170031" calcext:value-type="float">
            <text:p>-0.4731048170031</text:p>
          </table:table-cell>
          <table:table-cell table:style-name="ce13" table:formula="of:=([.O3]-[.O35])/[.O3]" office:value-type="float" office:value="-0.0323728210601206" calcext:value-type="float">
            <text:p>-0.032372821060121</text:p>
          </table:table-cell>
          <table:table-cell table:style-name="ce13" table:number-columns-repeated="2"/>
          <table:table-cell table:style-name="ce13" table:formula="of:=([.R3]-[.R35])/[.R3]" office:value-type="float" office:value="-0.0712788259958097" calcext:value-type="float">
            <text:p>-0.07127882599581</text:p>
          </table:table-cell>
          <table:table-cell table:style-name="ce13" table:formula="of:=([.S3]-[.S35])/[.S3]" office:value-type="float" office:value="-0.179151803408641" calcext:value-type="float">
            <text:p>-0.179151803408641</text:p>
          </table:table-cell>
          <table:table-cell table:style-name="ce13" table:formula="of:=([.T3]-[.T35])/[.T3]" office:value-type="float" office:value="-0.960033052860844" calcext:value-type="float">
            <text:p>-0.960033052860844</text:p>
          </table:table-cell>
          <table:table-cell table:style-name="ce13"/>
          <table:table-cell table:style-name="ce13" table:formula="of:=([.V3]-[.V35])/[.V3]" office:value-type="float" office:value="-0.609512680812574" calcext:value-type="float">
            <text:p>-0.609512680812574</text:p>
          </table:table-cell>
          <table:table-cell table:style-name="ce13"/>
          <table:table-cell table:style-name="ce13" table:formula="of:=([.X3]-[.X35])/[.X3]" office:value-type="float" office:value="-0.534915096723807" calcext:value-type="float">
            <text:p>-0.534915096723807</text:p>
          </table:table-cell>
          <table:table-cell table:style-name="ce13"/>
          <table:table-cell table:style-name="ce13" table:formula="of:=([.Z3]-[.Z35])/[.Z3]" office:value-type="float" office:value="-0.00316593359054239" calcext:value-type="float">
            <text:p>-0.003165933590542</text:p>
          </table:table-cell>
          <table:table-cell table:style-name="ce13" table:formula="of:=([.AA3]-[.AA35])/[.AA3]" office:value-type="float" office:value="-0.0236046421974532" calcext:value-type="float">
            <text:p>-0.023604642197453</text:p>
          </table:table-cell>
          <table:table-cell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OX INSERTION</text:p>
          </table:table-cell>
          <table:table-cell table:formula="of:=SUM([.F79:.W79])/14" office:value-type="float" office:value="-0.022155722397968" calcext:value-type="float">
            <text:p>-0.022155722397968</text:p>
          </table:table-cell>
          <table:table-cell table:style-name="ce52" table:formula="of:=[.D79]*(-1)" office:value-type="percentage" office:value="0.0221557223979678" calcext:value-type="percentage">
            <text:p>2.22%</text:p>
          </table:table-cell>
          <table:table-cell table:formula="of:=([.F3]-[.F36])/[.F3]" office:value-type="float" office:value="-0.0266591393802502" calcext:value-type="float">
            <text:p>-0.02665913938025</text:p>
          </table:table-cell>
          <table:table-cell table:style-name="ce13" table:formula="of:=([.G3]-[.G36])/[.G3]" office:value-type="float" office:value="0" calcext:value-type="float">
            <text:p>0</text:p>
          </table:table-cell>
          <table:table-cell table:style-name="ce13" table:formula="of:=([.H3]-[.H36])/[.H3]" office:value-type="float" office:value="-0.00577557755775739" calcext:value-type="float">
            <text:p>-0.005775577557757</text:p>
          </table:table-cell>
          <table:table-cell table:style-name="ce13" table:formula="of:=([.I3]-[.I36])/[.I3]" office:value-type="float" office:value="-0.0715380478332679" calcext:value-type="float">
            <text:p>-0.071538047833268</text:p>
          </table:table-cell>
          <table:table-cell table:style-name="ce13" table:number-columns-repeated="3"/>
          <table:table-cell table:style-name="ce13" table:formula="of:=([.M3]-[.M36])/[.M3]" office:value-type="float" office:value="-0.022550059860041" calcext:value-type="float">
            <text:p>-0.022550059860041</text:p>
          </table:table-cell>
          <table:table-cell table:style-name="ce13" table:formula="of:=([.N3]-[.N36])/[.N3]" office:value-type="float" office:value="-0.0608585840977002" calcext:value-type="float">
            <text:p>-0.0608585840977</text:p>
          </table:table-cell>
          <table:table-cell table:style-name="ce13" table:formula="of:=([.O3]-[.O36])/[.O3]" office:value-type="float" office:value="-0.0064034151547492" calcext:value-type="float">
            <text:p>-0.006403415154749</text:p>
          </table:table-cell>
          <table:table-cell table:style-name="ce13" table:number-columns-repeated="2"/>
          <table:table-cell table:style-name="ce13" table:formula="of:=([.R3]-[.R36])/[.R3]" office:value-type="float" office:value="-0.0220125786163522" calcext:value-type="float">
            <text:p>-0.022012578616352</text:p>
          </table:table-cell>
          <table:table-cell table:style-name="ce13" table:formula="of:=([.S3]-[.S36])/[.S3]" office:value-type="float" office:value="-0.00905007266481762" calcext:value-type="float">
            <text:p>-0.009050072664818</text:p>
          </table:table-cell>
          <table:table-cell table:style-name="ce13" table:formula="of:=([.T3]-[.T36])/[.T3]" office:value-type="float" office:value="-0.0476768618511287" calcext:value-type="float">
            <text:p>-0.047676861851129</text:p>
          </table:table-cell>
          <table:table-cell table:style-name="ce13"/>
          <table:table-cell table:style-name="ce13" table:formula="of:=([.V3]-[.V36])/[.V3]" office:value-type="float" office:value="-0.0376557765554877" calcext:value-type="float">
            <text:p>-0.037655776555488</text:p>
          </table:table-cell>
          <table:table-cell table:style-name="ce13"/>
          <table:table-cell table:style-name="ce13" table:formula="of:=([.X3]-[.X36])/[.X3]" office:value-type="float" office:value="-0.0439755784321186" calcext:value-type="float">
            <text:p>-0.043975578432119</text:p>
          </table:table-cell>
          <table:table-cell table:style-name="ce13"/>
          <table:table-cell table:style-name="ce13" table:formula="of:=([.Z3]-[.Z36])/[.Z3]" office:value-type="float" office:value="0" calcext:value-type="float">
            <text:p>0</text:p>
          </table:table-cell>
          <table:table-cell table:style-name="ce13" table:formula="of:=([.AA3]-[.AA36])/[.AA3]" office:value-type="float" office:value="-0.00356767368719917" calcext:value-type="float">
            <text:p>-0.003567673687199</text:p>
          </table:table-cell>
          <table:table-cell table:number-columns-repeated="35"/>
        </table:table-row>
        <table:table-row table:style-name="ro4">
          <table:table-cell table:number-columns-repeated="2"/>
          <table:table-cell table:style-name="ce22" office:value-type="string" calcext:value-type="string">
            <text:p>LOX INSERTION</text:p>
          </table:table-cell>
          <table:table-cell table:formula="of:=SUM([.F80:.W80])/14" office:value-type="float" office:value="-0.0948368129652243" calcext:value-type="float">
            <text:p>-0.094836812965224</text:p>
          </table:table-cell>
          <table:table-cell table:style-name="ce52" table:formula="of:=[.D80]*(-1)" office:value-type="percentage" office:value="0.0948368129652244" calcext:value-type="percentage">
            <text:p>9.48%</text:p>
          </table:table-cell>
          <table:table-cell table:formula="of:=([.F3]-[.F37])/[.F3]" office:value-type="float" office:value="-0.106448375360679" calcext:value-type="float">
            <text:p>-0.106448375360679</text:p>
          </table:table-cell>
          <table:table-cell table:style-name="ce13" table:formula="of:=([.G3]-[.G37])/[.G3]" office:value-type="float" office:value="-0.0227743271221552" calcext:value-type="float">
            <text:p>-0.022774327122155</text:p>
          </table:table-cell>
          <table:table-cell table:style-name="ce13" table:formula="of:=([.H3]-[.H37])/[.H3]" office:value-type="float" office:value="-0.0745874587458763" calcext:value-type="float">
            <text:p>-0.074587458745876</text:p>
          </table:table-cell>
          <table:table-cell table:style-name="ce13" table:formula="of:=([.I3]-[.I37])/[.I3]" office:value-type="float" office:value="-0.154938299138498" calcext:value-type="float">
            <text:p>-0.154938299138498</text:p>
          </table:table-cell>
          <table:table-cell table:style-name="ce13" table:number-columns-repeated="3"/>
          <table:table-cell table:style-name="ce13" table:formula="of:=([.M3]-[.M37])/[.M3]" office:value-type="float" office:value="-0.125596863929617" calcext:value-type="float">
            <text:p>-0.125596863929617</text:p>
          </table:table-cell>
          <table:table-cell table:style-name="ce13" table:formula="of:=([.N3]-[.N37])/[.N3]" office:value-type="float" office:value="-0.138050042433948" calcext:value-type="float">
            <text:p>-0.138050042433948</text:p>
          </table:table-cell>
          <table:table-cell table:style-name="ce13" table:formula="of:=([.O3]-[.O37])/[.O3]" office:value-type="float" office:value="-0.0113838491639989" calcext:value-type="float">
            <text:p>-0.011383849163999</text:p>
          </table:table-cell>
          <table:table-cell table:style-name="ce13" table:number-columns-repeated="2"/>
          <table:table-cell table:style-name="ce13" table:formula="of:=([.R3]-[.R37])/[.R3]" office:value-type="float" office:value="-0.0324947589098507" calcext:value-type="float">
            <text:p>-0.032494758909851</text:p>
          </table:table-cell>
          <table:table-cell table:style-name="ce13" table:formula="of:=([.S3]-[.S37])/[.S3]" office:value-type="float" office:value="-0.13713832738803" calcext:value-type="float">
            <text:p>-0.13713832738803</text:p>
          </table:table-cell>
          <table:table-cell table:style-name="ce13" table:formula="of:=([.T3]-[.T37])/[.T3]" office:value-type="float" office:value="-0.248575900770745" calcext:value-type="float">
            <text:p>-0.248575900770745</text:p>
          </table:table-cell>
          <table:table-cell table:style-name="ce13"/>
          <table:table-cell table:style-name="ce13" table:formula="of:=([.V3]-[.V37])/[.V3]" office:value-type="float" office:value="-0.275727178549742" calcext:value-type="float">
            <text:p>-0.275727178549742</text:p>
          </table:table-cell>
          <table:table-cell table:style-name="ce13"/>
          <table:table-cell table:style-name="ce13" table:formula="of:=([.X3]-[.X37])/[.X3]" office:value-type="float" office:value="-0.238964191215587" calcext:value-type="float">
            <text:p>-0.238964191215587</text:p>
          </table:table-cell>
          <table:table-cell table:style-name="ce13"/>
          <table:table-cell table:style-name="ce13" table:formula="of:=([.Z3]-[.Z37])/[.Z3]" office:value-type="float" office:value="-0.00360322428670483" calcext:value-type="float">
            <text:p>-0.003603224286705</text:p>
          </table:table-cell>
          <table:table-cell table:style-name="ce13" table:formula="of:=([.AA3]-[.AA37])/[.AA3]" office:value-type="float" office:value="-0.00739434026273121" calcext:value-type="float">
            <text:p>-0.007394340262731</text:p>
          </table:table-cell>
          <table:table-cell table:number-columns-repeated="35"/>
        </table:table-row>
        <table:table-row table:style-name="ro4">
          <table:table-cell table:number-columns-repeated="2"/>
          <table:table-cell table:style-name="ce22" office:value-type="string" calcext:value-type="string">
            <text:p>PBX INSERTION</text:p>
          </table:table-cell>
          <table:table-cell table:formula="of:=SUM([.F81:.W81])/14" office:value-type="float" office:value="-0.100720907370048" calcext:value-type="float">
            <text:p>-0.100720907370048</text:p>
          </table:table-cell>
          <table:table-cell table:style-name="ce52" table:formula="of:=[.D81]*(-1)" office:value-type="percentage" office:value="0.100720907370047" calcext:value-type="percentage">
            <text:p>10.07%</text:p>
          </table:table-cell>
          <table:table-cell table:formula="of:=([.F3]-[.F38])/[.F3]" office:value-type="float" office:value="-0.131351147911178" calcext:value-type="float">
            <text:p>-0.131351147911178</text:p>
          </table:table-cell>
          <table:table-cell table:style-name="ce13" table:formula="of:=([.G3]-[.G38])/[.G3]" office:value-type="float" office:value="-0.0283643892339565" calcext:value-type="float">
            <text:p>-0.028364389233957</text:p>
          </table:table-cell>
          <table:table-cell table:style-name="ce13" table:formula="of:=([.H3]-[.H38])/[.H3]" office:value-type="float" office:value="-0.0481848184818465" calcext:value-type="float">
            <text:p>-0.048184818481847</text:p>
          </table:table-cell>
          <table:table-cell table:style-name="ce13" table:formula="of:=([.I3]-[.I38])/[.I3]" office:value-type="float" office:value="-0.216680553624205" calcext:value-type="float">
            <text:p>-0.216680553624205</text:p>
          </table:table-cell>
          <table:table-cell table:style-name="ce13" table:number-columns-repeated="3"/>
          <table:table-cell table:style-name="ce13" table:formula="of:=([.M3]-[.M38])/[.M3]" office:value-type="float" office:value="-0.095559237195198" calcext:value-type="float">
            <text:p>-0.095559237195198</text:p>
          </table:table-cell>
          <table:table-cell table:style-name="ce13" table:formula="of:=([.N3]-[.N38])/[.N3]" office:value-type="float" office:value="-0.163775430340666" calcext:value-type="float">
            <text:p>-0.163775430340666</text:p>
          </table:table-cell>
          <table:table-cell table:style-name="ce13" table:formula="of:=([.O3]-[.O38])/[.O3]" office:value-type="float" office:value="-0.029171113482746" calcext:value-type="float">
            <text:p>-0.029171113482746</text:p>
          </table:table-cell>
          <table:table-cell table:style-name="ce13" table:number-columns-repeated="2"/>
          <table:table-cell table:style-name="ce13" table:formula="of:=([.R3]-[.R38])/[.R3]" office:value-type="float" office:value="-0.0393081761006289" calcext:value-type="float">
            <text:p>-0.039308176100629</text:p>
          </table:table-cell>
          <table:table-cell table:style-name="ce13" table:formula="of:=([.S3]-[.S38])/[.S3]" office:value-type="float" office:value="-0.152331880036994" calcext:value-type="float">
            <text:p>-0.152331880036994</text:p>
          </table:table-cell>
          <table:table-cell table:style-name="ce13" table:formula="of:=([.T3]-[.T38])/[.T3]" office:value-type="float" office:value="-0.26945928684081" calcext:value-type="float">
            <text:p>-0.26945928684081</text:p>
          </table:table-cell>
          <table:table-cell table:style-name="ce13"/>
          <table:table-cell table:style-name="ce13" table:formula="of:=([.V3]-[.V38])/[.V3]" office:value-type="float" office:value="-0.235906669932438" calcext:value-type="float">
            <text:p>-0.235906669932438</text:p>
          </table:table-cell>
          <table:table-cell table:style-name="ce13"/>
          <table:table-cell table:style-name="ce13" table:formula="of:=([.X3]-[.X38])/[.X3]" office:value-type="float" office:value="-0.212048369735661" calcext:value-type="float">
            <text:p>-0.212048369735661</text:p>
          </table:table-cell>
          <table:table-cell table:style-name="ce13"/>
          <table:table-cell table:style-name="ce13" table:formula="of:=([.Z3]-[.Z38])/[.Z3]" office:value-type="float" office:value="-0.00114387446595722" calcext:value-type="float">
            <text:p>-0.001143874465957</text:p>
          </table:table-cell>
          <table:table-cell table:style-name="ce13" table:formula="of:=([.AA3]-[.AA38])/[.AA3]" office:value-type="float" office:value="-0.00713534737439834" calcext:value-type="float">
            <text:p>-0.007135347374398</text:p>
          </table:table-cell>
          <table:table-cell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PMX INSERTION</text:p>
          </table:table-cell>
          <table:table-cell table:formula="of:=SUM([.F82:.W82])/14" office:value-type="float" office:value="-0.11244606826508" calcext:value-type="float">
            <text:p>-0.11244606826508</text:p>
          </table:table-cell>
          <table:table-cell table:style-name="ce52" table:formula="of:=[.D82]*(-1)" office:value-type="percentage" office:value="0.112446068265079" calcext:value-type="percentage">
            <text:p>11.24%</text:p>
          </table:table-cell>
          <table:table-cell table:formula="of:=([.F3]-[.F39])/[.F3]" office:value-type="float" office:value="-0.16622757495923" calcext:value-type="float">
            <text:p>-0.16622757495923</text:p>
          </table:table-cell>
          <table:table-cell table:style-name="ce13" table:formula="of:=([.G3]-[.G39])/[.G3]" office:value-type="float" office:value="-0.0383022774327142" calcext:value-type="float">
            <text:p>-0.038302277432714</text:p>
          </table:table-cell>
          <table:table-cell table:style-name="ce13" table:formula="of:=([.H3]-[.H39])/[.H3]" office:value-type="float" office:value="-0.0491749174917474" calcext:value-type="float">
            <text:p>-0.049174917491747</text:p>
          </table:table-cell>
          <table:table-cell table:style-name="ce13" table:formula="of:=([.I3]-[.I39])/[.I3]" office:value-type="float" office:value="-0.261269455438492" calcext:value-type="float">
            <text:p>-0.261269455438492</text:p>
          </table:table-cell>
          <table:table-cell table:style-name="ce13" table:number-columns-repeated="3"/>
          <table:table-cell table:style-name="ce13" table:formula="of:=([.M3]-[.M39])/[.M3]" office:value-type="float" office:value="-0.149451893422925" calcext:value-type="float">
            <text:p>-0.149451893422925</text:p>
          </table:table-cell>
          <table:table-cell table:style-name="ce13" table:formula="of:=([.N3]-[.N39])/[.N3]" office:value-type="float" office:value="-0.14014643349562" calcext:value-type="float">
            <text:p>-0.14014643349562</text:p>
          </table:table-cell>
          <table:table-cell table:style-name="ce13" table:formula="of:=([.O3]-[.O39])/[.O3]" office:value-type="float" office:value="-0.0345072927783704" calcext:value-type="float">
            <text:p>-0.03450729277837</text:p>
          </table:table-cell>
          <table:table-cell table:style-name="ce13" table:number-columns-repeated="2"/>
          <table:table-cell table:style-name="ce13" table:formula="of:=([.R3]-[.R39])/[.R3]" office:value-type="float" office:value="-0.0476939203354323" calcext:value-type="float">
            <text:p>-0.047693920335432</text:p>
          </table:table-cell>
          <table:table-cell table:style-name="ce13" table:formula="of:=([.S3]-[.S39])/[.S3]" office:value-type="float" office:value="-0.0926146122341122" calcext:value-type="float">
            <text:p>-0.092614612234112</text:p>
          </table:table-cell>
          <table:table-cell table:style-name="ce13" table:formula="of:=([.T3]-[.T39])/[.T3]" office:value-type="float" office:value="-0.37978546451406" calcext:value-type="float">
            <text:p>-0.37978546451406</text:p>
          </table:table-cell>
          <table:table-cell table:style-name="ce13"/>
          <table:table-cell table:style-name="ce13" table:formula="of:=([.V3]-[.V39])/[.V3]" office:value-type="float" office:value="-0.215071113608411" calcext:value-type="float">
            <text:p>-0.215071113608411</text:p>
          </table:table-cell>
          <table:table-cell table:style-name="ce13"/>
          <table:table-cell table:style-name="ce13" table:formula="of:=([.X3]-[.X39])/[.X3]" office:value-type="float" office:value="-0.222484295688859" calcext:value-type="float">
            <text:p>-0.222484295688859</text:p>
          </table:table-cell>
          <table:table-cell table:style-name="ce13"/>
          <table:table-cell table:style-name="ce13" table:formula="of:=([.Z3]-[.Z39])/[.Z3]" office:value-type="float" office:value="-0.00294548660930963" calcext:value-type="float">
            <text:p>-0.00294548660931</text:p>
          </table:table-cell>
          <table:table-cell table:style-name="ce13" table:formula="of:=([.AA3]-[.AA39])/[.AA3]" office:value-type="float" office:value="-0.00820247864133664" calcext:value-type="float">
            <text:p>-0.008202478641337</text:p>
          </table:table-cell>
          <table:table-cell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CX INSERTION</text:p>
          </table:table-cell>
          <table:table-cell table:formula="of:=SUM([.F83:.W83])/14" office:value-type="float" office:value="-0.156684411147152" calcext:value-type="float">
            <text:p>-0.156684411147152</text:p>
          </table:table-cell>
          <table:table-cell table:style-name="ce52" table:formula="of:=[.D83]*(-1)" office:value-type="percentage" office:value="0.156684411147152" calcext:value-type="percentage">
            <text:p>15.67%</text:p>
          </table:table-cell>
          <table:table-cell table:formula="of:=([.F3]-[.F40])/[.F3]" office:value-type="float" office:value="-0.146405720737674" calcext:value-type="float">
            <text:p>-0.146405720737674</text:p>
          </table:table-cell>
          <table:table-cell table:style-name="ce13" table:formula="of:=([.G3]-[.G40])/[.G3]" office:value-type="float" office:value="-0.0664596273291925" calcext:value-type="float">
            <text:p>-0.066459627329193</text:p>
          </table:table-cell>
          <table:table-cell table:style-name="ce13" table:formula="of:=([.H3]-[.H40])/[.H3]" office:value-type="float" office:value="-0.0412541254125395" calcext:value-type="float">
            <text:p>-0.04125412541254</text:p>
          </table:table-cell>
          <table:table-cell table:style-name="ce13" table:formula="of:=([.I3]-[.I40])/[.I3]" office:value-type="float" office:value="-0.292842826768868" calcext:value-type="float">
            <text:p>-0.292842826768868</text:p>
          </table:table-cell>
          <table:table-cell table:style-name="ce13" table:number-columns-repeated="3"/>
          <table:table-cell table:style-name="ce13" table:formula="of:=([.M3]-[.M40])/[.M3]" office:value-type="float" office:value="-0.16651467411468" calcext:value-type="float">
            <text:p>-0.16651467411468</text:p>
          </table:table-cell>
          <table:table-cell table:style-name="ce13" table:formula="of:=([.N3]-[.N40])/[.N3]" office:value-type="float" office:value="-0.273331466739091" calcext:value-type="float">
            <text:p>-0.273331466739091</text:p>
          </table:table-cell>
          <table:table-cell table:style-name="ce13" table:formula="of:=([.O3]-[.O40])/[.O3]" office:value-type="float" office:value="-0.135183208822487" calcext:value-type="float">
            <text:p>-0.135183208822487</text:p>
          </table:table-cell>
          <table:table-cell table:style-name="ce13" table:number-columns-repeated="2"/>
          <table:table-cell table:style-name="ce13" table:formula="of:=([.R3]-[.R40])/[.R3]" office:value-type="float" office:value="-0.0759958071278852" calcext:value-type="float">
            <text:p>-0.075995807127885</text:p>
          </table:table-cell>
          <table:table-cell table:style-name="ce13" table:formula="of:=([.S3]-[.S40])/[.S3]" office:value-type="float" office:value="-0.224534284581847" calcext:value-type="float">
            <text:p>-0.224534284581847</text:p>
          </table:table-cell>
          <table:table-cell table:style-name="ce13" table:formula="of:=([.T3]-[.T40])/[.T3]" office:value-type="float" office:value="-0.47981149493948" calcext:value-type="float">
            <text:p>-0.47981149493948</text:p>
          </table:table-cell>
          <table:table-cell table:style-name="ce13"/>
          <table:table-cell table:style-name="ce13" table:formula="of:=([.V3]-[.V40])/[.V3]" office:value-type="float" office:value="-0.291248519486387" calcext:value-type="float">
            <text:p>-0.291248519486387</text:p>
          </table:table-cell>
          <table:table-cell table:style-name="ce13"/>
          <table:table-cell table:style-name="ce13" table:formula="of:=([.X3]-[.X40])/[.X3]" office:value-type="float" office:value="-0.374540414421837" calcext:value-type="float">
            <text:p>-0.374540414421837</text:p>
          </table:table-cell>
          <table:table-cell table:style-name="ce13"/>
          <table:table-cell table:style-name="ce13" table:formula="of:=([.Z3]-[.Z40])/[.Z3]" office:value-type="float" office:value="-0.0023735493763317" calcext:value-type="float">
            <text:p>-0.002373549376332</text:p>
          </table:table-cell>
          <table:table-cell table:style-name="ce13" table:formula="of:=([.AA3]-[.AA40])/[.AA3]" office:value-type="float" office:value="-0.0734301796394608" calcext:value-type="float">
            <text:p>-0.073430179639461</text:p>
          </table:table-cell>
          <table:table-cell table:number-columns-repeated="35"/>
        </table:table-row>
        <table:table-row table:style-name="ro4">
          <table:table-cell table:number-columns-repeated="2"/>
          <table:table-cell table:style-name="ce16" office:value-type="string" calcext:value-type="string">
            <text:p><text:span text:style-name="T5">MX </text:span><text:span text:style-name="T6">DISPLACEMENT</text:span></text:p>
          </table:table-cell>
          <table:table-cell table:formula="of:=SUM([.F84:.W84])/14" office:value-type="float" office:value="-0.0250629141405696" calcext:value-type="float">
            <text:p>-0.02506291414057</text:p>
          </table:table-cell>
          <table:table-cell table:style-name="ce52" table:formula="of:=[.D84]*(-1)" office:value-type="percentage" office:value="0.0250629141405688" calcext:value-type="percentage">
            <text:p>2.51%</text:p>
          </table:table-cell>
          <table:table-cell table:formula="of:=([.F3]-[.F41])/[.F3]" office:value-type="float" office:value="-0.0127650232091363" calcext:value-type="float">
            <text:p>-0.012765023209136</text:p>
          </table:table-cell>
          <table:table-cell table:style-name="ce13" table:formula="of:=([.G3]-[.G41])/[.G3]" office:value-type="float" office:value="-0.0289855072463788" calcext:value-type="float">
            <text:p>-0.028985507246379</text:p>
          </table:table-cell>
          <table:table-cell table:style-name="ce13" table:formula="of:=([.H3]-[.H41])/[.H3]" office:value-type="float" office:value="-0.0231023102310248" calcext:value-type="float">
            <text:p>-0.023102310231025</text:p>
          </table:table-cell>
          <table:table-cell table:style-name="ce13" table:formula="of:=([.I3]-[.I41])/[.I3]" office:value-type="float" office:value="-0.0917702746308581" calcext:value-type="float">
            <text:p>-0.091770274630858</text:p>
          </table:table-cell>
          <table:table-cell table:style-name="ce13" table:number-columns-repeated="3"/>
          <table:table-cell table:style-name="ce13" table:formula="of:=([.M3]-[.M41])/[.M3]" office:value-type="float" office:value="-0.0289382754790001" calcext:value-type="float">
            <text:p>-0.028938275479</text:p>
          </table:table-cell>
          <table:table-cell table:style-name="ce13" table:formula="of:=([.N3]-[.N41])/[.N3]" office:value-type="float" office:value="-0.0545372381685748" calcext:value-type="float">
            <text:p>-0.054537238168575</text:p>
          </table:table-cell>
          <table:table-cell table:style-name="ce13" table:formula="of:=([.O3]-[.O41])/[.O3]" office:value-type="float" office:value="-0.0209889718961227" calcext:value-type="float">
            <text:p>-0.020988971896123</text:p>
          </table:table-cell>
          <table:table-cell table:style-name="ce13" table:number-columns-repeated="2"/>
          <table:table-cell table:style-name="ce13" table:formula="of:=([.R3]-[.R41])/[.R3]" office:value-type="float" office:value="0" calcext:value-type="float">
            <text:p>0</text:p>
          </table:table-cell>
          <table:table-cell table:style-name="ce13" table:formula="of:=([.S3]-[.S41])/[.S3]" office:value-type="float" office:value="-0.0241115074646591" calcext:value-type="float">
            <text:p>-0.024111507464659</text:p>
          </table:table-cell>
          <table:table-cell table:style-name="ce13" table:formula="of:=([.T3]-[.T41])/[.T3]" office:value-type="float" office:value="-0.0352671684958612" calcext:value-type="float">
            <text:p>-0.035267168495861</text:p>
          </table:table-cell>
          <table:table-cell table:style-name="ce13"/>
          <table:table-cell table:style-name="ce13" table:formula="of:=([.V3]-[.V41])/[.V3]" office:value-type="float" office:value="-0.0304145211463583" calcext:value-type="float">
            <text:p>-0.030414521146358</text:p>
          </table:table-cell>
          <table:table-cell table:style-name="ce13"/>
          <table:table-cell table:style-name="ce13" table:formula="of:=([.X3]-[.X41])/[.X3]" office:value-type="float" office:value="-0.0297325689936396" calcext:value-type="float">
            <text:p>-0.02973256899364</text:p>
          </table:table-cell>
          <table:table-cell table:style-name="ce13"/>
          <table:table-cell table:style-name="ce13" table:formula="of:=([.Z3]-[.Z41])/[.Z3]" office:value-type="float" office:value="-0.0023735493763317" calcext:value-type="float">
            <text:p>-0.002373549376332</text:p>
          </table:table-cell>
          <table:table-cell table:style-name="ce13" table:formula="of:=([.AA3]-[.AA41])/[.AA3]" office:value-type="float" office:value="-0.0107030210615975" calcext:value-type="float">
            <text:p>-0.010703021061598</text:p>
          </table:table-cell>
          <table:table-cell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OBX DISPLACEMENT</text:p>
          </table:table-cell>
          <table:table-cell table:formula="of:=SUM([.F85:.W85])/14" office:value-type="float" office:value="-0.185150340548837" calcext:value-type="float">
            <text:p>-0.185150340548837</text:p>
          </table:table-cell>
          <table:table-cell table:style-name="ce52" table:formula="of:=[.D85]*(-1)" office:value-type="percentage" office:value="0.185150340548838" calcext:value-type="percentage">
            <text:p>18.52%</text:p>
          </table:table-cell>
          <table:table-cell table:formula="of:=([.F3]-[.F42])/[.F3]" office:value-type="float" office:value="-0.152992096349266" calcext:value-type="float">
            <text:p>-0.152992096349266</text:p>
          </table:table-cell>
          <table:table-cell table:style-name="ce13" table:formula="of:=([.G3]-[.G42])/[.G3]" office:value-type="float" office:value="-0.0250517598343665" calcext:value-type="float">
            <text:p>-0.025051759834367</text:p>
          </table:table-cell>
          <table:table-cell table:style-name="ce13" table:formula="of:=([.H3]-[.H42])/[.H3]" office:value-type="float" office:value="-0.00462046204620301" calcext:value-type="float">
            <text:p>-0.004620462046203</text:p>
          </table:table-cell>
          <table:table-cell table:style-name="ce13" table:formula="of:=([.I3]-[.I42])/[.I3]" office:value-type="float" office:value="-0.187430887785503" calcext:value-type="float">
            <text:p>-0.187430887785503</text:p>
          </table:table-cell>
          <table:table-cell table:style-name="ce13" table:number-columns-repeated="3"/>
          <table:table-cell table:style-name="ce13" table:formula="of:=([.M3]-[.M42])/[.M3]" office:value-type="float" office:value="-0.120557605543078" calcext:value-type="float">
            <text:p>-0.120557605543078</text:p>
          </table:table-cell>
          <table:table-cell table:style-name="ce13" table:formula="of:=([.N3]-[.N42])/[.N3]" office:value-type="float" office:value="-0.458001039144177" calcext:value-type="float">
            <text:p>-0.458001039144177</text:p>
          </table:table-cell>
          <table:table-cell table:style-name="ce13" table:formula="of:=([.O3]-[.O42])/[.O3]" office:value-type="float" office:value="-0.0476698683742444" calcext:value-type="float">
            <text:p>-0.047669868374244</text:p>
          </table:table-cell>
          <table:table-cell table:style-name="ce13" table:number-columns-repeated="2"/>
          <table:table-cell table:style-name="ce13" table:formula="of:=([.R3]-[.R42])/[.R3]" office:value-type="float" office:value="-0.0193920335429795" calcext:value-type="float">
            <text:p>-0.01939203354298</text:p>
          </table:table-cell>
          <table:table-cell table:style-name="ce13" table:formula="of:=([.S3]-[.S42])/[.S3]" office:value-type="float" office:value="-0.135618972123133" calcext:value-type="float">
            <text:p>-0.135618972123133</text:p>
          </table:table-cell>
          <table:table-cell table:style-name="ce13" table:formula="of:=([.T3]-[.T42])/[.T3]" office:value-type="float" office:value="-0.977365936534841" calcext:value-type="float">
            <text:p>-0.977365936534841</text:p>
          </table:table-cell>
          <table:table-cell table:style-name="ce13"/>
          <table:table-cell table:style-name="ce13" table:formula="of:=([.V3]-[.V42])/[.V3]" office:value-type="float" office:value="-0.463404106405928" calcext:value-type="float">
            <text:p>-0.463404106405928</text:p>
          </table:table-cell>
          <table:table-cell table:style-name="ce13"/>
          <table:table-cell table:style-name="ce13" table:formula="of:=([.X3]-[.X42])/[.X3]" office:value-type="float" office:value="-0.540844974296729" calcext:value-type="float">
            <text:p>-0.540844974296729</text:p>
          </table:table-cell>
          <table:table-cell table:style-name="ce13"/>
          <table:table-cell table:style-name="ce13" table:formula="of:=([.Z3]-[.Z42])/[.Z3]" office:value-type="float" office:value="-0.00180161214335242" calcext:value-type="float">
            <text:p>-0.001801612143352</text:p>
          </table:table-cell>
          <table:table-cell table:style-name="ce13" table:formula="of:=([.AA3]-[.AA42])/[.AA3]" office:value-type="float" office:value="-0.00739434026273121" calcext:value-type="float">
            <text:p>-0.007394340262731</text:p>
          </table:table-cell>
          <table:table-cell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OX DISPLACEMENT</text:p>
          </table:table-cell>
          <table:table-cell table:formula="of:=SUM([.F86:.W86])/14" office:value-type="float" office:value="-0.0164350166690319" calcext:value-type="float">
            <text:p>-0.016435016669032</text:p>
          </table:table-cell>
          <table:table-cell table:style-name="ce52" table:formula="of:=[.D86]*(-1)" office:value-type="percentage" office:value="0.016435016669032" calcext:value-type="percentage">
            <text:p>1.64%</text:p>
          </table:table-cell>
          <table:table-cell table:formula="of:=([.F3]-[.F43])/[.F3]" office:value-type="float" office:value="-0.0270355037009126" calcext:value-type="float">
            <text:p>-0.027035503700913</text:p>
          </table:table-cell>
          <table:table-cell table:style-name="ce13" table:formula="of:=([.G3]-[.G43])/[.G3]" office:value-type="float" office:value="0" calcext:value-type="float">
            <text:p>0</text:p>
          </table:table-cell>
          <table:table-cell table:style-name="ce13" table:formula="of:=([.H3]-[.H43])/[.H3]" office:value-type="float" office:value="-0.00495049504950495" calcext:value-type="float">
            <text:p>-0.004950495049505</text:p>
          </table:table-cell>
          <table:table-cell table:style-name="ce13" table:formula="of:=([.I3]-[.I43])/[.I3]" office:value-type="float" office:value="-0.0309906808121848" calcext:value-type="float">
            <text:p>-0.030990680812185</text:p>
          </table:table-cell>
          <table:table-cell table:style-name="ce13" table:number-columns-repeated="3"/>
          <table:table-cell table:style-name="ce13" table:formula="of:=([.M3]-[.M43])/[.M3]" office:value-type="float" office:value="-0.0223805992259507" calcext:value-type="float">
            <text:p>-0.022380599225951</text:p>
          </table:table-cell>
          <table:table-cell table:style-name="ce13" table:formula="of:=([.N3]-[.N43])/[.N3]" office:value-type="float" office:value="-0.0511198479582458" calcext:value-type="float">
            <text:p>-0.051119847958246</text:p>
          </table:table-cell>
          <table:table-cell table:style-name="ce13" table:formula="of:=([.O3]-[.O43])/[.O3]" office:value-type="float" office:value="-0.00569192458199897" calcext:value-type="float">
            <text:p>-0.005691924581999</text:p>
          </table:table-cell>
          <table:table-cell table:style-name="ce13" table:number-columns-repeated="2"/>
          <table:table-cell table:style-name="ce13" table:formula="of:=([.R3]-[.R43])/[.R3]" office:value-type="float" office:value="0" calcext:value-type="float">
            <text:p>0</text:p>
          </table:table-cell>
          <table:table-cell table:style-name="ce13" table:formula="of:=([.S3]-[.S43])/[.S3]" office:value-type="float" office:value="-0.0147311401770373" calcext:value-type="float">
            <text:p>-0.014731140177037</text:p>
          </table:table-cell>
          <table:table-cell table:style-name="ce13" table:formula="of:=([.T3]-[.T43])/[.T3]" office:value-type="float" office:value="-0.047574959548488" calcext:value-type="float">
            <text:p>-0.047574959548488</text:p>
          </table:table-cell>
          <table:table-cell table:style-name="ce13"/>
          <table:table-cell table:style-name="ce13" table:formula="of:=([.V3]-[.V43])/[.V3]" office:value-type="float" office:value="-0.0256150823121228" calcext:value-type="float">
            <text:p>-0.025615082312123</text:p>
          </table:table-cell>
          <table:table-cell table:style-name="ce13"/>
          <table:table-cell table:style-name="ce13" table:formula="of:=([.X3]-[.X43])/[.X3]" office:value-type="float" office:value="-0.027393609921692" calcext:value-type="float">
            <text:p>-0.027393609921692</text:p>
          </table:table-cell>
          <table:table-cell table:style-name="ce13"/>
          <table:table-cell table:style-name="ce13" table:formula="of:=([.Z3]-[.Z43])/[.Z3]" office:value-type="float" office:value="0" calcext:value-type="float">
            <text:p>0</text:p>
          </table:table-cell>
          <table:table-cell table:style-name="ce13" table:formula="of:=([.AA3]-[.AA43])/[.AA3]" office:value-type="float" office:value="0" calcext:value-type="float">
            <text:p>0</text:p>
          </table:table-cell>
          <table:table-cell table:number-columns-repeated="35"/>
        </table:table-row>
        <table:table-row table:style-name="ro4">
          <table:table-cell table:number-columns-repeated="2"/>
          <table:table-cell table:style-name="ce22" office:value-type="string" calcext:value-type="string">
            <text:p>LOX DISPLACEMENT</text:p>
          </table:table-cell>
          <table:table-cell table:formula="of:=SUM([.F87:.W87])/14" office:value-type="float" office:value="-0.0292820056740372" calcext:value-type="float">
            <text:p>-0.029282005674037</text:p>
          </table:table-cell>
          <table:table-cell table:style-name="ce52" table:formula="of:=[.D87]*(-1)" office:value-type="percentage" office:value="0.0292820056740367" calcext:value-type="percentage">
            <text:p>2.93%</text:p>
          </table:table-cell>
          <table:table-cell table:formula="of:=([.F3]-[.F44])/[.F3]" office:value-type="float" office:value="-0.0262200476728171" calcext:value-type="float">
            <text:p>-0.026220047672817</text:p>
          </table:table-cell>
          <table:table-cell table:style-name="ce13" table:formula="of:=([.G3]-[.G44])/[.G3]" office:value-type="float" office:value="0" calcext:value-type="float">
            <text:p>0</text:p>
          </table:table-cell>
          <table:table-cell table:style-name="ce13" table:formula="of:=([.H3]-[.H44])/[.H3]" office:value-type="float" office:value="-0.0206270627062724" calcext:value-type="float">
            <text:p>-0.020627062706272</text:p>
          </table:table-cell>
          <table:table-cell table:style-name="ce13" table:formula="of:=([.I3]-[.I44])/[.I3]" office:value-type="float" office:value="-0.0553182000613172" calcext:value-type="float">
            <text:p>-0.055318200061317</text:p>
          </table:table-cell>
          <table:table-cell table:style-name="ce13" table:number-columns-repeated="3"/>
          <table:table-cell table:style-name="ce13" table:formula="of:=([.M3]-[.M44])/[.M3]" office:value-type="float" office:value="-0.0423157112548827" calcext:value-type="float">
            <text:p>-0.042315711254883</text:p>
          </table:table-cell>
          <table:table-cell table:style-name="ce13" table:formula="of:=([.N3]-[.N44])/[.N3]" office:value-type="float" office:value="-0.0558333033995089" calcext:value-type="float">
            <text:p>-0.055833303399509</text:p>
          </table:table-cell>
          <table:table-cell table:style-name="ce13" table:formula="of:=([.O3]-[.O44])/[.O3]" office:value-type="float" office:value="-0.0323728210601206" calcext:value-type="float">
            <text:p>-0.032372821060121</text:p>
          </table:table-cell>
          <table:table-cell table:style-name="ce13" table:number-columns-repeated="2"/>
          <table:table-cell table:style-name="ce13" table:formula="of:=([.R3]-[.R44])/[.R3]" office:value-type="float" office:value="-0.00366876310272793" calcext:value-type="float">
            <text:p>-0.003668763102728</text:p>
          </table:table-cell>
          <table:table-cell table:style-name="ce13" table:formula="of:=([.S3]-[.S44])/[.S3]" office:value-type="float" office:value="-0.0439952437574316" calcext:value-type="float">
            <text:p>-0.043995243757432</text:p>
          </table:table-cell>
          <table:table-cell table:style-name="ce13" table:formula="of:=([.T3]-[.T44])/[.T3]" office:value-type="float" office:value="-0.0586977593091942" calcext:value-type="float">
            <text:p>-0.058697759309194</text:p>
          </table:table-cell>
          <table:table-cell table:style-name="ce13"/>
          <table:table-cell table:style-name="ce13" table:formula="of:=([.V3]-[.V44])/[.V3]" office:value-type="float" office:value="-0.0708991671122482" calcext:value-type="float">
            <text:p>-0.070899167112248</text:p>
          </table:table-cell>
          <table:table-cell table:style-name="ce13"/>
          <table:table-cell table:style-name="ce13" table:formula="of:=([.X3]-[.X44])/[.X3]" office:value-type="float" office:value="-0.0403110908787791" calcext:value-type="float">
            <text:p>-0.040311090878779</text:p>
          </table:table-cell>
          <table:table-cell table:style-name="ce13"/>
          <table:table-cell table:style-name="ce13" table:formula="of:=([.Z3]-[.Z44])/[.Z3]" office:value-type="float" office:value="-0.00180161214335242" calcext:value-type="float">
            <text:p>-0.001801612143352</text:p>
          </table:table-cell>
          <table:table-cell table:style-name="ce13" table:formula="of:=([.AA3]-[.AA44])/[.AA3]" office:value-type="float" office:value="-0.00382666657553204" calcext:value-type="float">
            <text:p>-0.003826666575532</text:p>
          </table:table-cell>
          <table:table-cell table:number-columns-repeated="35"/>
        </table:table-row>
        <table:table-row table:style-name="ro4">
          <table:table-cell table:number-columns-repeated="2"/>
          <table:table-cell table:style-name="ce22" office:value-type="string" calcext:value-type="string">
            <text:p>PBX DISPLACEMENT</text:p>
          </table:table-cell>
          <table:table-cell table:formula="of:=SUM([.F88:.W88])/14" office:value-type="float" office:value="-0.0215430400401465" calcext:value-type="float">
            <text:p>-0.021543040040147</text:p>
          </table:table-cell>
          <table:table-cell table:style-name="ce52" table:formula="of:=[.D88]*(-1)" office:value-type="percentage" office:value="0.0215430400401466" calcext:value-type="percentage">
            <text:p>2.15%</text:p>
          </table:table-cell>
          <table:table-cell table:formula="of:=([.F3]-[.F45])/[.F3]" office:value-type="float" office:value="-0.0158073014678209" calcext:value-type="float">
            <text:p>-0.015807301467821</text:p>
          </table:table-cell>
          <table:table-cell table:style-name="ce13" table:formula="of:=([.G3]-[.G45])/[.G3]" office:value-type="float" office:value="-0.0118012422360248" calcext:value-type="float">
            <text:p>-0.011801242236025</text:p>
          </table:table-cell>
          <table:table-cell table:style-name="ce13" table:formula="of:=([.H3]-[.H45])/[.H3]" office:value-type="float" office:value="-0.00924092409241085" calcext:value-type="float">
            <text:p>-0.009240924092411</text:p>
          </table:table-cell>
          <table:table-cell table:style-name="ce13" table:formula="of:=([.I3]-[.I45])/[.I3]" office:value-type="float" office:value="-0.0706067202525011" calcext:value-type="float">
            <text:p>-0.070606720252501</text:p>
          </table:table-cell>
          <table:table-cell table:style-name="ce13" table:number-columns-repeated="3"/>
          <table:table-cell table:style-name="ce13" table:formula="of:=([.M3]-[.M45])/[.M3]" office:value-type="float" office:value="-0.0235883810221732" calcext:value-type="float">
            <text:p>-0.023588381022173</text:p>
          </table:table-cell>
          <table:table-cell table:style-name="ce13" table:formula="of:=([.N3]-[.N45])/[.N3]" office:value-type="float" office:value="-0.0569012613143063" calcext:value-type="float">
            <text:p>-0.056901261314306</text:p>
          </table:table-cell>
          <table:table-cell table:style-name="ce13" table:formula="of:=([.O3]-[.O45])/[.O3]" office:value-type="float" office:value="-0.0209889718961227" calcext:value-type="float">
            <text:p>-0.020988971896123</text:p>
          </table:table-cell>
          <table:table-cell table:style-name="ce13" table:number-columns-repeated="2"/>
          <table:table-cell table:style-name="ce13" table:formula="of:=([.R3]-[.R45])/[.R3]" office:value-type="float" office:value="0" calcext:value-type="float">
            <text:p>0</text:p>
          </table:table-cell>
          <table:table-cell table:style-name="ce13" table:formula="of:=([.S3]-[.S45])/[.S3]" office:value-type="float" office:value="-0.00852160126833135" calcext:value-type="float">
            <text:p>-0.008521601268331</text:p>
          </table:table-cell>
          <table:table-cell table:style-name="ce13" table:formula="of:=([.T3]-[.T45])/[.T3]" office:value-type="float" office:value="-0.0652461920491555" calcext:value-type="float">
            <text:p>-0.065246192049156</text:p>
          </table:table-cell>
          <table:table-cell table:style-name="ce13"/>
          <table:table-cell table:style-name="ce13" table:formula="of:=([.V3]-[.V45])/[.V3]" office:value-type="float" office:value="-0.0188999649632038" calcext:value-type="float">
            <text:p>-0.018899964963204</text:p>
          </table:table-cell>
          <table:table-cell table:style-name="ce13"/>
          <table:table-cell table:style-name="ce13" table:formula="of:=([.X3]-[.X45])/[.X3]" office:value-type="float" office:value="-0.0489985916762851" calcext:value-type="float">
            <text:p>-0.048998591676285</text:p>
          </table:table-cell>
          <table:table-cell table:style-name="ce13"/>
          <table:table-cell table:style-name="ce13" table:formula="of:=([.Z3]-[.Z45])/[.Z3]" office:value-type="float" office:value="0" calcext:value-type="float">
            <text:p>0</text:p>
          </table:table-cell>
          <table:table-cell table:style-name="ce13" table:formula="of:=([.AA3]-[.AA45])/[.AA3]" office:value-type="float" office:value="-0.00356767368719917" calcext:value-type="float">
            <text:p>-0.003567673687199</text:p>
          </table:table-cell>
          <table:table-cell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PMX DISPLACEMENT</text:p>
          </table:table-cell>
          <table:table-cell table:formula="of:=SUM([.F89:.W89])/14" office:value-type="float" office:value="-0.0302629271749398" calcext:value-type="float">
            <text:p>-0.03026292717494</text:p>
          </table:table-cell>
          <table:table-cell table:style-name="ce52" table:formula="of:=[.D89]*(-1)" office:value-type="percentage" office:value="0.0302629271749402" calcext:value-type="percentage">
            <text:p>3.03%</text:p>
          </table:table-cell>
          <table:table-cell table:formula="of:=([.F3]-[.F46])/[.F3]" office:value-type="float" office:value="-0.0387968887216127" calcext:value-type="float">
            <text:p>-0.038796888721613</text:p>
          </table:table-cell>
          <table:table-cell table:style-name="ce13" table:formula="of:=([.G3]-[.G46])/[.G3]" office:value-type="float" office:value="-0.0130434782608696" calcext:value-type="float">
            <text:p>-0.01304347826087</text:p>
          </table:table-cell>
          <table:table-cell table:style-name="ce13" table:formula="of:=([.H3]-[.H46])/[.H3]" office:value-type="float" office:value="-0.00891089108910891" calcext:value-type="float">
            <text:p>-0.008910891089109</text:p>
          </table:table-cell>
          <table:table-cell table:style-name="ce13" table:formula="of:=([.I3]-[.I46])/[.I3]" office:value-type="float" office:value="-0.076945375063712" calcext:value-type="float">
            <text:p>-0.076945375063712</text:p>
          </table:table-cell>
          <table:table-cell table:style-name="ce13" table:number-columns-repeated="3"/>
          <table:table-cell table:style-name="ce13" table:formula="of:=([.M3]-[.M46])/[.M3]" office:value-type="float" office:value="-0.0392844362515464" calcext:value-type="float">
            <text:p>-0.039284436251546</text:p>
          </table:table-cell>
          <table:table-cell table:style-name="ce13" table:formula="of:=([.N3]-[.N46])/[.N3]" office:value-type="float" office:value="-0.0432571219696529" calcext:value-type="float">
            <text:p>-0.043257121969653</text:p>
          </table:table-cell>
          <table:table-cell table:style-name="ce13" table:formula="of:=([.O3]-[.O46])/[.O3]" office:value-type="float" office:value="-0.0281038776236212" calcext:value-type="float">
            <text:p>-0.028103877623621</text:p>
          </table:table-cell>
          <table:table-cell table:style-name="ce13" table:number-columns-repeated="2"/>
          <table:table-cell table:style-name="ce13" table:formula="of:=([.R3]-[.R46])/[.R3]" office:value-type="float" office:value="-0.0267295597484277" calcext:value-type="float">
            <text:p>-0.026729559748428</text:p>
          </table:table-cell>
          <table:table-cell table:style-name="ce13" table:formula="of:=([.S3]-[.S46])/[.S3]" office:value-type="float" office:value="-0.0270841590698909" calcext:value-type="float">
            <text:p>-0.027084159069891</text:p>
          </table:table-cell>
          <table:table-cell table:style-name="ce13" table:formula="of:=([.T3]-[.T46])/[.T3]" office:value-type="float" office:value="-0.078083419405074" calcext:value-type="float">
            <text:p>-0.078083419405074</text:p>
          </table:table-cell>
          <table:table-cell table:style-name="ce13"/>
          <table:table-cell table:style-name="ce13" table:formula="of:=([.V3]-[.V46])/[.V3]" office:value-type="float" office:value="-0.043441773245641" calcext:value-type="float">
            <text:p>-0.043441773245641</text:p>
          </table:table-cell>
          <table:table-cell table:style-name="ce13"/>
          <table:table-cell table:style-name="ce13" table:formula="of:=([.X3]-[.X46])/[.X3]" office:value-type="float" office:value="-0.0293014815597594" calcext:value-type="float">
            <text:p>-0.029301481559759</text:p>
          </table:table-cell>
          <table:table-cell table:style-name="ce13"/>
          <table:table-cell table:style-name="ce13" table:formula="of:=([.Z3]-[.Z46])/[.Z3]" office:value-type="float" office:value="-0.000571937232979282" calcext:value-type="float">
            <text:p>-0.000571937232979</text:p>
          </table:table-cell>
          <table:table-cell table:style-name="ce13" table:formula="of:=([.AA3]-[.AA46])/[.AA3]" office:value-type="float" office:value="-0.00713534737439834" calcext:value-type="float">
            <text:p>-0.007135347374398</text:p>
          </table:table-cell>
          <table:table-cell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CX DISPLACEMENT</text:p>
          </table:table-cell>
          <table:table-cell table:formula="of:=SUM([.F90:.W90])/14" office:value-type="float" office:value="-0.0262806344040718" calcext:value-type="float">
            <text:p>-0.026280634404072</text:p>
          </table:table-cell>
          <table:table-cell table:style-name="ce52" table:formula="of:=[.D90]*(-1)" office:value-type="percentage" office:value="0.0262806344040719" calcext:value-type="percentage">
            <text:p>2.63%</text:p>
          </table:table-cell>
          <table:table-cell table:formula="of:=([.F3]-[.F47])/[.F3]" office:value-type="float" office:value="-0.0244009534562758" calcext:value-type="float">
            <text:p>-0.024400953456276</text:p>
          </table:table-cell>
          <table:table-cell table:style-name="ce13" table:formula="of:=([.G3]-[.G47])/[.G3]" office:value-type="float" office:value="0" calcext:value-type="float">
            <text:p>0</text:p>
          </table:table-cell>
          <table:table-cell table:style-name="ce13" table:formula="of:=([.H3]-[.H47])/[.H3]" office:value-type="float" office:value="-0.0042904290429059" calcext:value-type="float">
            <text:p>-0.004290429042906</text:p>
          </table:table-cell>
          <table:table-cell table:style-name="ce13" table:formula="of:=([.I3]-[.I47])/[.I3]" office:value-type="float" office:value="-0.0515248849675666" calcext:value-type="float">
            <text:p>-0.051524884967567</text:p>
          </table:table-cell>
          <table:table-cell table:style-name="ce13" table:number-columns-repeated="3"/>
          <table:table-cell table:style-name="ce13" table:formula="of:=([.M3]-[.M47])/[.M3]" office:value-type="float" office:value="-0.032254741474397" calcext:value-type="float">
            <text:p>-0.032254741474397</text:p>
          </table:table-cell>
          <table:table-cell table:style-name="ce13" table:formula="of:=([.N3]-[.N47])/[.N3]" office:value-type="float" office:value="-0.0578463871356086" calcext:value-type="float">
            <text:p>-0.057846387135609</text:p>
          </table:table-cell>
          <table:table-cell table:style-name="ce13" table:formula="of:=([.O3]-[.O47])/[.O3]" office:value-type="float" office:value="-0.0298826040554963" calcext:value-type="float">
            <text:p>-0.029882604055496</text:p>
          </table:table-cell>
          <table:table-cell table:style-name="ce13" table:number-columns-repeated="2"/>
          <table:table-cell table:style-name="ce13" table:formula="of:=([.R3]-[.R47])/[.R3]" office:value-type="float" office:value="-0.015199161425574" calcext:value-type="float">
            <text:p>-0.015199161425574</text:p>
          </table:table-cell>
          <table:table-cell table:style-name="ce13" table:formula="of:=([.S3]-[.S47])/[.S3]" office:value-type="float" office:value="-0.0254987448804339" calcext:value-type="float">
            <text:p>-0.025498744880434</text:p>
          </table:table-cell>
          <table:table-cell table:style-name="ce13" table:formula="of:=([.T3]-[.T47])/[.T3]" office:value-type="float" office:value="-0.0736343058980265" calcext:value-type="float">
            <text:p>-0.073634305898027</text:p>
          </table:table-cell>
          <table:table-cell table:style-name="ce13"/>
          <table:table-cell table:style-name="ce13" table:formula="of:=([.V3]-[.V47])/[.V3]" office:value-type="float" office:value="-0.0533966693207203" calcext:value-type="float">
            <text:p>-0.05339666932072</text:p>
          </table:table-cell>
          <table:table-cell table:style-name="ce13"/>
          <table:table-cell table:style-name="ce13" table:formula="of:=([.X3]-[.X47])/[.X3]" office:value-type="float" office:value="-0.0672581618837085" calcext:value-type="float">
            <text:p>-0.067258161883709</text:p>
          </table:table-cell>
          <table:table-cell table:style-name="ce13"/>
          <table:table-cell table:style-name="ce13" table:formula="of:=([.Z3]-[.Z47])/[.Z3]" office:value-type="float" office:value="-0.00180161214335242" calcext:value-type="float">
            <text:p>-0.001801612143352</text:p>
          </table:table-cell>
          <table:table-cell table:style-name="ce13" table:formula="of:=([.AA3]-[.AA47])/[.AA3]" office:value-type="float" office:value="-0.00739434026273121" calcext:value-type="float">
            <text:p>-0.007394340262731</text:p>
          </table:table-cell>
          <table:table-cell table:number-columns-repeated="35"/>
        </table:table-row>
        <table:table-row table:style-name="ro4">
          <table:table-cell table:style-name="ce12" office:value-type="string" calcext:value-type="string" table:number-columns-spanned="4" table:number-rows-spanned="1">
            <text:p>Relative error with respect to the best result of heuristics</text:p>
          </table:table-cell>
          <table:covered-table-cell table:number-columns-repeated="2" table:style-name="Default"/>
          <table:covered-table-cell table:formula="of:=SUM([.F91:.W91])/3" office:value-type="float" office:value="0" calcext:value-type="float">
            <text:p>0</text:p>
          </table:covered-table-cell>
          <table:table-cell table:style-name="ce30"/>
          <table:table-cell table:style-name="Default"/>
          <table:table-cell table:number-columns-repeated="56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float" office:value="0.03" calcext:value-type="float">
            <text:p>0.03</text:p>
          </table:table-cell>
          <table:table-cell table:style-name="ce16" office:value-type="string" calcext:value-type="string">
            <text:p>MX SWAP</text:p>
          </table:table-cell>
          <table:table-cell table:formula="of:=SUM([.F92:.W92])/8" office:value-type="float" office:value="-0.0932589136336271" calcext:value-type="float">
            <text:p>-0.093258913633627</text:p>
          </table:table-cell>
          <table:table-cell table:style-name="ce67" table:formula="of:=[.D92]*(-1)" office:value-type="percentage" office:value="0.0932589136336276" calcext:value-type="percentage">
            <text:p>9.33%</text:p>
          </table:table-cell>
          <table:table-cell/>
          <table:table-cell table:style-name="ce13" table:number-columns-repeated="3"/>
          <table:table-cell table:style-name="ce13" table:formula="of:=([.J4]-[.J6])/[.J4]" office:value-type="float" office:value="-0.203319825436409" calcext:value-type="float">
            <text:p>-0.203319825436409</text:p>
          </table:table-cell>
          <table:table-cell table:style-name="ce13" table:formula="of:=([.K4]-[.K6])/[.K4]" office:value-type="float" office:value="0" calcext:value-type="float">
            <text:p>0</text:p>
          </table:table-cell>
          <table:table-cell table:style-name="ce13" table:formula="of:=([.L4]-[.L6])/[.L4]" office:value-type="float" office:value="-0.143394452280207" calcext:value-type="float">
            <text:p>-0.143394452280207</text:p>
          </table:table-cell>
          <table:table-cell table:style-name="ce13" table:number-columns-repeated="3"/>
          <table:table-cell table:style-name="ce13" table:formula="of:=([.P4]-[.P6])/[.P4]" office:value-type="float" office:value="-0.0007993605115924" calcext:value-type="float">
            <text:p>-0.000799360511592</text:p>
          </table:table-cell>
          <table:table-cell table:style-name="ce13" table:formula="of:=([.Q4]-[.Q6])/[.Q4]" office:value-type="float" office:value="-0.0358330254894717" calcext:value-type="float">
            <text:p>-0.035833025489472</text:p>
          </table:table-cell>
          <table:table-cell table:style-name="ce13" table:number-columns-repeated="3"/>
          <table:table-cell table:style-name="ce13" table:formula="of:=([.U4]-[.U6])/[.U4]" office:value-type="float" office:value="-0.182528615420368" calcext:value-type="float">
            <text:p>-0.182528615420368</text:p>
          </table:table-cell>
          <table:table-cell table:style-name="ce13"/>
          <table:table-cell table:style-name="ce13" table:formula="of:=([.W4]-[.W6])/[.W4]" office:value-type="float" office:value="-0.180196029930969" calcext:value-type="float">
            <text:p>-0.180196029930969</text:p>
          </table:table-cell>
          <table:table-cell table:style-name="ce13"/>
          <table:table-cell table:style-name="ce13" table:formula="of:=([.Y4]-[.Y6])/[.Y4]" office:value-type="float" office:value="-0.179890023566379" calcext:value-type="float">
            <text:p>-0.179890023566379</text:p>
          </table:table-cell>
          <table:table-cell table:style-name="ce13" table:number-columns-repeated="2"/>
          <table:table-cell table:number-columns-repeated="35"/>
        </table:table-row>
        <table:table-row table:style-name="ro4">
          <table:table-cell table:style-name="ce3"/>
          <table:table-cell table:style-name="ce7"/>
          <table:table-cell table:style-name="ce16" office:value-type="string" calcext:value-type="string">
            <text:p>OBX SWAP</text:p>
          </table:table-cell>
          <table:table-cell table:formula="of:=SUM([.F93:.W93])/8" office:value-type="float" office:value="-0.242026080461142" calcext:value-type="float">
            <text:p>-0.242026080461142</text:p>
          </table:table-cell>
          <table:table-cell table:style-name="ce67" table:formula="of:=[.D93]*(-1)" office:value-type="percentage" office:value="0.242026080461143" calcext:value-type="percentage">
            <text:p>24.20%</text:p>
          </table:table-cell>
          <table:table-cell/>
          <table:table-cell table:style-name="ce13" table:number-columns-repeated="3"/>
          <table:table-cell table:style-name="ce13" table:formula="of:=([.J4]-[.J7])/[.J4]" office:value-type="float" office:value="-0.282354010806316" calcext:value-type="float">
            <text:p>-0.282354010806316</text:p>
          </table:table-cell>
          <table:table-cell table:style-name="ce13" table:formula="of:=([.K4]-[.K7])/[.K4]" office:value-type="float" office:value="0" calcext:value-type="float">
            <text:p>0</text:p>
          </table:table-cell>
          <table:table-cell table:style-name="ce13" table:formula="of:=([.L4]-[.L7])/[.L4]" office:value-type="float" office:value="-0.29901269393512" calcext:value-type="float">
            <text:p>-0.29901269393512</text:p>
          </table:table-cell>
          <table:table-cell table:style-name="ce13" table:number-columns-repeated="3"/>
          <table:table-cell table:style-name="ce13" table:formula="of:=([.P4]-[.P7])/[.P4]" office:value-type="float" office:value="-0.00159872102317978" calcext:value-type="float">
            <text:p>-0.00159872102318</text:p>
          </table:table-cell>
          <table:table-cell table:style-name="ce13" table:formula="of:=([.Q4]-[.Q7])/[.Q4]" office:value-type="float" office:value="-0.0358330254894717" calcext:value-type="float">
            <text:p>-0.035833025489472</text:p>
          </table:table-cell>
          <table:table-cell table:style-name="ce13" table:number-columns-repeated="3"/>
          <table:table-cell table:style-name="ce13" table:formula="of:=([.U4]-[.U7])/[.U4]" office:value-type="float" office:value="-0.302887688106441" calcext:value-type="float">
            <text:p>-0.302887688106441</text:p>
          </table:table-cell>
          <table:table-cell table:style-name="ce13"/>
          <table:table-cell table:style-name="ce13" table:formula="of:=([.W4]-[.W7])/[.W4]" office:value-type="float" office:value="-1.01452250432861" calcext:value-type="float">
            <text:p>-1.01452250432861</text:p>
          </table:table-cell>
          <table:table-cell table:style-name="ce13"/>
          <table:table-cell table:style-name="ce13" table:formula="of:=([.Y4]-[.Y7])/[.Y4]" office:value-type="float" office:value="-0.293794186959937" calcext:value-type="float">
            <text:p>-0.293794186959937</text:p>
          </table:table-cell>
          <table:table-cell table:style-name="ce13" table:number-columns-repeated="2"/>
          <table:table-cell table:number-columns-repeated="35"/>
        </table:table-row>
        <table:table-row table:style-name="ro4">
          <table:table-cell table:style-name="ce3"/>
          <table:table-cell table:style-name="ce7"/>
          <table:table-cell office:value-type="string" calcext:value-type="string">
            <text:p>OX SWAP</text:p>
          </table:table-cell>
          <table:table-cell table:formula="of:=SUM([.F94:.W94])/8" office:value-type="float" office:value="-0.0084675961464288" calcext:value-type="float">
            <text:p>-0.008467596146429</text:p>
          </table:table-cell>
          <table:table-cell table:style-name="ce67" table:formula="of:=[.D94]*(-1)" office:value-type="percentage" office:value="0.00846759614642839" calcext:value-type="percentage">
            <text:p>0.85%</text:p>
          </table:table-cell>
          <table:table-cell/>
          <table:table-cell table:style-name="ce13" table:number-columns-repeated="3"/>
          <table:table-cell table:style-name="ce13" table:formula="of:=([.J4]-[.J8])/[.J4]" office:value-type="float" office:value="-0.0065331463009157" calcext:value-type="float">
            <text:p>-0.006533146300916</text:p>
          </table:table-cell>
          <table:table-cell table:style-name="ce13" table:formula="of:=([.K4]-[.K8])/[.K4]" office:value-type="float" office:value="0" calcext:value-type="float">
            <text:p>0</text:p>
          </table:table-cell>
          <table:table-cell table:style-name="ce13" table:formula="of:=([.L4]-[.L8])/[.L4]" office:value-type="float" office:value="0.00564174894217207" calcext:value-type="float">
            <text:p>0.005641748942172</text:p>
          </table:table-cell>
          <table:table-cell table:style-name="ce13" table:number-columns-repeated="3"/>
          <table:table-cell table:style-name="ce13" table:formula="of:=([.P4]-[.P8])/[.P4]" office:value-type="float" office:value="-0.0007993605115924" calcext:value-type="float">
            <text:p>-0.000799360511592</text:p>
          </table:table-cell>
          <table:table-cell table:style-name="ce13" table:formula="of:=([.Q4]-[.Q8])/[.Q4]" office:value-type="float" office:value="0" calcext:value-type="float">
            <text:p>0</text:p>
          </table:table-cell>
          <table:table-cell table:style-name="ce13" table:number-columns-repeated="3"/>
          <table:table-cell table:style-name="ce13" table:formula="of:=([.U4]-[.U8])/[.U4]" office:value-type="float" office:value="-0.0377955958398728" calcext:value-type="float">
            <text:p>-0.037795595839873</text:p>
          </table:table-cell>
          <table:table-cell table:style-name="ce13"/>
          <table:table-cell table:style-name="ce13" table:formula="of:=([.W4]-[.W8])/[.W4]" office:value-type="float" office:value="-0.0282544154612216" calcext:value-type="float">
            <text:p>-0.028254415461222</text:p>
          </table:table-cell>
          <table:table-cell table:style-name="ce13"/>
          <table:table-cell table:style-name="ce13" table:formula="of:=([.Y4]-[.Y8])/[.Y4]" office:value-type="float" office:value="-0.0447761194029851" calcext:value-type="float">
            <text:p>-0.044776119402985</text:p>
          </table:table-cell>
          <table:table-cell table:style-name="ce13" table:number-columns-repeated="2"/>
          <table:table-cell table:number-columns-repeated="35"/>
        </table:table-row>
        <table:table-row table:style-name="ro4">
          <table:table-cell table:style-name="ce7"/>
          <table:table-cell table:style-name="ce3"/>
          <table:table-cell table:style-name="ce22" office:value-type="string" calcext:value-type="string">
            <text:p>LOX SWAP</text:p>
          </table:table-cell>
          <table:table-cell table:formula="of:=SUM([.F95:.W95])/8" office:value-type="float" office:value="-0.077728586615765" calcext:value-type="float">
            <text:p>-0.077728586615765</text:p>
          </table:table-cell>
          <table:table-cell table:style-name="ce67" table:formula="of:=[.D95]*(-1)" office:value-type="percentage" office:value="0.0777285866157656" calcext:value-type="percentage">
            <text:p>7.77%</text:p>
          </table:table-cell>
          <table:table-cell/>
          <table:table-cell table:style-name="ce13" table:number-columns-repeated="3"/>
          <table:table-cell table:style-name="ce13" table:formula="of:=([.J4]-[.J9])/[.J4]" office:value-type="float" office:value="-0.152236596009975" calcext:value-type="float">
            <text:p>-0.152236596009975</text:p>
          </table:table-cell>
          <table:table-cell table:style-name="ce13" table:formula="of:=([.K4]-[.K9])/[.K4]" office:value-type="float" office:value="0" calcext:value-type="float">
            <text:p>0</text:p>
          </table:table-cell>
          <table:table-cell table:style-name="ce13" table:formula="of:=([.L4]-[.L9])/[.L4]" office:value-type="float" office:value="-0.0902679830747532" calcext:value-type="float">
            <text:p>-0.090267983074753</text:p>
          </table:table-cell>
          <table:table-cell table:style-name="ce13" table:number-columns-repeated="3"/>
          <table:table-cell table:style-name="ce13" table:formula="of:=([.P4]-[.P9])/[.P4]" office:value-type="float" office:value="-0.0044764188649064" calcext:value-type="float">
            <text:p>-0.004476418864906</text:p>
          </table:table-cell>
          <table:table-cell table:style-name="ce13" table:formula="of:=([.Q4]-[.Q9])/[.Q4]" office:value-type="float" office:value="-0.0358330254894717" calcext:value-type="float">
            <text:p>-0.035833025489472</text:p>
          </table:table-cell>
          <table:table-cell table:style-name="ce13" table:number-columns-repeated="3"/>
          <table:table-cell table:style-name="ce13" table:formula="of:=([.U4]-[.U9])/[.U4]" office:value-type="float" office:value="-0.104177560862236" calcext:value-type="float">
            <text:p>-0.104177560862236</text:p>
          </table:table-cell>
          <table:table-cell table:style-name="ce13"/>
          <table:table-cell table:style-name="ce13" table:formula="of:=([.W4]-[.W9])/[.W4]" office:value-type="float" office:value="-0.234837108624778" calcext:value-type="float">
            <text:p>-0.234837108624778</text:p>
          </table:table-cell>
          <table:table-cell table:style-name="ce13"/>
          <table:table-cell table:style-name="ce13" table:formula="of:=([.Y4]-[.Y9])/[.Y4]" office:value-type="float" office:value="-0.168630531552765" calcext:value-type="float">
            <text:p>-0.168630531552765</text:p>
          </table:table-cell>
          <table:table-cell table:style-name="ce13" table:number-columns-repeated="2"/>
          <table:table-cell table:number-columns-repeated="35"/>
        </table:table-row>
        <table:table-row table:style-name="ro4">
          <table:table-cell table:style-name="ce7" table:number-columns-repeated="2"/>
          <table:table-cell table:style-name="ce22" office:value-type="string" calcext:value-type="string">
            <text:p>PBX SWAP</text:p>
          </table:table-cell>
          <table:table-cell table:formula="of:=SUM([.F96:.W96])/8" office:value-type="float" office:value="-0.157730714403486" calcext:value-type="float">
            <text:p>-0.157730714403486</text:p>
          </table:table-cell>
          <table:table-cell table:style-name="ce67" table:formula="of:=[.D96]*(-1)" office:value-type="percentage" office:value="0.157730714403486" calcext:value-type="percentage">
            <text:p>15.77%</text:p>
          </table:table-cell>
          <table:table-cell/>
          <table:table-cell table:style-name="ce13" table:number-columns-repeated="3"/>
          <table:table-cell table:style-name="ce13" table:formula="of:=([.J4]-[.J10])/[.J4]" office:value-type="float" office:value="-0.363817019950125" calcext:value-type="float">
            <text:p>-0.363817019950125</text:p>
          </table:table-cell>
          <table:table-cell table:style-name="ce13" table:formula="of:=([.K4]-[.K10])/[.K4]" office:value-type="float" office:value="0" calcext:value-type="float">
            <text:p>0</text:p>
          </table:table-cell>
          <table:table-cell table:style-name="ce13" table:formula="of:=([.L4]-[.L10])/[.L4]" office:value-type="float" office:value="-0.201222378937471" calcext:value-type="float">
            <text:p>-0.201222378937471</text:p>
          </table:table-cell>
          <table:table-cell table:style-name="ce13" table:number-columns-repeated="3"/>
          <table:table-cell table:style-name="ce13" table:formula="of:=([.P4]-[.P10])/[.P4]" office:value-type="float" office:value="-0.00159872102317978" calcext:value-type="float">
            <text:p>-0.00159872102318</text:p>
          </table:table-cell>
          <table:table-cell table:style-name="ce13" table:formula="of:=([.Q4]-[.Q10])/[.Q4]" office:value-type="float" office:value="-0.0721586011574916" calcext:value-type="float">
            <text:p>-0.072158601157492</text:p>
          </table:table-cell>
          <table:table-cell table:style-name="ce13" table:number-columns-repeated="3"/>
          <table:table-cell table:style-name="ce13" table:formula="of:=([.U4]-[.U10])/[.U4]" office:value-type="float" office:value="-0.194613909708907" calcext:value-type="float">
            <text:p>-0.194613909708907</text:p>
          </table:table-cell>
          <table:table-cell table:style-name="ce13"/>
          <table:table-cell table:style-name="ce13" table:formula="of:=([.W4]-[.W10])/[.W4]" office:value-type="float" office:value="-0.428435084450712" calcext:value-type="float">
            <text:p>-0.428435084450712</text:p>
          </table:table-cell>
          <table:table-cell table:style-name="ce13"/>
          <table:table-cell table:style-name="ce13" table:formula="of:=([.Y4]-[.Y10])/[.Y4]" office:value-type="float" office:value="-0.268918565069387" calcext:value-type="float">
            <text:p>-0.268918565069387</text:p>
          </table:table-cell>
          <table:table-cell table:style-name="ce13" table:number-columns-repeated="2"/>
          <table:table-cell table:number-columns-repeated="35"/>
        </table:table-row>
        <table:table-row table:style-name="ro4">
          <table:table-cell table:style-name="ce7" table:number-columns-repeated="2"/>
          <table:table-cell office:value-type="string" calcext:value-type="string">
            <text:p>PMX SWAP</text:p>
          </table:table-cell>
          <table:table-cell table:formula="of:=SUM([.F97:.W97])/8" office:value-type="float" office:value="-0.149906910742151" calcext:value-type="float">
            <text:p>-0.149906910742151</text:p>
          </table:table-cell>
          <table:table-cell table:style-name="ce67" table:formula="of:=[.D97]*(-1)" office:value-type="percentage" office:value="0.149906910742152" calcext:value-type="percentage">
            <text:p>14.99%</text:p>
          </table:table-cell>
          <table:table-cell/>
          <table:table-cell table:style-name="ce13" table:number-columns-repeated="3"/>
          <table:table-cell table:style-name="ce13" table:formula="of:=([.J4]-[.J11])/[.J4]" office:value-type="float" office:value="-0.367025145469658" calcext:value-type="float">
            <text:p>-0.367025145469658</text:p>
          </table:table-cell>
          <table:table-cell table:style-name="ce13" table:formula="of:=([.K4]-[.K11])/[.K4]" office:value-type="float" office:value="0" calcext:value-type="float">
            <text:p>0</text:p>
          </table:table-cell>
          <table:table-cell table:style-name="ce13" table:formula="of:=([.L4]-[.L11])/[.L4]" office:value-type="float" office:value="-0.103432063939821" calcext:value-type="float">
            <text:p>-0.103432063939821</text:p>
          </table:table-cell>
          <table:table-cell table:style-name="ce13" table:number-columns-repeated="3"/>
          <table:table-cell table:style-name="ce13" table:formula="of:=([.P4]-[.P11])/[.P4]" office:value-type="float" office:value="-0.00159872102317978" calcext:value-type="float">
            <text:p>-0.00159872102318</text:p>
          </table:table-cell>
          <table:table-cell table:style-name="ce13" table:formula="of:=([.Q4]-[.Q11])/[.Q4]" office:value-type="float" office:value="-0.0358330254894717" calcext:value-type="float">
            <text:p>-0.035833025489472</text:p>
          </table:table-cell>
          <table:table-cell table:style-name="ce13" table:number-columns-repeated="3"/>
          <table:table-cell table:style-name="ce13" table:formula="of:=([.U4]-[.U11])/[.U4]" office:value-type="float" office:value="-0.22906861890651" calcext:value-type="float">
            <text:p>-0.22906861890651</text:p>
          </table:table-cell>
          <table:table-cell table:style-name="ce13"/>
          <table:table-cell table:style-name="ce13" table:formula="of:=([.W4]-[.W11])/[.W4]" office:value-type="float" office:value="-0.462297711108571" calcext:value-type="float">
            <text:p>-0.462297711108571</text:p>
          </table:table-cell>
          <table:table-cell table:style-name="ce13"/>
          <table:table-cell table:style-name="ce13" table:formula="of:=([.Y4]-[.Y11])/[.Y4]" office:value-type="float" office:value="-0.19926682377586" calcext:value-type="float">
            <text:p>-0.19926682377586</text:p>
          </table:table-cell>
          <table:table-cell table:style-name="ce13" table:number-columns-repeated="2"/>
          <table:table-cell table:number-columns-repeated="35"/>
        </table:table-row>
        <table:table-row table:style-name="ro4">
          <table:table-cell/>
          <table:table-cell table:style-name="ce3"/>
          <table:table-cell office:value-type="string" calcext:value-type="string">
            <text:p>CX SWAP</text:p>
          </table:table-cell>
          <table:table-cell table:formula="of:=SUM([.F98:.W98])/8" office:value-type="float" office:value="-0.0992641976737143" calcext:value-type="float">
            <text:p>-0.099264197673714</text:p>
          </table:table-cell>
          <table:table-cell table:style-name="ce67" table:formula="of:=[.D98]*(-1)" office:value-type="percentage" office:value="0.0992641976737143" calcext:value-type="percentage">
            <text:p>9.93%</text:p>
          </table:table-cell>
          <table:table-cell/>
          <table:table-cell table:style-name="ce13" table:number-columns-repeated="3"/>
          <table:table-cell table:style-name="ce13" table:formula="of:=([.J4]-[.J12])/[.J4]" office:value-type="float" office:value="-0.233011221945137" calcext:value-type="float">
            <text:p>-0.233011221945137</text:p>
          </table:table-cell>
          <table:table-cell table:style-name="ce13" table:formula="of:=([.K4]-[.K12])/[.K4]" office:value-type="float" office:value="0" calcext:value-type="float">
            <text:p>0</text:p>
          </table:table-cell>
          <table:table-cell table:style-name="ce13" table:formula="of:=([.L4]-[.L12])/[.L4]" office:value-type="float" office:value="-0.150446638457922" calcext:value-type="float">
            <text:p>-0.150446638457922</text:p>
          </table:table-cell>
          <table:table-cell table:style-name="ce13" table:number-columns-repeated="3"/>
          <table:table-cell table:style-name="ce13" table:formula="of:=([.P4]-[.P12])/[.P4]" office:value-type="float" office:value="-0.0044764188649064" calcext:value-type="float">
            <text:p>-0.004476418864906</text:p>
          </table:table-cell>
          <table:table-cell table:style-name="ce13" table:formula="of:=([.Q4]-[.Q12])/[.Q4]" office:value-type="float" office:value="0" calcext:value-type="float">
            <text:p>0</text:p>
          </table:table-cell>
          <table:table-cell table:style-name="ce13" table:number-columns-repeated="3"/>
          <table:table-cell table:style-name="ce13" table:formula="of:=([.U4]-[.U12])/[.U4]" office:value-type="float" office:value="-0.136656789262681" calcext:value-type="float">
            <text:p>-0.136656789262681</text:p>
          </table:table-cell>
          <table:table-cell table:style-name="ce13"/>
          <table:table-cell table:style-name="ce13" table:formula="of:=([.W4]-[.W12])/[.W4]" office:value-type="float" office:value="-0.269522512859068" calcext:value-type="float">
            <text:p>-0.269522512859068</text:p>
          </table:table-cell>
          <table:table-cell table:style-name="ce13"/>
          <table:table-cell table:style-name="ce13" table:formula="of:=([.Y4]-[.Y12])/[.Y4]" office:value-type="float" office:value="-0.157371039539144" calcext:value-type="float">
            <text:p>-0.157371039539144</text:p>
          </table:table-cell>
          <table:table-cell table:style-name="ce13" table:number-columns-repeated="2"/>
          <table:table-cell table:number-columns-repeated="35"/>
        </table:table-row>
        <table:table-row table:style-name="ro4">
          <table:table-cell/>
          <table:table-cell table:style-name="ce7"/>
          <table:table-cell table:style-name="ce16" office:value-type="string" calcext:value-type="string">
            <text:p><text:span text:style-name="T5">MX</text:span> SCRAMBLE</text:p>
          </table:table-cell>
          <table:table-cell table:formula="of:=SUM([.F99:.W99])/8" office:value-type="float" office:value="-0.153105892602315" calcext:value-type="float">
            <text:p>-0.153105892602315</text:p>
          </table:table-cell>
          <table:table-cell table:style-name="ce67" table:formula="of:=[.D99]*(-1)" office:value-type="percentage" office:value="0.153105892602315" calcext:value-type="percentage">
            <text:p>15.31%</text:p>
          </table:table-cell>
          <table:table-cell/>
          <table:table-cell table:style-name="ce13" table:number-columns-repeated="3"/>
          <table:table-cell table:style-name="ce13" table:formula="of:=([.J4]-[.J13])/[.J4]" office:value-type="float" office:value="-0.322877701579384" calcext:value-type="float">
            <text:p>-0.322877701579384</text:p>
          </table:table-cell>
          <table:table-cell table:style-name="ce13" table:formula="of:=([.K4]-[.K13])/[.K4]" office:value-type="float" office:value="0" calcext:value-type="float">
            <text:p>0</text:p>
          </table:table-cell>
          <table:table-cell table:style-name="ce13" table:formula="of:=([.L4]-[.L13])/[.L4]" office:value-type="float" office:value="-0.148566055477198" calcext:value-type="float">
            <text:p>-0.148566055477198</text:p>
          </table:table-cell>
          <table:table-cell table:style-name="ce13" table:number-columns-repeated="3"/>
          <table:table-cell table:style-name="ce13" table:formula="of:=([.P4]-[.P13])/[.P4]" office:value-type="float" office:value="-0.00735411670663302" calcext:value-type="float">
            <text:p>-0.007354116706633</text:p>
          </table:table-cell>
          <table:table-cell table:style-name="ce13" table:formula="of:=([.Q4]-[.Q13])/[.Q4]" office:value-type="float" office:value="0" calcext:value-type="float">
            <text:p>0</text:p>
          </table:table-cell>
          <table:table-cell table:style-name="ce13" table:number-columns-repeated="3"/>
          <table:table-cell table:style-name="ce13" table:formula="of:=([.U4]-[.U13])/[.U4]" office:value-type="float" office:value="-0.202544884085759" calcext:value-type="float">
            <text:p>-0.202544884085759</text:p>
          </table:table-cell>
          <table:table-cell table:style-name="ce13"/>
          <table:table-cell table:style-name="ce13" table:formula="of:=([.W4]-[.W13])/[.W4]" office:value-type="float" office:value="-0.543504382969547" calcext:value-type="float">
            <text:p>-0.543504382969547</text:p>
          </table:table-cell>
          <table:table-cell table:style-name="ce13"/>
          <table:table-cell table:style-name="ce13" table:formula="of:=([.Y4]-[.Y13])/[.Y4]" office:value-type="float" office:value="-0.165750196386489" calcext:value-type="float">
            <text:p>-0.165750196386489</text:p>
          </table:table-cell>
          <table:table-cell table:style-name="ce13" table:number-columns-repeated="2"/>
          <table:table-cell table:number-columns-repeated="35"/>
        </table:table-row>
        <table:table-row table:style-name="ro4">
          <table:table-cell/>
          <table:table-cell table:style-name="ce7"/>
          <table:table-cell table:style-name="ce16" office:value-type="string" calcext:value-type="string">
            <text:p>OBX SCRAMBLE</text:p>
          </table:table-cell>
          <table:table-cell table:formula="of:=SUM([.F100:.W100])/8" office:value-type="float" office:value="-0.237237402527874" calcext:value-type="float">
            <text:p>-0.237237402527874</text:p>
          </table:table-cell>
          <table:table-cell table:style-name="ce67" table:formula="of:=[.D100]*(-1)" office:value-type="percentage" office:value="0.237237402527875" calcext:value-type="percentage">
            <text:p>23.72%</text:p>
          </table:table-cell>
          <table:table-cell/>
          <table:table-cell table:style-name="ce13" table:number-columns-repeated="3"/>
          <table:table-cell table:style-name="ce13" table:formula="of:=([.J4]-[.J14])/[.J4]" office:value-type="float" office:value="-0.367609621778885" calcext:value-type="float">
            <text:p>-0.367609621778885</text:p>
          </table:table-cell>
          <table:table-cell table:style-name="ce13" table:formula="of:=([.K4]-[.K14])/[.K4]" office:value-type="float" office:value="0" calcext:value-type="float">
            <text:p>0</text:p>
          </table:table-cell>
          <table:table-cell table:style-name="ce13" table:formula="of:=([.L4]-[.L14])/[.L4]" office:value-type="float" office:value="-0.206393982134461" calcext:value-type="float">
            <text:p>-0.206393982134461</text:p>
          </table:table-cell>
          <table:table-cell table:style-name="ce13" table:number-columns-repeated="3"/>
          <table:table-cell table:style-name="ce13" table:formula="of:=([.P4]-[.P14])/[.P4]" office:value-type="float" office:value="-0.00159872102317978" calcext:value-type="float">
            <text:p>-0.00159872102318</text:p>
          </table:table-cell>
          <table:table-cell table:style-name="ce13" table:formula="of:=([.Q4]-[.Q14])/[.Q4]" office:value-type="float" office:value="-0.0358330254894717" calcext:value-type="float">
            <text:p>-0.035833025489472</text:p>
          </table:table-cell>
          <table:table-cell table:style-name="ce13" table:number-columns-repeated="3"/>
          <table:table-cell table:style-name="ce13" table:formula="of:=([.U4]-[.U14])/[.U4]" office:value-type="float" office:value="-0.272906861890648" calcext:value-type="float">
            <text:p>-0.272906861890648</text:p>
          </table:table-cell>
          <table:table-cell table:style-name="ce13"/>
          <table:table-cell table:style-name="ce13" table:formula="of:=([.W4]-[.W14])/[.W4]" office:value-type="float" office:value="-1.01355700790635" calcext:value-type="float">
            <text:p>-1.01355700790635</text:p>
          </table:table-cell>
          <table:table-cell table:style-name="ce13"/>
          <table:table-cell table:style-name="ce13" table:formula="of:=([.Y4]-[.Y14])/[.Y4]" office:value-type="float" office:value="-0.240900759361092" calcext:value-type="float">
            <text:p>-0.240900759361092</text:p>
          </table:table-cell>
          <table:table-cell table:style-name="ce13" table:number-columns-repeated="2"/>
          <table:table-cell table:number-columns-repeated="35"/>
        </table:table-row>
        <table:table-row table:style-name="ro4">
          <table:table-cell/>
          <table:table-cell table:style-name="ce3"/>
          <table:table-cell office:value-type="string" calcext:value-type="string">
            <text:p>OX SCRAMBLE</text:p>
          </table:table-cell>
          <table:table-cell table:formula="of:=SUM([.F101:.W101])/8" office:value-type="float" office:value="-0.00695072394121589" calcext:value-type="float">
            <text:p>-0.006950723941216</text:p>
          </table:table-cell>
          <table:table-cell table:style-name="ce67" table:formula="of:=[.D101]*(-1)" office:value-type="percentage" office:value="0.00695072394121509" calcext:value-type="percentage">
            <text:p>0.70%</text:p>
          </table:table-cell>
          <table:table-cell/>
          <table:table-cell table:style-name="ce13" table:number-columns-repeated="3"/>
          <table:table-cell table:style-name="ce13" table:formula="of:=([.J4]-[.J15])/[.J4]" office:value-type="float" office:value="0.00324709060681497" calcext:value-type="float">
            <text:p>0.003247090606815</text:p>
          </table:table-cell>
          <table:table-cell table:style-name="ce13" table:formula="of:=([.K4]-[.K15])/[.K4]" office:value-type="float" office:value="0" calcext:value-type="float">
            <text:p>0</text:p>
          </table:table-cell>
          <table:table-cell table:style-name="ce13" table:formula="of:=([.L4]-[.L15])/[.L4]" office:value-type="float" office:value="-0.00564174894217207" calcext:value-type="float">
            <text:p>-0.005641748942172</text:p>
          </table:table-cell>
          <table:table-cell table:style-name="ce13" table:number-columns-repeated="3"/>
          <table:table-cell table:style-name="ce13" table:formula="of:=([.P4]-[.P15])/[.P4]" office:value-type="float" office:value="-0.00159872102317978" calcext:value-type="float">
            <text:p>-0.00159872102318</text:p>
          </table:table-cell>
          <table:table-cell table:style-name="ce13" table:formula="of:=([.Q4]-[.Q15])/[.Q4]" office:value-type="float" office:value="0" calcext:value-type="float">
            <text:p>0</text:p>
          </table:table-cell>
          <table:table-cell table:style-name="ce13" table:number-columns-repeated="3"/>
          <table:table-cell table:style-name="ce13" table:formula="of:=([.U4]-[.U15])/[.U4]" office:value-type="float" office:value="-0.0309104642379903" calcext:value-type="float">
            <text:p>-0.03091046423799</text:p>
          </table:table-cell>
          <table:table-cell table:style-name="ce13"/>
          <table:table-cell table:style-name="ce13" table:formula="of:=([.W4]-[.W15])/[.W4]" office:value-type="float" office:value="-0.0207019479331999" calcext:value-type="float">
            <text:p>-0.0207019479332</text:p>
          </table:table-cell>
          <table:table-cell table:style-name="ce13"/>
          <table:table-cell table:style-name="ce13" table:formula="of:=([.Y4]-[.Y15])/[.Y4]" office:value-type="float" office:value="-0.0225189840272348" calcext:value-type="float">
            <text:p>-0.022518984027235</text:p>
          </table:table-cell>
          <table:table-cell table:style-name="ce13" table:number-columns-repeated="2"/>
          <table:table-cell table:number-columns-repeated="35"/>
        </table:table-row>
        <table:table-row table:style-name="ro4">
          <table:table-cell/>
          <table:table-cell table:style-name="ce7"/>
          <table:table-cell table:style-name="ce22" office:value-type="string" calcext:value-type="string">
            <text:p>LOX SCRAMBLE</text:p>
          </table:table-cell>
          <table:table-cell table:formula="of:=SUM([.F102:.W102])/8" office:value-type="float" office:value="-0.0912594625315163" calcext:value-type="float">
            <text:p>-0.091259462531516</text:p>
          </table:table-cell>
          <table:table-cell table:style-name="ce67" table:formula="of:=[.D102]*(-1)" office:value-type="percentage" office:value="0.0912594625315161" calcext:value-type="percentage">
            <text:p>9.13%</text:p>
          </table:table-cell>
          <table:table-cell/>
          <table:table-cell table:style-name="ce13" table:number-columns-repeated="3"/>
          <table:table-cell table:style-name="ce13" table:formula="of:=([.J4]-[.J16])/[.J4]" office:value-type="float" office:value="-0.143482439733997" calcext:value-type="float">
            <text:p>-0.143482439733997</text:p>
          </table:table-cell>
          <table:table-cell table:style-name="ce13" table:formula="of:=([.K4]-[.K16])/[.K4]" office:value-type="float" office:value="0" calcext:value-type="float">
            <text:p>0</text:p>
          </table:table-cell>
          <table:table-cell table:style-name="ce13" table:formula="of:=([.L4]-[.L16])/[.L4]" office:value-type="float" office:value="-0.0611189468735304" calcext:value-type="float">
            <text:p>-0.06111894687353</text:p>
          </table:table-cell>
          <table:table-cell table:style-name="ce13" table:number-columns-repeated="3"/>
          <table:table-cell table:style-name="ce13" table:formula="of:=([.P4]-[.P16])/[.P4]" office:value-type="float" office:value="-0.00367705835331902" calcext:value-type="float">
            <text:p>-0.003677058353319</text:p>
          </table:table-cell>
          <table:table-cell table:style-name="ce13" table:formula="of:=([.Q4]-[.Q16])/[.Q4]" office:value-type="float" office:value="0" calcext:value-type="float">
            <text:p>0</text:p>
          </table:table-cell>
          <table:table-cell table:style-name="ce13" table:number-columns-repeated="3"/>
          <table:table-cell table:style-name="ce13" table:formula="of:=([.U4]-[.U16])/[.U4]" office:value-type="float" office:value="-0.120678635756205" calcext:value-type="float">
            <text:p>-0.120678635756205</text:p>
          </table:table-cell>
          <table:table-cell table:style-name="ce13"/>
          <table:table-cell table:style-name="ce13" table:formula="of:=([.W4]-[.W16])/[.W4]" office:value-type="float" office:value="-0.401118619535079" calcext:value-type="float">
            <text:p>-0.401118619535079</text:p>
          </table:table-cell>
          <table:table-cell table:style-name="ce13"/>
          <table:table-cell table:style-name="ce13" table:formula="of:=([.Y4]-[.Y16])/[.Y4]" office:value-type="float" office:value="-0.0741031683686803" calcext:value-type="float">
            <text:p>-0.07410316836868</text:p>
          </table:table-cell>
          <table:table-cell table:style-name="ce13" table:number-columns-repeated="2"/>
          <table:table-cell table:number-columns-repeated="35"/>
        </table:table-row>
        <table:table-row table:style-name="ro4">
          <table:table-cell/>
          <table:table-cell table:style-name="ce7"/>
          <table:table-cell table:style-name="ce22" office:value-type="string" calcext:value-type="string">
            <text:p>PBX SCRAMBLE</text:p>
          </table:table-cell>
          <table:table-cell table:formula="of:=SUM([.F103:.W103])/8" office:value-type="float" office:value="-0.15170985450949" calcext:value-type="float">
            <text:p>-0.15170985450949</text:p>
          </table:table-cell>
          <table:table-cell table:style-name="ce67" table:formula="of:=[.D103]*(-1)" office:value-type="percentage" office:value="0.15170985450949" calcext:value-type="percentage">
            <text:p>15.17%</text:p>
          </table:table-cell>
          <table:table-cell/>
          <table:table-cell table:style-name="ce13" table:number-columns-repeated="3"/>
          <table:table-cell table:style-name="ce13" table:formula="of:=([.J4]-[.J17])/[.J4]" office:value-type="float" office:value="-0.289146924355779" calcext:value-type="float">
            <text:p>-0.289146924355779</text:p>
          </table:table-cell>
          <table:table-cell table:style-name="ce13" table:formula="of:=([.K4]-[.K17])/[.K4]" office:value-type="float" office:value="0" calcext:value-type="float">
            <text:p>0</text:p>
          </table:table-cell>
          <table:table-cell table:style-name="ce13" table:formula="of:=([.L4]-[.L17])/[.L4]" office:value-type="float" office:value="-0.186647860836859" calcext:value-type="float">
            <text:p>-0.186647860836859</text:p>
          </table:table-cell>
          <table:table-cell table:style-name="ce13" table:number-columns-repeated="3"/>
          <table:table-cell table:style-name="ce13" table:formula="of:=([.P4]-[.P17])/[.P4]" office:value-type="float" office:value="-0.0116706634692229" calcext:value-type="float">
            <text:p>-0.011670663469223</text:p>
          </table:table-cell>
          <table:table-cell table:style-name="ce13" table:formula="of:=([.Q4]-[.Q17])/[.Q4]" office:value-type="float" office:value="-0.0358330254894717" calcext:value-type="float">
            <text:p>-0.035833025489472</text:p>
          </table:table-cell>
          <table:table-cell table:style-name="ce13" table:number-columns-repeated="3"/>
          <table:table-cell table:style-name="ce13" table:formula="of:=([.U4]-[.U17])/[.U4]" office:value-type="float" office:value="-0.161263145662655" calcext:value-type="float">
            <text:p>-0.161263145662655</text:p>
          </table:table-cell>
          <table:table-cell table:style-name="ce13"/>
          <table:table-cell table:style-name="ce13" table:formula="of:=([.W4]-[.W17])/[.W4]" office:value-type="float" office:value="-0.529117216261932" calcext:value-type="float">
            <text:p>-0.529117216261932</text:p>
          </table:table-cell>
          <table:table-cell table:style-name="ce13"/>
          <table:table-cell table:style-name="ce13" table:formula="of:=([.Y4]-[.Y17])/[.Y4]" office:value-type="float" office:value="-0.148730034040322" calcext:value-type="float">
            <text:p>-0.148730034040322</text:p>
          </table:table-cell>
          <table:table-cell table:style-name="ce13" table:number-columns-repeated="2"/>
          <table:table-cell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PMX SCRAMBLE</text:p>
          </table:table-cell>
          <table:table-cell table:formula="of:=SUM([.F104:.W104])/8" office:value-type="float" office:value="-0.299018931009802" calcext:value-type="float">
            <text:p>-0.299018931009802</text:p>
          </table:table-cell>
          <table:table-cell table:style-name="ce67" table:formula="of:=[.D104]*(-1)" office:value-type="percentage" office:value="0.299018931009802" calcext:value-type="percentage">
            <text:p>29.90%</text:p>
          </table:table-cell>
          <table:table-cell/>
          <table:table-cell table:style-name="ce13" table:number-columns-repeated="3"/>
          <table:table-cell table:style-name="ce13" table:formula="of:=([.J4]-[.J18])/[.J4]" office:value-type="float" office:value="-0.535406275976726" calcext:value-type="float">
            <text:p>-0.535406275976726</text:p>
          </table:table-cell>
          <table:table-cell table:style-name="ce13" table:formula="of:=([.K4]-[.K18])/[.K4]" office:value-type="float" office:value="0" calcext:value-type="float">
            <text:p>0</text:p>
          </table:table-cell>
          <table:table-cell table:style-name="ce13" table:formula="of:=([.L4]-[.L18])/[.L4]" office:value-type="float" office:value="-0.359191349318289" calcext:value-type="float">
            <text:p>-0.359191349318289</text:p>
          </table:table-cell>
          <table:table-cell table:style-name="ce13" table:number-columns-repeated="3"/>
          <table:table-cell table:style-name="ce13" table:formula="of:=([.P4]-[.P18])/[.P4]" office:value-type="float" office:value="-0.0007993605115924" calcext:value-type="float">
            <text:p>-0.000799360511592</text:p>
          </table:table-cell>
          <table:table-cell table:style-name="ce13" table:formula="of:=([.Q4]-[.Q18])/[.Q4]" office:value-type="float" office:value="-0.16783647334072" calcext:value-type="float">
            <text:p>-0.16783647334072</text:p>
          </table:table-cell>
          <table:table-cell table:style-name="ce13" table:number-columns-repeated="3"/>
          <table:table-cell table:style-name="ce13" table:formula="of:=([.U4]-[.U18])/[.U4]" office:value-type="float" office:value="-0.342920225437223" calcext:value-type="float">
            <text:p>-0.342920225437223</text:p>
          </table:table-cell>
          <table:table-cell table:style-name="ce13"/>
          <table:table-cell table:style-name="ce13" table:formula="of:=([.W4]-[.W18])/[.W4]" office:value-type="float" office:value="-0.985997763493867" calcext:value-type="float">
            <text:p>-0.985997763493867</text:p>
          </table:table-cell>
          <table:table-cell table:style-name="ce13"/>
          <table:table-cell table:style-name="ce13" table:formula="of:=([.Y4]-[.Y18])/[.Y4]" office:value-type="float" office:value="-0.314218381775334" calcext:value-type="float">
            <text:p>-0.314218381775334</text:p>
          </table:table-cell>
          <table:table-cell table:style-name="ce13" table:number-columns-repeated="2"/>
          <table:table-cell table:number-columns-repeated="35"/>
        </table:table-row>
        <table:table-row table:style-name="ro4">
          <table:table-cell table:style-name="ce3" table:number-columns-repeated="2"/>
          <table:table-cell office:value-type="string" calcext:value-type="string">
            <text:p>CX SCRAMBLE</text:p>
          </table:table-cell>
          <table:table-cell table:formula="of:=SUM([.F105:.W105])/8" office:value-type="float" office:value="-0.177857420140006" calcext:value-type="float">
            <text:p>-0.177857420140006</text:p>
          </table:table-cell>
          <table:table-cell table:style-name="ce67" table:formula="of:=[.D105]*(-1)" office:value-type="percentage" office:value="0.177857420140006" calcext:value-type="percentage">
            <text:p>17.79%</text:p>
          </table:table-cell>
          <table:table-cell/>
          <table:table-cell table:style-name="ce13" table:number-columns-repeated="3"/>
          <table:table-cell table:style-name="ce13" table:formula="of:=([.J4]-[.J19])/[.J4]" office:value-type="float" office:value="-0.326709268495429" calcext:value-type="float">
            <text:p>-0.326709268495429</text:p>
          </table:table-cell>
          <table:table-cell table:style-name="ce13" table:formula="of:=([.K4]-[.K19])/[.K4]" office:value-type="float" office:value="0" calcext:value-type="float">
            <text:p>0</text:p>
          </table:table-cell>
          <table:table-cell table:style-name="ce13" table:formula="of:=([.L4]-[.L19])/[.L4]" office:value-type="float" office:value="-0.242125058768219" calcext:value-type="float">
            <text:p>-0.242125058768219</text:p>
          </table:table-cell>
          <table:table-cell table:style-name="ce13" table:number-columns-repeated="3"/>
          <table:table-cell table:style-name="ce13" table:formula="of:=([.P4]-[.P19])/[.P4]" office:value-type="float" office:value="-0.0007993605115924" calcext:value-type="float">
            <text:p>-0.000799360511592</text:p>
          </table:table-cell>
          <table:table-cell table:style-name="ce13" table:formula="of:=([.Q4]-[.Q19])/[.Q4]" office:value-type="float" office:value="-0.0360793005787477" calcext:value-type="float">
            <text:p>-0.036079300578748</text:p>
          </table:table-cell>
          <table:table-cell table:style-name="ce13" table:number-columns-repeated="3"/>
          <table:table-cell table:style-name="ce13" table:formula="of:=([.U4]-[.U19])/[.U4]" office:value-type="float" office:value="-0.187641624542444" calcext:value-type="float">
            <text:p>-0.187641624542444</text:p>
          </table:table-cell>
          <table:table-cell table:style-name="ce13"/>
          <table:table-cell table:style-name="ce13" table:formula="of:=([.W4]-[.W19])/[.W4]" office:value-type="float" office:value="-0.629504748223619" calcext:value-type="float">
            <text:p>-0.629504748223619</text:p>
          </table:table-cell>
          <table:table-cell table:style-name="ce13"/>
          <table:table-cell table:style-name="ce13" table:formula="of:=([.Y4]-[.Y19])/[.Y4]" office:value-type="float" office:value="-0.234092694422624" calcext:value-type="float">
            <text:p>-0.234092694422624</text:p>
          </table:table-cell>
          <table:table-cell table:style-name="ce13" table:number-columns-repeated="2"/>
          <table:table-cell table:number-columns-repeated="35"/>
        </table:table-row>
        <table:table-row table:style-name="ro4">
          <table:table-cell table:style-name="ce3"/>
          <table:table-cell table:style-name="ce7"/>
          <table:table-cell table:style-name="ce16" office:value-type="string" calcext:value-type="string">
            <text:p>MX SHIFT</text:p>
          </table:table-cell>
          <table:table-cell table:formula="of:=SUM([.F106:.W106])/8" office:value-type="float" office:value="-0.0612758105070232" calcext:value-type="float">
            <text:p>-0.061275810507023</text:p>
          </table:table-cell>
          <table:table-cell table:style-name="ce67" table:formula="of:=[.D106]*(-1)" office:value-type="percentage" office:value="0.0612758105070235" calcext:value-type="percentage">
            <text:p>6.13%</text:p>
          </table:table-cell>
          <table:table-cell/>
          <table:table-cell table:style-name="ce13" table:number-columns-repeated="3"/>
          <table:table-cell table:style-name="ce13" table:formula="of:=([.J4]-[.J20])/[.J4]" office:value-type="float" office:value="-0.118323981712387" calcext:value-type="float">
            <text:p>-0.118323981712387</text:p>
          </table:table-cell>
          <table:table-cell table:style-name="ce13" table:formula="of:=([.K4]-[.K20])/[.K4]" office:value-type="float" office:value="0" calcext:value-type="float">
            <text:p>0</text:p>
          </table:table-cell>
          <table:table-cell table:style-name="ce13" table:formula="of:=([.L4]-[.L20])/[.L4]" office:value-type="float" office:value="-0.0700517160319703" calcext:value-type="float">
            <text:p>-0.07005171603197</text:p>
          </table:table-cell>
          <table:table-cell table:style-name="ce13" table:number-columns-repeated="3"/>
          <table:table-cell table:style-name="ce13" table:formula="of:=([.P4]-[.P20])/[.P4]" office:value-type="float" office:value="-0.0044764188649064" calcext:value-type="float">
            <text:p>-0.004476418864906</text:p>
          </table:table-cell>
          <table:table-cell table:style-name="ce13" table:formula="of:=([.Q4]-[.Q20])/[.Q4]" office:value-type="float" office:value="-0.0358330254894717" calcext:value-type="float">
            <text:p>-0.035833025489472</text:p>
          </table:table-cell>
          <table:table-cell table:style-name="ce13" table:number-columns-repeated="3"/>
          <table:table-cell table:style-name="ce13" table:formula="of:=([.U4]-[.U20])/[.U4]" office:value-type="float" office:value="-0.0825634768462001" calcext:value-type="float">
            <text:p>-0.0825634768462</text:p>
          </table:table-cell>
          <table:table-cell table:style-name="ce13"/>
          <table:table-cell table:style-name="ce13" table:formula="of:=([.W4]-[.W20])/[.W4]" office:value-type="float" office:value="-0.17895786511125" calcext:value-type="float">
            <text:p>-0.17895786511125</text:p>
          </table:table-cell>
          <table:table-cell table:style-name="ce13"/>
          <table:table-cell table:style-name="ce13" table:formula="of:=([.Y4]-[.Y20])/[.Y4]" office:value-type="float" office:value="-0.0678188007331737" calcext:value-type="float">
            <text:p>-0.067818800733174</text:p>
          </table:table-cell>
          <table:table-cell table:style-name="ce13" table:number-columns-repeated="2"/>
          <table:table-cell table:number-columns-repeated="35"/>
        </table:table-row>
        <table:table-row table:style-name="ro4">
          <table:table-cell table:style-name="ce3"/>
          <table:table-cell table:style-name="ce7"/>
          <table:table-cell table:style-name="ce16" office:value-type="string" calcext:value-type="string">
            <text:p>OBX SHIFT</text:p>
          </table:table-cell>
          <table:table-cell table:formula="of:=SUM([.F107:.W107])/8" office:value-type="float" office:value="-0.203036744263192" calcext:value-type="float">
            <text:p>-0.203036744263192</text:p>
          </table:table-cell>
          <table:table-cell table:style-name="ce67" table:formula="of:=[.D107]*(-1)" office:value-type="percentage" office:value="0.203036744263191" calcext:value-type="percentage">
            <text:p>20.30%</text:p>
          </table:table-cell>
          <table:table-cell/>
          <table:table-cell table:style-name="ce13" table:number-columns-repeated="3"/>
          <table:table-cell table:style-name="ce13" table:formula="of:=([.J4]-[.J21])/[.J4]" office:value-type="float" office:value="-0.325306525353285" calcext:value-type="float">
            <text:p>-0.325306525353285</text:p>
          </table:table-cell>
          <table:table-cell table:style-name="ce13" table:formula="of:=([.K4]-[.K21])/[.K4]" office:value-type="float" office:value="0" calcext:value-type="float">
            <text:p>0</text:p>
          </table:table-cell>
          <table:table-cell table:style-name="ce13" table:formula="of:=([.L4]-[.L21])/[.L4]" office:value-type="float" office:value="-0.159379407616361" calcext:value-type="float">
            <text:p>-0.159379407616361</text:p>
          </table:table-cell>
          <table:table-cell table:style-name="ce13" table:number-columns-repeated="3"/>
          <table:table-cell table:style-name="ce13" table:formula="of:=([.P4]-[.P21])/[.P4]" office:value-type="float" office:value="-0.00367705835331902" calcext:value-type="float">
            <text:p>-0.003677058353319</text:p>
          </table:table-cell>
          <table:table-cell table:style-name="ce13" table:formula="of:=([.Q4]-[.Q21])/[.Q4]" office:value-type="float" office:value="-0.0719123260682195" calcext:value-type="float">
            <text:p>-0.07191232606822</text:p>
          </table:table-cell>
          <table:table-cell table:style-name="ce13" table:number-columns-repeated="3"/>
          <table:table-cell table:style-name="ce13" table:formula="of:=([.U4]-[.U21])/[.U4]" office:value-type="float" office:value="-0.121840683283946" calcext:value-type="float">
            <text:p>-0.121840683283946</text:p>
          </table:table-cell>
          <table:table-cell table:style-name="ce13"/>
          <table:table-cell table:style-name="ce13" table:formula="of:=([.W4]-[.W21])/[.W4]" office:value-type="float" office:value="-0.942177953430402" calcext:value-type="float">
            <text:p>-0.942177953430402</text:p>
          </table:table-cell>
          <table:table-cell table:style-name="ce13"/>
          <table:table-cell table:style-name="ce13" table:formula="of:=([.Y4]-[.Y21])/[.Y4]" office:value-type="float" office:value="-0.22623723487824" calcext:value-type="float">
            <text:p>-0.22623723487824</text:p>
          </table:table-cell>
          <table:table-cell table:style-name="ce13" table:number-columns-repeated="2"/>
          <table:table-cell table:number-columns-repeated="35"/>
        </table:table-row>
        <table:table-row table:style-name="ro4">
          <table:table-cell table:style-name="ce7"/>
          <table:table-cell table:style-name="ce3"/>
          <table:table-cell office:value-type="string" calcext:value-type="string">
            <text:p>OX SHIFT</text:p>
          </table:table-cell>
          <table:table-cell table:formula="of:=SUM([.F108:.W108])/8" office:value-type="float" office:value="-0.00951992545583699" calcext:value-type="float">
            <text:p>-0.009519925455837</text:p>
          </table:table-cell>
          <table:table-cell table:style-name="ce67" table:formula="of:=[.D108]*(-1)" office:value-type="percentage" office:value="0.00951992545583762" calcext:value-type="percentage">
            <text:p>0.95%</text:p>
          </table:table-cell>
          <table:table-cell/>
          <table:table-cell table:style-name="ce13" table:number-columns-repeated="3"/>
          <table:table-cell table:style-name="ce13" table:formula="of:=([.J4]-[.J22])/[.J4]" office:value-type="float" office:value="-0.0152223607647561" calcext:value-type="float">
            <text:p>-0.015222360764756</text:p>
          </table:table-cell>
          <table:table-cell table:style-name="ce13" table:formula="of:=([.K4]-[.K22])/[.K4]" office:value-type="float" office:value="0" calcext:value-type="float">
            <text:p>0</text:p>
          </table:table-cell>
          <table:table-cell table:style-name="ce13" table:formula="of:=([.L4]-[.L22])/[.L4]" office:value-type="float" office:value="-0.0155148095909732" calcext:value-type="float">
            <text:p>-0.015514809590973</text:p>
          </table:table-cell>
          <table:table-cell table:style-name="ce13" table:number-columns-repeated="3"/>
          <table:table-cell table:style-name="ce13" table:formula="of:=([.P4]-[.P22])/[.P4]" office:value-type="float" office:value="-0.00159872102317978" calcext:value-type="float">
            <text:p>-0.00159872102318</text:p>
          </table:table-cell>
          <table:table-cell table:style-name="ce13" table:formula="of:=([.Q4]-[.Q22])/[.Q4]" office:value-type="float" office:value="0" calcext:value-type="float">
            <text:p>0</text:p>
          </table:table-cell>
          <table:table-cell table:style-name="ce13" table:number-columns-repeated="3"/>
          <table:table-cell table:style-name="ce13" table:formula="of:=([.U4]-[.U22])/[.U4]" office:value-type="float" office:value="-0.0243448957062314" calcext:value-type="float">
            <text:p>-0.024344895706231</text:p>
          </table:table-cell>
          <table:table-cell table:style-name="ce13"/>
          <table:table-cell table:style-name="ce13" table:formula="of:=([.W4]-[.W22])/[.W4]" office:value-type="float" office:value="-0.0194786165615554" calcext:value-type="float">
            <text:p>-0.019478616561555</text:p>
          </table:table-cell>
          <table:table-cell table:style-name="ce13"/>
          <table:table-cell table:style-name="ce13" table:formula="of:=([.Y4]-[.Y22])/[.Y4]" office:value-type="float" office:value="-0.0206860434668736" calcext:value-type="float">
            <text:p>-0.020686043466874</text:p>
          </table:table-cell>
          <table:table-cell table:style-name="ce13" table:number-columns-repeated="2"/>
          <table:table-cell table:number-columns-repeated="35"/>
        </table:table-row>
        <table:table-row table:style-name="ro4">
          <table:table-cell table:style-name="ce7" table:number-columns-repeated="2"/>
          <table:table-cell table:style-name="ce22" office:value-type="string" calcext:value-type="string">
            <text:p>LOX SHIFT</text:p>
          </table:table-cell>
          <table:table-cell table:formula="of:=SUM([.F109:.W109])/8" office:value-type="float" office:value="-0.0796332027529849" calcext:value-type="float">
            <text:p>-0.079633202752985</text:p>
          </table:table-cell>
          <table:table-cell table:style-name="ce67" table:formula="of:=[.D109]*(-1)" office:value-type="percentage" office:value="0.0796332027529843" calcext:value-type="percentage">
            <text:p>7.96%</text:p>
          </table:table-cell>
          <table:table-cell/>
          <table:table-cell table:style-name="ce13" table:number-columns-repeated="3"/>
          <table:table-cell table:style-name="ce13" table:formula="of:=([.J4]-[.J23])/[.J4]" office:value-type="float" office:value="-0.132637157107232" calcext:value-type="float">
            <text:p>-0.132637157107232</text:p>
          </table:table-cell>
          <table:table-cell table:style-name="ce13" table:formula="of:=([.K4]-[.K23])/[.K4]" office:value-type="float" office:value="0" calcext:value-type="float">
            <text:p>0</text:p>
          </table:table-cell>
          <table:table-cell table:style-name="ce13" table:formula="of:=([.L4]-[.L23])/[.L4]" office:value-type="float" office:value="-0.0912082745651156" calcext:value-type="float">
            <text:p>-0.091208274565116</text:p>
          </table:table-cell>
          <table:table-cell table:style-name="ce13" table:number-columns-repeated="3"/>
          <table:table-cell table:style-name="ce13" table:formula="of:=([.P4]-[.P23])/[.P4]" office:value-type="float" office:value="-0.00159872102317978" calcext:value-type="float">
            <text:p>-0.00159872102318</text:p>
          </table:table-cell>
          <table:table-cell table:style-name="ce13" table:formula="of:=([.Q4]-[.Q23])/[.Q4]" office:value-type="float" office:value="-0.0716660509789435" calcext:value-type="float">
            <text:p>-0.071666050978944</text:p>
          </table:table-cell>
          <table:table-cell table:style-name="ce13" table:number-columns-repeated="3"/>
          <table:table-cell table:style-name="ce13" table:formula="of:=([.U4]-[.U23])/[.U4]" office:value-type="float" office:value="-0.114054964848065" calcext:value-type="float">
            <text:p>-0.114054964848065</text:p>
          </table:table-cell>
          <table:table-cell table:style-name="ce13"/>
          <table:table-cell table:style-name="ce13" table:formula="of:=([.W4]-[.W23])/[.W4]" office:value-type="float" office:value="-0.225900453501343" calcext:value-type="float">
            <text:p>-0.225900453501343</text:p>
          </table:table-cell>
          <table:table-cell table:style-name="ce13"/>
          <table:table-cell table:style-name="ce13" table:formula="of:=([.Y4]-[.Y23])/[.Y4]" office:value-type="float" office:value="-0.133804660905994" calcext:value-type="float">
            <text:p>-0.133804660905994</text:p>
          </table:table-cell>
          <table:table-cell table:style-name="ce13" table:number-columns-repeated="2"/>
          <table:table-cell table:number-columns-repeated="35"/>
        </table:table-row>
        <table:table-row table:style-name="ro4">
          <table:table-cell table:style-name="ce7" table:number-columns-repeated="2"/>
          <table:table-cell table:style-name="ce22" office:value-type="string" calcext:value-type="string">
            <text:p>PBX SHIFT</text:p>
          </table:table-cell>
          <table:table-cell table:formula="of:=SUM([.F110:.W110])/8" office:value-type="float" office:value="-0.0604892943721267" calcext:value-type="float">
            <text:p>-0.060489294372127</text:p>
          </table:table-cell>
          <table:table-cell table:style-name="ce67" table:formula="of:=[.D110]*(-1)" office:value-type="percentage" office:value="0.0604892943721269" calcext:value-type="percentage">
            <text:p>6.05%</text:p>
          </table:table-cell>
          <table:table-cell/>
          <table:table-cell table:style-name="ce13" table:number-columns-repeated="3"/>
          <table:table-cell table:style-name="ce13" table:formula="of:=([.J4]-[.J24])/[.J4]" office:value-type="float" office:value="-0.116284808811304" calcext:value-type="float">
            <text:p>-0.116284808811304</text:p>
          </table:table-cell>
          <table:table-cell table:style-name="ce13" table:formula="of:=([.K4]-[.K24])/[.K4]" office:value-type="float" office:value="0" calcext:value-type="float">
            <text:p>0</text:p>
          </table:table-cell>
          <table:table-cell table:style-name="ce13" table:formula="of:=([.L4]-[.L24])/[.L4]" office:value-type="float" office:value="-0.0954395862717447" calcext:value-type="float">
            <text:p>-0.095439586271745</text:p>
          </table:table-cell>
          <table:table-cell table:style-name="ce13" table:number-columns-repeated="3"/>
          <table:table-cell table:style-name="ce13" table:formula="of:=([.P4]-[.P24])/[.P4]" office:value-type="float" office:value="-0.00159872102317978" calcext:value-type="float">
            <text:p>-0.00159872102318</text:p>
          </table:table-cell>
          <table:table-cell table:style-name="ce13" table:formula="of:=([.Q4]-[.Q24])/[.Q4]" office:value-type="float" office:value="0" calcext:value-type="float">
            <text:p>0</text:p>
          </table:table-cell>
          <table:table-cell table:style-name="ce13" table:number-columns-repeated="3"/>
          <table:table-cell table:style-name="ce13" table:formula="of:=([.U4]-[.U24])/[.U4]" office:value-type="float" office:value="-0.119226076346523" calcext:value-type="float">
            <text:p>-0.119226076346523</text:p>
          </table:table-cell>
          <table:table-cell table:style-name="ce13"/>
          <table:table-cell table:style-name="ce13" table:formula="of:=([.W4]-[.W24])/[.W4]" office:value-type="float" office:value="-0.151365162524262" calcext:value-type="float">
            <text:p>-0.151365162524262</text:p>
          </table:table-cell>
          <table:table-cell table:style-name="ce13"/>
          <table:table-cell table:style-name="ce13" table:formula="of:=([.Y4]-[.Y24])/[.Y4]" office:value-type="float" office:value="-0.0903377847604085" calcext:value-type="float">
            <text:p>-0.090337784760409</text:p>
          </table:table-cell>
          <table:table-cell table:style-name="ce13" table:number-columns-repeated="2"/>
          <table:table-cell table:number-columns-repeated="35"/>
        </table:table-row>
        <table:table-row table:style-name="ro4">
          <table:table-cell/>
          <table:table-cell table:style-name="ce3"/>
          <table:table-cell office:value-type="string" calcext:value-type="string">
            <text:p>PMX SHIFT</text:p>
          </table:table-cell>
          <table:table-cell table:formula="of:=SUM([.F111:.W111])/8" office:value-type="float" office:value="-0.0680419373519489" calcext:value-type="float">
            <text:p>-0.068041937351949</text:p>
          </table:table-cell>
          <table:table-cell table:style-name="ce67" table:formula="of:=[.D111]*(-1)" office:value-type="percentage" office:value="0.0680419373519485" calcext:value-type="percentage">
            <text:p>6.80%</text:p>
          </table:table-cell>
          <table:table-cell/>
          <table:table-cell table:style-name="ce13" table:number-columns-repeated="3"/>
          <table:table-cell table:style-name="ce13" table:formula="of:=([.J4]-[.J25])/[.J4]" office:value-type="float" office:value="-0.144820241064008" calcext:value-type="float">
            <text:p>-0.144820241064008</text:p>
          </table:table-cell>
          <table:table-cell table:style-name="ce13" table:formula="of:=([.K4]-[.K25])/[.K4]" office:value-type="float" office:value="0" calcext:value-type="float">
            <text:p>0</text:p>
          </table:table-cell>
          <table:table-cell table:style-name="ce13" table:formula="of:=([.L4]-[.L25])/[.L4]" office:value-type="float" office:value="-0.13587212035731" calcext:value-type="float">
            <text:p>-0.13587212035731</text:p>
          </table:table-cell>
          <table:table-cell table:style-name="ce13" table:number-columns-repeated="3"/>
          <table:table-cell table:style-name="ce13" table:formula="of:=([.P4]-[.P25])/[.P4]" office:value-type="float" office:value="-0.00159872102317978" calcext:value-type="float">
            <text:p>-0.00159872102318</text:p>
          </table:table-cell>
          <table:table-cell table:style-name="ce13" table:formula="of:=([.Q4]-[.Q25])/[.Q4]" office:value-type="float" office:value="0" calcext:value-type="float">
            <text:p>0</text:p>
          </table:table-cell>
          <table:table-cell table:style-name="ce13" table:number-columns-repeated="3"/>
          <table:table-cell table:style-name="ce13" table:formula="of:=([.U4]-[.U25])/[.U4]" office:value-type="float" office:value="-0.0868049503224682" calcext:value-type="float">
            <text:p>-0.086804950322468</text:p>
          </table:table-cell>
          <table:table-cell table:style-name="ce13"/>
          <table:table-cell table:style-name="ce13" table:formula="of:=([.W4]-[.W25])/[.W4]" office:value-type="float" office:value="-0.175239466048625" calcext:value-type="float">
            <text:p>-0.175239466048625</text:p>
          </table:table-cell>
          <table:table-cell table:style-name="ce13"/>
          <table:table-cell table:style-name="ce13" table:formula="of:=([.Y4]-[.Y25])/[.Y4]" office:value-type="float" office:value="-0.221000261848649" calcext:value-type="float">
            <text:p>-0.221000261848649</text:p>
          </table:table-cell>
          <table:table-cell table:style-name="ce13" table:number-columns-repeated="2"/>
          <table:table-cell table:number-columns-repeated="35"/>
        </table:table-row>
        <table:table-row table:style-name="ro4">
          <table:table-cell/>
          <table:table-cell table:style-name="ce7"/>
          <table:table-cell office:value-type="string" calcext:value-type="string">
            <text:p>CX SHIFT</text:p>
          </table:table-cell>
          <table:table-cell table:formula="of:=SUM([.F112:.W112])/8" office:value-type="float" office:value="-0.115593024318582" calcext:value-type="float">
            <text:p>-0.115593024318582</text:p>
          </table:table-cell>
          <table:table-cell table:style-name="ce67" table:formula="of:=[.D112]*(-1)" office:value-type="percentage" office:value="0.115593024318581" calcext:value-type="percentage">
            <text:p>11.56%</text:p>
          </table:table-cell>
          <table:table-cell/>
          <table:table-cell table:style-name="ce13" table:number-columns-repeated="3"/>
          <table:table-cell table:style-name="ce13" table:formula="of:=([.J4]-[.J26])/[.J4]" office:value-type="float" office:value="-0.188850789692437" calcext:value-type="float">
            <text:p>-0.188850789692437</text:p>
          </table:table-cell>
          <table:table-cell table:style-name="ce13" table:formula="of:=([.K4]-[.K26])/[.K4]" office:value-type="float" office:value="0" calcext:value-type="float">
            <text:p>0</text:p>
          </table:table-cell>
          <table:table-cell table:style-name="ce13" table:formula="of:=([.L4]-[.L26])/[.L4]" office:value-type="float" office:value="-0.0860366713681241" calcext:value-type="float">
            <text:p>-0.086036671368124</text:p>
          </table:table-cell>
          <table:table-cell table:style-name="ce13" table:number-columns-repeated="3"/>
          <table:table-cell table:style-name="ce13" table:formula="of:=([.P4]-[.P26])/[.P4]" office:value-type="float" office:value="-0.0044764188649064" calcext:value-type="float">
            <text:p>-0.004476418864906</text:p>
          </table:table-cell>
          <table:table-cell table:style-name="ce13" table:formula="of:=([.Q4]-[.Q26])/[.Q4]" office:value-type="float" office:value="-0.123630094815911" calcext:value-type="float">
            <text:p>-0.123630094815911</text:p>
          </table:table-cell>
          <table:table-cell table:style-name="ce13" table:number-columns-repeated="3"/>
          <table:table-cell table:style-name="ce13" table:formula="of:=([.U4]-[.U26])/[.U4]" office:value-type="float" office:value="-0.103799895415723" calcext:value-type="float">
            <text:p>-0.103799895415723</text:p>
          </table:table-cell>
          <table:table-cell table:style-name="ce13"/>
          <table:table-cell table:style-name="ce13" table:formula="of:=([.W4]-[.W26])/[.W4]" office:value-type="float" office:value="-0.417950324391554" calcext:value-type="float">
            <text:p>-0.417950324391554</text:p>
          </table:table-cell>
          <table:table-cell table:style-name="ce13"/>
          <table:table-cell table:style-name="ce13" table:formula="of:=([.Y4]-[.Y26])/[.Y4]" office:value-type="float" office:value="-0.117308195862789" calcext:value-type="float">
            <text:p>-0.117308195862789</text:p>
          </table:table-cell>
          <table:table-cell table:style-name="ce13" table:number-columns-repeated="2"/>
          <table:table-cell table:number-columns-repeated="35"/>
        </table:table-row>
        <table:table-row table:style-name="ro4">
          <table:table-cell/>
          <table:table-cell table:style-name="ce7"/>
          <table:table-cell table:style-name="ce16" office:value-type="string" calcext:value-type="string">
            <text:p>MX INVERSION</text:p>
          </table:table-cell>
          <table:table-cell table:formula="of:=SUM([.F113:.W113])/8" office:value-type="float" office:value="-0.000966276673094464" calcext:value-type="float">
            <text:p>-0.000966276673094</text:p>
          </table:table-cell>
          <table:table-cell table:style-name="ce67" table:formula="of:=[.D113]*(-1)" office:value-type="percentage" office:value="0.000966276673094532" calcext:value-type="percentage">
            <text:p>0.10%</text:p>
          </table:table-cell>
          <table:table-cell/>
          <table:table-cell table:style-name="ce13" table:number-columns-repeated="3"/>
          <table:table-cell table:style-name="ce13" table:formula="of:=([.J4]-[.J27])/[.J4]" office:value-type="float" office:value="0.010481608478803" calcext:value-type="float">
            <text:p>0.010481608478803</text:p>
          </table:table-cell>
          <table:table-cell table:style-name="ce13" table:formula="of:=([.K4]-[.K27])/[.K4]" office:value-type="float" office:value="0" calcext:value-type="float">
            <text:p>0</text:p>
          </table:table-cell>
          <table:table-cell table:style-name="ce13" table:formula="of:=([.L4]-[.L27])/[.L4]" office:value-type="float" office:value="0.00940291490362055" calcext:value-type="float">
            <text:p>0.009402914903621</text:p>
          </table:table-cell>
          <table:table-cell table:style-name="ce13" table:number-columns-repeated="3"/>
          <table:table-cell table:style-name="ce13" table:formula="of:=([.P4]-[.P27])/[.P4]" office:value-type="float" office:value="0" calcext:value-type="float">
            <text:p>0</text:p>
          </table:table-cell>
          <table:table-cell table:style-name="ce13" table:formula="of:=([.Q4]-[.Q27])/[.Q4]" office:value-type="float" office:value="0" calcext:value-type="float">
            <text:p>0</text:p>
          </table:table-cell>
          <table:table-cell table:style-name="ce13" table:number-columns-repeated="3"/>
          <table:table-cell table:style-name="ce13" table:formula="of:=([.U4]-[.U27])/[.U4]" office:value-type="float" office:value="-0.00807623031782296" calcext:value-type="float">
            <text:p>-0.008076230317823</text:p>
          </table:table-cell>
          <table:table-cell table:style-name="ce13"/>
          <table:table-cell table:style-name="ce13" table:formula="of:=([.W4]-[.W27])/[.W4]" office:value-type="float" office:value="-0.0195385064493563" calcext:value-type="float">
            <text:p>-0.019538506449356</text:p>
          </table:table-cell>
          <table:table-cell table:style-name="ce13"/>
          <table:table-cell table:style-name="ce13" table:formula="of:=([.Y4]-[.Y27])/[.Y4]" office:value-type="float" office:value="-0.0256611678449882" calcext:value-type="float">
            <text:p>-0.025661167844988</text:p>
          </table:table-cell>
          <table:table-cell table:style-name="ce13" table:number-columns-repeated="2"/>
          <table:table-cell table:number-columns-repeated="35"/>
        </table:table-row>
        <table:table-row table:style-name="ro4">
          <table:table-cell/>
          <table:table-cell table:style-name="ce3"/>
          <table:table-cell table:style-name="ce16" office:value-type="string" calcext:value-type="string">
            <text:p>OBX INVERSION</text:p>
          </table:table-cell>
          <table:table-cell table:formula="of:=SUM([.F114:.W114])/8" office:value-type="float" office:value="-0.127952849387018" calcext:value-type="float">
            <text:p>-0.127952849387018</text:p>
          </table:table-cell>
          <table:table-cell table:style-name="ce67" table:formula="of:=[.D114]*(-1)" office:value-type="percentage" office:value="0.127952849387017" calcext:value-type="percentage">
            <text:p>12.80%</text:p>
          </table:table-cell>
          <table:table-cell/>
          <table:table-cell table:style-name="ce13" table:number-columns-repeated="3"/>
          <table:table-cell table:style-name="ce13" table:formula="of:=([.J4]-[.J28])/[.J4]" office:value-type="float" office:value="-0.0619804655029107" calcext:value-type="float">
            <text:p>-0.061980465502911</text:p>
          </table:table-cell>
          <table:table-cell table:style-name="ce13" table:formula="of:=([.K4]-[.K28])/[.K4]" office:value-type="float" office:value="0" calcext:value-type="float">
            <text:p>0</text:p>
          </table:table-cell>
          <table:table-cell table:style-name="ce13" table:formula="of:=([.L4]-[.L28])/[.L4]" office:value-type="float" office:value="-0.0907381288199337" calcext:value-type="float">
            <text:p>-0.090738128819934</text:p>
          </table:table-cell>
          <table:table-cell table:style-name="ce13" table:number-columns-repeated="3"/>
          <table:table-cell table:style-name="ce13" table:formula="of:=([.P4]-[.P28])/[.P4]" office:value-type="float" office:value="-0.00159872102317978" calcext:value-type="float">
            <text:p>-0.00159872102318</text:p>
          </table:table-cell>
          <table:table-cell table:style-name="ce13" table:formula="of:=([.Q4]-[.Q28])/[.Q4]" office:value-type="float" office:value="0" calcext:value-type="float">
            <text:p>0</text:p>
          </table:table-cell>
          <table:table-cell table:style-name="ce13" table:number-columns-repeated="3"/>
          <table:table-cell table:style-name="ce13" table:formula="of:=([.U4]-[.U28])/[.U4]" office:value-type="float" office:value="-0.0712916158270873" calcext:value-type="float">
            <text:p>-0.071291615827087</text:p>
          </table:table-cell>
          <table:table-cell table:style-name="ce13"/>
          <table:table-cell table:style-name="ce13" table:formula="of:=([.W4]-[.W28])/[.W4]" office:value-type="float" office:value="-0.79801386392303" calcext:value-type="float">
            <text:p>-0.79801386392303</text:p>
          </table:table-cell>
          <table:table-cell table:style-name="ce13"/>
          <table:table-cell table:style-name="ce13" table:formula="of:=([.Y4]-[.Y28])/[.Y4]" office:value-type="float" office:value="-0.085100811730817" calcext:value-type="float">
            <text:p>-0.085100811730817</text:p>
          </table:table-cell>
          <table:table-cell table:style-name="ce13" table:number-columns-repeated="2"/>
          <table:table-cell table:number-columns-repeated="35"/>
        </table:table-row>
        <table:table-row table:style-name="ro4">
          <table:table-cell/>
          <table:table-cell table:style-name="ce7"/>
          <table:table-cell office:value-type="string" calcext:value-type="string">
            <text:p>OX INVERSION</text:p>
          </table:table-cell>
          <table:table-cell table:formula="of:=SUM([.F115:.W115])/8" office:value-type="float" office:value="-0.00173992232421701" calcext:value-type="float">
            <text:p>-0.001739922324217</text:p>
          </table:table-cell>
          <table:table-cell table:style-name="ce67" table:formula="of:=[.D115]*(-1)" office:value-type="percentage" office:value="0.00173992232421626" calcext:value-type="percentage">
            <text:p>0.17%</text:p>
          </table:table-cell>
          <table:table-cell/>
          <table:table-cell table:style-name="ce13" table:number-columns-repeated="3"/>
          <table:table-cell table:style-name="ce13" table:formula="of:=([.J4]-[.J29])/[.J4]" office:value-type="float" office:value="-0.00570189110556809" calcext:value-type="float">
            <text:p>-0.005701891105568</text:p>
          </table:table-cell>
          <table:table-cell table:style-name="ce13" table:formula="of:=([.K4]-[.K29])/[.K4]" office:value-type="float" office:value="0" calcext:value-type="float">
            <text:p>0</text:p>
          </table:table-cell>
          <table:table-cell table:style-name="ce13" table:formula="of:=([.L4]-[.L29])/[.L4]" office:value-type="float" office:value="0.00752233192289567" calcext:value-type="float">
            <text:p>0.007522331922896</text:p>
          </table:table-cell>
          <table:table-cell table:style-name="ce13" table:number-columns-repeated="3"/>
          <table:table-cell table:style-name="ce13" table:formula="of:=([.P4]-[.P29])/[.P4]" office:value-type="float" office:value="-0.0007993605115924" calcext:value-type="float">
            <text:p>-0.000799360511592</text:p>
          </table:table-cell>
          <table:table-cell table:style-name="ce13" table:formula="of:=([.Q4]-[.Q29])/[.Q4]" office:value-type="float" office:value="0" calcext:value-type="float">
            <text:p>0</text:p>
          </table:table-cell>
          <table:table-cell table:style-name="ce13" table:number-columns-repeated="3"/>
          <table:table-cell table:style-name="ce13" table:formula="of:=([.U4]-[.U29])/[.U4]" office:value-type="float" office:value="-0.00214978792632915" calcext:value-type="float">
            <text:p>-0.002149787926329</text:p>
          </table:table-cell>
          <table:table-cell table:style-name="ce13"/>
          <table:table-cell table:style-name="ce13" table:formula="of:=([.W4]-[.W29])/[.W4]" office:value-type="float" office:value="-0.0127906709731421" calcext:value-type="float">
            <text:p>-0.012790670973142</text:p>
          </table:table-cell>
          <table:table-cell table:style-name="ce13"/>
          <table:table-cell table:style-name="ce13" table:formula="of:=([.Y4]-[.Y29])/[.Y4]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35"/>
        </table:table-row>
        <table:table-row table:style-name="ro4">
          <table:table-cell/>
          <table:table-cell table:style-name="ce7"/>
          <table:table-cell table:style-name="ce22" office:value-type="string" calcext:value-type="string">
            <text:p>LOX INVERSION</text:p>
          </table:table-cell>
          <table:table-cell table:formula="of:=SUM([.F116:.W116])/8" office:value-type="float" office:value="-0.00336867296759816" calcext:value-type="float">
            <text:p>-0.003368672967598</text:p>
          </table:table-cell>
          <table:table-cell table:style-name="ce68" table:formula="of:=[.D116]*(-1)" office:value-type="percentage" office:value="0.00336867296759789" calcext:value-type="percentage">
            <text:p>0.34%</text:p>
          </table:table-cell>
          <table:table-cell/>
          <table:table-cell table:style-name="ce13" table:number-columns-repeated="3"/>
          <table:table-cell table:style-name="ce13" table:formula="of:=([.J4]-[.J30])/[.J4]" office:value-type="float" office:value="0.00753325020781248" calcext:value-type="float">
            <text:p>0.007533250207812</text:p>
          </table:table-cell>
          <table:table-cell table:style-name="ce13" table:formula="of:=([.K4]-[.K30])/[.K4]" office:value-type="float" office:value="0" calcext:value-type="float">
            <text:p>0</text:p>
          </table:table-cell>
          <table:table-cell table:style-name="ce13" table:formula="of:=([.L4]-[.L30])/[.L4]" office:value-type="float" office:value="0.00940291490362055" calcext:value-type="float">
            <text:p>0.009402914903621</text:p>
          </table:table-cell>
          <table:table-cell table:style-name="ce13" table:number-columns-repeated="3"/>
          <table:table-cell table:style-name="ce13" table:formula="of:=([.P4]-[.P30])/[.P4]" office:value-type="float" office:value="-0.00159872102317978" calcext:value-type="float">
            <text:p>-0.00159872102318</text:p>
          </table:table-cell>
          <table:table-cell table:style-name="ce13" table:formula="of:=([.Q4]-[.Q30])/[.Q4]" office:value-type="float" office:value="0" calcext:value-type="float">
            <text:p>0</text:p>
          </table:table-cell>
          <table:table-cell table:style-name="ce13" table:number-columns-repeated="3"/>
          <table:table-cell table:style-name="ce13" table:formula="of:=([.U4]-[.U30])/[.U4]" office:value-type="float" office:value="-0.0182150949973854" calcext:value-type="float">
            <text:p>-0.018215094997385</text:p>
          </table:table-cell>
          <table:table-cell table:style-name="ce13"/>
          <table:table-cell table:style-name="ce13" table:formula="of:=([.W4]-[.W30])/[.W4]" office:value-type="float" office:value="-0.0240717328316531" calcext:value-type="float">
            <text:p>-0.024071732831653</text:p>
          </table:table-cell>
          <table:table-cell table:style-name="ce13"/>
          <table:table-cell table:style-name="ce13" table:formula="of:=([.Y4]-[.Y30])/[.Y4]" office:value-type="float" office:value="-0.0183294056035586" calcext:value-type="float">
            <text:p>-0.018329405603559</text:p>
          </table:table-cell>
          <table:table-cell table:style-name="ce13" table:number-columns-repeated="2"/>
          <table:table-cell table:number-columns-repeated="35"/>
        </table:table-row>
        <table:table-row table:style-name="ro4">
          <table:table-cell table:number-columns-repeated="2"/>
          <table:table-cell table:style-name="ce22" office:value-type="string" calcext:value-type="string">
            <text:p>PBX INVERSION</text:p>
          </table:table-cell>
          <table:table-cell table:formula="of:=SUM([.F117:.W117])/8" office:value-type="float" office:value="-0.0155960428097093" calcext:value-type="float">
            <text:p>-0.015596042809709</text:p>
          </table:table-cell>
          <table:table-cell table:style-name="ce68" table:formula="of:=[.D117]*(-1)" office:value-type="percentage" office:value="0.0155960428097091" calcext:value-type="percentage">
            <text:p>1.56%</text:p>
          </table:table-cell>
          <table:table-cell/>
          <table:table-cell table:style-name="ce13" table:number-columns-repeated="3"/>
          <table:table-cell table:style-name="ce13" table:formula="of:=([.J4]-[.J31])/[.J4]" office:value-type="float" office:value="-0.0257689110556928" calcext:value-type="float">
            <text:p>-0.025768911055693</text:p>
          </table:table-cell>
          <table:table-cell table:style-name="ce13" table:formula="of:=([.K4]-[.K31])/[.K4]" office:value-type="float" office:value="0" calcext:value-type="float">
            <text:p>0</text:p>
          </table:table-cell>
          <table:table-cell table:style-name="ce13" table:formula="of:=([.L4]-[.L31])/[.L4]" office:value-type="float" office:value="-0.0263281617301368" calcext:value-type="float">
            <text:p>-0.026328161730137</text:p>
          </table:table-cell>
          <table:table-cell table:style-name="ce13" table:number-columns-repeated="3"/>
          <table:table-cell table:style-name="ce13" table:formula="of:=([.P4]-[.P31])/[.P4]" office:value-type="float" office:value="-0.0007993605115924" calcext:value-type="float">
            <text:p>-0.000799360511592</text:p>
          </table:table-cell>
          <table:table-cell table:style-name="ce13" table:formula="of:=([.Q4]-[.Q31])/[.Q4]" office:value-type="float" office:value="0" calcext:value-type="float">
            <text:p>0</text:p>
          </table:table-cell>
          <table:table-cell table:style-name="ce13" table:number-columns-repeated="3"/>
          <table:table-cell table:style-name="ce13" table:formula="of:=([.U4]-[.U31])/[.U4]" office:value-type="float" office:value="-0.020335831735515" calcext:value-type="float">
            <text:p>-0.020335831735515</text:p>
          </table:table-cell>
          <table:table-cell table:style-name="ce13"/>
          <table:table-cell table:style-name="ce13" table:formula="of:=([.W4]-[.W31])/[.W4]" office:value-type="float" office:value="-0.051536077444737" calcext:value-type="float">
            <text:p>-0.051536077444737</text:p>
          </table:table-cell>
          <table:table-cell table:style-name="ce13"/>
          <table:table-cell table:style-name="ce13" table:formula="of:=([.Y4]-[.Y31])/[.Y4]" office:value-type="float" office:value="-0.0565593087195601" calcext:value-type="float">
            <text:p>-0.05655930871956</text:p>
          </table:table-cell>
          <table:table-cell table:style-name="ce13" table:number-columns-repeated="2"/>
          <table:table-cell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PMX INVERSION</text:p>
          </table:table-cell>
          <table:table-cell table:formula="of:=SUM([.F118:.W118])/8" office:value-type="float" office:value="-0.0142746453309431" calcext:value-type="float">
            <text:p>-0.014274645330943</text:p>
          </table:table-cell>
          <table:table-cell table:style-name="ce68" table:formula="of:=[.D118]*(-1)" office:value-type="percentage" office:value="0.0142746453309427" calcext:value-type="percentage">
            <text:p>1.43%</text:p>
          </table:table-cell>
          <table:table-cell/>
          <table:table-cell table:style-name="ce13" table:number-columns-repeated="3"/>
          <table:table-cell table:style-name="ce13" table:formula="of:=([.J4]-[.J32])/[.J4]" office:value-type="float" office:value="-0.00922173732335959" calcext:value-type="float">
            <text:p>-0.00922173732336</text:p>
          </table:table-cell>
          <table:table-cell table:style-name="ce13" table:formula="of:=([.K4]-[.K32])/[.K4]" office:value-type="float" office:value="0" calcext:value-type="float">
            <text:p>0</text:p>
          </table:table-cell>
          <table:table-cell table:style-name="ce13" table:formula="of:=([.L4]-[.L32])/[.L4]" office:value-type="float" office:value="-0.0225669957686883" calcext:value-type="float">
            <text:p>-0.022566995768688</text:p>
          </table:table-cell>
          <table:table-cell table:style-name="ce13" table:number-columns-repeated="3"/>
          <table:table-cell table:style-name="ce13" table:formula="of:=([.P4]-[.P32])/[.P4]" office:value-type="float" office:value="-0.0007993605115924" calcext:value-type="float">
            <text:p>-0.000799360511592</text:p>
          </table:table-cell>
          <table:table-cell table:style-name="ce13" table:formula="of:=([.Q4]-[.Q32])/[.Q4]" office:value-type="float" office:value="0" calcext:value-type="float">
            <text:p>0</text:p>
          </table:table-cell>
          <table:table-cell table:style-name="ce13" table:number-columns-repeated="3"/>
          <table:table-cell table:style-name="ce13" table:formula="of:=([.U4]-[.U32])/[.U4]" office:value-type="float" office:value="-0.0374469815815496" calcext:value-type="float">
            <text:p>-0.03744698158155</text:p>
          </table:table-cell>
          <table:table-cell table:style-name="ce13"/>
          <table:table-cell table:style-name="ce13" table:formula="of:=([.W4]-[.W32])/[.W4]" office:value-type="float" office:value="-0.044162087462355" calcext:value-type="float">
            <text:p>-0.044162087462355</text:p>
          </table:table-cell>
          <table:table-cell table:style-name="ce13"/>
          <table:table-cell table:style-name="ce13" table:formula="of:=([.Y4]-[.Y32])/[.Y4]" office:value-type="float" office:value="-0.0251374705420267" calcext:value-type="float">
            <text:p>-0.025137470542027</text:p>
          </table:table-cell>
          <table:table-cell table:style-name="ce13" table:number-columns-repeated="2"/>
          <table:table-cell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CX INVERSION</text:p>
          </table:table-cell>
          <table:table-cell table:formula="of:=SUM([.F119:.W119])/8" office:value-type="float" office:value="-0.019878050582365" calcext:value-type="float">
            <text:p>-0.019878050582365</text:p>
          </table:table-cell>
          <table:table-cell table:style-name="ce68" table:formula="of:=[.D119]*(-1)" office:value-type="percentage" office:value="0.0198780505823653" calcext:value-type="percentage">
            <text:p>1.99%</text:p>
          </table:table-cell>
          <table:table-cell/>
          <table:table-cell table:style-name="ce13" table:number-columns-repeated="3"/>
          <table:table-cell table:style-name="ce13" table:formula="of:=([.J4]-[.J33])/[.J4]" office:value-type="float" office:value="-0.00597464671654066" calcext:value-type="float">
            <text:p>-0.005974646716541</text:p>
          </table:table-cell>
          <table:table-cell table:style-name="ce13" table:formula="of:=([.K4]-[.K33])/[.K4]" office:value-type="float" office:value="0" calcext:value-type="float">
            <text:p>0</text:p>
          </table:table-cell>
          <table:table-cell table:style-name="ce13" table:formula="of:=([.L4]-[.L33])/[.L4]" office:value-type="float" office:value="-0.00564174894217207" calcext:value-type="float">
            <text:p>-0.005641748942172</text:p>
          </table:table-cell>
          <table:table-cell table:style-name="ce13" table:number-columns-repeated="3"/>
          <table:table-cell table:style-name="ce13" table:formula="of:=([.P4]-[.P33])/[.P4]" office:value-type="float" office:value="-0.00159872102317978" calcext:value-type="float">
            <text:p>-0.00159872102318</text:p>
          </table:table-cell>
          <table:table-cell table:style-name="ce13" table:formula="of:=([.Q4]-[.Q33])/[.Q4]" office:value-type="float" office:value="-0.0360793005787477" calcext:value-type="float">
            <text:p>-0.036079300578748</text:p>
          </table:table-cell>
          <table:table-cell table:style-name="ce13" table:number-columns-repeated="3"/>
          <table:table-cell table:style-name="ce13" table:formula="of:=([.U4]-[.U33])/[.U4]" office:value-type="float" office:value="-0.0172273545988061" calcext:value-type="float">
            <text:p>-0.017227354598806</text:p>
          </table:table-cell>
          <table:table-cell table:style-name="ce13"/>
          <table:table-cell table:style-name="ce13" table:formula="of:=([.W4]-[.W33])/[.W4]" office:value-type="float" office:value="-0.092502632799474" calcext:value-type="float">
            <text:p>-0.092502632799474</text:p>
          </table:table-cell>
          <table:table-cell table:style-name="ce13"/>
          <table:table-cell table:style-name="ce13" table:formula="of:=([.Y4]-[.Y33])/[.Y4]" office:value-type="float" office:value="-0.0209478921183581" calcext:value-type="float">
            <text:p>-0.020947892118358</text:p>
          </table:table-cell>
          <table:table-cell table:style-name="ce13" table:number-columns-repeated="2"/>
          <table:table-cell table:number-columns-repeated="35"/>
        </table:table-row>
        <table:table-row table:style-name="ro4">
          <table:table-cell table:number-columns-repeated="2"/>
          <table:table-cell table:style-name="ce16" office:value-type="string" calcext:value-type="string">
            <text:p>MX INSERTION</text:p>
          </table:table-cell>
          <table:table-cell table:formula="of:=SUM([.F120:.W120])/8" office:value-type="float" office:value="-0.112673220851628" calcext:value-type="float">
            <text:p>-0.112673220851628</text:p>
          </table:table-cell>
          <table:table-cell table:style-name="ce68" table:formula="of:=[.D120]*(-1)" office:value-type="percentage" office:value="0.112673220851628" calcext:value-type="percentage">
            <text:p>11.27%</text:p>
          </table:table-cell>
          <table:table-cell/>
          <table:table-cell table:style-name="ce13" table:number-columns-repeated="3"/>
          <table:table-cell table:style-name="ce13" table:formula="of:=([.J4]-[.J34])/[.J4]" office:value-type="float" office:value="-0.26900197423109" calcext:value-type="float">
            <text:p>-0.26900197423109</text:p>
          </table:table-cell>
          <table:table-cell table:style-name="ce13" table:formula="of:=([.K4]-[.K34])/[.K4]" office:value-type="float" office:value="-0.00484406027583203" calcext:value-type="float">
            <text:p>-0.004844060275832</text:p>
          </table:table-cell>
          <table:table-cell table:style-name="ce13" table:formula="of:=([.L4]-[.L34])/[.L4]" office:value-type="float" office:value="-0.0550070521861777" calcext:value-type="float">
            <text:p>-0.055007052186178</text:p>
          </table:table-cell>
          <table:table-cell table:style-name="ce13" table:number-columns-repeated="3"/>
          <table:table-cell table:style-name="ce13" table:formula="of:=([.P4]-[.P34])/[.P4]" office:value-type="float" office:value="-0.00991207034372669" calcext:value-type="float">
            <text:p>-0.009912070343727</text:p>
          </table:table-cell>
          <table:table-cell table:style-name="ce13" table:formula="of:=([.Q4]-[.Q34])/[.Q4]" office:value-type="float" office:value="0" calcext:value-type="float">
            <text:p>0</text:p>
          </table:table-cell>
          <table:table-cell table:style-name="ce13" table:number-columns-repeated="3"/>
          <table:table-cell table:style-name="ce13" table:formula="of:=([.U4]-[.U34])/[.U4]" office:value-type="float" office:value="-0.308552669804192" calcext:value-type="float">
            <text:p>-0.308552669804192</text:p>
          </table:table-cell>
          <table:table-cell table:style-name="ce13"/>
          <table:table-cell table:style-name="ce13" table:formula="of:=([.W4]-[.W34])/[.W4]" office:value-type="float" office:value="-0.254067939972006" calcext:value-type="float">
            <text:p>-0.254067939972006</text:p>
          </table:table-cell>
          <table:table-cell table:style-name="ce13"/>
          <table:table-cell table:style-name="ce13" table:formula="of:=([.Y4]-[.Y34])/[.Y4]" office:value-type="float" office:value="-0.130400628436764" calcext:value-type="float">
            <text:p>-0.130400628436764</text:p>
          </table:table-cell>
          <table:table-cell table:style-name="ce13" table:number-columns-repeated="2"/>
          <table:table-cell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OBX INSERTION</text:p>
          </table:table-cell>
          <table:table-cell table:formula="of:=SUM([.F121:.W121])/8" office:value-type="float" office:value="-0.228106687436015" calcext:value-type="float">
            <text:p>-0.228106687436015</text:p>
          </table:table-cell>
          <table:table-cell table:style-name="ce68" table:formula="of:=[.D121]*(-1)" office:value-type="percentage" office:value="0.228106687436015" calcext:value-type="percentage">
            <text:p>22.81%</text:p>
          </table:table-cell>
          <table:table-cell/>
          <table:table-cell table:style-name="ce13" table:number-columns-repeated="3"/>
          <table:table-cell table:style-name="ce13" table:formula="of:=([.J4]-[.J35])/[.J4]" office:value-type="float" office:value="-0.312305174563591" calcext:value-type="float">
            <text:p>-0.312305174563591</text:p>
          </table:table-cell>
          <table:table-cell table:style-name="ce13" table:formula="of:=([.K4]-[.K35])/[.K4]" office:value-type="float" office:value="0" calcext:value-type="float">
            <text:p>0</text:p>
          </table:table-cell>
          <table:table-cell table:style-name="ce13" table:formula="of:=([.L4]-[.L35])/[.L4]" office:value-type="float" office:value="-0.217677480018805" calcext:value-type="float">
            <text:p>-0.217677480018805</text:p>
          </table:table-cell>
          <table:table-cell table:style-name="ce13" table:number-columns-repeated="3"/>
          <table:table-cell table:style-name="ce13" table:formula="of:=([.P4]-[.P35])/[.P4]" office:value-type="float" office:value="-0.00655475619504564" calcext:value-type="float">
            <text:p>-0.006554756195046</text:p>
          </table:table-cell>
          <table:table-cell table:style-name="ce13" table:formula="of:=([.Q4]-[.Q35])/[.Q4]" office:value-type="float" office:value="0" calcext:value-type="float">
            <text:p>0</text:p>
          </table:table-cell>
          <table:table-cell table:style-name="ce13" table:number-columns-repeated="3"/>
          <table:table-cell table:style-name="ce13" table:formula="of:=([.U4]-[.U35])/[.U4]" office:value-type="float" office:value="-0.203300214978796" calcext:value-type="float">
            <text:p>-0.203300214978796</text:p>
          </table:table-cell>
          <table:table-cell table:style-name="ce13"/>
          <table:table-cell table:style-name="ce13" table:formula="of:=([.W4]-[.W35])/[.W4]" office:value-type="float" office:value="-1.08501587373188" calcext:value-type="float">
            <text:p>-1.08501587373188</text:p>
          </table:table-cell>
          <table:table-cell table:style-name="ce13"/>
          <table:table-cell table:style-name="ce13" table:formula="of:=([.Y4]-[.Y35])/[.Y4]" office:value-type="float" office:value="-0.221000261848649" calcext:value-type="float">
            <text:p>-0.221000261848649</text:p>
          </table:table-cell>
          <table:table-cell table:style-name="ce13" table:number-columns-repeated="2"/>
          <table:table-cell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OX INSERTION</text:p>
          </table:table-cell>
          <table:table-cell table:formula="of:=SUM([.F122:.W122])/8" office:value-type="float" office:value="-0.0117829297875248" calcext:value-type="float">
            <text:p>-0.011782929787525</text:p>
          </table:table-cell>
          <table:table-cell table:style-name="ce67" table:formula="of:=[.D122]*(-1)" office:value-type="percentage" office:value="0.0117829297875244" calcext:value-type="percentage">
            <text:p>1.18%</text:p>
          </table:table-cell>
          <table:table-cell/>
          <table:table-cell table:style-name="ce13" table:number-columns-repeated="3"/>
          <table:table-cell table:style-name="ce13" table:formula="of:=([.J4]-[.J36])/[.J4]" office:value-type="float" office:value="-0.0166900457190344" calcext:value-type="float">
            <text:p>-0.016690045719034</text:p>
          </table:table-cell>
          <table:table-cell table:style-name="ce13" table:formula="of:=([.K4]-[.K36])/[.K4]" office:value-type="float" office:value="0" calcext:value-type="float">
            <text:p>0</text:p>
          </table:table-cell>
          <table:table-cell table:style-name="ce13" table:formula="of:=([.L4]-[.L36])/[.L4]" office:value-type="float" office:value="-0.0249177244945938" calcext:value-type="float">
            <text:p>-0.024917724494594</text:p>
          </table:table-cell>
          <table:table-cell table:style-name="ce13" table:number-columns-repeated="3"/>
          <table:table-cell table:style-name="ce13" table:formula="of:=([.P4]-[.P36])/[.P4]" office:value-type="float" office:value="-0.0007993605115924" calcext:value-type="float">
            <text:p>-0.000799360511592</text:p>
          </table:table-cell>
          <table:table-cell table:style-name="ce13" table:formula="of:=([.Q4]-[.Q36])/[.Q4]" office:value-type="float" office:value="0" calcext:value-type="float">
            <text:p>0</text:p>
          </table:table-cell>
          <table:table-cell table:style-name="ce13" table:number-columns-repeated="3"/>
          <table:table-cell table:style-name="ce13" table:formula="of:=([.U4]-[.U36])/[.U4]" office:value-type="float" office:value="-0.0243739468944309" calcext:value-type="float">
            <text:p>-0.024373946894431</text:p>
          </table:table-cell>
          <table:table-cell table:style-name="ce13"/>
          <table:table-cell table:style-name="ce13" table:formula="of:=([.W4]-[.W36])/[.W4]" office:value-type="float" office:value="-0.027482360680547" calcext:value-type="float">
            <text:p>-0.027482360680547</text:p>
          </table:table-cell>
          <table:table-cell table:style-name="ce13"/>
          <table:table-cell table:style-name="ce13" table:formula="of:=([.Y4]-[.Y36])/[.Y4]" office:value-type="float" office:value="-0.0335166273893715" calcext:value-type="float">
            <text:p>-0.033516627389372</text:p>
          </table:table-cell>
          <table:table-cell table:style-name="ce13" table:number-columns-repeated="2"/>
          <table:table-cell table:number-columns-repeated="35"/>
        </table:table-row>
        <table:table-row table:style-name="ro4">
          <table:table-cell table:number-columns-repeated="2"/>
          <table:table-cell table:style-name="ce22" office:value-type="string" calcext:value-type="string">
            <text:p>LOX INSERTION</text:p>
          </table:table-cell>
          <table:table-cell table:formula="of:=SUM([.F123:.W123])/8" office:value-type="float" office:value="-0.0915096076716536" calcext:value-type="float">
            <text:p>-0.091509607671654</text:p>
          </table:table-cell>
          <table:table-cell table:style-name="ce67" table:formula="of:=[.D123]*(-1)" office:value-type="percentage" office:value="0.0915096076716543" calcext:value-type="percentage">
            <text:p>9.15%</text:p>
          </table:table-cell>
          <table:table-cell/>
          <table:table-cell table:style-name="ce13" table:number-columns-repeated="3"/>
          <table:table-cell table:style-name="ce13" table:formula="of:=([.J4]-[.J37])/[.J4]" office:value-type="float" office:value="-0.111920719035743" calcext:value-type="float">
            <text:p>-0.111920719035743</text:p>
          </table:table-cell>
          <table:table-cell table:style-name="ce13" table:formula="of:=([.K4]-[.K37])/[.K4]" office:value-type="float" office:value="0" calcext:value-type="float">
            <text:p>0</text:p>
          </table:table-cell>
          <table:table-cell table:style-name="ce13" table:formula="of:=([.L4]-[.L37])/[.L4]" office:value-type="float" office:value="-0.134931828866949" calcext:value-type="float">
            <text:p>-0.134931828866949</text:p>
          </table:table-cell>
          <table:table-cell table:style-name="ce13" table:number-columns-repeated="3"/>
          <table:table-cell table:style-name="ce13" table:formula="of:=([.P4]-[.P37])/[.P4]" office:value-type="float" office:value="-0.00287769784172662" calcext:value-type="float">
            <text:p>-0.002877697841727</text:p>
          </table:table-cell>
          <table:table-cell table:style-name="ce13" table:formula="of:=([.Q4]-[.Q37])/[.Q4]" office:value-type="float" office:value="0" calcext:value-type="float">
            <text:p>0</text:p>
          </table:table-cell>
          <table:table-cell table:style-name="ce13" table:number-columns-repeated="3"/>
          <table:table-cell table:style-name="ce13" table:formula="of:=([.U4]-[.U37])/[.U4]" office:value-type="float" office:value="-0.113590145836962" calcext:value-type="float">
            <text:p>-0.113590145836962</text:p>
          </table:table-cell>
          <table:table-cell table:style-name="ce13"/>
          <table:table-cell table:style-name="ce13" table:formula="of:=([.W4]-[.W37])/[.W4]" office:value-type="float" office:value="-0.368756469791848" calcext:value-type="float">
            <text:p>-0.368756469791848</text:p>
          </table:table-cell>
          <table:table-cell table:style-name="ce13"/>
          <table:table-cell table:style-name="ce13" table:formula="of:=([.Y4]-[.Y37])/[.Y4]" office:value-type="float" office:value="-0.0741031683686803" calcext:value-type="float">
            <text:p>-0.07410316836868</text:p>
          </table:table-cell>
          <table:table-cell table:style-name="ce13" table:number-columns-repeated="2"/>
          <table:table-cell table:number-columns-repeated="35"/>
        </table:table-row>
        <table:table-row table:style-name="ro4">
          <table:table-cell table:number-columns-repeated="2"/>
          <table:table-cell table:style-name="ce22" office:value-type="string" calcext:value-type="string">
            <text:p>PBX INSERTION</text:p>
          </table:table-cell>
          <table:table-cell table:formula="of:=SUM([.F124:.W124])/8" office:value-type="float" office:value="-0.077669936548183" calcext:value-type="float">
            <text:p>-0.077669936548183</text:p>
          </table:table-cell>
          <table:table-cell table:style-name="ce67" table:formula="of:=[.D124]*(-1)" office:value-type="percentage" office:value="0.0776699365481836" calcext:value-type="percentage">
            <text:p>7.77%</text:p>
          </table:table-cell>
          <table:table-cell/>
          <table:table-cell table:style-name="ce13" table:number-columns-repeated="3"/>
          <table:table-cell table:style-name="ce13" table:formula="of:=([.J4]-[.J38])/[.J4]" office:value-type="float" office:value="-0.2320890482128" calcext:value-type="float">
            <text:p>-0.2320890482128</text:p>
          </table:table-cell>
          <table:table-cell table:style-name="ce13" table:formula="of:=([.K4]-[.K38])/[.K4]" office:value-type="float" office:value="0" calcext:value-type="float">
            <text:p>0</text:p>
          </table:table-cell>
          <table:table-cell table:style-name="ce13" table:formula="of:=([.L4]-[.L38])/[.L4]" office:value-type="float" office:value="-0.0653502585801594" calcext:value-type="float">
            <text:p>-0.065350258580159</text:p>
          </table:table-cell>
          <table:table-cell table:style-name="ce13" table:number-columns-repeated="3"/>
          <table:table-cell table:style-name="ce13" table:formula="of:=([.P4]-[.P38])/[.P4]" office:value-type="float" office:value="-0.00159872102317978" calcext:value-type="float">
            <text:p>-0.00159872102318</text:p>
          </table:table-cell>
          <table:table-cell table:style-name="ce13" table:formula="of:=([.Q4]-[.Q38])/[.Q4]" office:value-type="float" office:value="-0.0358330254894717" calcext:value-type="float">
            <text:p>-0.035833025489472</text:p>
          </table:table-cell>
          <table:table-cell table:style-name="ce13" table:number-columns-repeated="3"/>
          <table:table-cell table:style-name="ce13" table:formula="of:=([.U4]-[.U38])/[.U4]" office:value-type="float" office:value="-0.0868630526988583" calcext:value-type="float">
            <text:p>-0.086863052698858</text:p>
          </table:table-cell>
          <table:table-cell table:style-name="ce13"/>
          <table:table-cell table:style-name="ce13" table:formula="of:=([.W4]-[.W38])/[.W4]" office:value-type="float" office:value="-0.199625386380995" calcext:value-type="float">
            <text:p>-0.199625386380995</text:p>
          </table:table-cell>
          <table:table-cell table:style-name="ce13"/>
          <table:table-cell table:style-name="ce13" table:formula="of:=([.Y4]-[.Y38])/[.Y4]" office:value-type="float" office:value="-0.105525006546214" calcext:value-type="float">
            <text:p>-0.105525006546214</text:p>
          </table:table-cell>
          <table:table-cell table:style-name="ce13" table:number-columns-repeated="2"/>
          <table:table-cell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PMX INSERTION</text:p>
          </table:table-cell>
          <table:table-cell table:formula="of:=SUM([.F125:.W125])/8" office:value-type="float" office:value="-0.113949021622659" calcext:value-type="float">
            <text:p>-0.113949021622659</text:p>
          </table:table-cell>
          <table:table-cell table:style-name="ce67" table:formula="of:=[.D125]*(-1)" office:value-type="percentage" office:value="0.113949021622659" calcext:value-type="percentage">
            <text:p>11.39%</text:p>
          </table:table-cell>
          <table:table-cell/>
          <table:table-cell table:style-name="ce13" table:number-columns-repeated="3"/>
          <table:table-cell table:style-name="ce13" table:formula="of:=([.J4]-[.J39])/[.J4]" office:value-type="float" office:value="-0.210710203657524" calcext:value-type="float">
            <text:p>-0.210710203657524</text:p>
          </table:table-cell>
          <table:table-cell table:style-name="ce13" table:formula="of:=([.K4]-[.K39])/[.K4]" office:value-type="float" office:value="-0.0230456595635573" calcext:value-type="float">
            <text:p>-0.023045659563557</text:p>
          </table:table-cell>
          <table:table-cell table:style-name="ce13" table:formula="of:=([.L4]-[.L39])/[.L4]" office:value-type="float" office:value="-0.16361071932299" calcext:value-type="float">
            <text:p>-0.16361071932299</text:p>
          </table:table-cell>
          <table:table-cell table:style-name="ce13" table:number-columns-repeated="3"/>
          <table:table-cell table:style-name="ce13" table:formula="of:=([.P4]-[.P39])/[.P4]" office:value-type="float" office:value="-0.00159872102317978" calcext:value-type="float">
            <text:p>-0.00159872102318</text:p>
          </table:table-cell>
          <table:table-cell table:style-name="ce13" table:formula="of:=([.Q4]-[.Q39])/[.Q4]" office:value-type="float" office:value="-0.0115749291959105" calcext:value-type="float">
            <text:p>-0.011574929195911</text:p>
          </table:table-cell>
          <table:table-cell table:style-name="ce13" table:number-columns-repeated="3"/>
          <table:table-cell table:style-name="ce13" table:formula="of:=([.U4]-[.U39])/[.U4]" office:value-type="float" office:value="-0.268520132473418" calcext:value-type="float">
            <text:p>-0.268520132473418</text:p>
          </table:table-cell>
          <table:table-cell table:style-name="ce13"/>
          <table:table-cell table:style-name="ce13" table:formula="of:=([.W4]-[.W39])/[.W4]" office:value-type="float" office:value="-0.232531807744692" calcext:value-type="float">
            <text:p>-0.232531807744692</text:p>
          </table:table-cell>
          <table:table-cell table:style-name="ce13"/>
          <table:table-cell table:style-name="ce13" table:formula="of:=([.Y4]-[.Y39])/[.Y4]" office:value-type="float" office:value="-0.0976695470018304" calcext:value-type="float">
            <text:p>-0.09766954700183</text:p>
          </table:table-cell>
          <table:table-cell table:style-name="ce13" table:number-columns-repeated="2"/>
          <table:table-cell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CX INSERTION</text:p>
          </table:table-cell>
          <table:table-cell table:formula="of:=SUM([.F126:.W126])/8" office:value-type="float" office:value="-0.0950294446814388" calcext:value-type="float">
            <text:p>-0.095029444681439</text:p>
          </table:table-cell>
          <table:table-cell table:style-name="ce67" table:formula="of:=[.D126]*(-1)" office:value-type="percentage" office:value="0.0950294446814387" calcext:value-type="percentage">
            <text:p>9.50%</text:p>
          </table:table-cell>
          <table:table-cell/>
          <table:table-cell table:style-name="ce13" table:number-columns-repeated="3"/>
          <table:table-cell table:style-name="ce13" table:formula="of:=([.J4]-[.J40])/[.J4]" office:value-type="float" office:value="-0.247830943474645" calcext:value-type="float">
            <text:p>-0.247830943474645</text:p>
          </table:table-cell>
          <table:table-cell table:style-name="ce13" table:formula="of:=([.K4]-[.K40])/[.K4]" office:value-type="float" office:value="0" calcext:value-type="float">
            <text:p>0</text:p>
          </table:table-cell>
          <table:table-cell table:style-name="ce13" table:formula="of:=([.L4]-[.L40])/[.L4]" office:value-type="float" office:value="-0.0949694405265628" calcext:value-type="float">
            <text:p>-0.094969440526563</text:p>
          </table:table-cell>
          <table:table-cell table:style-name="ce13" table:number-columns-repeated="3"/>
          <table:table-cell table:style-name="ce13" table:formula="of:=([.P4]-[.P40])/[.P4]" office:value-type="float" office:value="-0.00287769784172662" calcext:value-type="float">
            <text:p>-0.002877697841727</text:p>
          </table:table-cell>
          <table:table-cell table:style-name="ce13" table:formula="of:=([.Q4]-[.Q40])/[.Q4]" office:value-type="float" office:value="-0.0360793005787477" calcext:value-type="float">
            <text:p>-0.036079300578748</text:p>
          </table:table-cell>
          <table:table-cell table:style-name="ce13" table:number-columns-repeated="3"/>
          <table:table-cell table:style-name="ce13" table:formula="of:=([.U4]-[.U40])/[.U4]" office:value-type="float" office:value="-0.165882284585437" calcext:value-type="float">
            <text:p>-0.165882284585437</text:p>
          </table:table-cell>
          <table:table-cell table:style-name="ce13"/>
          <table:table-cell table:style-name="ce13" table:formula="of:=([.W4]-[.W40])/[.W4]" office:value-type="float" office:value="-0.212595890444391" calcext:value-type="float">
            <text:p>-0.212595890444391</text:p>
          </table:table-cell>
          <table:table-cell table:style-name="ce13"/>
          <table:table-cell table:style-name="ce13" table:formula="of:=([.Y4]-[.Y40])/[.Y4]" office:value-type="float" office:value="-0.186174391201885" calcext:value-type="float">
            <text:p>-0.186174391201885</text:p>
          </table:table-cell>
          <table:table-cell table:style-name="ce13" table:number-columns-repeated="2"/>
          <table:table-cell table:number-columns-repeated="35"/>
        </table:table-row>
        <table:table-row table:style-name="ro4">
          <table:table-cell table:number-columns-repeated="2"/>
          <table:table-cell table:style-name="ce16" office:value-type="string" calcext:value-type="string">
            <text:p><text:span text:style-name="T5">MX </text:span><text:span text:style-name="T6">DISPLACEMENT</text:span></text:p>
          </table:table-cell>
          <table:table-cell table:formula="of:=SUM([.F127:.W127])/8" office:value-type="float" office:value="-0.0165244404106114" calcext:value-type="float">
            <text:p>-0.016524440410611</text:p>
          </table:table-cell>
          <table:table-cell table:style-name="ce67" table:formula="of:=[.D127]*(-1)" office:value-type="percentage" office:value="0.0165244404106119" calcext:value-type="percentage">
            <text:p>1.65%</text:p>
          </table:table-cell>
          <table:table-cell/>
          <table:table-cell table:style-name="ce13" table:number-columns-repeated="3"/>
          <table:table-cell table:style-name="ce13" table:formula="of:=([.J4]-[.J41])/[.J4]" office:value-type="float" office:value="-0.0220672277639222" calcext:value-type="float">
            <text:p>-0.022067227763922</text:p>
          </table:table-cell>
          <table:table-cell table:style-name="ce13" table:formula="of:=([.K4]-[.K41])/[.K4]" office:value-type="float" office:value="0" calcext:value-type="float">
            <text:p>0</text:p>
          </table:table-cell>
          <table:table-cell table:style-name="ce13" table:formula="of:=([.L4]-[.L41])/[.L4]" office:value-type="float" office:value="-0.0225669957686883" calcext:value-type="float">
            <text:p>-0.022566995768688</text:p>
          </table:table-cell>
          <table:table-cell table:style-name="ce13" table:number-columns-repeated="3"/>
          <table:table-cell table:style-name="ce13" table:formula="of:=([.P4]-[.P41])/[.P4]" office:value-type="float" office:value="-0.00575539568345324" calcext:value-type="float">
            <text:p>-0.005755395683453</text:p>
          </table:table-cell>
          <table:table-cell table:style-name="ce13" table:formula="of:=([.Q4]-[.Q41])/[.Q4]" office:value-type="float" office:value="0" calcext:value-type="float">
            <text:p>0</text:p>
          </table:table-cell>
          <table:table-cell table:style-name="ce13" table:number-columns-repeated="3"/>
          <table:table-cell table:style-name="ce13" table:formula="of:=([.U4]-[.U41])/[.U4]" office:value-type="float" office:value="-0.0320725117657312" calcext:value-type="float">
            <text:p>-0.032072511765731</text:p>
          </table:table-cell>
          <table:table-cell table:style-name="ce13"/>
          <table:table-cell table:style-name="ce13" table:formula="of:=([.W4]-[.W41])/[.W4]" office:value-type="float" office:value="-0.0497333923030962" calcext:value-type="float">
            <text:p>-0.049733392303096</text:p>
          </table:table-cell>
          <table:table-cell table:style-name="ce13"/>
          <table:table-cell table:style-name="ce13" table:formula="of:=([.Y4]-[.Y41])/[.Y4]" office:value-type="float" office:value="-0.0505367897355303" calcext:value-type="float">
            <text:p>-0.05053678973553</text:p>
          </table:table-cell>
          <table:table-cell table:style-name="ce13" table:number-columns-repeated="2"/>
          <table:table-cell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OBX DISPLACEMENT</text:p>
          </table:table-cell>
          <table:table-cell table:formula="of:=SUM([.F128:.W128])/8" office:value-type="float" office:value="-0.165475553303213" calcext:value-type="float">
            <text:p>-0.165475553303213</text:p>
          </table:table-cell>
          <table:table-cell table:style-name="ce67" table:formula="of:=[.D128]*(-1)" office:value-type="percentage" office:value="0.165475553303212" calcext:value-type="percentage">
            <text:p>16.55%</text:p>
          </table:table-cell>
          <table:table-cell/>
          <table:table-cell table:style-name="ce13" table:number-columns-repeated="3"/>
          <table:table-cell table:style-name="ce13" table:formula="of:=([.J4]-[.J42])/[.J4]" office:value-type="float" office:value="-0.114505403158771" calcext:value-type="float">
            <text:p>-0.114505403158771</text:p>
          </table:table-cell>
          <table:table-cell table:style-name="ce13" table:formula="of:=([.K4]-[.K42])/[.K4]" office:value-type="float" office:value="0" calcext:value-type="float">
            <text:p>0</text:p>
          </table:table-cell>
          <table:table-cell table:style-name="ce13" table:formula="of:=([.L4]-[.L42])/[.L4]" office:value-type="float" office:value="-0.105312646920546" calcext:value-type="float">
            <text:p>-0.105312646920546</text:p>
          </table:table-cell>
          <table:table-cell table:style-name="ce13" table:number-columns-repeated="3"/>
          <table:table-cell table:style-name="ce13" table:formula="of:=([.P4]-[.P42])/[.P4]" office:value-type="float" office:value="-0.0007993605115924" calcext:value-type="float">
            <text:p>-0.000799360511592</text:p>
          </table:table-cell>
          <table:table-cell table:style-name="ce13" table:formula="of:=([.Q4]-[.Q42])/[.Q4]" office:value-type="float" office:value="0" calcext:value-type="float">
            <text:p>0</text:p>
          </table:table-cell>
          <table:table-cell table:style-name="ce13" table:number-columns-repeated="3"/>
          <table:table-cell table:style-name="ce13" table:formula="of:=([.U4]-[.U42])/[.U4]" office:value-type="float" office:value="-0.125965952007434" calcext:value-type="float">
            <text:p>-0.125965952007434</text:p>
          </table:table-cell>
          <table:table-cell table:style-name="ce13"/>
          <table:table-cell table:style-name="ce13" table:formula="of:=([.W4]-[.W42])/[.W4]" office:value-type="float" office:value="-0.977221063827358" calcext:value-type="float">
            <text:p>-0.977221063827358</text:p>
          </table:table-cell>
          <table:table-cell table:style-name="ce13"/>
          <table:table-cell table:style-name="ce13" table:formula="of:=([.Y4]-[.Y42])/[.Y4]" office:value-type="float" office:value="-0.130924325739725" calcext:value-type="float">
            <text:p>-0.130924325739725</text:p>
          </table:table-cell>
          <table:table-cell table:style-name="ce13" table:number-columns-repeated="2"/>
          <table:table-cell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OX DISPLACEMENT</text:p>
          </table:table-cell>
          <table:table-cell table:formula="of:=SUM([.F129:.W129])/8" office:value-type="float" office:value="-0.015772273002761" calcext:value-type="float">
            <text:p>-0.015772273002761</text:p>
          </table:table-cell>
          <table:table-cell table:style-name="ce67" table:formula="of:=[.D129]*(-1)" office:value-type="percentage" office:value="0.0157722730027605" calcext:value-type="percentage">
            <text:p>1.58%</text:p>
          </table:table-cell>
          <table:table-cell/>
          <table:table-cell table:style-name="ce13" table:number-columns-repeated="3"/>
          <table:table-cell table:style-name="ce13" table:formula="of:=([.J4]-[.J43])/[.J4]" office:value-type="float" office:value="-0.0150145469659172" calcext:value-type="float">
            <text:p>-0.015014546965917</text:p>
          </table:table-cell>
          <table:table-cell table:style-name="ce13" table:formula="of:=([.K4]-[.K43])/[.K4]" office:value-type="float" office:value="0" calcext:value-type="float">
            <text:p>0</text:p>
          </table:table-cell>
          <table:table-cell table:style-name="ce13" table:formula="of:=([.L4]-[.L43])/[.L4]" office:value-type="float" office:value="-0.0366713681241185" calcext:value-type="float">
            <text:p>-0.036671368124119</text:p>
          </table:table-cell>
          <table:table-cell table:style-name="ce13" table:number-columns-repeated="3"/>
          <table:table-cell table:style-name="ce13" table:formula="of:=([.P4]-[.P43])/[.P4]" office:value-type="float" office:value="-0.0007993605115924" calcext:value-type="float">
            <text:p>-0.000799360511592</text:p>
          </table:table-cell>
          <table:table-cell table:style-name="ce13" table:formula="of:=([.Q4]-[.Q43])/[.Q4]" office:value-type="float" office:value="0" calcext:value-type="float">
            <text:p>0</text:p>
          </table:table-cell>
          <table:table-cell table:style-name="ce13" table:number-columns-repeated="3"/>
          <table:table-cell table:style-name="ce13" table:formula="of:=([.U4]-[.U43])/[.U4]" office:value-type="float" office:value="-0.0355586543489629" calcext:value-type="float">
            <text:p>-0.035558654348963</text:p>
          </table:table-cell>
          <table:table-cell table:style-name="ce13"/>
          <table:table-cell table:style-name="ce13" table:formula="of:=([.W4]-[.W43])/[.W4]" office:value-type="float" office:value="-0.0381342540714969" calcext:value-type="float">
            <text:p>-0.038134254071497</text:p>
          </table:table-cell>
          <table:table-cell table:style-name="ce13"/>
          <table:table-cell table:style-name="ce13" table:formula="of:=([.Y4]-[.Y43])/[.Y4]" office:value-type="float" office:value="-0.0214715894213119" calcext:value-type="float">
            <text:p>-0.021471589421312</text:p>
          </table:table-cell>
          <table:table-cell table:style-name="ce13" table:number-columns-repeated="2"/>
          <table:table-cell table:number-columns-repeated="35"/>
        </table:table-row>
        <table:table-row table:style-name="ro4">
          <table:table-cell table:number-columns-repeated="2"/>
          <table:table-cell table:style-name="ce22" office:value-type="string" calcext:value-type="string">
            <text:p>LOX DISPLACEMENT</text:p>
          </table:table-cell>
          <table:table-cell table:formula="of:=SUM([.F130:.W130])/8" office:value-type="float" office:value="-0.0178511964325895" calcext:value-type="float">
            <text:p>-0.01785119643259</text:p>
          </table:table-cell>
          <table:table-cell table:style-name="ce67" table:formula="of:=[.D130]*(-1)" office:value-type="percentage" office:value="0.0178511964325897" calcext:value-type="percentage">
            <text:p>1.79%</text:p>
          </table:table-cell>
          <table:table-cell/>
          <table:table-cell table:style-name="ce13" table:number-columns-repeated="3"/>
          <table:table-cell table:style-name="ce13" table:formula="of:=([.J4]-[.J44])/[.J4]" office:value-type="float" office:value="-0.0143521404821267" calcext:value-type="float">
            <text:p>-0.014352140482127</text:p>
          </table:table-cell>
          <table:table-cell table:style-name="ce13" table:formula="of:=([.K4]-[.K44])/[.K4]" office:value-type="float" office:value="0" calcext:value-type="float">
            <text:p>0</text:p>
          </table:table-cell>
          <table:table-cell table:style-name="ce13" table:formula="of:=([.L4]-[.L44])/[.L4]" office:value-type="float" office:value="-0.0390220968500239" calcext:value-type="float">
            <text:p>-0.039022096850024</text:p>
          </table:table-cell>
          <table:table-cell table:style-name="ce13" table:number-columns-repeated="3"/>
          <table:table-cell table:style-name="ce13" table:formula="of:=([.P4]-[.P44])/[.P4]" office:value-type="float" office:value="-0.0007993605115924" calcext:value-type="float">
            <text:p>-0.000799360511592</text:p>
          </table:table-cell>
          <table:table-cell table:style-name="ce13" table:formula="of:=([.Q4]-[.Q44])/[.Q4]" office:value-type="float" office:value="0" calcext:value-type="float">
            <text:p>0</text:p>
          </table:table-cell>
          <table:table-cell table:style-name="ce13" table:number-columns-repeated="3"/>
          <table:table-cell table:style-name="ce13" table:formula="of:=([.U4]-[.U44])/[.U4]" office:value-type="float" office:value="-0.0316657951310179" calcext:value-type="float">
            <text:p>-0.031665795131018</text:p>
          </table:table-cell>
          <table:table-cell table:style-name="ce13"/>
          <table:table-cell table:style-name="ce13" table:formula="of:=([.W4]-[.W44])/[.W4]" office:value-type="float" office:value="-0.0569701784859551" calcext:value-type="float">
            <text:p>-0.056970178485955</text:p>
          </table:table-cell>
          <table:table-cell table:style-name="ce13"/>
          <table:table-cell table:style-name="ce13" table:formula="of:=([.Y4]-[.Y44])/[.Y4]" office:value-type="float" office:value="-0.0536789735532836" calcext:value-type="float">
            <text:p>-0.053678973553284</text:p>
          </table:table-cell>
          <table:table-cell table:style-name="ce13" table:number-columns-repeated="2"/>
          <table:table-cell table:number-columns-repeated="35"/>
        </table:table-row>
        <table:table-row table:style-name="ro4">
          <table:table-cell table:number-columns-repeated="2"/>
          <table:table-cell table:style-name="ce22" office:value-type="string" calcext:value-type="string">
            <text:p>PBX DISPLACEMENT</text:p>
          </table:table-cell>
          <table:table-cell table:formula="of:=SUM([.F131:.W131])/8" office:value-type="float" office:value="-0.0204949792211554" calcext:value-type="float">
            <text:p>-0.020494979221155</text:p>
          </table:table-cell>
          <table:table-cell table:style-name="ce67" table:formula="of:=[.D131]*(-1)" office:value-type="percentage" office:value="0.0204949792211554" calcext:value-type="percentage">
            <text:p>2.05%</text:p>
          </table:table-cell>
          <table:table-cell/>
          <table:table-cell table:style-name="ce13" table:number-columns-repeated="3"/>
          <table:table-cell table:style-name="ce13" table:formula="of:=([.J4]-[.J45])/[.J4]" office:value-type="float" office:value="-0.0422641313383222" calcext:value-type="float">
            <text:p>-0.042264131338322</text:p>
          </table:table-cell>
          <table:table-cell table:style-name="ce13" table:formula="of:=([.K4]-[.K45])/[.K4]" office:value-type="float" office:value="0" calcext:value-type="float">
            <text:p>0</text:p>
          </table:table-cell>
          <table:table-cell table:style-name="ce13" table:formula="of:=([.L4]-[.L45])/[.L4]" office:value-type="float" office:value="-0.0347907851433949" calcext:value-type="float">
            <text:p>-0.034790785143395</text:p>
          </table:table-cell>
          <table:table-cell table:style-name="ce13" table:number-columns-repeated="3"/>
          <table:table-cell table:style-name="ce13" table:formula="of:=([.P4]-[.P45])/[.P4]" office:value-type="float" office:value="-0.00159872102317978" calcext:value-type="float">
            <text:p>-0.00159872102318</text:p>
          </table:table-cell>
          <table:table-cell table:style-name="ce13" table:formula="of:=([.Q4]-[.Q45])/[.Q4]" office:value-type="float" office:value="0" calcext:value-type="float">
            <text:p>0</text:p>
          </table:table-cell>
          <table:table-cell table:style-name="ce13" table:number-columns-repeated="3"/>
          <table:table-cell table:style-name="ce13" table:formula="of:=([.U4]-[.U45])/[.U4]" office:value-type="float" office:value="-0.0448840857591075" calcext:value-type="float">
            <text:p>-0.044884085759108</text:p>
          </table:table-cell>
          <table:table-cell table:style-name="ce13"/>
          <table:table-cell table:style-name="ce13" table:formula="of:=([.W4]-[.W45])/[.W4]" office:value-type="float" office:value="-0.0404221105052386" calcext:value-type="float">
            <text:p>-0.040422110505239</text:p>
          </table:table-cell>
          <table:table-cell table:style-name="ce13"/>
          <table:table-cell table:style-name="ce13" table:formula="of:=([.Y4]-[.Y45])/[.Y4]" office:value-type="float" office:value="-0.0151872217858052" calcext:value-type="float">
            <text:p>-0.015187221785805</text:p>
          </table:table-cell>
          <table:table-cell table:style-name="ce13" table:number-columns-repeated="2"/>
          <table:table-cell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PMX DISPLACEMENT</text:p>
          </table:table-cell>
          <table:table-cell table:formula="of:=SUM([.F132:.W132])/8" office:value-type="float" office:value="-0.0157065580999854" calcext:value-type="float">
            <text:p>-0.015706558099985</text:p>
          </table:table-cell>
          <table:table-cell table:style-name="ce67" table:formula="of:=[.D132]*(-1)" office:value-type="percentage" office:value="0.0157065580999849" calcext:value-type="percentage">
            <text:p>1.57%</text:p>
          </table:table-cell>
          <table:table-cell/>
          <table:table-cell table:style-name="ce13" table:number-columns-repeated="3"/>
          <table:table-cell table:style-name="ce13" table:formula="of:=([.J4]-[.J46])/[.J4]" office:value-type="float" office:value="-0.0243012261014145" calcext:value-type="float">
            <text:p>-0.024301226101415</text:p>
          </table:table-cell>
          <table:table-cell table:style-name="ce13" table:formula="of:=([.K4]-[.K46])/[.K4]" office:value-type="float" office:value="0" calcext:value-type="float">
            <text:p>0</text:p>
          </table:table-cell>
          <table:table-cell table:style-name="ce13" table:formula="of:=([.L4]-[.L46])/[.L4]" office:value-type="float" office:value="-0.00658204043253451" calcext:value-type="float">
            <text:p>-0.006582040432535</text:p>
          </table:table-cell>
          <table:table-cell table:style-name="ce13" table:number-columns-repeated="3"/>
          <table:table-cell table:style-name="ce13" table:formula="of:=([.P4]-[.P46])/[.P4]" office:value-type="float" office:value="-0.0007993605115924" calcext:value-type="float">
            <text:p>-0.000799360511592</text:p>
          </table:table-cell>
          <table:table-cell table:style-name="ce13" table:formula="of:=([.Q4]-[.Q46])/[.Q4]" office:value-type="float" office:value="0" calcext:value-type="float">
            <text:p>0</text:p>
          </table:table-cell>
          <table:table-cell table:style-name="ce13" table:number-columns-repeated="3"/>
          <table:table-cell table:style-name="ce13" table:formula="of:=([.U4]-[.U46])/[.U4]" office:value-type="float" office:value="-0.0489512521062141" calcext:value-type="float">
            <text:p>-0.048951252106214</text:p>
          </table:table-cell>
          <table:table-cell table:style-name="ce13"/>
          <table:table-cell table:style-name="ce13" table:formula="of:=([.W4]-[.W46])/[.W4]" office:value-type="float" office:value="-0.0450185856481274" calcext:value-type="float">
            <text:p>-0.045018585648127</text:p>
          </table:table-cell>
          <table:table-cell table:style-name="ce13"/>
          <table:table-cell table:style-name="ce13" table:formula="of:=([.Y4]-[.Y46])/[.Y4]" office:value-type="float" office:value="-0.0455616653574234" calcext:value-type="float">
            <text:p>-0.045561665357423</text:p>
          </table:table-cell>
          <table:table-cell table:style-name="ce13" table:number-columns-repeated="2"/>
          <table:table-cell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CX DISPLACEMENT</text:p>
          </table:table-cell>
          <table:table-cell table:formula="of:=SUM([.F133:.W133])/8" office:value-type="float" office:value="-0.0288644287803149" calcext:value-type="float">
            <text:p>-0.028864428780315</text:p>
          </table:table-cell>
          <table:table-cell table:style-name="ce67" table:formula="of:=[.D133]*(-1)" office:value-type="percentage" office:value="0.0288644287803153" calcext:value-type="percentage">
            <text:p>2.89%</text:p>
          </table:table-cell>
          <table:table-cell/>
          <table:table-cell table:style-name="ce13" table:number-columns-repeated="3"/>
          <table:table-cell table:style-name="ce13" table:formula="of:=([.J4]-[.J47])/[.J4]" office:value-type="float" office:value="-0.00892300498753117" calcext:value-type="float">
            <text:p>-0.008923004987531</text:p>
          </table:table-cell>
          <table:table-cell table:style-name="ce13" table:formula="of:=([.K4]-[.K47])/[.K4]" office:value-type="float" office:value="0" calcext:value-type="float">
            <text:p>0</text:p>
          </table:table-cell>
          <table:table-cell table:style-name="ce13" table:formula="of:=([.L4]-[.L47])/[.L4]" office:value-type="float" office:value="-0.0141043723554302" calcext:value-type="float">
            <text:p>-0.01410437235543</text:p>
          </table:table-cell>
          <table:table-cell table:style-name="ce13" table:number-columns-repeated="3"/>
          <table:table-cell table:style-name="ce13" table:formula="of:=([.P4]-[.P47])/[.P4]" office:value-type="float" office:value="-0.00239808153477218" calcext:value-type="float">
            <text:p>-0.002398081534772</text:p>
          </table:table-cell>
          <table:table-cell table:style-name="ce13" table:formula="of:=([.Q4]-[.Q47])/[.Q4]" office:value-type="float" office:value="0" calcext:value-type="float">
            <text:p>0</text:p>
          </table:table-cell>
          <table:table-cell table:style-name="ce13" table:number-columns-repeated="3"/>
          <table:table-cell table:style-name="ce13" table:formula="of:=([.U4]-[.U47])/[.U4]" office:value-type="float" office:value="-0.0213816745104845" calcext:value-type="float">
            <text:p>-0.021381674510485</text:p>
          </table:table-cell>
          <table:table-cell table:style-name="ce13"/>
          <table:table-cell table:style-name="ce13" table:formula="of:=([.W4]-[.W47])/[.W4]" office:value-type="float" office:value="-0.184108296854301" calcext:value-type="float">
            <text:p>-0.184108296854301</text:p>
          </table:table-cell>
          <table:table-cell table:style-name="ce13"/>
          <table:table-cell table:style-name="ce13" table:formula="of:=([.Y4]-[.Y47])/[.Y4]" office:value-type="float" office:value="-0.0594396438858366" calcext:value-type="float">
            <text:p>-0.059439643885837</text:p>
          </table:table-cell>
          <table:table-cell table:style-name="ce13" table:number-columns-repeated="2"/>
          <table:table-cell table:number-columns-repeated="35"/>
        </table:table-row>
        <table:table-row table:style-name="ro4" table:number-rows-repeated="2">
          <table:table-cell table:style-name="Default" table:number-columns-repeated="6"/>
          <table:table-cell table:number-columns-repeated="56"/>
        </table:table-row>
        <table:table-row table:style-name="ro4">
          <table:table-cell table:style-name="Default" table:number-columns-repeated="4"/>
          <table:table-cell table:style-name="Default" office:value-type="string" calcext:value-type="string">
            <text:p>E(opt)</text:p>
          </table:table-cell>
          <table:table-cell table:style-name="Default" office:value-type="string" calcext:value-type="string">
            <text:p>E(h)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table:style-name="ce16" office:value-type="string" calcext:value-type="string">
            <text:p>MX SWAP</text:p>
          </table:table-cell>
          <table:table-cell table:style-name="Default"/>
          <table:table-cell table:formula="of:=[.E49]" office:value-type="percentage" office:value="0.111032131113492" calcext:value-type="percentage">
            <text:p>11.10%</text:p>
          </table:table-cell>
          <table:table-cell table:style-name="ce40" table:formula="of:=[.E92]" office:value-type="percentage" office:value="0.0932589136336276" calcext:value-type="percentage">
            <text:p>9.33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table:style-name="ce16" office:value-type="string" calcext:value-type="string">
            <text:p>OBX SWAP</text:p>
          </table:table-cell>
          <table:table-cell table:style-name="Default"/>
          <table:table-cell table:formula="of:=[.E50]" office:value-type="percentage" office:value="0.230131255412652" calcext:value-type="percentage">
            <text:p>23.01%</text:p>
          </table:table-cell>
          <table:table-cell table:style-name="ce40" table:formula="of:=[.E93]" office:value-type="percentage" office:value="0.242026080461143" calcext:value-type="percentage">
            <text:p>24.20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office:value-type="string" calcext:value-type="string">
            <text:p>OX SWAP</text:p>
          </table:table-cell>
          <table:table-cell table:style-name="Default"/>
          <table:table-cell table:formula="of:=[.E51]" office:value-type="percentage" office:value="0.0213182819312172" calcext:value-type="percentage">
            <text:p>2.13%</text:p>
          </table:table-cell>
          <table:table-cell table:style-name="ce40" table:formula="of:=[.E94]" office:value-type="percentage" office:value="0.00846759614642839" calcext:value-type="percentage">
            <text:p>0.85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table:style-name="ce22" office:value-type="string" calcext:value-type="string">
            <text:p>LOX SWAP</text:p>
          </table:table-cell>
          <table:table-cell table:style-name="Default"/>
          <table:table-cell table:formula="of:=[.E52]" office:value-type="percentage" office:value="0.0864403186048971" calcext:value-type="percentage">
            <text:p>8.64%</text:p>
          </table:table-cell>
          <table:table-cell table:style-name="ce40" table:formula="of:=[.E95]" office:value-type="percentage" office:value="0.0777285866157656" calcext:value-type="percentage">
            <text:p>7.77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table:style-name="ce22" office:value-type="string" calcext:value-type="string">
            <text:p>PBX SWAP</text:p>
          </table:table-cell>
          <table:table-cell table:style-name="Default"/>
          <table:table-cell table:formula="of:=[.E53]" office:value-type="percentage" office:value="0.200660648964203" calcext:value-type="percentage">
            <text:p>20.07%</text:p>
          </table:table-cell>
          <table:table-cell table:style-name="ce40" table:formula="of:=[.E96]" office:value-type="percentage" office:value="0.157730714403486" calcext:value-type="percentage">
            <text:p>15.77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office:value-type="string" calcext:value-type="string">
            <text:p>PMX SWAP</text:p>
          </table:table-cell>
          <table:table-cell table:style-name="Default"/>
          <table:table-cell table:formula="of:=[.E54]" office:value-type="percentage" office:value="0.193352467242212" calcext:value-type="percentage">
            <text:p>19.34%</text:p>
          </table:table-cell>
          <table:table-cell table:style-name="ce40" table:formula="of:=[.E97]" office:value-type="percentage" office:value="0.149906910742152" calcext:value-type="percentage">
            <text:p>14.99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office:value-type="string" calcext:value-type="string">
            <text:p>CX SWAP</text:p>
          </table:table-cell>
          <table:table-cell table:style-name="Default"/>
          <table:table-cell table:formula="of:=[.E55]" office:value-type="percentage" office:value="0.138768393622433" calcext:value-type="percentage">
            <text:p>13.88%</text:p>
          </table:table-cell>
          <table:table-cell table:style-name="ce40" table:formula="of:=[.E98]" office:value-type="percentage" office:value="0.0992641976737143" calcext:value-type="percentage">
            <text:p>9.93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table:style-name="ce16" office:value-type="string" calcext:value-type="string">
            <text:p><text:span text:style-name="T5">MX</text:span> SCRAMBLE</text:p>
          </table:table-cell>
          <table:table-cell table:style-name="Default"/>
          <table:table-cell table:formula="of:=[.E56]" office:value-type="percentage" office:value="0.153974919411553" calcext:value-type="percentage">
            <text:p>15.40%</text:p>
          </table:table-cell>
          <table:table-cell table:style-name="ce40" table:formula="of:=[.E99]" office:value-type="percentage" office:value="0.153105892602315" calcext:value-type="percentage">
            <text:p>15.31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table:style-name="ce16" office:value-type="string" calcext:value-type="string">
            <text:p>OBX SCRAMBLE</text:p>
          </table:table-cell>
          <table:table-cell table:style-name="Default"/>
          <table:table-cell table:formula="of:=[.E57]" office:value-type="percentage" office:value="0.240251853819659" calcext:value-type="percentage">
            <text:p>24.03%</text:p>
          </table:table-cell>
          <table:table-cell table:style-name="ce40" table:formula="of:=[.E100]" office:value-type="percentage" office:value="0.237237402527875" calcext:value-type="percentage">
            <text:p>23.72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office:value-type="string" calcext:value-type="string">
            <text:p>OX SCRAMBLE</text:p>
          </table:table-cell>
          <table:table-cell table:style-name="Default"/>
          <table:table-cell table:formula="of:=[.E58]" office:value-type="percentage" office:value="0.0155800402205079" calcext:value-type="percentage">
            <text:p>1.56%</text:p>
          </table:table-cell>
          <table:table-cell table:style-name="ce40" table:formula="of:=[.E101]" office:value-type="percentage" office:value="0.00695072394121509" calcext:value-type="percentage">
            <text:p>0.70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table:style-name="ce22" office:value-type="string" calcext:value-type="string">
            <text:p>LOX SCRAMBLE</text:p>
          </table:table-cell>
          <table:table-cell table:style-name="Default"/>
          <table:table-cell table:formula="of:=[.E59]" office:value-type="percentage" office:value="0.0872553429309418" calcext:value-type="percentage">
            <text:p>8.73%</text:p>
          </table:table-cell>
          <table:table-cell table:style-name="ce40" table:formula="of:=[.E102]" office:value-type="percentage" office:value="0.0912594625315161" calcext:value-type="percentage">
            <text:p>9.13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table:style-name="ce22" office:value-type="string" calcext:value-type="string">
            <text:p>PBX SCRAMBLE</text:p>
          </table:table-cell>
          <table:table-cell table:style-name="Default"/>
          <table:table-cell table:formula="of:=[.E60]" office:value-type="percentage" office:value="0.17664778075717" calcext:value-type="percentage">
            <text:p>17.66%</text:p>
          </table:table-cell>
          <table:table-cell table:style-name="ce40" table:formula="of:=[.E103]" office:value-type="percentage" office:value="0.15170985450949" calcext:value-type="percentage">
            <text:p>15.17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office:value-type="string" calcext:value-type="string">
            <text:p>PMX SCRAMBLE</text:p>
          </table:table-cell>
          <table:table-cell table:style-name="Default"/>
          <table:table-cell table:formula="of:=[.E61]" office:value-type="percentage" office:value="0.298183867155362" calcext:value-type="percentage">
            <text:p>29.82%</text:p>
          </table:table-cell>
          <table:table-cell table:style-name="ce40" table:formula="of:=[.E104]" office:value-type="percentage" office:value="0.299018931009802" calcext:value-type="percentage">
            <text:p>29.90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office:value-type="string" calcext:value-type="string">
            <text:p>CX SCRAMBLE</text:p>
          </table:table-cell>
          <table:table-cell table:style-name="Default"/>
          <table:table-cell table:formula="of:=[.E62]" office:value-type="percentage" office:value="0.195007550733225" calcext:value-type="percentage">
            <text:p>19.50%</text:p>
          </table:table-cell>
          <table:table-cell table:style-name="ce40" table:formula="of:=[.E105]" office:value-type="percentage" office:value="0.177857420140006" calcext:value-type="percentage">
            <text:p>17.79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table:style-name="ce16" office:value-type="string" calcext:value-type="string">
            <text:p>MX SHIFT</text:p>
          </table:table-cell>
          <table:table-cell table:style-name="Default"/>
          <table:table-cell table:formula="of:=[.E63]" office:value-type="percentage" office:value="0.0790605004234887" calcext:value-type="percentage">
            <text:p>7.91%</text:p>
          </table:table-cell>
          <table:table-cell table:style-name="ce40" table:formula="of:=[.E106]" office:value-type="percentage" office:value="0.0612758105070235" calcext:value-type="percentage">
            <text:p>6.13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table:style-name="ce16" office:value-type="string" calcext:value-type="string">
            <text:p>OBX SHIFT</text:p>
          </table:table-cell>
          <table:table-cell table:style-name="Default"/>
          <table:table-cell table:formula="of:=[.E64]" office:value-type="percentage" office:value="0.207628245057309" calcext:value-type="percentage">
            <text:p>20.76%</text:p>
          </table:table-cell>
          <table:table-cell table:style-name="ce40" table:formula="of:=[.E107]" office:value-type="percentage" office:value="0.203036744263191" calcext:value-type="percentage">
            <text:p>20.30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office:value-type="string" calcext:value-type="string">
            <text:p>OX SHIFT</text:p>
          </table:table-cell>
          <table:table-cell table:style-name="Default"/>
          <table:table-cell table:formula="of:=[.E65]" office:value-type="percentage" office:value="0.0210055642575671" calcext:value-type="percentage">
            <text:p>2.10%</text:p>
          </table:table-cell>
          <table:table-cell table:style-name="ce40" table:formula="of:=[.E108]" office:value-type="percentage" office:value="0.00951992545583762" calcext:value-type="percentage">
            <text:p>0.95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table:style-name="ce22" office:value-type="string" calcext:value-type="string">
            <text:p>LOX SHIFT</text:p>
          </table:table-cell>
          <table:table-cell table:style-name="Default"/>
          <table:table-cell table:formula="of:=[.E66]" office:value-type="percentage" office:value="0.0925414760531143" calcext:value-type="percentage">
            <text:p>9.25%</text:p>
          </table:table-cell>
          <table:table-cell table:style-name="ce40" table:formula="of:=[.E109]" office:value-type="percentage" office:value="0.0796332027529843" calcext:value-type="percentage">
            <text:p>7.96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table:style-name="ce22" office:value-type="string" calcext:value-type="string">
            <text:p>PBX SHIFT</text:p>
          </table:table-cell>
          <table:table-cell table:style-name="Default"/>
          <table:table-cell table:formula="of:=[.E67]" office:value-type="percentage" office:value="0.0800382668438479" calcext:value-type="percentage">
            <text:p>8.00%</text:p>
          </table:table-cell>
          <table:table-cell table:style-name="ce40" table:formula="of:=[.E110]" office:value-type="percentage" office:value="0.0604892943721269" calcext:value-type="percentage">
            <text:p>6.05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office:value-type="string" calcext:value-type="string">
            <text:p>PMX SHIFT</text:p>
          </table:table-cell>
          <table:table-cell table:style-name="Default"/>
          <table:table-cell table:formula="of:=[.E68]" office:value-type="percentage" office:value="0.0708805830421595" calcext:value-type="percentage">
            <text:p>7.09%</text:p>
          </table:table-cell>
          <table:table-cell table:style-name="ce40" table:formula="of:=[.E111]" office:value-type="percentage" office:value="0.0680419373519485" calcext:value-type="percentage">
            <text:p>6.80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office:value-type="string" calcext:value-type="string">
            <text:p>CX SHIFT</text:p>
          </table:table-cell>
          <table:table-cell table:style-name="Default"/>
          <table:table-cell table:formula="of:=[.E69]" office:value-type="percentage" office:value="0.0958276414676346" calcext:value-type="percentage">
            <text:p>9.58%</text:p>
          </table:table-cell>
          <table:table-cell table:style-name="ce40" table:formula="of:=[.E112]" office:value-type="percentage" office:value="0.115593024318581" calcext:value-type="percentage">
            <text:p>11.56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table:style-name="ce16" office:value-type="string" calcext:value-type="string">
            <text:p>MX INVERSION</text:p>
          </table:table-cell>
          <table:table-cell table:style-name="Default"/>
          <table:table-cell table:formula="of:=[.E70]" office:value-type="percentage" office:value="0.00966881656076833" calcext:value-type="percentage">
            <text:p>0.97%</text:p>
          </table:table-cell>
          <table:table-cell table:style-name="ce40" table:formula="of:=[.E113]" office:value-type="percentage" office:value="0.000966276673094532" calcext:value-type="percentage">
            <text:p>0.10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table:style-name="ce16" office:value-type="string" calcext:value-type="string">
            <text:p>OBX INVERSION</text:p>
          </table:table-cell>
          <table:table-cell table:style-name="Default"/>
          <table:table-cell table:formula="of:=[.E71]" office:value-type="percentage" office:value="0.153088709781567" calcext:value-type="percentage">
            <text:p>15.31%</text:p>
          </table:table-cell>
          <table:table-cell table:style-name="ce40" table:formula="of:=[.E114]" office:value-type="percentage" office:value="0.127952849387017" calcext:value-type="percentage">
            <text:p>12.80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office:value-type="string" calcext:value-type="string">
            <text:p>OX INVERSION</text:p>
          </table:table-cell>
          <table:table-cell table:style-name="Default"/>
          <table:table-cell table:formula="of:=[.E72]" office:value-type="percentage" office:value="0.00990533034315385" calcext:value-type="percentage">
            <text:p>0.99%</text:p>
          </table:table-cell>
          <table:table-cell table:style-name="ce40" table:formula="of:=[.E115]" office:value-type="percentage" office:value="0.00173992232421626" calcext:value-type="percentage">
            <text:p>0.17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table:style-name="ce22" office:value-type="string" calcext:value-type="string">
            <text:p>LOX INVERSION</text:p>
          </table:table-cell>
          <table:table-cell table:style-name="Default"/>
          <table:table-cell table:formula="of:=[.E73]" office:value-type="percentage" office:value="0.0102409811145882" calcext:value-type="percentage">
            <text:p>1.02%</text:p>
          </table:table-cell>
          <table:table-cell table:style-name="ce40" table:formula="of:=[.E116]" office:value-type="percentage" office:value="0.00336867296759789" calcext:value-type="percentage">
            <text:p>0.34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table:style-name="ce22" office:value-type="string" calcext:value-type="string">
            <text:p>PBX INVERSION</text:p>
          </table:table-cell>
          <table:table-cell table:style-name="Default"/>
          <table:table-cell table:formula="of:=[.E74]" office:value-type="percentage" office:value="0.0207838526434753" calcext:value-type="percentage">
            <text:p>2.08%</text:p>
          </table:table-cell>
          <table:table-cell table:style-name="ce40" table:formula="of:=[.E117]" office:value-type="percentage" office:value="0.0155960428097091" calcext:value-type="percentage">
            <text:p>1.56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office:value-type="string" calcext:value-type="string">
            <text:p>PMX INVERSION</text:p>
          </table:table-cell>
          <table:table-cell table:style-name="Default"/>
          <table:table-cell table:formula="of:=[.E75]" office:value-type="percentage" office:value="0.0253571802130792" calcext:value-type="percentage">
            <text:p>2.54%</text:p>
          </table:table-cell>
          <table:table-cell table:style-name="ce40" table:formula="of:=[.E118]" office:value-type="percentage" office:value="0.0142746453309427" calcext:value-type="percentage">
            <text:p>1.43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office:value-type="string" calcext:value-type="string">
            <text:p>CX INVERSION</text:p>
          </table:table-cell>
          <table:table-cell table:style-name="Default"/>
          <table:table-cell table:formula="of:=[.E76]" office:value-type="percentage" office:value="0.0210382355225028" calcext:value-type="percentage">
            <text:p>2.10%</text:p>
          </table:table-cell>
          <table:table-cell table:style-name="ce40" table:formula="of:=[.E119]" office:value-type="percentage" office:value="0.0198780505823653" calcext:value-type="percentage">
            <text:p>1.99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table:style-name="ce16" office:value-type="string" calcext:value-type="string">
            <text:p>MX INSERTION</text:p>
          </table:table-cell>
          <table:table-cell table:style-name="Default"/>
          <table:table-cell table:formula="of:=[.E77]" office:value-type="percentage" office:value="0.129902292752053" calcext:value-type="percentage">
            <text:p>12.99%</text:p>
          </table:table-cell>
          <table:table-cell table:style-name="ce40" table:formula="of:=[.E120]" office:value-type="percentage" office:value="0.112673220851628" calcext:value-type="percentage">
            <text:p>11.27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office:value-type="string" calcext:value-type="string">
            <text:p>OBX INSERTION</text:p>
          </table:table-cell>
          <table:table-cell table:style-name="Default"/>
          <table:table-cell table:formula="of:=[.E78]" office:value-type="percentage" office:value="0.224649958522873" calcext:value-type="percentage">
            <text:p>22.46%</text:p>
          </table:table-cell>
          <table:table-cell table:style-name="ce40" table:formula="of:=[.E121]" office:value-type="percentage" office:value="0.228106687436015" calcext:value-type="percentage">
            <text:p>22.81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office:value-type="string" calcext:value-type="string">
            <text:p>OX INSERTION</text:p>
          </table:table-cell>
          <table:table-cell table:style-name="Default"/>
          <table:table-cell table:formula="of:=[.E79]" office:value-type="percentage" office:value="0.0221557223979678" calcext:value-type="percentage">
            <text:p>2.22%</text:p>
          </table:table-cell>
          <table:table-cell table:style-name="ce40" table:formula="of:=[.E122]" office:value-type="percentage" office:value="0.0117829297875244" calcext:value-type="percentage">
            <text:p>1.18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table:style-name="ce22" office:value-type="string" calcext:value-type="string">
            <text:p>LOX INSERTION</text:p>
          </table:table-cell>
          <table:table-cell table:style-name="Default"/>
          <table:table-cell table:formula="of:=[.E80]" office:value-type="percentage" office:value="0.0948368129652244" calcext:value-type="percentage">
            <text:p>9.48%</text:p>
          </table:table-cell>
          <table:table-cell table:style-name="ce40" table:formula="of:=[.E123]" office:value-type="percentage" office:value="0.0915096076716543" calcext:value-type="percentage">
            <text:p>9.15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table:style-name="ce22" office:value-type="string" calcext:value-type="string">
            <text:p>PBX INSERTION</text:p>
          </table:table-cell>
          <table:table-cell table:style-name="Default"/>
          <table:table-cell table:formula="of:=[.E81]" office:value-type="percentage" office:value="0.100720907370047" calcext:value-type="percentage">
            <text:p>10.07%</text:p>
          </table:table-cell>
          <table:table-cell table:style-name="ce40" table:formula="of:=[.E124]" office:value-type="percentage" office:value="0.0776699365481836" calcext:value-type="percentage">
            <text:p>7.77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office:value-type="string" calcext:value-type="string">
            <text:p>PMX INSERTION</text:p>
          </table:table-cell>
          <table:table-cell table:style-name="Default"/>
          <table:table-cell table:formula="of:=[.E82]" office:value-type="percentage" office:value="0.112446068265079" calcext:value-type="percentage">
            <text:p>11.24%</text:p>
          </table:table-cell>
          <table:table-cell table:style-name="ce40" table:formula="of:=[.E125]" office:value-type="percentage" office:value="0.113949021622659" calcext:value-type="percentage">
            <text:p>11.39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office:value-type="string" calcext:value-type="string">
            <text:p>CX INSERTION</text:p>
          </table:table-cell>
          <table:table-cell table:style-name="Default"/>
          <table:table-cell table:formula="of:=[.E83]" office:value-type="percentage" office:value="0.156684411147152" calcext:value-type="percentage">
            <text:p>15.67%</text:p>
          </table:table-cell>
          <table:table-cell table:style-name="ce40" table:formula="of:=[.E126]" office:value-type="percentage" office:value="0.0950294446814387" calcext:value-type="percentage">
            <text:p>9.50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table:style-name="ce16" office:value-type="string" calcext:value-type="string">
            <text:p><text:span text:style-name="T5">MX </text:span><text:span text:style-name="T6">DISPLACEMENT</text:span></text:p>
          </table:table-cell>
          <table:table-cell table:style-name="Default"/>
          <table:table-cell table:formula="of:=[.E84]" office:value-type="percentage" office:value="0.0250629141405688" calcext:value-type="percentage">
            <text:p>2.51%</text:p>
          </table:table-cell>
          <table:table-cell table:style-name="ce40" table:formula="of:=[.E127]" office:value-type="percentage" office:value="0.0165244404106119" calcext:value-type="percentage">
            <text:p>1.65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office:value-type="string" calcext:value-type="string">
            <text:p>OBX DISPLACEMENT</text:p>
          </table:table-cell>
          <table:table-cell table:style-name="Default"/>
          <table:table-cell table:formula="of:=[.E85]" office:value-type="percentage" office:value="0.185150340548838" calcext:value-type="percentage">
            <text:p>18.52%</text:p>
          </table:table-cell>
          <table:table-cell table:style-name="ce40" table:formula="of:=[.E128]" office:value-type="percentage" office:value="0.165475553303212" calcext:value-type="percentage">
            <text:p>16.55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office:value-type="string" calcext:value-type="string">
            <text:p>OX DISPLACEMENT</text:p>
          </table:table-cell>
          <table:table-cell table:style-name="Default"/>
          <table:table-cell table:formula="of:=[.E86]" office:value-type="percentage" office:value="0.016435016669032" calcext:value-type="percentage">
            <text:p>1.64%</text:p>
          </table:table-cell>
          <table:table-cell table:style-name="ce40" table:formula="of:=[.E129]" office:value-type="percentage" office:value="0.0157722730027605" calcext:value-type="percentage">
            <text:p>1.58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table:style-name="ce22" office:value-type="string" calcext:value-type="string">
            <text:p>LOX DISPLACEMENT</text:p>
          </table:table-cell>
          <table:table-cell table:style-name="Default"/>
          <table:table-cell table:formula="of:=[.E87]" office:value-type="percentage" office:value="0.0292820056740367" calcext:value-type="percentage">
            <text:p>2.93%</text:p>
          </table:table-cell>
          <table:table-cell table:style-name="ce40" table:formula="of:=[.E130]" office:value-type="percentage" office:value="0.0178511964325897" calcext:value-type="percentage">
            <text:p>1.79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table:style-name="ce22" office:value-type="string" calcext:value-type="string">
            <text:p>PBX DISPLACEMENT</text:p>
          </table:table-cell>
          <table:table-cell table:style-name="Default"/>
          <table:table-cell table:formula="of:=[.E88]" office:value-type="percentage" office:value="0.0215430400401466" calcext:value-type="percentage">
            <text:p>2.15%</text:p>
          </table:table-cell>
          <table:table-cell table:style-name="ce40" table:formula="of:=[.E131]" office:value-type="percentage" office:value="0.0204949792211554" calcext:value-type="percentage">
            <text:p>2.05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office:value-type="string" calcext:value-type="string">
            <text:p>PMX DISPLACEMENT</text:p>
          </table:table-cell>
          <table:table-cell table:style-name="Default"/>
          <table:table-cell table:formula="of:=[.E89]" office:value-type="percentage" office:value="0.0302629271749402" calcext:value-type="percentage">
            <text:p>3.03%</text:p>
          </table:table-cell>
          <table:table-cell table:style-name="ce40" table:formula="of:=[.E132]" office:value-type="percentage" office:value="0.0157065580999849" calcext:value-type="percentage">
            <text:p>1.57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office:value-type="string" calcext:value-type="string">
            <text:p>CX DISPLACEMENT</text:p>
          </table:table-cell>
          <table:table-cell table:style-name="Default"/>
          <table:table-cell table:formula="of:=[.E90]" office:value-type="percentage" office:value="0.0262806344040719" calcext:value-type="percentage">
            <text:p>2.63%</text:p>
          </table:table-cell>
          <table:table-cell table:style-name="ce40" table:formula="of:=[.E133]" office:value-type="percentage" office:value="0.0288644287803153" calcext:value-type="percentage">
            <text:p>2.89%</text:p>
          </table:table-cell>
          <table:table-cell table:number-columns-repeated="56"/>
        </table:table-row>
        <calcext:conditional-formats>
          <calcext:conditional-format calcext:target-range-address="Results_Table.D19:Results_Table.E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sults_Table.E79:Results_Table.E90 Results_Table.E49:Results_Table.E72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Results_Table.E122:Results_Table.E133 Results_Table.E92:Results_Table.E115">
            <calcext:color-scale>
              <calcext:color-scale-entry calcext:value="0" calcext:type="minimum" calcext:color="#158466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Results_Table.E73:Results_Table.E78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Results_Table.E116:Results_Table.E121">
            <calcext:color-scale>
              <calcext:color-scale-entry calcext:value="0" calcext:type="minimum" calcext:color="#158466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Results_Table.E49:Results_Table.E90">
            <calcext:color-scale>
              <calcext:color-scale-entry calcext:value="0" calcext:type="minimum" calcext:color="#ec9ba4"/>
              <calcext:color-scale-entry calcext:value="50" calcext:type="percentile" calcext:color="#ffe994"/>
              <calcext:color-scale-entry calcext:value="0" calcext:type="maximum" calcext:color="#afd09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1" loext:min-decimal-places="1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14" loext:min-decimal-places="14" number:min-integer-digits="1"/>
    </number:number-style>
    <number:number-style style:name="N133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 style:data-style-name="N2" text:time-value="17:32:31.6994296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5-23T17:34:21.186798639</dc:date>
    <meta:editing-duration>P3DT4H20M46S</meta:editing-duration>
    <meta:editing-cycles>124</meta:editing-cycles>
    <meta:generator>LibreOffice/6.4.2.2$MacOSX_X86_64 LibreOffice_project/4e471d8c02c9c90f512f7f9ead8875b57fcb1ec3</meta:generator>
    <meta:document-statistic meta:table-count="3" meta:cell-count="5209" meta:object-count="30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fill="solid" draw:fill-color="#ffffff"/>
      <style:text-properties fo:font-size="2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ink-data-style-to-source="true" chart:axis-position="0" style:rotation-angle="45"/>
      <style:graphic-properties draw:stroke="none" svg:stroke-color="#b3b3b3"/>
      <style:paragraph-properties style:writing-mode="rl-tb"/>
      <style:text-properties fo:font-size="16pt" style:font-size-asian="10pt" style:font-size-complex="10pt"/>
    </style:style>
    <style:style style:name="ch5" style:family="chart">
      <style:chart-properties style:rotation-angle="0"/>
      <style:graphic-properties draw:fill-gradient-name="Past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uquet" draw:gradient-step-count="0"/>
      <style:text-properties fo:font-size="20pt" style:font-size-asian="9pt" style:font-size-complex="9pt"/>
    </style:style>
    <style:style style:name="ch6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style:font-size-asian="10pt" style:font-size-complex="10pt"/>
    </style:style>
    <style:style style:name="ch7" style:family="chart">
      <style:chart-properties style:rotation-angle="90"/>
      <style:text-properties fo:font-size="2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link-data-style-to-source="true"/>
      <style:graphic-properties draw:fill-color="#ffd7d7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b4c7dc"/>
    </style:style>
    <style:style style:name="ch11" style:family="chart">
      <style:chart-properties chart:solid-type="cuboid"/>
    </style:style>
    <style:style style:name="ch12" style:family="chart">
      <style:chart-properties chart:solid-type="cuboid"/>
      <style:graphic-properties draw:fill-color="#ffbf00"/>
    </style:style>
    <style:style style:name="ch13" style:family="chart" style:data-style-name="N11">
      <style:chart-properties chart:link-data-style-to-source="true"/>
      <style:graphic-properties draw:fill="hatch" draw:fill-color="#ff420e" draw:fill-hatch-name="Black_20_45_20_Degrees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48.675cm" svg:height="25.807cm" xlink:href=".." xlink:type="simple" chart:class="chart:bar" chart:style-name="ch1">
        <chart:legend chart:legend-position="end" svg:x="22.271cm" svg:y="1.839cm" style:legend-expansion="custom" chartooo:width="6.981cm" chartooo:height="2.159cm" style:legend-expansion-aspect-ratio="3.23344140805929" chart:style-name="ch2"/>
        <chart:plot-area chart:style-name="ch3" table:cell-range-address="RESULTS.C28:RESULTS.C93 RESULTS.E27:RESULTS.F93" chart:data-source-has-labels="both" svg:x="2.204cm" svg:y="0.211cm" svg:width="45.601cm" svg:height="20.274cm">
          <chartooo:coordinate-region svg:x="4.598cm" svg:y="0.513cm" svg:width="43.207cm" svg:height="15.361cm"/>
          <chart:axis chart:dimension="x" chart:name="primary-x" chart:style-name="ch4" chartooo:axis-type="auto">
            <chartooo:date-scale/>
            <chart:title svg:x="23.388cm" svg:y="22.7cm" chart:style-name="ch5">
              <text:p>Configuration</text:p>
            </chart:title>
            <chart:categories table:cell-range-address="RESULTS.C28:RESULTS.C93"/>
          </chart:axis>
          <chart:axis chart:dimension="y" chart:name="primary-y" chart:style-name="ch6">
            <chart:title svg:x="0.704cm" svg:y="10.625cm" chart:style-name="ch7">
              <text:p>E    ,  E</text:p>
            </chart:title>
            <chart:grid chart:style-name="ch8" chart:class="major"/>
          </chart:axis>
          <chart:series chart:style-name="ch9" chart:values-cell-range-address="RESULTS.E28:RESULTS.E93" chart:label-cell-address="RESULTS.E27:RESULTS.E27" chart:class="chart:bar">
            <chart:data-point chart:style-name="ch10" chart:repeated="6"/>
            <chart:data-point chart:style-name="ch11" chart:repeated="37"/>
            <chart:data-point chart:repeated="5"/>
            <chart:data-point chart:style-name="ch12" chart:repeated="18"/>
          </chart:series>
          <chart:series chart:style-name="ch13" chart:values-cell-range-address="RESULTS.F28:RESULTS.F93" chart:label-cell-address="RESULTS.F27:RESULTS.F27" chart:class="chart:bar">
            <chart:data-point chart:repeated="6"/>
            <chart:data-point chart:style-name="ch11"/>
            <chart:data-point chart:repeated="16"/>
            <chart:data-point chart:style-name="ch11"/>
            <chart:data-point chart:repeated="8"/>
            <chart:data-point chart:style-name="ch11"/>
            <chart:data-point chart:repeated="3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</text:p>
                <draw:g>
                  <svg:desc>RESULTS.E27:RESULTS.E27</svg:desc>
                </draw:g>
              </table:table-cell>
              <table:table-cell office:value-type="string">
                <text:p>E</text:p>
                <draw:g>
                  <svg:desc>RESULTS.F27:RESULTS.F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PX SWAP</text:p>
                <draw:g>
                  <svg:desc>RESULTS.C28:RESULTS.C93</svg:desc>
                </draw:g>
              </table:table-cell>
              <table:table-cell office:value-type="float" office:value="0.225215385405727">
                <text:p>0.225215385405727</text:p>
                <draw:g>
                  <svg:desc>RESULTS.E28:RESULTS.E93</svg:desc>
                </draw:g>
              </table:table-cell>
              <table:table-cell office:value-type="float" office:value="0.175956718299494">
                <text:p>0.175956718299494</text:p>
                <draw:g>
                  <svg:desc>RESULTS.F28:RESULTS.F93</svg:desc>
                </draw:g>
              </table:table-cell>
            </table:table-row>
            <table:table-row>
              <table:table-cell office:value-type="string">
                <text:p>OPX SCRAMBLE</text:p>
              </table:table-cell>
              <table:table-cell office:value-type="float" office:value="0.473049408106442">
                <text:p>0.473049408106442</text:p>
              </table:table-cell>
              <table:table-cell office:value-type="float" office:value="0.408225088535671">
                <text:p>0.408225088535671</text:p>
              </table:table-cell>
            </table:table-row>
            <table:table-row>
              <table:table-cell office:value-type="string">
                <text:p>OPX SHIFT</text:p>
              </table:table-cell>
              <table:table-cell office:value-type="float" office:value="0.086575449621519">
                <text:p>0.086575449621519</text:p>
              </table:table-cell>
              <table:table-cell office:value-type="float" office:value="0.064596573083957">
                <text:p>0.064596573083957</text:p>
              </table:table-cell>
            </table:table-row>
            <table:table-row>
              <table:table-cell office:value-type="string">
                <text:p>OPX INVERSION</text:p>
              </table:table-cell>
              <table:table-cell office:value-type="float" office:value="0.0304337551738986">
                <text:p>0.0304337551738986</text:p>
              </table:table-cell>
              <table:table-cell office:value-type="float" office:value="0.0117053447473329">
                <text:p>0.0117053447473329</text:p>
              </table:table-cell>
            </table:table-row>
            <table:table-row>
              <table:table-cell office:value-type="string">
                <text:p>OPX INSERTION</text:p>
              </table:table-cell>
              <table:table-cell office:value-type="float" office:value="0.152210180531602">
                <text:p>0.152210180531602</text:p>
              </table:table-cell>
              <table:table-cell office:value-type="float" office:value="0.14421703692337">
                <text:p>0.14421703692337</text:p>
              </table:table-cell>
            </table:table-row>
            <table:table-row>
              <table:table-cell office:value-type="string">
                <text:p>OPX DISPLACEMENT</text:p>
              </table:table-cell>
              <table:table-cell office:value-type="float" office:value="0.0406035787773345">
                <text:p>0.0406035787773345</text:p>
              </table:table-cell>
              <table:table-cell office:value-type="float" office:value="0.0292463343362658">
                <text:p>0.0292463343362658</text:p>
              </table:table-cell>
            </table:table-row>
            <table:table-row>
              <table:table-cell office:value-type="string">
                <text:p>MX SWAP</text:p>
              </table:table-cell>
              <table:table-cell office:value-type="float" office:value="0.111032131113492">
                <text:p>0.111032131113492</text:p>
              </table:table-cell>
              <table:table-cell office:value-type="float" office:value="0.0932589136336271">
                <text:p>0.0932589136336271</text:p>
              </table:table-cell>
            </table:table-row>
            <table:table-row>
              <table:table-cell office:value-type="string">
                <text:p>MX SCRAMBLE</text:p>
              </table:table-cell>
              <table:table-cell office:value-type="float" office:value="0.153974919411553">
                <text:p>0.153974919411553</text:p>
              </table:table-cell>
              <table:table-cell office:value-type="float" office:value="0.153105892602315">
                <text:p>0.153105892602315</text:p>
              </table:table-cell>
            </table:table-row>
            <table:table-row>
              <table:table-cell office:value-type="string">
                <text:p>MX SHIFT</text:p>
              </table:table-cell>
              <table:table-cell office:value-type="float" office:value="0.0790605004234882">
                <text:p>0.0790605004234882</text:p>
              </table:table-cell>
              <table:table-cell office:value-type="float" office:value="0.0612758105070232">
                <text:p>0.0612758105070232</text:p>
              </table:table-cell>
            </table:table-row>
            <table:table-row>
              <table:table-cell office:value-type="string">
                <text:p>MX INVERSION</text:p>
              </table:table-cell>
              <table:table-cell office:value-type="float" office:value="0.00966881656076801">
                <text:p>0.00966881656076801</text:p>
              </table:table-cell>
              <table:table-cell office:value-type="float" office:value="0.000966276673094462">
                <text:p>0.000966276673094462</text:p>
              </table:table-cell>
            </table:table-row>
            <table:table-row>
              <table:table-cell office:value-type="string">
                <text:p>MX INSERTION</text:p>
              </table:table-cell>
              <table:table-cell office:value-type="float" office:value="0.129902292752054">
                <text:p>0.129902292752054</text:p>
              </table:table-cell>
              <table:table-cell office:value-type="float" office:value="0.112673220851628">
                <text:p>0.112673220851628</text:p>
              </table:table-cell>
            </table:table-row>
            <table:table-row>
              <table:table-cell office:value-type="string">
                <text:p>MX DISPLACEMENT</text:p>
              </table:table-cell>
              <table:table-cell office:value-type="float" office:value="0.0250629141405696">
                <text:p>0.0250629141405696</text:p>
              </table:table-cell>
              <table:table-cell office:value-type="float" office:value="0.0165244404106114">
                <text:p>0.0165244404106114</text:p>
              </table:table-cell>
            </table:table-row>
            <table:table-row>
              <table:table-cell office:value-type="string">
                <text:p>OBX SWAP</text:p>
              </table:table-cell>
              <table:table-cell office:value-type="float" office:value="0.230131255412652">
                <text:p>0.230131255412652</text:p>
              </table:table-cell>
              <table:table-cell office:value-type="float" office:value="0.242026080461142">
                <text:p>0.242026080461142</text:p>
              </table:table-cell>
            </table:table-row>
            <table:table-row>
              <table:table-cell office:value-type="string">
                <text:p>OBX SCRAMBLE</text:p>
              </table:table-cell>
              <table:table-cell office:value-type="float" office:value="0.24025185381966">
                <text:p>0.24025185381966</text:p>
              </table:table-cell>
              <table:table-cell office:value-type="float" office:value="0.237237402527874">
                <text:p>0.237237402527874</text:p>
              </table:table-cell>
            </table:table-row>
            <table:table-row>
              <table:table-cell office:value-type="string">
                <text:p>OBX SHIFT</text:p>
              </table:table-cell>
              <table:table-cell office:value-type="float" office:value="0.207628245057309">
                <text:p>0.207628245057309</text:p>
              </table:table-cell>
              <table:table-cell office:value-type="float" office:value="0.203036744263192">
                <text:p>0.203036744263192</text:p>
              </table:table-cell>
            </table:table-row>
            <table:table-row>
              <table:table-cell office:value-type="string">
                <text:p>OBX INVERSION</text:p>
              </table:table-cell>
              <table:table-cell office:value-type="float" office:value="0.153088709781566">
                <text:p>0.153088709781566</text:p>
              </table:table-cell>
              <table:table-cell office:value-type="float" office:value="0.127952849387018">
                <text:p>0.127952849387018</text:p>
              </table:table-cell>
            </table:table-row>
            <table:table-row>
              <table:table-cell office:value-type="string">
                <text:p>OBX INSERTION</text:p>
              </table:table-cell>
              <table:table-cell office:value-type="float" office:value="0.224649958522873">
                <text:p>0.224649958522873</text:p>
              </table:table-cell>
              <table:table-cell office:value-type="float" office:value="0.228106687436015">
                <text:p>0.228106687436015</text:p>
              </table:table-cell>
            </table:table-row>
            <table:table-row>
              <table:table-cell office:value-type="string">
                <text:p>OBX DISPLACEMENT</text:p>
              </table:table-cell>
              <table:table-cell office:value-type="float" office:value="0.185150340548837">
                <text:p>0.185150340548837</text:p>
              </table:table-cell>
              <table:table-cell office:value-type="float" office:value="0.165475553303213">
                <text:p>0.165475553303213</text:p>
              </table:table-cell>
            </table:table-row>
            <table:table-row>
              <table:table-cell office:value-type="string">
                <text:p>OX SWAP</text:p>
              </table:table-cell>
              <table:table-cell office:value-type="float" office:value="0.021318281931217">
                <text:p>0.021318281931217</text:p>
              </table:table-cell>
              <table:table-cell office:value-type="float" office:value="0.00846759614642881">
                <text:p>0.00846759614642881</text:p>
              </table:table-cell>
            </table:table-row>
            <table:table-row>
              <table:table-cell office:value-type="string">
                <text:p>OX SCRAMBLE</text:p>
              </table:table-cell>
              <table:table-cell office:value-type="float" office:value="0.0155800402205076">
                <text:p>0.0155800402205076</text:p>
              </table:table-cell>
              <table:table-cell office:value-type="float" office:value="0.00695072394121588">
                <text:p>0.00695072394121588</text:p>
              </table:table-cell>
            </table:table-row>
            <table:table-row>
              <table:table-cell office:value-type="string">
                <text:p>OX SHIFT</text:p>
              </table:table-cell>
              <table:table-cell office:value-type="float" office:value="0.0210055642575672">
                <text:p>0.0210055642575672</text:p>
              </table:table-cell>
              <table:table-cell office:value-type="float" office:value="0.00951992545583698">
                <text:p>0.00951992545583698</text:p>
              </table:table-cell>
            </table:table-row>
            <table:table-row>
              <table:table-cell office:value-type="string">
                <text:p>OX INVERSION</text:p>
              </table:table-cell>
              <table:table-cell office:value-type="float" office:value="0.00990533034315376">
                <text:p>0.00990533034315376</text:p>
              </table:table-cell>
              <table:table-cell office:value-type="float" office:value="0.00173992232421701">
                <text:p>0.00173992232421701</text:p>
              </table:table-cell>
            </table:table-row>
            <table:table-row>
              <table:table-cell office:value-type="string">
                <text:p>OX INSERTION</text:p>
              </table:table-cell>
              <table:table-cell office:value-type="float" office:value="0.022155722397968">
                <text:p>0.022155722397968</text:p>
              </table:table-cell>
              <table:table-cell office:value-type="float" office:value="0.0117829297875248">
                <text:p>0.0117829297875248</text:p>
              </table:table-cell>
            </table:table-row>
            <table:table-row>
              <table:table-cell office:value-type="string">
                <text:p>OX DISPLACEMENT</text:p>
              </table:table-cell>
              <table:table-cell office:value-type="float" office:value="0.0164350166690319">
                <text:p>0.0164350166690319</text:p>
              </table:table-cell>
              <table:table-cell office:value-type="float" office:value="0.015772273002761">
                <text:p>0.015772273002761</text:p>
              </table:table-cell>
            </table:table-row>
            <table:table-row>
              <table:table-cell office:value-type="string">
                <text:p>LOX SWAP</text:p>
              </table:table-cell>
              <table:table-cell office:value-type="float" office:value="0.0864403186048973">
                <text:p>0.0864403186048973</text:p>
              </table:table-cell>
              <table:table-cell office:value-type="float" office:value="0.077728586615765">
                <text:p>0.077728586615765</text:p>
              </table:table-cell>
            </table:table-row>
            <table:table-row>
              <table:table-cell office:value-type="string">
                <text:p>LOX SCRAMBLE</text:p>
              </table:table-cell>
              <table:table-cell office:value-type="float" office:value="0.0872553429309414">
                <text:p>0.0872553429309414</text:p>
              </table:table-cell>
              <table:table-cell office:value-type="float" office:value="0.0912594625315163">
                <text:p>0.0912594625315163</text:p>
              </table:table-cell>
            </table:table-row>
            <table:table-row>
              <table:table-cell office:value-type="string">
                <text:p>LOX SHIFT</text:p>
              </table:table-cell>
              <table:table-cell office:value-type="float" office:value="0.0925414760531153">
                <text:p>0.0925414760531153</text:p>
              </table:table-cell>
              <table:table-cell office:value-type="float" office:value="0.0796332027529849">
                <text:p>0.0796332027529849</text:p>
              </table:table-cell>
            </table:table-row>
            <table:table-row>
              <table:table-cell office:value-type="string">
                <text:p>LOX INVERSION</text:p>
              </table:table-cell>
              <table:table-cell office:value-type="float" office:value="0.0102409811145882">
                <text:p>0.0102409811145882</text:p>
              </table:table-cell>
              <table:table-cell office:value-type="float" office:value="0.00336867296759815">
                <text:p>0.00336867296759815</text:p>
              </table:table-cell>
            </table:table-row>
            <table:table-row>
              <table:table-cell office:value-type="string">
                <text:p>LOX INSERTION</text:p>
              </table:table-cell>
              <table:table-cell office:value-type="float" office:value="0.0948368129652243">
                <text:p>0.0948368129652243</text:p>
              </table:table-cell>
              <table:table-cell office:value-type="float" office:value="0.0915096076716535">
                <text:p>0.0915096076716535</text:p>
              </table:table-cell>
            </table:table-row>
            <table:table-row>
              <table:table-cell office:value-type="string">
                <text:p>LOX DISPLACEMENT</text:p>
              </table:table-cell>
              <table:table-cell office:value-type="float" office:value="0.0292820056740372">
                <text:p>0.0292820056740372</text:p>
              </table:table-cell>
              <table:table-cell office:value-type="float" office:value="0.0178511964325895">
                <text:p>0.0178511964325895</text:p>
              </table:table-cell>
            </table:table-row>
            <table:table-row>
              <table:table-cell office:value-type="string">
                <text:p>PBX SWAP</text:p>
              </table:table-cell>
              <table:table-cell office:value-type="float" office:value="0.138768393622433">
                <text:p>0.138768393622433</text:p>
              </table:table-cell>
              <table:table-cell office:value-type="float" office:value="0.0992641976737143">
                <text:p>0.0992641976737143</text:p>
              </table:table-cell>
            </table:table-row>
            <table:table-row>
              <table:table-cell office:value-type="string">
                <text:p>PBX SCRAMBLE</text:p>
              </table:table-cell>
              <table:table-cell office:value-type="float" office:value="0.195007550733225">
                <text:p>0.195007550733225</text:p>
              </table:table-cell>
              <table:table-cell office:value-type="float" office:value="0.177857420140006">
                <text:p>0.177857420140006</text:p>
              </table:table-cell>
            </table:table-row>
            <table:table-row>
              <table:table-cell office:value-type="string">
                <text:p>PBX SHIFT</text:p>
              </table:table-cell>
              <table:table-cell office:value-type="float" office:value="0.0958276414676351">
                <text:p>0.0958276414676351</text:p>
              </table:table-cell>
              <table:table-cell office:value-type="float" office:value="0.115593024318582">
                <text:p>0.115593024318582</text:p>
              </table:table-cell>
            </table:table-row>
            <table:table-row>
              <table:table-cell office:value-type="string">
                <text:p>PBX INVERSION</text:p>
              </table:table-cell>
              <table:table-cell office:value-type="float" office:value="0.0210382355225026">
                <text:p>0.0210382355225026</text:p>
              </table:table-cell>
              <table:table-cell office:value-type="float" office:value="0.019878050582365">
                <text:p>0.019878050582365</text:p>
              </table:table-cell>
            </table:table-row>
            <table:table-row>
              <table:table-cell office:value-type="string">
                <text:p>PBX INSERTION</text:p>
              </table:table-cell>
              <table:table-cell office:value-type="float" office:value="0.156684411147152">
                <text:p>0.156684411147152</text:p>
              </table:table-cell>
              <table:table-cell office:value-type="float" office:value="0.0950294446814387">
                <text:p>0.0950294446814387</text:p>
              </table:table-cell>
            </table:table-row>
            <table:table-row>
              <table:table-cell office:value-type="string">
                <text:p>PBX DISPLACEMENT</text:p>
              </table:table-cell>
              <table:table-cell office:value-type="float" office:value="0.0262806344040718">
                <text:p>0.0262806344040718</text:p>
              </table:table-cell>
              <table:table-cell office:value-type="float" office:value="0.0288644287803149">
                <text:p>0.0288644287803149</text:p>
              </table:table-cell>
            </table:table-row>
            <table:table-row>
              <table:table-cell office:value-type="string">
                <text:p>PMX SWAP</text:p>
              </table:table-cell>
              <table:table-cell office:value-type="float" office:value="0.200660648964203">
                <text:p>0.200660648964203</text:p>
              </table:table-cell>
              <table:table-cell office:value-type="float" office:value="0.157730714403486">
                <text:p>0.157730714403486</text:p>
              </table:table-cell>
            </table:table-row>
            <table:table-row>
              <table:table-cell office:value-type="string">
                <text:p>PMX SCRAMBLE</text:p>
              </table:table-cell>
              <table:table-cell office:value-type="float" office:value="0.17664778075717">
                <text:p>0.17664778075717</text:p>
              </table:table-cell>
              <table:table-cell office:value-type="float" office:value="0.15170985450949">
                <text:p>0.15170985450949</text:p>
              </table:table-cell>
            </table:table-row>
            <table:table-row>
              <table:table-cell office:value-type="string">
                <text:p>PMX SHIFT</text:p>
              </table:table-cell>
              <table:table-cell office:value-type="float" office:value="0.080038266843848">
                <text:p>0.080038266843848</text:p>
              </table:table-cell>
              <table:table-cell office:value-type="float" office:value="0.0604892943721267">
                <text:p>0.0604892943721267</text:p>
              </table:table-cell>
            </table:table-row>
            <table:table-row>
              <table:table-cell office:value-type="string">
                <text:p>PMX INVERSION</text:p>
              </table:table-cell>
              <table:table-cell office:value-type="float" office:value="0.020783852643475">
                <text:p>0.020783852643475</text:p>
              </table:table-cell>
              <table:table-cell office:value-type="float" office:value="0.0155960428097092">
                <text:p>0.0155960428097092</text:p>
              </table:table-cell>
            </table:table-row>
            <table:table-row>
              <table:table-cell office:value-type="string">
                <text:p>PMX INSERTION</text:p>
              </table:table-cell>
              <table:table-cell office:value-type="float" office:value="0.100720907370048">
                <text:p>0.100720907370048</text:p>
              </table:table-cell>
              <table:table-cell office:value-type="float" office:value="0.0776699365481831">
                <text:p>0.0776699365481831</text:p>
              </table:table-cell>
            </table:table-row>
            <table:table-row>
              <table:table-cell office:value-type="string">
                <text:p>PMX DISPLACEMENT</text:p>
              </table:table-cell>
              <table:table-cell office:value-type="float" office:value="0.0215430400401465">
                <text:p>0.0215430400401465</text:p>
              </table:table-cell>
              <table:table-cell office:value-type="float" office:value="0.0204949792211554">
                <text:p>0.0204949792211554</text:p>
              </table:table-cell>
            </table:table-row>
            <table:table-row>
              <table:table-cell office:value-type="string">
                <text:p>CX SWAP</text:p>
              </table:table-cell>
              <table:table-cell office:value-type="float" office:value="0.193352467242212">
                <text:p>0.193352467242212</text:p>
              </table:table-cell>
              <table:table-cell office:value-type="float" office:value="0.149906910742151">
                <text:p>0.149906910742151</text:p>
              </table:table-cell>
            </table:table-row>
            <table:table-row>
              <table:table-cell office:value-type="string">
                <text:p>CX SCRAMBLE</text:p>
              </table:table-cell>
              <table:table-cell office:value-type="float" office:value="0.298183867155361">
                <text:p>0.298183867155361</text:p>
              </table:table-cell>
              <table:table-cell office:value-type="float" office:value="0.299018931009802">
                <text:p>0.299018931009802</text:p>
              </table:table-cell>
            </table:table-row>
            <table:table-row>
              <table:table-cell office:value-type="string">
                <text:p>CX SHIFT</text:p>
              </table:table-cell>
              <table:table-cell office:value-type="float" office:value="0.0708805830421593">
                <text:p>0.0708805830421593</text:p>
              </table:table-cell>
              <table:table-cell office:value-type="float" office:value="0.0680419373519489">
                <text:p>0.0680419373519489</text:p>
              </table:table-cell>
            </table:table-row>
            <table:table-row>
              <table:table-cell office:value-type="string">
                <text:p>CX INVERSION</text:p>
              </table:table-cell>
              <table:table-cell office:value-type="float" office:value="0.0253571802130789">
                <text:p>0.0253571802130789</text:p>
              </table:table-cell>
              <table:table-cell office:value-type="float" office:value="0.0142746453309431">
                <text:p>0.0142746453309431</text:p>
              </table:table-cell>
            </table:table-row>
            <table:table-row>
              <table:table-cell office:value-type="string">
                <text:p>CX INSERTION</text:p>
              </table:table-cell>
              <table:table-cell office:value-type="float" office:value="0.11244606826508">
                <text:p>0.11244606826508</text:p>
              </table:table-cell>
              <table:table-cell office:value-type="float" office:value="0.113949021622659">
                <text:p>0.113949021622659</text:p>
              </table:table-cell>
            </table:table-row>
            <table:table-row>
              <table:table-cell office:value-type="string">
                <text:p>CX DISPLACEMENT</text:p>
              </table:table-cell>
              <table:table-cell office:value-type="float" office:value="0.0302629271749398">
                <text:p>0.0302629271749398</text:p>
              </table:table-cell>
              <table:table-cell office:value-type="float" office:value="0.0157065580999854">
                <text:p>0.0157065580999854</text:p>
              </table:table-cell>
            </table:table-row>
            <table:table-row>
              <table:table-cell office:value-type="string">
                <text:p>AEX SWAP </text:p>
              </table:table-cell>
              <table:table-cell office:value-type="float" office:value="0.519278238010837">
                <text:p>0.519278238010837</text:p>
              </table:table-cell>
              <table:table-cell office:value-type="float" office:value="0.416813869696011">
                <text:p>0.416813869696011</text:p>
              </table:table-cell>
            </table:table-row>
            <table:table-row>
              <table:table-cell office:value-type="string">
                <text:p>AEX SCRAMBLE </text:p>
              </table:table-cell>
              <table:table-cell office:value-type="float" office:value="0.529749733075135">
                <text:p>0.529749733075135</text:p>
              </table:table-cell>
              <table:table-cell office:value-type="float" office:value="0.428081911254984">
                <text:p>0.428081911254984</text:p>
              </table:table-cell>
            </table:table-row>
            <table:table-row>
              <table:table-cell office:value-type="string">
                <text:p>AEX SHIFT </text:p>
              </table:table-cell>
              <table:table-cell office:value-type="float" office:value="0.509663124030055">
                <text:p>0.509663124030055</text:p>
              </table:table-cell>
              <table:table-cell office:value-type="float" office:value="0.422675824160269">
                <text:p>0.422675824160269</text:p>
              </table:table-cell>
            </table:table-row>
            <table:table-row>
              <table:table-cell office:value-type="string">
                <text:p>AEX INVERSION </text:p>
              </table:table-cell>
              <table:table-cell office:value-type="float" office:value="0.5312507644333">
                <text:p>0.5312507644333</text:p>
              </table:table-cell>
              <table:table-cell office:value-type="float" office:value="0.398037929302418">
                <text:p>0.398037929302418</text:p>
              </table:table-cell>
            </table:table-row>
            <table:table-row>
              <table:table-cell office:value-type="string">
                <text:p>AEX INSERTION</text:p>
              </table:table-cell>
              <table:table-cell office:value-type="float" office:value="0.518270961088116">
                <text:p>0.518270961088116</text:p>
              </table:table-cell>
              <table:table-cell office:value-type="float" office:value="0.414909177104088">
                <text:p>0.414909177104088</text:p>
              </table:table-cell>
            </table:table-row>
            <table:table-row>
              <table:table-cell office:value-type="string">
                <text:p>AEX DISPLACEMENT</text:p>
              </table:table-cell>
              <table:table-cell office:value-type="float" office:value="0.537706971386522">
                <text:p>0.537706971386522</text:p>
              </table:table-cell>
              <table:table-cell office:value-type="float" office:value="0.404663761312056">
                <text:p>0.404663761312056</text:p>
              </table:table-cell>
            </table:table-row>
            <table:table-row>
              <table:table-cell office:value-type="string">
                <text:p>ERX SWAP </text:p>
              </table:table-cell>
              <table:table-cell office:value-type="float" office:value="0.0203676912043142">
                <text:p>0.0203676912043142</text:p>
              </table:table-cell>
              <table:table-cell office:value-type="float" office:value="0.0100572077770714">
                <text:p>0.0100572077770714</text:p>
              </table:table-cell>
            </table:table-row>
            <table:table-row>
              <table:table-cell office:value-type="string">
                <text:p>ERX SCRAMBLE</text:p>
              </table:table-cell>
              <table:table-cell office:value-type="float" office:value="0.0156066084059703">
                <text:p>0.0156066084059703</text:p>
              </table:table-cell>
              <table:table-cell office:value-type="float" office:value="0.00385654875514613">
                <text:p>0.00385654875514613</text:p>
              </table:table-cell>
            </table:table-row>
            <table:table-row>
              <table:table-cell office:value-type="string">
                <text:p>ERX SHIFT</text:p>
              </table:table-cell>
              <table:table-cell office:value-type="float" office:value="0.0146653096655988">
                <text:p>0.0146653096655988</text:p>
              </table:table-cell>
              <table:table-cell office:value-type="float" office:value="0.00153551622073084">
                <text:p>0.00153551622073084</text:p>
              </table:table-cell>
            </table:table-row>
            <table:table-row>
              <table:table-cell office:value-type="string">
                <text:p>ERX INVERSION</text:p>
              </table:table-cell>
              <table:table-cell office:value-type="float" office:value="0.0186346154413793">
                <text:p>0.0186346154413793</text:p>
              </table:table-cell>
              <table:table-cell office:value-type="float" office:value="0.00412212096990071">
                <text:p>0.00412212096990071</text:p>
              </table:table-cell>
            </table:table-row>
            <table:table-row>
              <table:table-cell office:value-type="string">
                <text:p>ERX INSERTION</text:p>
              </table:table-cell>
              <table:table-cell office:value-type="float" office:value="0.0136343073621602">
                <text:p>0.0136343073621602</text:p>
              </table:table-cell>
              <table:table-cell office:value-type="float" office:value="0.00380026180080103">
                <text:p>0.00380026180080103</text:p>
              </table:table-cell>
            </table:table-row>
            <table:table-row>
              <table:table-cell office:value-type="string">
                <text:p>ERX DISPLACEMENT</text:p>
              </table:table-cell>
              <table:table-cell office:value-type="float" office:value="0.0123019440009892">
                <text:p>0.0123019440009892</text:p>
              </table:table-cell>
              <table:table-cell office:value-type="float" office:value="0.00291114133429001">
                <text:p>0.00291114133429001</text:p>
              </table:table-cell>
            </table:table-row>
            <table:table-row>
              <table:table-cell office:value-type="string">
                <text:p>HX SWAP</text:p>
              </table:table-cell>
              <table:table-cell office:value-type="float" office:value="0.0271105119205111">
                <text:p>0.0271105119205111</text:p>
              </table:table-cell>
              <table:table-cell office:value-type="float" office:value="0.00865234069214434">
                <text:p>0.00865234069214434</text:p>
              </table:table-cell>
            </table:table-row>
            <table:table-row>
              <table:table-cell office:value-type="string">
                <text:p>HX SCRAMBLE</text:p>
              </table:table-cell>
              <table:table-cell office:value-type="float" office:value="0.0228860848762386">
                <text:p>0.0228860848762386</text:p>
              </table:table-cell>
              <table:table-cell office:value-type="float" office:value="0.0105018753428122">
                <text:p>0.0105018753428122</text:p>
              </table:table-cell>
            </table:table-row>
            <table:table-row>
              <table:table-cell office:value-type="string">
                <text:p>HX SHIFT</text:p>
              </table:table-cell>
              <table:table-cell office:value-type="float" office:value="0.0258980245138272">
                <text:p>0.0258980245138272</text:p>
              </table:table-cell>
              <table:table-cell office:value-type="float" office:value="0.0128962440099581">
                <text:p>0.0128962440099581</text:p>
              </table:table-cell>
            </table:table-row>
            <table:table-row>
              <table:table-cell office:value-type="string">
                <text:p>HX INVERSION</text:p>
              </table:table-cell>
              <table:table-cell office:value-type="float" office:value="0.0100443814674435">
                <text:p>0.0100443814674435</text:p>
              </table:table-cell>
              <table:table-cell office:value-type="float" office:value="0.00175553332718929">
                <text:p>0.00175553332718929</text:p>
              </table:table-cell>
            </table:table-row>
            <table:table-row>
              <table:table-cell office:value-type="string">
                <text:p>HX INSERTION</text:p>
              </table:table-cell>
              <table:table-cell office:value-type="float" office:value="0.0228074866255647">
                <text:p>0.0228074866255647</text:p>
              </table:table-cell>
              <table:table-cell office:value-type="float" office:value="0.00927158114732047">
                <text:p>0.00927158114732047</text:p>
              </table:table-cell>
            </table:table-row>
            <table:table-row>
              <table:table-cell office:value-type="string">
                <text:p>HX DISPLACEMENT</text:p>
              </table:table-cell>
              <table:table-cell office:value-type="float" office:value="0.0255517857297166">
                <text:p>0.0255517857297166</text:p>
              </table:table-cell>
              <table:table-cell office:value-type="float" office:value="0.00792190666774948">
                <text:p>0.007921906667749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hatch draw:name="Black_20_45_20_Degrees" draw:display-name="Black 45 Degrees" draw:style="single" draw:color="#000000" draw:distance="0.102cm" draw:rotation="450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fill="solid" draw:fill-color="#ffffff"/>
      <style:text-properties fo:font-size="15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ink-data-style-to-source="true" chart:axis-position="0" style:rotation-angle="45"/>
      <style:graphic-properties draw:stroke="none" svg:stroke-color="#b3b3b3"/>
      <style:paragraph-properties style:writing-mode="rl-tb"/>
      <style:text-properties fo:font-size="14pt" style:font-size-asian="10pt" style:font-size-complex="10pt"/>
    </style:style>
    <style:style style:name="ch5" style:family="chart">
      <style:chart-properties style:rotation-angle="0"/>
      <style:graphic-properties draw:fill-gradient-name="Past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uquet" draw:gradient-step-count="0"/>
      <style:text-properties fo:font-size="20pt" style:font-size-asian="9pt" style:font-size-complex="9pt"/>
    </style:style>
    <style:style style:name="ch6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style:font-size-asian="10pt" style:font-size-complex="10pt"/>
    </style:style>
    <style:style style:name="ch7" style:family="chart">
      <style:chart-properties style:rotation-angle="90"/>
      <style:text-properties fo:font-size="2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link-data-style-to-source="true"/>
      <style:graphic-properties draw:fill-color="#ffd7d7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chart-properties chart:solid-type="cuboid"/>
      <style:graphic-properties draw:fill-color="#bf0041"/>
    </style:style>
    <style:style style:name="ch12" style:family="chart" style:data-style-name="N11">
      <style:chart-properties chart:link-data-style-to-source="true"/>
      <style:graphic-properties draw:fill="hatch" draw:fill-color="#ff420e" draw:fill-hatch-name="Black_20_45_20_Degrees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348cm" svg:height="16.243cm" xlink:href=".." xlink:type="simple" chart:class="chart:bar" chart:style-name="ch1">
        <chart:legend chart:legend-position="end" svg:x="8.467cm" svg:y="1.371cm" style:legend-expansion="custom" chartooo:width="4.972cm" chartooo:height="2.029cm" style:legend-expansion-aspect-ratio="2.45046821094135" chart:style-name="ch2"/>
        <chart:plot-area chart:style-name="ch3" table:cell-range-address="RESULTS.C28:RESULTS.C33 RESULTS.E27:RESULTS.F33" chart:data-source-has-labels="both" svg:x="2.571cm" svg:y="2.13cm" svg:width="15.186cm" svg:height="12.042cm">
          <chartooo:coordinate-region svg:x="4.542cm" svg:y="2.431cm" svg:width="13.215cm" svg:height="7.625cm"/>
          <chart:axis chart:dimension="x" chart:name="primary-x" chart:style-name="ch4" chartooo:axis-type="auto">
            <chartooo:date-scale/>
            <chart:title svg:x="7.895cm" svg:y="14.173cm" chart:style-name="ch5">
              <text:p>Configuration</text:p>
            </chart:title>
            <chart:categories table:cell-range-address="RESULTS.C28:RESULTS.C33"/>
          </chart:axis>
          <chart:axis chart:dimension="y" chart:name="primary-y" chart:style-name="ch6">
            <chart:title svg:x="0.694cm" svg:y="7.783cm" chart:style-name="ch7">
              <text:p>E    ,  E</text:p>
            </chart:title>
            <chart:grid chart:style-name="ch8" chart:class="major"/>
          </chart:axis>
          <chart:series chart:style-name="ch9" chart:values-cell-range-address="RESULTS.E28:RESULTS.E33" chart:label-cell-address="RESULTS.E27:RESULTS.E27" chart:class="chart:bar">
            <chart:data-point chart:style-name="ch10" chart:repeated="3"/>
            <chart:data-point chart:style-name="ch11"/>
            <chart:data-point chart:style-name="ch10" chart:repeated="2"/>
          </chart:series>
          <chart:series chart:style-name="ch12" chart:values-cell-range-address="RESULTS.F28:RESULTS.F33" chart:label-cell-address="RESULTS.F27:RESULTS.F27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</text:p>
                <draw:g>
                  <svg:desc>RESULTS.E27:RESULTS.E27</svg:desc>
                </draw:g>
              </table:table-cell>
              <table:table-cell office:value-type="string">
                <text:p>E</text:p>
                <draw:g>
                  <svg:desc>RESULTS.F27:RESULTS.F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PX SWAP</text:p>
                <draw:g>
                  <svg:desc>RESULTS.C28:RESULTS.C33</svg:desc>
                </draw:g>
              </table:table-cell>
              <table:table-cell office:value-type="float" office:value="0.225215385405727">
                <text:p>0.225215385405727</text:p>
                <draw:g>
                  <svg:desc>RESULTS.E28:RESULTS.E33</svg:desc>
                </draw:g>
              </table:table-cell>
              <table:table-cell office:value-type="float" office:value="0.175956718299494">
                <text:p>0.175956718299494</text:p>
                <draw:g>
                  <svg:desc>RESULTS.F28:RESULTS.F33</svg:desc>
                </draw:g>
              </table:table-cell>
            </table:table-row>
            <table:table-row>
              <table:table-cell office:value-type="string">
                <text:p>OPX SCRAMBLE</text:p>
              </table:table-cell>
              <table:table-cell office:value-type="float" office:value="0.473049408106442">
                <text:p>0.473049408106442</text:p>
              </table:table-cell>
              <table:table-cell office:value-type="float" office:value="0.408225088535671">
                <text:p>0.408225088535671</text:p>
              </table:table-cell>
            </table:table-row>
            <table:table-row>
              <table:table-cell office:value-type="string">
                <text:p>OPX SHIFT</text:p>
              </table:table-cell>
              <table:table-cell office:value-type="float" office:value="0.086575449621519">
                <text:p>0.086575449621519</text:p>
              </table:table-cell>
              <table:table-cell office:value-type="float" office:value="0.064596573083957">
                <text:p>0.064596573083957</text:p>
              </table:table-cell>
            </table:table-row>
            <table:table-row>
              <table:table-cell office:value-type="string">
                <text:p>OPX INVERSION</text:p>
              </table:table-cell>
              <table:table-cell office:value-type="float" office:value="0.0304337551738986">
                <text:p>0.0304337551738986</text:p>
              </table:table-cell>
              <table:table-cell office:value-type="float" office:value="0.0117053447473329">
                <text:p>0.0117053447473329</text:p>
              </table:table-cell>
            </table:table-row>
            <table:table-row>
              <table:table-cell office:value-type="string">
                <text:p>OPX INSERTION</text:p>
              </table:table-cell>
              <table:table-cell office:value-type="float" office:value="0.152210180531602">
                <text:p>0.152210180531602</text:p>
              </table:table-cell>
              <table:table-cell office:value-type="float" office:value="0.14421703692337">
                <text:p>0.14421703692337</text:p>
              </table:table-cell>
            </table:table-row>
            <table:table-row>
              <table:table-cell office:value-type="string">
                <text:p>OPX DISPLACEMENT</text:p>
              </table:table-cell>
              <table:table-cell office:value-type="float" office:value="0.0406035787773345">
                <text:p>0.0406035787773345</text:p>
              </table:table-cell>
              <table:table-cell office:value-type="float" office:value="0.0292463343362658">
                <text:p>0.02924633433626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hatch draw:name="Black_20_45_20_Degrees" draw:display-name="Black 45 Degrees" draw:style="single" draw:color="#000000" draw:distance="0.102cm" draw:rotation="450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ink-data-style-to-source="true" chart:axis-position="0" style:rotation-angle="45"/>
      <style:graphic-properties draw:stroke="none" svg:stroke-color="#b3b3b3"/>
      <style:paragraph-properties style:writing-mode="rl-tb"/>
      <style:text-properties fo:font-size="14pt" style:font-size-asian="10pt" style:font-size-complex="10pt"/>
    </style:style>
    <style:style style:name="ch4" style:family="chart">
      <style:chart-properties chart:auto-position="true" style:rotation-angle="0"/>
      <style:graphic-properties draw:fill-gradient-name="Pastel_5f_5f_5f_5f_5f_5f_5f_20_5f_5f_5f_5f_5f_5f_5f_Bouquet" draw:gradient-step-count="0"/>
      <style:text-properties fo:font-size="20pt" style:font-size-asian="9pt" style:font-size-complex="9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style:font-size-asian="10pt" style:font-size-complex="10pt"/>
    </style:style>
    <style:style style:name="ch6" style:family="chart">
      <style:chart-properties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b4c7dc"/>
    </style:style>
    <style:style style:name="ch10" style:family="chart">
      <style:chart-properties chart:solid-type="cuboid"/>
      <style:graphic-properties draw:fill-color="#ffd7d7"/>
    </style:style>
    <style:style style:name="ch11" style:family="chart">
      <style:chart-properties chart:solid-type="cuboid"/>
      <style:graphic-properties draw:fill-color="#b7b3ca"/>
    </style:style>
    <style:style style:name="ch12" style:family="chart">
      <style:chart-properties chart:solid-type="cuboid"/>
      <style:graphic-properties draw:fill-color="#81aca6"/>
    </style:style>
    <style:style style:name="ch13" style:family="chart">
      <style:chart-properties chart:solid-type="cuboid"/>
      <style:graphic-properties draw:fill-color="#ec9ba4"/>
    </style:style>
    <style:style style:name="ch14" style:family="chart">
      <style:chart-properties chart:solid-type="cuboid"/>
      <style:graphic-properties draw:fill-color="#ffe99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1.153cm" svg:height="16.65cm" xlink:href=".." xlink:type="simple" chart:class="chart:bar" chart:style-name="ch1">
        <chart:plot-area chart:style-name="ch2" table:cell-range-address="RESULTS_2.C49:RESULTS_2.C90 RESULTS_2.E49:RESULTS_2.E90" chart:data-source-has-labels="column" svg:x="2.478cm" svg:y="0.333cm" svg:width="37.852cm" svg:height="14.359cm">
          <chartooo:coordinate-region svg:x="4.449cm" svg:y="0.333cm" svg:width="35.881cm" svg:height="9.912cm"/>
          <chart:axis chart:dimension="x" chart:name="primary-x" chart:style-name="ch3" chartooo:axis-type="auto">
            <chartooo:date-scale/>
            <chart:title svg:x="19.217cm" svg:y="15.025cm" chart:style-name="ch4">
              <text:p>Configuration</text:p>
            </chart:title>
            <chart:categories table:cell-range-address="RESULTS_2.C49:RESULTS_2.C90"/>
          </chart:axis>
          <chart:axis chart:dimension="y" chart:name="primary-y" chart:style-name="ch5">
            <chart:title svg:x="0.596cm" svg:y="6.866cm" chart:style-name="ch6">
              <text:p>E(opt)</text:p>
            </chart:title>
            <chart:grid chart:style-name="ch7" chart:class="major"/>
          </chart:axis>
          <chart:series chart:style-name="ch8" chart:values-cell-range-address="RESULTS_2.E49:RESULTS_2.E90" chart:class="chart:bar">
            <chart:data-point chart:style-name="ch9" chart:repeated="7"/>
            <chart:data-point chart:style-name="ch10" chart:repeated="7"/>
            <chart:data-point chart:style-name="ch11" chart:repeated="7"/>
            <chart:data-point chart:style-name="ch12" chart:repeated="7"/>
            <chart:data-point chart:style-name="ch13" chart:repeated="7"/>
            <chart:data-point chart:style-name="ch14"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MX SWAP</text:p>
                <draw:g>
                  <svg:desc>RESULTS_2.C49:RESULTS_2.C90</svg:desc>
                </draw:g>
              </table:table-cell>
              <table:table-cell office:value-type="float" office:value="0.111032131113492">
                <text:p>0.111032131113492</text:p>
                <draw:g>
                  <svg:desc>RESULTS_2.E49:RESULTS_2.E90</svg:desc>
                </draw:g>
              </table:table-cell>
            </table:table-row>
            <table:table-row>
              <table:table-cell office:value-type="string">
                <text:p>OBX SWAP</text:p>
              </table:table-cell>
              <table:table-cell office:value-type="float" office:value="0.230131255412652">
                <text:p>0.230131255412652</text:p>
              </table:table-cell>
            </table:table-row>
            <table:table-row>
              <table:table-cell office:value-type="string">
                <text:p>OX SWAP</text:p>
              </table:table-cell>
              <table:table-cell office:value-type="float" office:value="0.0213182819312172">
                <text:p>0.0213182819312172</text:p>
              </table:table-cell>
            </table:table-row>
            <table:table-row>
              <table:table-cell office:value-type="string">
                <text:p>LOX SWAP</text:p>
              </table:table-cell>
              <table:table-cell office:value-type="float" office:value="0.0864403186048971">
                <text:p>0.0864403186048971</text:p>
              </table:table-cell>
            </table:table-row>
            <table:table-row>
              <table:table-cell office:value-type="string">
                <text:p>PBX SWAP</text:p>
              </table:table-cell>
              <table:table-cell office:value-type="float" office:value="0.200660648964203">
                <text:p>0.200660648964203</text:p>
              </table:table-cell>
            </table:table-row>
            <table:table-row>
              <table:table-cell office:value-type="string">
                <text:p>PMX SWAP</text:p>
              </table:table-cell>
              <table:table-cell office:value-type="float" office:value="0.193352467242212">
                <text:p>0.193352467242212</text:p>
              </table:table-cell>
            </table:table-row>
            <table:table-row>
              <table:table-cell office:value-type="string">
                <text:p>CX SWAP</text:p>
              </table:table-cell>
              <table:table-cell office:value-type="float" office:value="0.138768393622433">
                <text:p>0.138768393622433</text:p>
              </table:table-cell>
            </table:table-row>
            <table:table-row>
              <table:table-cell office:value-type="string">
                <text:p>MX SCRAMBLE</text:p>
              </table:table-cell>
              <table:table-cell office:value-type="float" office:value="0.153974919411553">
                <text:p>0.153974919411553</text:p>
              </table:table-cell>
            </table:table-row>
            <table:table-row>
              <table:table-cell office:value-type="string">
                <text:p>OBX SCRAMBLE</text:p>
              </table:table-cell>
              <table:table-cell office:value-type="float" office:value="0.240251853819659">
                <text:p>0.240251853819659</text:p>
              </table:table-cell>
            </table:table-row>
            <table:table-row>
              <table:table-cell office:value-type="string">
                <text:p>OX SCRAMBLE</text:p>
              </table:table-cell>
              <table:table-cell office:value-type="float" office:value="0.0155800402205079">
                <text:p>0.0155800402205079</text:p>
              </table:table-cell>
            </table:table-row>
            <table:table-row>
              <table:table-cell office:value-type="string">
                <text:p>LOX SCRAMBLE</text:p>
              </table:table-cell>
              <table:table-cell office:value-type="float" office:value="0.0872553429309418">
                <text:p>0.0872553429309418</text:p>
              </table:table-cell>
            </table:table-row>
            <table:table-row>
              <table:table-cell office:value-type="string">
                <text:p>PBX SCRAMBLE</text:p>
              </table:table-cell>
              <table:table-cell office:value-type="float" office:value="0.17664778075717">
                <text:p>0.17664778075717</text:p>
              </table:table-cell>
            </table:table-row>
            <table:table-row>
              <table:table-cell office:value-type="string">
                <text:p>PMX SCRAMBLE</text:p>
              </table:table-cell>
              <table:table-cell office:value-type="float" office:value="0.298183867155362">
                <text:p>0.298183867155362</text:p>
              </table:table-cell>
            </table:table-row>
            <table:table-row>
              <table:table-cell office:value-type="string">
                <text:p>CX SCRAMBLE</text:p>
              </table:table-cell>
              <table:table-cell office:value-type="float" office:value="0.195007550733225">
                <text:p>0.195007550733225</text:p>
              </table:table-cell>
            </table:table-row>
            <table:table-row>
              <table:table-cell office:value-type="string">
                <text:p>MX SHIFT</text:p>
              </table:table-cell>
              <table:table-cell office:value-type="float" office:value="0.0790605004234887">
                <text:p>0.0790605004234887</text:p>
              </table:table-cell>
            </table:table-row>
            <table:table-row>
              <table:table-cell office:value-type="string">
                <text:p>OBX SHIFT</text:p>
              </table:table-cell>
              <table:table-cell office:value-type="float" office:value="0.207628245057309">
                <text:p>0.207628245057309</text:p>
              </table:table-cell>
            </table:table-row>
            <table:table-row>
              <table:table-cell office:value-type="string">
                <text:p>OX SHIFT</text:p>
              </table:table-cell>
              <table:table-cell office:value-type="float" office:value="0.0210055642575671">
                <text:p>0.0210055642575671</text:p>
              </table:table-cell>
            </table:table-row>
            <table:table-row>
              <table:table-cell office:value-type="string">
                <text:p>LOX SHIFT</text:p>
              </table:table-cell>
              <table:table-cell office:value-type="float" office:value="0.0925414760531143">
                <text:p>0.0925414760531143</text:p>
              </table:table-cell>
            </table:table-row>
            <table:table-row>
              <table:table-cell office:value-type="string">
                <text:p>PBX SHIFT</text:p>
              </table:table-cell>
              <table:table-cell office:value-type="float" office:value="0.0800382668438479">
                <text:p>0.0800382668438479</text:p>
              </table:table-cell>
            </table:table-row>
            <table:table-row>
              <table:table-cell office:value-type="string">
                <text:p>PMX SHIFT</text:p>
              </table:table-cell>
              <table:table-cell office:value-type="float" office:value="0.0708805830421595">
                <text:p>0.0708805830421595</text:p>
              </table:table-cell>
            </table:table-row>
            <table:table-row>
              <table:table-cell office:value-type="string">
                <text:p>CX SHIFT</text:p>
              </table:table-cell>
              <table:table-cell office:value-type="float" office:value="0.0958276414676346">
                <text:p>0.0958276414676346</text:p>
              </table:table-cell>
            </table:table-row>
            <table:table-row>
              <table:table-cell office:value-type="string">
                <text:p>MX INVERSION</text:p>
              </table:table-cell>
              <table:table-cell office:value-type="float" office:value="0.00966881656076833">
                <text:p>0.00966881656076833</text:p>
              </table:table-cell>
            </table:table-row>
            <table:table-row>
              <table:table-cell office:value-type="string">
                <text:p>OBX INVERSION</text:p>
              </table:table-cell>
              <table:table-cell office:value-type="float" office:value="0.153088709781567">
                <text:p>0.153088709781567</text:p>
              </table:table-cell>
            </table:table-row>
            <table:table-row>
              <table:table-cell office:value-type="string">
                <text:p>OX INVERSION</text:p>
              </table:table-cell>
              <table:table-cell office:value-type="float" office:value="0.00990533034315385">
                <text:p>0.00990533034315385</text:p>
              </table:table-cell>
            </table:table-row>
            <table:table-row>
              <table:table-cell office:value-type="string">
                <text:p>LOX INVERSION</text:p>
              </table:table-cell>
              <table:table-cell office:value-type="float" office:value="0.0102409811145882">
                <text:p>0.0102409811145882</text:p>
              </table:table-cell>
            </table:table-row>
            <table:table-row>
              <table:table-cell office:value-type="string">
                <text:p>PBX INVERSION</text:p>
              </table:table-cell>
              <table:table-cell office:value-type="float" office:value="0.0207838526434753">
                <text:p>0.0207838526434753</text:p>
              </table:table-cell>
            </table:table-row>
            <table:table-row>
              <table:table-cell office:value-type="string">
                <text:p>PMX INVERSION</text:p>
              </table:table-cell>
              <table:table-cell office:value-type="float" office:value="0.0253571802130792">
                <text:p>0.0253571802130792</text:p>
              </table:table-cell>
            </table:table-row>
            <table:table-row>
              <table:table-cell office:value-type="string">
                <text:p>CX INVERSION</text:p>
              </table:table-cell>
              <table:table-cell office:value-type="float" office:value="0.0210382355225028">
                <text:p>0.0210382355225028</text:p>
              </table:table-cell>
            </table:table-row>
            <table:table-row>
              <table:table-cell office:value-type="string">
                <text:p>MX INSERTION</text:p>
              </table:table-cell>
              <table:table-cell office:value-type="float" office:value="0.129902292752053">
                <text:p>0.129902292752053</text:p>
              </table:table-cell>
            </table:table-row>
            <table:table-row>
              <table:table-cell office:value-type="string">
                <text:p>OBX INSERTION</text:p>
              </table:table-cell>
              <table:table-cell office:value-type="float" office:value="0.224649958522873">
                <text:p>0.224649958522873</text:p>
              </table:table-cell>
            </table:table-row>
            <table:table-row>
              <table:table-cell office:value-type="string">
                <text:p>OX INSERTION</text:p>
              </table:table-cell>
              <table:table-cell office:value-type="float" office:value="0.0221557223979678">
                <text:p>0.0221557223979678</text:p>
              </table:table-cell>
            </table:table-row>
            <table:table-row>
              <table:table-cell office:value-type="string">
                <text:p>LOX INSERTION</text:p>
              </table:table-cell>
              <table:table-cell office:value-type="float" office:value="0.0948368129652244">
                <text:p>0.0948368129652244</text:p>
              </table:table-cell>
            </table:table-row>
            <table:table-row>
              <table:table-cell office:value-type="string">
                <text:p>PBX INSERTION</text:p>
              </table:table-cell>
              <table:table-cell office:value-type="float" office:value="0.100720907370047">
                <text:p>0.100720907370047</text:p>
              </table:table-cell>
            </table:table-row>
            <table:table-row>
              <table:table-cell office:value-type="string">
                <text:p>PMX INSERTION</text:p>
              </table:table-cell>
              <table:table-cell office:value-type="float" office:value="0.112446068265079">
                <text:p>0.112446068265079</text:p>
              </table:table-cell>
            </table:table-row>
            <table:table-row>
              <table:table-cell office:value-type="string">
                <text:p>CX INSERTION</text:p>
              </table:table-cell>
              <table:table-cell office:value-type="float" office:value="0.156684411147152">
                <text:p>0.156684411147152</text:p>
              </table:table-cell>
            </table:table-row>
            <table:table-row>
              <table:table-cell office:value-type="string">
                <text:p>MX DISPLACEMENT</text:p>
              </table:table-cell>
              <table:table-cell office:value-type="float" office:value="0.0250629141405688">
                <text:p>0.0250629141405688</text:p>
              </table:table-cell>
            </table:table-row>
            <table:table-row>
              <table:table-cell office:value-type="string">
                <text:p>OBX DISPLACEMENT</text:p>
              </table:table-cell>
              <table:table-cell office:value-type="float" office:value="0.185150340548838">
                <text:p>0.185150340548838</text:p>
              </table:table-cell>
            </table:table-row>
            <table:table-row>
              <table:table-cell office:value-type="string">
                <text:p>OX DISPLACEMENT</text:p>
              </table:table-cell>
              <table:table-cell office:value-type="float" office:value="0.016435016669032">
                <text:p>0.016435016669032</text:p>
              </table:table-cell>
            </table:table-row>
            <table:table-row>
              <table:table-cell office:value-type="string">
                <text:p>LOX DISPLACEMENT</text:p>
              </table:table-cell>
              <table:table-cell office:value-type="float" office:value="0.0292820056740367">
                <text:p>0.0292820056740367</text:p>
              </table:table-cell>
            </table:table-row>
            <table:table-row>
              <table:table-cell office:value-type="string">
                <text:p>PBX DISPLACEMENT</text:p>
              </table:table-cell>
              <table:table-cell office:value-type="float" office:value="0.0215430400401466">
                <text:p>0.0215430400401466</text:p>
              </table:table-cell>
            </table:table-row>
            <table:table-row>
              <table:table-cell office:value-type="string">
                <text:p>PMX DISPLACEMENT</text:p>
              </table:table-cell>
              <table:table-cell office:value-type="float" office:value="0.0302629271749402">
                <text:p>0.0302629271749402</text:p>
              </table:table-cell>
            </table:table-row>
            <table:table-row>
              <table:table-cell office:value-type="string">
                <text:p>CX DISPLACEMENT</text:p>
              </table:table-cell>
              <table:table-cell office:value-type="float" office:value="0.0262806344040719">
                <text:p>0.02628063440407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ink-data-style-to-source="true" chart:axis-position="0" style:rotation-angle="45"/>
      <style:graphic-properties draw:stroke="none" svg:stroke-color="#b3b3b3"/>
      <style:paragraph-properties style:writing-mode="rl-tb"/>
      <style:text-properties fo:font-size="14pt" style:font-size-asian="10pt" style:font-size-complex="10pt"/>
    </style:style>
    <style:style style:name="ch4" style:family="chart">
      <style:chart-properties chart:auto-position="true" style:rotation-angle="0"/>
      <style:graphic-properties draw:fill-gradient-name="Pastel_5f_5f_5f_5f_5f_5f_5f_5f_5f_5f_5f_5f_5f_5f_5f_5f_5f_5f_5f_5f_5f_5f_5f_5f_5f_5f_5f_5f_5f_5f_5f_20_5f_5f_5f_5f_5f_5f_5f_5f_5f_5f_5f_5f_5f_5f_5f_5f_5f_5f_5f_5f_5f_5f_5f_5f_5f_5f_5f_5f_5f_5f_5f_Bouquet" draw:gradient-step-count="0"/>
      <style:text-properties fo:font-size="20pt" style:font-size-asian="9pt" style:font-size-complex="9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style:font-size-asian="10pt" style:font-size-complex="10pt"/>
    </style:style>
    <style:style style:name="ch6" style:family="chart">
      <style:chart-properties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b4c7dc"/>
    </style:style>
    <style:style style:name="ch10" style:family="chart">
      <style:chart-properties chart:solid-type="cuboid"/>
      <style:graphic-properties draw:fill-color="#ffd7d7"/>
    </style:style>
    <style:style style:name="ch11" style:family="chart">
      <style:chart-properties chart:solid-type="cuboid"/>
      <style:graphic-properties draw:fill-color="#b7b3ca"/>
    </style:style>
    <style:style style:name="ch12" style:family="chart">
      <style:chart-properties chart:solid-type="cuboid"/>
      <style:graphic-properties draw:fill-color="#81aca6"/>
    </style:style>
    <style:style style:name="ch13" style:family="chart">
      <style:chart-properties chart:solid-type="cuboid"/>
      <style:graphic-properties draw:fill-color="#ec9ba4"/>
    </style:style>
    <style:style style:name="ch14" style:family="chart">
      <style:chart-properties chart:solid-type="cuboid"/>
      <style:graphic-properties draw:fill-color="#ffe99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1.153cm" svg:height="16.65cm" xlink:href=".." xlink:type="simple" chart:class="chart:bar" chart:style-name="ch1">
        <chart:plot-area chart:style-name="ch2" table:cell-range-address="RESULTS_2.C92:RESULTS_2.C133 RESULTS_2.E92:RESULTS_2.E133" chart:data-source-has-labels="column" svg:x="2.478cm" svg:y="0.333cm" svg:width="37.852cm" svg:height="14.359cm">
          <chartooo:coordinate-region svg:x="4.449cm" svg:y="0.333cm" svg:width="35.881cm" svg:height="9.912cm"/>
          <chart:axis chart:dimension="x" chart:name="primary-x" chart:style-name="ch3" chartooo:axis-type="auto">
            <chartooo:date-scale/>
            <chart:title svg:x="19.217cm" svg:y="15.025cm" chart:style-name="ch4">
              <text:p>Configuration</text:p>
            </chart:title>
            <chart:categories table:cell-range-address="RESULTS_2.C92:RESULTS_2.C133"/>
          </chart:axis>
          <chart:axis chart:dimension="y" chart:name="primary-y" chart:style-name="ch5">
            <chart:title svg:x="0.596cm" svg:y="6.864cm" chart:style-name="ch6">
              <text:p>E(h)</text:p>
            </chart:title>
            <chart:grid chart:style-name="ch7" chart:class="major"/>
          </chart:axis>
          <chart:series chart:style-name="ch8" chart:values-cell-range-address="RESULTS_2.E92:RESULTS_2.E133" chart:class="chart:bar">
            <chart:data-point chart:style-name="ch9" chart:repeated="7"/>
            <chart:data-point chart:style-name="ch10" chart:repeated="7"/>
            <chart:data-point chart:style-name="ch11" chart:repeated="7"/>
            <chart:data-point chart:style-name="ch12" chart:repeated="7"/>
            <chart:data-point chart:style-name="ch13" chart:repeated="7"/>
            <chart:data-point chart:style-name="ch14"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MX SWAP</text:p>
                <draw:g>
                  <svg:desc>RESULTS_2.C92:RESULTS_2.C133</svg:desc>
                </draw:g>
              </table:table-cell>
              <table:table-cell office:value-type="float" office:value="0.0932589136336276">
                <text:p>0.0932589136336276</text:p>
                <draw:g>
                  <svg:desc>RESULTS_2.E92:RESULTS_2.E133</svg:desc>
                </draw:g>
              </table:table-cell>
            </table:table-row>
            <table:table-row>
              <table:table-cell office:value-type="string">
                <text:p>OBX SWAP</text:p>
              </table:table-cell>
              <table:table-cell office:value-type="float" office:value="0.242026080461143">
                <text:p>0.242026080461143</text:p>
              </table:table-cell>
            </table:table-row>
            <table:table-row>
              <table:table-cell office:value-type="string">
                <text:p>OX SWAP</text:p>
              </table:table-cell>
              <table:table-cell office:value-type="float" office:value="0.00846759614642839">
                <text:p>0.00846759614642839</text:p>
              </table:table-cell>
            </table:table-row>
            <table:table-row>
              <table:table-cell office:value-type="string">
                <text:p>LOX SWAP</text:p>
              </table:table-cell>
              <table:table-cell office:value-type="float" office:value="0.0777285866157656">
                <text:p>0.0777285866157656</text:p>
              </table:table-cell>
            </table:table-row>
            <table:table-row>
              <table:table-cell office:value-type="string">
                <text:p>PBX SWAP</text:p>
              </table:table-cell>
              <table:table-cell office:value-type="float" office:value="0.157730714403486">
                <text:p>0.157730714403486</text:p>
              </table:table-cell>
            </table:table-row>
            <table:table-row>
              <table:table-cell office:value-type="string">
                <text:p>PMX SWAP</text:p>
              </table:table-cell>
              <table:table-cell office:value-type="float" office:value="0.149906910742152">
                <text:p>0.149906910742152</text:p>
              </table:table-cell>
            </table:table-row>
            <table:table-row>
              <table:table-cell office:value-type="string">
                <text:p>CX SWAP</text:p>
              </table:table-cell>
              <table:table-cell office:value-type="float" office:value="0.0992641976737143">
                <text:p>0.0992641976737143</text:p>
              </table:table-cell>
            </table:table-row>
            <table:table-row>
              <table:table-cell office:value-type="string">
                <text:p>MX SCRAMBLE</text:p>
              </table:table-cell>
              <table:table-cell office:value-type="float" office:value="0.153105892602315">
                <text:p>0.153105892602315</text:p>
              </table:table-cell>
            </table:table-row>
            <table:table-row>
              <table:table-cell office:value-type="string">
                <text:p>OBX SCRAMBLE</text:p>
              </table:table-cell>
              <table:table-cell office:value-type="float" office:value="0.237237402527875">
                <text:p>0.237237402527875</text:p>
              </table:table-cell>
            </table:table-row>
            <table:table-row>
              <table:table-cell office:value-type="string">
                <text:p>OX SCRAMBLE</text:p>
              </table:table-cell>
              <table:table-cell office:value-type="float" office:value="0.00695072394121509">
                <text:p>0.00695072394121509</text:p>
              </table:table-cell>
            </table:table-row>
            <table:table-row>
              <table:table-cell office:value-type="string">
                <text:p>LOX SCRAMBLE</text:p>
              </table:table-cell>
              <table:table-cell office:value-type="float" office:value="0.0912594625315161">
                <text:p>0.0912594625315161</text:p>
              </table:table-cell>
            </table:table-row>
            <table:table-row>
              <table:table-cell office:value-type="string">
                <text:p>PBX SCRAMBLE</text:p>
              </table:table-cell>
              <table:table-cell office:value-type="float" office:value="0.15170985450949">
                <text:p>0.15170985450949</text:p>
              </table:table-cell>
            </table:table-row>
            <table:table-row>
              <table:table-cell office:value-type="string">
                <text:p>PMX SCRAMBLE</text:p>
              </table:table-cell>
              <table:table-cell office:value-type="float" office:value="0.299018931009802">
                <text:p>0.299018931009802</text:p>
              </table:table-cell>
            </table:table-row>
            <table:table-row>
              <table:table-cell office:value-type="string">
                <text:p>CX SCRAMBLE</text:p>
              </table:table-cell>
              <table:table-cell office:value-type="float" office:value="0.177857420140006">
                <text:p>0.177857420140006</text:p>
              </table:table-cell>
            </table:table-row>
            <table:table-row>
              <table:table-cell office:value-type="string">
                <text:p>MX SHIFT</text:p>
              </table:table-cell>
              <table:table-cell office:value-type="float" office:value="0.0612758105070235">
                <text:p>0.0612758105070235</text:p>
              </table:table-cell>
            </table:table-row>
            <table:table-row>
              <table:table-cell office:value-type="string">
                <text:p>OBX SHIFT</text:p>
              </table:table-cell>
              <table:table-cell office:value-type="float" office:value="0.203036744263191">
                <text:p>0.203036744263191</text:p>
              </table:table-cell>
            </table:table-row>
            <table:table-row>
              <table:table-cell office:value-type="string">
                <text:p>OX SHIFT</text:p>
              </table:table-cell>
              <table:table-cell office:value-type="float" office:value="0.00951992545583762">
                <text:p>0.00951992545583762</text:p>
              </table:table-cell>
            </table:table-row>
            <table:table-row>
              <table:table-cell office:value-type="string">
                <text:p>LOX SHIFT</text:p>
              </table:table-cell>
              <table:table-cell office:value-type="float" office:value="0.0796332027529843">
                <text:p>0.0796332027529843</text:p>
              </table:table-cell>
            </table:table-row>
            <table:table-row>
              <table:table-cell office:value-type="string">
                <text:p>PBX SHIFT</text:p>
              </table:table-cell>
              <table:table-cell office:value-type="float" office:value="0.0604892943721269">
                <text:p>0.0604892943721269</text:p>
              </table:table-cell>
            </table:table-row>
            <table:table-row>
              <table:table-cell office:value-type="string">
                <text:p>PMX SHIFT</text:p>
              </table:table-cell>
              <table:table-cell office:value-type="float" office:value="0.0680419373519485">
                <text:p>0.0680419373519485</text:p>
              </table:table-cell>
            </table:table-row>
            <table:table-row>
              <table:table-cell office:value-type="string">
                <text:p>CX SHIFT</text:p>
              </table:table-cell>
              <table:table-cell office:value-type="float" office:value="0.115593024318581">
                <text:p>0.115593024318581</text:p>
              </table:table-cell>
            </table:table-row>
            <table:table-row>
              <table:table-cell office:value-type="string">
                <text:p>MX INVERSION</text:p>
              </table:table-cell>
              <table:table-cell office:value-type="float" office:value="0.000966276673094532">
                <text:p>0.000966276673094532</text:p>
              </table:table-cell>
            </table:table-row>
            <table:table-row>
              <table:table-cell office:value-type="string">
                <text:p>OBX INVERSION</text:p>
              </table:table-cell>
              <table:table-cell office:value-type="float" office:value="0.127952849387017">
                <text:p>0.127952849387017</text:p>
              </table:table-cell>
            </table:table-row>
            <table:table-row>
              <table:table-cell office:value-type="string">
                <text:p>OX INVERSION</text:p>
              </table:table-cell>
              <table:table-cell office:value-type="float" office:value="0.00173992232421626">
                <text:p>0.00173992232421626</text:p>
              </table:table-cell>
            </table:table-row>
            <table:table-row>
              <table:table-cell office:value-type="string">
                <text:p>LOX INVERSION</text:p>
              </table:table-cell>
              <table:table-cell office:value-type="float" office:value="0.00336867296759789">
                <text:p>0.00336867296759789</text:p>
              </table:table-cell>
            </table:table-row>
            <table:table-row>
              <table:table-cell office:value-type="string">
                <text:p>PBX INVERSION</text:p>
              </table:table-cell>
              <table:table-cell office:value-type="float" office:value="0.0155960428097091">
                <text:p>0.0155960428097091</text:p>
              </table:table-cell>
            </table:table-row>
            <table:table-row>
              <table:table-cell office:value-type="string">
                <text:p>PMX INVERSION</text:p>
              </table:table-cell>
              <table:table-cell office:value-type="float" office:value="0.0142746453309427">
                <text:p>0.0142746453309427</text:p>
              </table:table-cell>
            </table:table-row>
            <table:table-row>
              <table:table-cell office:value-type="string">
                <text:p>CX INVERSION</text:p>
              </table:table-cell>
              <table:table-cell office:value-type="float" office:value="0.0198780505823653">
                <text:p>0.0198780505823653</text:p>
              </table:table-cell>
            </table:table-row>
            <table:table-row>
              <table:table-cell office:value-type="string">
                <text:p>MX INSERTION</text:p>
              </table:table-cell>
              <table:table-cell office:value-type="float" office:value="0.112673220851628">
                <text:p>0.112673220851628</text:p>
              </table:table-cell>
            </table:table-row>
            <table:table-row>
              <table:table-cell office:value-type="string">
                <text:p>OBX INSERTION</text:p>
              </table:table-cell>
              <table:table-cell office:value-type="float" office:value="0.228106687436015">
                <text:p>0.228106687436015</text:p>
              </table:table-cell>
            </table:table-row>
            <table:table-row>
              <table:table-cell office:value-type="string">
                <text:p>OX INSERTION</text:p>
              </table:table-cell>
              <table:table-cell office:value-type="float" office:value="0.0117829297875244">
                <text:p>0.0117829297875244</text:p>
              </table:table-cell>
            </table:table-row>
            <table:table-row>
              <table:table-cell office:value-type="string">
                <text:p>LOX INSERTION</text:p>
              </table:table-cell>
              <table:table-cell office:value-type="float" office:value="0.0915096076716543">
                <text:p>0.0915096076716543</text:p>
              </table:table-cell>
            </table:table-row>
            <table:table-row>
              <table:table-cell office:value-type="string">
                <text:p>PBX INSERTION</text:p>
              </table:table-cell>
              <table:table-cell office:value-type="float" office:value="0.0776699365481836">
                <text:p>0.0776699365481836</text:p>
              </table:table-cell>
            </table:table-row>
            <table:table-row>
              <table:table-cell office:value-type="string">
                <text:p>PMX INSERTION</text:p>
              </table:table-cell>
              <table:table-cell office:value-type="float" office:value="0.113949021622659">
                <text:p>0.113949021622659</text:p>
              </table:table-cell>
            </table:table-row>
            <table:table-row>
              <table:table-cell office:value-type="string">
                <text:p>CX INSERTION</text:p>
              </table:table-cell>
              <table:table-cell office:value-type="float" office:value="0.0950294446814387">
                <text:p>0.0950294446814387</text:p>
              </table:table-cell>
            </table:table-row>
            <table:table-row>
              <table:table-cell office:value-type="string">
                <text:p>MX DISPLACEMENT</text:p>
              </table:table-cell>
              <table:table-cell office:value-type="float" office:value="0.0165244404106119">
                <text:p>0.0165244404106119</text:p>
              </table:table-cell>
            </table:table-row>
            <table:table-row>
              <table:table-cell office:value-type="string">
                <text:p>OBX DISPLACEMENT</text:p>
              </table:table-cell>
              <table:table-cell office:value-type="float" office:value="0.165475553303212">
                <text:p>0.165475553303212</text:p>
              </table:table-cell>
            </table:table-row>
            <table:table-row>
              <table:table-cell office:value-type="string">
                <text:p>OX DISPLACEMENT</text:p>
              </table:table-cell>
              <table:table-cell office:value-type="float" office:value="0.0157722730027605">
                <text:p>0.0157722730027605</text:p>
              </table:table-cell>
            </table:table-row>
            <table:table-row>
              <table:table-cell office:value-type="string">
                <text:p>LOX DISPLACEMENT</text:p>
              </table:table-cell>
              <table:table-cell office:value-type="float" office:value="0.0178511964325897">
                <text:p>0.0178511964325897</text:p>
              </table:table-cell>
            </table:table-row>
            <table:table-row>
              <table:table-cell office:value-type="string">
                <text:p>PBX DISPLACEMENT</text:p>
              </table:table-cell>
              <table:table-cell office:value-type="float" office:value="0.0204949792211554">
                <text:p>0.0204949792211554</text:p>
              </table:table-cell>
            </table:table-row>
            <table:table-row>
              <table:table-cell office:value-type="string">
                <text:p>PMX DISPLACEMENT</text:p>
              </table:table-cell>
              <table:table-cell office:value-type="float" office:value="0.0157065580999849">
                <text:p>0.0157065580999849</text:p>
              </table:table-cell>
            </table:table-row>
            <table:table-row>
              <table:table-cell office:value-type="string">
                <text:p>CX DISPLACEMENT</text:p>
              </table:table-cell>
              <table:table-cell office:value-type="float" office:value="0.0288644287803153">
                <text:p>0.028864428780315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ink-data-style-to-source="true" chart:axis-position="0" style:rotation-angle="45"/>
      <style:graphic-properties draw:stroke="none" svg:stroke-color="#b3b3b3"/>
      <style:paragraph-properties style:writing-mode="rl-tb"/>
      <style:text-properties fo:font-size="14pt" style:font-size-asian="10pt" style:font-size-complex="10pt"/>
    </style:style>
    <style:style style:name="ch4" style:family="chart">
      <style:chart-properties chart:auto-position="true" style:rotation-angle="0"/>
      <style:graphic-properties draw:fill-gradient-name="Pastel_5f_5f_5f_5f_5f_5f_5f_5f_5f_5f_5f_5f_5f_5f_5f_5f_5f_5f_5f_5f_5f_5f_5f_5f_5f_5f_5f_5f_5f_5f_5f_20_5f_5f_5f_5f_5f_5f_5f_5f_5f_5f_5f_5f_5f_5f_5f_5f_5f_5f_5f_5f_5f_5f_5f_5f_5f_5f_5f_5f_5f_5f_5f_Bouquet" draw:gradient-step-count="0"/>
      <style:text-properties fo:font-size="20pt" style:font-size-asian="9pt" style:font-size-complex="9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style:font-size-asian="10pt" style:font-size-complex="10pt"/>
    </style:style>
    <style:style style:name="ch6" style:family="chart">
      <style:chart-properties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b4c7dc"/>
    </style:style>
    <style:style style:name="ch10" style:family="chart">
      <style:chart-properties chart:solid-type="cuboid"/>
      <style:graphic-properties draw:fill-color="#ffd7d7"/>
    </style:style>
    <style:style style:name="ch11" style:family="chart">
      <style:chart-properties chart:solid-type="cuboid"/>
      <style:graphic-properties draw:fill-color="#b7b3ca"/>
    </style:style>
    <style:style style:name="ch12" style:family="chart">
      <style:chart-properties chart:solid-type="cuboid"/>
      <style:graphic-properties draw:fill-color="#81aca6"/>
    </style:style>
    <style:style style:name="ch13" style:family="chart">
      <style:chart-properties chart:solid-type="cuboid"/>
      <style:graphic-properties draw:fill-color="#ec9ba4"/>
    </style:style>
    <style:style style:name="ch14" style:family="chart">
      <style:chart-properties chart:solid-type="cuboid"/>
      <style:graphic-properties draw:fill-color="#ffe99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1.153cm" svg:height="16.65cm" xlink:href=".." xlink:type="simple" chart:class="chart:bar" chart:style-name="ch1">
        <chart:plot-area chart:style-name="ch2" table:cell-range-address="Results_Table.C49:Results_Table.C90 Results_Table.E49:Results_Table.E90" chart:data-source-has-labels="column" svg:x="2.478cm" svg:y="0.333cm" svg:width="37.852cm" svg:height="14.359cm">
          <chartooo:coordinate-region svg:x="4.449cm" svg:y="0.333cm" svg:width="35.881cm" svg:height="9.912cm"/>
          <chart:axis chart:dimension="x" chart:name="primary-x" chart:style-name="ch3" chartooo:axis-type="auto">
            <chartooo:date-scale/>
            <chart:title svg:x="19.217cm" svg:y="15.025cm" chart:style-name="ch4">
              <text:p>Configuration</text:p>
            </chart:title>
            <chart:categories table:cell-range-address="Results_Table.C49:Results_Table.C90"/>
          </chart:axis>
          <chart:axis chart:dimension="y" chart:name="primary-y" chart:style-name="ch5">
            <chart:title svg:x="0.596cm" svg:y="6.864cm" chart:style-name="ch6">
              <text:p>E(opt)</text:p>
            </chart:title>
            <chart:grid chart:style-name="ch7" chart:class="major"/>
          </chart:axis>
          <chart:series chart:style-name="ch8" chart:values-cell-range-address="Results_Table.E49:Results_Table.E90" chart:class="chart:bar">
            <chart:data-point chart:style-name="ch9" chart:repeated="7"/>
            <chart:data-point chart:style-name="ch10" chart:repeated="7"/>
            <chart:data-point chart:style-name="ch11" chart:repeated="7"/>
            <chart:data-point chart:style-name="ch12" chart:repeated="7"/>
            <chart:data-point chart:style-name="ch13" chart:repeated="7"/>
            <chart:data-point chart:style-name="ch14"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MX SWAP</text:p>
                <draw:g>
                  <svg:desc>Results_Table.C49:Results_Table.C90</svg:desc>
                </draw:g>
              </table:table-cell>
              <table:table-cell office:value-type="float" office:value="0.111032131113492">
                <text:p>0.111032131113492</text:p>
                <draw:g>
                  <svg:desc>Results_Table.E49:Results_Table.E90</svg:desc>
                </draw:g>
              </table:table-cell>
            </table:table-row>
            <table:table-row>
              <table:table-cell office:value-type="string">
                <text:p>OBX SWAP</text:p>
              </table:table-cell>
              <table:table-cell office:value-type="float" office:value="0.230131255412652">
                <text:p>0.230131255412652</text:p>
              </table:table-cell>
            </table:table-row>
            <table:table-row>
              <table:table-cell office:value-type="string">
                <text:p>OX SWAP</text:p>
              </table:table-cell>
              <table:table-cell office:value-type="float" office:value="0.0213182819312172">
                <text:p>0.0213182819312172</text:p>
              </table:table-cell>
            </table:table-row>
            <table:table-row>
              <table:table-cell office:value-type="string">
                <text:p>LOX SWAP</text:p>
              </table:table-cell>
              <table:table-cell office:value-type="float" office:value="0.0864403186048971">
                <text:p>0.0864403186048971</text:p>
              </table:table-cell>
            </table:table-row>
            <table:table-row>
              <table:table-cell office:value-type="string">
                <text:p>PBX SWAP</text:p>
              </table:table-cell>
              <table:table-cell office:value-type="float" office:value="0.200660648964203">
                <text:p>0.200660648964203</text:p>
              </table:table-cell>
            </table:table-row>
            <table:table-row>
              <table:table-cell office:value-type="string">
                <text:p>PMX SWAP</text:p>
              </table:table-cell>
              <table:table-cell office:value-type="float" office:value="0.193352467242212">
                <text:p>0.193352467242212</text:p>
              </table:table-cell>
            </table:table-row>
            <table:table-row>
              <table:table-cell office:value-type="string">
                <text:p>CX SWAP</text:p>
              </table:table-cell>
              <table:table-cell office:value-type="float" office:value="0.138768393622433">
                <text:p>0.138768393622433</text:p>
              </table:table-cell>
            </table:table-row>
            <table:table-row>
              <table:table-cell office:value-type="string">
                <text:p>MX SCRAMBLE</text:p>
              </table:table-cell>
              <table:table-cell office:value-type="float" office:value="0.153974919411553">
                <text:p>0.153974919411553</text:p>
              </table:table-cell>
            </table:table-row>
            <table:table-row>
              <table:table-cell office:value-type="string">
                <text:p>OBX SCRAMBLE</text:p>
              </table:table-cell>
              <table:table-cell office:value-type="float" office:value="0.240251853819659">
                <text:p>0.240251853819659</text:p>
              </table:table-cell>
            </table:table-row>
            <table:table-row>
              <table:table-cell office:value-type="string">
                <text:p>OX SCRAMBLE</text:p>
              </table:table-cell>
              <table:table-cell office:value-type="float" office:value="0.0155800402205079">
                <text:p>0.0155800402205079</text:p>
              </table:table-cell>
            </table:table-row>
            <table:table-row>
              <table:table-cell office:value-type="string">
                <text:p>LOX SCRAMBLE</text:p>
              </table:table-cell>
              <table:table-cell office:value-type="float" office:value="0.0872553429309418">
                <text:p>0.0872553429309418</text:p>
              </table:table-cell>
            </table:table-row>
            <table:table-row>
              <table:table-cell office:value-type="string">
                <text:p>PBX SCRAMBLE</text:p>
              </table:table-cell>
              <table:table-cell office:value-type="float" office:value="0.17664778075717">
                <text:p>0.17664778075717</text:p>
              </table:table-cell>
            </table:table-row>
            <table:table-row>
              <table:table-cell office:value-type="string">
                <text:p>PMX SCRAMBLE</text:p>
              </table:table-cell>
              <table:table-cell office:value-type="float" office:value="0.298183867155362">
                <text:p>0.298183867155362</text:p>
              </table:table-cell>
            </table:table-row>
            <table:table-row>
              <table:table-cell office:value-type="string">
                <text:p>CX SCRAMBLE</text:p>
              </table:table-cell>
              <table:table-cell office:value-type="float" office:value="0.195007550733225">
                <text:p>0.195007550733225</text:p>
              </table:table-cell>
            </table:table-row>
            <table:table-row>
              <table:table-cell office:value-type="string">
                <text:p>MX SHIFT</text:p>
              </table:table-cell>
              <table:table-cell office:value-type="float" office:value="0.0790605004234887">
                <text:p>0.0790605004234887</text:p>
              </table:table-cell>
            </table:table-row>
            <table:table-row>
              <table:table-cell office:value-type="string">
                <text:p>OBX SHIFT</text:p>
              </table:table-cell>
              <table:table-cell office:value-type="float" office:value="0.207628245057309">
                <text:p>0.207628245057309</text:p>
              </table:table-cell>
            </table:table-row>
            <table:table-row>
              <table:table-cell office:value-type="string">
                <text:p>OX SHIFT</text:p>
              </table:table-cell>
              <table:table-cell office:value-type="float" office:value="0.0210055642575671">
                <text:p>0.0210055642575671</text:p>
              </table:table-cell>
            </table:table-row>
            <table:table-row>
              <table:table-cell office:value-type="string">
                <text:p>LOX SHIFT</text:p>
              </table:table-cell>
              <table:table-cell office:value-type="float" office:value="0.0925414760531143">
                <text:p>0.0925414760531143</text:p>
              </table:table-cell>
            </table:table-row>
            <table:table-row>
              <table:table-cell office:value-type="string">
                <text:p>PBX SHIFT</text:p>
              </table:table-cell>
              <table:table-cell office:value-type="float" office:value="0.0800382668438479">
                <text:p>0.0800382668438479</text:p>
              </table:table-cell>
            </table:table-row>
            <table:table-row>
              <table:table-cell office:value-type="string">
                <text:p>PMX SHIFT</text:p>
              </table:table-cell>
              <table:table-cell office:value-type="float" office:value="0.0708805830421595">
                <text:p>0.0708805830421595</text:p>
              </table:table-cell>
            </table:table-row>
            <table:table-row>
              <table:table-cell office:value-type="string">
                <text:p>CX SHIFT</text:p>
              </table:table-cell>
              <table:table-cell office:value-type="float" office:value="0.0958276414676346">
                <text:p>0.0958276414676346</text:p>
              </table:table-cell>
            </table:table-row>
            <table:table-row>
              <table:table-cell office:value-type="string">
                <text:p>MX INVERSION</text:p>
              </table:table-cell>
              <table:table-cell office:value-type="float" office:value="0.00966881656076833">
                <text:p>0.00966881656076833</text:p>
              </table:table-cell>
            </table:table-row>
            <table:table-row>
              <table:table-cell office:value-type="string">
                <text:p>OBX INVERSION</text:p>
              </table:table-cell>
              <table:table-cell office:value-type="float" office:value="0.153088709781567">
                <text:p>0.153088709781567</text:p>
              </table:table-cell>
            </table:table-row>
            <table:table-row>
              <table:table-cell office:value-type="string">
                <text:p>OX INVERSION</text:p>
              </table:table-cell>
              <table:table-cell office:value-type="float" office:value="0.00990533034315385">
                <text:p>0.00990533034315385</text:p>
              </table:table-cell>
            </table:table-row>
            <table:table-row>
              <table:table-cell office:value-type="string">
                <text:p>LOX INVERSION</text:p>
              </table:table-cell>
              <table:table-cell office:value-type="float" office:value="0.0102409811145882">
                <text:p>0.0102409811145882</text:p>
              </table:table-cell>
            </table:table-row>
            <table:table-row>
              <table:table-cell office:value-type="string">
                <text:p>PBX INVERSION</text:p>
              </table:table-cell>
              <table:table-cell office:value-type="float" office:value="0.0207838526434753">
                <text:p>0.0207838526434753</text:p>
              </table:table-cell>
            </table:table-row>
            <table:table-row>
              <table:table-cell office:value-type="string">
                <text:p>PMX INVERSION</text:p>
              </table:table-cell>
              <table:table-cell office:value-type="float" office:value="0.0253571802130792">
                <text:p>0.0253571802130792</text:p>
              </table:table-cell>
            </table:table-row>
            <table:table-row>
              <table:table-cell office:value-type="string">
                <text:p>CX INVERSION</text:p>
              </table:table-cell>
              <table:table-cell office:value-type="float" office:value="0.0210382355225028">
                <text:p>0.0210382355225028</text:p>
              </table:table-cell>
            </table:table-row>
            <table:table-row>
              <table:table-cell office:value-type="string">
                <text:p>MX INSERTION</text:p>
              </table:table-cell>
              <table:table-cell office:value-type="float" office:value="0.129902292752053">
                <text:p>0.129902292752053</text:p>
              </table:table-cell>
            </table:table-row>
            <table:table-row>
              <table:table-cell office:value-type="string">
                <text:p>OBX INSERTION</text:p>
              </table:table-cell>
              <table:table-cell office:value-type="float" office:value="0.224649958522873">
                <text:p>0.224649958522873</text:p>
              </table:table-cell>
            </table:table-row>
            <table:table-row>
              <table:table-cell office:value-type="string">
                <text:p>OX INSERTION</text:p>
              </table:table-cell>
              <table:table-cell office:value-type="float" office:value="0.0221557223979678">
                <text:p>0.0221557223979678</text:p>
              </table:table-cell>
            </table:table-row>
            <table:table-row>
              <table:table-cell office:value-type="string">
                <text:p>LOX INSERTION</text:p>
              </table:table-cell>
              <table:table-cell office:value-type="float" office:value="0.0948368129652244">
                <text:p>0.0948368129652244</text:p>
              </table:table-cell>
            </table:table-row>
            <table:table-row>
              <table:table-cell office:value-type="string">
                <text:p>PBX INSERTION</text:p>
              </table:table-cell>
              <table:table-cell office:value-type="float" office:value="0.100720907370047">
                <text:p>0.100720907370047</text:p>
              </table:table-cell>
            </table:table-row>
            <table:table-row>
              <table:table-cell office:value-type="string">
                <text:p>PMX INSERTION</text:p>
              </table:table-cell>
              <table:table-cell office:value-type="float" office:value="0.112446068265079">
                <text:p>0.112446068265079</text:p>
              </table:table-cell>
            </table:table-row>
            <table:table-row>
              <table:table-cell office:value-type="string">
                <text:p>CX INSERTION</text:p>
              </table:table-cell>
              <table:table-cell office:value-type="float" office:value="0.156684411147152">
                <text:p>0.156684411147152</text:p>
              </table:table-cell>
            </table:table-row>
            <table:table-row>
              <table:table-cell office:value-type="string">
                <text:p>MX DISPLACEMENT</text:p>
              </table:table-cell>
              <table:table-cell office:value-type="float" office:value="0.0250629141405688">
                <text:p>0.0250629141405688</text:p>
              </table:table-cell>
            </table:table-row>
            <table:table-row>
              <table:table-cell office:value-type="string">
                <text:p>OBX DISPLACEMENT</text:p>
              </table:table-cell>
              <table:table-cell office:value-type="float" office:value="0.185150340548838">
                <text:p>0.185150340548838</text:p>
              </table:table-cell>
            </table:table-row>
            <table:table-row>
              <table:table-cell office:value-type="string">
                <text:p>OX DISPLACEMENT</text:p>
              </table:table-cell>
              <table:table-cell office:value-type="float" office:value="0.016435016669032">
                <text:p>0.016435016669032</text:p>
              </table:table-cell>
            </table:table-row>
            <table:table-row>
              <table:table-cell office:value-type="string">
                <text:p>LOX DISPLACEMENT</text:p>
              </table:table-cell>
              <table:table-cell office:value-type="float" office:value="0.0292820056740367">
                <text:p>0.0292820056740367</text:p>
              </table:table-cell>
            </table:table-row>
            <table:table-row>
              <table:table-cell office:value-type="string">
                <text:p>PBX DISPLACEMENT</text:p>
              </table:table-cell>
              <table:table-cell office:value-type="float" office:value="0.0215430400401466">
                <text:p>0.0215430400401466</text:p>
              </table:table-cell>
            </table:table-row>
            <table:table-row>
              <table:table-cell office:value-type="string">
                <text:p>PMX DISPLACEMENT</text:p>
              </table:table-cell>
              <table:table-cell office:value-type="float" office:value="0.0302629271749402">
                <text:p>0.0302629271749402</text:p>
              </table:table-cell>
            </table:table-row>
            <table:table-row>
              <table:table-cell office:value-type="string">
                <text:p>CX DISPLACEMENT</text:p>
              </table:table-cell>
              <table:table-cell office:value-type="float" office:value="0.0262806344040719">
                <text:p>0.026280634404071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ink-data-style-to-source="true" chart:axis-position="0" style:rotation-angle="45"/>
      <style:graphic-properties draw:stroke="none" svg:stroke-color="#b3b3b3"/>
      <style:paragraph-properties style:writing-mode="rl-tb"/>
      <style:text-properties fo:font-size="14pt" style:font-size-asian="10pt" style:font-size-complex="10pt"/>
    </style:style>
    <style:style style:name="ch4" style:family="chart">
      <style:chart-properties chart:auto-position="true" style:rotation-angle="0"/>
      <style:graphic-properties draw:fill-gradient-name="Past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uquet" draw:gradient-step-count="0"/>
      <style:text-properties fo:font-size="20pt" style:font-size-asian="9pt" style:font-size-complex="9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style:font-size-asian="10pt" style:font-size-complex="10pt"/>
    </style:style>
    <style:style style:name="ch6" style:family="chart">
      <style:chart-properties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b4c7dc"/>
    </style:style>
    <style:style style:name="ch10" style:family="chart">
      <style:chart-properties chart:solid-type="cuboid"/>
      <style:graphic-properties draw:fill-color="#ffd7d7"/>
    </style:style>
    <style:style style:name="ch11" style:family="chart">
      <style:chart-properties chart:solid-type="cuboid"/>
      <style:graphic-properties draw:fill-color="#b7b3ca"/>
    </style:style>
    <style:style style:name="ch12" style:family="chart">
      <style:chart-properties chart:solid-type="cuboid"/>
      <style:graphic-properties draw:fill-color="#81aca6"/>
    </style:style>
    <style:style style:name="ch13" style:family="chart">
      <style:chart-properties chart:solid-type="cuboid"/>
      <style:graphic-properties draw:fill-color="#ec9ba4"/>
    </style:style>
    <style:style style:name="ch14" style:family="chart">
      <style:chart-properties chart:solid-type="cuboid"/>
      <style:graphic-properties draw:fill-color="#ffe99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1.153cm" svg:height="16.65cm" xlink:href=".." xlink:type="simple" chart:class="chart:bar" chart:style-name="ch1">
        <chart:plot-area chart:style-name="ch2" table:cell-range-address="Results_Table.C92:Results_Table.C133 Results_Table.E92:Results_Table.E133" chart:data-source-has-labels="column" svg:x="2.478cm" svg:y="0.333cm" svg:width="37.852cm" svg:height="14.359cm">
          <chartooo:coordinate-region svg:x="4.449cm" svg:y="0.333cm" svg:width="35.881cm" svg:height="9.912cm"/>
          <chart:axis chart:dimension="x" chart:name="primary-x" chart:style-name="ch3" chartooo:axis-type="auto">
            <chartooo:date-scale/>
            <chart:title svg:x="19.217cm" svg:y="15.025cm" chart:style-name="ch4">
              <text:p>Configuration</text:p>
            </chart:title>
            <chart:categories table:cell-range-address="Results_Table.C92:Results_Table.C133"/>
          </chart:axis>
          <chart:axis chart:dimension="y" chart:name="primary-y" chart:style-name="ch5">
            <chart:title svg:x="0.596cm" svg:y="6.862cm" chart:style-name="ch6">
              <text:p>E(h)</text:p>
            </chart:title>
            <chart:grid chart:style-name="ch7" chart:class="major"/>
          </chart:axis>
          <chart:series chart:style-name="ch8" chart:values-cell-range-address="Results_Table.E92:Results_Table.E133" chart:class="chart:bar">
            <chart:data-point chart:style-name="ch9" chart:repeated="7"/>
            <chart:data-point chart:style-name="ch10" chart:repeated="7"/>
            <chart:data-point chart:style-name="ch11" chart:repeated="7"/>
            <chart:data-point chart:style-name="ch12" chart:repeated="7"/>
            <chart:data-point chart:style-name="ch13" chart:repeated="7"/>
            <chart:data-point chart:style-name="ch14"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MX SWAP</text:p>
                <draw:g>
                  <svg:desc>Results_Table.C92:Results_Table.C133</svg:desc>
                </draw:g>
              </table:table-cell>
              <table:table-cell office:value-type="float" office:value="0.0932589136336276">
                <text:p>0.0932589136336276</text:p>
                <draw:g>
                  <svg:desc>Results_Table.E92:Results_Table.E133</svg:desc>
                </draw:g>
              </table:table-cell>
            </table:table-row>
            <table:table-row>
              <table:table-cell office:value-type="string">
                <text:p>OBX SWAP</text:p>
              </table:table-cell>
              <table:table-cell office:value-type="float" office:value="0.242026080461143">
                <text:p>0.242026080461143</text:p>
              </table:table-cell>
            </table:table-row>
            <table:table-row>
              <table:table-cell office:value-type="string">
                <text:p>OX SWAP</text:p>
              </table:table-cell>
              <table:table-cell office:value-type="float" office:value="0.00846759614642839">
                <text:p>0.00846759614642839</text:p>
              </table:table-cell>
            </table:table-row>
            <table:table-row>
              <table:table-cell office:value-type="string">
                <text:p>LOX SWAP</text:p>
              </table:table-cell>
              <table:table-cell office:value-type="float" office:value="0.0777285866157656">
                <text:p>0.0777285866157656</text:p>
              </table:table-cell>
            </table:table-row>
            <table:table-row>
              <table:table-cell office:value-type="string">
                <text:p>PBX SWAP</text:p>
              </table:table-cell>
              <table:table-cell office:value-type="float" office:value="0.157730714403486">
                <text:p>0.157730714403486</text:p>
              </table:table-cell>
            </table:table-row>
            <table:table-row>
              <table:table-cell office:value-type="string">
                <text:p>PMX SWAP</text:p>
              </table:table-cell>
              <table:table-cell office:value-type="float" office:value="0.149906910742152">
                <text:p>0.149906910742152</text:p>
              </table:table-cell>
            </table:table-row>
            <table:table-row>
              <table:table-cell office:value-type="string">
                <text:p>CX SWAP</text:p>
              </table:table-cell>
              <table:table-cell office:value-type="float" office:value="0.0992641976737143">
                <text:p>0.0992641976737143</text:p>
              </table:table-cell>
            </table:table-row>
            <table:table-row>
              <table:table-cell office:value-type="string">
                <text:p>MX SCRAMBLE</text:p>
              </table:table-cell>
              <table:table-cell office:value-type="float" office:value="0.153105892602315">
                <text:p>0.153105892602315</text:p>
              </table:table-cell>
            </table:table-row>
            <table:table-row>
              <table:table-cell office:value-type="string">
                <text:p>OBX SCRAMBLE</text:p>
              </table:table-cell>
              <table:table-cell office:value-type="float" office:value="0.237237402527875">
                <text:p>0.237237402527875</text:p>
              </table:table-cell>
            </table:table-row>
            <table:table-row>
              <table:table-cell office:value-type="string">
                <text:p>OX SCRAMBLE</text:p>
              </table:table-cell>
              <table:table-cell office:value-type="float" office:value="0.00695072394121509">
                <text:p>0.00695072394121509</text:p>
              </table:table-cell>
            </table:table-row>
            <table:table-row>
              <table:table-cell office:value-type="string">
                <text:p>LOX SCRAMBLE</text:p>
              </table:table-cell>
              <table:table-cell office:value-type="float" office:value="0.0912594625315161">
                <text:p>0.0912594625315161</text:p>
              </table:table-cell>
            </table:table-row>
            <table:table-row>
              <table:table-cell office:value-type="string">
                <text:p>PBX SCRAMBLE</text:p>
              </table:table-cell>
              <table:table-cell office:value-type="float" office:value="0.15170985450949">
                <text:p>0.15170985450949</text:p>
              </table:table-cell>
            </table:table-row>
            <table:table-row>
              <table:table-cell office:value-type="string">
                <text:p>PMX SCRAMBLE</text:p>
              </table:table-cell>
              <table:table-cell office:value-type="float" office:value="0.299018931009802">
                <text:p>0.299018931009802</text:p>
              </table:table-cell>
            </table:table-row>
            <table:table-row>
              <table:table-cell office:value-type="string">
                <text:p>CX SCRAMBLE</text:p>
              </table:table-cell>
              <table:table-cell office:value-type="float" office:value="0.177857420140006">
                <text:p>0.177857420140006</text:p>
              </table:table-cell>
            </table:table-row>
            <table:table-row>
              <table:table-cell office:value-type="string">
                <text:p>MX SHIFT</text:p>
              </table:table-cell>
              <table:table-cell office:value-type="float" office:value="0.0612758105070235">
                <text:p>0.0612758105070235</text:p>
              </table:table-cell>
            </table:table-row>
            <table:table-row>
              <table:table-cell office:value-type="string">
                <text:p>OBX SHIFT</text:p>
              </table:table-cell>
              <table:table-cell office:value-type="float" office:value="0.203036744263191">
                <text:p>0.203036744263191</text:p>
              </table:table-cell>
            </table:table-row>
            <table:table-row>
              <table:table-cell office:value-type="string">
                <text:p>OX SHIFT</text:p>
              </table:table-cell>
              <table:table-cell office:value-type="float" office:value="0.00951992545583762">
                <text:p>0.00951992545583762</text:p>
              </table:table-cell>
            </table:table-row>
            <table:table-row>
              <table:table-cell office:value-type="string">
                <text:p>LOX SHIFT</text:p>
              </table:table-cell>
              <table:table-cell office:value-type="float" office:value="0.0796332027529843">
                <text:p>0.0796332027529843</text:p>
              </table:table-cell>
            </table:table-row>
            <table:table-row>
              <table:table-cell office:value-type="string">
                <text:p>PBX SHIFT</text:p>
              </table:table-cell>
              <table:table-cell office:value-type="float" office:value="0.0604892943721269">
                <text:p>0.0604892943721269</text:p>
              </table:table-cell>
            </table:table-row>
            <table:table-row>
              <table:table-cell office:value-type="string">
                <text:p>PMX SHIFT</text:p>
              </table:table-cell>
              <table:table-cell office:value-type="float" office:value="0.0680419373519485">
                <text:p>0.0680419373519485</text:p>
              </table:table-cell>
            </table:table-row>
            <table:table-row>
              <table:table-cell office:value-type="string">
                <text:p>CX SHIFT</text:p>
              </table:table-cell>
              <table:table-cell office:value-type="float" office:value="0.115593024318581">
                <text:p>0.115593024318581</text:p>
              </table:table-cell>
            </table:table-row>
            <table:table-row>
              <table:table-cell office:value-type="string">
                <text:p>MX INVERSION</text:p>
              </table:table-cell>
              <table:table-cell office:value-type="float" office:value="0.000966276673094532">
                <text:p>0.000966276673094532</text:p>
              </table:table-cell>
            </table:table-row>
            <table:table-row>
              <table:table-cell office:value-type="string">
                <text:p>OBX INVERSION</text:p>
              </table:table-cell>
              <table:table-cell office:value-type="float" office:value="0.127952849387017">
                <text:p>0.127952849387017</text:p>
              </table:table-cell>
            </table:table-row>
            <table:table-row>
              <table:table-cell office:value-type="string">
                <text:p>OX INVERSION</text:p>
              </table:table-cell>
              <table:table-cell office:value-type="float" office:value="0.00173992232421626">
                <text:p>0.00173992232421626</text:p>
              </table:table-cell>
            </table:table-row>
            <table:table-row>
              <table:table-cell office:value-type="string">
                <text:p>LOX INVERSION</text:p>
              </table:table-cell>
              <table:table-cell office:value-type="float" office:value="0.00336867296759789">
                <text:p>0.00336867296759789</text:p>
              </table:table-cell>
            </table:table-row>
            <table:table-row>
              <table:table-cell office:value-type="string">
                <text:p>PBX INVERSION</text:p>
              </table:table-cell>
              <table:table-cell office:value-type="float" office:value="0.0155960428097091">
                <text:p>0.0155960428097091</text:p>
              </table:table-cell>
            </table:table-row>
            <table:table-row>
              <table:table-cell office:value-type="string">
                <text:p>PMX INVERSION</text:p>
              </table:table-cell>
              <table:table-cell office:value-type="float" office:value="0.0142746453309427">
                <text:p>0.0142746453309427</text:p>
              </table:table-cell>
            </table:table-row>
            <table:table-row>
              <table:table-cell office:value-type="string">
                <text:p>CX INVERSION</text:p>
              </table:table-cell>
              <table:table-cell office:value-type="float" office:value="0.0198780505823653">
                <text:p>0.0198780505823653</text:p>
              </table:table-cell>
            </table:table-row>
            <table:table-row>
              <table:table-cell office:value-type="string">
                <text:p>MX INSERTION</text:p>
              </table:table-cell>
              <table:table-cell office:value-type="float" office:value="0.112673220851628">
                <text:p>0.112673220851628</text:p>
              </table:table-cell>
            </table:table-row>
            <table:table-row>
              <table:table-cell office:value-type="string">
                <text:p>OBX INSERTION</text:p>
              </table:table-cell>
              <table:table-cell office:value-type="float" office:value="0.228106687436015">
                <text:p>0.228106687436015</text:p>
              </table:table-cell>
            </table:table-row>
            <table:table-row>
              <table:table-cell office:value-type="string">
                <text:p>OX INSERTION</text:p>
              </table:table-cell>
              <table:table-cell office:value-type="float" office:value="0.0117829297875244">
                <text:p>0.0117829297875244</text:p>
              </table:table-cell>
            </table:table-row>
            <table:table-row>
              <table:table-cell office:value-type="string">
                <text:p>LOX INSERTION</text:p>
              </table:table-cell>
              <table:table-cell office:value-type="float" office:value="0.0915096076716543">
                <text:p>0.0915096076716543</text:p>
              </table:table-cell>
            </table:table-row>
            <table:table-row>
              <table:table-cell office:value-type="string">
                <text:p>PBX INSERTION</text:p>
              </table:table-cell>
              <table:table-cell office:value-type="float" office:value="0.0776699365481836">
                <text:p>0.0776699365481836</text:p>
              </table:table-cell>
            </table:table-row>
            <table:table-row>
              <table:table-cell office:value-type="string">
                <text:p>PMX INSERTION</text:p>
              </table:table-cell>
              <table:table-cell office:value-type="float" office:value="0.113949021622659">
                <text:p>0.113949021622659</text:p>
              </table:table-cell>
            </table:table-row>
            <table:table-row>
              <table:table-cell office:value-type="string">
                <text:p>CX INSERTION</text:p>
              </table:table-cell>
              <table:table-cell office:value-type="float" office:value="0.0950294446814387">
                <text:p>0.0950294446814387</text:p>
              </table:table-cell>
            </table:table-row>
            <table:table-row>
              <table:table-cell office:value-type="string">
                <text:p>MX DISPLACEMENT</text:p>
              </table:table-cell>
              <table:table-cell office:value-type="float" office:value="0.0165244404106119">
                <text:p>0.0165244404106119</text:p>
              </table:table-cell>
            </table:table-row>
            <table:table-row>
              <table:table-cell office:value-type="string">
                <text:p>OBX DISPLACEMENT</text:p>
              </table:table-cell>
              <table:table-cell office:value-type="float" office:value="0.165475553303212">
                <text:p>0.165475553303212</text:p>
              </table:table-cell>
            </table:table-row>
            <table:table-row>
              <table:table-cell office:value-type="string">
                <text:p>OX DISPLACEMENT</text:p>
              </table:table-cell>
              <table:table-cell office:value-type="float" office:value="0.0157722730027605">
                <text:p>0.0157722730027605</text:p>
              </table:table-cell>
            </table:table-row>
            <table:table-row>
              <table:table-cell office:value-type="string">
                <text:p>LOX DISPLACEMENT</text:p>
              </table:table-cell>
              <table:table-cell office:value-type="float" office:value="0.0178511964325897">
                <text:p>0.0178511964325897</text:p>
              </table:table-cell>
            </table:table-row>
            <table:table-row>
              <table:table-cell office:value-type="string">
                <text:p>PBX DISPLACEMENT</text:p>
              </table:table-cell>
              <table:table-cell office:value-type="float" office:value="0.0204949792211554">
                <text:p>0.0204949792211554</text:p>
              </table:table-cell>
            </table:table-row>
            <table:table-row>
              <table:table-cell office:value-type="string">
                <text:p>PMX DISPLACEMENT</text:p>
              </table:table-cell>
              <table:table-cell office:value-type="float" office:value="0.0157065580999849">
                <text:p>0.0157065580999849</text:p>
              </table:table-cell>
            </table:table-row>
            <table:table-row>
              <table:table-cell office:value-type="string">
                <text:p>CX DISPLACEMENT</text:p>
              </table:table-cell>
              <table:table-cell office:value-type="float" office:value="0.0288644287803153">
                <text:p>0.028864428780315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fill="solid" draw:fill-color="#d9d9d9"/>
      <style:text-properties fo:font-size="15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ink-data-style-to-source="true" chart:axis-position="0" style:rotation-angle="45"/>
      <style:graphic-properties draw:stroke="none" svg:stroke-color="#b3b3b3"/>
      <style:paragraph-properties style:writing-mode="rl-tb"/>
      <style:text-properties fo:font-size="14pt" style:font-size-asian="10pt" style:font-size-complex="10pt"/>
    </style:style>
    <style:style style:name="ch5" style:family="chart">
      <style:chart-properties chart:auto-position="true" style:rotation-angle="0"/>
      <style:graphic-properties draw:fill-gradient-name="Past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uquet" draw:gradient-step-count="0"/>
      <style:text-properties fo:font-size="20pt" style:font-size-asian="9pt" style:font-size-complex="9pt"/>
    </style:style>
    <style:style style:name="ch6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style:font-size-asian="10pt" style:font-size-complex="10pt"/>
    </style:style>
    <style:style style:name="ch7" style:family="chart">
      <style:chart-properties style:rotation-angle="90"/>
      <style:text-properties fo:font-size="2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b4c7dc"/>
    </style:style>
    <style:style style:name="ch11" style:family="chart">
      <style:chart-properties chart:solid-type="cuboid"/>
      <style:graphic-properties draw:fill-color="#ffd7d7"/>
    </style:style>
    <style:style style:name="ch12" style:family="chart">
      <style:chart-properties chart:solid-type="cuboid"/>
      <style:graphic-properties draw:fill-color="#b7b3ca"/>
    </style:style>
    <style:style style:name="ch13" style:family="chart">
      <style:chart-properties chart:solid-type="cuboid"/>
      <style:graphic-properties draw:fill-color="#81aca6"/>
    </style:style>
    <style:style style:name="ch14" style:family="chart">
      <style:chart-properties chart:solid-type="cuboid"/>
      <style:graphic-properties draw:fill-color="#ec9ba4"/>
    </style:style>
    <style:style style:name="ch15" style:family="chart">
      <style:chart-properties chart:solid-type="cuboid"/>
      <style:graphic-properties draw:fill-color="#ffe994"/>
    </style:style>
    <style:style style:name="ch16" style:family="chart" style:data-style-name="N11">
      <style:chart-properties chart:link-data-style-to-source="true"/>
      <style:graphic-properties draw:fill="hatch" draw:fill-color="#ff420e" draw:fill-hatch-name="Black_20_45_20_Degrees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41.169cm" svg:height="16.641cm" xlink:href=".." xlink:type="simple" chart:class="chart:bar" chart:style-name="ch1">
        <chart:legend chart:legend-position="end" svg:x="17.435cm" svg:y="1.063cm" style:legend-expansion="custom" chartooo:width="3.796cm" chartooo:height="1.717cm" style:legend-expansion-aspect-ratio="2.21083284799068" chart:style-name="ch2"/>
        <chart:plot-area chart:style-name="ch3" table:cell-range-address="Results_Table.C137:Results_Table.C178 Results_Table.E136:Results_Table.F178" chart:data-source-has-labels="both" svg:x="2.478cm" svg:y="0.332cm" svg:width="33.862cm" svg:height="14.352cm">
          <chartooo:coordinate-region svg:x="4.449cm" svg:y="0.332cm" svg:width="31.891cm" svg:height="9.905cm"/>
          <chart:axis chart:dimension="x" chart:name="primary-x" chart:style-name="ch4" chartooo:axis-type="auto">
            <chartooo:date-scale/>
            <chart:title svg:x="17.222cm" svg:y="15.016cm" chart:style-name="ch5">
              <text:p>Configuration</text:p>
            </chart:title>
            <chart:categories table:cell-range-address="Results_Table.C137:Results_Table.C178"/>
          </chart:axis>
          <chart:axis chart:dimension="y" chart:name="primary-y" chart:style-name="ch6">
            <chart:title svg:x="0.596cm" svg:y="6.858cm" chart:style-name="ch7">
              <text:p>E(opt), E(h)</text:p>
            </chart:title>
            <chart:grid chart:style-name="ch8" chart:class="major"/>
          </chart:axis>
          <chart:series chart:style-name="ch9" chart:values-cell-range-address="Results_Table.E137:Results_Table.E178" chart:label-cell-address="Results_Table.E136:Results_Table.E136" chart:class="chart:bar">
            <chart:data-point chart:style-name="ch10" chart:repeated="7"/>
            <chart:data-point chart:style-name="ch11" chart:repeated="7"/>
            <chart:data-point chart:style-name="ch12" chart:repeated="7"/>
            <chart:data-point chart:style-name="ch13" chart:repeated="7"/>
            <chart:data-point chart:style-name="ch14" chart:repeated="7"/>
            <chart:data-point chart:style-name="ch15" chart:repeated="7"/>
          </chart:series>
          <chart:series chart:style-name="ch16" chart:values-cell-range-address="Results_Table.F137:Results_Table.F178" chart:label-cell-address="Results_Table.F136:Results_Table.F136" chart:class="chart:bar">
            <chart:data-point chart:repeated="4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(opt)</text:p>
                <draw:g>
                  <svg:desc>Results_Table.E136:Results_Table.E136</svg:desc>
                </draw:g>
              </table:table-cell>
              <table:table-cell office:value-type="string">
                <text:p>E(h)</text:p>
                <draw:g>
                  <svg:desc>Results_Table.F136:Results_Table.F1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X SWAP</text:p>
                <draw:g>
                  <svg:desc>Results_Table.C137:Results_Table.C178</svg:desc>
                </draw:g>
              </table:table-cell>
              <table:table-cell office:value-type="float" office:value="0.111032131113492">
                <text:p>0.111032131113492</text:p>
                <draw:g>
                  <svg:desc>Results_Table.E137:Results_Table.E178</svg:desc>
                </draw:g>
              </table:table-cell>
              <table:table-cell office:value-type="float" office:value="0.0932589136336276">
                <text:p>0.0932589136336276</text:p>
                <draw:g>
                  <svg:desc>Results_Table.F137:Results_Table.F178</svg:desc>
                </draw:g>
              </table:table-cell>
            </table:table-row>
            <table:table-row>
              <table:table-cell office:value-type="string">
                <text:p>OBX SWAP</text:p>
              </table:table-cell>
              <table:table-cell office:value-type="float" office:value="0.230131255412652">
                <text:p>0.230131255412652</text:p>
              </table:table-cell>
              <table:table-cell office:value-type="float" office:value="0.242026080461143">
                <text:p>0.242026080461143</text:p>
              </table:table-cell>
            </table:table-row>
            <table:table-row>
              <table:table-cell office:value-type="string">
                <text:p>OX SWAP</text:p>
              </table:table-cell>
              <table:table-cell office:value-type="float" office:value="0.0213182819312172">
                <text:p>0.0213182819312172</text:p>
              </table:table-cell>
              <table:table-cell office:value-type="float" office:value="0.00846759614642839">
                <text:p>0.00846759614642839</text:p>
              </table:table-cell>
            </table:table-row>
            <table:table-row>
              <table:table-cell office:value-type="string">
                <text:p>LOX SWAP</text:p>
              </table:table-cell>
              <table:table-cell office:value-type="float" office:value="0.0864403186048971">
                <text:p>0.0864403186048971</text:p>
              </table:table-cell>
              <table:table-cell office:value-type="float" office:value="0.0777285866157656">
                <text:p>0.0777285866157656</text:p>
              </table:table-cell>
            </table:table-row>
            <table:table-row>
              <table:table-cell office:value-type="string">
                <text:p>PBX SWAP</text:p>
              </table:table-cell>
              <table:table-cell office:value-type="float" office:value="0.200660648964203">
                <text:p>0.200660648964203</text:p>
              </table:table-cell>
              <table:table-cell office:value-type="float" office:value="0.157730714403486">
                <text:p>0.157730714403486</text:p>
              </table:table-cell>
            </table:table-row>
            <table:table-row>
              <table:table-cell office:value-type="string">
                <text:p>PMX SWAP</text:p>
              </table:table-cell>
              <table:table-cell office:value-type="float" office:value="0.193352467242212">
                <text:p>0.193352467242212</text:p>
              </table:table-cell>
              <table:table-cell office:value-type="float" office:value="0.149906910742152">
                <text:p>0.149906910742152</text:p>
              </table:table-cell>
            </table:table-row>
            <table:table-row>
              <table:table-cell office:value-type="string">
                <text:p>CX SWAP</text:p>
              </table:table-cell>
              <table:table-cell office:value-type="float" office:value="0.138768393622433">
                <text:p>0.138768393622433</text:p>
              </table:table-cell>
              <table:table-cell office:value-type="float" office:value="0.0992641976737143">
                <text:p>0.0992641976737143</text:p>
              </table:table-cell>
            </table:table-row>
            <table:table-row>
              <table:table-cell office:value-type="string">
                <text:p>MX SCRAMBLE</text:p>
              </table:table-cell>
              <table:table-cell office:value-type="float" office:value="0.153974919411553">
                <text:p>0.153974919411553</text:p>
              </table:table-cell>
              <table:table-cell office:value-type="float" office:value="0.153105892602315">
                <text:p>0.153105892602315</text:p>
              </table:table-cell>
            </table:table-row>
            <table:table-row>
              <table:table-cell office:value-type="string">
                <text:p>OBX SCRAMBLE</text:p>
              </table:table-cell>
              <table:table-cell office:value-type="float" office:value="0.240251853819659">
                <text:p>0.240251853819659</text:p>
              </table:table-cell>
              <table:table-cell office:value-type="float" office:value="0.237237402527875">
                <text:p>0.237237402527875</text:p>
              </table:table-cell>
            </table:table-row>
            <table:table-row>
              <table:table-cell office:value-type="string">
                <text:p>OX SCRAMBLE</text:p>
              </table:table-cell>
              <table:table-cell office:value-type="float" office:value="0.0155800402205079">
                <text:p>0.0155800402205079</text:p>
              </table:table-cell>
              <table:table-cell office:value-type="float" office:value="0.00695072394121509">
                <text:p>0.00695072394121509</text:p>
              </table:table-cell>
            </table:table-row>
            <table:table-row>
              <table:table-cell office:value-type="string">
                <text:p>LOX SCRAMBLE</text:p>
              </table:table-cell>
              <table:table-cell office:value-type="float" office:value="0.0872553429309418">
                <text:p>0.0872553429309418</text:p>
              </table:table-cell>
              <table:table-cell office:value-type="float" office:value="0.0912594625315161">
                <text:p>0.0912594625315161</text:p>
              </table:table-cell>
            </table:table-row>
            <table:table-row>
              <table:table-cell office:value-type="string">
                <text:p>PBX SCRAMBLE</text:p>
              </table:table-cell>
              <table:table-cell office:value-type="float" office:value="0.17664778075717">
                <text:p>0.17664778075717</text:p>
              </table:table-cell>
              <table:table-cell office:value-type="float" office:value="0.15170985450949">
                <text:p>0.15170985450949</text:p>
              </table:table-cell>
            </table:table-row>
            <table:table-row>
              <table:table-cell office:value-type="string">
                <text:p>PMX SCRAMBLE</text:p>
              </table:table-cell>
              <table:table-cell office:value-type="float" office:value="0.298183867155362">
                <text:p>0.298183867155362</text:p>
              </table:table-cell>
              <table:table-cell office:value-type="float" office:value="0.299018931009802">
                <text:p>0.299018931009802</text:p>
              </table:table-cell>
            </table:table-row>
            <table:table-row>
              <table:table-cell office:value-type="string">
                <text:p>CX SCRAMBLE</text:p>
              </table:table-cell>
              <table:table-cell office:value-type="float" office:value="0.195007550733225">
                <text:p>0.195007550733225</text:p>
              </table:table-cell>
              <table:table-cell office:value-type="float" office:value="0.177857420140006">
                <text:p>0.177857420140006</text:p>
              </table:table-cell>
            </table:table-row>
            <table:table-row>
              <table:table-cell office:value-type="string">
                <text:p>MX SHIFT</text:p>
              </table:table-cell>
              <table:table-cell office:value-type="float" office:value="0.0790605004234887">
                <text:p>0.0790605004234887</text:p>
              </table:table-cell>
              <table:table-cell office:value-type="float" office:value="0.0612758105070235">
                <text:p>0.0612758105070235</text:p>
              </table:table-cell>
            </table:table-row>
            <table:table-row>
              <table:table-cell office:value-type="string">
                <text:p>OBX SHIFT</text:p>
              </table:table-cell>
              <table:table-cell office:value-type="float" office:value="0.207628245057309">
                <text:p>0.207628245057309</text:p>
              </table:table-cell>
              <table:table-cell office:value-type="float" office:value="0.203036744263191">
                <text:p>0.203036744263191</text:p>
              </table:table-cell>
            </table:table-row>
            <table:table-row>
              <table:table-cell office:value-type="string">
                <text:p>OX SHIFT</text:p>
              </table:table-cell>
              <table:table-cell office:value-type="float" office:value="0.0210055642575671">
                <text:p>0.0210055642575671</text:p>
              </table:table-cell>
              <table:table-cell office:value-type="float" office:value="0.00951992545583762">
                <text:p>0.00951992545583762</text:p>
              </table:table-cell>
            </table:table-row>
            <table:table-row>
              <table:table-cell office:value-type="string">
                <text:p>LOX SHIFT</text:p>
              </table:table-cell>
              <table:table-cell office:value-type="float" office:value="0.0925414760531143">
                <text:p>0.0925414760531143</text:p>
              </table:table-cell>
              <table:table-cell office:value-type="float" office:value="0.0796332027529843">
                <text:p>0.0796332027529843</text:p>
              </table:table-cell>
            </table:table-row>
            <table:table-row>
              <table:table-cell office:value-type="string">
                <text:p>PBX SHIFT</text:p>
              </table:table-cell>
              <table:table-cell office:value-type="float" office:value="0.0800382668438479">
                <text:p>0.0800382668438479</text:p>
              </table:table-cell>
              <table:table-cell office:value-type="float" office:value="0.0604892943721269">
                <text:p>0.0604892943721269</text:p>
              </table:table-cell>
            </table:table-row>
            <table:table-row>
              <table:table-cell office:value-type="string">
                <text:p>PMX SHIFT</text:p>
              </table:table-cell>
              <table:table-cell office:value-type="float" office:value="0.0708805830421595">
                <text:p>0.0708805830421595</text:p>
              </table:table-cell>
              <table:table-cell office:value-type="float" office:value="0.0680419373519485">
                <text:p>0.0680419373519485</text:p>
              </table:table-cell>
            </table:table-row>
            <table:table-row>
              <table:table-cell office:value-type="string">
                <text:p>CX SHIFT</text:p>
              </table:table-cell>
              <table:table-cell office:value-type="float" office:value="0.0958276414676346">
                <text:p>0.0958276414676346</text:p>
              </table:table-cell>
              <table:table-cell office:value-type="float" office:value="0.115593024318581">
                <text:p>0.115593024318581</text:p>
              </table:table-cell>
            </table:table-row>
            <table:table-row>
              <table:table-cell office:value-type="string">
                <text:p>MX INVERSION</text:p>
              </table:table-cell>
              <table:table-cell office:value-type="float" office:value="0.00966881656076833">
                <text:p>0.00966881656076833</text:p>
              </table:table-cell>
              <table:table-cell office:value-type="float" office:value="0.000966276673094532">
                <text:p>0.000966276673094532</text:p>
              </table:table-cell>
            </table:table-row>
            <table:table-row>
              <table:table-cell office:value-type="string">
                <text:p>OBX INVERSION</text:p>
              </table:table-cell>
              <table:table-cell office:value-type="float" office:value="0.153088709781567">
                <text:p>0.153088709781567</text:p>
              </table:table-cell>
              <table:table-cell office:value-type="float" office:value="0.127952849387017">
                <text:p>0.127952849387017</text:p>
              </table:table-cell>
            </table:table-row>
            <table:table-row>
              <table:table-cell office:value-type="string">
                <text:p>OX INVERSION</text:p>
              </table:table-cell>
              <table:table-cell office:value-type="float" office:value="0.00990533034315385">
                <text:p>0.00990533034315385</text:p>
              </table:table-cell>
              <table:table-cell office:value-type="float" office:value="0.00173992232421626">
                <text:p>0.00173992232421626</text:p>
              </table:table-cell>
            </table:table-row>
            <table:table-row>
              <table:table-cell office:value-type="string">
                <text:p>LOX INVERSION</text:p>
              </table:table-cell>
              <table:table-cell office:value-type="float" office:value="0.0102409811145882">
                <text:p>0.0102409811145882</text:p>
              </table:table-cell>
              <table:table-cell office:value-type="float" office:value="0.00336867296759789">
                <text:p>0.00336867296759789</text:p>
              </table:table-cell>
            </table:table-row>
            <table:table-row>
              <table:table-cell office:value-type="string">
                <text:p>PBX INVERSION</text:p>
              </table:table-cell>
              <table:table-cell office:value-type="float" office:value="0.0207838526434753">
                <text:p>0.0207838526434753</text:p>
              </table:table-cell>
              <table:table-cell office:value-type="float" office:value="0.0155960428097091">
                <text:p>0.0155960428097091</text:p>
              </table:table-cell>
            </table:table-row>
            <table:table-row>
              <table:table-cell office:value-type="string">
                <text:p>PMX INVERSION</text:p>
              </table:table-cell>
              <table:table-cell office:value-type="float" office:value="0.0253571802130792">
                <text:p>0.0253571802130792</text:p>
              </table:table-cell>
              <table:table-cell office:value-type="float" office:value="0.0142746453309427">
                <text:p>0.0142746453309427</text:p>
              </table:table-cell>
            </table:table-row>
            <table:table-row>
              <table:table-cell office:value-type="string">
                <text:p>CX INVERSION</text:p>
              </table:table-cell>
              <table:table-cell office:value-type="float" office:value="0.0210382355225028">
                <text:p>0.0210382355225028</text:p>
              </table:table-cell>
              <table:table-cell office:value-type="float" office:value="0.0198780505823653">
                <text:p>0.0198780505823653</text:p>
              </table:table-cell>
            </table:table-row>
            <table:table-row>
              <table:table-cell office:value-type="string">
                <text:p>MX INSERTION</text:p>
              </table:table-cell>
              <table:table-cell office:value-type="float" office:value="0.129902292752053">
                <text:p>0.129902292752053</text:p>
              </table:table-cell>
              <table:table-cell office:value-type="float" office:value="0.112673220851628">
                <text:p>0.112673220851628</text:p>
              </table:table-cell>
            </table:table-row>
            <table:table-row>
              <table:table-cell office:value-type="string">
                <text:p>OBX INSERTION</text:p>
              </table:table-cell>
              <table:table-cell office:value-type="float" office:value="0.224649958522873">
                <text:p>0.224649958522873</text:p>
              </table:table-cell>
              <table:table-cell office:value-type="float" office:value="0.228106687436015">
                <text:p>0.228106687436015</text:p>
              </table:table-cell>
            </table:table-row>
            <table:table-row>
              <table:table-cell office:value-type="string">
                <text:p>OX INSERTION</text:p>
              </table:table-cell>
              <table:table-cell office:value-type="float" office:value="0.0221557223979678">
                <text:p>0.0221557223979678</text:p>
              </table:table-cell>
              <table:table-cell office:value-type="float" office:value="0.0117829297875244">
                <text:p>0.0117829297875244</text:p>
              </table:table-cell>
            </table:table-row>
            <table:table-row>
              <table:table-cell office:value-type="string">
                <text:p>LOX INSERTION</text:p>
              </table:table-cell>
              <table:table-cell office:value-type="float" office:value="0.0948368129652244">
                <text:p>0.0948368129652244</text:p>
              </table:table-cell>
              <table:table-cell office:value-type="float" office:value="0.0915096076716543">
                <text:p>0.0915096076716543</text:p>
              </table:table-cell>
            </table:table-row>
            <table:table-row>
              <table:table-cell office:value-type="string">
                <text:p>PBX INSERTION</text:p>
              </table:table-cell>
              <table:table-cell office:value-type="float" office:value="0.100720907370047">
                <text:p>0.100720907370047</text:p>
              </table:table-cell>
              <table:table-cell office:value-type="float" office:value="0.0776699365481836">
                <text:p>0.0776699365481836</text:p>
              </table:table-cell>
            </table:table-row>
            <table:table-row>
              <table:table-cell office:value-type="string">
                <text:p>PMX INSERTION</text:p>
              </table:table-cell>
              <table:table-cell office:value-type="float" office:value="0.112446068265079">
                <text:p>0.112446068265079</text:p>
              </table:table-cell>
              <table:table-cell office:value-type="float" office:value="0.113949021622659">
                <text:p>0.113949021622659</text:p>
              </table:table-cell>
            </table:table-row>
            <table:table-row>
              <table:table-cell office:value-type="string">
                <text:p>CX INSERTION</text:p>
              </table:table-cell>
              <table:table-cell office:value-type="float" office:value="0.156684411147152">
                <text:p>0.156684411147152</text:p>
              </table:table-cell>
              <table:table-cell office:value-type="float" office:value="0.0950294446814387">
                <text:p>0.0950294446814387</text:p>
              </table:table-cell>
            </table:table-row>
            <table:table-row>
              <table:table-cell office:value-type="string">
                <text:p>MX DISPLACEMENT</text:p>
              </table:table-cell>
              <table:table-cell office:value-type="float" office:value="0.0250629141405688">
                <text:p>0.0250629141405688</text:p>
              </table:table-cell>
              <table:table-cell office:value-type="float" office:value="0.0165244404106119">
                <text:p>0.0165244404106119</text:p>
              </table:table-cell>
            </table:table-row>
            <table:table-row>
              <table:table-cell office:value-type="string">
                <text:p>OBX DISPLACEMENT</text:p>
              </table:table-cell>
              <table:table-cell office:value-type="float" office:value="0.185150340548838">
                <text:p>0.185150340548838</text:p>
              </table:table-cell>
              <table:table-cell office:value-type="float" office:value="0.165475553303212">
                <text:p>0.165475553303212</text:p>
              </table:table-cell>
            </table:table-row>
            <table:table-row>
              <table:table-cell office:value-type="string">
                <text:p>OX DISPLACEMENT</text:p>
              </table:table-cell>
              <table:table-cell office:value-type="float" office:value="0.016435016669032">
                <text:p>0.016435016669032</text:p>
              </table:table-cell>
              <table:table-cell office:value-type="float" office:value="0.0157722730027605">
                <text:p>0.0157722730027605</text:p>
              </table:table-cell>
            </table:table-row>
            <table:table-row>
              <table:table-cell office:value-type="string">
                <text:p>LOX DISPLACEMENT</text:p>
              </table:table-cell>
              <table:table-cell office:value-type="float" office:value="0.0292820056740367">
                <text:p>0.0292820056740367</text:p>
              </table:table-cell>
              <table:table-cell office:value-type="float" office:value="0.0178511964325897">
                <text:p>0.0178511964325897</text:p>
              </table:table-cell>
            </table:table-row>
            <table:table-row>
              <table:table-cell office:value-type="string">
                <text:p>PBX DISPLACEMENT</text:p>
              </table:table-cell>
              <table:table-cell office:value-type="float" office:value="0.0215430400401466">
                <text:p>0.0215430400401466</text:p>
              </table:table-cell>
              <table:table-cell office:value-type="float" office:value="0.0204949792211554">
                <text:p>0.0204949792211554</text:p>
              </table:table-cell>
            </table:table-row>
            <table:table-row>
              <table:table-cell office:value-type="string">
                <text:p>PMX DISPLACEMENT</text:p>
              </table:table-cell>
              <table:table-cell office:value-type="float" office:value="0.0302629271749402">
                <text:p>0.0302629271749402</text:p>
              </table:table-cell>
              <table:table-cell office:value-type="float" office:value="0.0157065580999849">
                <text:p>0.0157065580999849</text:p>
              </table:table-cell>
            </table:table-row>
            <table:table-row>
              <table:table-cell office:value-type="string">
                <text:p>CX DISPLACEMENT</text:p>
              </table:table-cell>
              <table:table-cell office:value-type="float" office:value="0.0262806344040719">
                <text:p>0.0262806344040719</text:p>
              </table:table-cell>
              <table:table-cell office:value-type="float" office:value="0.0288644287803153">
                <text:p>0.028864428780315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hatch draw:name="Black_20_45_20_Degrees" draw:display-name="Black 45 Degrees" draw:style="single" draw:color="#000000" draw:distance="0.102cm" draw:rotation="450"/>
  </office:styles>
</office:document-styles>
</file>

<file path=Object 8/content.xml><?xml version="1.0" encoding="utf-8"?>
<math xmlns="http://www.w3.org/1998/Math/MathML" display="block"/>
</file>